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604166269302368in"/>
    </style:style>
    <style:style style:name="co2" style:family="table-column">
      <style:table-column-properties fo:break-before="auto" style:column-width="1.9166666666666667in"/>
    </style:style>
    <style:style style:name="co3" style:family="table-column">
      <style:table-column-properties fo:break-before="auto" style:column-width="0.9895833333333334in"/>
    </style:style>
    <style:style style:name="co4" style:family="table-column">
      <style:table-column-properties fo:break-before="auto" style:column-width="1.4375in"/>
    </style:style>
    <style:style style:name="co5" style:family="table-column">
      <style:table-column-properties fo:break-before="auto" style:column-width="2.375in"/>
    </style:style>
    <style:style style:name="co6" style:family="table-column">
      <style:table-column-properties fo:break-before="auto" style:column-width="1.1041666666666667in"/>
    </style:style>
    <style:style style:name="co7" style:family="table-column">
      <style:table-column-properties fo:break-before="auto" style:column-width="2.4895833333333335in"/>
    </style:style>
    <style:style style:name="co8" style:family="table-column">
      <style:table-column-properties fo:break-before="auto" style:column-width="1.3541666666666667in"/>
    </style:style>
    <style:style style:name="co9" style:family="table-column">
      <style:table-column-properties fo:break-before="auto" style:column-width="0.7291666666666666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1770833333333333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top"/>
      <style:paragraph-properties/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2" style:family="table-cell" style:parent-style-name="Default">
      <style:table-cell-properties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3" style:family="table-cell" style:parent-style-name="Default" style:data-style-name="N164">
      <style:table-cell-properties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ce24" style:family="table-cell" style:parent-style-name="Default" style:data-style-name="N3">
      <style:table-cell-properties style:vertical-align="top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6" style:family="text">
      <style:text-properties style:font-name="Arial" style:font-name-asian="Arial" fo:font-weight="bold" style:font-weight-asian="bold" style:font-weight-complex="bold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7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8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  <style:style style:name="T9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fo:color="#000000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3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" table:default-cell-style-name="ce15" table:number-columns-repeated="248"/>
        <table:table-row table:style-name="ro2">
          <table:table-cell table:style-name="ce21" office:value-type="string">
            <text:p>REGION</text:p>
          </table:table-cell>
          <table:table-cell table:style-name="ce21" office:value-type="string">
            <text:p>ZIPCODE</text:p>
          </table:table-cell>
          <table:table-cell table:style-name="ce21" office:value-type="string">
            <text:p>DATE OF EVENT</text:p>
          </table:table-cell>
          <table:table-cell table:style-name="ce21" office:value-type="string">
            <text:p>TRADE NAME</text:p>
          </table:table-cell>
          <table:table-cell table:style-name="ce21" office:value-type="string">
            <text:p>LICENSE No</text:p>
          </table:table-cell>
          <table:table-cell table:style-name="ce21" office:value-type="string">
            <text:p>ADDRESS</text:p>
          </table:table-cell>
          <table:table-cell table:style-name="ce21" office:value-type="string">
            <text:p>CITY</text:p>
          </table:table-cell>
          <table:table-cell table:style-name="ce21" office:value-type="string">
            <text:p>STATE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4</text:p>
          </table:table-cell>
          <table:table-cell table:style-name="ce23" office:value-type="date" office:date-value="2011-07-07T21:45:00">
            <text:p> 07/07/2011</text:p>
          </table:table-cell>
          <table:table-cell table:style-name="ce22" office:value-type="string">
            <text:p>Rio Lindo Restaurante</text:p>
          </table:table-cell>
          <table:table-cell table:style-name="ce22" office:value-type="string">
            <text:p>11596</text:p>
          </table:table-cell>
          <table:table-cell table:style-name="ce22" office:value-type="string">
            <text:p>3106 Broad Rock Blv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9-2886</text:p>
          </table:table-cell>
          <table:table-cell table:style-name="ce23" office:value-type="date" office:date-value="2011-07-21T17:23:00">
            <text:p> 07/21/2011</text:p>
          </table:table-cell>
          <table:table-cell table:style-name="ce22" office:value-type="string">
            <text:p>7 Eleven Store 2516 25102 H</text:p>
          </table:table-cell>
          <table:table-cell table:style-name="ce22" office:value-type="string">
            <text:p>35548</text:p>
          </table:table-cell>
          <table:table-cell table:style-name="ce22" office:value-type="string">
            <text:p>989 N King St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4</text:p>
          </table:table-cell>
          <table:table-cell table:style-name="ce23" office:value-type="date" office:date-value="2011-07-21T17:38:00">
            <text:p> 07/21/2011</text:p>
          </table:table-cell>
          <table:table-cell table:style-name="ce22" office:value-type="string">
            <text:p>Wall &amp; Stanley LLC</text:p>
          </table:table-cell>
          <table:table-cell table:style-name="ce22" office:value-type="string">
            <text:p>58186</text:p>
          </table:table-cell>
          <table:table-cell table:style-name="ce22" office:value-type="string">
            <text:p>1 Ivory Gull Cres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9</text:p>
          </table:table-cell>
          <table:table-cell table:style-name="ce23" office:value-type="date" office:date-value="2011-07-21T18:00:00">
            <text:p> 07/21/2011</text:p>
          </table:table-cell>
          <table:table-cell table:style-name="ce22" office:value-type="string">
            <text:p>Megamart</text:p>
          </table:table-cell>
          <table:table-cell table:style-name="ce22" office:value-type="string">
            <text:p>66757</text:p>
          </table:table-cell>
          <table:table-cell table:style-name="ce22" office:value-type="string">
            <text:p>3832 Keoughtan Rd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8-1985</text:p>
          </table:table-cell>
          <table:table-cell table:style-name="ce23" office:value-type="date" office:date-value="2011-07-21T19:00:00">
            <text:p> 07/21/2011</text:p>
          </table:table-cell>
          <table:table-cell table:style-name="ce22" office:value-type="string">
            <text:p>Oceans &amp; Ale</text:p>
          </table:table-cell>
          <table:table-cell table:style-name="ce22" office:value-type="string">
            <text:p>65358</text:p>
          </table:table-cell>
          <table:table-cell table:style-name="ce22" office:value-type="string">
            <text:p>5601 Richmond Rd Ste 1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8-1917</text:p>
          </table:table-cell>
          <table:table-cell table:style-name="ce23" office:value-type="date" office:date-value="2011-07-21T19:22:00">
            <text:p> 07/21/2011</text:p>
          </table:table-cell>
          <table:table-cell table:style-name="ce22" office:value-type="string">
            <text:p>TGI Fridays</text:p>
          </table:table-cell>
          <table:table-cell table:style-name="ce22" office:value-type="string">
            <text:p>42594</text:p>
          </table:table-cell>
          <table:table-cell table:style-name="ce22" office:value-type="string">
            <text:p>5509 Richmond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01-3706</text:p>
          </table:table-cell>
          <table:table-cell table:style-name="ce23" office:value-type="date" office:date-value="2011-08-16T10:40:00">
            <text:p> 08/16/2011</text:p>
          </table:table-cell>
          <table:table-cell table:style-name="ce22" office:value-type="string">
            <text:p>CVS Pharmacy # 1397</text:p>
          </table:table-cell>
          <table:table-cell table:style-name="ce22" office:value-type="string">
            <text:p>62866</text:p>
          </table:table-cell>
          <table:table-cell table:style-name="ce22" office:value-type="string">
            <text:p>1452 Chain Bridge Rd</text:p>
          </table:table-cell>
          <table:table-cell table:style-name="ce22" office:value-type="string">
            <text:p>McLe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82-2248</text:p>
          </table:table-cell>
          <table:table-cell table:style-name="ce23" office:value-type="date" office:date-value="2011-08-16T11:01:00">
            <text:p> 08/16/2011</text:p>
          </table:table-cell>
          <table:table-cell table:style-name="ce22" office:value-type="string">
            <text:p>Shiraz Market</text:p>
          </table:table-cell>
          <table:table-cell table:style-name="ce22" office:value-type="string">
            <text:p>62419</text:p>
          </table:table-cell>
          <table:table-cell table:style-name="ce22" office:value-type="string">
            <text:p>8486 Tyco Rd Ste G</text:p>
          </table:table-cell>
          <table:table-cell table:style-name="ce22" office:value-type="string">
            <text:p>Vien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82-2737</text:p>
          </table:table-cell>
          <table:table-cell table:style-name="ce23" office:value-type="date" office:date-value="2011-08-16T11:27:00">
            <text:p> 08/16/2011</text:p>
          </table:table-cell>
          <table:table-cell table:style-name="ce22" office:value-type="string">
            <text:p>Chef Geoffs Tysons</text:p>
          </table:table-cell>
          <table:table-cell table:style-name="ce22" office:value-type="string">
            <text:p>58388</text:p>
          </table:table-cell>
          <table:table-cell table:style-name="ce22" office:value-type="string">
            <text:p>8045 Leesburg Pike</text:p>
          </table:table-cell>
          <table:table-cell table:style-name="ce22" office:value-type="string">
            <text:p>Vien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02</text:p>
          </table:table-cell>
          <table:table-cell table:style-name="ce23" office:value-type="date" office:date-value="2011-08-16T11:41:00">
            <text:p> 08/16/2011</text:p>
          </table:table-cell>
          <table:table-cell table:style-name="ce22" office:value-type="string">
            <text:p>Nm Cafe</text:p>
          </table:table-cell>
          <table:table-cell table:style-name="ce22" office:value-type="string">
            <text:p>50105</text:p>
          </table:table-cell>
          <table:table-cell table:style-name="ce22" office:value-type="string">
            <text:p>2255 International Dr</text:p>
          </table:table-cell>
          <table:table-cell table:style-name="ce22" office:value-type="string">
            <text:p>McLe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02-3810</text:p>
          </table:table-cell>
          <table:table-cell table:style-name="ce23" office:value-type="date" office:date-value="2011-08-16T11:49:00">
            <text:p> 08/16/2011</text:p>
          </table:table-cell>
          <table:table-cell table:style-name="ce22" office:value-type="string">
            <text:p>Taste Of Saigon</text:p>
          </table:table-cell>
          <table:table-cell table:style-name="ce22" office:value-type="string">
            <text:p>73307</text:p>
          </table:table-cell>
          <table:table-cell table:style-name="ce22" office:value-type="string">
            <text:p>8201 Greensboro Dr</text:p>
          </table:table-cell>
          <table:table-cell table:style-name="ce22" office:value-type="string">
            <text:p>McLe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7</text:p>
          </table:table-cell>
          <table:table-cell table:style-name="ce23" office:value-type="date" office:date-value="2011-08-16T15:22:00">
            <text:p> 08/16/2011</text:p>
          </table:table-cell>
          <table:table-cell table:style-name="ce22" office:value-type="string">
            <text:p>Market Salamander</text:p>
          </table:table-cell>
          <table:table-cell table:style-name="ce22" office:value-type="string">
            <text:p>29049</text:p>
          </table:table-cell>
          <table:table-cell table:style-name="ce22" office:value-type="string">
            <text:p>200 W Washington St</text:p>
          </table:table-cell>
          <table:table-cell table:style-name="ce22" office:value-type="string">
            <text:p>Middle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7</text:p>
          </table:table-cell>
          <table:table-cell table:style-name="ce23" office:value-type="date" office:date-value="2011-08-16T15:28:00">
            <text:p> 08/16/2011</text:p>
          </table:table-cell>
          <table:table-cell table:style-name="ce22" office:value-type="string">
            <text:p>Home Farm Store</text:p>
          </table:table-cell>
          <table:table-cell table:style-name="ce22" office:value-type="string">
            <text:p>66027</text:p>
          </table:table-cell>
          <table:table-cell table:style-name="ce22" office:value-type="string">
            <text:p>1 E Washington St</text:p>
          </table:table-cell>
          <table:table-cell table:style-name="ce22" office:value-type="string">
            <text:p>Middle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3-4208</text:p>
          </table:table-cell>
          <table:table-cell table:style-name="ce23" office:value-type="date" office:date-value="2011-08-16T19:54:00">
            <text:p> 08/16/2011</text:p>
          </table:table-cell>
          <table:table-cell table:style-name="ce22" office:value-type="string">
            <text:p>Diamond Billiards LLC</text:p>
          </table:table-cell>
          <table:table-cell table:style-name="ce22" office:value-type="string">
            <text:p>50025</text:p>
          </table:table-cell>
          <table:table-cell table:style-name="ce22" office:value-type="string">
            <text:p>13184 Midlothian Tpke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3-1111</text:p>
          </table:table-cell>
          <table:table-cell table:style-name="ce23" office:value-type="date" office:date-value="2011-08-16T20:17:00">
            <text:p> 08/16/2011</text:p>
          </table:table-cell>
          <table:table-cell table:style-name="ce22" office:value-type="string">
            <text:p>Short Pump Pour House</text:p>
          </table:table-cell>
          <table:table-cell table:style-name="ce22" office:value-type="string">
            <text:p>65497</text:p>
          </table:table-cell>
          <table:table-cell table:style-name="ce22" office:value-type="string">
            <text:p>3438 Pump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94-3717</text:p>
          </table:table-cell>
          <table:table-cell table:style-name="ce23" office:value-type="date" office:date-value="2011-08-16T20:37:00">
            <text:p> 08/16/2011</text:p>
          </table:table-cell>
          <table:table-cell table:style-name="ce22" office:value-type="string">
            <text:p>TGI Fridays 1889</text:p>
          </table:table-cell>
          <table:table-cell table:style-name="ce22" office:value-type="string">
            <text:p>59103</text:p>
          </table:table-cell>
          <table:table-cell table:style-name="ce22" office:value-type="string">
            <text:p>7023 W Broa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4</text:p>
          </table:table-cell>
          <table:table-cell table:style-name="ce23" office:value-type="date" office:date-value="2011-08-17T10:59:00">
            <text:p> 08/17/2011</text:p>
          </table:table-cell>
          <table:table-cell table:style-name="ce22" office:value-type="string">
            <text:p>Super Store</text:p>
          </table:table-cell>
          <table:table-cell table:style-name="ce22" office:value-type="string">
            <text:p>25696</text:p>
          </table:table-cell>
          <table:table-cell table:style-name="ce22" office:value-type="string">
            <text:p>1204 S Washington St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4</text:p>
          </table:table-cell>
          <table:table-cell table:style-name="ce23" office:value-type="date" office:date-value="2011-08-17T11:10:00">
            <text:p> 08/17/2011</text:p>
          </table:table-cell>
          <table:table-cell table:style-name="ce22" office:value-type="string">
            <text:p>a La Lucia</text:p>
          </table:table-cell>
          <table:table-cell table:style-name="ce22" office:value-type="string">
            <text:p>29067</text:p>
          </table:table-cell>
          <table:table-cell table:style-name="ce22" office:value-type="string">
            <text:p>315 Madison St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4-1510</text:p>
          </table:table-cell>
          <table:table-cell table:style-name="ce23" office:value-type="date" office:date-value="2011-08-17T11:17:00">
            <text:p> 08/17/2011</text:p>
          </table:table-cell>
          <table:table-cell table:style-name="ce22" office:value-type="string">
            <text:p>Giant Food Store # 750</text:p>
          </table:table-cell>
          <table:table-cell table:style-name="ce22" office:value-type="string">
            <text:p>7775</text:p>
          </table:table-cell>
          <table:table-cell table:style-name="ce22" office:value-type="string">
            <text:p>530 First St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4-1166</text:p>
          </table:table-cell>
          <table:table-cell table:style-name="ce23" office:value-type="date" office:date-value="2011-08-17T11:28:00">
            <text:p> 08/17/2011</text:p>
          </table:table-cell>
          <table:table-cell table:style-name="ce22" office:value-type="string">
            <text:p>Marina Tower Valet</text:p>
          </table:table-cell>
          <table:table-cell table:style-name="ce22" office:value-type="string">
            <text:p>62162</text:p>
          </table:table-cell>
          <table:table-cell table:style-name="ce22" office:value-type="string">
            <text:p>501 Slater Ln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05-2604</text:p>
          </table:table-cell>
          <table:table-cell table:style-name="ce23" office:value-type="date" office:date-value="2011-08-17T12:26:00">
            <text:p> 08/17/2011</text:p>
          </table:table-cell>
          <table:table-cell table:style-name="ce22" office:value-type="string">
            <text:p>7 Eleven Store 2554 10765 A</text:p>
          </table:table-cell>
          <table:table-cell table:style-name="ce22" office:value-type="string">
            <text:p>51188</text:p>
          </table:table-cell>
          <table:table-cell table:style-name="ce22" office:value-type="string">
            <text:p>3412 Mount Vernon Ave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05-2410</text:p>
          </table:table-cell>
          <table:table-cell table:style-name="ce23" office:value-type="date" office:date-value="2011-08-17T12:33:00">
            <text:p> 08/17/2011</text:p>
          </table:table-cell>
          <table:table-cell table:style-name="ce22" office:value-type="string">
            <text:p>My Organic Market</text:p>
          </table:table-cell>
          <table:table-cell table:style-name="ce22" office:value-type="string">
            <text:p>40432</text:p>
          </table:table-cell>
          <table:table-cell table:style-name="ce22" office:value-type="string">
            <text:p>3831 Mount Vernon Ave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02</text:p>
          </table:table-cell>
          <table:table-cell table:style-name="ce23" office:value-type="date" office:date-value="2011-08-17T12:45:00">
            <text:p> 08/17/2011</text:p>
          </table:table-cell>
          <table:table-cell table:style-name="ce22" office:value-type="string">
            <text:p>Ramparts</text:p>
          </table:table-cell>
          <table:table-cell table:style-name="ce22" office:value-type="string">
            <text:p>26016</text:p>
          </table:table-cell>
          <table:table-cell table:style-name="ce22" office:value-type="string">
            <text:p>1700 Fern St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02-1921</text:p>
          </table:table-cell>
          <table:table-cell table:style-name="ce23" office:value-type="date" office:date-value="2011-08-17T12:57:00">
            <text:p> 08/17/2011</text:p>
          </table:table-cell>
          <table:table-cell table:style-name="ce22" office:value-type="string">
            <text:p>Unwined</text:p>
          </table:table-cell>
          <table:table-cell table:style-name="ce22" office:value-type="string">
            <text:p>75160</text:p>
          </table:table-cell>
          <table:table-cell table:style-name="ce22" office:value-type="string">
            <text:p>3690J King St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04-4914</text:p>
          </table:table-cell>
          <table:table-cell table:style-name="ce23" office:value-type="date" office:date-value="2011-08-17T13:47:00">
            <text:p> 08/17/2011</text:p>
          </table:table-cell>
          <table:table-cell table:style-name="ce22" office:value-type="string">
            <text:p>7 Eleven Store 10779 B</text:p>
          </table:table-cell>
          <table:table-cell table:style-name="ce22" office:value-type="string">
            <text:p>61495</text:p>
          </table:table-cell>
          <table:table-cell table:style-name="ce22" office:value-type="string">
            <text:p>2 S Jordan St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4</text:p>
          </table:table-cell>
          <table:table-cell table:style-name="ce23" office:value-type="date" office:date-value="2011-08-17T14:02:00">
            <text:p> 08/17/2011</text:p>
          </table:table-cell>
          <table:table-cell table:style-name="ce22" office:value-type="string">
            <text:p>Pasara Thai</text:p>
          </table:table-cell>
          <table:table-cell table:style-name="ce22" office:value-type="string">
            <text:p>52184</text:p>
          </table:table-cell>
          <table:table-cell table:style-name="ce22" office:value-type="string">
            <text:p>2051 Jamieson Ave Ste 101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04</text:p>
          </table:table-cell>
          <table:table-cell table:style-name="ce23" office:value-type="date" office:date-value="2011-08-17T14:38:00">
            <text:p> 08/17/2011</text:p>
          </table:table-cell>
          <table:table-cell table:style-name="ce22" office:value-type="string">
            <text:p>Mart Eleven</text:p>
          </table:table-cell>
          <table:table-cell table:style-name="ce22" office:value-type="string">
            <text:p>9190</text:p>
          </table:table-cell>
          <table:table-cell table:style-name="ce22" office:value-type="string">
            <text:p>301 N Ripley St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02-1215</text:p>
          </table:table-cell>
          <table:table-cell table:style-name="ce23" office:value-type="date" office:date-value="2011-08-17T14:46:00">
            <text:p> 08/17/2011</text:p>
          </table:table-cell>
          <table:table-cell table:style-name="ce22" office:value-type="string">
            <text:p>China Delight</text:p>
          </table:table-cell>
          <table:table-cell table:style-name="ce22" office:value-type="string">
            <text:p>44539</text:p>
          </table:table-cell>
          <table:table-cell table:style-name="ce22" office:value-type="string">
            <text:p>4686 King St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4-3210</text:p>
          </table:table-cell>
          <table:table-cell table:style-name="ce23" office:value-type="date" office:date-value="2011-08-17T15:14:00">
            <text:p> 08/17/2011</text:p>
          </table:table-cell>
          <table:table-cell table:style-name="ce22" office:value-type="string">
            <text:p>Asia Supermarket</text:p>
          </table:table-cell>
          <table:table-cell table:style-name="ce22" office:value-type="string">
            <text:p>49638</text:p>
          </table:table-cell>
          <table:table-cell table:style-name="ce22" office:value-type="string">
            <text:p>6216 Wilson Blvd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4-3302</text:p>
          </table:table-cell>
          <table:table-cell table:style-name="ce23" office:value-type="date" office:date-value="2011-08-17T15:46:00">
            <text:p> 08/17/2011</text:p>
          </table:table-cell>
          <table:table-cell table:style-name="ce22" office:value-type="string">
            <text:p>Hu Tieu Mi Lacay Cho Lon</text:p>
          </table:table-cell>
          <table:table-cell table:style-name="ce22" office:value-type="string">
            <text:p>65391</text:p>
          </table:table-cell>
          <table:table-cell table:style-name="ce22" office:value-type="string">
            <text:p>6793 Wilson Blvd Ste D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03-1529</text:p>
          </table:table-cell>
          <table:table-cell table:style-name="ce23" office:value-type="date" office:date-value="2011-08-18T09:51:00">
            <text:p> 08/18/2011</text:p>
          </table:table-cell>
          <table:table-cell table:style-name="ce22" office:value-type="string">
            <text:p>7 Eleven Store 2554 10766 B</text:p>
          </table:table-cell>
          <table:table-cell table:style-name="ce22" office:value-type="string">
            <text:p>61195</text:p>
          </table:table-cell>
          <table:table-cell table:style-name="ce22" office:value-type="string">
            <text:p>2305 Huntington Ave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03-2039</text:p>
          </table:table-cell>
          <table:table-cell table:style-name="ce23" office:value-type="date" office:date-value="2011-08-18T09:59:00">
            <text:p> 08/18/2011</text:p>
          </table:table-cell>
          <table:table-cell table:style-name="ce22" office:value-type="string">
            <text:p>7 Eleven Store 2554 34336 A</text:p>
          </table:table-cell>
          <table:table-cell table:style-name="ce22" office:value-type="string">
            <text:p>68643</text:p>
          </table:table-cell>
          <table:table-cell table:style-name="ce22" office:value-type="string">
            <text:p>5834 N Kings Hwy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5-3823</text:p>
          </table:table-cell>
          <table:table-cell table:style-name="ce23" office:value-type="date" office:date-value="2011-08-18T10:17:00">
            <text:p> 08/18/2011</text:p>
          </table:table-cell>
          <table:table-cell table:style-name="ce22" office:value-type="string">
            <text:p>7 Eleven Store 2554 10790 B</text:p>
          </table:table-cell>
          <table:table-cell table:style-name="ce22" office:value-type="string">
            <text:p>57405</text:p>
          </table:table-cell>
          <table:table-cell table:style-name="ce22" office:value-type="string">
            <text:p>7720 Telegraph Rd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5-5702</text:p>
          </table:table-cell>
          <table:table-cell table:style-name="ce23" office:value-type="date" office:date-value="2011-08-18T10:27:00">
            <text:p> 08/18/2011</text:p>
          </table:table-cell>
          <table:table-cell table:style-name="ce22" office:value-type="string">
            <text:p>Wal Mart Store # 2194</text:p>
          </table:table-cell>
          <table:table-cell table:style-name="ce22" office:value-type="string">
            <text:p>48751</text:p>
          </table:table-cell>
          <table:table-cell table:style-name="ce22" office:value-type="string">
            <text:p>5885 Kingstowne Blvd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5-5704</text:p>
          </table:table-cell>
          <table:table-cell table:style-name="ce23" office:value-type="date" office:date-value="2011-08-18T10:38:00">
            <text:p> 08/18/2011</text:p>
          </table:table-cell>
          <table:table-cell table:style-name="ce22" office:value-type="string">
            <text:p>Giant Food Store # 232</text:p>
          </table:table-cell>
          <table:table-cell table:style-name="ce22" office:value-type="string">
            <text:p>7839</text:p>
          </table:table-cell>
          <table:table-cell table:style-name="ce22" office:value-type="string">
            <text:p>5870 Kingstowne Ctr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5</text:p>
          </table:table-cell>
          <table:table-cell table:style-name="ce23" office:value-type="date" office:date-value="2011-08-18T11:09:00">
            <text:p> 08/18/2011</text:p>
          </table:table-cell>
          <table:table-cell table:style-name="ce22" office:value-type="string">
            <text:p>Rice &amp; Spice Thai Cuisine</text:p>
          </table:table-cell>
          <table:table-cell table:style-name="ce22" office:value-type="string">
            <text:p>18931</text:p>
          </table:table-cell>
          <table:table-cell table:style-name="ce22" office:value-type="string">
            <text:p>6466 Landsdowne Center Dr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5-3504</text:p>
          </table:table-cell>
          <table:table-cell table:style-name="ce23" office:value-type="date" office:date-value="2011-08-18T11:18:00">
            <text:p> 08/18/2011</text:p>
          </table:table-cell>
          <table:table-cell table:style-name="ce22" office:value-type="string">
            <text:p>7 Eleven Store 2581 10775 B</text:p>
          </table:table-cell>
          <table:table-cell table:style-name="ce22" office:value-type="string">
            <text:p>54434</text:p>
          </table:table-cell>
          <table:table-cell table:style-name="ce22" office:value-type="string">
            <text:p>7214 Beulah St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50-3428</text:p>
          </table:table-cell>
          <table:table-cell table:style-name="ce23" office:value-type="date" office:date-value="2011-08-18T11:38:00">
            <text:p> 08/18/2011</text:p>
          </table:table-cell>
          <table:table-cell table:style-name="ce22" office:value-type="string">
            <text:p>CVS Pharmacy # 1398</text:p>
          </table:table-cell>
          <table:table-cell table:style-name="ce22" office:value-type="string">
            <text:p>62867</text:p>
          </table:table-cell>
          <table:table-cell table:style-name="ce22" office:value-type="string">
            <text:p>6436 Springfield Plz</text:p>
          </table:table-cell>
          <table:table-cell table:style-name="ce22" office:value-type="string">
            <text:p>Spring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50-2902</text:p>
          </table:table-cell>
          <table:table-cell table:style-name="ce23" office:value-type="date" office:date-value="2011-08-18T11:47:00">
            <text:p> 08/18/2011</text:p>
          </table:table-cell>
          <table:table-cell table:style-name="ce22" office:value-type="string">
            <text:p>Tippys Taco House</text:p>
          </table:table-cell>
          <table:table-cell table:style-name="ce22" office:value-type="string">
            <text:p>20779</text:p>
          </table:table-cell>
          <table:table-cell table:style-name="ce22" office:value-type="string">
            <text:p>7004 Spring Garden Dr</text:p>
          </table:table-cell>
          <table:table-cell table:style-name="ce22" office:value-type="string">
            <text:p>Spring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50</text:p>
          </table:table-cell>
          <table:table-cell table:style-name="ce23" office:value-type="date" office:date-value="2011-08-18T11:56:00">
            <text:p> 08/18/2011</text:p>
          </table:table-cell>
          <table:table-cell table:style-name="ce22" office:value-type="string">
            <text:p>Saigon City Restaurant</text:p>
          </table:table-cell>
          <table:table-cell table:style-name="ce22" office:value-type="string">
            <text:p>32448</text:p>
          </table:table-cell>
          <table:table-cell table:style-name="ce22" office:value-type="string">
            <text:p>6333 Brandon Ave</text:p>
          </table:table-cell>
          <table:table-cell table:style-name="ce22" office:value-type="string">
            <text:p>Spring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03-6036</text:p>
          </table:table-cell>
          <table:table-cell table:style-name="ce23" office:value-type="date" office:date-value="2011-08-18T12:19:00">
            <text:p> 08/18/2011</text:p>
          </table:table-cell>
          <table:table-cell table:style-name="ce22" office:value-type="string">
            <text:p>Szechuan Star</text:p>
          </table:table-cell>
          <table:table-cell table:style-name="ce22" office:value-type="string">
            <text:p>8020</text:p>
          </table:table-cell>
          <table:table-cell table:style-name="ce22" office:value-type="string">
            <text:p>6960H Braddock Rd</text:p>
          </table:table-cell>
          <table:table-cell table:style-name="ce22" office:value-type="string">
            <text:p>Annanda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4-3426</text:p>
          </table:table-cell>
          <table:table-cell table:style-name="ce23" office:value-type="date" office:date-value="2011-08-19T09:40:00">
            <text:p> 08/19/2011</text:p>
          </table:table-cell>
          <table:table-cell table:style-name="ce22" office:value-type="string">
            <text:p>B &amp; S Food Mart</text:p>
          </table:table-cell>
          <table:table-cell table:style-name="ce22" office:value-type="string">
            <text:p>7181</text:p>
          </table:table-cell>
          <table:table-cell table:style-name="ce22" office:value-type="string">
            <text:p>3610 E Broad Rock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5</text:p>
          </table:table-cell>
          <table:table-cell table:style-name="ce23" office:value-type="date" office:date-value="2011-08-19T09:58:00">
            <text:p> 08/19/2011</text:p>
          </table:table-cell>
          <table:table-cell table:style-name="ce22" office:value-type="string">
            <text:p>Jahnke Rd Auto Care</text:p>
          </table:table-cell>
          <table:table-cell table:style-name="ce22" office:value-type="string">
            <text:p>62280</text:p>
          </table:table-cell>
          <table:table-cell table:style-name="ce22" office:value-type="string">
            <text:p>6101 Jahnke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4-7201</text:p>
          </table:table-cell>
          <table:table-cell table:style-name="ce23" office:value-type="date" office:date-value="2011-08-19T10:15:00">
            <text:p> 08/19/2011</text:p>
          </table:table-cell>
          <table:table-cell table:style-name="ce22" office:value-type="string">
            <text:p>7 Eleven Store 2515 26834 H</text:p>
          </table:table-cell>
          <table:table-cell table:style-name="ce22" office:value-type="string">
            <text:p>41020</text:p>
          </table:table-cell>
          <table:table-cell table:style-name="ce22" office:value-type="string">
            <text:p>1301 Jefferson Davis Hwy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4-3721</text:p>
          </table:table-cell>
          <table:table-cell table:style-name="ce23" office:value-type="date" office:date-value="2011-08-19T10:30:00">
            <text:p> 08/19/2011</text:p>
          </table:table-cell>
          <table:table-cell table:style-name="ce22" office:value-type="string">
            <text:p>Rite Aid Pharmacy 3706</text:p>
          </table:table-cell>
          <table:table-cell table:style-name="ce22" office:value-type="string">
            <text:p>71673</text:p>
          </table:table-cell>
          <table:table-cell table:style-name="ce22" office:value-type="string">
            <text:p>1801 Hull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6-3103</text:p>
          </table:table-cell>
          <table:table-cell table:style-name="ce23" office:value-type="date" office:date-value="2011-08-19T11:30:00">
            <text:p> 08/19/2011</text:p>
          </table:table-cell>
          <table:table-cell table:style-name="ce22" office:value-type="string">
            <text:p>Rite Aid # 11249</text:p>
          </table:table-cell>
          <table:table-cell table:style-name="ce22" office:value-type="string">
            <text:p>77103</text:p>
          </table:table-cell>
          <table:table-cell table:style-name="ce22" office:value-type="string">
            <text:p>1104 Courthouse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1-3709</text:p>
          </table:table-cell>
          <table:table-cell table:style-name="ce23" office:value-type="date" office:date-value="2011-08-22T09:55:00">
            <text:p> 08/22/2011</text:p>
          </table:table-cell>
          <table:table-cell table:style-name="ce22" office:value-type="string">
            <text:p>Bloom # 2723</text:p>
          </table:table-cell>
          <table:table-cell table:style-name="ce22" office:value-type="string">
            <text:p>9843</text:p>
          </table:table-cell>
          <table:table-cell table:style-name="ce22" office:value-type="string">
            <text:p>3059 Centreville Rd</text:p>
          </table:table-cell>
          <table:table-cell table:style-name="ce22" office:value-type="string">
            <text:p>Hern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1-4036</text:p>
          </table:table-cell>
          <table:table-cell table:style-name="ce23" office:value-type="date" office:date-value="2011-08-22T10:07:00">
            <text:p> 08/22/2011</text:p>
          </table:table-cell>
          <table:table-cell table:style-name="ce22" office:value-type="string">
            <text:p>Giant Food Store # 775</text:p>
          </table:table-cell>
          <table:table-cell table:style-name="ce22" office:value-type="string">
            <text:p>7808</text:p>
          </table:table-cell>
          <table:table-cell table:style-name="ce22" office:value-type="string">
            <text:p>13330 Franklin Farm Rd</text:p>
          </table:table-cell>
          <table:table-cell table:style-name="ce22" office:value-type="string">
            <text:p>Hern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0-5218</text:p>
          </table:table-cell>
          <table:table-cell table:style-name="ce23" office:value-type="date" office:date-value="2011-08-22T11:00:00">
            <text:p> 08/22/2011</text:p>
          </table:table-cell>
          <table:table-cell table:style-name="ce22" office:value-type="string">
            <text:p>China King Restaurant</text:p>
          </table:table-cell>
          <table:table-cell table:style-name="ce22" office:value-type="string">
            <text:p>45954</text:p>
          </table:table-cell>
          <table:table-cell table:style-name="ce22" office:value-type="string">
            <text:p>141 Spring St</text:p>
          </table:table-cell>
          <table:table-cell table:style-name="ce22" office:value-type="string">
            <text:p>Hern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0-4513</text:p>
          </table:table-cell>
          <table:table-cell table:style-name="ce23" office:value-type="date" office:date-value="2011-08-22T11:08:00">
            <text:p> 08/22/2011</text:p>
          </table:table-cell>
          <table:table-cell table:style-name="ce22" office:value-type="string">
            <text:p>Russian Gourmet</text:p>
          </table:table-cell>
          <table:table-cell table:style-name="ce22" office:value-type="string">
            <text:p>28526</text:p>
          </table:table-cell>
          <table:table-cell table:style-name="ce22" office:value-type="string">
            <text:p>468 Elden St</text:p>
          </table:table-cell>
          <table:table-cell table:style-name="ce22" office:value-type="string">
            <text:p>Hern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0</text:p>
          </table:table-cell>
          <table:table-cell table:style-name="ce23" office:value-type="date" office:date-value="2011-08-22T11:13:00">
            <text:p> 08/22/2011</text:p>
          </table:table-cell>
          <table:table-cell table:style-name="ce22" office:value-type="string">
            <text:p>Royal Buffet</text:p>
          </table:table-cell>
          <table:table-cell table:style-name="ce22" office:value-type="string">
            <text:p>17094</text:p>
          </table:table-cell>
          <table:table-cell table:style-name="ce22" office:value-type="string">
            <text:p>492 Elden St Ste 2</text:p>
          </table:table-cell>
          <table:table-cell table:style-name="ce22" office:value-type="string">
            <text:p>Hern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0-3446</text:p>
          </table:table-cell>
          <table:table-cell table:style-name="ce23" office:value-type="date" office:date-value="2011-08-22T11:22:00">
            <text:p> 08/22/2011</text:p>
          </table:table-cell>
          <table:table-cell table:style-name="ce22" office:value-type="string">
            <text:p>J J Deli</text:p>
          </table:table-cell>
          <table:table-cell table:style-name="ce22" office:value-type="string">
            <text:p>6302</text:p>
          </table:table-cell>
          <table:table-cell table:style-name="ce22" office:value-type="string">
            <text:p>909 Ferndale Ave</text:p>
          </table:table-cell>
          <table:table-cell table:style-name="ce22" office:value-type="string">
            <text:p>Hern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0-4374</text:p>
          </table:table-cell>
          <table:table-cell table:style-name="ce23" office:value-type="date" office:date-value="2011-08-22T11:31:00">
            <text:p> 08/22/2011</text:p>
          </table:table-cell>
          <table:table-cell table:style-name="ce22" office:value-type="string">
            <text:p>Charlie Chiang's Restaurant</text:p>
          </table:table-cell>
          <table:table-cell table:style-name="ce22" office:value-type="string">
            <text:p>3265</text:p>
          </table:table-cell>
          <table:table-cell table:style-name="ce22" office:value-type="string">
            <text:p>13059 Worldgate Dr</text:p>
          </table:table-cell>
          <table:table-cell table:style-name="ce22" office:value-type="string">
            <text:p>Hern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0-4374</text:p>
          </table:table-cell>
          <table:table-cell table:style-name="ce23" office:value-type="date" office:date-value="2011-08-22T11:36:00">
            <text:p> 08/22/2011</text:p>
          </table:table-cell>
          <table:table-cell table:style-name="ce22" office:value-type="string">
            <text:p>TurCuisine</text:p>
          </table:table-cell>
          <table:table-cell table:style-name="ce22" office:value-type="string">
            <text:p>34659</text:p>
          </table:table-cell>
          <table:table-cell table:style-name="ce22" office:value-type="string">
            <text:p>13029 WorldGate Dr</text:p>
          </table:table-cell>
          <table:table-cell table:style-name="ce22" office:value-type="string">
            <text:p>Hern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1-6177</text:p>
          </table:table-cell>
          <table:table-cell table:style-name="ce23" office:value-type="date" office:date-value="2011-08-22T11:48:00">
            <text:p> 08/22/2011</text:p>
          </table:table-cell>
          <table:table-cell table:style-name="ce22" office:value-type="string">
            <text:p>Westin Washington Dulles Airport</text:p>
          </table:table-cell>
          <table:table-cell table:style-name="ce22" office:value-type="string">
            <text:p>62230</text:p>
          </table:table-cell>
          <table:table-cell table:style-name="ce22" office:value-type="string">
            <text:p>2520 Wasser Ter</text:p>
          </table:table-cell>
          <table:table-cell table:style-name="ce22" office:value-type="string">
            <text:p>Hern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51-3202</text:p>
          </table:table-cell>
          <table:table-cell table:style-name="ce23" office:value-type="date" office:date-value="2011-08-22T12:12:00">
            <text:p> 08/22/2011</text:p>
          </table:table-cell>
          <table:table-cell table:style-name="ce22" office:value-type="string">
            <text:p>Otani Japanese Steak House</text:p>
          </table:table-cell>
          <table:table-cell table:style-name="ce22" office:value-type="string">
            <text:p>50266</text:p>
          </table:table-cell>
          <table:table-cell table:style-name="ce22" office:value-type="string">
            <text:p>13952 Lee Jackson Memorial Hwy</text:p>
          </table:table-cell>
          <table:table-cell table:style-name="ce22" office:value-type="string">
            <text:p>Chantill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20-4361</text:p>
          </table:table-cell>
          <table:table-cell table:style-name="ce23" office:value-type="date" office:date-value="2011-08-22T12:21:00">
            <text:p> 08/22/2011</text:p>
          </table:table-cell>
          <table:table-cell table:style-name="ce22" office:value-type="string">
            <text:p>Ledo Pizza &amp; Pasta</text:p>
          </table:table-cell>
          <table:table-cell table:style-name="ce22" office:value-type="string">
            <text:p>61845</text:p>
          </table:table-cell>
          <table:table-cell table:style-name="ce22" office:value-type="string">
            <text:p>5081 Westfields Blvd</text:p>
          </table:table-cell>
          <table:table-cell table:style-name="ce22" office:value-type="string">
            <text:p>Centr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20-4361</text:p>
          </table:table-cell>
          <table:table-cell table:style-name="ce23" office:value-type="date" office:date-value="2011-08-22T12:26:00">
            <text:p> 08/22/2011</text:p>
          </table:table-cell>
          <table:table-cell table:style-name="ce22" office:value-type="string">
            <text:p>Pho Aura</text:p>
          </table:table-cell>
          <table:table-cell table:style-name="ce22" office:value-type="string">
            <text:p>63374</text:p>
          </table:table-cell>
          <table:table-cell table:style-name="ce22" office:value-type="string">
            <text:p>5037 Westfields Blvd</text:p>
          </table:table-cell>
          <table:table-cell table:style-name="ce22" office:value-type="string">
            <text:p>Centr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20-1913</text:p>
          </table:table-cell>
          <table:table-cell table:style-name="ce23" office:value-type="date" office:date-value="2011-08-22T12:35:00">
            <text:p> 08/22/2011</text:p>
          </table:table-cell>
          <table:table-cell table:style-name="ce22" office:value-type="string">
            <text:p>Preet Indian Cuisine</text:p>
          </table:table-cell>
          <table:table-cell table:style-name="ce22" office:value-type="string">
            <text:p>11506</text:p>
          </table:table-cell>
          <table:table-cell table:style-name="ce22" office:value-type="string">
            <text:p>14112 Lee Hwy</text:p>
          </table:table-cell>
          <table:table-cell table:style-name="ce22" office:value-type="string">
            <text:p>Centr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3</text:p>
          </table:table-cell>
          <table:table-cell table:style-name="ce23" office:value-type="date" office:date-value="2011-08-24T09:34:00">
            <text:p> 08/24/2011</text:p>
          </table:table-cell>
          <table:table-cell table:style-name="ce22" office:value-type="string">
            <text:p>Renaissance Dream Market</text:p>
          </table:table-cell>
          <table:table-cell table:style-name="ce22" office:value-type="string">
            <text:p>63982</text:p>
          </table:table-cell>
          <table:table-cell table:style-name="ce22" office:value-type="string">
            <text:p>2230 George C Marshall Dr Ste A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2-1700</text:p>
          </table:table-cell>
          <table:table-cell table:style-name="ce23" office:value-type="date" office:date-value="2011-08-24T09:51:00">
            <text:p> 08/24/2011</text:p>
          </table:table-cell>
          <table:table-cell table:style-name="ce22" office:value-type="string">
            <text:p>7 Eleven Store 2581 10706 A</text:p>
          </table:table-cell>
          <table:table-cell table:style-name="ce22" office:value-type="string">
            <text:p>44709</text:p>
          </table:table-cell>
          <table:table-cell table:style-name="ce22" office:value-type="string">
            <text:p>7461 Lee Hwy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2-1111</text:p>
          </table:table-cell>
          <table:table-cell table:style-name="ce23" office:value-type="date" office:date-value="2011-08-24T10:03:00">
            <text:p> 08/24/2011</text:p>
          </table:table-cell>
          <table:table-cell table:style-name="ce22" office:value-type="string">
            <text:p>Hanahreum Interntl Supermarket</text:p>
          </table:table-cell>
          <table:table-cell table:style-name="ce22" office:value-type="string">
            <text:p>77501</text:p>
          </table:table-cell>
          <table:table-cell table:style-name="ce22" office:value-type="string">
            <text:p>8103 Lee Hwy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4-2904</text:p>
          </table:table-cell>
          <table:table-cell table:style-name="ce23" office:value-type="date" office:date-value="2011-08-24T10:24:00">
            <text:p> 08/24/2011</text:p>
          </table:table-cell>
          <table:table-cell table:style-name="ce22" office:value-type="string">
            <text:p>Centro Market</text:p>
          </table:table-cell>
          <table:table-cell table:style-name="ce22" office:value-type="string">
            <text:p>59262</text:p>
          </table:table-cell>
          <table:table-cell table:style-name="ce22" office:value-type="string">
            <text:p>2930E Patrick Henry Dr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4-2902</text:p>
          </table:table-cell>
          <table:table-cell table:style-name="ce23" office:value-type="date" office:date-value="2011-08-24T10:32:00">
            <text:p> 08/24/2011</text:p>
          </table:table-cell>
          <table:table-cell table:style-name="ce22" office:value-type="string">
            <text:p>La Bodega Supermarket</text:p>
          </table:table-cell>
          <table:table-cell table:style-name="ce22" office:value-type="string">
            <text:p>40463</text:p>
          </table:table-cell>
          <table:table-cell table:style-name="ce22" office:value-type="string">
            <text:p>6170 Arlington Blvd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2-3219</text:p>
          </table:table-cell>
          <table:table-cell table:style-name="ce23" office:value-type="date" office:date-value="2011-08-24T10:49:00">
            <text:p> 08/24/2011</text:p>
          </table:table-cell>
          <table:table-cell table:style-name="ce22" office:value-type="string">
            <text:p>7 Eleven Store 2581 10705 H</text:p>
          </table:table-cell>
          <table:table-cell table:style-name="ce22" office:value-type="string">
            <text:p>4084</text:p>
          </table:table-cell>
          <table:table-cell table:style-name="ce22" office:value-type="string">
            <text:p>7243 Arlington Blvd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2</text:p>
          </table:table-cell>
          <table:table-cell table:style-name="ce23" office:value-type="date" office:date-value="2011-08-24T10:55:00">
            <text:p> 08/24/2011</text:p>
          </table:table-cell>
          <table:table-cell table:style-name="ce22" office:value-type="string">
            <text:p>Bien Hoa</text:p>
          </table:table-cell>
          <table:table-cell table:style-name="ce22" office:value-type="string">
            <text:p>17045</text:p>
          </table:table-cell>
          <table:table-cell table:style-name="ce22" office:value-type="string">
            <text:p>7240 Arlington Blvd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2</text:p>
          </table:table-cell>
          <table:table-cell table:style-name="ce23" office:value-type="date" office:date-value="2011-08-24T11:04:00">
            <text:p> 08/24/2011</text:p>
          </table:table-cell>
          <table:table-cell table:style-name="ce22" office:value-type="string">
            <text:p>Saritas Restaurant</text:p>
          </table:table-cell>
          <table:table-cell table:style-name="ce22" office:value-type="string">
            <text:p>28905</text:p>
          </table:table-cell>
          <table:table-cell table:style-name="ce22" office:value-type="string">
            <text:p>2794 Graham Rd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2-1002</text:p>
          </table:table-cell>
          <table:table-cell table:style-name="ce23" office:value-type="date" office:date-value="2011-08-24T11:16:00">
            <text:p> 08/24/2011</text:p>
          </table:table-cell>
          <table:table-cell table:style-name="ce22" office:value-type="string">
            <text:p>CVS Pharmacy 1411</text:p>
          </table:table-cell>
          <table:table-cell table:style-name="ce22" office:value-type="string">
            <text:p>62879</text:p>
          </table:table-cell>
          <table:table-cell table:style-name="ce22" office:value-type="string">
            <text:p>8124 Arlington Blvd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2-1028</text:p>
          </table:table-cell>
          <table:table-cell table:style-name="ce23" office:value-type="date" office:date-value="2011-08-24T11:23:00">
            <text:p> 08/24/2011</text:p>
          </table:table-cell>
          <table:table-cell table:style-name="ce22" office:value-type="string">
            <text:p>Uno Chicago Grill</text:p>
          </table:table-cell>
          <table:table-cell table:style-name="ce22" office:value-type="string">
            <text:p>75488</text:p>
          </table:table-cell>
          <table:table-cell table:style-name="ce22" office:value-type="string">
            <text:p>3058 Gate House Plz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4-1714</text:p>
          </table:table-cell>
          <table:table-cell table:style-name="ce23" office:value-type="date" office:date-value="2011-08-24T14:30:00">
            <text:p> 08/24/2011</text:p>
          </table:table-cell>
          <table:table-cell table:style-name="ce22" office:value-type="string">
            <text:p>The Candy Bar</text:p>
          </table:table-cell>
          <table:table-cell table:style-name="ce22" office:value-type="string">
            <text:p>36395</text:p>
          </table:table-cell>
          <table:table-cell table:style-name="ce22" office:value-type="string">
            <text:p>3904A Hull Street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5</text:p>
          </table:table-cell>
          <table:table-cell table:style-name="ce23" office:value-type="date" office:date-value="2011-08-24T14:45:00">
            <text:p> 08/24/2011</text:p>
          </table:table-cell>
          <table:table-cell table:style-name="ce22" office:value-type="string">
            <text:p>Tropical Delite Bar and Grill</text:p>
          </table:table-cell>
          <table:table-cell table:style-name="ce22" office:value-type="string">
            <text:p>64659</text:p>
          </table:table-cell>
          <table:table-cell table:style-name="ce22" office:value-type="string">
            <text:p>6845 Midlothian Tpke Ste B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4-2307</text:p>
          </table:table-cell>
          <table:table-cell table:style-name="ce23" office:value-type="date" office:date-value="2011-08-24T15:10:00">
            <text:p> 08/24/2011</text:p>
          </table:table-cell>
          <table:table-cell table:style-name="ce22" office:value-type="string">
            <text:p>Legend Brewing Co</text:p>
          </table:table-cell>
          <table:table-cell table:style-name="ce22" office:value-type="string">
            <text:p>59497</text:p>
          </table:table-cell>
          <table:table-cell table:style-name="ce22" office:value-type="string">
            <text:p>321 W 7th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6-4521</text:p>
          </table:table-cell>
          <table:table-cell table:style-name="ce23" office:value-type="date" office:date-value="2011-08-24T15:45:00">
            <text:p> 08/24/2011</text:p>
          </table:table-cell>
          <table:table-cell table:style-name="ce22" office:value-type="string">
            <text:p>Breakers Sports Grill</text:p>
          </table:table-cell>
          <table:table-cell table:style-name="ce22" office:value-type="string">
            <text:p>11742</text:p>
          </table:table-cell>
          <table:table-cell table:style-name="ce22" office:value-type="string">
            <text:p>101 Wadsworth Dr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02</text:p>
          </table:table-cell>
          <table:table-cell table:style-name="ce23" office:value-type="date" office:date-value="2011-08-24T17:32:00">
            <text:p> 08/24/2011</text:p>
          </table:table-cell>
          <table:table-cell table:style-name="ce22" office:value-type="string">
            <text:p>Tangs Garden Buffet</text:p>
          </table:table-cell>
          <table:table-cell table:style-name="ce22" office:value-type="string">
            <text:p>67699</text:p>
          </table:table-cell>
          <table:table-cell table:style-name="ce22" office:value-type="string">
            <text:p>3122 Lee Hwy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02-5946</text:p>
          </table:table-cell>
          <table:table-cell table:style-name="ce23" office:value-type="date" office:date-value="2011-08-24T18:23:00">
            <text:p> 08/24/2011</text:p>
          </table:table-cell>
          <table:table-cell table:style-name="ce22" office:value-type="string">
            <text:p>Food City # 816</text:p>
          </table:table-cell>
          <table:table-cell table:style-name="ce22" office:value-type="string">
            <text:p>9432</text:p>
          </table:table-cell>
          <table:table-cell table:style-name="ce22" office:value-type="string">
            <text:p>100 Bonham Rd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02</text:p>
          </table:table-cell>
          <table:table-cell table:style-name="ce23" office:value-type="date" office:date-value="2011-08-24T18:32:00">
            <text:p> 08/24/2011</text:p>
          </table:table-cell>
          <table:table-cell table:style-name="ce22" office:value-type="string">
            <text:p>Courtyard Bristol</text:p>
          </table:table-cell>
          <table:table-cell table:style-name="ce22" office:value-type="string">
            <text:p>67601</text:p>
          </table:table-cell>
          <table:table-cell table:style-name="ce22" office:value-type="string">
            <text:p>3169 Linden Dr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02</text:p>
          </table:table-cell>
          <table:table-cell table:style-name="ce23" office:value-type="date" office:date-value="2011-08-24T18:38:00">
            <text:p> 08/24/2011</text:p>
          </table:table-cell>
          <table:table-cell table:style-name="ce22" office:value-type="string">
            <text:p>Red Lobster #6317</text:p>
          </table:table-cell>
          <table:table-cell table:style-name="ce22" office:value-type="string">
            <text:p>39907</text:p>
          </table:table-cell>
          <table:table-cell table:style-name="ce22" office:value-type="string">
            <text:p>3167 Linden Dr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02-5985</text:p>
          </table:table-cell>
          <table:table-cell table:style-name="ce23" office:value-type="date" office:date-value="2011-08-24T18:43:00">
            <text:p> 08/24/2011</text:p>
          </table:table-cell>
          <table:table-cell table:style-name="ce22" office:value-type="string">
            <text:p>Outback Steakhouse 4701</text:p>
          </table:table-cell>
          <table:table-cell table:style-name="ce22" office:value-type="string">
            <text:p>57091</text:p>
          </table:table-cell>
          <table:table-cell table:style-name="ce22" office:value-type="string">
            <text:p>3168 Linden Dr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02-5985</text:p>
          </table:table-cell>
          <table:table-cell table:style-name="ce23" office:value-type="date" office:date-value="2011-08-24T18:51:00">
            <text:p> 08/24/2011</text:p>
          </table:table-cell>
          <table:table-cell table:style-name="ce22" office:value-type="string">
            <text:p>Logans Roadhouse Restaurant</text:p>
          </table:table-cell>
          <table:table-cell table:style-name="ce22" office:value-type="string">
            <text:p>11983</text:p>
          </table:table-cell>
          <table:table-cell table:style-name="ce22" office:value-type="string">
            <text:p>3174 Linden Dr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01-3612</text:p>
          </table:table-cell>
          <table:table-cell table:style-name="ce23" office:value-type="date" office:date-value="2011-08-24T20:19:00">
            <text:p> 08/24/2011</text:p>
          </table:table-cell>
          <table:table-cell table:style-name="ce22" office:value-type="string">
            <text:p>Golden Dragon Restaurant</text:p>
          </table:table-cell>
          <table:table-cell table:style-name="ce22" office:value-type="string">
            <text:p>47446</text:p>
          </table:table-cell>
          <table:table-cell table:style-name="ce22" office:value-type="string">
            <text:p>2112 Euclid Ave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01</text:p>
          </table:table-cell>
          <table:table-cell table:style-name="ce23" office:value-type="date" office:date-value="2011-08-24T21:00:00">
            <text:p> 08/24/2011</text:p>
          </table:table-cell>
          <table:table-cell table:style-name="ce22" office:value-type="string">
            <text:p>Scotchman 426</text:p>
          </table:table-cell>
          <table:table-cell table:style-name="ce22" office:value-type="string">
            <text:p>67539</text:p>
          </table:table-cell>
          <table:table-cell table:style-name="ce22" office:value-type="string">
            <text:p>855 State St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01</text:p>
          </table:table-cell>
          <table:table-cell table:style-name="ce23" office:value-type="date" office:date-value="2011-08-24T21:04:00">
            <text:p> 08/24/2011</text:p>
          </table:table-cell>
          <table:table-cell table:style-name="ce22" office:value-type="string">
            <text:p>Roadrunner Market 187</text:p>
          </table:table-cell>
          <table:table-cell table:style-name="ce22" office:value-type="string">
            <text:p>62727</text:p>
          </table:table-cell>
          <table:table-cell table:style-name="ce22" office:value-type="string">
            <text:p>1009 Commonweatlth Ave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01-3541</text:p>
          </table:table-cell>
          <table:table-cell table:style-name="ce23" office:value-type="date" office:date-value="2011-08-24T21:13:00">
            <text:p> 08/24/2011</text:p>
          </table:table-cell>
          <table:table-cell table:style-name="ce22" office:value-type="string">
            <text:p>Country Boys Food Mart</text:p>
          </table:table-cell>
          <table:table-cell table:style-name="ce22" office:value-type="string">
            <text:p>53316</text:p>
          </table:table-cell>
          <table:table-cell table:style-name="ce22" office:value-type="string">
            <text:p>1301 Lee Hwy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01</text:p>
          </table:table-cell>
          <table:table-cell table:style-name="ce23" office:value-type="date" office:date-value="2011-08-24T21:18:00">
            <text:p> 08/24/2011</text:p>
          </table:table-cell>
          <table:table-cell table:style-name="ce22" office:value-type="string">
            <text:p>Roadrunner Market 185</text:p>
          </table:table-cell>
          <table:table-cell table:style-name="ce22" office:value-type="string">
            <text:p>61672</text:p>
          </table:table-cell>
          <table:table-cell table:style-name="ce22" office:value-type="string">
            <text:p>1501 Lee Hwy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15-4208</text:p>
          </table:table-cell>
          <table:table-cell table:style-name="ce23" office:value-type="date" office:date-value="2011-08-25T09:41:00">
            <text:p> 08/25/2011</text:p>
          </table:table-cell>
          <table:table-cell table:style-name="ce22" office:value-type="string">
            <text:p>Safeway 1606</text:p>
          </table:table-cell>
          <table:table-cell table:style-name="ce22" office:value-type="string">
            <text:p>43695</text:p>
          </table:table-cell>
          <table:table-cell table:style-name="ce22" office:value-type="string">
            <text:p>9596 Old Keene Mill Rd</text:p>
          </table:table-cell>
          <table:table-cell table:style-name="ce22" office:value-type="string">
            <text:p>Bur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51-2102</text:p>
          </table:table-cell>
          <table:table-cell table:style-name="ce23" office:value-type="date" office:date-value="2011-08-25T10:02:00">
            <text:p> 08/25/2011</text:p>
          </table:table-cell>
          <table:table-cell table:style-name="ce22" office:value-type="string">
            <text:p>Safeway 0907</text:p>
          </table:table-cell>
          <table:table-cell table:style-name="ce22" office:value-type="string">
            <text:p>43677</text:p>
          </table:table-cell>
          <table:table-cell table:style-name="ce22" office:value-type="string">
            <text:p>5204 Port Royal Rd</text:p>
          </table:table-cell>
          <table:table-cell table:style-name="ce22" office:value-type="string">
            <text:p>Spring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66-2617</text:p>
          </table:table-cell>
          <table:table-cell table:style-name="ce23" office:value-type="date" office:date-value="2011-08-25T10:14:00">
            <text:p> 08/25/2011</text:p>
          </table:table-cell>
          <table:table-cell table:style-name="ce22" office:value-type="string">
            <text:p>Safeway 1417</text:p>
          </table:table-cell>
          <table:table-cell table:style-name="ce22" office:value-type="string">
            <text:p>43698</text:p>
          </table:table-cell>
          <table:table-cell table:style-name="ce22" office:value-type="string">
            <text:p>9881 Georgetown Pike</text:p>
          </table:table-cell>
          <table:table-cell table:style-name="ce22" office:value-type="string">
            <text:p>Great Fall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03-2416</text:p>
          </table:table-cell>
          <table:table-cell table:style-name="ce23" office:value-type="date" office:date-value="2011-08-25T10:17:00">
            <text:p> 08/25/2011</text:p>
          </table:table-cell>
          <table:table-cell table:style-name="ce22" office:value-type="string">
            <text:p>7 Eleven Store 2581 10698 B</text:p>
          </table:table-cell>
          <table:table-cell table:style-name="ce22" office:value-type="string">
            <text:p>65968</text:p>
          </table:table-cell>
          <table:table-cell table:style-name="ce22" office:value-type="string">
            <text:p>4131 Hummer Rd</text:p>
          </table:table-cell>
          <table:table-cell table:style-name="ce22" office:value-type="string">
            <text:p>Annanda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03-3304</text:p>
          </table:table-cell>
          <table:table-cell table:style-name="ce23" office:value-type="date" office:date-value="2011-08-25T10:29:00">
            <text:p> 08/25/2011</text:p>
          </table:table-cell>
          <table:table-cell table:style-name="ce22" office:value-type="string">
            <text:p>CVS Pharmacy # 1383</text:p>
          </table:table-cell>
          <table:table-cell table:style-name="ce22" office:value-type="string">
            <text:p>62854</text:p>
          </table:table-cell>
          <table:table-cell table:style-name="ce22" office:value-type="string">
            <text:p>7205 Little River Tpke</text:p>
          </table:table-cell>
          <table:table-cell table:style-name="ce22" office:value-type="string">
            <text:p>Annanda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80-6842</text:p>
          </table:table-cell>
          <table:table-cell table:style-name="ce23" office:value-type="date" office:date-value="2011-08-25T11:00:00">
            <text:p> 08/25/2011</text:p>
          </table:table-cell>
          <table:table-cell table:style-name="ce22" office:value-type="string">
            <text:p>7 Eleven Store 2581 10693 A</text:p>
          </table:table-cell>
          <table:table-cell table:style-name="ce22" office:value-type="string">
            <text:p>43910</text:p>
          </table:table-cell>
          <table:table-cell table:style-name="ce22" office:value-type="string">
            <text:p>8616 Park St</text:p>
          </table:table-cell>
          <table:table-cell table:style-name="ce22" office:value-type="string">
            <text:p>Vien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80-5608</text:p>
          </table:table-cell>
          <table:table-cell table:style-name="ce23" office:value-type="date" office:date-value="2011-08-25T11:10:00">
            <text:p> 08/25/2011</text:p>
          </table:table-cell>
          <table:table-cell table:style-name="ce22" office:value-type="string">
            <text:p>Marco Polo Restaurant</text:p>
          </table:table-cell>
          <table:table-cell table:style-name="ce22" office:value-type="string">
            <text:p>11854</text:p>
          </table:table-cell>
          <table:table-cell table:style-name="ce22" office:value-type="string">
            <text:p>245 Maple Ave W</text:p>
          </table:table-cell>
          <table:table-cell table:style-name="ce22" office:value-type="string">
            <text:p>Vien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80-4221</text:p>
          </table:table-cell>
          <table:table-cell table:style-name="ce23" office:value-type="date" office:date-value="2011-08-25T11:18:00">
            <text:p> 08/25/2011</text:p>
          </table:table-cell>
          <table:table-cell table:style-name="ce22" office:value-type="string">
            <text:p>Tequila Grande</text:p>
          </table:table-cell>
          <table:table-cell table:style-name="ce22" office:value-type="string">
            <text:p>481</text:p>
          </table:table-cell>
          <table:table-cell table:style-name="ce22" office:value-type="string">
            <text:p>444 Maple Ave W</text:p>
          </table:table-cell>
          <table:table-cell table:style-name="ce22" office:value-type="string">
            <text:p>Vien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1-2704</text:p>
          </table:table-cell>
          <table:table-cell table:style-name="ce23" office:value-type="date" office:date-value="2011-08-25T11:48:00">
            <text:p> 08/25/2011</text:p>
          </table:table-cell>
          <table:table-cell table:style-name="ce22" office:value-type="string">
            <text:p>Flavors</text:p>
          </table:table-cell>
          <table:table-cell table:style-name="ce22" office:value-type="string">
            <text:p>75869</text:p>
          </table:table-cell>
          <table:table-cell table:style-name="ce22" office:value-type="string">
            <text:p>3420 Carlyn Hill Dr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24-3023</text:p>
          </table:table-cell>
          <table:table-cell table:style-name="ce23" office:value-type="date" office:date-value="2011-08-25T11:50:00">
            <text:p> 08/25/2011</text:p>
          </table:table-cell>
          <table:table-cell table:style-name="ce22" office:value-type="string">
            <text:p>Yoko Sushi</text:p>
          </table:table-cell>
          <table:table-cell table:style-name="ce22" office:value-type="string">
            <text:p>40887</text:p>
          </table:table-cell>
          <table:table-cell table:style-name="ce22" office:value-type="string">
            <text:p>2946 Chain Bridge Rd Ste J</text:p>
          </table:table-cell>
          <table:table-cell table:style-name="ce22" office:value-type="string">
            <text:p>Oak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51-3234</text:p>
          </table:table-cell>
          <table:table-cell table:style-name="ce23" office:value-type="date" office:date-value="2011-08-25T12:05:00">
            <text:p> 08/25/2011</text:p>
          </table:table-cell>
          <table:table-cell table:style-name="ce22" office:value-type="string">
            <text:p>Ruby Tuesday  241</text:p>
          </table:table-cell>
          <table:table-cell table:style-name="ce22" office:value-type="string">
            <text:p>74455</text:p>
          </table:table-cell>
          <table:table-cell table:style-name="ce22" office:value-type="string">
            <text:p>13915 Metrotech Dr</text:p>
          </table:table-cell>
          <table:table-cell table:style-name="ce22" office:value-type="string">
            <text:p>Chantill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2-1702</text:p>
          </table:table-cell>
          <table:table-cell table:style-name="ce23" office:value-type="date" office:date-value="2011-08-25T12:21:00">
            <text:p> 08/25/2011</text:p>
          </table:table-cell>
          <table:table-cell table:style-name="ce22" office:value-type="string">
            <text:p>Justas Chicken</text:p>
          </table:table-cell>
          <table:table-cell table:style-name="ce22" office:value-type="string">
            <text:p>68825</text:p>
          </table:table-cell>
          <table:table-cell table:style-name="ce22" office:value-type="string">
            <text:p>4711 N Chambliss St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80-8609</text:p>
          </table:table-cell>
          <table:table-cell table:style-name="ce23" office:value-type="date" office:date-value="2011-08-25T12:30:00">
            <text:p> 08/25/2011</text:p>
          </table:table-cell>
          <table:table-cell table:style-name="ce22" office:value-type="string">
            <text:p>Market Table Bistro</text:p>
          </table:table-cell>
          <table:table-cell table:style-name="ce22" office:value-type="string">
            <text:p>66632</text:p>
          </table:table-cell>
          <table:table-cell table:style-name="ce22" office:value-type="string">
            <text:p>13 E Broad Way</text:p>
          </table:table-cell>
          <table:table-cell table:style-name="ce22" office:value-type="string">
            <text:p>Lovett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1-2903</text:p>
          </table:table-cell>
          <table:table-cell table:style-name="ce23" office:value-type="date" office:date-value="2011-08-25T12:41:00">
            <text:p> 08/25/2011</text:p>
          </table:table-cell>
          <table:table-cell table:style-name="ce22" office:value-type="string">
            <text:p>City Diner</text:p>
          </table:table-cell>
          <table:table-cell table:style-name="ce22" office:value-type="string">
            <text:p>16962</text:p>
          </table:table-cell>
          <table:table-cell table:style-name="ce22" office:value-type="string">
            <text:p>5616 Leesburg Pike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51</text:p>
          </table:table-cell>
          <table:table-cell table:style-name="ce23" office:value-type="date" office:date-value="2011-08-25T12:55:00">
            <text:p> 08/25/2011</text:p>
          </table:table-cell>
          <table:table-cell table:style-name="ce22" office:value-type="string">
            <text:p>Santinis New York Style Deli</text:p>
          </table:table-cell>
          <table:table-cell table:style-name="ce22" office:value-type="string">
            <text:p>68305</text:p>
          </table:table-cell>
          <table:table-cell table:style-name="ce22" office:value-type="string">
            <text:p>3980 Corsair Ct</text:p>
          </table:table-cell>
          <table:table-cell table:style-name="ce22" office:value-type="string">
            <text:p>Chantill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41-2504</text:p>
          </table:table-cell>
          <table:table-cell table:style-name="ce23" office:value-type="date" office:date-value="2011-08-25T13:12:00">
            <text:p> 08/25/2011</text:p>
          </table:table-cell>
          <table:table-cell table:style-name="ce22" office:value-type="string">
            <text:p>Stoneleigh Tavern</text:p>
          </table:table-cell>
          <table:table-cell table:style-name="ce22" office:value-type="string">
            <text:p>73850</text:p>
          </table:table-cell>
          <table:table-cell table:style-name="ce22" office:value-type="string">
            <text:p>35279 Prestwick Ct</text:p>
          </table:table-cell>
          <table:table-cell table:style-name="ce22" office:value-type="string">
            <text:p>Round Hi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51-4012</text:p>
          </table:table-cell>
          <table:table-cell table:style-name="ce23" office:value-type="date" office:date-value="2011-08-25T13:13:00">
            <text:p> 08/25/2011</text:p>
          </table:table-cell>
          <table:table-cell table:style-name="ce22" office:value-type="string">
            <text:p>Prime Mart</text:p>
          </table:table-cell>
          <table:table-cell table:style-name="ce22" office:value-type="string">
            <text:p>61414</text:p>
          </table:table-cell>
          <table:table-cell table:style-name="ce22" office:value-type="string">
            <text:p>4300 Chantilly Shopping Ctr</text:p>
          </table:table-cell>
          <table:table-cell table:style-name="ce22" office:value-type="string">
            <text:p>Chantill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66-2661</text:p>
          </table:table-cell>
          <table:table-cell table:style-name="ce23" office:value-type="date" office:date-value="2011-08-25T13:44:00">
            <text:p> 08/25/2011</text:p>
          </table:table-cell>
          <table:table-cell table:style-name="ce22" office:value-type="string">
            <text:p>Maison Du Vin</text:p>
          </table:table-cell>
          <table:table-cell table:style-name="ce22" office:value-type="string">
            <text:p>52929</text:p>
          </table:table-cell>
          <table:table-cell table:style-name="ce22" office:value-type="string">
            <text:p>756 Walker Rd Ste CD</text:p>
          </table:table-cell>
          <table:table-cell table:style-name="ce22" office:value-type="string">
            <text:p>Great Fall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66-2845</text:p>
          </table:table-cell>
          <table:table-cell table:style-name="ce23" office:value-type="date" office:date-value="2011-08-25T13:48:00">
            <text:p> 08/25/2011</text:p>
          </table:table-cell>
          <table:table-cell table:style-name="ce22" office:value-type="string">
            <text:p>Classic Wines</text:p>
          </table:table-cell>
          <table:table-cell table:style-name="ce22" office:value-type="string">
            <text:p>57292</text:p>
          </table:table-cell>
          <table:table-cell table:style-name="ce22" office:value-type="string">
            <text:p>9912 Georgetown Pike Ste C102</text:p>
          </table:table-cell>
          <table:table-cell table:style-name="ce22" office:value-type="string">
            <text:p>Great Fall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64-3206</text:p>
          </table:table-cell>
          <table:table-cell table:style-name="ce23" office:value-type="date" office:date-value="2011-08-25T13:54:00">
            <text:p> 08/25/2011</text:p>
          </table:table-cell>
          <table:table-cell table:style-name="ce22" office:value-type="string">
            <text:p>High Up Food Mart</text:p>
          </table:table-cell>
          <table:table-cell table:style-name="ce22" office:value-type="string">
            <text:p>52464</text:p>
          </table:table-cell>
          <table:table-cell table:style-name="ce22" office:value-type="string">
            <text:p>428 Sterling Park Shp Mall</text:p>
          </table:table-cell>
          <table:table-cell table:style-name="ce22" office:value-type="string">
            <text:p>Sterlin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48-4463</text:p>
          </table:table-cell>
          <table:table-cell table:style-name="ce23" office:value-type="date" office:date-value="2011-08-25T15:50:00">
            <text:p> 08/25/2011</text:p>
          </table:table-cell>
          <table:table-cell table:style-name="ce22" office:value-type="string">
            <text:p>Harris Teeter # 284</text:p>
          </table:table-cell>
          <table:table-cell table:style-name="ce22" office:value-type="string">
            <text:p>46866</text:p>
          </table:table-cell>
          <table:table-cell table:style-name="ce22" office:value-type="string">
            <text:p>43300 Southern Walk Plz Ste 130</text:p>
          </table:table-cell>
          <table:table-cell table:style-name="ce22" office:value-type="string">
            <text:p>Ashbur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0-5040</text:p>
          </table:table-cell>
          <table:table-cell table:style-name="ce23" office:value-type="date" office:date-value="2011-08-25T19:02:00">
            <text:p> 08/25/2011</text:p>
          </table:table-cell>
          <table:table-cell table:style-name="ce22" office:value-type="string">
            <text:p>Luigis Pizza</text:p>
          </table:table-cell>
          <table:table-cell table:style-name="ce22" office:value-type="string">
            <text:p>67453</text:p>
          </table:table-cell>
          <table:table-cell table:style-name="ce22" office:value-type="string">
            <text:p>11199 Lee Hwy Ste F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66-2416</text:p>
          </table:table-cell>
          <table:table-cell table:style-name="ce23" office:value-type="date" office:date-value="2011-08-26T13:38:00">
            <text:p> 08/26/2011</text:p>
          </table:table-cell>
          <table:table-cell table:style-name="ce22" office:value-type="string">
            <text:p>P F Changs China Bistro</text:p>
          </table:table-cell>
          <table:table-cell table:style-name="ce22" office:value-type="string">
            <text:p>66670</text:p>
          </table:table-cell>
          <table:table-cell table:style-name="ce22" office:value-type="string">
            <text:p>21078 Dulles Town Cir</text:p>
          </table:table-cell>
          <table:table-cell table:style-name="ce22" office:value-type="string">
            <text:p>Sterlin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64-1814</text:p>
          </table:table-cell>
          <table:table-cell table:style-name="ce23" office:value-type="date" office:date-value="2011-08-26T14:03:00">
            <text:p> 08/26/2011</text:p>
          </table:table-cell>
          <table:table-cell table:style-name="ce22" office:value-type="string">
            <text:p>Tipicos Los Amigos Restaurant</text:p>
          </table:table-cell>
          <table:table-cell table:style-name="ce22" office:value-type="string">
            <text:p>67006</text:p>
          </table:table-cell>
          <table:table-cell table:style-name="ce22" office:value-type="string">
            <text:p>46950 Community Plz</text:p>
          </table:table-cell>
          <table:table-cell table:style-name="ce22" office:value-type="string">
            <text:p>Sterlin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64-1887</text:p>
          </table:table-cell>
          <table:table-cell table:style-name="ce23" office:value-type="date" office:date-value="2011-08-26T14:27:00">
            <text:p> 08/26/2011</text:p>
          </table:table-cell>
          <table:table-cell table:style-name="ce22" office:value-type="string">
            <text:p>Lucias</text:p>
          </table:table-cell>
          <table:table-cell table:style-name="ce22" office:value-type="string">
            <text:p>56497</text:p>
          </table:table-cell>
          <table:table-cell table:style-name="ce22" office:value-type="string">
            <text:p>21800 Towncenter Plz Ste 255</text:p>
          </table:table-cell>
          <table:table-cell table:style-name="ce22" office:value-type="string">
            <text:p>Sterlin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65-2468</text:p>
          </table:table-cell>
          <table:table-cell table:style-name="ce23" office:value-type="date" office:date-value="2011-08-26T14:35:00">
            <text:p> 08/26/2011</text:p>
          </table:table-cell>
          <table:table-cell table:style-name="ce22" office:value-type="string">
            <text:p>Sunoco A Plus 7682</text:p>
          </table:table-cell>
          <table:table-cell table:style-name="ce22" office:value-type="string">
            <text:p>36114</text:p>
          </table:table-cell>
          <table:table-cell table:style-name="ce22" office:value-type="string">
            <text:p>20850 Hardwood Forest Dr</text:p>
          </table:table-cell>
          <table:table-cell table:style-name="ce22" office:value-type="string">
            <text:p>Sterlin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47-5468</text:p>
          </table:table-cell>
          <table:table-cell table:style-name="ce23" office:value-type="date" office:date-value="2011-08-26T15:21:00">
            <text:p> 08/26/2011</text:p>
          </table:table-cell>
          <table:table-cell table:style-name="ce22" office:value-type="string">
            <text:p>Uppys 76</text:p>
          </table:table-cell>
          <table:table-cell table:style-name="ce22" office:value-type="string">
            <text:p>65667</text:p>
          </table:table-cell>
          <table:table-cell table:style-name="ce22" office:value-type="string">
            <text:p>43740 Parkhurst Plz</text:p>
          </table:table-cell>
          <table:table-cell table:style-name="ce22" office:value-type="string">
            <text:p>Ashbur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48-4409</text:p>
          </table:table-cell>
          <table:table-cell table:style-name="ce23" office:value-type="date" office:date-value="2011-08-26T15:37:00">
            <text:p> 08/26/2011</text:p>
          </table:table-cell>
          <table:table-cell table:style-name="ce22" office:value-type="string">
            <text:p>Sunoco A Plus 7661</text:p>
          </table:table-cell>
          <table:table-cell table:style-name="ce22" office:value-type="string">
            <text:p>36112</text:p>
          </table:table-cell>
          <table:table-cell table:style-name="ce22" office:value-type="string">
            <text:p>42870 Truro Parish Dr</text:p>
          </table:table-cell>
          <table:table-cell table:style-name="ce22" office:value-type="string">
            <text:p>Broadland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48</text:p>
          </table:table-cell>
          <table:table-cell table:style-name="ce23" office:value-type="date" office:date-value="2011-08-26T16:03:00">
            <text:p> 08/26/2011</text:p>
          </table:table-cell>
          <table:table-cell table:style-name="ce22" office:value-type="string">
            <text:p>Harris Teeter # 230</text:p>
          </table:table-cell>
          <table:table-cell table:style-name="ce22" office:value-type="string">
            <text:p>40371</text:p>
          </table:table-cell>
          <table:table-cell table:style-name="ce22" office:value-type="string">
            <text:p>42415 Ryan Rd</text:p>
          </table:table-cell>
          <table:table-cell table:style-name="ce22" office:value-type="string">
            <text:p>Bramble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24-3001</text:p>
          </table:table-cell>
          <table:table-cell table:style-name="ce23" office:value-type="date" office:date-value="2011-08-28T11:27:00">
            <text:p> 08/28/2011</text:p>
          </table:table-cell>
          <table:table-cell table:style-name="ce22" office:value-type="string">
            <text:p>CVS Pharmacy # 1389</text:p>
          </table:table-cell>
          <table:table-cell table:style-name="ce22" office:value-type="string">
            <text:p>62860</text:p>
          </table:table-cell>
          <table:table-cell table:style-name="ce22" office:value-type="string">
            <text:p>2912 Chain Bridge Rd</text:p>
          </table:table-cell>
          <table:table-cell table:style-name="ce22" office:value-type="string">
            <text:p>Oak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64-1826</text:p>
          </table:table-cell>
          <table:table-cell table:style-name="ce23" office:value-type="date" office:date-value="2011-08-28T14:09:00">
            <text:p> 08/28/2011</text:p>
          </table:table-cell>
          <table:table-cell table:style-name="ce22" office:value-type="string">
            <text:p>Shoppers Food Warehouse # 36</text:p>
          </table:table-cell>
          <table:table-cell table:style-name="ce22" office:value-type="string">
            <text:p>4466</text:p>
          </table:table-cell>
          <table:table-cell table:style-name="ce22" office:value-type="string">
            <text:p>47100 Community Plz</text:p>
          </table:table-cell>
          <table:table-cell table:style-name="ce22" office:value-type="string">
            <text:p>Sterlin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65-6113</text:p>
          </table:table-cell>
          <table:table-cell table:style-name="ce23" office:value-type="date" office:date-value="2011-08-28T14:45:00">
            <text:p> 08/28/2011</text:p>
          </table:table-cell>
          <table:table-cell table:style-name="ce22" office:value-type="string">
            <text:p>4912 Thai Cuisine</text:p>
          </table:table-cell>
          <table:table-cell table:style-name="ce22" office:value-type="string">
            <text:p>32735</text:p>
          </table:table-cell>
          <table:table-cell table:style-name="ce22" office:value-type="string">
            <text:p>45965 Regal Plz</text:p>
          </table:table-cell>
          <table:table-cell table:style-name="ce22" office:value-type="string">
            <text:p>Sterlin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-1025</text:p>
          </table:table-cell>
          <table:table-cell table:style-name="ce23" office:value-type="date" office:date-value="2011-09-07T12:32:00">
            <text:p> 09/07/2011</text:p>
          </table:table-cell>
          <table:table-cell table:style-name="ce22" office:value-type="string">
            <text:p>Kwik Stop Market 3</text:p>
          </table:table-cell>
          <table:table-cell table:style-name="ce22" office:value-type="string">
            <text:p>37543</text:p>
          </table:table-cell>
          <table:table-cell table:style-name="ce22" office:value-type="string">
            <text:p>100 Jeanette Dr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9-3936</text:p>
          </table:table-cell>
          <table:table-cell table:style-name="ce23" office:value-type="date" office:date-value="2011-09-07T12:43:00">
            <text:p> 09/07/2011</text:p>
          </table:table-cell>
          <table:table-cell table:style-name="ce22" office:value-type="string">
            <text:p>The Community Kwik Shop</text:p>
          </table:table-cell>
          <table:table-cell table:style-name="ce22" office:value-type="string">
            <text:p>68007</text:p>
          </table:table-cell>
          <table:table-cell table:style-name="ce22" office:value-type="string">
            <text:p>9800 Franklin Tpke</text:p>
          </table:table-cell>
          <table:table-cell table:style-name="ce22" office:value-type="string">
            <text:p>Dry For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1</text:p>
          </table:table-cell>
          <table:table-cell table:style-name="ce23" office:value-type="date" office:date-value="2011-09-07T14:03:00">
            <text:p> 09/07/2011</text:p>
          </table:table-cell>
          <table:table-cell table:style-name="ce22" office:value-type="string">
            <text:p>EZ Stop Market</text:p>
          </table:table-cell>
          <table:table-cell table:style-name="ce22" office:value-type="string">
            <text:p>50540</text:p>
          </table:table-cell>
          <table:table-cell table:style-name="ce22" office:value-type="string">
            <text:p>8412 Martinsville Hwy 58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01</text:p>
          </table:table-cell>
          <table:table-cell table:style-name="ce23" office:value-type="date" office:date-value="2011-09-07T14:38:00">
            <text:p> 09/07/2011</text:p>
          </table:table-cell>
          <table:table-cell table:style-name="ce22" office:value-type="string">
            <text:p>Marias Pizza &amp; Italian Restaurant</text:p>
          </table:table-cell>
          <table:table-cell table:style-name="ce22" office:value-type="string">
            <text:p>47193</text:p>
          </table:table-cell>
          <table:table-cell table:style-name="ce22" office:value-type="string">
            <text:p>901 Greenville Ave</text:p>
          </table:table-cell>
          <table:table-cell table:style-name="ce22" office:value-type="string">
            <text:p>Stau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66-4106</text:p>
          </table:table-cell>
          <table:table-cell table:style-name="ce23" office:value-type="date" office:date-value="2011-09-07T14:49:00">
            <text:p> 09/07/2011</text:p>
          </table:table-cell>
          <table:table-cell table:style-name="ce22" office:value-type="string">
            <text:p>Pauls Place LLC</text:p>
          </table:table-cell>
          <table:table-cell table:style-name="ce22" office:value-type="string">
            <text:p>32947</text:p>
          </table:table-cell>
          <table:table-cell table:style-name="ce22" office:value-type="string">
            <text:p>17056 Old Richmond Rd</text:p>
          </table:table-cell>
          <table:table-cell table:style-name="ce22" office:value-type="string">
            <text:p>Keelin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65</text:p>
          </table:table-cell>
          <table:table-cell table:style-name="ce23" office:value-type="date" office:date-value="2011-09-07T15:17:00">
            <text:p> 09/07/2011</text:p>
          </table:table-cell>
          <table:table-cell table:style-name="ce22" office:value-type="string">
            <text:p>Elkhorn Country Store</text:p>
          </table:table-cell>
          <table:table-cell table:style-name="ce22" office:value-type="string">
            <text:p>61465</text:p>
          </table:table-cell>
          <table:table-cell table:style-name="ce22" office:value-type="string">
            <text:p>2340 Elkhorn Rd</text:p>
          </table:table-cell>
          <table:table-cell table:style-name="ce22" office:value-type="string">
            <text:p>Jav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01-4976</text:p>
          </table:table-cell>
          <table:table-cell table:style-name="ce23" office:value-type="date" office:date-value="2011-09-07T15:20:00">
            <text:p> 09/07/2011</text:p>
          </table:table-cell>
          <table:table-cell table:style-name="ce22" office:value-type="string">
            <text:p>Sheetz # 302</text:p>
          </table:table-cell>
          <table:table-cell table:style-name="ce22" office:value-type="string">
            <text:p>12630</text:p>
          </table:table-cell>
          <table:table-cell table:style-name="ce22" office:value-type="string">
            <text:p>1250 Richmond Ave</text:p>
          </table:table-cell>
          <table:table-cell table:style-name="ce22" office:value-type="string">
            <text:p>Stau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82</text:p>
          </table:table-cell>
          <table:table-cell table:style-name="ce23" office:value-type="date" office:date-value="2011-09-07T16:00:00">
            <text:p> 09/07/2011</text:p>
          </table:table-cell>
          <table:table-cell table:style-name="ce22" office:value-type="string">
            <text:p>Verona Citgo</text:p>
          </table:table-cell>
          <table:table-cell table:style-name="ce22" office:value-type="string">
            <text:p>29239</text:p>
          </table:table-cell>
          <table:table-cell table:style-name="ce22" office:value-type="string">
            <text:p>6 Lodge Ln</text:p>
          </table:table-cell>
          <table:table-cell table:style-name="ce22" office:value-type="string">
            <text:p>Vero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31-4427</text:p>
          </table:table-cell>
          <table:table-cell table:style-name="ce23" office:value-type="date" office:date-value="2011-09-07T16:24:00">
            <text:p> 09/07/2011</text:p>
          </table:table-cell>
          <table:table-cell table:style-name="ce22" office:value-type="string">
            <text:p>M &amp; S Market</text:p>
          </table:table-cell>
          <table:table-cell table:style-name="ce22" office:value-type="string">
            <text:p>65482</text:p>
          </table:table-cell>
          <table:table-cell table:style-name="ce22" office:value-type="string">
            <text:p>792 N Main St</text:p>
          </table:table-cell>
          <table:table-cell table:style-name="ce22" office:value-type="string">
            <text:p>Chatha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01-9159</text:p>
          </table:table-cell>
          <table:table-cell table:style-name="ce23" office:value-type="date" office:date-value="2011-09-07T16:30:00">
            <text:p> 09/07/2011</text:p>
          </table:table-cell>
          <table:table-cell table:style-name="ce22" office:value-type="string">
            <text:p>Dices</text:p>
          </table:table-cell>
          <table:table-cell table:style-name="ce22" office:value-type="string">
            <text:p>14954</text:p>
          </table:table-cell>
          <table:table-cell table:style-name="ce22" office:value-type="string">
            <text:p>216 Frontier Dr</text:p>
          </table:table-cell>
          <table:table-cell table:style-name="ce22" office:value-type="string">
            <text:p>Stau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31</text:p>
          </table:table-cell>
          <table:table-cell table:style-name="ce23" office:value-type="date" office:date-value="2011-09-07T16:40:00">
            <text:p> 09/07/2011</text:p>
          </table:table-cell>
          <table:table-cell table:style-name="ce22" office:value-type="string">
            <text:p>Climax Mini Market</text:p>
          </table:table-cell>
          <table:table-cell table:style-name="ce22" office:value-type="string">
            <text:p>53569</text:p>
          </table:table-cell>
          <table:table-cell table:style-name="ce22" office:value-type="string">
            <text:p>3793 Climax Rd</text:p>
          </table:table-cell>
          <table:table-cell table:style-name="ce22" office:value-type="string">
            <text:p>Chatha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57</text:p>
          </table:table-cell>
          <table:table-cell table:style-name="ce23" office:value-type="date" office:date-value="2011-09-07T17:01:00">
            <text:p> 09/07/2011</text:p>
          </table:table-cell>
          <table:table-cell table:style-name="ce22" office:value-type="string">
            <text:p>Jeffs Restaurant</text:p>
          </table:table-cell>
          <table:table-cell table:style-name="ce22" office:value-type="string">
            <text:p>50771</text:p>
          </table:table-cell>
          <table:table-cell table:style-name="ce22" office:value-type="string">
            <text:p>1011 N Main St</text:p>
          </table:table-cell>
          <table:table-cell table:style-name="ce22" office:value-type="string">
            <text:p>Gret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77</text:p>
          </table:table-cell>
          <table:table-cell table:style-name="ce23" office:value-type="date" office:date-value="2011-09-07T17:08:00">
            <text:p> 09/07/2011</text:p>
          </table:table-cell>
          <table:table-cell table:style-name="ce22" office:value-type="string">
            <text:p>Scotto's Trattoria</text:p>
          </table:table-cell>
          <table:table-cell table:style-name="ce22" office:value-type="string">
            <text:p>10872</text:p>
          </table:table-cell>
          <table:table-cell table:style-name="ce22" office:value-type="string">
            <text:p>2691 Stuarts Draft Hwy</text:p>
          </table:table-cell>
          <table:table-cell table:style-name="ce22" office:value-type="string">
            <text:p>Stuarts Draf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31-3113</text:p>
          </table:table-cell>
          <table:table-cell table:style-name="ce23" office:value-type="date" office:date-value="2011-09-07T17:20:00">
            <text:p> 09/07/2011</text:p>
          </table:table-cell>
          <table:table-cell table:style-name="ce22" office:value-type="string">
            <text:p>El Cazador</text:p>
          </table:table-cell>
          <table:table-cell table:style-name="ce22" office:value-type="string">
            <text:p>27097</text:p>
          </table:table-cell>
          <table:table-cell table:style-name="ce22" office:value-type="string">
            <text:p>15 N Main St</text:p>
          </table:table-cell>
          <table:table-cell table:style-name="ce22" office:value-type="string">
            <text:p>Chatha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80</text:p>
          </table:table-cell>
          <table:table-cell table:style-name="ce23" office:value-type="date" office:date-value="2011-09-07T17:40:00">
            <text:p> 09/07/2011</text:p>
          </table:table-cell>
          <table:table-cell table:style-name="ce22" office:value-type="string">
            <text:p>Mi Rancho</text:p>
          </table:table-cell>
          <table:table-cell table:style-name="ce22" office:value-type="string">
            <text:p>38782</text:p>
          </table:table-cell>
          <table:table-cell table:style-name="ce22" office:value-type="string">
            <text:p>408 E Main St</text:p>
          </table:table-cell>
          <table:table-cell table:style-name="ce22" office:value-type="string">
            <text:p>Waynesboro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2-5113</text:p>
          </table:table-cell>
          <table:table-cell table:style-name="ce23" office:value-type="date" office:date-value="2011-09-07T18:50:00">
            <text:p> 09/07/2011</text:p>
          </table:table-cell>
          <table:table-cell table:style-name="ce22" office:value-type="string">
            <text:p>The Red Land Club</text:p>
          </table:table-cell>
          <table:table-cell table:style-name="ce22" office:value-type="string">
            <text:p>5069</text:p>
          </table:table-cell>
          <table:table-cell table:style-name="ce22" office:value-type="string">
            <text:p>300 Park St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7-1637</text:p>
          </table:table-cell>
          <table:table-cell table:style-name="ce23" office:value-type="date" office:date-value="2011-09-08T09:54:00">
            <text:p> 09/08/2011</text:p>
          </table:table-cell>
          <table:table-cell table:style-name="ce22" office:value-type="string">
            <text:p>Food Lion 278</text:p>
          </table:table-cell>
          <table:table-cell table:style-name="ce22" office:value-type="string">
            <text:p>9657</text:p>
          </table:table-cell>
          <table:table-cell table:style-name="ce22" office:value-type="string">
            <text:p>2631 Peters Creek Rd N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7-2633</text:p>
          </table:table-cell>
          <table:table-cell table:style-name="ce23" office:value-type="date" office:date-value="2011-09-08T10:34:00">
            <text:p> 09/08/2011</text:p>
          </table:table-cell>
          <table:table-cell table:style-name="ce22" office:value-type="string">
            <text:p>Stop In Food Stores 58</text:p>
          </table:table-cell>
          <table:table-cell table:style-name="ce22" office:value-type="string">
            <text:p>32361</text:p>
          </table:table-cell>
          <table:table-cell table:style-name="ce22" office:value-type="string">
            <text:p>3911 Melrose Ave N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7-4947</text:p>
          </table:table-cell>
          <table:table-cell table:style-name="ce23" office:value-type="date" office:date-value="2011-09-08T10:50:00">
            <text:p> 09/08/2011</text:p>
          </table:table-cell>
          <table:table-cell table:style-name="ce22" office:value-type="string">
            <text:p>Wilmont Market</text:p>
          </table:table-cell>
          <table:table-cell table:style-name="ce22" office:value-type="string">
            <text:p>5943</text:p>
          </table:table-cell>
          <table:table-cell table:style-name="ce22" office:value-type="string">
            <text:p>3605 Shenandoah Ave N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7</text:p>
          </table:table-cell>
          <table:table-cell table:style-name="ce23" office:value-type="date" office:date-value="2011-09-08T11:10:00">
            <text:p> 09/08/2011</text:p>
          </table:table-cell>
          <table:table-cell table:style-name="ce22" office:value-type="string">
            <text:p>Quick Mart 1</text:p>
          </table:table-cell>
          <table:table-cell table:style-name="ce22" office:value-type="string">
            <text:p>40892</text:p>
          </table:table-cell>
          <table:table-cell table:style-name="ce22" office:value-type="string">
            <text:p>3050 Salem Tpke N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7</text:p>
          </table:table-cell>
          <table:table-cell table:style-name="ce23" office:value-type="date" office:date-value="2011-09-08T11:55:00">
            <text:p> 09/08/2011</text:p>
          </table:table-cell>
          <table:table-cell table:style-name="ce22" office:value-type="string">
            <text:p>N &amp; M</text:p>
          </table:table-cell>
          <table:table-cell table:style-name="ce22" office:value-type="string">
            <text:p>38843</text:p>
          </table:table-cell>
          <table:table-cell table:style-name="ce22" office:value-type="string">
            <text:p>1102 Orange Ave N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5-4402</text:p>
          </table:table-cell>
          <table:table-cell table:style-name="ce23" office:value-type="date" office:date-value="2011-09-08T13:00:00">
            <text:p> 09/08/2011</text:p>
          </table:table-cell>
          <table:table-cell table:style-name="ce22" office:value-type="string">
            <text:p>Coffee Pot</text:p>
          </table:table-cell>
          <table:table-cell table:style-name="ce22" office:value-type="string">
            <text:p>44894</text:p>
          </table:table-cell>
          <table:table-cell table:style-name="ce22" office:value-type="string">
            <text:p>2902 Brambleton Ave S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8-1525</text:p>
          </table:table-cell>
          <table:table-cell table:style-name="ce23" office:value-type="date" office:date-value="2011-09-08T13:20:00">
            <text:p> 09/08/2011</text:p>
          </table:table-cell>
          <table:table-cell table:style-name="ce22" office:value-type="string">
            <text:p>Roanoke Weiner Stand Lee Hi</text:p>
          </table:table-cell>
          <table:table-cell table:style-name="ce22" office:value-type="string">
            <text:p>68543</text:p>
          </table:table-cell>
          <table:table-cell table:style-name="ce22" office:value-type="string">
            <text:p>3601 Brandon Ave S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8-1247</text:p>
          </table:table-cell>
          <table:table-cell table:style-name="ce23" office:value-type="date" office:date-value="2011-09-08T13:26:00">
            <text:p> 09/08/2011</text:p>
          </table:table-cell>
          <table:table-cell table:style-name="ce22" office:value-type="string">
            <text:p>Mikes Country Market</text:p>
          </table:table-cell>
          <table:table-cell table:style-name="ce22" office:value-type="string">
            <text:p>35647</text:p>
          </table:table-cell>
          <table:table-cell table:style-name="ce22" office:value-type="string">
            <text:p>4330 Brandon Ave S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8-3427</text:p>
          </table:table-cell>
          <table:table-cell table:style-name="ce23" office:value-type="date" office:date-value="2011-09-08T13:42:00">
            <text:p> 09/08/2011</text:p>
          </table:table-cell>
          <table:table-cell table:style-name="ce22" office:value-type="string">
            <text:p>CVS Pharmacy 4378</text:p>
          </table:table-cell>
          <table:table-cell table:style-name="ce22" office:value-type="string">
            <text:p>67302</text:p>
          </table:table-cell>
          <table:table-cell table:style-name="ce22" office:value-type="string">
            <text:p>4400 Brambleton Ave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8</text:p>
          </table:table-cell>
          <table:table-cell table:style-name="ce23" office:value-type="date" office:date-value="2011-09-08T13:55:00">
            <text:p> 09/08/2011</text:p>
          </table:table-cell>
          <table:table-cell table:style-name="ce22" office:value-type="string">
            <text:p>7 Eleven Store 11981 B</text:p>
          </table:table-cell>
          <table:table-cell table:style-name="ce22" office:value-type="string">
            <text:p>65047</text:p>
          </table:table-cell>
          <table:table-cell table:style-name="ce22" office:value-type="string">
            <text:p>3757 Electric Rd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8</text:p>
          </table:table-cell>
          <table:table-cell table:style-name="ce23" office:value-type="date" office:date-value="2011-09-08T14:00:00">
            <text:p> 09/08/2011</text:p>
          </table:table-cell>
          <table:table-cell table:style-name="ce22" office:value-type="string">
            <text:p>Tanglewood Autowash Shell</text:p>
          </table:table-cell>
          <table:table-cell table:style-name="ce22" office:value-type="string">
            <text:p>45391</text:p>
          </table:table-cell>
          <table:table-cell table:style-name="ce22" office:value-type="string">
            <text:p>4083 Electric Rd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8</text:p>
          </table:table-cell>
          <table:table-cell table:style-name="ce23" office:value-type="date" office:date-value="2011-09-08T15:12:00">
            <text:p> 09/08/2011</text:p>
          </table:table-cell>
          <table:table-cell table:style-name="ce22" office:value-type="string">
            <text:p>Stop In Food Stores 202</text:p>
          </table:table-cell>
          <table:table-cell table:style-name="ce22" office:value-type="string">
            <text:p>63464</text:p>
          </table:table-cell>
          <table:table-cell table:style-name="ce22" office:value-type="string">
            <text:p>4040 Electric Rd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8</text:p>
          </table:table-cell>
          <table:table-cell table:style-name="ce23" office:value-type="date" office:date-value="2011-09-08T15:25:00">
            <text:p> 09/08/2011</text:p>
          </table:table-cell>
          <table:table-cell table:style-name="ce22" office:value-type="string">
            <text:p>Kroger # 202</text:p>
          </table:table-cell>
          <table:table-cell table:style-name="ce22" office:value-type="string">
            <text:p>77975</text:p>
          </table:table-cell>
          <table:table-cell table:style-name="ce22" office:value-type="string">
            <text:p>4488 Electric Rd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9</text:p>
          </table:table-cell>
          <table:table-cell table:style-name="ce23" office:value-type="date" office:date-value="2011-09-09T13:04:00">
            <text:p> 09/09/2011</text:p>
          </table:table-cell>
          <table:table-cell table:style-name="ce22" office:value-type="string">
            <text:p>CVS Pharmacy 7577</text:p>
          </table:table-cell>
          <table:table-cell table:style-name="ce22" office:value-type="string">
            <text:p>67308</text:p>
          </table:table-cell>
          <table:table-cell table:style-name="ce22" office:value-type="string">
            <text:p>4820 Hollins Rd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6-3922</text:p>
          </table:table-cell>
          <table:table-cell table:style-name="ce23" office:value-type="date" office:date-value="2011-09-09T14:25:00">
            <text:p> 09/09/2011</text:p>
          </table:table-cell>
          <table:table-cell table:style-name="ce22" office:value-type="string">
            <text:p>Beijing Restaurant</text:p>
          </table:table-cell>
          <table:table-cell table:style-name="ce22" office:value-type="string">
            <text:p>65582</text:p>
          </table:table-cell>
          <table:table-cell table:style-name="ce22" office:value-type="string">
            <text:p>502B Elm Ave S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5</text:p>
          </table:table-cell>
          <table:table-cell table:style-name="ce23" office:value-type="date" office:date-value="2011-09-09T14:31:00">
            <text:p> 09/09/2011</text:p>
          </table:table-cell>
          <table:table-cell table:style-name="ce22" office:value-type="string">
            <text:p>Village Grill</text:p>
          </table:table-cell>
          <table:table-cell table:style-name="ce22" office:value-type="string">
            <text:p>27816</text:p>
          </table:table-cell>
          <table:table-cell table:style-name="ce22" office:value-type="string">
            <text:p>1802 Memorial Ave S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5-2324</text:p>
          </table:table-cell>
          <table:table-cell table:style-name="ce23" office:value-type="date" office:date-value="2011-09-09T14:38:00">
            <text:p> 09/09/2011</text:p>
          </table:table-cell>
          <table:table-cell table:style-name="ce22" office:value-type="string">
            <text:p>Mick Or Mack Iga</text:p>
          </table:table-cell>
          <table:table-cell table:style-name="ce22" office:value-type="string">
            <text:p>44466</text:p>
          </table:table-cell>
          <table:table-cell table:style-name="ce22" office:value-type="string">
            <text:p>1312 Winborne St S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5-2318</text:p>
          </table:table-cell>
          <table:table-cell table:style-name="ce23" office:value-type="date" office:date-value="2011-09-09T15:05:00">
            <text:p> 09/09/2011</text:p>
          </table:table-cell>
          <table:table-cell table:style-name="ce22" office:value-type="string">
            <text:p>7 Eleven Store 11976 A</text:p>
          </table:table-cell>
          <table:table-cell table:style-name="ce22" office:value-type="string">
            <text:p>48077</text:p>
          </table:table-cell>
          <table:table-cell table:style-name="ce22" office:value-type="string">
            <text:p>1410 Grandin Rd S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551</text:p>
          </table:table-cell>
          <table:table-cell table:style-name="ce23" office:value-type="date" office:date-value="2011-09-13T17:07:00">
            <text:p> 09/13/2011</text:p>
          </table:table-cell>
          <table:table-cell table:style-name="ce22" office:value-type="string">
            <text:p>Food Lion 1537</text:p>
          </table:table-cell>
          <table:table-cell table:style-name="ce22" office:value-type="string">
            <text:p>9906</text:p>
          </table:table-cell>
          <table:table-cell table:style-name="ce22" office:value-type="string">
            <text:p>12130 E Lynchburg Salem Tpke</text:p>
          </table:table-cell>
          <table:table-cell table:style-name="ce22" office:value-type="string">
            <text:p>Fores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551</text:p>
          </table:table-cell>
          <table:table-cell table:style-name="ce23" office:value-type="date" office:date-value="2011-09-13T17:17:00">
            <text:p> 09/13/2011</text:p>
          </table:table-cell>
          <table:table-cell table:style-name="ce22" office:value-type="string">
            <text:p>Express Lane Store 2</text:p>
          </table:table-cell>
          <table:table-cell table:style-name="ce22" office:value-type="string">
            <text:p>44677</text:p>
          </table:table-cell>
          <table:table-cell table:style-name="ce22" office:value-type="string">
            <text:p>12200 E Lynchburg Salem Tpke</text:p>
          </table:table-cell>
          <table:table-cell table:style-name="ce22" office:value-type="string">
            <text:p>Fores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556</text:p>
          </table:table-cell>
          <table:table-cell table:style-name="ce23" office:value-type="date" office:date-value="2011-09-13T17:25:00">
            <text:p> 09/13/2011</text:p>
          </table:table-cell>
          <table:table-cell table:style-name="ce22" office:value-type="string">
            <text:p>Owens Market</text:p>
          </table:table-cell>
          <table:table-cell table:style-name="ce22" office:value-type="string">
            <text:p>29177</text:p>
          </table:table-cell>
          <table:table-cell table:style-name="ce22" office:value-type="string">
            <text:p>9741 E Lynchburg Salem Tpke</text:p>
          </table:table-cell>
          <table:table-cell table:style-name="ce22" office:value-type="string">
            <text:p>Good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523</text:p>
          </table:table-cell>
          <table:table-cell table:style-name="ce23" office:value-type="date" office:date-value="2011-09-13T17:52:00">
            <text:p> 09/13/2011</text:p>
          </table:table-cell>
          <table:table-cell table:style-name="ce22" office:value-type="string">
            <text:p>Ruby Tuesday</text:p>
          </table:table-cell>
          <table:table-cell table:style-name="ce22" office:value-type="string">
            <text:p>38397</text:p>
          </table:table-cell>
          <table:table-cell table:style-name="ce22" office:value-type="string">
            <text:p>1355 Boxwood Ter</text:p>
          </table:table-cell>
          <table:table-cell table:style-name="ce22" office:value-type="string">
            <text:p>Be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551</text:p>
          </table:table-cell>
          <table:table-cell table:style-name="ce23" office:value-type="date" office:date-value="2011-09-13T20:15:00">
            <text:p> 09/13/2011</text:p>
          </table:table-cell>
          <table:table-cell table:style-name="ce22" office:value-type="string">
            <text:p>Express Lane 4</text:p>
          </table:table-cell>
          <table:table-cell table:style-name="ce22" office:value-type="string">
            <text:p>52325</text:p>
          </table:table-cell>
          <table:table-cell table:style-name="ce22" office:value-type="string">
            <text:p>17867 Forest Rd</text:p>
          </table:table-cell>
          <table:table-cell table:style-name="ce22" office:value-type="string">
            <text:p>Fores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01-4322</text:p>
          </table:table-cell>
          <table:table-cell table:style-name="ce23" office:value-type="date" office:date-value="2011-09-14T14:08:00">
            <text:p> 09/14/2011</text:p>
          </table:table-cell>
          <table:table-cell table:style-name="ce22" office:value-type="string">
            <text:p>Emilios Italian Restaurant</text:p>
          </table:table-cell>
          <table:table-cell table:style-name="ce22" office:value-type="string">
            <text:p>20231</text:p>
          </table:table-cell>
          <table:table-cell table:style-name="ce22" office:value-type="string">
            <text:p>23 E Beverley St</text:p>
          </table:table-cell>
          <table:table-cell table:style-name="ce22" office:value-type="string">
            <text:p>Stau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01</text:p>
          </table:table-cell>
          <table:table-cell table:style-name="ce23" office:value-type="date" office:date-value="2011-09-14T14:18:00">
            <text:p> 09/14/2011</text:p>
          </table:table-cell>
          <table:table-cell table:style-name="ce22" office:value-type="string">
            <text:p>Cranberrys Grocery &amp; Eatery</text:p>
          </table:table-cell>
          <table:table-cell table:style-name="ce22" office:value-type="string">
            <text:p>41069</text:p>
          </table:table-cell>
          <table:table-cell table:style-name="ce22" office:value-type="string">
            <text:p>7 S New St</text:p>
          </table:table-cell>
          <table:table-cell table:style-name="ce22" office:value-type="string">
            <text:p>Stau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01-4321</text:p>
          </table:table-cell>
          <table:table-cell table:style-name="ce23" office:value-type="date" office:date-value="2011-09-14T14:31:00">
            <text:p> 09/14/2011</text:p>
          </table:table-cell>
          <table:table-cell table:style-name="ce22" office:value-type="string">
            <text:p>The Pampered Palate Cafe</text:p>
          </table:table-cell>
          <table:table-cell table:style-name="ce22" office:value-type="string">
            <text:p>10495</text:p>
          </table:table-cell>
          <table:table-cell table:style-name="ce22" office:value-type="string">
            <text:p>28 E Beverley St</text:p>
          </table:table-cell>
          <table:table-cell table:style-name="ce22" office:value-type="string">
            <text:p>Stau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01-4305</text:p>
          </table:table-cell>
          <table:table-cell table:style-name="ce23" office:value-type="date" office:date-value="2011-09-14T14:48:00">
            <text:p> 09/14/2011</text:p>
          </table:table-cell>
          <table:table-cell table:style-name="ce22" office:value-type="string">
            <text:p>Mill Street Grill</text:p>
          </table:table-cell>
          <table:table-cell table:style-name="ce22" office:value-type="string">
            <text:p>56875</text:p>
          </table:table-cell>
          <table:table-cell table:style-name="ce22" office:value-type="string">
            <text:p>1 Mill St</text:p>
          </table:table-cell>
          <table:table-cell table:style-name="ce22" office:value-type="string">
            <text:p>Stau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01-1500</text:p>
          </table:table-cell>
          <table:table-cell table:style-name="ce23" office:value-type="date" office:date-value="2011-09-14T15:50:00">
            <text:p> 09/14/2011</text:p>
          </table:table-cell>
          <table:table-cell table:style-name="ce22" office:value-type="string">
            <text:p>Hunt Hall</text:p>
          </table:table-cell>
          <table:table-cell table:style-name="ce22" office:value-type="string">
            <text:p>76762</text:p>
          </table:table-cell>
          <table:table-cell table:style-name="ce22" office:value-type="string">
            <text:p>New &amp; Frederick Sts Hunt Hall</text:p>
          </table:table-cell>
          <table:table-cell table:style-name="ce22" office:value-type="string">
            <text:p>Stau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01-4310</text:p>
          </table:table-cell>
          <table:table-cell table:style-name="ce23" office:value-type="date" office:date-value="2011-09-14T17:00:00">
            <text:p> 09/14/2011</text:p>
          </table:table-cell>
          <table:table-cell table:style-name="ce22" office:value-type="string">
            <text:p>Taste of India</text:p>
          </table:table-cell>
          <table:table-cell table:style-name="ce22" office:value-type="string">
            <text:p>65995</text:p>
          </table:table-cell>
          <table:table-cell table:style-name="ce22" office:value-type="string">
            <text:p>104 S New St</text:p>
          </table:table-cell>
          <table:table-cell table:style-name="ce22" office:value-type="string">
            <text:p>Stau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01-4872</text:p>
          </table:table-cell>
          <table:table-cell table:style-name="ce23" office:value-type="date" office:date-value="2011-09-14T17:22:00">
            <text:p> 09/14/2011</text:p>
          </table:table-cell>
          <table:table-cell table:style-name="ce22" office:value-type="string">
            <text:p>Elliotts Knob No 680 Fraternal Order of Eagles</text:p>
          </table:table-cell>
          <table:table-cell table:style-name="ce22" office:value-type="string">
            <text:p>68569</text:p>
          </table:table-cell>
          <table:table-cell table:style-name="ce22" office:value-type="string">
            <text:p>225 Old Greenville Rd</text:p>
          </table:table-cell>
          <table:table-cell table:style-name="ce22" office:value-type="string">
            <text:p>Stau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40</text:p>
          </table:table-cell>
          <table:table-cell table:style-name="ce23" office:value-type="date" office:date-value="2011-09-14T18:15:00">
            <text:p> 09/14/2011</text:p>
          </table:table-cell>
          <table:table-cell table:style-name="ce22" office:value-type="string">
            <text:p>Spirit Food Mart</text:p>
          </table:table-cell>
          <table:table-cell table:style-name="ce22" office:value-type="string">
            <text:p>63878</text:p>
          </table:table-cell>
          <table:table-cell table:style-name="ce22" office:value-type="string">
            <text:p>501 S Monte Vista Dr</text:p>
          </table:table-cell>
          <table:table-cell table:style-name="ce22" office:value-type="string">
            <text:p>Glade Sprin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40-5110</text:p>
          </table:table-cell>
          <table:table-cell table:style-name="ce23" office:value-type="date" office:date-value="2011-09-14T18:20:00">
            <text:p> 09/14/2011</text:p>
          </table:table-cell>
          <table:table-cell table:style-name="ce22" office:value-type="string">
            <text:p>Rai Inc</text:p>
          </table:table-cell>
          <table:table-cell table:style-name="ce22" office:value-type="string">
            <text:p>19688</text:p>
          </table:table-cell>
          <table:table-cell table:style-name="ce22" office:value-type="string">
            <text:p>12322 Maple St</text:p>
          </table:table-cell>
          <table:table-cell table:style-name="ce22" office:value-type="string">
            <text:p>Glade Sprin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40</text:p>
          </table:table-cell>
          <table:table-cell table:style-name="ce23" office:value-type="date" office:date-value="2011-09-14T18:44:00">
            <text:p> 09/14/2011</text:p>
          </table:table-cell>
          <table:table-cell table:style-name="ce22" office:value-type="string">
            <text:p>Valley Grocery and Deli</text:p>
          </table:table-cell>
          <table:table-cell table:style-name="ce22" office:value-type="string">
            <text:p>27250</text:p>
          </table:table-cell>
          <table:table-cell table:style-name="ce22" office:value-type="string">
            <text:p>35950 Widners Valley Rd</text:p>
          </table:table-cell>
          <table:table-cell table:style-name="ce22" office:value-type="string">
            <text:p>Glade Sprin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-3448</text:p>
          </table:table-cell>
          <table:table-cell table:style-name="ce23" office:value-type="date" office:date-value="2011-09-14T18:54:00">
            <text:p> 09/14/2011</text:p>
          </table:table-cell>
          <table:table-cell table:style-name="ce22" office:value-type="string">
            <text:p>Sunshine Supermarket</text:p>
          </table:table-cell>
          <table:table-cell table:style-name="ce22" office:value-type="string">
            <text:p>66500</text:p>
          </table:table-cell>
          <table:table-cell table:style-name="ce22" office:value-type="string">
            <text:p>827 Cherry Ave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36</text:p>
          </table:table-cell>
          <table:table-cell table:style-name="ce23" office:value-type="date" office:date-value="2011-09-14T18:58:00">
            <text:p> 09/14/2011</text:p>
          </table:table-cell>
          <table:table-cell table:style-name="ce22" office:value-type="string">
            <text:p>Dots Inn</text:p>
          </table:table-cell>
          <table:table-cell table:style-name="ce22" office:value-type="string">
            <text:p>46840</text:p>
          </table:table-cell>
          <table:table-cell table:style-name="ce22" office:value-type="string">
            <text:p>338 Douglas Dr</text:p>
          </table:table-cell>
          <table:table-cell table:style-name="ce22" office:value-type="string">
            <text:p>Damascu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-5516</text:p>
          </table:table-cell>
          <table:table-cell table:style-name="ce23" office:value-type="date" office:date-value="2011-09-14T19:00:00">
            <text:p> 09/14/2011</text:p>
          </table:table-cell>
          <table:table-cell table:style-name="ce22" office:value-type="string">
            <text:p>Spencer Market</text:p>
          </table:table-cell>
          <table:table-cell table:style-name="ce22" office:value-type="string">
            <text:p>66713</text:p>
          </table:table-cell>
          <table:table-cell table:style-name="ce22" office:value-type="string">
            <text:p>701 Cherry Ave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36</text:p>
          </table:table-cell>
          <table:table-cell table:style-name="ce23" office:value-type="date" office:date-value="2011-09-14T19:01:00">
            <text:p> 09/14/2011</text:p>
          </table:table-cell>
          <table:table-cell table:style-name="ce22" office:value-type="string">
            <text:p>Country Corner</text:p>
          </table:table-cell>
          <table:table-cell table:style-name="ce22" office:value-type="string">
            <text:p>40697</text:p>
          </table:table-cell>
          <table:table-cell table:style-name="ce22" office:value-type="string">
            <text:p>332 Douglas Dr</text:p>
          </table:table-cell>
          <table:table-cell table:style-name="ce22" office:value-type="string">
            <text:p>Damascu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36</text:p>
          </table:table-cell>
          <table:table-cell table:style-name="ce23" office:value-type="date" office:date-value="2011-09-14T19:08:00">
            <text:p> 09/14/2011</text:p>
          </table:table-cell>
          <table:table-cell table:style-name="ce22" office:value-type="string">
            <text:p>Quinceys Pizza and Backyard Grill</text:p>
          </table:table-cell>
          <table:table-cell table:style-name="ce22" office:value-type="string">
            <text:p>56995</text:p>
          </table:table-cell>
          <table:table-cell table:style-name="ce22" office:value-type="string">
            <text:p>132 W Laurel Ave</text:p>
          </table:table-cell>
          <table:table-cell table:style-name="ce22" office:value-type="string">
            <text:p>Damascu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</text:p>
          </table:table-cell>
          <table:table-cell table:style-name="ce23" office:value-type="date" office:date-value="2011-09-14T19:09:00">
            <text:p> 09/14/2011</text:p>
          </table:table-cell>
          <table:table-cell table:style-name="ce22" office:value-type="string">
            <text:p>Kim IGA</text:p>
          </table:table-cell>
          <table:table-cell table:style-name="ce22" office:value-type="string">
            <text:p>42502</text:p>
          </table:table-cell>
          <table:table-cell table:style-name="ce22" office:value-type="string">
            <text:p>501 Cherry Ave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10-4113</text:p>
          </table:table-cell>
          <table:table-cell table:style-name="ce23" office:value-type="date" office:date-value="2011-09-14T19:32:00">
            <text:p> 09/14/2011</text:p>
          </table:table-cell>
          <table:table-cell table:style-name="ce22" office:value-type="string">
            <text:p>Da Vincis Inc</text:p>
          </table:table-cell>
          <table:table-cell table:style-name="ce22" office:value-type="string">
            <text:p>43007</text:p>
          </table:table-cell>
          <table:table-cell table:style-name="ce22" office:value-type="string">
            <text:p>881-883 Empire Dr</text:p>
          </table:table-cell>
          <table:table-cell table:style-name="ce22" office:value-type="string">
            <text:p>Abing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10-2338</text:p>
          </table:table-cell>
          <table:table-cell table:style-name="ce23" office:value-type="date" office:date-value="2011-09-14T19:40:00">
            <text:p> 09/14/2011</text:p>
          </table:table-cell>
          <table:table-cell table:style-name="ce22" office:value-type="string">
            <text:p>Quick Stop Market # 40</text:p>
          </table:table-cell>
          <table:table-cell table:style-name="ce22" office:value-type="string">
            <text:p>20023</text:p>
          </table:table-cell>
          <table:table-cell table:style-name="ce22" office:value-type="string">
            <text:p>626 E Main St</text:p>
          </table:table-cell>
          <table:table-cell table:style-name="ce22" office:value-type="string">
            <text:p>Abing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10</text:p>
          </table:table-cell>
          <table:table-cell table:style-name="ce23" office:value-type="date" office:date-value="2011-09-14T20:29:00">
            <text:p> 09/14/2011</text:p>
          </table:table-cell>
          <table:table-cell table:style-name="ce22" office:value-type="string">
            <text:p>Rite Aid # 1195</text:p>
          </table:table-cell>
          <table:table-cell table:style-name="ce22" office:value-type="string">
            <text:p>5464</text:p>
          </table:table-cell>
          <table:table-cell table:style-name="ce22" office:value-type="string">
            <text:p>711 W Main St</text:p>
          </table:table-cell>
          <table:table-cell table:style-name="ce22" office:value-type="string">
            <text:p>Abing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-4532</text:p>
          </table:table-cell>
          <table:table-cell table:style-name="ce23" office:value-type="date" office:date-value="2011-09-14T20:41:00">
            <text:p> 09/14/2011</text:p>
          </table:table-cell>
          <table:table-cell table:style-name="ce22" office:value-type="string">
            <text:p>Wild Wing Cafe</text:p>
          </table:table-cell>
          <table:table-cell table:style-name="ce22" office:value-type="string">
            <text:p>26627</text:p>
          </table:table-cell>
          <table:table-cell table:style-name="ce22" office:value-type="string">
            <text:p>820 W Main St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10</text:p>
          </table:table-cell>
          <table:table-cell table:style-name="ce23" office:value-type="date" office:date-value="2011-09-14T20:55:00">
            <text:p> 09/14/2011</text:p>
          </table:table-cell>
          <table:table-cell table:style-name="ce22" office:value-type="string">
            <text:p>Walgreens # 09948</text:p>
          </table:table-cell>
          <table:table-cell table:style-name="ce22" office:value-type="string">
            <text:p>63204</text:p>
          </table:table-cell>
          <table:table-cell table:style-name="ce22" office:value-type="string">
            <text:p>668 W Main St</text:p>
          </table:table-cell>
          <table:table-cell table:style-name="ce22" office:value-type="string">
            <text:p>Abing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3</text:p>
          </table:table-cell>
          <table:table-cell table:style-name="ce23" office:value-type="date" office:date-value="2011-09-15T14:57:00">
            <text:p> 09/15/2011</text:p>
          </table:table-cell>
          <table:table-cell table:style-name="ce22" office:value-type="string">
            <text:p>Dynasty International Super Buffet</text:p>
          </table:table-cell>
          <table:table-cell table:style-name="ce22" office:value-type="string">
            <text:p>68008</text:p>
          </table:table-cell>
          <table:table-cell table:style-name="ce22" office:value-type="string">
            <text:p>1941 W Main St</text:p>
          </table:table-cell>
          <table:table-cell table:style-name="ce22" office:value-type="string">
            <text:p>Sale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3-3114</text:p>
          </table:table-cell>
          <table:table-cell table:style-name="ce23" office:value-type="date" office:date-value="2011-09-15T16:56:00">
            <text:p> 09/15/2011</text:p>
          </table:table-cell>
          <table:table-cell table:style-name="ce22" office:value-type="string">
            <text:p>Famous Anthonys</text:p>
          </table:table-cell>
          <table:table-cell table:style-name="ce22" office:value-type="string">
            <text:p>70694</text:p>
          </table:table-cell>
          <table:table-cell table:style-name="ce22" office:value-type="string">
            <text:p>1716 W Main St</text:p>
          </table:table-cell>
          <table:table-cell table:style-name="ce22" office:value-type="string">
            <text:p>Sale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3</text:p>
          </table:table-cell>
          <table:table-cell table:style-name="ce23" office:value-type="date" office:date-value="2011-09-15T17:10:00">
            <text:p> 09/15/2011</text:p>
          </table:table-cell>
          <table:table-cell table:style-name="ce22" office:value-type="string">
            <text:p>Big Kmart 3544</text:p>
          </table:table-cell>
          <table:table-cell table:style-name="ce22" office:value-type="string">
            <text:p>2920</text:p>
          </table:table-cell>
          <table:table-cell table:style-name="ce22" office:value-type="string">
            <text:p>1355 W Main St</text:p>
          </table:table-cell>
          <table:table-cell table:style-name="ce22" office:value-type="string">
            <text:p>Sale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4</text:p>
          </table:table-cell>
          <table:table-cell table:style-name="ce23" office:value-type="date" office:date-value="2011-09-15T17:53:00">
            <text:p> 09/15/2011</text:p>
          </table:table-cell>
          <table:table-cell table:style-name="ce22" office:value-type="string">
            <text:p>Montanos International Gourmet</text:p>
          </table:table-cell>
          <table:table-cell table:style-name="ce22" office:value-type="string">
            <text:p>48198</text:p>
          </table:table-cell>
          <table:table-cell table:style-name="ce22" office:value-type="string">
            <text:p>3733 Franklin Rd S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3</text:p>
          </table:table-cell>
          <table:table-cell table:style-name="ce23" office:value-type="date" office:date-value="2011-09-15T18:29:00">
            <text:p> 09/15/2011</text:p>
          </table:table-cell>
          <table:table-cell table:style-name="ce22" office:value-type="string">
            <text:p>Thunder Valley</text:p>
          </table:table-cell>
          <table:table-cell table:style-name="ce22" office:value-type="string">
            <text:p>67816</text:p>
          </table:table-cell>
          <table:table-cell table:style-name="ce22" office:value-type="string">
            <text:p>1865 Dillard Dr</text:p>
          </table:table-cell>
          <table:table-cell table:style-name="ce22" office:value-type="string">
            <text:p>Sale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3-5029</text:p>
          </table:table-cell>
          <table:table-cell table:style-name="ce23" office:value-type="date" office:date-value="2011-09-15T18:33:00">
            <text:p> 09/15/2011</text:p>
          </table:table-cell>
          <table:table-cell table:style-name="ce22" office:value-type="string">
            <text:p>Pizza Den</text:p>
          </table:table-cell>
          <table:table-cell table:style-name="ce22" office:value-type="string">
            <text:p>54754</text:p>
          </table:table-cell>
          <table:table-cell table:style-name="ce22" office:value-type="string">
            <text:p>504 E 4th St</text:p>
          </table:table-cell>
          <table:table-cell table:style-name="ce22" office:value-type="string">
            <text:p>Sale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3</text:p>
          </table:table-cell>
          <table:table-cell table:style-name="ce23" office:value-type="date" office:date-value="2011-09-15T18:39:00">
            <text:p> 09/15/2011</text:p>
          </table:table-cell>
          <table:table-cell table:style-name="ce22" office:value-type="string">
            <text:p>Stop In Food Stores # 99</text:p>
          </table:table-cell>
          <table:table-cell table:style-name="ce22" office:value-type="string">
            <text:p>50684</text:p>
          </table:table-cell>
          <table:table-cell table:style-name="ce22" office:value-type="string">
            <text:p>40 W 4th St</text:p>
          </table:table-cell>
          <table:table-cell table:style-name="ce22" office:value-type="string">
            <text:p>Sale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3-4627</text:p>
          </table:table-cell>
          <table:table-cell table:style-name="ce23" office:value-type="date" office:date-value="2011-09-15T18:49:00">
            <text:p> 09/15/2011</text:p>
          </table:table-cell>
          <table:table-cell table:style-name="ce22" office:value-type="string">
            <text:p>Apple Market</text:p>
          </table:table-cell>
          <table:table-cell table:style-name="ce22" office:value-type="string">
            <text:p>31333</text:p>
          </table:table-cell>
          <table:table-cell table:style-name="ce22" office:value-type="string">
            <text:p>1700 Mill Ln</text:p>
          </table:table-cell>
          <table:table-cell table:style-name="ce22" office:value-type="string">
            <text:p>Sale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3</text:p>
          </table:table-cell>
          <table:table-cell table:style-name="ce23" office:value-type="date" office:date-value="2011-09-15T19:57:00">
            <text:p> 09/15/2011</text:p>
          </table:table-cell>
          <table:table-cell table:style-name="ce22" office:value-type="string">
            <text:p>Craig Avenue Superette</text:p>
          </table:table-cell>
          <table:table-cell table:style-name="ce22" office:value-type="string">
            <text:p>19359</text:p>
          </table:table-cell>
          <table:table-cell table:style-name="ce22" office:value-type="string">
            <text:p>700 Craig Ave</text:p>
          </table:table-cell>
          <table:table-cell table:style-name="ce22" office:value-type="string">
            <text:p>Sale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3-3003</text:p>
          </table:table-cell>
          <table:table-cell table:style-name="ce23" office:value-type="date" office:date-value="2011-09-15T20:24:00">
            <text:p> 09/15/2011</text:p>
          </table:table-cell>
          <table:table-cell table:style-name="ce22" office:value-type="string">
            <text:p>Liberty Food Mart</text:p>
          </table:table-cell>
          <table:table-cell table:style-name="ce22" office:value-type="string">
            <text:p>75726</text:p>
          </table:table-cell>
          <table:table-cell table:style-name="ce22" office:value-type="string">
            <text:p>114 Sheraton Dr</text:p>
          </table:table-cell>
          <table:table-cell table:style-name="ce22" office:value-type="string">
            <text:p>Sale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36</text:p>
          </table:table-cell>
          <table:table-cell table:style-name="ce23" office:value-type="date" office:date-value="2011-09-16T17:10:00">
            <text:p> 09/16/2011</text:p>
          </table:table-cell>
          <table:table-cell table:style-name="ce22" office:value-type="string">
            <text:p>Chester Courtyard by Marriott</text:p>
          </table:table-cell>
          <table:table-cell table:style-name="ce22" office:value-type="string">
            <text:p>14409</text:p>
          </table:table-cell>
          <table:table-cell table:style-name="ce22" office:value-type="string">
            <text:p>2001 W Hundred Rd</text:p>
          </table:table-cell>
          <table:table-cell table:style-name="ce22" office:value-type="string">
            <text:p>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36</text:p>
          </table:table-cell>
          <table:table-cell table:style-name="ce23" office:value-type="date" office:date-value="2011-09-16T17:15:00">
            <text:p> 09/16/2011</text:p>
          </table:table-cell>
          <table:table-cell table:style-name="ce22" office:value-type="string">
            <text:p>Wawa Food Market #  676</text:p>
          </table:table-cell>
          <table:table-cell table:style-name="ce22" office:value-type="string">
            <text:p>12435</text:p>
          </table:table-cell>
          <table:table-cell table:style-name="ce22" office:value-type="string">
            <text:p>600 E Hundred Rd</text:p>
          </table:table-cell>
          <table:table-cell table:style-name="ce22" office:value-type="string">
            <text:p>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60-3754</text:p>
          </table:table-cell>
          <table:table-cell table:style-name="ce23" office:value-type="date" office:date-value="2011-09-16T17:30:00">
            <text:p> 09/16/2011</text:p>
          </table:table-cell>
          <table:table-cell table:style-name="ce22" office:value-type="string">
            <text:p>Virginia Meat Market</text:p>
          </table:table-cell>
          <table:table-cell table:style-name="ce22" office:value-type="string">
            <text:p>26237</text:p>
          </table:table-cell>
          <table:table-cell table:style-name="ce22" office:value-type="string">
            <text:p>1201 Atlantic St</text:p>
          </table:table-cell>
          <table:table-cell table:style-name="ce22" office:value-type="string">
            <text:p>Hopewe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60-6514</text:p>
          </table:table-cell>
          <table:table-cell table:style-name="ce23" office:value-type="date" office:date-value="2011-09-16T18:45:00">
            <text:p> 09/16/2011</text:p>
          </table:table-cell>
          <table:table-cell table:style-name="ce22" office:value-type="string">
            <text:p>Livewires Restaurant &amp; Lounge</text:p>
          </table:table-cell>
          <table:table-cell table:style-name="ce22" office:value-type="string">
            <text:p>39366</text:p>
          </table:table-cell>
          <table:table-cell table:style-name="ce22" office:value-type="string">
            <text:p>4108 Oaklawn Blvd</text:p>
          </table:table-cell>
          <table:table-cell table:style-name="ce22" office:value-type="string">
            <text:p>Hopewe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60</text:p>
          </table:table-cell>
          <table:table-cell table:style-name="ce23" office:value-type="date" office:date-value="2011-09-16T18:48:00">
            <text:p> 09/16/2011</text:p>
          </table:table-cell>
          <table:table-cell table:style-name="ce22" office:value-type="string">
            <text:p>Market Place # 10</text:p>
          </table:table-cell>
          <table:table-cell table:style-name="ce22" office:value-type="string">
            <text:p>12496</text:p>
          </table:table-cell>
          <table:table-cell table:style-name="ce22" office:value-type="string">
            <text:p>3918 Oaklawn Blvd</text:p>
          </table:table-cell>
          <table:table-cell table:style-name="ce22" office:value-type="string">
            <text:p>Hopewe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62</text:p>
          </table:table-cell>
          <table:table-cell table:style-name="ce23" office:value-type="date" office:date-value="2011-09-16T20:24:00">
            <text:p> 09/16/2011</text:p>
          </table:table-cell>
          <table:table-cell table:style-name="ce22" office:value-type="string">
            <text:p>Shawnee Mini Mart</text:p>
          </table:table-cell>
          <table:table-cell table:style-name="ce22" office:value-type="string">
            <text:p>31969</text:p>
          </table:table-cell>
          <table:table-cell table:style-name="ce22" office:value-type="string">
            <text:p>7120 Roanoke Rd</text:p>
          </table:table-cell>
          <table:table-cell table:style-name="ce22" office:value-type="string">
            <text:p>Shaw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62-1704</text:p>
          </table:table-cell>
          <table:table-cell table:style-name="ce23" office:value-type="date" office:date-value="2011-09-16T20:33:00">
            <text:p> 09/16/2011</text:p>
          </table:table-cell>
          <table:table-cell table:style-name="ce22" office:value-type="string">
            <text:p>Alleys Country Store</text:p>
          </table:table-cell>
          <table:table-cell table:style-name="ce22" office:value-type="string">
            <text:p>45673</text:p>
          </table:table-cell>
          <table:table-cell table:style-name="ce22" office:value-type="string">
            <text:p>1800 Alleghany Spring Rd</text:p>
          </table:table-cell>
          <table:table-cell table:style-name="ce22" office:value-type="string">
            <text:p>Shaw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62-2012</text:p>
          </table:table-cell>
          <table:table-cell table:style-name="ce23" office:value-type="date" office:date-value="2011-09-16T20:39:00">
            <text:p> 09/16/2011</text:p>
          </table:table-cell>
          <table:table-cell table:style-name="ce22" office:value-type="string">
            <text:p>White Creek Market</text:p>
          </table:table-cell>
          <table:table-cell table:style-name="ce22" office:value-type="string">
            <text:p>54787</text:p>
          </table:table-cell>
          <table:table-cell table:style-name="ce22" office:value-type="string">
            <text:p>6691 Roanoke Rd</text:p>
          </table:table-cell>
          <table:table-cell table:style-name="ce22" office:value-type="string">
            <text:p>Shaw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73</text:p>
          </table:table-cell>
          <table:table-cell table:style-name="ce23" office:value-type="date" office:date-value="2011-09-16T20:57:00">
            <text:p> 09/16/2011</text:p>
          </table:table-cell>
          <table:table-cell table:style-name="ce22" office:value-type="string">
            <text:p>Ruby Tuesday</text:p>
          </table:table-cell>
          <table:table-cell table:style-name="ce22" office:value-type="string">
            <text:p>42903</text:p>
          </table:table-cell>
          <table:table-cell table:style-name="ce22" office:value-type="string">
            <text:p>2380 Roanoke St</text:p>
          </table:table-cell>
          <table:table-cell table:style-name="ce22" office:value-type="string">
            <text:p>Christian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73-3340</text:p>
          </table:table-cell>
          <table:table-cell table:style-name="ce23" office:value-type="date" office:date-value="2011-09-16T21:11:00">
            <text:p> 09/16/2011</text:p>
          </table:table-cell>
          <table:table-cell table:style-name="ce22" office:value-type="string">
            <text:p>The Gables</text:p>
          </table:table-cell>
          <table:table-cell table:style-name="ce22" office:value-type="string">
            <text:p>26775</text:p>
          </table:table-cell>
          <table:table-cell table:style-name="ce22" office:value-type="string">
            <text:p>9 Radford St NW</text:p>
          </table:table-cell>
          <table:table-cell table:style-name="ce22" office:value-type="string">
            <text:p>Christian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73-6802</text:p>
          </table:table-cell>
          <table:table-cell table:style-name="ce23" office:value-type="date" office:date-value="2011-09-16T21:21:00">
            <text:p> 09/16/2011</text:p>
          </table:table-cell>
          <table:table-cell table:style-name="ce22" office:value-type="string">
            <text:p>Stone Market</text:p>
          </table:table-cell>
          <table:table-cell table:style-name="ce22" office:value-type="string">
            <text:p>11287</text:p>
          </table:table-cell>
          <table:table-cell table:style-name="ce22" office:value-type="string">
            <text:p>2930 Radford Rd</text:p>
          </table:table-cell>
          <table:table-cell table:style-name="ce22" office:value-type="string">
            <text:p>Christian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73-6328</text:p>
          </table:table-cell>
          <table:table-cell table:style-name="ce23" office:value-type="date" office:date-value="2011-09-16T21:31:00">
            <text:p> 09/16/2011</text:p>
          </table:table-cell>
          <table:table-cell table:style-name="ce22" office:value-type="string">
            <text:p>Southgate Villa</text:p>
          </table:table-cell>
          <table:table-cell table:style-name="ce22" office:value-type="string">
            <text:p>23595</text:p>
          </table:table-cell>
          <table:table-cell table:style-name="ce22" office:value-type="string">
            <text:p>2500 Tyler Rd</text:p>
          </table:table-cell>
          <table:table-cell table:style-name="ce22" office:value-type="string">
            <text:p>Christian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73</text:p>
          </table:table-cell>
          <table:table-cell table:style-name="ce23" office:value-type="date" office:date-value="2011-09-16T21:40:00">
            <text:p> 09/16/2011</text:p>
          </table:table-cell>
          <table:table-cell table:style-name="ce22" office:value-type="string">
            <text:p>Deli Mart 22</text:p>
          </table:table-cell>
          <table:table-cell table:style-name="ce22" office:value-type="string">
            <text:p>35797</text:p>
          </table:table-cell>
          <table:table-cell table:style-name="ce22" office:value-type="string">
            <text:p>1250 W Main St</text:p>
          </table:table-cell>
          <table:table-cell table:style-name="ce22" office:value-type="string">
            <text:p>Christian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73</text:p>
          </table:table-cell>
          <table:table-cell table:style-name="ce23" office:value-type="date" office:date-value="2011-09-16T21:50:00">
            <text:p> 09/16/2011</text:p>
          </table:table-cell>
          <table:table-cell table:style-name="ce22" office:value-type="string">
            <text:p>CVS Pharmacy 7543</text:p>
          </table:table-cell>
          <table:table-cell table:style-name="ce22" office:value-type="string">
            <text:p>67311</text:p>
          </table:table-cell>
          <table:table-cell table:style-name="ce22" office:value-type="string">
            <text:p>550 N Franklin St</text:p>
          </table:table-cell>
          <table:table-cell table:style-name="ce22" office:value-type="string">
            <text:p>Christian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4-2906</text:p>
          </table:table-cell>
          <table:table-cell table:style-name="ce23" office:value-type="date" office:date-value="2011-09-17T12:23:00">
            <text:p> 09/17/2011</text:p>
          </table:table-cell>
          <table:table-cell table:style-name="ce22" office:value-type="string">
            <text:p>Oriental Super Market</text:p>
          </table:table-cell>
          <table:table-cell table:style-name="ce22" office:value-type="string">
            <text:p>47926</text:p>
          </table:table-cell>
          <table:table-cell table:style-name="ce22" office:value-type="string">
            <text:p>5001 Columbia Pike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4-3010</text:p>
          </table:table-cell>
          <table:table-cell table:style-name="ce23" office:value-type="date" office:date-value="2011-09-17T12:33:00">
            <text:p> 09/17/2011</text:p>
          </table:table-cell>
          <table:table-cell table:style-name="ce22" office:value-type="string">
            <text:p>Asian Grocery Market</text:p>
          </table:table-cell>
          <table:table-cell table:style-name="ce22" office:value-type="string">
            <text:p>56874</text:p>
          </table:table-cell>
          <table:table-cell table:style-name="ce22" office:value-type="string">
            <text:p>4809 Columbia Pike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4-1557</text:p>
          </table:table-cell>
          <table:table-cell table:style-name="ce23" office:value-type="date" office:date-value="2011-09-17T13:15:00">
            <text:p> 09/17/2011</text:p>
          </table:table-cell>
          <table:table-cell table:style-name="ce22" office:value-type="string">
            <text:p>Hi Cue Billiard</text:p>
          </table:table-cell>
          <table:table-cell table:style-name="ce22" office:value-type="string">
            <text:p>65349</text:p>
          </table:table-cell>
          <table:table-cell table:style-name="ce22" office:value-type="string">
            <text:p>940 S George Mason Dr Unit A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3</text:p>
          </table:table-cell>
          <table:table-cell table:style-name="ce23" office:value-type="date" office:date-value="2011-09-17T13:54:00">
            <text:p> 09/17/2011</text:p>
          </table:table-cell>
          <table:table-cell table:style-name="ce22" office:value-type="string">
            <text:p>Ballston Place Gourmet</text:p>
          </table:table-cell>
          <table:table-cell table:style-name="ce22" office:value-type="string">
            <text:p>28945</text:p>
          </table:table-cell>
          <table:table-cell table:style-name="ce22" office:value-type="string">
            <text:p>901 N Pollard St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3-1991</text:p>
          </table:table-cell>
          <table:table-cell table:style-name="ce23" office:value-type="date" office:date-value="2011-09-17T14:01:00">
            <text:p> 09/17/2011</text:p>
          </table:table-cell>
          <table:table-cell table:style-name="ce22" office:value-type="string">
            <text:p>Pizza Autentica</text:p>
          </table:table-cell>
          <table:table-cell table:style-name="ce22" office:value-type="string">
            <text:p>66840</text:p>
          </table:table-cell>
          <table:table-cell table:style-name="ce22" office:value-type="string">
            <text:p>850 N Randolph St Ste 110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3-1821</text:p>
          </table:table-cell>
          <table:table-cell table:style-name="ce23" office:value-type="date" office:date-value="2011-09-17T14:09:00">
            <text:p> 09/17/2011</text:p>
          </table:table-cell>
          <table:table-cell table:style-name="ce22" office:value-type="string">
            <text:p>Tivoli Gourmet &amp; Pastry</text:p>
          </table:table-cell>
          <table:table-cell table:style-name="ce22" office:value-type="string">
            <text:p>69314</text:p>
          </table:table-cell>
          <table:table-cell table:style-name="ce22" office:value-type="string">
            <text:p>901 N Stuart St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3-1821</text:p>
          </table:table-cell>
          <table:table-cell table:style-name="ce23" office:value-type="date" office:date-value="2011-09-17T14:09:00">
            <text:p> 09/17/2011</text:p>
          </table:table-cell>
          <table:table-cell table:style-name="ce22" office:value-type="string">
            <text:p>Tivoli Gourmet &amp; Pastry</text:p>
          </table:table-cell>
          <table:table-cell table:style-name="ce22" office:value-type="string">
            <text:p>19670</text:p>
          </table:table-cell>
          <table:table-cell table:style-name="ce22" office:value-type="string">
            <text:p>901 N Stuart St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5-2910</text:p>
          </table:table-cell>
          <table:table-cell table:style-name="ce23" office:value-type="date" office:date-value="2011-09-17T14:22:00">
            <text:p> 09/17/2011</text:p>
          </table:table-cell>
          <table:table-cell table:style-name="ce22" office:value-type="string">
            <text:p>Lebanese Taverna</text:p>
          </table:table-cell>
          <table:table-cell table:style-name="ce22" office:value-type="string">
            <text:p>34202</text:p>
          </table:table-cell>
          <table:table-cell table:style-name="ce22" office:value-type="string">
            <text:p>5900 Washington Blvd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3-1604</text:p>
          </table:table-cell>
          <table:table-cell table:style-name="ce23" office:value-type="date" office:date-value="2011-09-17T15:15:00">
            <text:p> 09/17/2011</text:p>
          </table:table-cell>
          <table:table-cell table:style-name="ce22" office:value-type="string">
            <text:p>Car Pool</text:p>
          </table:table-cell>
          <table:table-cell table:style-name="ce22" office:value-type="string">
            <text:p>78274</text:p>
          </table:table-cell>
          <table:table-cell table:style-name="ce22" office:value-type="string">
            <text:p>4000 Fairfax Dr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7-4224</text:p>
          </table:table-cell>
          <table:table-cell table:style-name="ce23" office:value-type="date" office:date-value="2011-09-17T15:25:00">
            <text:p> 09/17/2011</text:p>
          </table:table-cell>
          <table:table-cell table:style-name="ce22" office:value-type="string">
            <text:p>Vice President-Financial Affairs</text:p>
          </table:table-cell>
          <table:table-cell table:style-name="ce22" office:value-type="string">
            <text:p>49916</text:p>
          </table:table-cell>
          <table:table-cell table:style-name="ce22" office:value-type="string">
            <text:p>2807 N Glebe Rd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7</text:p>
          </table:table-cell>
          <table:table-cell table:style-name="ce23" office:value-type="date" office:date-value="2011-09-17T15:40:00">
            <text:p> 09/17/2011</text:p>
          </table:table-cell>
          <table:table-cell table:style-name="ce22" office:value-type="string">
            <text:p>Taqueria el Poblano</text:p>
          </table:table-cell>
          <table:table-cell table:style-name="ce22" office:value-type="string">
            <text:p>24698</text:p>
          </table:table-cell>
          <table:table-cell table:style-name="ce22" office:value-type="string">
            <text:p>2503A N Harrison St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7</text:p>
          </table:table-cell>
          <table:table-cell table:style-name="ce23" office:value-type="date" office:date-value="2011-09-17T15:57:00">
            <text:p> 09/17/2011</text:p>
          </table:table-cell>
          <table:table-cell table:style-name="ce22" office:value-type="string">
            <text:p>7 Eleven Store 2554 39061 A</text:p>
          </table:table-cell>
          <table:table-cell table:style-name="ce22" office:value-type="string">
            <text:p>50283</text:p>
          </table:table-cell>
          <table:table-cell table:style-name="ce22" office:value-type="string">
            <text:p>4505 Lee Hwy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7-3310</text:p>
          </table:table-cell>
          <table:table-cell table:style-name="ce23" office:value-type="date" office:date-value="2011-09-17T16:02:00">
            <text:p> 09/17/2011</text:p>
          </table:table-cell>
          <table:table-cell table:style-name="ce22" office:value-type="string">
            <text:p>Lebanese Taverna Market</text:p>
          </table:table-cell>
          <table:table-cell table:style-name="ce22" office:value-type="string">
            <text:p>54920</text:p>
          </table:table-cell>
          <table:table-cell table:style-name="ce22" office:value-type="string">
            <text:p>4400 Old Dominion Dr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5-2923</text:p>
          </table:table-cell>
          <table:table-cell table:style-name="ce23" office:value-type="date" office:date-value="2011-09-17T16:32:00">
            <text:p> 09/17/2011</text:p>
          </table:table-cell>
          <table:table-cell table:style-name="ce22" office:value-type="string">
            <text:p>7 Eleven Store 2554 17017 H</text:p>
          </table:table-cell>
          <table:table-cell table:style-name="ce22" office:value-type="string">
            <text:p>2021</text:p>
          </table:table-cell>
          <table:table-cell table:style-name="ce22" office:value-type="string">
            <text:p>5839 Washington Blvd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91-3302</text:p>
          </table:table-cell>
          <table:table-cell table:style-name="ce23" office:value-type="date" office:date-value="2011-09-18T10:57:00">
            <text:p> 09/18/2011</text:p>
          </table:table-cell>
          <table:table-cell table:style-name="ce22" office:value-type="string">
            <text:p>Uppys 79</text:p>
          </table:table-cell>
          <table:table-cell table:style-name="ce22" office:value-type="string">
            <text:p>65670</text:p>
          </table:table-cell>
          <table:table-cell table:style-name="ce22" office:value-type="string">
            <text:p>11854 Sunrise Valley Dr</text:p>
          </table:table-cell>
          <table:table-cell table:style-name="ce22" office:value-type="string">
            <text:p>Re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90-4700</text:p>
          </table:table-cell>
          <table:table-cell table:style-name="ce23" office:value-type="date" office:date-value="2011-09-18T11:04:00">
            <text:p> 09/18/2011</text:p>
          </table:table-cell>
          <table:table-cell table:style-name="ce22" office:value-type="string">
            <text:p>Whole Foods Market</text:p>
          </table:table-cell>
          <table:table-cell table:style-name="ce22" office:value-type="string">
            <text:p>73176</text:p>
          </table:table-cell>
          <table:table-cell table:style-name="ce22" office:value-type="string">
            <text:p>11660 Plaza America Dr</text:p>
          </table:table-cell>
          <table:table-cell table:style-name="ce22" office:value-type="string">
            <text:p>Re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90-4709</text:p>
          </table:table-cell>
          <table:table-cell table:style-name="ce23" office:value-type="date" office:date-value="2011-09-18T11:11:00">
            <text:p> 09/18/2011</text:p>
          </table:table-cell>
          <table:table-cell table:style-name="ce22" office:value-type="string">
            <text:p>7 Eleven Store 2581 25151 B</text:p>
          </table:table-cell>
          <table:table-cell table:style-name="ce22" office:value-type="string">
            <text:p>65260</text:p>
          </table:table-cell>
          <table:table-cell table:style-name="ce22" office:value-type="string">
            <text:p>11714 Sunset Hills Rd</text:p>
          </table:table-cell>
          <table:table-cell table:style-name="ce22" office:value-type="string">
            <text:p>Re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3-3325</text:p>
          </table:table-cell>
          <table:table-cell table:style-name="ce23" office:value-type="date" office:date-value="2011-09-18T11:15:00">
            <text:p> 09/18/2011</text:p>
          </table:table-cell>
          <table:table-cell table:style-name="ce22" office:value-type="string">
            <text:p>The Cheesecake Factory</text:p>
          </table:table-cell>
          <table:table-cell table:style-name="ce22" office:value-type="string">
            <text:p>42790</text:p>
          </table:table-cell>
          <table:table-cell table:style-name="ce22" office:value-type="string">
            <text:p>11778U Fair Oaks Mall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90</text:p>
          </table:table-cell>
          <table:table-cell table:style-name="ce23" office:value-type="date" office:date-value="2011-09-18T11:19:00">
            <text:p> 09/18/2011</text:p>
          </table:table-cell>
          <table:table-cell table:style-name="ce22" office:value-type="string">
            <text:p>Cosi Coffe Sandwiches Bar</text:p>
          </table:table-cell>
          <table:table-cell table:style-name="ce22" office:value-type="string">
            <text:p>12385</text:p>
          </table:table-cell>
          <table:table-cell table:style-name="ce22" office:value-type="string">
            <text:p>11909 Democracy Dr</text:p>
          </table:table-cell>
          <table:table-cell table:style-name="ce22" office:value-type="string">
            <text:p>Re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90-3326</text:p>
          </table:table-cell>
          <table:table-cell table:style-name="ce23" office:value-type="date" office:date-value="2011-09-18T11:26:00">
            <text:p> 09/18/2011</text:p>
          </table:table-cell>
          <table:table-cell table:style-name="ce22" office:value-type="string">
            <text:p>La Madeleine French Bakery &amp; Cafe</text:p>
          </table:table-cell>
          <table:table-cell table:style-name="ce22" office:value-type="string">
            <text:p>73068</text:p>
          </table:table-cell>
          <table:table-cell table:style-name="ce22" office:value-type="string">
            <text:p>1833 Fountain Dr</text:p>
          </table:table-cell>
          <table:table-cell table:style-name="ce22" office:value-type="string">
            <text:p>Re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3</text:p>
          </table:table-cell>
          <table:table-cell table:style-name="ce23" office:value-type="date" office:date-value="2011-09-18T11:30:00">
            <text:p> 09/18/2011</text:p>
          </table:table-cell>
          <table:table-cell table:style-name="ce22" office:value-type="string">
            <text:p>Chutzpah</text:p>
          </table:table-cell>
          <table:table-cell table:style-name="ce22" office:value-type="string">
            <text:p>16819</text:p>
          </table:table-cell>
          <table:table-cell table:style-name="ce22" office:value-type="string">
            <text:p>12214 Fairfax Towne Ctr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90-4305</text:p>
          </table:table-cell>
          <table:table-cell table:style-name="ce23" office:value-type="date" office:date-value="2011-09-18T11:38:00">
            <text:p> 09/18/2011</text:p>
          </table:table-cell>
          <table:table-cell table:style-name="ce22" office:value-type="string">
            <text:p>Lake Ann Market</text:p>
          </table:table-cell>
          <table:table-cell table:style-name="ce22" office:value-type="string">
            <text:p>64858</text:p>
          </table:table-cell>
          <table:table-cell table:style-name="ce22" office:value-type="string">
            <text:p>1645 Washington Plz</text:p>
          </table:table-cell>
          <table:table-cell table:style-name="ce22" office:value-type="string">
            <text:p>Re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91-3301</text:p>
          </table:table-cell>
          <table:table-cell table:style-name="ce23" office:value-type="date" office:date-value="2011-09-18T11:56:00">
            <text:p> 09/18/2011</text:p>
          </table:table-cell>
          <table:table-cell table:style-name="ce22" office:value-type="string">
            <text:p>Reston National Golf Course</text:p>
          </table:table-cell>
          <table:table-cell table:style-name="ce22" office:value-type="string">
            <text:p>37990</text:p>
          </table:table-cell>
          <table:table-cell table:style-name="ce22" office:value-type="string">
            <text:p>11875 Sunrise Valley Dr</text:p>
          </table:table-cell>
          <table:table-cell table:style-name="ce22" office:value-type="string">
            <text:p>Re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3</text:p>
          </table:table-cell>
          <table:table-cell table:style-name="ce23" office:value-type="date" office:date-value="2011-09-18T12:04:00">
            <text:p> 09/18/2011</text:p>
          </table:table-cell>
          <table:table-cell table:style-name="ce22" office:value-type="string">
            <text:p>Wal Mart Store # 2015</text:p>
          </table:table-cell>
          <table:table-cell table:style-name="ce22" office:value-type="string">
            <text:p>48746</text:p>
          </table:table-cell>
          <table:table-cell table:style-name="ce22" office:value-type="string">
            <text:p>13059 Fair Lakes Pky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91-4327</text:p>
          </table:table-cell>
          <table:table-cell table:style-name="ce23" office:value-type="date" office:date-value="2011-09-18T12:15:00">
            <text:p> 09/18/2011</text:p>
          </table:table-cell>
          <table:table-cell table:style-name="ce22" office:value-type="string">
            <text:p>Lakeside Asia Cafe</text:p>
          </table:table-cell>
          <table:table-cell table:style-name="ce22" office:value-type="string">
            <text:p>41223</text:p>
          </table:table-cell>
          <table:table-cell table:style-name="ce22" office:value-type="string">
            <text:p>11130J South Lakes Dr</text:p>
          </table:table-cell>
          <table:table-cell table:style-name="ce22" office:value-type="string">
            <text:p>Re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5</text:p>
          </table:table-cell>
          <table:table-cell table:style-name="ce23" office:value-type="date" office:date-value="2011-09-18T13:06:00">
            <text:p> 09/18/2011</text:p>
          </table:table-cell>
          <table:table-cell table:style-name="ce22" office:value-type="string">
            <text:p>TopGolf USA Kingstowne</text:p>
          </table:table-cell>
          <table:table-cell table:style-name="ce22" office:value-type="string">
            <text:p>38220</text:p>
          </table:table-cell>
          <table:table-cell table:style-name="ce22" office:value-type="string">
            <text:p>6625 S Van Dorn St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50-3509</text:p>
          </table:table-cell>
          <table:table-cell table:style-name="ce23" office:value-type="date" office:date-value="2011-09-18T13:20:00">
            <text:p> 09/18/2011</text:p>
          </table:table-cell>
          <table:table-cell table:style-name="ce22" office:value-type="string">
            <text:p>7 Eleven Store 2581 10680 B</text:p>
          </table:table-cell>
          <table:table-cell table:style-name="ce22" office:value-type="string">
            <text:p>55333</text:p>
          </table:table-cell>
          <table:table-cell table:style-name="ce22" office:value-type="string">
            <text:p>7225 Old Keene Mill Rd</text:p>
          </table:table-cell>
          <table:table-cell table:style-name="ce22" office:value-type="string">
            <text:p>Spring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52-2430</text:p>
          </table:table-cell>
          <table:table-cell table:style-name="ce23" office:value-type="date" office:date-value="2011-09-18T13:31:00">
            <text:p> 09/18/2011</text:p>
          </table:table-cell>
          <table:table-cell table:style-name="ce22" office:value-type="string">
            <text:p>7 Eleven Store 2581 10707 A</text:p>
          </table:table-cell>
          <table:table-cell table:style-name="ce22" office:value-type="string">
            <text:p>45243</text:p>
          </table:table-cell>
          <table:table-cell table:style-name="ce22" office:value-type="string">
            <text:p>8319 Old Keene Mill Rd</text:p>
          </table:table-cell>
          <table:table-cell table:style-name="ce22" office:value-type="string">
            <text:p>Spring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2</text:p>
          </table:table-cell>
          <table:table-cell table:style-name="ce23" office:value-type="date" office:date-value="2011-09-18T13:45:00">
            <text:p> 09/18/2011</text:p>
          </table:table-cell>
          <table:table-cell table:style-name="ce22" office:value-type="string">
            <text:p>Chipotle Mexican Grill</text:p>
          </table:table-cell>
          <table:table-cell table:style-name="ce22" office:value-type="string">
            <text:p>51850</text:p>
          </table:table-cell>
          <table:table-cell table:style-name="ce22" office:value-type="string">
            <text:p>2231 Crystal Dr Ste 1000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2-2516</text:p>
          </table:table-cell>
          <table:table-cell table:style-name="ce23" office:value-type="date" office:date-value="2011-09-18T14:00:00">
            <text:p> 09/18/2011</text:p>
          </table:table-cell>
          <table:table-cell table:style-name="ce22" office:value-type="string">
            <text:p>7 Eleven Store 2554 28511 B</text:p>
          </table:table-cell>
          <table:table-cell table:style-name="ce22" office:value-type="string">
            <text:p>56934</text:p>
          </table:table-cell>
          <table:table-cell table:style-name="ce22" office:value-type="string">
            <text:p>426 23rd St S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2-2517</text:p>
          </table:table-cell>
          <table:table-cell table:style-name="ce23" office:value-type="date" office:date-value="2011-09-18T14:07:00">
            <text:p> 09/18/2011</text:p>
          </table:table-cell>
          <table:table-cell table:style-name="ce22" office:value-type="string">
            <text:p>Freddies</text:p>
          </table:table-cell>
          <table:table-cell table:style-name="ce22" office:value-type="string">
            <text:p>12044</text:p>
          </table:table-cell>
          <table:table-cell table:style-name="ce22" office:value-type="string">
            <text:p>555 23rd St S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2-2862</text:p>
          </table:table-cell>
          <table:table-cell table:style-name="ce23" office:value-type="date" office:date-value="2011-09-18T14:16:00">
            <text:p> 09/18/2011</text:p>
          </table:table-cell>
          <table:table-cell table:style-name="ce22" office:value-type="string">
            <text:p>Costco Wholesale 233</text:p>
          </table:table-cell>
          <table:table-cell table:style-name="ce22" office:value-type="string">
            <text:p>13755</text:p>
          </table:table-cell>
          <table:table-cell table:style-name="ce22" office:value-type="string">
            <text:p>1200 S Fern St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2</text:p>
          </table:table-cell>
          <table:table-cell table:style-name="ce23" office:value-type="date" office:date-value="2011-09-18T14:39:00">
            <text:p> 09/18/2011</text:p>
          </table:table-cell>
          <table:table-cell table:style-name="ce22" office:value-type="string">
            <text:p>Horizon House Grocery</text:p>
          </table:table-cell>
          <table:table-cell table:style-name="ce22" office:value-type="string">
            <text:p>36994</text:p>
          </table:table-cell>
          <table:table-cell table:style-name="ce22" office:value-type="string">
            <text:p>1300 Army Navy Dr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2-4002</text:p>
          </table:table-cell>
          <table:table-cell table:style-name="ce23" office:value-type="date" office:date-value="2011-09-18T15:03:00">
            <text:p> 09/18/2011</text:p>
          </table:table-cell>
          <table:table-cell table:style-name="ce22" office:value-type="string">
            <text:p>Hyatt Regency Crystal City</text:p>
          </table:table-cell>
          <table:table-cell table:style-name="ce22" office:value-type="string">
            <text:p>25434</text:p>
          </table:table-cell>
          <table:table-cell table:style-name="ce22" office:value-type="string">
            <text:p>2799 Jefferson Davis Hwy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2</text:p>
          </table:table-cell>
          <table:table-cell table:style-name="ce23" office:value-type="date" office:date-value="2011-09-18T17:12:00">
            <text:p> 09/18/2011</text:p>
          </table:table-cell>
          <table:table-cell table:style-name="ce22" office:value-type="string">
            <text:p>Crowne Plaza Washington National Airport</text:p>
          </table:table-cell>
          <table:table-cell table:style-name="ce22" office:value-type="string">
            <text:p>77947</text:p>
          </table:table-cell>
          <table:table-cell table:style-name="ce22" office:value-type="string">
            <text:p>1480 Crystal Dr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6</text:p>
          </table:table-cell>
          <table:table-cell table:style-name="ce23" office:value-type="date" office:date-value="2011-09-18T17:28:00">
            <text:p> 09/18/2011</text:p>
          </table:table-cell>
          <table:table-cell table:style-name="ce22" office:value-type="string">
            <text:p>Dolley Madison Convenience Store</text:p>
          </table:table-cell>
          <table:table-cell table:style-name="ce22" office:value-type="string">
            <text:p>53993</text:p>
          </table:table-cell>
          <table:table-cell table:style-name="ce22" office:value-type="string">
            <text:p>2300 24th Rd S Ste 1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6-3425</text:p>
          </table:table-cell>
          <table:table-cell table:style-name="ce23" office:value-type="date" office:date-value="2011-09-18T18:09:00">
            <text:p> 09/18/2011</text:p>
          </table:table-cell>
          <table:table-cell table:style-name="ce22" office:value-type="string">
            <text:p>Capitol City Brewing Company</text:p>
          </table:table-cell>
          <table:table-cell table:style-name="ce22" office:value-type="string">
            <text:p>75388</text:p>
          </table:table-cell>
          <table:table-cell table:style-name="ce22" office:value-type="string">
            <text:p>4001 Campbell Ave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0-5014</text:p>
          </table:table-cell>
          <table:table-cell table:style-name="ce23" office:value-type="date" office:date-value="2011-09-19T18:57:00">
            <text:p> 09/19/2011</text:p>
          </table:table-cell>
          <table:table-cell table:style-name="ce22" office:value-type="string">
            <text:p>Fairfax Texaco Shell</text:p>
          </table:table-cell>
          <table:table-cell table:style-name="ce22" office:value-type="string">
            <text:p>26584</text:p>
          </table:table-cell>
          <table:table-cell table:style-name="ce22" office:value-type="string">
            <text:p>11090 Lee Hwy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94-6332</text:p>
          </table:table-cell>
          <table:table-cell table:style-name="ce23" office:value-type="date" office:date-value="2011-09-20T13:54:00">
            <text:p> 09/20/2011</text:p>
          </table:table-cell>
          <table:table-cell table:style-name="ce22" office:value-type="string">
            <text:p>A &amp; A Convenience Store</text:p>
          </table:table-cell>
          <table:table-cell table:style-name="ce22" office:value-type="string">
            <text:p>13028</text:p>
          </table:table-cell>
          <table:table-cell table:style-name="ce22" office:value-type="string">
            <text:p>2739 Hungary Spring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94-5809</text:p>
          </table:table-cell>
          <table:table-cell table:style-name="ce23" office:value-type="date" office:date-value="2011-09-20T14:03:00">
            <text:p> 09/20/2011</text:p>
          </table:table-cell>
          <table:table-cell table:style-name="ce22" office:value-type="string">
            <text:p>Zotas 650</text:p>
          </table:table-cell>
          <table:table-cell table:style-name="ce22" office:value-type="string">
            <text:p>57710</text:p>
          </table:table-cell>
          <table:table-cell table:style-name="ce22" office:value-type="string">
            <text:p>9093 W Broa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94-5829</text:p>
          </table:table-cell>
          <table:table-cell table:style-name="ce23" office:value-type="date" office:date-value="2011-09-20T14:04:00">
            <text:p> 09/20/2011</text:p>
          </table:table-cell>
          <table:table-cell table:style-name="ce22" office:value-type="string">
            <text:p>Capriccio Pizza Inc</text:p>
          </table:table-cell>
          <table:table-cell table:style-name="ce22" office:value-type="string">
            <text:p>55631</text:p>
          </table:table-cell>
          <table:table-cell table:style-name="ce22" office:value-type="string">
            <text:p>9127 W Broad St Ste A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60-4116</text:p>
          </table:table-cell>
          <table:table-cell table:style-name="ce23" office:value-type="date" office:date-value="2011-09-20T14:16:00">
            <text:p> 09/20/2011</text:p>
          </table:table-cell>
          <table:table-cell table:style-name="ce22" office:value-type="string">
            <text:p>Wine and Beer Westpark</text:p>
          </table:table-cell>
          <table:table-cell table:style-name="ce22" office:value-type="string">
            <text:p>40668</text:p>
          </table:table-cell>
          <table:table-cell table:style-name="ce22" office:value-type="string">
            <text:p>9631 W Broad St</text:p>
          </table:table-cell>
          <table:table-cell table:style-name="ce22" office:value-type="string">
            <text:p>Glen Al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60</text:p>
          </table:table-cell>
          <table:table-cell table:style-name="ce23" office:value-type="date" office:date-value="2011-09-20T14:24:00">
            <text:p> 09/20/2011</text:p>
          </table:table-cell>
          <table:table-cell table:style-name="ce22" office:value-type="string">
            <text:p>Ledo Pizza &amp; Pasta</text:p>
          </table:table-cell>
          <table:table-cell table:style-name="ce22" office:value-type="string">
            <text:p>58209</text:p>
          </table:table-cell>
          <table:table-cell table:style-name="ce22" office:value-type="string">
            <text:p>4030 Gathering Pl</text:p>
          </table:table-cell>
          <table:table-cell table:style-name="ce22" office:value-type="string">
            <text:p>Glen Al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60</text:p>
          </table:table-cell>
          <table:table-cell table:style-name="ce23" office:value-type="date" office:date-value="2011-09-20T14:37:00">
            <text:p> 09/20/2011</text:p>
          </table:table-cell>
          <table:table-cell table:style-name="ce22" office:value-type="string">
            <text:p>Target Store T 1049</text:p>
          </table:table-cell>
          <table:table-cell table:style-name="ce22" office:value-type="string">
            <text:p>45164</text:p>
          </table:table-cell>
          <table:table-cell table:style-name="ce22" office:value-type="string">
            <text:p>11290 W Broad St</text:p>
          </table:table-cell>
          <table:table-cell table:style-name="ce22" office:value-type="string">
            <text:p>Glen Al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60-5821</text:p>
          </table:table-cell>
          <table:table-cell table:style-name="ce23" office:value-type="date" office:date-value="2011-09-20T14:49:00">
            <text:p> 09/20/2011</text:p>
          </table:table-cell>
          <table:table-cell table:style-name="ce22" office:value-type="string">
            <text:p>Wal Mart Supercenter # 1523</text:p>
          </table:table-cell>
          <table:table-cell table:style-name="ce22" office:value-type="string">
            <text:p>16149</text:p>
          </table:table-cell>
          <table:table-cell table:style-name="ce22" office:value-type="string">
            <text:p>11400 W Broad St</text:p>
          </table:table-cell>
          <table:table-cell table:style-name="ce22" office:value-type="string">
            <text:p>Glen Al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60-3303</text:p>
          </table:table-cell>
          <table:table-cell table:style-name="ce23" office:value-type="date" office:date-value="2011-09-20T14:52:00">
            <text:p> 09/20/2011</text:p>
          </table:table-cell>
          <table:table-cell table:style-name="ce22" office:value-type="string">
            <text:p>Jimmys Deli</text:p>
          </table:table-cell>
          <table:table-cell table:style-name="ce22" office:value-type="string">
            <text:p>45640</text:p>
          </table:table-cell>
          <table:table-cell table:style-name="ce22" office:value-type="string">
            <text:p>10170 W Broad St</text:p>
          </table:table-cell>
          <table:table-cell table:style-name="ce22" office:value-type="string">
            <text:p>Glen Al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59-5801</text:p>
          </table:table-cell>
          <table:table-cell table:style-name="ce23" office:value-type="date" office:date-value="2011-09-20T15:03:00">
            <text:p> 09/20/2011</text:p>
          </table:table-cell>
          <table:table-cell table:style-name="ce22" office:value-type="string">
            <text:p>Fas Mart # 12</text:p>
          </table:table-cell>
          <table:table-cell table:style-name="ce22" office:value-type="string">
            <text:p>26122</text:p>
          </table:table-cell>
          <table:table-cell table:style-name="ce22" office:value-type="string">
            <text:p>4690 Pouncey Tract Rd</text:p>
          </table:table-cell>
          <table:table-cell table:style-name="ce22" office:value-type="string">
            <text:p>Glen Al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59-6514</text:p>
          </table:table-cell>
          <table:table-cell table:style-name="ce23" office:value-type="date" office:date-value="2011-09-20T15:58:00">
            <text:p> 09/20/2011</text:p>
          </table:table-cell>
          <table:table-cell table:style-name="ce22" office:value-type="string">
            <text:p>Target Store T 1019</text:p>
          </table:table-cell>
          <table:table-cell table:style-name="ce22" office:value-type="string">
            <text:p>45166</text:p>
          </table:table-cell>
          <table:table-cell table:style-name="ce22" office:value-type="string">
            <text:p>10100 Brook Rd</text:p>
          </table:table-cell>
          <table:table-cell table:style-name="ce22" office:value-type="string">
            <text:p>Glen Al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59</text:p>
          </table:table-cell>
          <table:table-cell table:style-name="ce23" office:value-type="date" office:date-value="2011-09-20T16:11:00">
            <text:p> 09/20/2011</text:p>
          </table:table-cell>
          <table:table-cell table:style-name="ce22" office:value-type="string">
            <text:p>Tobacco Town</text:p>
          </table:table-cell>
          <table:table-cell table:style-name="ce22" office:value-type="string">
            <text:p>67705</text:p>
          </table:table-cell>
          <table:table-cell table:style-name="ce22" office:value-type="string">
            <text:p>1162 Wilkinson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2</text:p>
          </table:table-cell>
          <table:table-cell table:style-name="ce23" office:value-type="date" office:date-value="2011-09-20T16:27:00">
            <text:p> 09/20/2011</text:p>
          </table:table-cell>
          <table:table-cell table:style-name="ce22" office:value-type="string">
            <text:p>Luckys Convenience Store</text:p>
          </table:table-cell>
          <table:table-cell table:style-name="ce22" office:value-type="string">
            <text:p>44944</text:p>
          </table:table-cell>
          <table:table-cell table:style-name="ce22" office:value-type="string">
            <text:p>607 E Laburnum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60-3915</text:p>
          </table:table-cell>
          <table:table-cell table:style-name="ce23" office:value-type="date" office:date-value="2011-09-20T17:19:00">
            <text:p> 09/20/2011</text:p>
          </table:table-cell>
          <table:table-cell table:style-name="ce22" office:value-type="string">
            <text:p>T &amp; Cs Dugout</text:p>
          </table:table-cell>
          <table:table-cell table:style-name="ce22" office:value-type="string">
            <text:p>62667</text:p>
          </table:table-cell>
          <table:table-cell table:style-name="ce22" office:value-type="string">
            <text:p>1510 Mountain Rd</text:p>
          </table:table-cell>
          <table:table-cell table:style-name="ce22" office:value-type="string">
            <text:p>Glen Al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1</text:p>
          </table:table-cell>
          <table:table-cell table:style-name="ce23" office:value-type="date" office:date-value="2011-09-20T17:25:00">
            <text:p> 09/20/2011</text:p>
          </table:table-cell>
          <table:table-cell table:style-name="ce22" office:value-type="string">
            <text:p>Total Wine and More</text:p>
          </table:table-cell>
          <table:table-cell table:style-name="ce22" office:value-type="string">
            <text:p>38053</text:p>
          </table:table-cell>
          <table:table-cell table:style-name="ce22" office:value-type="string">
            <text:p>9484 Main St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0-3301</text:p>
          </table:table-cell>
          <table:table-cell table:style-name="ce23" office:value-type="date" office:date-value="2011-09-20T17:50:00">
            <text:p> 09/20/2011</text:p>
          </table:table-cell>
          <table:table-cell table:style-name="ce22" office:value-type="string">
            <text:p>Icons Sports Lounge &amp; Grille</text:p>
          </table:table-cell>
          <table:table-cell table:style-name="ce22" office:value-type="string">
            <text:p>63055</text:p>
          </table:table-cell>
          <table:table-cell table:style-name="ce22" office:value-type="string">
            <text:p>10418 Main St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0-2507</text:p>
          </table:table-cell>
          <table:table-cell table:style-name="ce23" office:value-type="date" office:date-value="2011-09-20T18:02:00">
            <text:p> 09/20/2011</text:p>
          </table:table-cell>
          <table:table-cell table:style-name="ce22" office:value-type="string">
            <text:p>7 Eleven Store 2581 10647 B</text:p>
          </table:table-cell>
          <table:table-cell table:style-name="ce22" office:value-type="string">
            <text:p>61223</text:p>
          </table:table-cell>
          <table:table-cell table:style-name="ce22" office:value-type="string">
            <text:p>3910 University Dr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0</text:p>
          </table:table-cell>
          <table:table-cell table:style-name="ce23" office:value-type="date" office:date-value="2011-09-20T18:09:00">
            <text:p> 09/20/2011</text:p>
          </table:table-cell>
          <table:table-cell table:style-name="ce22" office:value-type="string">
            <text:p>Buffalo Wing University</text:p>
          </table:table-cell>
          <table:table-cell table:style-name="ce22" office:value-type="string">
            <text:p>33037</text:p>
          </table:table-cell>
          <table:table-cell table:style-name="ce22" office:value-type="string">
            <text:p>10312 Willard Way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1-4708</text:p>
          </table:table-cell>
          <table:table-cell table:style-name="ce23" office:value-type="date" office:date-value="2011-09-20T18:23:00">
            <text:p> 09/20/2011</text:p>
          </table:table-cell>
          <table:table-cell table:style-name="ce22" office:value-type="string">
            <text:p>Bonchon Chicken</text:p>
          </table:table-cell>
          <table:table-cell table:style-name="ce22" office:value-type="string">
            <text:p>67191</text:p>
          </table:table-cell>
          <table:table-cell table:style-name="ce22" office:value-type="string">
            <text:p>3242 Old Pickett Rd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0-5013</text:p>
          </table:table-cell>
          <table:table-cell table:style-name="ce23" office:value-type="date" office:date-value="2011-09-20T18:43:00">
            <text:p> 09/20/2011</text:p>
          </table:table-cell>
          <table:table-cell table:style-name="ce22" office:value-type="string">
            <text:p>The Deli</text:p>
          </table:table-cell>
          <table:table-cell table:style-name="ce22" office:value-type="string">
            <text:p>6385</text:p>
          </table:table-cell>
          <table:table-cell table:style-name="ce22" office:value-type="string">
            <text:p>4074 Jermantown Rd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57</text:p>
          </table:table-cell>
          <table:table-cell table:style-name="ce23" office:value-type="date" office:date-value="2011-09-21T10:45:00">
            <text:p> 09/21/2011</text:p>
          </table:table-cell>
          <table:table-cell table:style-name="ce22" office:value-type="string">
            <text:p>One Stop Mart Of Gretna</text:p>
          </table:table-cell>
          <table:table-cell table:style-name="ce22" office:value-type="string">
            <text:p>73635</text:p>
          </table:table-cell>
          <table:table-cell table:style-name="ce22" office:value-type="string">
            <text:p>1305 W Gretna Rd</text:p>
          </table:table-cell>
          <table:table-cell table:style-name="ce22" office:value-type="string">
            <text:p>Gret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63</text:p>
          </table:table-cell>
          <table:table-cell table:style-name="ce23" office:value-type="date" office:date-value="2011-09-21T11:03:00">
            <text:p> 09/21/2011</text:p>
          </table:table-cell>
          <table:table-cell table:style-name="ce22" office:value-type="string">
            <text:p>B &amp; B Market</text:p>
          </table:table-cell>
          <table:table-cell table:style-name="ce22" office:value-type="string">
            <text:p>57261</text:p>
          </table:table-cell>
          <table:table-cell table:style-name="ce22" office:value-type="string">
            <text:p>409 Prospect Rd</text:p>
          </table:table-cell>
          <table:table-cell table:style-name="ce22" office:value-type="string">
            <text:p>Hur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57</text:p>
          </table:table-cell>
          <table:table-cell table:style-name="ce23" office:value-type="date" office:date-value="2011-09-21T12:02:00">
            <text:p> 09/21/2011</text:p>
          </table:table-cell>
          <table:table-cell table:style-name="ce22" office:value-type="string">
            <text:p>Maxi Mart</text:p>
          </table:table-cell>
          <table:table-cell table:style-name="ce22" office:value-type="string">
            <text:p>51912</text:p>
          </table:table-cell>
          <table:table-cell table:style-name="ce22" office:value-type="string">
            <text:p>5944 E Gretna Rd</text:p>
          </table:table-cell>
          <table:table-cell table:style-name="ce22" office:value-type="string">
            <text:p>Gret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31-3253</text:p>
          </table:table-cell>
          <table:table-cell table:style-name="ce23" office:value-type="date" office:date-value="2011-09-21T12:20:00">
            <text:p> 09/21/2011</text:p>
          </table:table-cell>
          <table:table-cell table:style-name="ce22" office:value-type="string">
            <text:p>L &amp; R Market</text:p>
          </table:table-cell>
          <table:table-cell table:style-name="ce22" office:value-type="string">
            <text:p>48969</text:p>
          </table:table-cell>
          <table:table-cell table:style-name="ce22" office:value-type="string">
            <text:p>1321 Chalk Level Rd</text:p>
          </table:table-cell>
          <table:table-cell table:style-name="ce22" office:value-type="string">
            <text:p>Chatha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31</text:p>
          </table:table-cell>
          <table:table-cell table:style-name="ce23" office:value-type="date" office:date-value="2011-09-21T13:37:00">
            <text:p> 09/21/2011</text:p>
          </table:table-cell>
          <table:table-cell table:style-name="ce22" office:value-type="string">
            <text:p>Raceway</text:p>
          </table:table-cell>
          <table:table-cell table:style-name="ce22" office:value-type="string">
            <text:p>41065</text:p>
          </table:table-cell>
          <table:table-cell table:style-name="ce22" office:value-type="string">
            <text:p>13641 US Highway 29</text:p>
          </table:table-cell>
          <table:table-cell table:style-name="ce22" office:value-type="string">
            <text:p>Chatha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27</text:p>
          </table:table-cell>
          <table:table-cell table:style-name="ce23" office:value-type="date" office:date-value="2011-09-21T14:19:00">
            <text:p> 09/21/2011</text:p>
          </table:table-cell>
          <table:table-cell table:style-name="ce22" office:value-type="string">
            <text:p>Apple Market 4214</text:p>
          </table:table-cell>
          <table:table-cell table:style-name="ce22" office:value-type="string">
            <text:p>11864</text:p>
          </table:table-cell>
          <table:table-cell table:style-name="ce22" office:value-type="string">
            <text:p>6020 US Hwy 29</text:p>
          </table:table-cell>
          <table:table-cell table:style-name="ce22" office:value-type="string">
            <text:p>Blair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31-4935</text:p>
          </table:table-cell>
          <table:table-cell table:style-name="ce23" office:value-type="date" office:date-value="2011-09-21T14:42:00">
            <text:p> 09/21/2011</text:p>
          </table:table-cell>
          <table:table-cell table:style-name="ce22" office:value-type="string">
            <text:p>Woods General Merchandise</text:p>
          </table:table-cell>
          <table:table-cell table:style-name="ce22" office:value-type="string">
            <text:p>19687</text:p>
          </table:table-cell>
          <table:table-cell table:style-name="ce22" office:value-type="string">
            <text:p>12660 Franklin Tpke</text:p>
          </table:table-cell>
          <table:table-cell table:style-name="ce22" office:value-type="string">
            <text:p>Chatha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9</text:p>
          </table:table-cell>
          <table:table-cell table:style-name="ce23" office:value-type="date" office:date-value="2011-09-21T14:47:00">
            <text:p> 09/21/2011</text:p>
          </table:table-cell>
          <table:table-cell table:style-name="ce22" office:value-type="string">
            <text:p>Katies Inc</text:p>
          </table:table-cell>
          <table:table-cell table:style-name="ce22" office:value-type="string">
            <text:p>16664</text:p>
          </table:table-cell>
          <table:table-cell table:style-name="ce22" office:value-type="string">
            <text:p>15473 Franklin Tpke</text:p>
          </table:table-cell>
          <table:table-cell table:style-name="ce22" office:value-type="string">
            <text:p>Dry For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1</text:p>
          </table:table-cell>
          <table:table-cell table:style-name="ce23" office:value-type="date" office:date-value="2011-09-21T14:56:00">
            <text:p> 09/21/2011</text:p>
          </table:table-cell>
          <table:table-cell table:style-name="ce22" office:value-type="string">
            <text:p>Mills Service &amp; Grocery</text:p>
          </table:table-cell>
          <table:table-cell table:style-name="ce22" office:value-type="string">
            <text:p>68440</text:p>
          </table:table-cell>
          <table:table-cell table:style-name="ce22" office:value-type="string">
            <text:p>2726 Whitmell School Rd</text:p>
          </table:table-cell>
          <table:table-cell table:style-name="ce22" office:value-type="string">
            <text:p>Dry For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1</text:p>
          </table:table-cell>
          <table:table-cell table:style-name="ce23" office:value-type="date" office:date-value="2011-09-21T15:24:00">
            <text:p> 09/21/2011</text:p>
          </table:table-cell>
          <table:table-cell table:style-name="ce22" office:value-type="string">
            <text:p>Dell Annos Pizzeria</text:p>
          </table:table-cell>
          <table:table-cell table:style-name="ce22" office:value-type="string">
            <text:p>45060</text:p>
          </table:table-cell>
          <table:table-cell table:style-name="ce22" office:value-type="string">
            <text:p>10378 Martinsville Hwy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86</text:p>
          </table:table-cell>
          <table:table-cell table:style-name="ce23" office:value-type="date" office:date-value="2011-09-21T16:03:00">
            <text:p> 09/21/2011</text:p>
          </table:table-cell>
          <table:table-cell table:style-name="ce22" office:value-type="string">
            <text:p>Carters Speedy Mart</text:p>
          </table:table-cell>
          <table:table-cell table:style-name="ce22" office:value-type="string">
            <text:p>33669</text:p>
          </table:table-cell>
          <table:table-cell table:style-name="ce22" office:value-type="string">
            <text:p>5157 Kentuck Rd</text:p>
          </table:table-cell>
          <table:table-cell table:style-name="ce22" office:value-type="string">
            <text:p>Ringgo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86-2504</text:p>
          </table:table-cell>
          <table:table-cell table:style-name="ce23" office:value-type="date" office:date-value="2011-09-21T16:14:00">
            <text:p> 09/21/2011</text:p>
          </table:table-cell>
          <table:table-cell table:style-name="ce22" office:value-type="string">
            <text:p>G &amp; M Mini Market</text:p>
          </table:table-cell>
          <table:table-cell table:style-name="ce22" office:value-type="string">
            <text:p>40885</text:p>
          </table:table-cell>
          <table:table-cell table:style-name="ce22" office:value-type="string">
            <text:p>4714 S Boston Hwy</text:p>
          </table:table-cell>
          <table:table-cell table:style-name="ce22" office:value-type="string">
            <text:p>Ringgo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82-1174</text:p>
          </table:table-cell>
          <table:table-cell table:style-name="ce23" office:value-type="date" office:date-value="2011-09-21T16:46:00">
            <text:p> 09/21/2011</text:p>
          </table:table-cell>
          <table:table-cell table:style-name="ce22" office:value-type="string">
            <text:p>Ruby Tuesday 4225</text:p>
          </table:table-cell>
          <table:table-cell table:style-name="ce22" office:value-type="string">
            <text:p>16744</text:p>
          </table:table-cell>
          <table:table-cell table:style-name="ce22" office:value-type="string">
            <text:p>145 Commonwealth Dr</text:p>
          </table:table-cell>
          <table:table-cell table:style-name="ce22" office:value-type="string">
            <text:p>Wyth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82-2201</text:p>
          </table:table-cell>
          <table:table-cell table:style-name="ce23" office:value-type="date" office:date-value="2011-09-21T17:07:00">
            <text:p> 09/21/2011</text:p>
          </table:table-cell>
          <table:table-cell table:style-name="ce22" office:value-type="string">
            <text:p>Dillons IGA</text:p>
          </table:table-cell>
          <table:table-cell table:style-name="ce22" office:value-type="string">
            <text:p>64758</text:p>
          </table:table-cell>
          <table:table-cell table:style-name="ce22" office:value-type="string">
            <text:p>395 N 4th St</text:p>
          </table:table-cell>
          <table:table-cell table:style-name="ce22" office:value-type="string">
            <text:p>Wyth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82</text:p>
          </table:table-cell>
          <table:table-cell table:style-name="ce23" office:value-type="date" office:date-value="2011-09-21T17:19:00">
            <text:p> 09/21/2011</text:p>
          </table:table-cell>
          <table:table-cell table:style-name="ce22" office:value-type="string">
            <text:p>Super Dollar Discount Foods # 2801</text:p>
          </table:table-cell>
          <table:table-cell table:style-name="ce22" office:value-type="string">
            <text:p>43701</text:p>
          </table:table-cell>
          <table:table-cell table:style-name="ce22" office:value-type="string">
            <text:p>130 W Lee Hwy</text:p>
          </table:table-cell>
          <table:table-cell table:style-name="ce22" office:value-type="string">
            <text:p>Wyth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82</text:p>
          </table:table-cell>
          <table:table-cell table:style-name="ce23" office:value-type="date" office:date-value="2011-09-21T17:29:00">
            <text:p> 09/21/2011</text:p>
          </table:table-cell>
          <table:table-cell table:style-name="ce22" office:value-type="string">
            <text:p>Food Lion 93</text:p>
          </table:table-cell>
          <table:table-cell table:style-name="ce22" office:value-type="string">
            <text:p>9611</text:p>
          </table:table-cell>
          <table:table-cell table:style-name="ce22" office:value-type="string">
            <text:p>1155 N 4th St Ste 200</text:p>
          </table:table-cell>
          <table:table-cell table:style-name="ce22" office:value-type="string">
            <text:p>Wyth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82</text:p>
          </table:table-cell>
          <table:table-cell table:style-name="ce23" office:value-type="date" office:date-value="2011-09-21T17:40:00">
            <text:p> 09/21/2011</text:p>
          </table:table-cell>
          <table:table-cell table:style-name="ce22" office:value-type="string">
            <text:p>Food Lion 485</text:p>
          </table:table-cell>
          <table:table-cell table:style-name="ce22" office:value-type="string">
            <text:p>9709</text:p>
          </table:table-cell>
          <table:table-cell table:style-name="ce22" office:value-type="string">
            <text:p>1380 E Main St</text:p>
          </table:table-cell>
          <table:table-cell table:style-name="ce22" office:value-type="string">
            <text:p>Wyth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82</text:p>
          </table:table-cell>
          <table:table-cell table:style-name="ce23" office:value-type="date" office:date-value="2011-09-21T17:50:00">
            <text:p> 09/21/2011</text:p>
          </table:table-cell>
          <table:table-cell table:style-name="ce22" office:value-type="string">
            <text:p>El Puerto Mexican Grill</text:p>
          </table:table-cell>
          <table:table-cell table:style-name="ce22" office:value-type="string">
            <text:p>65771</text:p>
          </table:table-cell>
          <table:table-cell table:style-name="ce22" office:value-type="string">
            <text:p>1910 Main St</text:p>
          </table:table-cell>
          <table:table-cell table:style-name="ce22" office:value-type="string">
            <text:p>Wyth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21</text:p>
          </table:table-cell>
          <table:table-cell table:style-name="ce23" office:value-type="date" office:date-value="2011-09-21T17:57:00">
            <text:p> 09/21/2011</text:p>
          </table:table-cell>
          <table:table-cell table:style-name="ce22" office:value-type="string">
            <text:p>D Scottos</text:p>
          </table:table-cell>
          <table:table-cell table:style-name="ce22" office:value-type="string">
            <text:p>68038</text:p>
          </table:table-cell>
          <table:table-cell table:style-name="ce22" office:value-type="string">
            <text:p>163 Dry Branch Rd</text:p>
          </table:table-cell>
          <table:table-cell table:style-name="ce22" office:value-type="string">
            <text:p>Church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82-3430</text:p>
          </table:table-cell>
          <table:table-cell table:style-name="ce23" office:value-type="date" office:date-value="2011-09-21T18:04:00">
            <text:p> 09/21/2011</text:p>
          </table:table-cell>
          <table:table-cell table:style-name="ce22" office:value-type="string">
            <text:p>Peking Restaurant</text:p>
          </table:table-cell>
          <table:table-cell table:style-name="ce22" office:value-type="string">
            <text:p>55303</text:p>
          </table:table-cell>
          <table:table-cell table:style-name="ce22" office:value-type="string">
            <text:p>105 Malin Dr</text:p>
          </table:table-cell>
          <table:table-cell table:style-name="ce22" office:value-type="string">
            <text:p>Wyth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82-4914</text:p>
          </table:table-cell>
          <table:table-cell table:style-name="ce23" office:value-type="date" office:date-value="2011-09-21T18:10:00">
            <text:p> 09/21/2011</text:p>
          </table:table-cell>
          <table:table-cell table:style-name="ce22" office:value-type="string">
            <text:p>Sagebrush Steakhouse &amp; Saloon</text:p>
          </table:table-cell>
          <table:table-cell table:style-name="ce22" office:value-type="string">
            <text:p>4875</text:p>
          </table:table-cell>
          <table:table-cell table:style-name="ce22" office:value-type="string">
            <text:p>190 Nye Cir</text:p>
          </table:table-cell>
          <table:table-cell table:style-name="ce22" office:value-type="string">
            <text:p>Wyth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60-3657</text:p>
          </table:table-cell>
          <table:table-cell table:style-name="ce23" office:value-type="date" office:date-value="2011-09-21T18:35:00">
            <text:p> 09/21/2011</text:p>
          </table:table-cell>
          <table:table-cell table:style-name="ce22" office:value-type="string">
            <text:p>Djs Mini Mart</text:p>
          </table:table-cell>
          <table:table-cell table:style-name="ce22" office:value-type="string">
            <text:p>52964</text:p>
          </table:table-cell>
          <table:table-cell table:style-name="ce22" office:value-type="string">
            <text:p>347 Sheffey School Rd</text:p>
          </table:table-cell>
          <table:table-cell table:style-name="ce22" office:value-type="string">
            <text:p>Max Meado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60-3477</text:p>
          </table:table-cell>
          <table:table-cell table:style-name="ce23" office:value-type="date" office:date-value="2011-09-21T18:48:00">
            <text:p> 09/21/2011</text:p>
          </table:table-cell>
          <table:table-cell table:style-name="ce22" office:value-type="string">
            <text:p>Kangaroo Express # 3716</text:p>
          </table:table-cell>
          <table:table-cell table:style-name="ce22" office:value-type="string">
            <text:p>39977</text:p>
          </table:table-cell>
          <table:table-cell table:style-name="ce22" office:value-type="string">
            <text:p>152 Major Grahams Rd</text:p>
          </table:table-cell>
          <table:table-cell table:style-name="ce22" office:value-type="string">
            <text:p>Max Meado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82-2035</text:p>
          </table:table-cell>
          <table:table-cell table:style-name="ce23" office:value-type="date" office:date-value="2011-09-21T19:04:00">
            <text:p> 09/21/2011</text:p>
          </table:table-cell>
          <table:table-cell table:style-name="ce22" office:value-type="string">
            <text:p>Kangaroo Express # 3212</text:p>
          </table:table-cell>
          <table:table-cell table:style-name="ce22" office:value-type="string">
            <text:p>5862</text:p>
          </table:table-cell>
          <table:table-cell table:style-name="ce22" office:value-type="string">
            <text:p>690 E Main St</text:p>
          </table:table-cell>
          <table:table-cell table:style-name="ce22" office:value-type="string">
            <text:p>Wyth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40</text:p>
          </table:table-cell>
          <table:table-cell table:style-name="ce23" office:value-type="date" office:date-value="2011-09-21T19:10:00">
            <text:p> 09/21/2011</text:p>
          </table:table-cell>
          <table:table-cell table:style-name="ce22" office:value-type="string">
            <text:p>Stoney Creek Resort</text:p>
          </table:table-cell>
          <table:table-cell table:style-name="ce22" office:value-type="string">
            <text:p>62160</text:p>
          </table:table-cell>
          <table:table-cell table:style-name="ce22" office:value-type="string">
            <text:p>277 Lake Dr</text:p>
          </table:table-cell>
          <table:table-cell table:style-name="ce22" office:value-type="string">
            <text:p>Gree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80</text:p>
          </table:table-cell>
          <table:table-cell table:style-name="ce23" office:value-type="date" office:date-value="2011-09-21T19:40:00">
            <text:p> 09/21/2011</text:p>
          </table:table-cell>
          <table:table-cell table:style-name="ce22" office:value-type="string">
            <text:p>309 Martini Bar</text:p>
          </table:table-cell>
          <table:table-cell table:style-name="ce22" office:value-type="string">
            <text:p>67008</text:p>
          </table:table-cell>
          <table:table-cell table:style-name="ce22" office:value-type="string">
            <text:p>309 Main St</text:p>
          </table:table-cell>
          <table:table-cell table:style-name="ce22" office:value-type="string">
            <text:p>Waynesboro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31-2400</text:p>
          </table:table-cell>
          <table:table-cell table:style-name="ce23" office:value-type="date" office:date-value="2011-09-21T20:45:00">
            <text:p> 09/21/2011</text:p>
          </table:table-cell>
          <table:table-cell table:style-name="ce22" office:value-type="string">
            <text:p>Village Market</text:p>
          </table:table-cell>
          <table:table-cell table:style-name="ce22" office:value-type="string">
            <text:p>37229</text:p>
          </table:table-cell>
          <table:table-cell table:style-name="ce22" office:value-type="string">
            <text:p>1805 East Side Hwy</text:p>
          </table:table-cell>
          <table:table-cell table:style-name="ce22" office:value-type="string">
            <text:p>Crimor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31-2418</text:p>
          </table:table-cell>
          <table:table-cell table:style-name="ce23" office:value-type="date" office:date-value="2011-09-21T20:50:00">
            <text:p> 09/21/2011</text:p>
          </table:table-cell>
          <table:table-cell table:style-name="ce22" office:value-type="string">
            <text:p>3 B Grocery</text:p>
          </table:table-cell>
          <table:table-cell table:style-name="ce22" office:value-type="string">
            <text:p>10583</text:p>
          </table:table-cell>
          <table:table-cell table:style-name="ce22" office:value-type="string">
            <text:p>2594 East Side Hwy</text:p>
          </table:table-cell>
          <table:table-cell table:style-name="ce22" office:value-type="string">
            <text:p>Crimor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86-2211</text:p>
          </table:table-cell>
          <table:table-cell table:style-name="ce23" office:value-type="date" office:date-value="2011-09-21T21:17:00">
            <text:p> 09/21/2011</text:p>
          </table:table-cell>
          <table:table-cell table:style-name="ce22" office:value-type="string">
            <text:p>Denos Food Mart 10</text:p>
          </table:table-cell>
          <table:table-cell table:style-name="ce22" office:value-type="string">
            <text:p>50780</text:p>
          </table:table-cell>
          <table:table-cell table:style-name="ce22" office:value-type="string">
            <text:p>3373 Lee Hwy</text:p>
          </table:table-cell>
          <table:table-cell table:style-name="ce22" office:value-type="string">
            <text:p>Weyers Cav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01-5061</text:p>
          </table:table-cell>
          <table:table-cell table:style-name="ce23" office:value-type="date" office:date-value="2011-09-21T21:40:00">
            <text:p> 09/21/2011</text:p>
          </table:table-cell>
          <table:table-cell table:style-name="ce22" office:value-type="string">
            <text:p>Nunzios Pizza</text:p>
          </table:table-cell>
          <table:table-cell table:style-name="ce22" office:value-type="string">
            <text:p>45094</text:p>
          </table:table-cell>
          <table:table-cell table:style-name="ce22" office:value-type="string">
            <text:p>9 Orchard Hills Sq</text:p>
          </table:table-cell>
          <table:table-cell table:style-name="ce22" office:value-type="string">
            <text:p>Stau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01-4804</text:p>
          </table:table-cell>
          <table:table-cell table:style-name="ce23" office:value-type="date" office:date-value="2011-09-21T21:46:00">
            <text:p> 09/21/2011</text:p>
          </table:table-cell>
          <table:table-cell table:style-name="ce22" office:value-type="string">
            <text:p>Kangaroo Express # 3210</text:p>
          </table:table-cell>
          <table:table-cell table:style-name="ce22" office:value-type="string">
            <text:p>5860</text:p>
          </table:table-cell>
          <table:table-cell table:style-name="ce22" office:value-type="string">
            <text:p>636 Greenville Ave</text:p>
          </table:table-cell>
          <table:table-cell table:style-name="ce22" office:value-type="string">
            <text:p>Stau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01-3616</text:p>
          </table:table-cell>
          <table:table-cell table:style-name="ce23" office:value-type="date" office:date-value="2011-09-21T21:56:00">
            <text:p> 09/21/2011</text:p>
          </table:table-cell>
          <table:table-cell table:style-name="ce22" office:value-type="string">
            <text:p>Luigis</text:p>
          </table:table-cell>
          <table:table-cell table:style-name="ce22" office:value-type="string">
            <text:p>62428</text:p>
          </table:table-cell>
          <table:table-cell table:style-name="ce22" office:value-type="string">
            <text:p>111 N Augusta St</text:p>
          </table:table-cell>
          <table:table-cell table:style-name="ce22" office:value-type="string">
            <text:p>Stau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93-6518</text:p>
          </table:table-cell>
          <table:table-cell table:style-name="ce23" office:value-type="date" office:date-value="2011-09-22T16:09:00">
            <text:p> 09/22/2011</text:p>
          </table:table-cell>
          <table:table-cell table:style-name="ce22" office:value-type="string">
            <text:p>Louisa BP</text:p>
          </table:table-cell>
          <table:table-cell table:style-name="ce22" office:value-type="string">
            <text:p>48642</text:p>
          </table:table-cell>
          <table:table-cell table:style-name="ce22" office:value-type="string">
            <text:p>450 East Main St</text:p>
          </table:table-cell>
          <table:table-cell table:style-name="ce22" office:value-type="string">
            <text:p>Louis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93</text:p>
          </table:table-cell>
          <table:table-cell table:style-name="ce23" office:value-type="date" office:date-value="2011-09-22T16:20:00">
            <text:p> 09/22/2011</text:p>
          </table:table-cell>
          <table:table-cell table:style-name="ce22" office:value-type="string">
            <text:p>Romas Italian Restaurant</text:p>
          </table:table-cell>
          <table:table-cell table:style-name="ce22" office:value-type="string">
            <text:p>27080</text:p>
          </table:table-cell>
          <table:table-cell table:style-name="ce22" office:value-type="string">
            <text:p>Rte 22  Glen Mayre Shopping Ctr</text:p>
          </table:table-cell>
          <table:table-cell table:style-name="ce22" office:value-type="string">
            <text:p>Louis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578</text:p>
          </table:table-cell>
          <table:table-cell table:style-name="ce23" office:value-type="date" office:date-value="2011-09-23T16:46:00">
            <text:p> 09/23/2011</text:p>
          </table:table-cell>
          <table:table-cell table:style-name="ce22" office:value-type="string">
            <text:p>Natural Bridge Exxon</text:p>
          </table:table-cell>
          <table:table-cell table:style-name="ce22" office:value-type="string">
            <text:p>60201</text:p>
          </table:table-cell>
          <table:table-cell table:style-name="ce22" office:value-type="string">
            <text:p>7247 S Lee Hwy</text:p>
          </table:table-cell>
          <table:table-cell table:style-name="ce22" office:value-type="string">
            <text:p>Natural 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16-1508</text:p>
          </table:table-cell>
          <table:table-cell table:style-name="ce23" office:value-type="date" office:date-value="2011-09-23T17:03:00">
            <text:p> 09/23/2011</text:p>
          </table:table-cell>
          <table:table-cell table:style-name="ce22" office:value-type="string">
            <text:p>Stop In Food Stores 45</text:p>
          </table:table-cell>
          <table:table-cell table:style-name="ce22" office:value-type="string">
            <text:p>29650</text:p>
          </table:table-cell>
          <table:table-cell table:style-name="ce22" office:value-type="string">
            <text:p>608 W 29th St</text:p>
          </table:table-cell>
          <table:table-cell table:style-name="ce22" office:value-type="string">
            <text:p>Buena Vist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16</text:p>
          </table:table-cell>
          <table:table-cell table:style-name="ce23" office:value-type="date" office:date-value="2011-09-23T17:40:00">
            <text:p> 09/23/2011</text:p>
          </table:table-cell>
          <table:table-cell table:style-name="ce22" office:value-type="string">
            <text:p>Pinkys</text:p>
          </table:table-cell>
          <table:table-cell table:style-name="ce22" office:value-type="string">
            <text:p>45649</text:p>
          </table:table-cell>
          <table:table-cell table:style-name="ce22" office:value-type="string">
            <text:p>PO Box 30</text:p>
          </table:table-cell>
          <table:table-cell table:style-name="ce22" office:value-type="string">
            <text:p>Buena Vist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16</text:p>
          </table:table-cell>
          <table:table-cell table:style-name="ce23" office:value-type="date" office:date-value="2011-09-23T17:52:00">
            <text:p> 09/23/2011</text:p>
          </table:table-cell>
          <table:table-cell table:style-name="ce22" office:value-type="string">
            <text:p>Todd BBQ</text:p>
          </table:table-cell>
          <table:table-cell table:style-name="ce22" office:value-type="string">
            <text:p>11266</text:p>
          </table:table-cell>
          <table:table-cell table:style-name="ce22" office:value-type="string">
            <text:p>1176 Magnolia Ave</text:p>
          </table:table-cell>
          <table:table-cell table:style-name="ce22" office:value-type="string">
            <text:p>Buena Vist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50</text:p>
          </table:table-cell>
          <table:table-cell table:style-name="ce23" office:value-type="date" office:date-value="2011-09-23T18:17:00">
            <text:p> 09/23/2011</text:p>
          </table:table-cell>
          <table:table-cell table:style-name="ce22" office:value-type="string">
            <text:p>Sixty West Market</text:p>
          </table:table-cell>
          <table:table-cell table:style-name="ce22" office:value-type="string">
            <text:p>67441</text:p>
          </table:table-cell>
          <table:table-cell table:style-name="ce22" office:value-type="string">
            <text:p>876 W Midland Trl</text:p>
          </table:table-cell>
          <table:table-cell table:style-name="ce22" office:value-type="string">
            <text:p>Lex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72</text:p>
          </table:table-cell>
          <table:table-cell table:style-name="ce23" office:value-type="date" office:date-value="2011-09-23T18:42:00">
            <text:p> 09/23/2011</text:p>
          </table:table-cell>
          <table:table-cell table:style-name="ce22" office:value-type="string">
            <text:p>Fast Stop Sunoco</text:p>
          </table:table-cell>
          <table:table-cell table:style-name="ce22" office:value-type="string">
            <text:p>64500</text:p>
          </table:table-cell>
          <table:table-cell table:style-name="ce22" office:value-type="string">
            <text:p>2468 Raphine Rd</text:p>
          </table:table-cell>
          <table:table-cell table:style-name="ce22" office:value-type="string">
            <text:p>Raphin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67</text:p>
          </table:table-cell>
          <table:table-cell table:style-name="ce23" office:value-type="date" office:date-value="2011-09-23T18:48:00">
            <text:p> 09/23/2011</text:p>
          </table:table-cell>
          <table:table-cell table:style-name="ce22" office:value-type="string">
            <text:p>The Osceola Mill</text:p>
          </table:table-cell>
          <table:table-cell table:style-name="ce22" office:value-type="string">
            <text:p>48084</text:p>
          </table:table-cell>
          <table:table-cell table:style-name="ce22" office:value-type="string">
            <text:p>352 Tye River Rd</text:p>
          </table:table-cell>
          <table:table-cell table:style-name="ce22" office:value-type="string">
            <text:p>Steeles Tavern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83</text:p>
          </table:table-cell>
          <table:table-cell table:style-name="ce23" office:value-type="date" office:date-value="2011-09-23T19:15:00">
            <text:p> 09/23/2011</text:p>
          </table:table-cell>
          <table:table-cell table:style-name="ce22" office:value-type="string">
            <text:p>Sugar Tree Inn Inc</text:p>
          </table:table-cell>
          <table:table-cell table:style-name="ce22" office:value-type="string">
            <text:p>26144</text:p>
          </table:table-cell>
          <table:table-cell table:style-name="ce22" office:value-type="string">
            <text:p>145 Lodge Trl</text:p>
          </table:table-cell>
          <table:table-cell table:style-name="ce22" office:value-type="string">
            <text:p>Vesuviu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50</text:p>
          </table:table-cell>
          <table:table-cell table:style-name="ce23" office:value-type="date" office:date-value="2011-09-23T19:49:00">
            <text:p> 09/23/2011</text:p>
          </table:table-cell>
          <table:table-cell table:style-name="ce22" office:value-type="string">
            <text:p>CVS Pharmacy # 6325</text:p>
          </table:table-cell>
          <table:table-cell table:style-name="ce22" office:value-type="string">
            <text:p>62840</text:p>
          </table:table-cell>
          <table:table-cell table:style-name="ce22" office:value-type="string">
            <text:p>506 E Nelson St</text:p>
          </table:table-cell>
          <table:table-cell table:style-name="ce22" office:value-type="string">
            <text:p>Lex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50-2732</text:p>
          </table:table-cell>
          <table:table-cell table:style-name="ce23" office:value-type="date" office:date-value="2011-09-23T19:54:00">
            <text:p> 09/23/2011</text:p>
          </table:table-cell>
          <table:table-cell table:style-name="ce22" office:value-type="string">
            <text:p>Pizza Hut</text:p>
          </table:table-cell>
          <table:table-cell table:style-name="ce22" office:value-type="string">
            <text:p>71012</text:p>
          </table:table-cell>
          <table:table-cell table:style-name="ce22" office:value-type="string">
            <text:p>600 E Nelson St</text:p>
          </table:table-cell>
          <table:table-cell table:style-name="ce22" office:value-type="string">
            <text:p>Lex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50-2523</text:p>
          </table:table-cell>
          <table:table-cell table:style-name="ce23" office:value-type="date" office:date-value="2011-09-23T20:05:00">
            <text:p> 09/23/2011</text:p>
          </table:table-cell>
          <table:table-cell table:style-name="ce22" office:value-type="string">
            <text:p>A Joyful Spirit Cafe</text:p>
          </table:table-cell>
          <table:table-cell table:style-name="ce22" office:value-type="string">
            <text:p>67512</text:p>
          </table:table-cell>
          <table:table-cell table:style-name="ce22" office:value-type="string">
            <text:p>26 S Main St</text:p>
          </table:table-cell>
          <table:table-cell table:style-name="ce22" office:value-type="string">
            <text:p>Lex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50</text:p>
          </table:table-cell>
          <table:table-cell table:style-name="ce23" office:value-type="date" office:date-value="2011-09-23T20:14:00">
            <text:p> 09/23/2011</text:p>
          </table:table-cell>
          <table:table-cell table:style-name="ce22" office:value-type="string">
            <text:p>Cafe Michel</text:p>
          </table:table-cell>
          <table:table-cell table:style-name="ce22" office:value-type="string">
            <text:p>33273</text:p>
          </table:table-cell>
          <table:table-cell table:style-name="ce22" office:value-type="string">
            <text:p>640 N Lee Hwy</text:p>
          </table:table-cell>
          <table:table-cell table:style-name="ce22" office:value-type="string">
            <text:p>Lex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50-3725</text:p>
          </table:table-cell>
          <table:table-cell table:style-name="ce23" office:value-type="date" office:date-value="2011-09-23T20:23:00">
            <text:p> 09/23/2011</text:p>
          </table:table-cell>
          <table:table-cell table:style-name="ce22" office:value-type="string">
            <text:p>Applebees Neighborhood Grill &amp; Bar</text:p>
          </table:table-cell>
          <table:table-cell table:style-name="ce22" office:value-type="string">
            <text:p>67366</text:p>
          </table:table-cell>
          <table:table-cell table:style-name="ce22" office:value-type="string">
            <text:p>870 N Lee Hwy</text:p>
          </table:table-cell>
          <table:table-cell table:style-name="ce22" office:value-type="string">
            <text:p>Lex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50</text:p>
          </table:table-cell>
          <table:table-cell table:style-name="ce23" office:value-type="date" office:date-value="2011-09-23T20:31:00">
            <text:p> 09/23/2011</text:p>
          </table:table-cell>
          <table:table-cell table:style-name="ce22" office:value-type="string">
            <text:p>Lexington Pit Stop</text:p>
          </table:table-cell>
          <table:table-cell table:style-name="ce22" office:value-type="string">
            <text:p>10200</text:p>
          </table:table-cell>
          <table:table-cell table:style-name="ce22" office:value-type="string">
            <text:p>874 N Lee Hwy</text:p>
          </table:table-cell>
          <table:table-cell table:style-name="ce22" office:value-type="string">
            <text:p>Lex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7</text:p>
          </table:table-cell>
          <table:table-cell table:style-name="ce23" office:value-type="date" office:date-value="2011-09-24T18:20:00">
            <text:p> 09/24/2011</text:p>
          </table:table-cell>
          <table:table-cell table:style-name="ce22" office:value-type="string">
            <text:p>Gum Springs Pit Stop</text:p>
          </table:table-cell>
          <table:table-cell table:style-name="ce22" office:value-type="string">
            <text:p>76955</text:p>
          </table:table-cell>
          <table:table-cell table:style-name="ce22" office:value-type="string">
            <text:p>1300 Cross County Rd</text:p>
          </table:table-cell>
          <table:table-cell table:style-name="ce22" office:value-type="string">
            <text:p>Minera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24</text:p>
          </table:table-cell>
          <table:table-cell table:style-name="ce23" office:value-type="date" office:date-value="2011-09-24T19:18:00">
            <text:p> 09/24/2011</text:p>
          </table:table-cell>
          <table:table-cell table:style-name="ce22" office:value-type="string">
            <text:p>Elk Creek County Store</text:p>
          </table:table-cell>
          <table:table-cell table:style-name="ce22" office:value-type="string">
            <text:p>49219</text:p>
          </table:table-cell>
          <table:table-cell table:style-name="ce22" office:value-type="string">
            <text:p>5224 Kentucky Springs Rd</text:p>
          </table:table-cell>
          <table:table-cell table:style-name="ce22" office:value-type="string">
            <text:p>Bumpas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45</text:p>
          </table:table-cell>
          <table:table-cell table:style-name="ce23" office:value-type="date" office:date-value="2011-09-26T19:41:00">
            <text:p> 09/26/2011</text:p>
          </table:table-cell>
          <table:table-cell table:style-name="ce22" office:value-type="string">
            <text:p>Sam Sneads Tavern</text:p>
          </table:table-cell>
          <table:table-cell table:style-name="ce22" office:value-type="string">
            <text:p>67566</text:p>
          </table:table-cell>
          <table:table-cell table:style-name="ce22" office:value-type="string">
            <text:p>2849 Main St</text:p>
          </table:table-cell>
          <table:table-cell table:style-name="ce22" office:value-type="string">
            <text:p>Hot Spring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45</text:p>
          </table:table-cell>
          <table:table-cell table:style-name="ce23" office:value-type="date" office:date-value="2011-09-26T20:22:00">
            <text:p> 09/26/2011</text:p>
          </table:table-cell>
          <table:table-cell table:style-name="ce22" office:value-type="string">
            <text:p>The Homestead</text:p>
          </table:table-cell>
          <table:table-cell table:style-name="ce22" office:value-type="string">
            <text:p>67563</text:p>
          </table:table-cell>
          <table:table-cell table:style-name="ce22" office:value-type="string">
            <text:p>1766 Homestead Rd</text:p>
          </table:table-cell>
          <table:table-cell table:style-name="ce22" office:value-type="string">
            <text:p>Hot Spring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26-2053</text:p>
          </table:table-cell>
          <table:table-cell table:style-name="ce23" office:value-type="date" office:date-value="2011-09-26T21:04:00">
            <text:p> 09/26/2011</text:p>
          </table:table-cell>
          <table:table-cell table:style-name="ce22" office:value-type="string">
            <text:p>Kangaroo Express # 3207</text:p>
          </table:table-cell>
          <table:table-cell table:style-name="ce22" office:value-type="string">
            <text:p>5857</text:p>
          </table:table-cell>
          <table:table-cell table:style-name="ce22" office:value-type="string">
            <text:p>1106 S Monroe Ave</text:p>
          </table:table-cell>
          <table:table-cell table:style-name="ce22" office:value-type="string">
            <text:p>Cov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26</text:p>
          </table:table-cell>
          <table:table-cell table:style-name="ce23" office:value-type="date" office:date-value="2011-09-26T21:09:00">
            <text:p> 09/26/2011</text:p>
          </table:table-cell>
          <table:table-cell table:style-name="ce22" office:value-type="string">
            <text:p>Dixie Food Mart</text:p>
          </table:table-cell>
          <table:table-cell table:style-name="ce22" office:value-type="string">
            <text:p>43705</text:p>
          </table:table-cell>
          <table:table-cell table:style-name="ce22" office:value-type="string">
            <text:p>584 E Madison St</text:p>
          </table:table-cell>
          <table:table-cell table:style-name="ce22" office:value-type="string">
            <text:p>Cov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6-3819</text:p>
          </table:table-cell>
          <table:table-cell table:style-name="ce23" office:value-type="date" office:date-value="2011-09-27T14:45:00">
            <text:p> 09/27/2011</text:p>
          </table:table-cell>
          <table:table-cell table:style-name="ce22" office:value-type="string">
            <text:p>Pungo Pizza &amp; Ice Cream Inc</text:p>
          </table:table-cell>
          <table:table-cell table:style-name="ce22" office:value-type="string">
            <text:p>56699</text:p>
          </table:table-cell>
          <table:table-cell table:style-name="ce22" office:value-type="string">
            <text:p>1824 Princess Anne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6-4541</text:p>
          </table:table-cell>
          <table:table-cell table:style-name="ce23" office:value-type="date" office:date-value="2011-09-27T14:54:00">
            <text:p> 09/27/2011</text:p>
          </table:table-cell>
          <table:table-cell table:style-name="ce22" office:value-type="string">
            <text:p>Indian Cove Campground</text:p>
          </table:table-cell>
          <table:table-cell table:style-name="ce22" office:value-type="string">
            <text:p>5350</text:p>
          </table:table-cell>
          <table:table-cell table:style-name="ce22" office:value-type="string">
            <text:p>1053 Sandbridge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</text:p>
          </table:table-cell>
          <table:table-cell table:style-name="ce23" office:value-type="date" office:date-value="2011-09-27T15:10:00">
            <text:p> 09/27/2011</text:p>
          </table:table-cell>
          <table:table-cell table:style-name="ce22" office:value-type="string">
            <text:p>7 Eleven Store 2514 33349 A</text:p>
          </table:table-cell>
          <table:table-cell table:style-name="ce22" office:value-type="string">
            <text:p>51289</text:p>
          </table:table-cell>
          <table:table-cell table:style-name="ce22" office:value-type="string">
            <text:p>1584 General Booth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55-5989</text:p>
          </table:table-cell>
          <table:table-cell table:style-name="ce23" office:value-type="date" office:date-value="2011-09-27T15:10:00">
            <text:p> 09/27/2011</text:p>
          </table:table-cell>
          <table:table-cell table:style-name="ce22" office:value-type="string">
            <text:p>Meadow Green Minute Market</text:p>
          </table:table-cell>
          <table:table-cell table:style-name="ce22" office:value-type="string">
            <text:p>51543</text:p>
          </table:table-cell>
          <table:table-cell table:style-name="ce22" office:value-type="string">
            <text:p>9531 Virginia Ave</text:p>
          </table:table-cell>
          <table:table-cell table:style-name="ce22" office:value-type="string">
            <text:p>Basset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-5101</text:p>
          </table:table-cell>
          <table:table-cell table:style-name="ce23" office:value-type="date" office:date-value="2011-09-27T15:16:00">
            <text:p> 09/27/2011</text:p>
          </table:table-cell>
          <table:table-cell table:style-name="ce22" office:value-type="string">
            <text:p>Hooters of Virginia Beach</text:p>
          </table:table-cell>
          <table:table-cell table:style-name="ce22" office:value-type="string">
            <text:p>16880</text:p>
          </table:table-cell>
          <table:table-cell table:style-name="ce22" office:value-type="string">
            <text:p>1495 General Booth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55</text:p>
          </table:table-cell>
          <table:table-cell table:style-name="ce23" office:value-type="date" office:date-value="2011-09-27T15:25:00">
            <text:p> 09/27/2011</text:p>
          </table:table-cell>
          <table:table-cell table:style-name="ce22" office:value-type="string">
            <text:p>Dodges Store</text:p>
          </table:table-cell>
          <table:table-cell table:style-name="ce22" office:value-type="string">
            <text:p>30899</text:p>
          </table:table-cell>
          <table:table-cell table:style-name="ce22" office:value-type="string">
            <text:p>4863 Virginia Ave</text:p>
          </table:table-cell>
          <table:table-cell table:style-name="ce22" office:value-type="string">
            <text:p>Basset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21-3331</text:p>
          </table:table-cell>
          <table:table-cell table:style-name="ce23" office:value-type="date" office:date-value="2011-09-27T15:31:00">
            <text:p> 09/27/2011</text:p>
          </table:table-cell>
          <table:table-cell table:style-name="ce22" office:value-type="string">
            <text:p>Rookies Sports Tavern</text:p>
          </table:table-cell>
          <table:table-cell table:style-name="ce22" office:value-type="string">
            <text:p>64694</text:p>
          </table:table-cell>
          <table:table-cell table:style-name="ce22" office:value-type="string">
            <text:p>1050 Hendricks Store Rd Ste E &amp; F</text:p>
          </table:table-cell>
          <table:table-cell table:style-name="ce22" office:value-type="string">
            <text:p>Monet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68-3014</text:p>
          </table:table-cell>
          <table:table-cell table:style-name="ce23" office:value-type="date" office:date-value="2011-09-27T15:35:00">
            <text:p> 09/27/2011</text:p>
          </table:table-cell>
          <table:table-cell table:style-name="ce22" office:value-type="string">
            <text:p>Food Lion 2619</text:p>
          </table:table-cell>
          <table:table-cell table:style-name="ce22" office:value-type="string">
            <text:p>35822</text:p>
          </table:table-cell>
          <table:table-cell table:style-name="ce22" office:value-type="string">
            <text:p>951 Fairystone Park Hwy</text:p>
          </table:table-cell>
          <table:table-cell table:style-name="ce22" office:value-type="string">
            <text:p>Stanleyto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55</text:p>
          </table:table-cell>
          <table:table-cell table:style-name="ce23" office:value-type="date" office:date-value="2011-09-27T15:45:00">
            <text:p> 09/27/2011</text:p>
          </table:table-cell>
          <table:table-cell table:style-name="ce22" office:value-type="string">
            <text:p>Stanley Mart</text:p>
          </table:table-cell>
          <table:table-cell table:style-name="ce22" office:value-type="string">
            <text:p>78290</text:p>
          </table:table-cell>
          <table:table-cell table:style-name="ce22" office:value-type="string">
            <text:p>1890 Fairystone Pky</text:p>
          </table:table-cell>
          <table:table-cell table:style-name="ce22" office:value-type="string">
            <text:p>Basset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55</text:p>
          </table:table-cell>
          <table:table-cell table:style-name="ce23" office:value-type="date" office:date-value="2011-09-27T15:47:00">
            <text:p> 09/27/2011</text:p>
          </table:table-cell>
          <table:table-cell table:style-name="ce22" office:value-type="string">
            <text:p>Joe &amp; Marys Cafe</text:p>
          </table:table-cell>
          <table:table-cell table:style-name="ce22" office:value-type="string">
            <text:p>54879</text:p>
          </table:table-cell>
          <table:table-cell table:style-name="ce22" office:value-type="string">
            <text:p>115 Spruce Ct</text:p>
          </table:table-cell>
          <table:table-cell table:style-name="ce22" office:value-type="string">
            <text:p>Basset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65-3800</text:p>
          </table:table-cell>
          <table:table-cell table:style-name="ce23" office:value-type="date" office:date-value="2011-09-27T16:10:00">
            <text:p> 09/27/2011</text:p>
          </table:table-cell>
          <table:table-cell table:style-name="ce22" office:value-type="string">
            <text:p>Bestmart</text:p>
          </table:table-cell>
          <table:table-cell table:style-name="ce22" office:value-type="string">
            <text:p>877</text:p>
          </table:table-cell>
          <table:table-cell table:style-name="ce22" office:value-type="string">
            <text:p>21915 Al Philpott Hwy</text:p>
          </table:table-cell>
          <table:table-cell table:style-name="ce22" office:value-type="string">
            <text:p>Spenc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76</text:p>
          </table:table-cell>
          <table:table-cell table:style-name="ce23" office:value-type="date" office:date-value="2011-09-27T17:00:00">
            <text:p> 09/27/2011</text:p>
          </table:table-cell>
          <table:table-cell table:style-name="ce22" office:value-type="string">
            <text:p>Lees Kar Go Claudeville</text:p>
          </table:table-cell>
          <table:table-cell table:style-name="ce22" office:value-type="string">
            <text:p>3502</text:p>
          </table:table-cell>
          <table:table-cell table:style-name="ce22" office:value-type="string">
            <text:p>Rt 1  Hwy 103 &amp; 645</text:p>
          </table:table-cell>
          <table:table-cell table:style-name="ce22" office:value-type="string">
            <text:p>Claud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71-4347</text:p>
          </table:table-cell>
          <table:table-cell table:style-name="ce23" office:value-type="date" office:date-value="2011-09-27T17:20:00">
            <text:p> 09/27/2011</text:p>
          </table:table-cell>
          <table:table-cell table:style-name="ce22" office:value-type="string">
            <text:p>W &amp; W Produce</text:p>
          </table:table-cell>
          <table:table-cell table:style-name="ce22" office:value-type="string">
            <text:p>59194</text:p>
          </table:table-cell>
          <table:table-cell table:style-name="ce22" office:value-type="string">
            <text:p>16112 Jeb Stuart Hwy</text:p>
          </table:table-cell>
          <table:table-cell table:style-name="ce22" office:value-type="string">
            <text:p>Stuar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85</text:p>
          </table:table-cell>
          <table:table-cell table:style-name="ce23" office:value-type="date" office:date-value="2011-09-27T18:30:00">
            <text:p> 09/27/2011</text:p>
          </table:table-cell>
          <table:table-cell table:style-name="ce22" office:value-type="string">
            <text:p>Orchard View Market</text:p>
          </table:table-cell>
          <table:table-cell table:style-name="ce22" office:value-type="string">
            <text:p>64919</text:p>
          </table:table-cell>
          <table:table-cell table:style-name="ce22" office:value-type="string">
            <text:p>9792 Woolwine Hwy</text:p>
          </table:table-cell>
          <table:table-cell table:style-name="ce22" office:value-type="string">
            <text:p>Woolwin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49-3502</text:p>
          </table:table-cell>
          <table:table-cell table:style-name="ce23" office:value-type="date" office:date-value="2011-09-27T18:55:00">
            <text:p> 09/27/2011</text:p>
          </table:table-cell>
          <table:table-cell table:style-name="ce22" office:value-type="string">
            <text:p>Simmons Grocery</text:p>
          </table:table-cell>
          <table:table-cell table:style-name="ce22" office:value-type="string">
            <text:p>49826</text:p>
          </table:table-cell>
          <table:table-cell table:style-name="ce22" office:value-type="string">
            <text:p>4074 Webbs Mill Rd N</text:p>
          </table:table-cell>
          <table:table-cell table:style-name="ce22" office:value-type="string">
            <text:p>Rin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1</text:p>
          </table:table-cell>
          <table:table-cell table:style-name="ce23" office:value-type="date" office:date-value="2011-09-28T15:26:00">
            <text:p> 09/28/2011</text:p>
          </table:table-cell>
          <table:table-cell table:style-name="ce22" office:value-type="string">
            <text:p>Miller Mart # 57</text:p>
          </table:table-cell>
          <table:table-cell table:style-name="ce22" office:value-type="string">
            <text:p>6105</text:p>
          </table:table-cell>
          <table:table-cell table:style-name="ce22" office:value-type="string">
            <text:p>4444 Portsmouth Blv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1</text:p>
          </table:table-cell>
          <table:table-cell table:style-name="ce23" office:value-type="date" office:date-value="2011-09-28T15:36:00">
            <text:p> 09/28/2011</text:p>
          </table:table-cell>
          <table:table-cell table:style-name="ce22" office:value-type="string">
            <text:p>Buffet City</text:p>
          </table:table-cell>
          <table:table-cell table:style-name="ce22" office:value-type="string">
            <text:p>68588</text:p>
          </table:table-cell>
          <table:table-cell table:style-name="ce22" office:value-type="string">
            <text:p>4300 Portsmouth Blvd # 118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1-2187</text:p>
          </table:table-cell>
          <table:table-cell table:style-name="ce23" office:value-type="date" office:date-value="2011-09-28T15:58:00">
            <text:p> 09/28/2011</text:p>
          </table:table-cell>
          <table:table-cell table:style-name="ce22" office:value-type="string">
            <text:p>Red Robin Americas Gourmet Burgers &amp; Spirits</text:p>
          </table:table-cell>
          <table:table-cell table:style-name="ce22" office:value-type="string">
            <text:p>33619</text:p>
          </table:table-cell>
          <table:table-cell table:style-name="ce22" office:value-type="string">
            <text:p>2524 Chesapeake Square Ring R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1-2219</text:p>
          </table:table-cell>
          <table:table-cell table:style-name="ce23" office:value-type="date" office:date-value="2011-09-28T16:14:00">
            <text:p> 09/28/2011</text:p>
          </table:table-cell>
          <table:table-cell table:style-name="ce22" office:value-type="string">
            <text:p>BJs Wholesale Club 70</text:p>
          </table:table-cell>
          <table:table-cell table:style-name="ce22" office:value-type="string">
            <text:p>77807</text:p>
          </table:table-cell>
          <table:table-cell table:style-name="ce22" office:value-type="string">
            <text:p>2301 Taylor R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1</text:p>
          </table:table-cell>
          <table:table-cell table:style-name="ce23" office:value-type="date" office:date-value="2011-09-28T16:25:00">
            <text:p> 09/28/2011</text:p>
          </table:table-cell>
          <table:table-cell table:style-name="ce22" office:value-type="string">
            <text:p>Andy Boys</text:p>
          </table:table-cell>
          <table:table-cell table:style-name="ce22" office:value-type="string">
            <text:p>47559</text:p>
          </table:table-cell>
          <table:table-cell table:style-name="ce22" office:value-type="string">
            <text:p>3916 Portsmouth Blvd  Ste A 5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1-3345</text:p>
          </table:table-cell>
          <table:table-cell table:style-name="ce23" office:value-type="date" office:date-value="2011-09-28T16:40:00">
            <text:p> 09/28/2011</text:p>
          </table:table-cell>
          <table:table-cell table:style-name="ce22" office:value-type="string">
            <text:p>Rite Aid # 11252</text:p>
          </table:table-cell>
          <table:table-cell table:style-name="ce22" office:value-type="string">
            <text:p>77038</text:p>
          </table:table-cell>
          <table:table-cell table:style-name="ce22" office:value-type="string">
            <text:p>3325 Taylor Rd Ste 118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1-5220</text:p>
          </table:table-cell>
          <table:table-cell table:style-name="ce23" office:value-type="date" office:date-value="2011-09-28T16:54:00">
            <text:p> 09/28/2011</text:p>
          </table:table-cell>
          <table:table-cell table:style-name="ce22" office:value-type="string">
            <text:p>Wilco # 781</text:p>
          </table:table-cell>
          <table:table-cell table:style-name="ce22" office:value-type="string">
            <text:p>13090</text:p>
          </table:table-cell>
          <table:table-cell table:style-name="ce22" office:value-type="string">
            <text:p>3260 Western Branch Blv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1</text:p>
          </table:table-cell>
          <table:table-cell table:style-name="ce23" office:value-type="date" office:date-value="2011-09-28T17:01:00">
            <text:p> 09/28/2011</text:p>
          </table:table-cell>
          <table:table-cell table:style-name="ce22" office:value-type="string">
            <text:p>Farm Fresh Supermarket 168</text:p>
          </table:table-cell>
          <table:table-cell table:style-name="ce22" office:value-type="string">
            <text:p>78191</text:p>
          </table:table-cell>
          <table:table-cell table:style-name="ce22" office:value-type="string">
            <text:p>3353 Western Branch Blv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49</text:p>
          </table:table-cell>
          <table:table-cell table:style-name="ce23" office:value-type="date" office:date-value="2011-09-28T17:19:00">
            <text:p> 09/28/2011</text:p>
          </table:table-cell>
          <table:table-cell table:style-name="ce22" office:value-type="string">
            <text:p>Auburn Hills Golf Club</text:p>
          </table:table-cell>
          <table:table-cell table:style-name="ce22" office:value-type="string">
            <text:p>4444</text:p>
          </table:table-cell>
          <table:table-cell table:style-name="ce22" office:value-type="string">
            <text:p>1581 Turnberry Ln</text:p>
          </table:table-cell>
          <table:table-cell table:style-name="ce22" office:value-type="string">
            <text:p>Rin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49-2511</text:p>
          </table:table-cell>
          <table:table-cell table:style-name="ce23" office:value-type="date" office:date-value="2011-09-28T17:29:00">
            <text:p> 09/28/2011</text:p>
          </table:table-cell>
          <table:table-cell table:style-name="ce22" office:value-type="string">
            <text:p>Riner Food Center</text:p>
          </table:table-cell>
          <table:table-cell table:style-name="ce22" office:value-type="string">
            <text:p>57676</text:p>
          </table:table-cell>
          <table:table-cell table:style-name="ce22" office:value-type="string">
            <text:p>4031 Riner Rd</text:p>
          </table:table-cell>
          <table:table-cell table:style-name="ce22" office:value-type="string">
            <text:p>Rin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38-1205</text:p>
          </table:table-cell>
          <table:table-cell table:style-name="ce23" office:value-type="date" office:date-value="2011-09-28T17:39:00">
            <text:p> 09/28/2011</text:p>
          </table:table-cell>
          <table:table-cell table:style-name="ce22" office:value-type="string">
            <text:p>Pilot Mountain Grocery</text:p>
          </table:table-cell>
          <table:table-cell table:style-name="ce22" office:value-type="string">
            <text:p>50218</text:p>
          </table:table-cell>
          <table:table-cell table:style-name="ce22" office:value-type="string">
            <text:p>4553 Pilot Rd</text:p>
          </table:table-cell>
          <table:table-cell table:style-name="ce22" office:value-type="string">
            <text:p>Pilo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73</text:p>
          </table:table-cell>
          <table:table-cell table:style-name="ce23" office:value-type="date" office:date-value="2011-09-28T18:00:00">
            <text:p> 09/28/2011</text:p>
          </table:table-cell>
          <table:table-cell table:style-name="ce22" office:value-type="string">
            <text:p>Charlies Chinese Restaurant</text:p>
          </table:table-cell>
          <table:table-cell table:style-name="ce22" office:value-type="string">
            <text:p>38194</text:p>
          </table:table-cell>
          <table:table-cell table:style-name="ce22" office:value-type="string">
            <text:p>35 W Main St</text:p>
          </table:table-cell>
          <table:table-cell table:style-name="ce22" office:value-type="string">
            <text:p>Christian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3-3505</text:p>
          </table:table-cell>
          <table:table-cell table:style-name="ce23" office:value-type="date" office:date-value="2011-09-28T18:02:00">
            <text:p> 09/28/2011</text:p>
          </table:table-cell>
          <table:table-cell table:style-name="ce22" office:value-type="string">
            <text:p>7 Eleven Store 2511 17818 H</text:p>
          </table:table-cell>
          <table:table-cell table:style-name="ce22" office:value-type="string">
            <text:p>14639</text:p>
          </table:table-cell>
          <table:table-cell table:style-name="ce22" office:value-type="string">
            <text:p>1081 George Washington Hwy N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3</text:p>
          </table:table-cell>
          <table:table-cell table:style-name="ce23" office:value-type="date" office:date-value="2011-09-28T18:11:00">
            <text:p> 09/28/2011</text:p>
          </table:table-cell>
          <table:table-cell table:style-name="ce22" office:value-type="string">
            <text:p>Walgreens # 09196</text:p>
          </table:table-cell>
          <table:table-cell table:style-name="ce22" office:value-type="string">
            <text:p>63343</text:p>
          </table:table-cell>
          <table:table-cell table:style-name="ce22" office:value-type="string">
            <text:p>1168 George Washington Hwy N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73</text:p>
          </table:table-cell>
          <table:table-cell table:style-name="ce23" office:value-type="date" office:date-value="2011-09-28T18:14:00">
            <text:p> 09/28/2011</text:p>
          </table:table-cell>
          <table:table-cell table:style-name="ce22" office:value-type="string">
            <text:p>The Meadows Golf and Swim Club</text:p>
          </table:table-cell>
          <table:table-cell table:style-name="ce22" office:value-type="string">
            <text:p>64842</text:p>
          </table:table-cell>
          <table:table-cell table:style-name="ce22" office:value-type="string">
            <text:p>1111 Round Meadows Dr</text:p>
          </table:table-cell>
          <table:table-cell table:style-name="ce22" office:value-type="string">
            <text:p>Christian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3</text:p>
          </table:table-cell>
          <table:table-cell table:style-name="ce23" office:value-type="date" office:date-value="2011-09-28T18:30:00">
            <text:p> 09/28/2011</text:p>
          </table:table-cell>
          <table:table-cell table:style-name="ce22" office:value-type="string">
            <text:p>Food Lion 756</text:p>
          </table:table-cell>
          <table:table-cell table:style-name="ce22" office:value-type="string">
            <text:p>9769</text:p>
          </table:table-cell>
          <table:table-cell table:style-name="ce22" office:value-type="string">
            <text:p>2617 Moses Grandy Trl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73</text:p>
          </table:table-cell>
          <table:table-cell table:style-name="ce23" office:value-type="date" office:date-value="2011-09-28T18:44:00">
            <text:p> 09/28/2011</text:p>
          </table:table-cell>
          <table:table-cell table:style-name="ce22" office:value-type="string">
            <text:p>Red Robin Americas Gourmet Burgers &amp; Spirits</text:p>
          </table:table-cell>
          <table:table-cell table:style-name="ce22" office:value-type="string">
            <text:p>41628</text:p>
          </table:table-cell>
          <table:table-cell table:style-name="ce22" office:value-type="string">
            <text:p>105 Peppers Ferry Rd NW</text:p>
          </table:table-cell>
          <table:table-cell table:style-name="ce22" office:value-type="string">
            <text:p>Christian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73-6540</text:p>
          </table:table-cell>
          <table:table-cell table:style-name="ce23" office:value-type="date" office:date-value="2011-09-28T19:23:00">
            <text:p> 09/28/2011</text:p>
          </table:table-cell>
          <table:table-cell table:style-name="ce22" office:value-type="string">
            <text:p>Daves Bar &amp; Grill</text:p>
          </table:table-cell>
          <table:table-cell table:style-name="ce22" office:value-type="string">
            <text:p>69083</text:p>
          </table:table-cell>
          <table:table-cell table:style-name="ce22" office:value-type="string">
            <text:p>50 Merrimac Rd</text:p>
          </table:table-cell>
          <table:table-cell table:style-name="ce22" office:value-type="string">
            <text:p>Christian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41-5610</text:p>
          </table:table-cell>
          <table:table-cell table:style-name="ce23" office:value-type="date" office:date-value="2011-09-28T19:44:00">
            <text:p> 09/28/2011</text:p>
          </table:table-cell>
          <table:table-cell table:style-name="ce22" office:value-type="string">
            <text:p>Christys</text:p>
          </table:table-cell>
          <table:table-cell table:style-name="ce22" office:value-type="string">
            <text:p>50103</text:p>
          </table:table-cell>
          <table:table-cell table:style-name="ce22" office:value-type="string">
            <text:p>3410 Peppers Ferry Rd</text:p>
          </table:table-cell>
          <table:table-cell table:style-name="ce22" office:value-type="string">
            <text:p>Ra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-9329</text:p>
          </table:table-cell>
          <table:table-cell table:style-name="ce23" office:value-type="date" office:date-value="2011-09-28T19:53:00">
            <text:p> 09/28/2011</text:p>
          </table:table-cell>
          <table:table-cell table:style-name="ce22" office:value-type="string">
            <text:p>Snuffys General Store</text:p>
          </table:table-cell>
          <table:table-cell table:style-name="ce22" office:value-type="string">
            <text:p>67043</text:p>
          </table:table-cell>
          <table:table-cell table:style-name="ce22" office:value-type="string">
            <text:p>4351 Prices Fork Rd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</text:p>
          </table:table-cell>
          <table:table-cell table:style-name="ce23" office:value-type="date" office:date-value="2011-09-28T20:01:00">
            <text:p> 09/28/2011</text:p>
          </table:table-cell>
          <table:table-cell table:style-name="ce22" office:value-type="string">
            <text:p>Fas Mart # 125</text:p>
          </table:table-cell>
          <table:table-cell table:style-name="ce22" office:value-type="string">
            <text:p>58242</text:p>
          </table:table-cell>
          <table:table-cell table:style-name="ce22" office:value-type="string">
            <text:p>2701 Prices Fork Rd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-6664</text:p>
          </table:table-cell>
          <table:table-cell table:style-name="ce23" office:value-type="date" office:date-value="2011-09-28T20:43:00">
            <text:p> 09/28/2011</text:p>
          </table:table-cell>
          <table:table-cell table:style-name="ce22" office:value-type="string">
            <text:p>Courtyard by Marriott</text:p>
          </table:table-cell>
          <table:table-cell table:style-name="ce22" office:value-type="string">
            <text:p>53154</text:p>
          </table:table-cell>
          <table:table-cell table:style-name="ce22" office:value-type="string">
            <text:p>105 Southpark Dr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</text:p>
          </table:table-cell>
          <table:table-cell table:style-name="ce23" office:value-type="date" office:date-value="2011-09-28T20:51:00">
            <text:p> 09/28/2011</text:p>
          </table:table-cell>
          <table:table-cell table:style-name="ce22" office:value-type="string">
            <text:p>CVS Pharmacy # 3460</text:p>
          </table:table-cell>
          <table:table-cell table:style-name="ce22" office:value-type="string">
            <text:p>67293</text:p>
          </table:table-cell>
          <table:table-cell table:style-name="ce22" office:value-type="string">
            <text:p>833 University City Blvd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-2710</text:p>
          </table:table-cell>
          <table:table-cell table:style-name="ce23" office:value-type="date" office:date-value="2011-09-28T20:59:00">
            <text:p> 09/28/2011</text:p>
          </table:table-cell>
          <table:table-cell table:style-name="ce22" office:value-type="string">
            <text:p>Macados</text:p>
          </table:table-cell>
          <table:table-cell table:style-name="ce22" office:value-type="string">
            <text:p>57281</text:p>
          </table:table-cell>
          <table:table-cell table:style-name="ce22" office:value-type="string">
            <text:p>922 University City Blvd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-3824</text:p>
          </table:table-cell>
          <table:table-cell table:style-name="ce23" office:value-type="date" office:date-value="2011-09-28T21:10:00">
            <text:p> 09/28/2011</text:p>
          </table:table-cell>
          <table:table-cell table:style-name="ce22" office:value-type="string">
            <text:p>Hethwood Market</text:p>
          </table:table-cell>
          <table:table-cell table:style-name="ce22" office:value-type="string">
            <text:p>62026</text:p>
          </table:table-cell>
          <table:table-cell table:style-name="ce22" office:value-type="string">
            <text:p>820 Heather Dr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-3448</text:p>
          </table:table-cell>
          <table:table-cell table:style-name="ce23" office:value-type="date" office:date-value="2011-09-28T21:20:00">
            <text:p> 09/28/2011</text:p>
          </table:table-cell>
          <table:table-cell table:style-name="ce22" office:value-type="string">
            <text:p>Abby's Restaurant &amp; Bar</text:p>
          </table:table-cell>
          <table:table-cell table:style-name="ce22" office:value-type="string">
            <text:p>13557</text:p>
          </table:table-cell>
          <table:table-cell table:style-name="ce22" office:value-type="string">
            <text:p>1001 N Main St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</text:p>
          </table:table-cell>
          <table:table-cell table:style-name="ce23" office:value-type="date" office:date-value="2011-09-28T21:40:00">
            <text:p> 09/28/2011</text:p>
          </table:table-cell>
          <table:table-cell table:style-name="ce22" office:value-type="string">
            <text:p>Wilco # 651</text:p>
          </table:table-cell>
          <table:table-cell table:style-name="ce22" office:value-type="string">
            <text:p>61267</text:p>
          </table:table-cell>
          <table:table-cell table:style-name="ce22" office:value-type="string">
            <text:p>2211 S Main St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8</text:p>
          </table:table-cell>
          <table:table-cell table:style-name="ce23" office:value-type="date" office:date-value="2011-09-29T13:48:00">
            <text:p> 09/29/2011</text:p>
          </table:table-cell>
          <table:table-cell table:style-name="ce22" office:value-type="string">
            <text:p>El Amanecer Latino Market Inc</text:p>
          </table:table-cell>
          <table:table-cell table:style-name="ce22" office:value-type="string">
            <text:p>53201</text:p>
          </table:table-cell>
          <table:table-cell table:style-name="ce22" office:value-type="string">
            <text:p>8410 Staples Mill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</text:p>
          </table:table-cell>
          <table:table-cell table:style-name="ce23" office:value-type="date" office:date-value="2011-09-29T14:03:00">
            <text:p> 09/29/2011</text:p>
          </table:table-cell>
          <table:table-cell table:style-name="ce22" office:value-type="string">
            <text:p>YNOT Pizza</text:p>
          </table:table-cell>
          <table:table-cell table:style-name="ce22" office:value-type="string">
            <text:p>67815</text:p>
          </table:table-cell>
          <table:table-cell table:style-name="ce22" office:value-type="string">
            <text:p>1036 Volvo Pky Ste 7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-8601</text:p>
          </table:table-cell>
          <table:table-cell table:style-name="ce23" office:value-type="date" office:date-value="2011-09-29T14:05:00">
            <text:p> 09/29/2011</text:p>
          </table:table-cell>
          <table:table-cell table:style-name="ce22" office:value-type="string">
            <text:p>Passion Restaurant</text:p>
          </table:table-cell>
          <table:table-cell table:style-name="ce22" office:value-type="string">
            <text:p>50328</text:p>
          </table:table-cell>
          <table:table-cell table:style-name="ce22" office:value-type="string">
            <text:p>1036 Volvo Pkwy Ste 3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-2783</text:p>
          </table:table-cell>
          <table:table-cell table:style-name="ce23" office:value-type="date" office:date-value="2011-09-29T14:09:00">
            <text:p> 09/29/2011</text:p>
          </table:table-cell>
          <table:table-cell table:style-name="ce22" office:value-type="string">
            <text:p>Hooters of Greenbrier</text:p>
          </table:table-cell>
          <table:table-cell table:style-name="ce22" office:value-type="string">
            <text:p>67833</text:p>
          </table:table-cell>
          <table:table-cell table:style-name="ce22" office:value-type="string">
            <text:p>1105 Merchants Way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-2788</text:p>
          </table:table-cell>
          <table:table-cell table:style-name="ce23" office:value-type="date" office:date-value="2011-09-29T14:14:00">
            <text:p> 09/29/2011</text:p>
          </table:table-cell>
          <table:table-cell table:style-name="ce22" office:value-type="string">
            <text:p>Greenbrier Food Mart</text:p>
          </table:table-cell>
          <table:table-cell table:style-name="ce22" office:value-type="string">
            <text:p>73543</text:p>
          </table:table-cell>
          <table:table-cell table:style-name="ce22" office:value-type="string">
            <text:p>1025 Eden Way N Ste A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571-2175</text:p>
          </table:table-cell>
          <table:table-cell table:style-name="ce23" office:value-type="date" office:date-value="2011-09-29T14:15:00">
            <text:p> 09/29/2011</text:p>
          </table:table-cell>
          <table:table-cell table:style-name="ce22" office:value-type="string">
            <text:p>Tri-County Marina Inc</text:p>
          </table:table-cell>
          <table:table-cell table:style-name="ce22" office:value-type="string">
            <text:p>18902</text:p>
          </table:table-cell>
          <table:table-cell table:style-name="ce22" office:value-type="string">
            <text:p>1261 Sunrise Loop</text:p>
          </table:table-cell>
          <table:table-cell table:style-name="ce22" office:value-type="string">
            <text:p>Lynch Stati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</text:p>
          </table:table-cell>
          <table:table-cell table:style-name="ce23" office:value-type="date" office:date-value="2011-09-29T14:20:00">
            <text:p> 09/29/2011</text:p>
          </table:table-cell>
          <table:table-cell table:style-name="ce22" office:value-type="string">
            <text:p>Abuelos Mexican Food Embassy</text:p>
          </table:table-cell>
          <table:table-cell table:style-name="ce22" office:value-type="string">
            <text:p>52770</text:p>
          </table:table-cell>
          <table:table-cell table:style-name="ce22" office:value-type="string">
            <text:p>1712 Ring R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-2895</text:p>
          </table:table-cell>
          <table:table-cell table:style-name="ce23" office:value-type="date" office:date-value="2011-09-29T14:28:00">
            <text:p> 09/29/2011</text:p>
          </table:table-cell>
          <table:table-cell table:style-name="ce22" office:value-type="string">
            <text:p>Total Wine and More</text:p>
          </table:table-cell>
          <table:table-cell table:style-name="ce22" office:value-type="string">
            <text:p>12603</text:p>
          </table:table-cell>
          <table:table-cell table:style-name="ce22" office:value-type="string">
            <text:p>1600 Crossways Blvd Ste A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3-1343</text:p>
          </table:table-cell>
          <table:table-cell table:style-name="ce23" office:value-type="date" office:date-value="2011-09-29T14:32:00">
            <text:p> 09/29/2011</text:p>
          </table:table-cell>
          <table:table-cell table:style-name="ce22" office:value-type="string">
            <text:p>Tonys Market</text:p>
          </table:table-cell>
          <table:table-cell table:style-name="ce22" office:value-type="string">
            <text:p>48557</text:p>
          </table:table-cell>
          <table:table-cell table:style-name="ce22" office:value-type="string">
            <text:p>3714 Mechanicsville Tpke Ste A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3-2100</text:p>
          </table:table-cell>
          <table:table-cell table:style-name="ce23" office:value-type="date" office:date-value="2011-09-29T14:48:00">
            <text:p> 09/29/2011</text:p>
          </table:table-cell>
          <table:table-cell table:style-name="ce22" office:value-type="string">
            <text:p>Friendly Quick Mart</text:p>
          </table:table-cell>
          <table:table-cell table:style-name="ce22" office:value-type="string">
            <text:p>38755</text:p>
          </table:table-cell>
          <table:table-cell table:style-name="ce22" office:value-type="string">
            <text:p>1290 N Laburnum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04-3510</text:p>
          </table:table-cell>
          <table:table-cell table:style-name="ce23" office:value-type="date" office:date-value="2011-09-29T14:52:00">
            <text:p> 09/29/2011</text:p>
          </table:table-cell>
          <table:table-cell table:style-name="ce22" office:value-type="string">
            <text:p>Mariners Landing Golf &amp; Country Club</text:p>
          </table:table-cell>
          <table:table-cell table:style-name="ce22" office:value-type="string">
            <text:p>59312</text:p>
          </table:table-cell>
          <table:table-cell table:style-name="ce22" office:value-type="string">
            <text:p>2052 Lake Retreat Rd</text:p>
          </table:table-cell>
          <table:table-cell table:style-name="ce22" office:value-type="string">
            <text:p>Huddle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</text:p>
          </table:table-cell>
          <table:table-cell table:style-name="ce23" office:value-type="date" office:date-value="2011-09-29T15:08:00">
            <text:p> 09/29/2011</text:p>
          </table:table-cell>
          <table:table-cell table:style-name="ce22" office:value-type="string">
            <text:p>Pho 79</text:p>
          </table:table-cell>
          <table:table-cell table:style-name="ce22" office:value-type="string">
            <text:p>67156</text:p>
          </table:table-cell>
          <table:table-cell table:style-name="ce22" office:value-type="string">
            <text:p>1445 Sams Dr Unit 101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04</text:p>
          </table:table-cell>
          <table:table-cell table:style-name="ce23" office:value-type="date" office:date-value="2011-09-29T15:09:00">
            <text:p> 09/29/2011</text:p>
          </table:table-cell>
          <table:table-cell table:style-name="ce22" office:value-type="string">
            <text:p>Marina Cafe</text:p>
          </table:table-cell>
          <table:table-cell table:style-name="ce22" office:value-type="string">
            <text:p>57811</text:p>
          </table:table-cell>
          <table:table-cell table:style-name="ce22" office:value-type="string">
            <text:p>3553 Trading Post Rd</text:p>
          </table:table-cell>
          <table:table-cell table:style-name="ce22" office:value-type="string">
            <text:p>Huddle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1</text:p>
          </table:table-cell>
          <table:table-cell table:style-name="ce23" office:value-type="date" office:date-value="2011-09-29T15:14:00">
            <text:p> 09/29/2011</text:p>
          </table:table-cell>
          <table:table-cell table:style-name="ce22" office:value-type="string">
            <text:p>Pizza Hut # 4581</text:p>
          </table:table-cell>
          <table:table-cell table:style-name="ce22" office:value-type="string">
            <text:p>55004</text:p>
          </table:table-cell>
          <table:table-cell table:style-name="ce22" office:value-type="string">
            <text:p>5100 Williamsburg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-4694</text:p>
          </table:table-cell>
          <table:table-cell table:style-name="ce23" office:value-type="date" office:date-value="2011-09-29T15:14:00">
            <text:p> 09/29/2011</text:p>
          </table:table-cell>
          <table:table-cell table:style-name="ce22" office:value-type="string">
            <text:p>Sams Club 6368</text:p>
          </table:table-cell>
          <table:table-cell table:style-name="ce22" office:value-type="string">
            <text:p>76740</text:p>
          </table:table-cell>
          <table:table-cell table:style-name="ce22" office:value-type="string">
            <text:p>1501 Sams Cir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21</text:p>
          </table:table-cell>
          <table:table-cell table:style-name="ce23" office:value-type="date" office:date-value="2011-09-29T15:40:00">
            <text:p> 09/29/2011</text:p>
          </table:table-cell>
          <table:table-cell table:style-name="ce22" office:value-type="string">
            <text:p>Drift In Sunoco</text:p>
          </table:table-cell>
          <table:table-cell table:style-name="ce22" office:value-type="string">
            <text:p>47052</text:p>
          </table:table-cell>
          <table:table-cell table:style-name="ce22" office:value-type="string">
            <text:p>16463 Moneta Rd</text:p>
          </table:table-cell>
          <table:table-cell table:style-name="ce22" office:value-type="string">
            <text:p>Monet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21</text:p>
          </table:table-cell>
          <table:table-cell table:style-name="ce23" office:value-type="date" office:date-value="2011-09-29T15:45:00">
            <text:p> 09/29/2011</text:p>
          </table:table-cell>
          <table:table-cell table:style-name="ce22" office:value-type="string">
            <text:p>Lago Pizza</text:p>
          </table:table-cell>
          <table:table-cell table:style-name="ce22" office:value-type="string">
            <text:p>51187</text:p>
          </table:table-cell>
          <table:table-cell table:style-name="ce22" office:value-type="string">
            <text:p>14600 Moneta Rd Ste 1</text:p>
          </table:table-cell>
          <table:table-cell table:style-name="ce22" office:value-type="string">
            <text:p>Monet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21-4526</text:p>
          </table:table-cell>
          <table:table-cell table:style-name="ce23" office:value-type="date" office:date-value="2011-09-29T15:50:00">
            <text:p> 09/29/2011</text:p>
          </table:table-cell>
          <table:table-cell table:style-name="ce22" office:value-type="string">
            <text:p>Virginia Dare Riverboat</text:p>
          </table:table-cell>
          <table:table-cell table:style-name="ce22" office:value-type="string">
            <text:p>58995</text:p>
          </table:table-cell>
          <table:table-cell table:style-name="ce22" office:value-type="string">
            <text:p>3619 Airport Rd</text:p>
          </table:table-cell>
          <table:table-cell table:style-name="ce22" office:value-type="string">
            <text:p>Monet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21-6603</text:p>
          </table:table-cell>
          <table:table-cell table:style-name="ce23" office:value-type="date" office:date-value="2011-09-29T15:55:00">
            <text:p> 09/29/2011</text:p>
          </table:table-cell>
          <table:table-cell table:style-name="ce22" office:value-type="string">
            <text:p>Downtown Pizzeria</text:p>
          </table:table-cell>
          <table:table-cell table:style-name="ce22" office:value-type="string">
            <text:p>53368</text:p>
          </table:table-cell>
          <table:table-cell table:style-name="ce22" office:value-type="string">
            <text:p>1100 Celebration Ave</text:p>
          </table:table-cell>
          <table:table-cell table:style-name="ce22" office:value-type="string">
            <text:p>Monet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21</text:p>
          </table:table-cell>
          <table:table-cell table:style-name="ce23" office:value-type="date" office:date-value="2011-09-29T16:11:00">
            <text:p> 09/29/2011</text:p>
          </table:table-cell>
          <table:table-cell table:style-name="ce22" office:value-type="string">
            <text:p>Lakers Country Store</text:p>
          </table:table-cell>
          <table:table-cell table:style-name="ce22" office:value-type="string">
            <text:p>68013</text:p>
          </table:table-cell>
          <table:table-cell table:style-name="ce22" office:value-type="string">
            <text:p>10999 Moneta Rd</text:p>
          </table:table-cell>
          <table:table-cell table:style-name="ce22" office:value-type="string">
            <text:p>Monet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50</text:p>
          </table:table-cell>
          <table:table-cell table:style-name="ce23" office:value-type="date" office:date-value="2011-09-29T16:30:00">
            <text:p> 09/29/2011</text:p>
          </table:table-cell>
          <table:table-cell table:style-name="ce22" office:value-type="string">
            <text:p>Handi Mart</text:p>
          </table:table-cell>
          <table:table-cell table:style-name="ce22" office:value-type="string">
            <text:p>65197</text:p>
          </table:table-cell>
          <table:table-cell table:style-name="ce22" office:value-type="string">
            <text:p>17 Hanover Rd</text:p>
          </table:table-cell>
          <table:table-cell table:style-name="ce22" office:value-type="string">
            <text:p>Sand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523-1929</text:p>
          </table:table-cell>
          <table:table-cell table:style-name="ce23" office:value-type="date" office:date-value="2011-09-29T16:30:00">
            <text:p> 09/29/2011</text:p>
          </table:table-cell>
          <table:table-cell table:style-name="ce22" office:value-type="string">
            <text:p>Apple Market 407</text:p>
          </table:table-cell>
          <table:table-cell table:style-name="ce22" office:value-type="string">
            <text:p>74156</text:p>
          </table:table-cell>
          <table:table-cell table:style-name="ce22" office:value-type="string">
            <text:p>407 N Bridge St</text:p>
          </table:table-cell>
          <table:table-cell table:style-name="ce22" office:value-type="string">
            <text:p>Be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3-3550</text:p>
          </table:table-cell>
          <table:table-cell table:style-name="ce23" office:value-type="date" office:date-value="2011-09-29T16:40:00">
            <text:p> 09/29/2011</text:p>
          </table:table-cell>
          <table:table-cell table:style-name="ce22" office:value-type="string">
            <text:p>Food Lion 1146</text:p>
          </table:table-cell>
          <table:table-cell table:style-name="ce22" office:value-type="string">
            <text:p>9811</text:p>
          </table:table-cell>
          <table:table-cell table:style-name="ce22" office:value-type="string">
            <text:p>6009 Nine Mile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1-2618</text:p>
          </table:table-cell>
          <table:table-cell table:style-name="ce23" office:value-type="date" office:date-value="2011-09-29T17:45:00">
            <text:p> 09/29/2011</text:p>
          </table:table-cell>
          <table:table-cell table:style-name="ce22" office:value-type="string">
            <text:p>Sun Deli &amp; Market</text:p>
          </table:table-cell>
          <table:table-cell table:style-name="ce22" office:value-type="string">
            <text:p>65101</text:p>
          </table:table-cell>
          <table:table-cell table:style-name="ce22" office:value-type="string">
            <text:p>1401 N Taft St Ste 2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60</text:p>
          </table:table-cell>
          <table:table-cell table:style-name="ce23" office:value-type="date" office:date-value="2011-09-29T17:58:00">
            <text:p> 09/29/2011</text:p>
          </table:table-cell>
          <table:table-cell table:style-name="ce22" office:value-type="string">
            <text:p>Millboro General Store</text:p>
          </table:table-cell>
          <table:table-cell table:style-name="ce22" office:value-type="string">
            <text:p>65340</text:p>
          </table:table-cell>
          <table:table-cell table:style-name="ce22" office:value-type="string">
            <text:p>197 Main St</text:p>
          </table:table-cell>
          <table:table-cell table:style-name="ce22" office:value-type="string">
            <text:p>Millboro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1-6609</text:p>
          </table:table-cell>
          <table:table-cell table:style-name="ce23" office:value-type="date" office:date-value="2011-09-29T18:00:00">
            <text:p> 09/29/2011</text:p>
          </table:table-cell>
          <table:table-cell table:style-name="ce22" office:value-type="string">
            <text:p>Cafe Assorti</text:p>
          </table:table-cell>
          <table:table-cell table:style-name="ce22" office:value-type="string">
            <text:p>50933</text:p>
          </table:table-cell>
          <table:table-cell table:style-name="ce22" office:value-type="string">
            <text:p>1800 Wilson Blvd Unit R1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9-2701</text:p>
          </table:table-cell>
          <table:table-cell table:style-name="ce23" office:value-type="date" office:date-value="2011-09-29T18:44:00">
            <text:p> 09/29/2011</text:p>
          </table:table-cell>
          <table:table-cell table:style-name="ce22" office:value-type="string">
            <text:p>Arlington Rossyln Courtyard by Marriott</text:p>
          </table:table-cell>
          <table:table-cell table:style-name="ce22" office:value-type="string">
            <text:p>66996</text:p>
          </table:table-cell>
          <table:table-cell table:style-name="ce22" office:value-type="string">
            <text:p>1533 Clarendon Blvd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65</text:p>
          </table:table-cell>
          <table:table-cell table:style-name="ce23" office:value-type="date" office:date-value="2011-09-29T18:54:00">
            <text:p> 09/29/2011</text:p>
          </table:table-cell>
          <table:table-cell table:style-name="ce22" office:value-type="string">
            <text:p>Mountain Hideaway Restaurant and Tavern</text:p>
          </table:table-cell>
          <table:table-cell table:style-name="ce22" office:value-type="string">
            <text:p>27323</text:p>
          </table:table-cell>
          <table:table-cell table:style-name="ce22" office:value-type="string">
            <text:p>Route 220 &amp; 250</text:p>
          </table:table-cell>
          <table:table-cell table:style-name="ce22" office:value-type="string">
            <text:p>Montere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60-3064</text:p>
          </table:table-cell>
          <table:table-cell table:style-name="ce23" office:value-type="date" office:date-value="2011-09-29T18:54:00">
            <text:p> 09/29/2011</text:p>
          </table:table-cell>
          <table:table-cell table:style-name="ce22" office:value-type="string">
            <text:p>Tokyo Sushi Japanese Restaurant</text:p>
          </table:table-cell>
          <table:table-cell table:style-name="ce22" office:value-type="string">
            <text:p>62156</text:p>
          </table:table-cell>
          <table:table-cell table:style-name="ce22" office:value-type="string">
            <text:p>10274 Staples Mill Rd</text:p>
          </table:table-cell>
          <table:table-cell table:style-name="ce22" office:value-type="string">
            <text:p>Glen Al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1-2507</text:p>
          </table:table-cell>
          <table:table-cell table:style-name="ce23" office:value-type="date" office:date-value="2011-09-29T18:58:00">
            <text:p> 09/29/2011</text:p>
          </table:table-cell>
          <table:table-cell table:style-name="ce22" office:value-type="string">
            <text:p>Ragtime</text:p>
          </table:table-cell>
          <table:table-cell table:style-name="ce22" office:value-type="string">
            <text:p>15975</text:p>
          </table:table-cell>
          <table:table-cell table:style-name="ce22" office:value-type="string">
            <text:p>1345 N Courthouse Rd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1</text:p>
          </table:table-cell>
          <table:table-cell table:style-name="ce23" office:value-type="date" office:date-value="2011-09-29T19:10:00">
            <text:p> 09/29/2011</text:p>
          </table:table-cell>
          <table:table-cell table:style-name="ce22" office:value-type="string">
            <text:p>Toscana Grill</text:p>
          </table:table-cell>
          <table:table-cell table:style-name="ce22" office:value-type="string">
            <text:p>12052</text:p>
          </table:table-cell>
          <table:table-cell table:style-name="ce22" office:value-type="string">
            <text:p>2300 Clarendon Blvd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1-1946</text:p>
          </table:table-cell>
          <table:table-cell table:style-name="ce23" office:value-type="date" office:date-value="2011-09-29T19:27:00">
            <text:p> 09/29/2011</text:p>
          </table:table-cell>
          <table:table-cell table:style-name="ce22" office:value-type="string">
            <text:p>Tallula Restaurant &amp; Planet Express Wine Shop</text:p>
          </table:table-cell>
          <table:table-cell table:style-name="ce22" office:value-type="string">
            <text:p>33417</text:p>
          </table:table-cell>
          <table:table-cell table:style-name="ce22" office:value-type="string">
            <text:p>2761 Washington Blvd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60</text:p>
          </table:table-cell>
          <table:table-cell table:style-name="ce23" office:value-type="date" office:date-value="2011-09-30T13:57:00">
            <text:p> 09/30/2011</text:p>
          </table:table-cell>
          <table:table-cell table:style-name="ce22" office:value-type="string">
            <text:p>Greenock</text:p>
          </table:table-cell>
          <table:table-cell table:style-name="ce22" office:value-type="string">
            <text:p>66089</text:p>
          </table:table-cell>
          <table:table-cell table:style-name="ce22" office:value-type="string">
            <text:p>249 Caroline St</text:p>
          </table:table-cell>
          <table:table-cell table:style-name="ce22" office:value-type="string">
            <text:p>Oran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542-8722</text:p>
          </table:table-cell>
          <table:table-cell table:style-name="ce23" office:value-type="date" office:date-value="2011-09-30T15:13:00">
            <text:p> 09/30/2011</text:p>
          </table:table-cell>
          <table:table-cell table:style-name="ce22" office:value-type="string">
            <text:p>Edwards Store Edco Auto Parts</text:p>
          </table:table-cell>
          <table:table-cell table:style-name="ce22" office:value-type="string">
            <text:p>40850</text:p>
          </table:table-cell>
          <table:table-cell table:style-name="ce22" office:value-type="string">
            <text:p>26390 Constitution Hwy</text:p>
          </table:table-cell>
          <table:table-cell table:style-name="ce22" office:value-type="string">
            <text:p>Rhoad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60</text:p>
          </table:table-cell>
          <table:table-cell table:style-name="ce23" office:value-type="date" office:date-value="2011-09-30T17:15:00">
            <text:p> 09/30/2011</text:p>
          </table:table-cell>
          <table:table-cell table:style-name="ce22" office:value-type="string">
            <text:p>Wilco 759</text:p>
          </table:table-cell>
          <table:table-cell table:style-name="ce22" office:value-type="string">
            <text:p>67773</text:p>
          </table:table-cell>
          <table:table-cell table:style-name="ce22" office:value-type="string">
            <text:p>120 Berry Hill Rd</text:p>
          </table:table-cell>
          <table:table-cell table:style-name="ce22" office:value-type="string">
            <text:p>Oran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60-1534</text:p>
          </table:table-cell>
          <table:table-cell table:style-name="ce23" office:value-type="date" office:date-value="2011-09-30T17:26:00">
            <text:p> 09/30/2011</text:p>
          </table:table-cell>
          <table:table-cell table:style-name="ce22" office:value-type="string">
            <text:p>Elmwood At Sparks</text:p>
          </table:table-cell>
          <table:table-cell table:style-name="ce22" office:value-type="string">
            <text:p>43031</text:p>
          </table:table-cell>
          <table:table-cell table:style-name="ce22" office:value-type="string">
            <text:p>124 W Main St</text:p>
          </table:table-cell>
          <table:table-cell table:style-name="ce22" office:value-type="string">
            <text:p>Oran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1</text:p>
          </table:table-cell>
          <table:table-cell table:style-name="ce23" office:value-type="date" office:date-value="2011-09-30T17:28:00">
            <text:p> 09/30/2011</text:p>
          </table:table-cell>
          <table:table-cell table:style-name="ce22" office:value-type="string">
            <text:p>The Inn at Virginia Tech &amp; Skelton Conf Center</text:p>
          </table:table-cell>
          <table:table-cell table:style-name="ce22" office:value-type="string">
            <text:p>39266</text:p>
          </table:table-cell>
          <table:table-cell table:style-name="ce22" office:value-type="string">
            <text:p>901 Prices Ford Rd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60</text:p>
          </table:table-cell>
          <table:table-cell table:style-name="ce23" office:value-type="date" office:date-value="2011-09-30T17:31:00">
            <text:p> 09/30/2011</text:p>
          </table:table-cell>
          <table:table-cell table:style-name="ce22" office:value-type="string">
            <text:p>El Baquero Wes</text:p>
          </table:table-cell>
          <table:table-cell table:style-name="ce22" office:value-type="string">
            <text:p>34824</text:p>
          </table:table-cell>
          <table:table-cell table:style-name="ce22" office:value-type="string">
            <text:p>215 Madison Rd</text:p>
          </table:table-cell>
          <table:table-cell table:style-name="ce22" office:value-type="string">
            <text:p>Oran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-3349</text:p>
          </table:table-cell>
          <table:table-cell table:style-name="ce23" office:value-type="date" office:date-value="2011-09-30T17:37:00">
            <text:p> 09/30/2011</text:p>
          </table:table-cell>
          <table:table-cell table:style-name="ce22" office:value-type="string">
            <text:p>622 North</text:p>
          </table:table-cell>
          <table:table-cell table:style-name="ce22" office:value-type="string">
            <text:p>64697</text:p>
          </table:table-cell>
          <table:table-cell table:style-name="ce22" office:value-type="string">
            <text:p>622 N Main St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</text:p>
          </table:table-cell>
          <table:table-cell table:style-name="ce23" office:value-type="date" office:date-value="2011-09-30T17:40:00">
            <text:p> 09/30/2011</text:p>
          </table:table-cell>
          <table:table-cell table:style-name="ce22" office:value-type="string">
            <text:p>Ceritanos Ristorante</text:p>
          </table:table-cell>
          <table:table-cell table:style-name="ce22" office:value-type="string">
            <text:p>34801</text:p>
          </table:table-cell>
          <table:table-cell table:style-name="ce22" office:value-type="string">
            <text:p>428 N Main St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-3900</text:p>
          </table:table-cell>
          <table:table-cell table:style-name="ce23" office:value-type="date" office:date-value="2011-09-30T17:45:00">
            <text:p> 09/30/2011</text:p>
          </table:table-cell>
          <table:table-cell table:style-name="ce22" office:value-type="string">
            <text:p>The Cellar Restaurant</text:p>
          </table:table-cell>
          <table:table-cell table:style-name="ce22" office:value-type="string">
            <text:p>58555</text:p>
          </table:table-cell>
          <table:table-cell table:style-name="ce22" office:value-type="string">
            <text:p>302 N Main St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</text:p>
          </table:table-cell>
          <table:table-cell table:style-name="ce23" office:value-type="date" office:date-value="2011-09-30T17:47:00">
            <text:p> 09/30/2011</text:p>
          </table:table-cell>
          <table:table-cell table:style-name="ce22" office:value-type="string">
            <text:p>Mikes Grill</text:p>
          </table:table-cell>
          <table:table-cell table:style-name="ce22" office:value-type="string">
            <text:p>36230</text:p>
          </table:table-cell>
          <table:table-cell table:style-name="ce22" office:value-type="string">
            <text:p>418 N Main St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</text:p>
          </table:table-cell>
          <table:table-cell table:style-name="ce23" office:value-type="date" office:date-value="2011-09-30T18:03:00">
            <text:p> 09/30/2011</text:p>
          </table:table-cell>
          <table:table-cell table:style-name="ce22" office:value-type="string">
            <text:p>Pita Vera</text:p>
          </table:table-cell>
          <table:table-cell table:style-name="ce22" office:value-type="string">
            <text:p>64596</text:p>
          </table:table-cell>
          <table:table-cell table:style-name="ce22" office:value-type="string">
            <text:p>235 N Main St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-7403</text:p>
          </table:table-cell>
          <table:table-cell table:style-name="ce23" office:value-type="date" office:date-value="2011-09-30T18:03:00">
            <text:p> 09/30/2011</text:p>
          </table:table-cell>
          <table:table-cell table:style-name="ce22" office:value-type="string">
            <text:p>Souvlaki</text:p>
          </table:table-cell>
          <table:table-cell table:style-name="ce22" office:value-type="string">
            <text:p>13120</text:p>
          </table:table-cell>
          <table:table-cell table:style-name="ce22" office:value-type="string">
            <text:p>201 College Ave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-7403</text:p>
          </table:table-cell>
          <table:table-cell table:style-name="ce23" office:value-type="date" office:date-value="2011-09-30T18:07:00">
            <text:p> 09/30/2011</text:p>
          </table:table-cell>
          <table:table-cell table:style-name="ce22" office:value-type="string">
            <text:p>Top Of The Stairs</text:p>
          </table:table-cell>
          <table:table-cell table:style-name="ce22" office:value-type="string">
            <text:p>72592</text:p>
          </table:table-cell>
          <table:table-cell table:style-name="ce22" office:value-type="string">
            <text:p>217 College Ave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-7408</text:p>
          </table:table-cell>
          <table:table-cell table:style-name="ce23" office:value-type="date" office:date-value="2011-09-30T18:10:00">
            <text:p> 09/30/2011</text:p>
          </table:table-cell>
          <table:table-cell table:style-name="ce22" office:value-type="string">
            <text:p>Abella Cafe</text:p>
          </table:table-cell>
          <table:table-cell table:style-name="ce22" office:value-type="string">
            <text:p>45086</text:p>
          </table:table-cell>
          <table:table-cell table:style-name="ce22" office:value-type="string">
            <text:p>204 Draper Rd NW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-7406</text:p>
          </table:table-cell>
          <table:table-cell table:style-name="ce23" office:value-type="date" office:date-value="2011-09-30T18:12:00">
            <text:p> 09/30/2011</text:p>
          </table:table-cell>
          <table:table-cell table:style-name="ce22" office:value-type="string">
            <text:p>7 Eleven Store 18293 B</text:p>
          </table:table-cell>
          <table:table-cell table:style-name="ce22" office:value-type="string">
            <text:p>68085</text:p>
          </table:table-cell>
          <table:table-cell table:style-name="ce22" office:value-type="string">
            <text:p>100 Draper Rd NW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60</text:p>
          </table:table-cell>
          <table:table-cell table:style-name="ce23" office:value-type="date" office:date-value="2011-09-30T18:30:00">
            <text:p> 09/30/2011</text:p>
          </table:table-cell>
          <table:table-cell table:style-name="ce22" office:value-type="string">
            <text:p>CVS Pharmacy # 7558</text:p>
          </table:table-cell>
          <table:table-cell table:style-name="ce22" office:value-type="string">
            <text:p>67333</text:p>
          </table:table-cell>
          <table:table-cell table:style-name="ce22" office:value-type="string">
            <text:p>308 Radney Rd</text:p>
          </table:table-cell>
          <table:table-cell table:style-name="ce22" office:value-type="string">
            <text:p>Oran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60-1302</text:p>
          </table:table-cell>
          <table:table-cell table:style-name="ce23" office:value-type="date" office:date-value="2011-09-30T18:47:00">
            <text:p> 09/30/2011</text:p>
          </table:table-cell>
          <table:table-cell table:style-name="ce22" office:value-type="string">
            <text:p>Mamas Pizza &amp; Subs</text:p>
          </table:table-cell>
          <table:table-cell table:style-name="ce22" office:value-type="string">
            <text:p>66984</text:p>
          </table:table-cell>
          <table:table-cell table:style-name="ce22" office:value-type="string">
            <text:p>110 E Washington St</text:p>
          </table:table-cell>
          <table:table-cell table:style-name="ce22" office:value-type="string">
            <text:p>Oran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-5569</text:p>
          </table:table-cell>
          <table:table-cell table:style-name="ce23" office:value-type="date" office:date-value="2011-09-30T18:55:00">
            <text:p> 09/30/2011</text:p>
          </table:table-cell>
          <table:table-cell table:style-name="ce22" office:value-type="string">
            <text:p>Sals Italian Restaurant &amp; Pizzeria</text:p>
          </table:table-cell>
          <table:table-cell table:style-name="ce22" office:value-type="string">
            <text:p>54626</text:p>
          </table:table-cell>
          <table:table-cell table:style-name="ce22" office:value-type="string">
            <text:p>1440 S Main St Ste 110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42-7608</text:p>
          </table:table-cell>
          <table:table-cell table:style-name="ce23" office:value-type="date" office:date-value="2011-09-30T19:00:00">
            <text:p> 09/30/2011</text:p>
          </table:table-cell>
          <table:table-cell table:style-name="ce22" office:value-type="string">
            <text:p>Uphill House Bed &amp; Breakfast</text:p>
          </table:table-cell>
          <table:table-cell table:style-name="ce22" office:value-type="string">
            <text:p>67552</text:p>
          </table:table-cell>
          <table:table-cell table:style-name="ce22" office:value-type="string">
            <text:p>18248 Buzzard Hollow Rd</text:p>
          </table:table-cell>
          <table:table-cell table:style-name="ce22" office:value-type="string">
            <text:p>Gordon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-5526</text:p>
          </table:table-cell>
          <table:table-cell table:style-name="ce23" office:value-type="date" office:date-value="2011-09-30T19:00:00">
            <text:p> 09/30/2011</text:p>
          </table:table-cell>
          <table:table-cell table:style-name="ce22" office:value-type="string">
            <text:p>Kroger 402</text:p>
          </table:table-cell>
          <table:table-cell table:style-name="ce22" office:value-type="string">
            <text:p>6600</text:p>
          </table:table-cell>
          <table:table-cell table:style-name="ce22" office:value-type="string">
            <text:p>1322 S Main St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-5526</text:p>
          </table:table-cell>
          <table:table-cell table:style-name="ce23" office:value-type="date" office:date-value="2011-09-30T19:10:00">
            <text:p> 09/30/2011</text:p>
          </table:table-cell>
          <table:table-cell table:style-name="ce22" office:value-type="string">
            <text:p>Vintage Cellar</text:p>
          </table:table-cell>
          <table:table-cell table:style-name="ce22" office:value-type="string">
            <text:p>53128</text:p>
          </table:table-cell>
          <table:table-cell table:style-name="ce22" office:value-type="string">
            <text:p>1338 S Main St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-7016</text:p>
          </table:table-cell>
          <table:table-cell table:style-name="ce23" office:value-type="date" office:date-value="2011-09-30T19:20:00">
            <text:p> 09/30/2011</text:p>
          </table:table-cell>
          <table:table-cell table:style-name="ce22" office:value-type="string">
            <text:p>El Mariachi Mexican Restaurant</text:p>
          </table:table-cell>
          <table:table-cell table:style-name="ce22" office:value-type="string">
            <text:p>42938</text:p>
          </table:table-cell>
          <table:table-cell table:style-name="ce22" office:value-type="string">
            <text:p>3703 S Main St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0-7015</text:p>
          </table:table-cell>
          <table:table-cell table:style-name="ce23" office:value-type="date" office:date-value="2011-09-30T19:30:00">
            <text:p> 09/30/2011</text:p>
          </table:table-cell>
          <table:table-cell table:style-name="ce22" office:value-type="string">
            <text:p>SK Food Mart</text:p>
          </table:table-cell>
          <table:table-cell table:style-name="ce22" office:value-type="string">
            <text:p>53772</text:p>
          </table:table-cell>
          <table:table-cell table:style-name="ce22" office:value-type="string">
            <text:p>3620 S Main St</text:p>
          </table:table-cell>
          <table:table-cell table:style-name="ce22" office:value-type="string">
            <text:p>Bla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24-0295</text:p>
          </table:table-cell>
          <table:table-cell table:style-name="ce23" office:value-type="date" office:date-value="2011-09-30T20:00:00">
            <text:p> 09/30/2011</text:p>
          </table:table-cell>
          <table:table-cell table:style-name="ce22" office:value-type="string">
            <text:p>The Batesville Store</text:p>
          </table:table-cell>
          <table:table-cell table:style-name="ce22" office:value-type="string">
            <text:p>46906</text:p>
          </table:table-cell>
          <table:table-cell table:style-name="ce22" office:value-type="string">
            <text:p>6624 Plank Rd</text:p>
          </table:table-cell>
          <table:table-cell table:style-name="ce22" office:value-type="string">
            <text:p>Ba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87</text:p>
          </table:table-cell>
          <table:table-cell table:style-name="ce23" office:value-type="date" office:date-value="2011-09-30T20:05:00">
            <text:p> 09/30/2011</text:p>
          </table:table-cell>
          <table:table-cell table:style-name="ce22" office:value-type="string">
            <text:p>Mountain View Italian Kitchen</text:p>
          </table:table-cell>
          <table:table-cell table:style-name="ce22" office:value-type="string">
            <text:p>57867</text:p>
          </table:table-cell>
          <table:table-cell table:style-name="ce22" office:value-type="string">
            <text:p>3199 Northfork Rd</text:p>
          </table:table-cell>
          <table:table-cell table:style-name="ce22" office:value-type="string">
            <text:p>Elli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-4971</text:p>
          </table:table-cell>
          <table:table-cell table:style-name="ce23" office:value-type="date" office:date-value="2011-09-30T20:35:00">
            <text:p> 09/30/2011</text:p>
          </table:table-cell>
          <table:table-cell table:style-name="ce22" office:value-type="string">
            <text:p>Bellair Exxon</text:p>
          </table:table-cell>
          <table:table-cell table:style-name="ce22" office:value-type="string">
            <text:p>40471</text:p>
          </table:table-cell>
          <table:table-cell table:style-name="ce22" office:value-type="string">
            <text:p>2401 Ivy Rd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6123</text:p>
          </table:table-cell>
          <table:table-cell table:style-name="ce23" office:value-type="date" office:date-value="2011-10-01T14:45:00">
            <text:p> 10/01/2011</text:p>
          </table:table-cell>
          <table:table-cell table:style-name="ce22" office:value-type="string">
            <text:p>Schlotzskys Deli</text:p>
          </table:table-cell>
          <table:table-cell table:style-name="ce22" office:value-type="string">
            <text:p>13360</text:p>
          </table:table-cell>
          <table:table-cell table:style-name="ce22" office:value-type="string">
            <text:p>757 First Colonial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2</text:p>
          </table:table-cell>
          <table:table-cell table:style-name="ce23" office:value-type="date" office:date-value="2011-10-02T18:18:00">
            <text:p> 10/02/2011</text:p>
          </table:table-cell>
          <table:table-cell table:style-name="ce22" office:value-type="string">
            <text:p>Ristorante Al dente/Al Hamraa Restaurant</text:p>
          </table:table-cell>
          <table:table-cell table:style-name="ce22" office:value-type="string">
            <text:p>53563</text:p>
          </table:table-cell>
          <table:table-cell table:style-name="ce22" office:value-type="string">
            <text:p>925 2nd St SE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5-3201</text:p>
          </table:table-cell>
          <table:table-cell table:style-name="ce23" office:value-type="date" office:date-value="2011-10-03T11:54:00">
            <text:p> 10/03/2011</text:p>
          </table:table-cell>
          <table:table-cell table:style-name="ce22" office:value-type="string">
            <text:p>Pizza Hut # 4564</text:p>
          </table:table-cell>
          <table:table-cell table:style-name="ce22" office:value-type="string">
            <text:p>62444</text:p>
          </table:table-cell>
          <table:table-cell table:style-name="ce22" office:value-type="string">
            <text:p>683 Brandon Ave S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8</text:p>
          </table:table-cell>
          <table:table-cell table:style-name="ce23" office:value-type="date" office:date-value="2011-10-03T15:05:00">
            <text:p> 10/03/2011</text:p>
          </table:table-cell>
          <table:table-cell table:style-name="ce22" office:value-type="string">
            <text:p>Buffalo Wild Wings Grill &amp; Bar</text:p>
          </table:table-cell>
          <table:table-cell table:style-name="ce22" office:value-type="string">
            <text:p>27773</text:p>
          </table:table-cell>
          <table:table-cell table:style-name="ce22" office:value-type="string">
            <text:p>4335 Starkey Rd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5-4309</text:p>
          </table:table-cell>
          <table:table-cell table:style-name="ce23" office:value-type="date" office:date-value="2011-10-03T16:02:00">
            <text:p> 10/03/2011</text:p>
          </table:table-cell>
          <table:table-cell table:style-name="ce22" office:value-type="string">
            <text:p>Mr Bills Wine Cellar</text:p>
          </table:table-cell>
          <table:table-cell table:style-name="ce22" office:value-type="string">
            <text:p>66270</text:p>
          </table:table-cell>
          <table:table-cell table:style-name="ce22" office:value-type="string">
            <text:p>2825 Brambleton Ave SW Ste B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8-6524</text:p>
          </table:table-cell>
          <table:table-cell table:style-name="ce23" office:value-type="date" office:date-value="2011-10-03T16:08:00">
            <text:p> 10/03/2011</text:p>
          </table:table-cell>
          <table:table-cell table:style-name="ce22" office:value-type="string">
            <text:p>Luigis Restaurant</text:p>
          </table:table-cell>
          <table:table-cell table:style-name="ce22" office:value-type="string">
            <text:p>30676</text:p>
          </table:table-cell>
          <table:table-cell table:style-name="ce22" office:value-type="string">
            <text:p>3301 Brambleton Ave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26</text:p>
          </table:table-cell>
          <table:table-cell table:style-name="ce23" office:value-type="date" office:date-value="2011-10-03T16:11:00">
            <text:p> 10/03/2011</text:p>
          </table:table-cell>
          <table:table-cell table:style-name="ce22" office:value-type="string">
            <text:p>Applebees Neighborhood Grill &amp; Bar</text:p>
          </table:table-cell>
          <table:table-cell table:style-name="ce22" office:value-type="string">
            <text:p>67368</text:p>
          </table:table-cell>
          <table:table-cell table:style-name="ce22" office:value-type="string">
            <text:p>415 Thacker Ave</text:p>
          </table:table-cell>
          <table:table-cell table:style-name="ce22" office:value-type="string">
            <text:p>Cov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8</text:p>
          </table:table-cell>
          <table:table-cell table:style-name="ce23" office:value-type="date" office:date-value="2011-10-03T16:22:00">
            <text:p> 10/03/2011</text:p>
          </table:table-cell>
          <table:table-cell table:style-name="ce22" office:value-type="string">
            <text:p>Ichiban Japaneses Steak House</text:p>
          </table:table-cell>
          <table:table-cell table:style-name="ce22" office:value-type="string">
            <text:p>39057</text:p>
          </table:table-cell>
          <table:table-cell table:style-name="ce22" office:value-type="string">
            <text:p>2004 Electric Rd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8</text:p>
          </table:table-cell>
          <table:table-cell table:style-name="ce23" office:value-type="date" office:date-value="2011-10-03T16:41:00">
            <text:p> 10/03/2011</text:p>
          </table:table-cell>
          <table:table-cell table:style-name="ce22" office:value-type="string">
            <text:p>7 Eleven Store 11981 B</text:p>
          </table:table-cell>
          <table:table-cell table:style-name="ce22" office:value-type="string">
            <text:p>65047</text:p>
          </table:table-cell>
          <table:table-cell table:style-name="ce22" office:value-type="string">
            <text:p>3757 Electric Rd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22-3413</text:p>
          </table:table-cell>
          <table:table-cell table:style-name="ce23" office:value-type="date" office:date-value="2011-10-03T16:44:00">
            <text:p> 10/03/2011</text:p>
          </table:table-cell>
          <table:table-cell table:style-name="ce22" office:value-type="string">
            <text:p>Cliftondale Country Club</text:p>
          </table:table-cell>
          <table:table-cell table:style-name="ce22" office:value-type="string">
            <text:p>43123</text:p>
          </table:table-cell>
          <table:table-cell table:style-name="ce22" office:value-type="string">
            <text:p>2707 Longdale Furnace Rd</text:p>
          </table:table-cell>
          <table:table-cell table:style-name="ce22" office:value-type="string">
            <text:p>Clifton For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26-1409</text:p>
          </table:table-cell>
          <table:table-cell table:style-name="ce23" office:value-type="date" office:date-value="2011-10-03T17:41:00">
            <text:p> 10/03/2011</text:p>
          </table:table-cell>
          <table:table-cell table:style-name="ce22" office:value-type="string">
            <text:p>Wright Stop Food Store</text:p>
          </table:table-cell>
          <table:table-cell table:style-name="ce22" office:value-type="string">
            <text:p>72116</text:p>
          </table:table-cell>
          <table:table-cell table:style-name="ce22" office:value-type="string">
            <text:p>221 N Monroe Ave</text:p>
          </table:table-cell>
          <table:table-cell table:style-name="ce22" office:value-type="string">
            <text:p>Cov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26-2018</text:p>
          </table:table-cell>
          <table:table-cell table:style-name="ce23" office:value-type="date" office:date-value="2011-10-03T17:48:00">
            <text:p> 10/03/2011</text:p>
          </table:table-cell>
          <table:table-cell table:style-name="ce22" office:value-type="string">
            <text:p>Weeses Restaurant</text:p>
          </table:table-cell>
          <table:table-cell table:style-name="ce22" office:value-type="string">
            <text:p>28825</text:p>
          </table:table-cell>
          <table:table-cell table:style-name="ce22" office:value-type="string">
            <text:p>907 S Highland Ave</text:p>
          </table:table-cell>
          <table:table-cell table:style-name="ce22" office:value-type="string">
            <text:p>Cov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26-2023</text:p>
          </table:table-cell>
          <table:table-cell table:style-name="ce23" office:value-type="date" office:date-value="2011-10-03T17:50:00">
            <text:p> 10/03/2011</text:p>
          </table:table-cell>
          <table:table-cell table:style-name="ce22" office:value-type="string">
            <text:p>Pizza Hut # 4516</text:p>
          </table:table-cell>
          <table:table-cell table:style-name="ce22" office:value-type="string">
            <text:p>54967</text:p>
          </table:table-cell>
          <table:table-cell table:style-name="ce22" office:value-type="string">
            <text:p>1128 S Highland Ave</text:p>
          </table:table-cell>
          <table:table-cell table:style-name="ce22" office:value-type="string">
            <text:p>Cov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26-6361</text:p>
          </table:table-cell>
          <table:table-cell table:style-name="ce23" office:value-type="date" office:date-value="2011-10-03T18:00:00">
            <text:p> 10/03/2011</text:p>
          </table:table-cell>
          <table:table-cell table:style-name="ce22" office:value-type="string">
            <text:p>Golden Arrow Plaza</text:p>
          </table:table-cell>
          <table:table-cell table:style-name="ce22" office:value-type="string">
            <text:p>44093</text:p>
          </table:table-cell>
          <table:table-cell table:style-name="ce22" office:value-type="string">
            <text:p>709B Coleman Rd</text:p>
          </table:table-cell>
          <table:table-cell table:style-name="ce22" office:value-type="string">
            <text:p>Cov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26-6352</text:p>
          </table:table-cell>
          <table:table-cell table:style-name="ce23" office:value-type="date" office:date-value="2011-10-03T18:01:00">
            <text:p> 10/03/2011</text:p>
          </table:table-cell>
          <table:table-cell table:style-name="ce22" office:value-type="string">
            <text:p>Mountain View Restaurant Cliff Hangers Lounge</text:p>
          </table:table-cell>
          <table:table-cell table:style-name="ce22" office:value-type="string">
            <text:p>58721</text:p>
          </table:table-cell>
          <table:table-cell table:style-name="ce22" office:value-type="string">
            <text:p>820 E Madison St</text:p>
          </table:table-cell>
          <table:table-cell table:style-name="ce22" office:value-type="string">
            <text:p>Cov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3-7481</text:p>
          </table:table-cell>
          <table:table-cell table:style-name="ce23" office:value-type="date" office:date-value="2011-10-03T18:16:00">
            <text:p> 10/03/2011</text:p>
          </table:table-cell>
          <table:table-cell table:style-name="ce22" office:value-type="string">
            <text:p>Szechuan Restaurant</text:p>
          </table:table-cell>
          <table:table-cell table:style-name="ce22" office:value-type="string">
            <text:p>3075</text:p>
          </table:table-cell>
          <table:table-cell table:style-name="ce22" office:value-type="string">
            <text:p>1923 Electric Rd Ste G</text:p>
          </table:table-cell>
          <table:table-cell table:style-name="ce22" office:value-type="string">
            <text:p>Sale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3-6927</text:p>
          </table:table-cell>
          <table:table-cell table:style-name="ce23" office:value-type="date" office:date-value="2011-10-03T18:29:00">
            <text:p> 10/03/2011</text:p>
          </table:table-cell>
          <table:table-cell table:style-name="ce22" office:value-type="string">
            <text:p>Shanghai Restaurant</text:p>
          </table:table-cell>
          <table:table-cell table:style-name="ce22" office:value-type="string">
            <text:p>50693</text:p>
          </table:table-cell>
          <table:table-cell table:style-name="ce22" office:value-type="string">
            <text:p>1416 S Colorado St</text:p>
          </table:table-cell>
          <table:table-cell table:style-name="ce22" office:value-type="string">
            <text:p>Sale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22-1326</text:p>
          </table:table-cell>
          <table:table-cell table:style-name="ce23" office:value-type="date" office:date-value="2011-10-03T18:29:00">
            <text:p> 10/03/2011</text:p>
          </table:table-cell>
          <table:table-cell table:style-name="ce22" office:value-type="string">
            <text:p>Vics Family Restaurant</text:p>
          </table:table-cell>
          <table:table-cell table:style-name="ce22" office:value-type="string">
            <text:p>48390</text:p>
          </table:table-cell>
          <table:table-cell table:style-name="ce22" office:value-type="string">
            <text:p>435 E Ridgeway St</text:p>
          </table:table-cell>
          <table:table-cell table:style-name="ce22" office:value-type="string">
            <text:p>Clifton For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22</text:p>
          </table:table-cell>
          <table:table-cell table:style-name="ce23" office:value-type="date" office:date-value="2011-10-03T18:39:00">
            <text:p> 10/03/2011</text:p>
          </table:table-cell>
          <table:table-cell table:style-name="ce22" office:value-type="string">
            <text:p>Fast Break Of Clifton Forge</text:p>
          </table:table-cell>
          <table:table-cell table:style-name="ce22" office:value-type="string">
            <text:p>58071</text:p>
          </table:table-cell>
          <table:table-cell table:style-name="ce22" office:value-type="string">
            <text:p>2610 Grafton St</text:p>
          </table:table-cell>
          <table:table-cell table:style-name="ce22" office:value-type="string">
            <text:p>Clifton For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3</text:p>
          </table:table-cell>
          <table:table-cell table:style-name="ce23" office:value-type="date" office:date-value="2011-10-03T18:41:00">
            <text:p> 10/03/2011</text:p>
          </table:table-cell>
          <table:table-cell table:style-name="ce22" office:value-type="string">
            <text:p>Franks Pizza</text:p>
          </table:table-cell>
          <table:table-cell table:style-name="ce22" office:value-type="string">
            <text:p>51219</text:p>
          </table:table-cell>
          <table:table-cell table:style-name="ce22" office:value-type="string">
            <text:p>14 E Main St</text:p>
          </table:table-cell>
          <table:table-cell table:style-name="ce22" office:value-type="string">
            <text:p>Sale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3-3841</text:p>
          </table:table-cell>
          <table:table-cell table:style-name="ce23" office:value-type="date" office:date-value="2011-10-03T18:47:00">
            <text:p> 10/03/2011</text:p>
          </table:table-cell>
          <table:table-cell table:style-name="ce22" office:value-type="string">
            <text:p>Macados</text:p>
          </table:table-cell>
          <table:table-cell table:style-name="ce22" office:value-type="string">
            <text:p>52502</text:p>
          </table:table-cell>
          <table:table-cell table:style-name="ce22" office:value-type="string">
            <text:p>211 E Main St</text:p>
          </table:table-cell>
          <table:table-cell table:style-name="ce22" office:value-type="string">
            <text:p>Sale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3-3112</text:p>
          </table:table-cell>
          <table:table-cell table:style-name="ce23" office:value-type="date" office:date-value="2011-10-03T19:11:00">
            <text:p> 10/03/2011</text:p>
          </table:table-cell>
          <table:table-cell table:style-name="ce22" office:value-type="string">
            <text:p>Applebees Neighborhood Grill &amp; Bar</text:p>
          </table:table-cell>
          <table:table-cell table:style-name="ce22" office:value-type="string">
            <text:p>67365</text:p>
          </table:table-cell>
          <table:table-cell table:style-name="ce22" office:value-type="string">
            <text:p>1806 W Main St</text:p>
          </table:table-cell>
          <table:table-cell table:style-name="ce22" office:value-type="string">
            <text:p>Sale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3-8507</text:p>
          </table:table-cell>
          <table:table-cell table:style-name="ce23" office:value-type="date" office:date-value="2011-10-03T19:52:00">
            <text:p> 10/03/2011</text:p>
          </table:table-cell>
          <table:table-cell table:style-name="ce22" office:value-type="string">
            <text:p>Slap Daddys</text:p>
          </table:table-cell>
          <table:table-cell table:style-name="ce22" office:value-type="string">
            <text:p>66028</text:p>
          </table:table-cell>
          <table:table-cell table:style-name="ce22" office:value-type="string">
            <text:p>4145 W Main St Ste C</text:p>
          </table:table-cell>
          <table:table-cell table:style-name="ce22" office:value-type="string">
            <text:p>Sale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3-8507</text:p>
          </table:table-cell>
          <table:table-cell table:style-name="ce23" office:value-type="date" office:date-value="2011-10-03T19:58:00">
            <text:p> 10/03/2011</text:p>
          </table:table-cell>
          <table:table-cell table:style-name="ce22" office:value-type="string">
            <text:p>Glenvar Minute Mart</text:p>
          </table:table-cell>
          <table:table-cell table:style-name="ce22" office:value-type="string">
            <text:p>40906</text:p>
          </table:table-cell>
          <table:table-cell table:style-name="ce22" office:value-type="string">
            <text:p>4145 W Main St</text:p>
          </table:table-cell>
          <table:table-cell table:style-name="ce22" office:value-type="string">
            <text:p>Sale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3-4607</text:p>
          </table:table-cell>
          <table:table-cell table:style-name="ce23" office:value-type="date" office:date-value="2011-10-03T20:07:00">
            <text:p> 10/03/2011</text:p>
          </table:table-cell>
          <table:table-cell table:style-name="ce22" office:value-type="string">
            <text:p>River Rock Restaurant</text:p>
          </table:table-cell>
          <table:table-cell table:style-name="ce22" office:value-type="string">
            <text:p>34547</text:p>
          </table:table-cell>
          <table:table-cell table:style-name="ce22" office:value-type="string">
            <text:p>1263 W Riverside Dr</text:p>
          </table:table-cell>
          <table:table-cell table:style-name="ce22" office:value-type="string">
            <text:p>Sale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27</text:p>
          </table:table-cell>
          <table:table-cell table:style-name="ce23" office:value-type="date" office:date-value="2011-10-03T20:46:00">
            <text:p> 10/03/2011</text:p>
          </table:table-cell>
          <table:table-cell table:style-name="ce22" office:value-type="string">
            <text:p>C &amp; M Grocery</text:p>
          </table:table-cell>
          <table:table-cell table:style-name="ce22" office:value-type="string">
            <text:p>59792</text:p>
          </table:table-cell>
          <table:table-cell table:style-name="ce22" office:value-type="string">
            <text:p>427 Main St</text:p>
          </table:table-cell>
          <table:table-cell table:style-name="ce22" office:value-type="string">
            <text:p>New Cast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83</text:p>
          </table:table-cell>
          <table:table-cell table:style-name="ce23" office:value-type="date" office:date-value="2011-10-03T20:50:00">
            <text:p> 10/03/2011</text:p>
          </table:table-cell>
          <table:table-cell table:style-name="ce22" office:value-type="string">
            <text:p>CVS Pharmacy # 3336</text:p>
          </table:table-cell>
          <table:table-cell table:style-name="ce22" office:value-type="string">
            <text:p>67292</text:p>
          </table:table-cell>
          <table:table-cell table:style-name="ce22" office:value-type="string">
            <text:p>48 Marketplace Dr</text:p>
          </table:table-cell>
          <table:table-cell table:style-name="ce22" office:value-type="string">
            <text:p>Dal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9-8534</text:p>
          </table:table-cell>
          <table:table-cell table:style-name="ce23" office:value-type="date" office:date-value="2011-10-03T21:01:00">
            <text:p> 10/03/2011</text:p>
          </table:table-cell>
          <table:table-cell table:style-name="ce22" office:value-type="string">
            <text:p>The Greenway Market</text:p>
          </table:table-cell>
          <table:table-cell table:style-name="ce22" office:value-type="string">
            <text:p>43924</text:p>
          </table:table-cell>
          <table:table-cell table:style-name="ce22" office:value-type="string">
            <text:p>1338 Lee Hwy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3-4726</text:p>
          </table:table-cell>
          <table:table-cell table:style-name="ce23" office:value-type="date" office:date-value="2011-10-03T21:24:00">
            <text:p> 10/03/2011</text:p>
          </table:table-cell>
          <table:table-cell table:style-name="ce22" office:value-type="string">
            <text:p>Pizza Hut 4565</text:p>
          </table:table-cell>
          <table:table-cell table:style-name="ce22" office:value-type="string">
            <text:p>54959</text:p>
          </table:table-cell>
          <table:table-cell table:style-name="ce22" office:value-type="string">
            <text:p>1224 W Main St</text:p>
          </table:table-cell>
          <table:table-cell table:style-name="ce22" office:value-type="string">
            <text:p>Sale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-5727</text:p>
          </table:table-cell>
          <table:table-cell table:style-name="ce23" office:value-type="date" office:date-value="2011-10-04T13:48:00">
            <text:p> 10/04/2011</text:p>
          </table:table-cell>
          <table:table-cell table:style-name="ce22" office:value-type="string">
            <text:p>Malbon Brothers Corner Mart</text:p>
          </table:table-cell>
          <table:table-cell table:style-name="ce22" office:value-type="string">
            <text:p>58970</text:p>
          </table:table-cell>
          <table:table-cell table:style-name="ce22" office:value-type="string">
            <text:p>1896 General Booth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</text:p>
          </table:table-cell>
          <table:table-cell table:style-name="ce23" office:value-type="date" office:date-value="2011-10-04T14:00:00">
            <text:p> 10/04/2011</text:p>
          </table:table-cell>
          <table:table-cell table:style-name="ce22" office:value-type="string">
            <text:p>VA067 Texaco Corner Mart</text:p>
          </table:table-cell>
          <table:table-cell table:style-name="ce22" office:value-type="string">
            <text:p>33457</text:p>
          </table:table-cell>
          <table:table-cell table:style-name="ce22" office:value-type="string">
            <text:p>900 General Booth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21</text:p>
          </table:table-cell>
          <table:table-cell table:style-name="ce23" office:value-type="date" office:date-value="2011-10-04T14:12:00">
            <text:p> 10/04/2011</text:p>
          </table:table-cell>
          <table:table-cell table:style-name="ce22" office:value-type="string">
            <text:p>Moosies</text:p>
          </table:table-cell>
          <table:table-cell table:style-name="ce22" office:value-type="string">
            <text:p>8541</text:p>
          </table:table-cell>
          <table:table-cell table:style-name="ce22" office:value-type="string">
            <text:p>16 Bridgewater Plz</text:p>
          </table:table-cell>
          <table:table-cell table:style-name="ce22" office:value-type="string">
            <text:p>Monet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21</text:p>
          </table:table-cell>
          <table:table-cell table:style-name="ce23" office:value-type="date" office:date-value="2011-10-04T14:15:00">
            <text:p> 10/04/2011</text:p>
          </table:table-cell>
          <table:table-cell table:style-name="ce22" office:value-type="string">
            <text:p>Mangos Bar &amp; Grill</text:p>
          </table:table-cell>
          <table:table-cell table:style-name="ce22" office:value-type="string">
            <text:p>17014</text:p>
          </table:table-cell>
          <table:table-cell table:style-name="ce22" office:value-type="string">
            <text:p>16430 Booker T Washington Hwy Ste 20</text:p>
          </table:table-cell>
          <table:table-cell table:style-name="ce22" office:value-type="string">
            <text:p>Monet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</text:p>
          </table:table-cell>
          <table:table-cell table:style-name="ce23" office:value-type="date" office:date-value="2011-10-04T14:20:00">
            <text:p> 10/04/2011</text:p>
          </table:table-cell>
          <table:table-cell table:style-name="ce22" office:value-type="string">
            <text:p>Fortune Garden</text:p>
          </table:table-cell>
          <table:table-cell table:style-name="ce22" office:value-type="string">
            <text:p>59027</text:p>
          </table:table-cell>
          <table:table-cell table:style-name="ce22" office:value-type="string">
            <text:p>2129 General Booth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21-6604</text:p>
          </table:table-cell>
          <table:table-cell table:style-name="ce23" office:value-type="date" office:date-value="2011-10-04T14:22:00">
            <text:p> 10/04/2011</text:p>
          </table:table-cell>
          <table:table-cell table:style-name="ce22" office:value-type="string">
            <text:p>El Torito Del Lago</text:p>
          </table:table-cell>
          <table:table-cell table:style-name="ce22" office:value-type="string">
            <text:p>55544</text:p>
          </table:table-cell>
          <table:table-cell table:style-name="ce22" office:value-type="string">
            <text:p>50 Firstwatch Dr</text:p>
          </table:table-cell>
          <table:table-cell table:style-name="ce22" office:value-type="string">
            <text:p>Monet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01</text:p>
          </table:table-cell>
          <table:table-cell table:style-name="ce23" office:value-type="date" office:date-value="2011-10-04T14:35:00">
            <text:p> 10/04/2011</text:p>
          </table:table-cell>
          <table:table-cell table:style-name="ce22" office:value-type="string">
            <text:p>Duck In</text:p>
          </table:table-cell>
          <table:table-cell table:style-name="ce22" office:value-type="string">
            <text:p>59535</text:p>
          </table:table-cell>
          <table:table-cell table:style-name="ce22" office:value-type="string">
            <text:p>13246 Booker T Washington Hwy</text:p>
          </table:table-cell>
          <table:table-cell table:style-name="ce22" office:value-type="string">
            <text:p>Hard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01-2604</text:p>
          </table:table-cell>
          <table:table-cell table:style-name="ce23" office:value-type="date" office:date-value="2011-10-04T14:45:00">
            <text:p> 10/04/2011</text:p>
          </table:table-cell>
          <table:table-cell table:style-name="ce22" office:value-type="string">
            <text:p>The Westlake Golf &amp; Country Club</text:p>
          </table:table-cell>
          <table:table-cell table:style-name="ce22" office:value-type="string">
            <text:p>74658</text:p>
          </table:table-cell>
          <table:table-cell table:style-name="ce22" office:value-type="string">
            <text:p>360 Chestnut Creek Dr</text:p>
          </table:table-cell>
          <table:table-cell table:style-name="ce22" office:value-type="string">
            <text:p>Hard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21</text:p>
          </table:table-cell>
          <table:table-cell table:style-name="ce23" office:value-type="date" office:date-value="2011-10-04T15:25:00">
            <text:p> 10/04/2011</text:p>
          </table:table-cell>
          <table:table-cell table:style-name="ce22" office:value-type="string">
            <text:p>Blackwater Cafe</text:p>
          </table:table-cell>
          <table:table-cell table:style-name="ce22" office:value-type="string">
            <text:p>41021</text:p>
          </table:table-cell>
          <table:table-cell table:style-name="ce22" office:value-type="string">
            <text:p>4730 Scruggs Rd</text:p>
          </table:table-cell>
          <table:table-cell table:style-name="ce22" office:value-type="string">
            <text:p>Monet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37-1184</text:p>
          </table:table-cell>
          <table:table-cell table:style-name="ce23" office:value-type="date" office:date-value="2011-10-04T15:50:00">
            <text:p> 10/04/2011</text:p>
          </table:table-cell>
          <table:table-cell table:style-name="ce22" office:value-type="string">
            <text:p>Jeds</text:p>
          </table:table-cell>
          <table:table-cell table:style-name="ce22" office:value-type="string">
            <text:p>73130</text:p>
          </table:table-cell>
          <table:table-cell table:style-name="ce22" office:value-type="string">
            <text:p>13878 Snow Creek Rd</text:p>
          </table:table-cell>
          <table:table-cell table:style-name="ce22" office:value-type="string">
            <text:p>Penhoo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76</text:p>
          </table:table-cell>
          <table:table-cell table:style-name="ce23" office:value-type="date" office:date-value="2011-10-04T16:05:00">
            <text:p> 10/04/2011</text:p>
          </table:table-cell>
          <table:table-cell table:style-name="ce22" office:value-type="string">
            <text:p>La Trattoria Italian Restaurant</text:p>
          </table:table-cell>
          <table:table-cell table:style-name="ce22" office:value-type="string">
            <text:p>49083</text:p>
          </table:table-cell>
          <table:table-cell table:style-name="ce22" office:value-type="string">
            <text:p>11960 Old Franklin Tpke</text:p>
          </table:table-cell>
          <table:table-cell table:style-name="ce22" office:value-type="string">
            <text:p>Union Ha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76</text:p>
          </table:table-cell>
          <table:table-cell table:style-name="ce23" office:value-type="date" office:date-value="2011-10-04T16:09:00">
            <text:p> 10/04/2011</text:p>
          </table:table-cell>
          <table:table-cell table:style-name="ce22" office:value-type="string">
            <text:p>Whistle Stop</text:p>
          </table:table-cell>
          <table:table-cell table:style-name="ce22" office:value-type="string">
            <text:p>35933</text:p>
          </table:table-cell>
          <table:table-cell table:style-name="ce22" office:value-type="string">
            <text:p>11729 Old Franklin Tpke</text:p>
          </table:table-cell>
          <table:table-cell table:style-name="ce22" office:value-type="string">
            <text:p>Union Ha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1</text:p>
          </table:table-cell>
          <table:table-cell table:style-name="ce23" office:value-type="date" office:date-value="2011-10-04T17:35:00">
            <text:p> 10/04/2011</text:p>
          </table:table-cell>
          <table:table-cell table:style-name="ce22" office:value-type="string">
            <text:p>El Rodeo Mexican Restaurant</text:p>
          </table:table-cell>
          <table:table-cell table:style-name="ce22" office:value-type="string">
            <text:p>63880</text:p>
          </table:table-cell>
          <table:table-cell table:style-name="ce22" office:value-type="string">
            <text:p>35 Meadow View Ave</text:p>
          </table:table-cell>
          <table:table-cell table:style-name="ce22" office:value-type="string">
            <text:p>Rocky Moun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17</text:p>
          </table:table-cell>
          <table:table-cell table:style-name="ce23" office:value-type="date" office:date-value="2011-10-04T18:13:00">
            <text:p> 10/04/2011</text:p>
          </table:table-cell>
          <table:table-cell table:style-name="ce22" office:value-type="string">
            <text:p>Kangaroo Express # 3372</text:p>
          </table:table-cell>
          <table:table-cell table:style-name="ce22" office:value-type="string">
            <text:p>9269</text:p>
          </table:table-cell>
          <table:table-cell table:style-name="ce22" office:value-type="string">
            <text:p>14264 Fancy Gap Hwy</text:p>
          </table:table-cell>
          <table:table-cell table:style-name="ce22" office:value-type="string">
            <text:p>Ca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43</text:p>
          </table:table-cell>
          <table:table-cell table:style-name="ce23" office:value-type="date" office:date-value="2011-10-04T18:34:00">
            <text:p> 10/04/2011</text:p>
          </table:table-cell>
          <table:table-cell table:style-name="ce22" office:value-type="string">
            <text:p>On the Way Food Stores # 3375</text:p>
          </table:table-cell>
          <table:table-cell table:style-name="ce22" office:value-type="string">
            <text:p>9273</text:p>
          </table:table-cell>
          <table:table-cell table:style-name="ce22" office:value-type="string">
            <text:p>140 E Stuart Dr</text:p>
          </table:table-cell>
          <table:table-cell table:style-name="ce22" office:value-type="string">
            <text:p>Hill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43-1588</text:p>
          </table:table-cell>
          <table:table-cell table:style-name="ce23" office:value-type="date" office:date-value="2011-10-04T19:48:00">
            <text:p> 10/04/2011</text:p>
          </table:table-cell>
          <table:table-cell table:style-name="ce22" office:value-type="string">
            <text:p>Race In Inc</text:p>
          </table:table-cell>
          <table:table-cell table:style-name="ce22" office:value-type="string">
            <text:p>32299</text:p>
          </table:table-cell>
          <table:table-cell table:style-name="ce22" office:value-type="string">
            <text:p>1067 W Stuart Dr</text:p>
          </table:table-cell>
          <table:table-cell table:style-name="ce22" office:value-type="string">
            <text:p>Hill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33</text:p>
          </table:table-cell>
          <table:table-cell table:style-name="ce23" office:value-type="date" office:date-value="2011-10-04T20:07:00">
            <text:p> 10/04/2011</text:p>
          </table:table-cell>
          <table:table-cell table:style-name="ce22" office:value-type="string">
            <text:p>CVS Pharmacy 3785</text:p>
          </table:table-cell>
          <table:table-cell table:style-name="ce22" office:value-type="string">
            <text:p>67337</text:p>
          </table:table-cell>
          <table:table-cell table:style-name="ce22" office:value-type="string">
            <text:p>100 Meadow St</text:p>
          </table:table-cell>
          <table:table-cell table:style-name="ce22" office:value-type="string">
            <text:p>Gal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33-2124</text:p>
          </table:table-cell>
          <table:table-cell table:style-name="ce23" office:value-type="date" office:date-value="2011-10-04T20:13:00">
            <text:p> 10/04/2011</text:p>
          </table:table-cell>
          <table:table-cell table:style-name="ce22" office:value-type="string">
            <text:p>Rite Aid #3587</text:p>
          </table:table-cell>
          <table:table-cell table:style-name="ce22" office:value-type="string">
            <text:p>6114</text:p>
          </table:table-cell>
          <table:table-cell table:style-name="ce22" office:value-type="string">
            <text:p>425 E Stuart Dr</text:p>
          </table:table-cell>
          <table:table-cell table:style-name="ce22" office:value-type="string">
            <text:p>Gal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33</text:p>
          </table:table-cell>
          <table:table-cell table:style-name="ce23" office:value-type="date" office:date-value="2011-10-04T20:20:00">
            <text:p> 10/04/2011</text:p>
          </table:table-cell>
          <table:table-cell table:style-name="ce22" office:value-type="string">
            <text:p>Blue Ridge Lanes</text:p>
          </table:table-cell>
          <table:table-cell table:style-name="ce22" office:value-type="string">
            <text:p>64554</text:p>
          </table:table-cell>
          <table:table-cell table:style-name="ce22" office:value-type="string">
            <text:p>545 E Stuart Dr</text:p>
          </table:table-cell>
          <table:table-cell table:style-name="ce22" office:value-type="string">
            <text:p>Gal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33</text:p>
          </table:table-cell>
          <table:table-cell table:style-name="ce23" office:value-type="date" office:date-value="2011-10-04T20:25:00">
            <text:p> 10/04/2011</text:p>
          </table:table-cell>
          <table:table-cell table:style-name="ce22" office:value-type="string">
            <text:p>Food City # 865</text:p>
          </table:table-cell>
          <table:table-cell table:style-name="ce22" office:value-type="string">
            <text:p>6468</text:p>
          </table:table-cell>
          <table:table-cell table:style-name="ce22" office:value-type="string">
            <text:p>9555 A East Stuart Dr</text:p>
          </table:table-cell>
          <table:table-cell table:style-name="ce22" office:value-type="string">
            <text:p>Gal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48</text:p>
          </table:table-cell>
          <table:table-cell table:style-name="ce23" office:value-type="date" office:date-value="2011-10-04T20:30:00">
            <text:p> 10/04/2011</text:p>
          </table:table-cell>
          <table:table-cell table:style-name="ce22" office:value-type="string">
            <text:p>The Pear Tree</text:p>
          </table:table-cell>
          <table:table-cell table:style-name="ce22" office:value-type="string">
            <text:p>19900</text:p>
          </table:table-cell>
          <table:table-cell table:style-name="ce22" office:value-type="string">
            <text:p>122 W Main St</text:p>
          </table:table-cell>
          <table:table-cell table:style-name="ce22" office:value-type="string">
            <text:p>Independenc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33-2366</text:p>
          </table:table-cell>
          <table:table-cell table:style-name="ce23" office:value-type="date" office:date-value="2011-10-04T20:44:00">
            <text:p> 10/04/2011</text:p>
          </table:table-cell>
          <table:table-cell table:style-name="ce22" office:value-type="string">
            <text:p>58 Grocery</text:p>
          </table:table-cell>
          <table:table-cell table:style-name="ce22" office:value-type="string">
            <text:p>7690</text:p>
          </table:table-cell>
          <table:table-cell table:style-name="ce22" office:value-type="string">
            <text:p>10009 Grayson Pkwy</text:p>
          </table:table-cell>
          <table:table-cell table:style-name="ce22" office:value-type="string">
            <text:p>Gal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11</text:p>
          </table:table-cell>
          <table:table-cell table:style-name="ce23" office:value-type="date" office:date-value="2011-10-05T15:00:00">
            <text:p> 10/05/2011</text:p>
          </table:table-cell>
          <table:table-cell table:style-name="ce22" office:value-type="string">
            <text:p>Westminster Canterbury of the  Blue Ridge</text:p>
          </table:table-cell>
          <table:table-cell table:style-name="ce22" office:value-type="string">
            <text:p>951</text:p>
          </table:table-cell>
          <table:table-cell table:style-name="ce22" office:value-type="string">
            <text:p>250 Pantops Mountain Rd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42-9718</text:p>
          </table:table-cell>
          <table:table-cell table:style-name="ce23" office:value-type="date" office:date-value="2011-10-05T15:52:00">
            <text:p> 10/05/2011</text:p>
          </table:table-cell>
          <table:table-cell table:style-name="ce22" office:value-type="string">
            <text:p>The Barbeque Exchange</text:p>
          </table:table-cell>
          <table:table-cell table:style-name="ce22" office:value-type="string">
            <text:p>62233</text:p>
          </table:table-cell>
          <table:table-cell table:style-name="ce22" office:value-type="string">
            <text:p>102 Martinsburg Ave</text:p>
          </table:table-cell>
          <table:table-cell table:style-name="ce22" office:value-type="string">
            <text:p>Gordon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68</text:p>
          </table:table-cell>
          <table:table-cell table:style-name="ce23" office:value-type="date" office:date-value="2011-10-05T16:58:00">
            <text:p> 10/05/2011</text:p>
          </table:table-cell>
          <table:table-cell table:style-name="ce22" office:value-type="string">
            <text:p>Northside Restaurant</text:p>
          </table:table-cell>
          <table:table-cell table:style-name="ce22" office:value-type="string">
            <text:p>49979</text:p>
          </table:table-cell>
          <table:table-cell table:style-name="ce22" office:value-type="string">
            <text:p>9422 Seminole Trl</text:p>
          </table:table-cell>
          <table:table-cell table:style-name="ce22" office:value-type="string">
            <text:p>Rucker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68</text:p>
          </table:table-cell>
          <table:table-cell table:style-name="ce23" office:value-type="date" office:date-value="2011-10-05T16:59:00">
            <text:p> 10/05/2011</text:p>
          </table:table-cell>
          <table:table-cell table:style-name="ce22" office:value-type="string">
            <text:p>Tony Gs Grill</text:p>
          </table:table-cell>
          <table:table-cell table:style-name="ce22" office:value-type="string">
            <text:p>65611</text:p>
          </table:table-cell>
          <table:table-cell table:style-name="ce22" office:value-type="string">
            <text:p>8625 Seminole Trl</text:p>
          </table:table-cell>
          <table:table-cell table:style-name="ce22" office:value-type="string">
            <text:p>Rucker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562</text:p>
          </table:table-cell>
          <table:table-cell table:style-name="ce23" office:value-type="date" office:date-value="2011-10-05T17:13:00">
            <text:p> 10/05/2011</text:p>
          </table:table-cell>
          <table:table-cell table:style-name="ce22" office:value-type="string">
            <text:p>Howardsville General Store &amp; Trading</text:p>
          </table:table-cell>
          <table:table-cell table:style-name="ce22" office:value-type="string">
            <text:p>73465</text:p>
          </table:table-cell>
          <table:table-cell table:style-name="ce22" office:value-type="string">
            <text:p>3340 James River Rd</text:p>
          </table:table-cell>
          <table:table-cell table:style-name="ce22" office:value-type="string">
            <text:p>Howard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15</text:p>
          </table:table-cell>
          <table:table-cell table:style-name="ce23" office:value-type="date" office:date-value="2011-10-05T18:42:00">
            <text:p> 10/05/2011</text:p>
          </table:table-cell>
          <table:table-cell table:style-name="ce22" office:value-type="string">
            <text:p>Brightwood General Store</text:p>
          </table:table-cell>
          <table:table-cell table:style-name="ce22" office:value-type="string">
            <text:p>75794</text:p>
          </table:table-cell>
          <table:table-cell table:style-name="ce22" office:value-type="string">
            <text:p>211 Ridgeview Rd</text:p>
          </table:table-cell>
          <table:table-cell table:style-name="ce22" office:value-type="string">
            <text:p>Brightwoo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15-1602</text:p>
          </table:table-cell>
          <table:table-cell table:style-name="ce23" office:value-type="date" office:date-value="2011-10-05T18:53:00">
            <text:p> 10/05/2011</text:p>
          </table:table-cell>
          <table:table-cell table:style-name="ce22" office:value-type="string">
            <text:p>Jags Market &amp; Deli</text:p>
          </table:table-cell>
          <table:table-cell table:style-name="ce22" office:value-type="string">
            <text:p>67231</text:p>
          </table:table-cell>
          <table:table-cell table:style-name="ce22" office:value-type="string">
            <text:p>3788 N Seminole Trl</text:p>
          </table:table-cell>
          <table:table-cell table:style-name="ce22" office:value-type="string">
            <text:p>Brightwoo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1-1129</text:p>
          </table:table-cell>
          <table:table-cell table:style-name="ce23" office:value-type="date" office:date-value="2011-10-05T19:21:00">
            <text:p> 10/05/2011</text:p>
          </table:table-cell>
          <table:table-cell table:style-name="ce22" office:value-type="string">
            <text:p>7 Eleven Store 2531 11136 F</text:p>
          </table:table-cell>
          <table:table-cell table:style-name="ce22" office:value-type="string">
            <text:p>11960</text:p>
          </table:table-cell>
          <table:table-cell table:style-name="ce22" office:value-type="string">
            <text:p>1849 Seminole Trl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11-5604</text:p>
          </table:table-cell>
          <table:table-cell table:style-name="ce23" office:value-type="date" office:date-value="2011-10-05T19:33:00">
            <text:p> 10/05/2011</text:p>
          </table:table-cell>
          <table:table-cell table:style-name="ce22" office:value-type="string">
            <text:p>Sakura Japanese Steak &amp; Seafood House</text:p>
          </table:table-cell>
          <table:table-cell table:style-name="ce22" office:value-type="string">
            <text:p>42737</text:p>
          </table:table-cell>
          <table:table-cell table:style-name="ce22" office:value-type="string">
            <text:p>237 Connor Dr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882</text:p>
          </table:table-cell>
          <table:table-cell table:style-name="ce23" office:value-type="date" office:date-value="2011-10-05T19:37:00">
            <text:p> 10/05/2011</text:p>
          </table:table-cell>
          <table:table-cell table:style-name="ce22" office:value-type="string">
            <text:p>Little Italy</text:p>
          </table:table-cell>
          <table:table-cell table:style-name="ce22" office:value-type="string">
            <text:p>32530</text:p>
          </table:table-cell>
          <table:table-cell table:style-name="ce22" office:value-type="string">
            <text:p>11292 Blue Star Hwy</text:p>
          </table:table-cell>
          <table:table-cell table:style-name="ce22" office:value-type="string">
            <text:p>Stony Cree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</text:p>
          </table:table-cell>
          <table:table-cell table:style-name="ce23" office:value-type="date" office:date-value="2011-10-08T09:03:00">
            <text:p> 10/08/2011</text:p>
          </table:table-cell>
          <table:table-cell table:style-name="ce22" office:value-type="string">
            <text:p>Farm Fresh Food &amp; Pharmacy # 676</text:p>
          </table:table-cell>
          <table:table-cell table:style-name="ce22" office:value-type="string">
            <text:p>45040</text:p>
          </table:table-cell>
          <table:table-cell table:style-name="ce22" office:value-type="string">
            <text:p>1400 Kempsville Rd ste 109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2-2470</text:p>
          </table:table-cell>
          <table:table-cell table:style-name="ce23" office:value-type="date" office:date-value="2011-10-08T09:43:00">
            <text:p> 10/08/2011</text:p>
          </table:table-cell>
          <table:table-cell table:style-name="ce22" office:value-type="string">
            <text:p>The Border Station</text:p>
          </table:table-cell>
          <table:table-cell table:style-name="ce22" office:value-type="string">
            <text:p>5030</text:p>
          </table:table-cell>
          <table:table-cell table:style-name="ce22" office:value-type="string">
            <text:p>4732 Battlefield Blvd S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2</text:p>
          </table:table-cell>
          <table:table-cell table:style-name="ce23" office:value-type="date" office:date-value="2011-10-08T10:15:00">
            <text:p> 10/08/2011</text:p>
          </table:table-cell>
          <table:table-cell table:style-name="ce22" office:value-type="string">
            <text:p>Bloom # 2750</text:p>
          </table:table-cell>
          <table:table-cell table:style-name="ce22" office:value-type="string">
            <text:p>9677</text:p>
          </table:table-cell>
          <table:table-cell table:style-name="ce22" office:value-type="string">
            <text:p>717 Battlefield Blvd S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2</text:p>
          </table:table-cell>
          <table:table-cell table:style-name="ce23" office:value-type="date" office:date-value="2011-10-08T11:13:00">
            <text:p> 10/08/2011</text:p>
          </table:table-cell>
          <table:table-cell table:style-name="ce22" office:value-type="string">
            <text:p>7 Eleven Store 33999 A</text:p>
          </table:table-cell>
          <table:table-cell table:style-name="ce22" office:value-type="string">
            <text:p>65219</text:p>
          </table:table-cell>
          <table:table-cell table:style-name="ce22" office:value-type="string">
            <text:p>600 Landers Dr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2</text:p>
          </table:table-cell>
          <table:table-cell table:style-name="ce23" office:value-type="date" office:date-value="2011-10-08T11:24:00">
            <text:p> 10/08/2011</text:p>
          </table:table-cell>
          <table:table-cell table:style-name="ce22" office:value-type="string">
            <text:p>Farm Fresh 190</text:p>
          </table:table-cell>
          <table:table-cell table:style-name="ce22" office:value-type="string">
            <text:p>9013</text:p>
          </table:table-cell>
          <table:table-cell table:style-name="ce22" office:value-type="string">
            <text:p>1620 Cedar Rd Ste 100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2</text:p>
          </table:table-cell>
          <table:table-cell table:style-name="ce23" office:value-type="date" office:date-value="2011-10-08T11:32:00">
            <text:p> 10/08/2011</text:p>
          </table:table-cell>
          <table:table-cell table:style-name="ce22" office:value-type="string">
            <text:p>Winstons Raw Bar &amp; Grill</text:p>
          </table:table-cell>
          <table:table-cell table:style-name="ce22" office:value-type="string">
            <text:p>32756</text:p>
          </table:table-cell>
          <table:table-cell table:style-name="ce22" office:value-type="string">
            <text:p>1620 Cedar Rd Ste 103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0-2001</text:p>
          </table:table-cell>
          <table:table-cell table:style-name="ce23" office:value-type="date" office:date-value="2011-10-08T11:55:00">
            <text:p> 10/08/2011</text:p>
          </table:table-cell>
          <table:table-cell table:style-name="ce22" office:value-type="string">
            <text:p>The Garage</text:p>
          </table:table-cell>
          <table:table-cell table:style-name="ce22" office:value-type="string">
            <text:p>50245</text:p>
          </table:table-cell>
          <table:table-cell table:style-name="ce22" office:value-type="string">
            <text:p>731 Granby St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7-1905</text:p>
          </table:table-cell>
          <table:table-cell table:style-name="ce23" office:value-type="date" office:date-value="2011-10-08T12:04:00">
            <text:p> 10/08/2011</text:p>
          </table:table-cell>
          <table:table-cell table:style-name="ce22" office:value-type="string">
            <text:p>Cogans Instant Art</text:p>
          </table:table-cell>
          <table:table-cell table:style-name="ce22" office:value-type="string">
            <text:p>12851</text:p>
          </table:table-cell>
          <table:table-cell table:style-name="ce22" office:value-type="string">
            <text:p>1901 Colonial Ave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7</text:p>
          </table:table-cell>
          <table:table-cell table:style-name="ce23" office:value-type="date" office:date-value="2011-10-08T12:51:00">
            <text:p> 10/08/2011</text:p>
          </table:table-cell>
          <table:table-cell table:style-name="ce22" office:value-type="string">
            <text:p>Plaza Del Sol</text:p>
          </table:table-cell>
          <table:table-cell table:style-name="ce22" office:value-type="string">
            <text:p>43485</text:p>
          </table:table-cell>
          <table:table-cell table:style-name="ce22" office:value-type="string">
            <text:p>2200 Colonial Ave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8-1811</text:p>
          </table:table-cell>
          <table:table-cell table:style-name="ce23" office:value-type="date" office:date-value="2011-10-08T12:54:00">
            <text:p> 10/08/2011</text:p>
          </table:table-cell>
          <table:table-cell table:style-name="ce22" office:value-type="string">
            <text:p>Peppers Pub &amp; Grub</text:p>
          </table:table-cell>
          <table:table-cell table:style-name="ce22" office:value-type="string">
            <text:p>67094</text:p>
          </table:table-cell>
          <table:table-cell table:style-name="ce22" office:value-type="string">
            <text:p>4820 Hampton Blvd Ste 3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7</text:p>
          </table:table-cell>
          <table:table-cell table:style-name="ce23" office:value-type="date" office:date-value="2011-10-08T13:08:00">
            <text:p> 10/08/2011</text:p>
          </table:table-cell>
          <table:table-cell table:style-name="ce22" office:value-type="string">
            <text:p>Pelons Baja Grill</text:p>
          </table:table-cell>
          <table:table-cell table:style-name="ce22" office:value-type="string">
            <text:p>54466</text:p>
          </table:table-cell>
          <table:table-cell table:style-name="ce22" office:value-type="string">
            <text:p>738 W 22nd St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7-2107</text:p>
          </table:table-cell>
          <table:table-cell table:style-name="ce23" office:value-type="date" office:date-value="2011-10-08T13:16:00">
            <text:p> 10/08/2011</text:p>
          </table:table-cell>
          <table:table-cell table:style-name="ce22" office:value-type="string">
            <text:p>Pasha Mezze &amp; Pasha Cafe</text:p>
          </table:table-cell>
          <table:table-cell table:style-name="ce22" office:value-type="string">
            <text:p>52400</text:p>
          </table:table-cell>
          <table:table-cell table:style-name="ce22" office:value-type="string">
            <text:p>350 W 22nd St Ste 340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7-1722</text:p>
          </table:table-cell>
          <table:table-cell table:style-name="ce23" office:value-type="date" office:date-value="2011-10-08T13:24:00">
            <text:p> 10/08/2011</text:p>
          </table:table-cell>
          <table:table-cell table:style-name="ce22" office:value-type="string">
            <text:p>No Frill Bar &amp; Grill</text:p>
          </table:table-cell>
          <table:table-cell table:style-name="ce22" office:value-type="string">
            <text:p>77596</text:p>
          </table:table-cell>
          <table:table-cell table:style-name="ce22" office:value-type="string">
            <text:p>806 Spotswood Ave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8-2040</text:p>
          </table:table-cell>
          <table:table-cell table:style-name="ce23" office:value-type="date" office:date-value="2011-10-08T13:33:00">
            <text:p> 10/08/2011</text:p>
          </table:table-cell>
          <table:table-cell table:style-name="ce22" office:value-type="string">
            <text:p>University Pizza</text:p>
          </table:table-cell>
          <table:table-cell table:style-name="ce22" office:value-type="string">
            <text:p>32510</text:p>
          </table:table-cell>
          <table:table-cell table:style-name="ce22" office:value-type="string">
            <text:p>5008 Colley Ave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8</text:p>
          </table:table-cell>
          <table:table-cell table:style-name="ce23" office:value-type="date" office:date-value="2011-10-08T13:38:00">
            <text:p> 10/08/2011</text:p>
          </table:table-cell>
          <table:table-cell table:style-name="ce22" office:value-type="string">
            <text:p>7 Eleven Store 2511 21017 H</text:p>
          </table:table-cell>
          <table:table-cell table:style-name="ce22" office:value-type="string">
            <text:p>25284</text:p>
          </table:table-cell>
          <table:table-cell table:style-name="ce22" office:value-type="string">
            <text:p>5200 Colley Ave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9-2544</text:p>
          </table:table-cell>
          <table:table-cell table:style-name="ce23" office:value-type="date" office:date-value="2011-10-08T13:58:00">
            <text:p> 10/08/2011</text:p>
          </table:table-cell>
          <table:table-cell table:style-name="ce22" office:value-type="string">
            <text:p>Lafayette Grill</text:p>
          </table:table-cell>
          <table:table-cell table:style-name="ce22" office:value-type="string">
            <text:p>64059</text:p>
          </table:table-cell>
          <table:table-cell table:style-name="ce22" office:value-type="string">
            <text:p>3000 Lafayette Blvd.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47-9618</text:p>
          </table:table-cell>
          <table:table-cell table:style-name="ce23" office:value-type="date" office:date-value="2011-10-11T16:29:00">
            <text:p> 10/11/2011</text:p>
          </table:table-cell>
          <table:table-cell table:style-name="ce22" office:value-type="string">
            <text:p>Jewells IGA</text:p>
          </table:table-cell>
          <table:table-cell table:style-name="ce22" office:value-type="string">
            <text:p>28436</text:p>
          </table:table-cell>
          <table:table-cell table:style-name="ce22" office:value-type="string">
            <text:p>210 Riverside Dr</text:p>
          </table:table-cell>
          <table:table-cell table:style-name="ce22" office:value-type="string">
            <text:p>Rich Cree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47</text:p>
          </table:table-cell>
          <table:table-cell table:style-name="ce23" office:value-type="date" office:date-value="2011-10-11T16:35:00">
            <text:p> 10/11/2011</text:p>
          </table:table-cell>
          <table:table-cell table:style-name="ce22" office:value-type="string">
            <text:p>Rite Aid Pharmacy   2792</text:p>
          </table:table-cell>
          <table:table-cell table:style-name="ce22" office:value-type="string">
            <text:p>57099</text:p>
          </table:table-cell>
          <table:table-cell table:style-name="ce22" office:value-type="string">
            <text:p>1561 Virginia Ave</text:p>
          </table:table-cell>
          <table:table-cell table:style-name="ce22" office:value-type="string">
            <text:p>Rich Cree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34-1526</text:p>
          </table:table-cell>
          <table:table-cell table:style-name="ce23" office:value-type="date" office:date-value="2011-10-11T17:02:00">
            <text:p> 10/11/2011</text:p>
          </table:table-cell>
          <table:table-cell table:style-name="ce22" office:value-type="string">
            <text:p>Clover Dew Market</text:p>
          </table:table-cell>
          <table:table-cell table:style-name="ce22" office:value-type="string">
            <text:p>77604</text:p>
          </table:table-cell>
          <table:table-cell table:style-name="ce22" office:value-type="string">
            <text:p>505 N Main St</text:p>
          </table:table-cell>
          <table:table-cell table:style-name="ce22" office:value-type="string">
            <text:p>Peari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34</text:p>
          </table:table-cell>
          <table:table-cell table:style-name="ce23" office:value-type="date" office:date-value="2011-10-11T17:09:00">
            <text:p> 10/11/2011</text:p>
          </table:table-cell>
          <table:table-cell table:style-name="ce22" office:value-type="string">
            <text:p>Food Lion 130</text:p>
          </table:table-cell>
          <table:table-cell table:style-name="ce22" office:value-type="string">
            <text:p>9617</text:p>
          </table:table-cell>
          <table:table-cell table:style-name="ce22" office:value-type="string">
            <text:p>302 S Main St</text:p>
          </table:table-cell>
          <table:table-cell table:style-name="ce22" office:value-type="string">
            <text:p>Peari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28-7128</text:p>
          </table:table-cell>
          <table:table-cell table:style-name="ce23" office:value-type="date" office:date-value="2011-10-11T17:28:00">
            <text:p> 10/11/2011</text:p>
          </table:table-cell>
          <table:table-cell table:style-name="ce22" office:value-type="string">
            <text:p>Hilltop Grocery</text:p>
          </table:table-cell>
          <table:table-cell table:style-name="ce22" office:value-type="string">
            <text:p>3148</text:p>
          </table:table-cell>
          <table:table-cell table:style-name="ce22" office:value-type="string">
            <text:p>7887 Virginia Ave</text:p>
          </table:table-cell>
          <table:table-cell table:style-name="ce22" office:value-type="string">
            <text:p>Newpor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41-1738</text:p>
          </table:table-cell>
          <table:table-cell table:style-name="ce23" office:value-type="date" office:date-value="2011-10-11T18:12:00">
            <text:p> 10/11/2011</text:p>
          </table:table-cell>
          <table:table-cell table:style-name="ce22" office:value-type="string">
            <text:p>Canton Restaurant</text:p>
          </table:table-cell>
          <table:table-cell table:style-name="ce22" office:value-type="string">
            <text:p>27471</text:p>
          </table:table-cell>
          <table:table-cell table:style-name="ce22" office:value-type="string">
            <text:p>702 E Main St</text:p>
          </table:table-cell>
          <table:table-cell table:style-name="ce22" office:value-type="string">
            <text:p>Ra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41</text:p>
          </table:table-cell>
          <table:table-cell table:style-name="ce23" office:value-type="date" office:date-value="2011-10-11T18:22:00">
            <text:p> 10/11/2011</text:p>
          </table:table-cell>
          <table:table-cell table:style-name="ce22" office:value-type="string">
            <text:p>Bar 24</text:p>
          </table:table-cell>
          <table:table-cell table:style-name="ce22" office:value-type="string">
            <text:p>66054</text:p>
          </table:table-cell>
          <table:table-cell table:style-name="ce22" office:value-type="string">
            <text:p>1144 E Main St</text:p>
          </table:table-cell>
          <table:table-cell table:style-name="ce22" office:value-type="string">
            <text:p>Ra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41</text:p>
          </table:table-cell>
          <table:table-cell table:style-name="ce23" office:value-type="date" office:date-value="2011-10-11T18:32:00">
            <text:p> 10/11/2011</text:p>
          </table:table-cell>
          <table:table-cell table:style-name="ce22" office:value-type="string">
            <text:p>Applebees Neighborhood Grill &amp; Bar</text:p>
          </table:table-cell>
          <table:table-cell table:style-name="ce22" office:value-type="string">
            <text:p>67382</text:p>
          </table:table-cell>
          <table:table-cell table:style-name="ce22" office:value-type="string">
            <text:p>33 W Main St</text:p>
          </table:table-cell>
          <table:table-cell table:style-name="ce22" office:value-type="string">
            <text:p>Ra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41-1695</text:p>
          </table:table-cell>
          <table:table-cell table:style-name="ce23" office:value-type="date" office:date-value="2011-10-11T18:47:00">
            <text:p> 10/11/2011</text:p>
          </table:table-cell>
          <table:table-cell table:style-name="ce22" office:value-type="string">
            <text:p>Deli Mart 57</text:p>
          </table:table-cell>
          <table:table-cell table:style-name="ce22" office:value-type="string">
            <text:p>46420</text:p>
          </table:table-cell>
          <table:table-cell table:style-name="ce22" office:value-type="string">
            <text:p>2307 W Main St</text:p>
          </table:table-cell>
          <table:table-cell table:style-name="ce22" office:value-type="string">
            <text:p>Ra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53</text:p>
          </table:table-cell>
          <table:table-cell table:style-name="ce23" office:value-type="date" office:date-value="2011-10-12T13:46:00">
            <text:p> 10/12/2011</text:p>
          </table:table-cell>
          <table:table-cell table:style-name="ce22" office:value-type="string">
            <text:p>Boston Restaurant</text:p>
          </table:table-cell>
          <table:table-cell table:style-name="ce22" office:value-type="string">
            <text:p>39447</text:p>
          </table:table-cell>
          <table:table-cell table:style-name="ce22" office:value-type="string">
            <text:p>7375 Boston Blvd</text:p>
          </table:table-cell>
          <table:table-cell table:style-name="ce22" office:value-type="string">
            <text:p>Spring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79-1428</text:p>
          </table:table-cell>
          <table:table-cell table:style-name="ce23" office:value-type="date" office:date-value="2011-10-12T14:05:00">
            <text:p> 10/12/2011</text:p>
          </table:table-cell>
          <table:table-cell table:style-name="ce22" office:value-type="string">
            <text:p>Terminal Road Deli</text:p>
          </table:table-cell>
          <table:table-cell table:style-name="ce22" office:value-type="string">
            <text:p>41238</text:p>
          </table:table-cell>
          <table:table-cell table:style-name="ce22" office:value-type="string">
            <text:p>8532Y Terminal Rd</text:p>
          </table:table-cell>
          <table:table-cell table:style-name="ce22" office:value-type="string">
            <text:p>Lor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2-7145</text:p>
          </table:table-cell>
          <table:table-cell table:style-name="ce23" office:value-type="date" office:date-value="2011-10-12T16:00:00">
            <text:p> 10/12/2011</text:p>
          </table:table-cell>
          <table:table-cell table:style-name="ce22" office:value-type="string">
            <text:p>Historic Michie Tavern General Store</text:p>
          </table:table-cell>
          <table:table-cell table:style-name="ce22" office:value-type="string">
            <text:p>39591</text:p>
          </table:table-cell>
          <table:table-cell table:style-name="ce22" office:value-type="string">
            <text:p>683 Thomas Jefferson Pkwy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11-9814</text:p>
          </table:table-cell>
          <table:table-cell table:style-name="ce23" office:value-type="date" office:date-value="2011-10-12T16:10:00">
            <text:p> 10/12/2011</text:p>
          </table:table-cell>
          <table:table-cell table:style-name="ce22" office:value-type="string">
            <text:p>Monticello Gift Shop</text:p>
          </table:table-cell>
          <table:table-cell table:style-name="ce22" office:value-type="string">
            <text:p>38751</text:p>
          </table:table-cell>
          <table:table-cell table:style-name="ce22" office:value-type="string">
            <text:p>RR 13 Box PO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2-7518</text:p>
          </table:table-cell>
          <table:table-cell table:style-name="ce23" office:value-type="date" office:date-value="2011-10-12T16:20:00">
            <text:p> 10/12/2011</text:p>
          </table:table-cell>
          <table:table-cell table:style-name="ce22" office:value-type="string">
            <text:p>Simeon Market</text:p>
          </table:table-cell>
          <table:table-cell table:style-name="ce22" office:value-type="string">
            <text:p>59843</text:p>
          </table:table-cell>
          <table:table-cell table:style-name="ce22" office:value-type="string">
            <text:p>1330 Thomas Jefferson Pkwy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-1206</text:p>
          </table:table-cell>
          <table:table-cell table:style-name="ce23" office:value-type="date" office:date-value="2011-10-12T17:57:00">
            <text:p> 10/12/2011</text:p>
          </table:table-cell>
          <table:table-cell table:style-name="ce22" office:value-type="string">
            <text:p>Anderson Carriage Food House LLC</text:p>
          </table:table-cell>
          <table:table-cell table:style-name="ce22" office:value-type="string">
            <text:p>38565</text:p>
          </table:table-cell>
          <table:table-cell table:style-name="ce22" office:value-type="string">
            <text:p>2046 Barracks Rd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-4838</text:p>
          </table:table-cell>
          <table:table-cell table:style-name="ce23" office:value-type="date" office:date-value="2011-10-12T18:07:00">
            <text:p> 10/12/2011</text:p>
          </table:table-cell>
          <table:table-cell table:style-name="ce22" office:value-type="string">
            <text:p>Lord Hardwickes</text:p>
          </table:table-cell>
          <table:table-cell table:style-name="ce22" office:value-type="string">
            <text:p>73455</text:p>
          </table:table-cell>
          <table:table-cell table:style-name="ce22" office:value-type="string">
            <text:p>1248 Emmet St N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1</text:p>
          </table:table-cell>
          <table:table-cell table:style-name="ce23" office:value-type="date" office:date-value="2011-10-12T19:05:00">
            <text:p> 10/12/2011</text:p>
          </table:table-cell>
          <table:table-cell table:style-name="ce22" office:value-type="string">
            <text:p>Thai 99 II Restaurant</text:p>
          </table:table-cell>
          <table:table-cell table:style-name="ce22" office:value-type="string">
            <text:p>14257</text:p>
          </table:table-cell>
          <table:table-cell table:style-name="ce22" office:value-type="string">
            <text:p>915 Gardens Blvd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1</text:p>
          </table:table-cell>
          <table:table-cell table:style-name="ce23" office:value-type="date" office:date-value="2011-10-12T19:16:00">
            <text:p> 10/12/2011</text:p>
          </table:table-cell>
          <table:table-cell table:style-name="ce22" office:value-type="string">
            <text:p>Baja Bean Co Restaurante Y Cantina</text:p>
          </table:table-cell>
          <table:table-cell table:style-name="ce22" office:value-type="string">
            <text:p>44297</text:p>
          </table:table-cell>
          <table:table-cell table:style-name="ce22" office:value-type="string">
            <text:p>2291 Seminole Ln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39</text:p>
          </table:table-cell>
          <table:table-cell table:style-name="ce23" office:value-type="date" office:date-value="2011-10-12T21:13:00">
            <text:p> 10/12/2011</text:p>
          </table:table-cell>
          <table:table-cell table:style-name="ce22" office:value-type="string">
            <text:p>Mossy Creek Cafe</text:p>
          </table:table-cell>
          <table:table-cell table:style-name="ce22" office:value-type="string">
            <text:p>50844</text:p>
          </table:table-cell>
          <table:table-cell table:style-name="ce22" office:value-type="string">
            <text:p>1761 Jefferson Hwy Ste 104</text:p>
          </table:table-cell>
          <table:table-cell table:style-name="ce22" office:value-type="string">
            <text:p>Fisher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-3491</text:p>
          </table:table-cell>
          <table:table-cell table:style-name="ce23" office:value-type="date" office:date-value="2011-10-13T10:13:00">
            <text:p> 10/13/2011</text:p>
          </table:table-cell>
          <table:table-cell table:style-name="ce22" office:value-type="string">
            <text:p>Big Horn Market</text:p>
          </table:table-cell>
          <table:table-cell table:style-name="ce22" office:value-type="string">
            <text:p>31179</text:p>
          </table:table-cell>
          <table:table-cell table:style-name="ce22" office:value-type="string">
            <text:p>19293 Leesville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</text:p>
          </table:table-cell>
          <table:table-cell table:style-name="ce23" office:value-type="date" office:date-value="2011-10-13T18:00:00">
            <text:p> 10/13/2011</text:p>
          </table:table-cell>
          <table:table-cell table:style-name="ce22" office:value-type="string">
            <text:p>Geralds</text:p>
          </table:table-cell>
          <table:table-cell table:style-name="ce22" office:value-type="string">
            <text:p>64848</text:p>
          </table:table-cell>
          <table:table-cell table:style-name="ce22" office:value-type="string">
            <text:p>112 Tradewynd Dr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</text:p>
          </table:table-cell>
          <table:table-cell table:style-name="ce23" office:value-type="date" office:date-value="2011-10-13T19:06:00">
            <text:p> 10/13/2011</text:p>
          </table:table-cell>
          <table:table-cell table:style-name="ce22" office:value-type="string">
            <text:p>Timberlake Citgo</text:p>
          </table:table-cell>
          <table:table-cell table:style-name="ce22" office:value-type="string">
            <text:p>40073</text:p>
          </table:table-cell>
          <table:table-cell table:style-name="ce22" office:value-type="string">
            <text:p>22539 Timberlake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-7248</text:p>
          </table:table-cell>
          <table:table-cell table:style-name="ce23" office:value-type="date" office:date-value="2011-10-13T19:11:00">
            <text:p> 10/13/2011</text:p>
          </table:table-cell>
          <table:table-cell table:style-name="ce22" office:value-type="string">
            <text:p>Express Lane Store 3</text:p>
          </table:table-cell>
          <table:table-cell table:style-name="ce22" office:value-type="string">
            <text:p>45244</text:p>
          </table:table-cell>
          <table:table-cell table:style-name="ce22" office:value-type="string">
            <text:p>21430 Timberlake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</text:p>
          </table:table-cell>
          <table:table-cell table:style-name="ce23" office:value-type="date" office:date-value="2011-10-13T19:16:00">
            <text:p> 10/13/2011</text:p>
          </table:table-cell>
          <table:table-cell table:style-name="ce22" office:value-type="string">
            <text:p>The Clubhouse Bar &amp; Billiards</text:p>
          </table:table-cell>
          <table:table-cell table:style-name="ce22" office:value-type="string">
            <text:p>67574</text:p>
          </table:table-cell>
          <table:table-cell table:style-name="ce22" office:value-type="string">
            <text:p>21174 Timberlake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</text:p>
          </table:table-cell>
          <table:table-cell table:style-name="ce23" office:value-type="date" office:date-value="2011-10-13T19:38:00">
            <text:p> 10/13/2011</text:p>
          </table:table-cell>
          <table:table-cell table:style-name="ce22" office:value-type="string">
            <text:p>The Original Italian Pizza</text:p>
          </table:table-cell>
          <table:table-cell table:style-name="ce22" office:value-type="string">
            <text:p>44315</text:p>
          </table:table-cell>
          <table:table-cell table:style-name="ce22" office:value-type="string">
            <text:p>3412 Waterlick Rd Ste E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</text:p>
          </table:table-cell>
          <table:table-cell table:style-name="ce23" office:value-type="date" office:date-value="2011-10-13T20:00:00">
            <text:p> 10/13/2011</text:p>
          </table:table-cell>
          <table:table-cell table:style-name="ce22" office:value-type="string">
            <text:p>Leesville Grill</text:p>
          </table:table-cell>
          <table:table-cell table:style-name="ce22" office:value-type="string">
            <text:p>60071</text:p>
          </table:table-cell>
          <table:table-cell table:style-name="ce22" office:value-type="string">
            <text:p>502 Leesville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-2829</text:p>
          </table:table-cell>
          <table:table-cell table:style-name="ce23" office:value-type="date" office:date-value="2011-10-13T20:05:00">
            <text:p> 10/13/2011</text:p>
          </table:table-cell>
          <table:table-cell table:style-name="ce22" office:value-type="string">
            <text:p>Big Horn Market</text:p>
          </table:table-cell>
          <table:table-cell table:style-name="ce22" office:value-type="string">
            <text:p>53695</text:p>
          </table:table-cell>
          <table:table-cell table:style-name="ce22" office:value-type="string">
            <text:p>612 Leesville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-5310</text:p>
          </table:table-cell>
          <table:table-cell table:style-name="ce23" office:value-type="date" office:date-value="2011-10-13T20:34:00">
            <text:p> 10/13/2011</text:p>
          </table:table-cell>
          <table:table-cell table:style-name="ce22" office:value-type="string">
            <text:p>Kroger # 326</text:p>
          </table:table-cell>
          <table:table-cell table:style-name="ce22" office:value-type="string">
            <text:p>78000</text:p>
          </table:table-cell>
          <table:table-cell table:style-name="ce22" office:value-type="string">
            <text:p>2012 Wards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</text:p>
          </table:table-cell>
          <table:table-cell table:style-name="ce23" office:value-type="date" office:date-value="2011-10-13T20:43:00">
            <text:p> 10/13/2011</text:p>
          </table:table-cell>
          <table:table-cell table:style-name="ce22" office:value-type="string">
            <text:p>CVS Pharmacy 3548</text:p>
          </table:table-cell>
          <table:table-cell table:style-name="ce22" office:value-type="string">
            <text:p>67320</text:p>
          </table:table-cell>
          <table:table-cell table:style-name="ce22" office:value-type="string">
            <text:p>2009 Wards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-5312</text:p>
          </table:table-cell>
          <table:table-cell table:style-name="ce23" office:value-type="date" office:date-value="2011-10-13T20:51:00">
            <text:p> 10/13/2011</text:p>
          </table:table-cell>
          <table:table-cell table:style-name="ce22" office:value-type="string">
            <text:p>Koto Japanese Steak &amp; Seafood</text:p>
          </table:table-cell>
          <table:table-cell table:style-name="ce22" office:value-type="string">
            <text:p>65838</text:p>
          </table:table-cell>
          <table:table-cell table:style-name="ce22" office:value-type="string">
            <text:p>2160 Wards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</text:p>
          </table:table-cell>
          <table:table-cell table:style-name="ce23" office:value-type="date" office:date-value="2011-10-13T20:57:00">
            <text:p> 10/13/2011</text:p>
          </table:table-cell>
          <table:table-cell table:style-name="ce22" office:value-type="string">
            <text:p>Wilco # 694</text:p>
          </table:table-cell>
          <table:table-cell table:style-name="ce22" office:value-type="string">
            <text:p>13077</text:p>
          </table:table-cell>
          <table:table-cell table:style-name="ce22" office:value-type="string">
            <text:p>3001 Wards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1-2619</text:p>
          </table:table-cell>
          <table:table-cell table:style-name="ce23" office:value-type="date" office:date-value="2011-10-13T21:08:00">
            <text:p> 10/13/2011</text:p>
          </table:table-cell>
          <table:table-cell table:style-name="ce22" office:value-type="string">
            <text:p>Pizza Hut # 4566</text:p>
          </table:table-cell>
          <table:table-cell table:style-name="ce22" office:value-type="string">
            <text:p>62446</text:p>
          </table:table-cell>
          <table:table-cell table:style-name="ce22" office:value-type="string">
            <text:p>2413 Memorial Ave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1</text:p>
          </table:table-cell>
          <table:table-cell table:style-name="ce23" office:value-type="date" office:date-value="2011-10-13T21:16:00">
            <text:p> 10/13/2011</text:p>
          </table:table-cell>
          <table:table-cell table:style-name="ce22" office:value-type="string">
            <text:p>Center City Mini Mart</text:p>
          </table:table-cell>
          <table:table-cell table:style-name="ce22" office:value-type="string">
            <text:p>53794</text:p>
          </table:table-cell>
          <table:table-cell table:style-name="ce22" office:value-type="string">
            <text:p>1201 Campbell Ave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0-5222</text:p>
          </table:table-cell>
          <table:table-cell table:style-name="ce23" office:value-type="date" office:date-value="2011-10-14T09:47:00">
            <text:p> 10/14/2011</text:p>
          </table:table-cell>
          <table:table-cell table:style-name="ce22" office:value-type="string">
            <text:p>Walgreens # 11912</text:p>
          </table:table-cell>
          <table:table-cell table:style-name="ce22" office:value-type="string">
            <text:p>66892</text:p>
          </table:table-cell>
          <table:table-cell table:style-name="ce22" office:value-type="string">
            <text:p>9271 Sudley Rd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09-3403</text:p>
          </table:table-cell>
          <table:table-cell table:style-name="ce23" office:value-type="date" office:date-value="2011-10-14T10:40:00">
            <text:p> 10/14/2011</text:p>
          </table:table-cell>
          <table:table-cell table:style-name="ce22" office:value-type="string">
            <text:p>Daves Seafood &amp; Subs</text:p>
          </table:table-cell>
          <table:table-cell table:style-name="ce22" office:value-type="string">
            <text:p>54218</text:p>
          </table:table-cell>
          <table:table-cell table:style-name="ce22" office:value-type="string">
            <text:p>8130 Sudley Rd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09-8001</text:p>
          </table:table-cell>
          <table:table-cell table:style-name="ce23" office:value-type="date" office:date-value="2011-10-14T11:31:00">
            <text:p> 10/14/2011</text:p>
          </table:table-cell>
          <table:table-cell table:style-name="ce22" office:value-type="string">
            <text:p>Uppys 65</text:p>
          </table:table-cell>
          <table:table-cell table:style-name="ce22" office:value-type="string">
            <text:p>65656</text:p>
          </table:table-cell>
          <table:table-cell table:style-name="ce22" office:value-type="string">
            <text:p>8005 Sudley Rd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09-3507</text:p>
          </table:table-cell>
          <table:table-cell table:style-name="ce23" office:value-type="date" office:date-value="2011-10-14T11:44:00">
            <text:p> 10/14/2011</text:p>
          </table:table-cell>
          <table:table-cell table:style-name="ce22" office:value-type="string">
            <text:p>Casa Chimayo</text:p>
          </table:table-cell>
          <table:table-cell table:style-name="ce22" office:value-type="string">
            <text:p>29962</text:p>
          </table:table-cell>
          <table:table-cell table:style-name="ce22" office:value-type="string">
            <text:p>8209 Sudley Rd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43-1229</text:p>
          </table:table-cell>
          <table:table-cell table:style-name="ce23" office:value-type="date" office:date-value="2011-10-14T12:03:00">
            <text:p> 10/14/2011</text:p>
          </table:table-cell>
          <table:table-cell table:style-name="ce22" office:value-type="string">
            <text:p>Catharpin Wi Not Stop</text:p>
          </table:table-cell>
          <table:table-cell table:style-name="ce22" office:value-type="string">
            <text:p>53914</text:p>
          </table:table-cell>
          <table:table-cell table:style-name="ce22" office:value-type="string">
            <text:p>4661 Sudley Rd</text:p>
          </table:table-cell>
          <table:table-cell table:style-name="ce22" office:value-type="string">
            <text:p>Catharpi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69-8113</text:p>
          </table:table-cell>
          <table:table-cell table:style-name="ce23" office:value-type="date" office:date-value="2011-10-14T13:00:00">
            <text:p> 10/14/2011</text:p>
          </table:table-cell>
          <table:table-cell table:style-name="ce22" office:value-type="string">
            <text:p>Regency at Dominion Valley Owners Assoc</text:p>
          </table:table-cell>
          <table:table-cell table:style-name="ce22" office:value-type="string">
            <text:p>41287</text:p>
          </table:table-cell>
          <table:table-cell table:style-name="ce22" office:value-type="string">
            <text:p>15351 Championship Dr</text:p>
          </table:table-cell>
          <table:table-cell table:style-name="ce22" office:value-type="string">
            <text:p>Haymarke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55</text:p>
          </table:table-cell>
          <table:table-cell table:style-name="ce23" office:value-type="date" office:date-value="2011-10-14T13:17:00">
            <text:p> 10/14/2011</text:p>
          </table:table-cell>
          <table:table-cell table:style-name="ce22" office:value-type="string">
            <text:p>Harris Teeter # 251</text:p>
          </table:table-cell>
          <table:table-cell table:style-name="ce22" office:value-type="string">
            <text:p>48976</text:p>
          </table:table-cell>
          <table:table-cell table:style-name="ce22" office:value-type="string">
            <text:p>7910 Crescent Park Dr</text:p>
          </table:table-cell>
          <table:table-cell table:style-name="ce22" office:value-type="string">
            <text:p>Gain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55-3444</text:p>
          </table:table-cell>
          <table:table-cell table:style-name="ce23" office:value-type="date" office:date-value="2011-10-14T13:23:00">
            <text:p> 10/14/2011</text:p>
          </table:table-cell>
          <table:table-cell table:style-name="ce22" office:value-type="string">
            <text:p>Brooklyn Bros Pizzaria</text:p>
          </table:table-cell>
          <table:table-cell table:style-name="ce22" office:value-type="string">
            <text:p>49354</text:p>
          </table:table-cell>
          <table:table-cell table:style-name="ce22" office:value-type="string">
            <text:p>8010 Crescent Park Dr</text:p>
          </table:table-cell>
          <table:table-cell table:style-name="ce22" office:value-type="string">
            <text:p>Gain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590</text:p>
          </table:table-cell>
          <table:table-cell table:style-name="ce23" office:value-type="date" office:date-value="2011-10-14T13:38:00">
            <text:p> 10/14/2011</text:p>
          </table:table-cell>
          <table:table-cell table:style-name="ce22" office:value-type="string">
            <text:p>Lumpkins Restaurant</text:p>
          </table:table-cell>
          <table:table-cell table:style-name="ce22" office:value-type="string">
            <text:p>3595</text:p>
          </table:table-cell>
          <table:table-cell table:style-name="ce22" office:value-type="string">
            <text:p>1075 Valley St</text:p>
          </table:table-cell>
          <table:table-cell table:style-name="ce22" office:value-type="string">
            <text:p>Scott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55-2991</text:p>
          </table:table-cell>
          <table:table-cell table:style-name="ce23" office:value-type="date" office:date-value="2011-10-14T13:40:00">
            <text:p> 10/14/2011</text:p>
          </table:table-cell>
          <table:table-cell table:style-name="ce22" office:value-type="string">
            <text:p>Uno Chicago Grill</text:p>
          </table:table-cell>
          <table:table-cell table:style-name="ce22" office:value-type="string">
            <text:p>35689</text:p>
          </table:table-cell>
          <table:table-cell table:style-name="ce22" office:value-type="string">
            <text:p>7390 Atlas Walk Way</text:p>
          </table:table-cell>
          <table:table-cell table:style-name="ce22" office:value-type="string">
            <text:p>Gain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0</text:p>
          </table:table-cell>
          <table:table-cell table:style-name="ce23" office:value-type="date" office:date-value="2011-10-14T14:37:00">
            <text:p> 10/14/2011</text:p>
          </table:table-cell>
          <table:table-cell table:style-name="ce22" office:value-type="string">
            <text:p>Shoppers Food Warehouse # 2673</text:p>
          </table:table-cell>
          <table:table-cell table:style-name="ce22" office:value-type="string">
            <text:p>33879</text:p>
          </table:table-cell>
          <table:table-cell table:style-name="ce22" office:value-type="string">
            <text:p>9540 Liberia Ave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80-5303</text:p>
          </table:table-cell>
          <table:table-cell table:style-name="ce23" office:value-type="date" office:date-value="2011-10-14T14:38:00">
            <text:p> 10/14/2011</text:p>
          </table:table-cell>
          <table:table-cell table:style-name="ce22" office:value-type="string">
            <text:p>Waynesboro Country Club</text:p>
          </table:table-cell>
          <table:table-cell table:style-name="ce22" office:value-type="string">
            <text:p>2699</text:p>
          </table:table-cell>
          <table:table-cell table:style-name="ce22" office:value-type="string">
            <text:p>1117 Meadowbrook Rd</text:p>
          </table:table-cell>
          <table:table-cell table:style-name="ce22" office:value-type="string">
            <text:p>Waynesboro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0-7052</text:p>
          </table:table-cell>
          <table:table-cell table:style-name="ce23" office:value-type="date" office:date-value="2011-10-14T14:48:00">
            <text:p> 10/14/2011</text:p>
          </table:table-cell>
          <table:table-cell table:style-name="ce22" office:value-type="string">
            <text:p>CVS Pharmacy # 1801</text:p>
          </table:table-cell>
          <table:table-cell table:style-name="ce22" office:value-type="string">
            <text:p>62921</text:p>
          </table:table-cell>
          <table:table-cell table:style-name="ce22" office:value-type="string">
            <text:p>9972 Liberia Ave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0-7052</text:p>
          </table:table-cell>
          <table:table-cell table:style-name="ce23" office:value-type="date" office:date-value="2011-10-14T14:55:00">
            <text:p> 10/14/2011</text:p>
          </table:table-cell>
          <table:table-cell table:style-name="ce22" office:value-type="string">
            <text:p>Super Q Mart</text:p>
          </table:table-cell>
          <table:table-cell table:style-name="ce22" office:value-type="string">
            <text:p>61518</text:p>
          </table:table-cell>
          <table:table-cell table:style-name="ce22" office:value-type="string">
            <text:p>9946 Liberia Ave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-2676</text:p>
          </table:table-cell>
          <table:table-cell table:style-name="ce23" office:value-type="date" office:date-value="2011-10-14T15:16:00">
            <text:p> 10/14/2011</text:p>
          </table:table-cell>
          <table:table-cell table:style-name="ce22" office:value-type="string">
            <text:p>7 Eleven Store 2531 23671 K</text:p>
          </table:table-cell>
          <table:table-cell table:style-name="ce22" office:value-type="string">
            <text:p>15561</text:p>
          </table:table-cell>
          <table:table-cell table:style-name="ce22" office:value-type="string">
            <text:p>3251 S Main St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1-2358</text:p>
          </table:table-cell>
          <table:table-cell table:style-name="ce23" office:value-type="date" office:date-value="2011-10-14T15:19:00">
            <text:p> 10/14/2011</text:p>
          </table:table-cell>
          <table:table-cell table:style-name="ce22" office:value-type="string">
            <text:p>Naru Asian Cuisine</text:p>
          </table:table-cell>
          <table:table-cell table:style-name="ce22" office:value-type="string">
            <text:p>65650</text:p>
          </table:table-cell>
          <table:table-cell table:style-name="ce22" office:value-type="string">
            <text:p>8409 Centreville Rd</text:p>
          </table:table-cell>
          <table:table-cell table:style-name="ce22" office:value-type="string">
            <text:p>Manassas Par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</text:p>
          </table:table-cell>
          <table:table-cell table:style-name="ce23" office:value-type="date" office:date-value="2011-10-14T15:26:00">
            <text:p> 10/14/2011</text:p>
          </table:table-cell>
          <table:table-cell table:style-name="ce22" office:value-type="string">
            <text:p>Tandoris Kitchen</text:p>
          </table:table-cell>
          <table:table-cell table:style-name="ce22" office:value-type="string">
            <text:p>67904</text:p>
          </table:table-cell>
          <table:table-cell table:style-name="ce22" office:value-type="string">
            <text:p>1588 S Main St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1-2374</text:p>
          </table:table-cell>
          <table:table-cell table:style-name="ce23" office:value-type="date" office:date-value="2011-10-14T15:27:00">
            <text:p> 10/14/2011</text:p>
          </table:table-cell>
          <table:table-cell table:style-name="ce22" office:value-type="string">
            <text:p>7 Eleven Store 2581 28505 B</text:p>
          </table:table-cell>
          <table:table-cell table:style-name="ce22" office:value-type="string">
            <text:p>52547</text:p>
          </table:table-cell>
          <table:table-cell table:style-name="ce22" office:value-type="string">
            <text:p>8498 Euclid Ave</text:p>
          </table:table-cell>
          <table:table-cell table:style-name="ce22" office:value-type="string">
            <text:p>Manassas Par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1-8248</text:p>
          </table:table-cell>
          <table:table-cell table:style-name="ce23" office:value-type="date" office:date-value="2011-10-14T15:31:00">
            <text:p> 10/14/2011</text:p>
          </table:table-cell>
          <table:table-cell table:style-name="ce22" office:value-type="string">
            <text:p>High Up Food Mart</text:p>
          </table:table-cell>
          <table:table-cell table:style-name="ce22" office:value-type="string">
            <text:p>65878</text:p>
          </table:table-cell>
          <table:table-cell table:style-name="ce22" office:value-type="string">
            <text:p>9133 Andrew Dr</text:p>
          </table:table-cell>
          <table:table-cell table:style-name="ce22" office:value-type="string">
            <text:p>Manassas Par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2</text:p>
          </table:table-cell>
          <table:table-cell table:style-name="ce23" office:value-type="date" office:date-value="2011-10-14T15:34:00">
            <text:p> 10/14/2011</text:p>
          </table:table-cell>
          <table:table-cell table:style-name="ce22" office:value-type="string">
            <text:p>The Yellow Store</text:p>
          </table:table-cell>
          <table:table-cell table:style-name="ce22" office:value-type="string">
            <text:p>13149</text:p>
          </table:table-cell>
          <table:table-cell table:style-name="ce22" office:value-type="string">
            <text:p>1006 1/2 Fentress R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2-4043</text:p>
          </table:table-cell>
          <table:table-cell table:style-name="ce23" office:value-type="date" office:date-value="2011-10-14T15:45:00">
            <text:p> 10/14/2011</text:p>
          </table:table-cell>
          <table:table-cell table:style-name="ce22" office:value-type="string">
            <text:p>Farm Fresh Food &amp; Pharmacy # 669</text:p>
          </table:table-cell>
          <table:table-cell table:style-name="ce22" office:value-type="string">
            <text:p>43175</text:p>
          </table:table-cell>
          <table:table-cell table:style-name="ce22" office:value-type="string">
            <text:p>1464 Mt Pleasant R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41-1788</text:p>
          </table:table-cell>
          <table:table-cell table:style-name="ce23" office:value-type="date" office:date-value="2011-10-14T15:49:00">
            <text:p> 10/14/2011</text:p>
          </table:table-cell>
          <table:table-cell table:style-name="ce22" office:value-type="string">
            <text:p>Radford City Florist</text:p>
          </table:table-cell>
          <table:table-cell table:style-name="ce22" office:value-type="string">
            <text:p>77889</text:p>
          </table:table-cell>
          <table:table-cell table:style-name="ce22" office:value-type="string">
            <text:p>1120 E Main St</text:p>
          </table:table-cell>
          <table:table-cell table:style-name="ce22" office:value-type="string">
            <text:p>Ra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0-5510</text:p>
          </table:table-cell>
          <table:table-cell table:style-name="ce23" office:value-type="date" office:date-value="2011-10-14T15:50:00">
            <text:p> 10/14/2011</text:p>
          </table:table-cell>
          <table:table-cell table:style-name="ce22" office:value-type="string">
            <text:p>7 Eleven Store 2581 22299 H</text:p>
          </table:table-cell>
          <table:table-cell table:style-name="ce22" office:value-type="string">
            <text:p>31675</text:p>
          </table:table-cell>
          <table:table-cell table:style-name="ce22" office:value-type="string">
            <text:p>9407 Grant Ave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2-3900</text:p>
          </table:table-cell>
          <table:table-cell table:style-name="ce23" office:value-type="date" office:date-value="2011-10-14T15:54:00">
            <text:p> 10/14/2011</text:p>
          </table:table-cell>
          <table:table-cell table:style-name="ce22" office:value-type="string">
            <text:p>7 Eleven Store 2514 20277 A</text:p>
          </table:table-cell>
          <table:table-cell table:style-name="ce22" office:value-type="string">
            <text:p>57395</text:p>
          </table:table-cell>
          <table:table-cell table:style-name="ce22" office:value-type="string">
            <text:p>1473 Mt Pleasant R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41</text:p>
          </table:table-cell>
          <table:table-cell table:style-name="ce23" office:value-type="date" office:date-value="2011-10-14T15:55:00">
            <text:p> 10/14/2011</text:p>
          </table:table-cell>
          <table:table-cell table:style-name="ce22" office:value-type="string">
            <text:p>Happy Stop Grocery</text:p>
          </table:table-cell>
          <table:table-cell table:style-name="ce22" office:value-type="string">
            <text:p>64178</text:p>
          </table:table-cell>
          <table:table-cell table:style-name="ce22" office:value-type="string">
            <text:p>12 S Main St</text:p>
          </table:table-cell>
          <table:table-cell table:style-name="ce22" office:value-type="string">
            <text:p>Ra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-2910</text:p>
          </table:table-cell>
          <table:table-cell table:style-name="ce23" office:value-type="date" office:date-value="2011-10-14T16:10:00">
            <text:p> 10/14/2011</text:p>
          </table:table-cell>
          <table:table-cell table:style-name="ce22" office:value-type="string">
            <text:p>7 Eleven Store 2531 11131 J</text:p>
          </table:table-cell>
          <table:table-cell table:style-name="ce22" office:value-type="string">
            <text:p>28169</text:p>
          </table:table-cell>
          <table:table-cell table:style-name="ce22" office:value-type="string">
            <text:p>1435 S Main St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2-7459</text:p>
          </table:table-cell>
          <table:table-cell table:style-name="ce23" office:value-type="date" office:date-value="2011-10-14T16:11:00">
            <text:p> 10/14/2011</text:p>
          </table:table-cell>
          <table:table-cell table:style-name="ce22" office:value-type="string">
            <text:p>Andreas Pizzeria</text:p>
          </table:table-cell>
          <table:table-cell table:style-name="ce22" office:value-type="string">
            <text:p>48374</text:p>
          </table:table-cell>
          <table:table-cell table:style-name="ce22" office:value-type="string">
            <text:p>940 Cedar Rd Ste 106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</text:p>
          </table:table-cell>
          <table:table-cell table:style-name="ce23" office:value-type="date" office:date-value="2011-10-14T16:19:00">
            <text:p> 10/14/2011</text:p>
          </table:table-cell>
          <table:table-cell table:style-name="ce22" office:value-type="string">
            <text:p>Daves Downtown Taverna</text:p>
          </table:table-cell>
          <table:table-cell table:style-name="ce22" office:value-type="string">
            <text:p>42466</text:p>
          </table:table-cell>
          <table:table-cell table:style-name="ce22" office:value-type="string">
            <text:p>121 S Main St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</text:p>
          </table:table-cell>
          <table:table-cell table:style-name="ce23" office:value-type="date" office:date-value="2011-10-14T16:27:00">
            <text:p> 10/14/2011</text:p>
          </table:table-cell>
          <table:table-cell table:style-name="ce22" office:value-type="string">
            <text:p>Pennybackers</text:p>
          </table:table-cell>
          <table:table-cell table:style-name="ce22" office:value-type="string">
            <text:p>63067</text:p>
          </table:table-cell>
          <table:table-cell table:style-name="ce22" office:value-type="string">
            <text:p>14 E Water St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-1603</text:p>
          </table:table-cell>
          <table:table-cell table:style-name="ce23" office:value-type="date" office:date-value="2011-10-14T16:52:00">
            <text:p> 10/14/2011</text:p>
          </table:table-cell>
          <table:table-cell table:style-name="ce22" office:value-type="string">
            <text:p>Napoli Ristorante Italiano</text:p>
          </table:table-cell>
          <table:table-cell table:style-name="ce22" office:value-type="string">
            <text:p>50723</text:p>
          </table:table-cell>
          <table:table-cell table:style-name="ce22" office:value-type="string">
            <text:p>1059 S High St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74-3054</text:p>
          </table:table-cell>
          <table:table-cell table:style-name="ce23" office:value-type="date" office:date-value="2011-10-14T17:40:00">
            <text:p> 10/14/2011</text:p>
          </table:table-cell>
          <table:table-cell table:style-name="ce22" office:value-type="string">
            <text:p>Speedwell Market LLC</text:p>
          </table:table-cell>
          <table:table-cell table:style-name="ce22" office:value-type="string">
            <text:p>48923</text:p>
          </table:table-cell>
          <table:table-cell table:style-name="ce22" office:value-type="string">
            <text:p>6752 Grayson Tpke</text:p>
          </table:table-cell>
          <table:table-cell table:style-name="ce22" office:value-type="string">
            <text:p>Speedwe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2-4628</text:p>
          </table:table-cell>
          <table:table-cell table:style-name="ce23" office:value-type="date" office:date-value="2011-10-14T17:52:00">
            <text:p> 10/14/2011</text:p>
          </table:table-cell>
          <table:table-cell table:style-name="ce22" office:value-type="string">
            <text:p>First Choice Deli</text:p>
          </table:table-cell>
          <table:table-cell table:style-name="ce22" office:value-type="string">
            <text:p>75910</text:p>
          </table:table-cell>
          <table:table-cell table:style-name="ce22" office:value-type="string">
            <text:p>1011 N Main St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50-5000</text:p>
          </table:table-cell>
          <table:table-cell table:style-name="ce23" office:value-type="date" office:date-value="2011-10-14T17:56:00">
            <text:p> 10/14/2011</text:p>
          </table:table-cell>
          <table:table-cell table:style-name="ce22" office:value-type="string">
            <text:p>Robins Git And Go</text:p>
          </table:table-cell>
          <table:table-cell table:style-name="ce22" office:value-type="string">
            <text:p>71958</text:p>
          </table:table-cell>
          <table:table-cell table:style-name="ce22" office:value-type="string">
            <text:p>4172 Ivanhoe Rd</text:p>
          </table:table-cell>
          <table:table-cell table:style-name="ce22" office:value-type="string">
            <text:p>Ivanho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19</text:p>
          </table:table-cell>
          <table:table-cell table:style-name="ce23" office:value-type="date" office:date-value="2011-10-14T18:42:00">
            <text:p> 10/14/2011</text:p>
          </table:table-cell>
          <table:table-cell table:style-name="ce22" office:value-type="string">
            <text:p>Town House</text:p>
          </table:table-cell>
          <table:table-cell table:style-name="ce22" office:value-type="string">
            <text:p>16335</text:p>
          </table:table-cell>
          <table:table-cell table:style-name="ce22" office:value-type="string">
            <text:p>132 E Main St</text:p>
          </table:table-cell>
          <table:table-cell table:style-name="ce22" office:value-type="string">
            <text:p>Chilhowi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</text:p>
          </table:table-cell>
          <table:table-cell table:style-name="ce23" office:value-type="date" office:date-value="2011-10-14T19:02:00">
            <text:p> 10/14/2011</text:p>
          </table:table-cell>
          <table:table-cell table:style-name="ce22" office:value-type="string">
            <text:p>Cafe Jako</text:p>
          </table:table-cell>
          <table:table-cell table:style-name="ce22" office:value-type="string">
            <text:p>41843</text:p>
          </table:table-cell>
          <table:table-cell table:style-name="ce22" office:value-type="string">
            <text:p>182 Neff Ave Ste W10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-3488</text:p>
          </table:table-cell>
          <table:table-cell table:style-name="ce23" office:value-type="date" office:date-value="2011-10-14T19:11:00">
            <text:p> 10/14/2011</text:p>
          </table:table-cell>
          <table:table-cell table:style-name="ce22" office:value-type="string">
            <text:p>Incas Secret</text:p>
          </table:table-cell>
          <table:table-cell table:style-name="ce22" office:value-type="string">
            <text:p>50499</text:p>
          </table:table-cell>
          <table:table-cell table:style-name="ce22" office:value-type="string">
            <text:p>182 Neff Ave Ste W 3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46</text:p>
          </table:table-cell>
          <table:table-cell table:style-name="ce23" office:value-type="date" office:date-value="2011-10-14T19:30:00">
            <text:p> 10/14/2011</text:p>
          </table:table-cell>
          <table:table-cell table:style-name="ce22" office:value-type="string">
            <text:p>Hog Heaven LLC</text:p>
          </table:table-cell>
          <table:table-cell table:style-name="ce22" office:value-type="string">
            <text:p>66603</text:p>
          </table:table-cell>
          <table:table-cell table:style-name="ce22" office:value-type="string">
            <text:p>20017 Rogers Clark Boulevard</text:p>
          </table:table-cell>
          <table:table-cell table:style-name="ce22" office:value-type="string">
            <text:p>Ruther G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19</text:p>
          </table:table-cell>
          <table:table-cell table:style-name="ce23" office:value-type="date" office:date-value="2011-10-14T19:49:00">
            <text:p> 10/14/2011</text:p>
          </table:table-cell>
          <table:table-cell table:style-name="ce22" office:value-type="string">
            <text:p>Food City 849</text:p>
          </table:table-cell>
          <table:table-cell table:style-name="ce22" office:value-type="string">
            <text:p>55120</text:p>
          </table:table-cell>
          <table:table-cell table:style-name="ce22" office:value-type="string">
            <text:p>145 W Lee Hwy</text:p>
          </table:table-cell>
          <table:table-cell table:style-name="ce22" office:value-type="string">
            <text:p>Chilhowi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54</text:p>
          </table:table-cell>
          <table:table-cell table:style-name="ce23" office:value-type="date" office:date-value="2011-10-14T20:08:00">
            <text:p> 10/14/2011</text:p>
          </table:table-cell>
          <table:table-cell table:style-name="ce22" office:value-type="string">
            <text:p>Marion Marathon</text:p>
          </table:table-cell>
          <table:table-cell table:style-name="ce22" office:value-type="string">
            <text:p>33891</text:p>
          </table:table-cell>
          <table:table-cell table:style-name="ce22" office:value-type="string">
            <text:p>611 S Main St</text:p>
          </table:table-cell>
          <table:table-cell table:style-name="ce22" office:value-type="string">
            <text:p>Mari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54-3133</text:p>
          </table:table-cell>
          <table:table-cell table:style-name="ce23" office:value-type="date" office:date-value="2011-10-14T20:14:00">
            <text:p> 10/14/2011</text:p>
          </table:table-cell>
          <table:table-cell table:style-name="ce22" office:value-type="string">
            <text:p>Yummy Yummy Japanese Restaurant</text:p>
          </table:table-cell>
          <table:table-cell table:style-name="ce22" office:value-type="string">
            <text:p>65051</text:p>
          </table:table-cell>
          <table:table-cell table:style-name="ce22" office:value-type="string">
            <text:p>232 E Main St</text:p>
          </table:table-cell>
          <table:table-cell table:style-name="ce22" office:value-type="string">
            <text:p>Mari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54</text:p>
          </table:table-cell>
          <table:table-cell table:style-name="ce23" office:value-type="date" office:date-value="2011-10-14T20:25:00">
            <text:p> 10/14/2011</text:p>
          </table:table-cell>
          <table:table-cell table:style-name="ce22" office:value-type="string">
            <text:p>Mi Puerto Mexican Restaurant</text:p>
          </table:table-cell>
          <table:table-cell table:style-name="ce22" office:value-type="string">
            <text:p>27655</text:p>
          </table:table-cell>
          <table:table-cell table:style-name="ce22" office:value-type="string">
            <text:p>1321 N Main St</text:p>
          </table:table-cell>
          <table:table-cell table:style-name="ce22" office:value-type="string">
            <text:p>Mari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54</text:p>
          </table:table-cell>
          <table:table-cell table:style-name="ce23" office:value-type="date" office:date-value="2011-10-14T20:37:00">
            <text:p> 10/14/2011</text:p>
          </table:table-cell>
          <table:table-cell table:style-name="ce22" office:value-type="string">
            <text:p>RR Stations</text:p>
          </table:table-cell>
          <table:table-cell table:style-name="ce22" office:value-type="string">
            <text:p>45541</text:p>
          </table:table-cell>
          <table:table-cell table:style-name="ce22" office:value-type="string">
            <text:p>234 E Main St</text:p>
          </table:table-cell>
          <table:table-cell table:style-name="ce22" office:value-type="string">
            <text:p>Mari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-3002</text:p>
          </table:table-cell>
          <table:table-cell table:style-name="ce23" office:value-type="date" office:date-value="2011-10-15T09:26:00">
            <text:p> 10/15/2011</text:p>
          </table:table-cell>
          <table:table-cell table:style-name="ce22" office:value-type="string">
            <text:p>VA071 Texaco Corner Mart</text:p>
          </table:table-cell>
          <table:table-cell table:style-name="ce22" office:value-type="string">
            <text:p>33455</text:p>
          </table:table-cell>
          <table:table-cell table:style-name="ce22" office:value-type="string">
            <text:p>1488 Butts Station R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-4871</text:p>
          </table:table-cell>
          <table:table-cell table:style-name="ce23" office:value-type="date" office:date-value="2011-10-15T09:38:00">
            <text:p> 10/15/2011</text:p>
          </table:table-cell>
          <table:table-cell table:style-name="ce22" office:value-type="string">
            <text:p>Rite Aid Pharmacy  4706</text:p>
          </table:table-cell>
          <table:table-cell table:style-name="ce22" office:value-type="string">
            <text:p>76502</text:p>
          </table:table-cell>
          <table:table-cell table:style-name="ce22" office:value-type="string">
            <text:p>833 Battlefield Blvd N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</text:p>
          </table:table-cell>
          <table:table-cell table:style-name="ce23" office:value-type="date" office:date-value="2011-10-15T11:12:00">
            <text:p> 10/15/2011</text:p>
          </table:table-cell>
          <table:table-cell table:style-name="ce22" office:value-type="string">
            <text:p>Kyoto Japanese Steak House</text:p>
          </table:table-cell>
          <table:table-cell table:style-name="ce22" office:value-type="string">
            <text:p>11156</text:p>
          </table:table-cell>
          <table:table-cell table:style-name="ce22" office:value-type="string">
            <text:p>1412 Greenbrier Pkwy Ste 129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61-3221</text:p>
          </table:table-cell>
          <table:table-cell table:style-name="ce23" office:value-type="date" office:date-value="2011-10-17T18:18:00">
            <text:p> 10/17/2011</text:p>
          </table:table-cell>
          <table:table-cell table:style-name="ce22" office:value-type="string">
            <text:p>C JS Grocery</text:p>
          </table:table-cell>
          <table:table-cell table:style-name="ce22" office:value-type="string">
            <text:p>6214</text:p>
          </table:table-cell>
          <table:table-cell table:style-name="ce22" office:value-type="string">
            <text:p>8007 Plantation Rd</text:p>
          </table:table-cell>
          <table:table-cell table:style-name="ce22" office:value-type="string">
            <text:p>Glouc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61</text:p>
          </table:table-cell>
          <table:table-cell table:style-name="ce23" office:value-type="date" office:date-value="2011-10-17T18:28:00">
            <text:p> 10/17/2011</text:p>
          </table:table-cell>
          <table:table-cell table:style-name="ce22" office:value-type="string">
            <text:p>Applebees Neighborhood Grill &amp; Bar</text:p>
          </table:table-cell>
          <table:table-cell table:style-name="ce22" office:value-type="string">
            <text:p>50428</text:p>
          </table:table-cell>
          <table:table-cell table:style-name="ce22" office:value-type="string">
            <text:p>6806 Walton Ln</text:p>
          </table:table-cell>
          <table:table-cell table:style-name="ce22" office:value-type="string">
            <text:p>Glouc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61</text:p>
          </table:table-cell>
          <table:table-cell table:style-name="ce23" office:value-type="date" office:date-value="2011-10-17T18:40:00">
            <text:p> 10/17/2011</text:p>
          </table:table-cell>
          <table:table-cell table:style-name="ce22" office:value-type="string">
            <text:p>Rick's Country Store</text:p>
          </table:table-cell>
          <table:table-cell table:style-name="ce22" office:value-type="string">
            <text:p>53637</text:p>
          </table:table-cell>
          <table:table-cell table:style-name="ce22" office:value-type="string">
            <text:p>6911 Ark Rd</text:p>
          </table:table-cell>
          <table:table-cell table:style-name="ce22" office:value-type="string">
            <text:p>Glouc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61</text:p>
          </table:table-cell>
          <table:table-cell table:style-name="ce23" office:value-type="date" office:date-value="2011-10-17T19:05:00">
            <text:p> 10/17/2011</text:p>
          </table:table-cell>
          <table:table-cell table:style-name="ce22" office:value-type="string">
            <text:p>Wawa Food Market # 652</text:p>
          </table:table-cell>
          <table:table-cell table:style-name="ce22" office:value-type="string">
            <text:p>44208</text:p>
          </table:table-cell>
          <table:table-cell table:style-name="ce22" office:value-type="string">
            <text:p>5120 George Washington Memorial Hwy</text:p>
          </table:table-cell>
          <table:table-cell table:style-name="ce22" office:value-type="string">
            <text:p>Haye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72-0500</text:p>
          </table:table-cell>
          <table:table-cell table:style-name="ce23" office:value-type="date" office:date-value="2011-10-17T19:12:00">
            <text:p> 10/17/2011</text:p>
          </table:table-cell>
          <table:table-cell table:style-name="ce22" office:value-type="string">
            <text:p>Farm Fresh Supermarket 814</text:p>
          </table:table-cell>
          <table:table-cell table:style-name="ce22" office:value-type="string">
            <text:p>78226</text:p>
          </table:table-cell>
          <table:table-cell table:style-name="ce22" office:value-type="string">
            <text:p>7254 George Washington Memorial Hwy</text:p>
          </table:table-cell>
          <table:table-cell table:style-name="ce22" office:value-type="string">
            <text:p>Haye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4</text:p>
          </table:table-cell>
          <table:table-cell table:style-name="ce23" office:value-type="date" office:date-value="2011-10-18T16:08:00">
            <text:p> 10/18/2011</text:p>
          </table:table-cell>
          <table:table-cell table:style-name="ce22" office:value-type="string">
            <text:p>Butlers Store</text:p>
          </table:table-cell>
          <table:table-cell table:style-name="ce22" office:value-type="string">
            <text:p>41524</text:p>
          </table:table-cell>
          <table:table-cell table:style-name="ce22" office:value-type="string">
            <text:p>4084 Godwin Blvd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4</text:p>
          </table:table-cell>
          <table:table-cell table:style-name="ce23" office:value-type="date" office:date-value="2011-10-18T16:21:00">
            <text:p> 10/18/2011</text:p>
          </table:table-cell>
          <table:table-cell table:style-name="ce22" office:value-type="string">
            <text:p>Plaza Azteca Suffolk Inc</text:p>
          </table:table-cell>
          <table:table-cell table:style-name="ce22" office:value-type="string">
            <text:p>53626</text:p>
          </table:table-cell>
          <table:table-cell table:style-name="ce22" office:value-type="string">
            <text:p>1467 N Main St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4-4319</text:p>
          </table:table-cell>
          <table:table-cell table:style-name="ce23" office:value-type="date" office:date-value="2011-10-18T16:50:00">
            <text:p> 10/18/2011</text:p>
          </table:table-cell>
          <table:table-cell table:style-name="ce22" office:value-type="string">
            <text:p>Pizza Hut</text:p>
          </table:table-cell>
          <table:table-cell table:style-name="ce22" office:value-type="string">
            <text:p>64504</text:p>
          </table:table-cell>
          <table:table-cell table:style-name="ce22" office:value-type="string">
            <text:p>1110 N Main St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4-4426</text:p>
          </table:table-cell>
          <table:table-cell table:style-name="ce23" office:value-type="date" office:date-value="2011-10-18T17:00:00">
            <text:p> 10/18/2011</text:p>
          </table:table-cell>
          <table:table-cell table:style-name="ce22" office:value-type="string">
            <text:p>Rite Aid Pharmacy  3741</text:p>
          </table:table-cell>
          <table:table-cell table:style-name="ce22" office:value-type="string">
            <text:p>74369</text:p>
          </table:table-cell>
          <table:table-cell table:style-name="ce22" office:value-type="string">
            <text:p>515 N Main St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4-4507</text:p>
          </table:table-cell>
          <table:table-cell table:style-name="ce23" office:value-type="date" office:date-value="2011-10-18T17:17:00">
            <text:p> 10/18/2011</text:p>
          </table:table-cell>
          <table:table-cell table:style-name="ce22" office:value-type="string">
            <text:p>Barons Pub Restaurant</text:p>
          </table:table-cell>
          <table:table-cell table:style-name="ce22" office:value-type="string">
            <text:p>25887</text:p>
          </table:table-cell>
          <table:table-cell table:style-name="ce22" office:value-type="string">
            <text:p>185 N Main St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4</text:p>
          </table:table-cell>
          <table:table-cell table:style-name="ce23" office:value-type="date" office:date-value="2011-10-18T17:21:00">
            <text:p> 10/18/2011</text:p>
          </table:table-cell>
          <table:table-cell table:style-name="ce22" office:value-type="string">
            <text:p>Gas N Go</text:p>
          </table:table-cell>
          <table:table-cell table:style-name="ce22" office:value-type="string">
            <text:p>51245</text:p>
          </table:table-cell>
          <table:table-cell table:style-name="ce22" office:value-type="string">
            <text:p>401 Carolina Rd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4</text:p>
          </table:table-cell>
          <table:table-cell table:style-name="ce23" office:value-type="date" office:date-value="2011-10-18T17:50:00">
            <text:p> 10/18/2011</text:p>
          </table:table-cell>
          <table:table-cell table:style-name="ce22" office:value-type="string">
            <text:p>The Water Hole</text:p>
          </table:table-cell>
          <table:table-cell table:style-name="ce22" office:value-type="string">
            <text:p>63421</text:p>
          </table:table-cell>
          <table:table-cell table:style-name="ce22" office:value-type="string">
            <text:p>1708 Holland Rd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4</text:p>
          </table:table-cell>
          <table:table-cell table:style-name="ce23" office:value-type="date" office:date-value="2011-10-18T18:13:00">
            <text:p> 10/18/2011</text:p>
          </table:table-cell>
          <table:table-cell table:style-name="ce22" office:value-type="string">
            <text:p>Wilco # 796</text:p>
          </table:table-cell>
          <table:table-cell table:style-name="ce22" office:value-type="string">
            <text:p>13097</text:p>
          </table:table-cell>
          <table:table-cell table:style-name="ce22" office:value-type="string">
            <text:p>1555 Holland Rd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-1251</text:p>
          </table:table-cell>
          <table:table-cell table:style-name="ce23" office:value-type="date" office:date-value="2011-10-19T10:30:00">
            <text:p> 10/19/2011</text:p>
          </table:table-cell>
          <table:table-cell table:style-name="ce22" office:value-type="string">
            <text:p>Bethel Texaco</text:p>
          </table:table-cell>
          <table:table-cell table:style-name="ce22" office:value-type="string">
            <text:p>4847</text:p>
          </table:table-cell>
          <table:table-cell table:style-name="ce22" office:value-type="string">
            <text:p>1501 Big Bethel Rd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</text:p>
          </table:table-cell>
          <table:table-cell table:style-name="ce23" office:value-type="date" office:date-value="2011-10-19T10:41:00">
            <text:p> 10/19/2011</text:p>
          </table:table-cell>
          <table:table-cell table:style-name="ce22" office:value-type="string">
            <text:p>E Z Pick Inc</text:p>
          </table:table-cell>
          <table:table-cell table:style-name="ce22" office:value-type="string">
            <text:p>62697</text:p>
          </table:table-cell>
          <table:table-cell table:style-name="ce22" office:value-type="string">
            <text:p>2607 W Mercury Blvd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</text:p>
          </table:table-cell>
          <table:table-cell table:style-name="ce23" office:value-type="date" office:date-value="2011-10-19T10:47:00">
            <text:p> 10/19/2011</text:p>
          </table:table-cell>
          <table:table-cell table:style-name="ce22" office:value-type="string">
            <text:p>Spring Hill Suites Hampton</text:p>
          </table:table-cell>
          <table:table-cell table:style-name="ce22" office:value-type="string">
            <text:p>52086</text:p>
          </table:table-cell>
          <table:table-cell table:style-name="ce22" office:value-type="string">
            <text:p>1997 Power Plant Pkwy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</text:p>
          </table:table-cell>
          <table:table-cell table:style-name="ce23" office:value-type="date" office:date-value="2011-10-19T12:47:00">
            <text:p> 10/19/2011</text:p>
          </table:table-cell>
          <table:table-cell table:style-name="ce22" office:value-type="string">
            <text:p>Tokyo Japanese Steak House</text:p>
          </table:table-cell>
          <table:table-cell table:style-name="ce22" office:value-type="string">
            <text:p>39002</text:p>
          </table:table-cell>
          <table:table-cell table:style-name="ce22" office:value-type="string">
            <text:p>2026 Coliseum Dr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-4246</text:p>
          </table:table-cell>
          <table:table-cell table:style-name="ce23" office:value-type="date" office:date-value="2011-10-19T13:00:00">
            <text:p> 10/19/2011</text:p>
          </table:table-cell>
          <table:table-cell table:style-name="ce22" office:value-type="string">
            <text:p>Virginia Concessions LLC</text:p>
          </table:table-cell>
          <table:table-cell table:style-name="ce22" office:value-type="string">
            <text:p>76919</text:p>
          </table:table-cell>
          <table:table-cell table:style-name="ce22" office:value-type="string">
            <text:p>1909 Commerce Dr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-3302</text:p>
          </table:table-cell>
          <table:table-cell table:style-name="ce23" office:value-type="date" office:date-value="2011-10-19T13:09:00">
            <text:p> 10/19/2011</text:p>
          </table:table-cell>
          <table:table-cell table:style-name="ce22" office:value-type="string">
            <text:p>Miller Mart # 47</text:p>
          </table:table-cell>
          <table:table-cell table:style-name="ce22" office:value-type="string">
            <text:p>29875</text:p>
          </table:table-cell>
          <table:table-cell table:style-name="ce22" office:value-type="string">
            <text:p>1133 W Mercury Blvd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-3308</text:p>
          </table:table-cell>
          <table:table-cell table:style-name="ce23" office:value-type="date" office:date-value="2011-10-19T13:12:00">
            <text:p> 10/19/2011</text:p>
          </table:table-cell>
          <table:table-cell table:style-name="ce22" office:value-type="string">
            <text:p>The Olive Garden Italian Rest  1485</text:p>
          </table:table-cell>
          <table:table-cell table:style-name="ce22" office:value-type="string">
            <text:p>71743</text:p>
          </table:table-cell>
          <table:table-cell table:style-name="ce22" office:value-type="string">
            <text:p>1049 W Mercury Blvd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</text:p>
          </table:table-cell>
          <table:table-cell table:style-name="ce23" office:value-type="date" office:date-value="2011-10-19T13:17:00">
            <text:p> 10/19/2011</text:p>
          </table:table-cell>
          <table:table-cell table:style-name="ce22" office:value-type="string">
            <text:p>Raceway 6799</text:p>
          </table:table-cell>
          <table:table-cell table:style-name="ce22" office:value-type="string">
            <text:p>54314</text:p>
          </table:table-cell>
          <table:table-cell table:style-name="ce22" office:value-type="string">
            <text:p>1503 N Armistead Ave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-1686</text:p>
          </table:table-cell>
          <table:table-cell table:style-name="ce23" office:value-type="date" office:date-value="2011-10-19T13:29:00">
            <text:p> 10/19/2011</text:p>
          </table:table-cell>
          <table:table-cell table:style-name="ce22" office:value-type="string">
            <text:p>D &amp; E Food Mart</text:p>
          </table:table-cell>
          <table:table-cell table:style-name="ce22" office:value-type="string">
            <text:p>2005</text:p>
          </table:table-cell>
          <table:table-cell table:style-name="ce22" office:value-type="string">
            <text:p>2708 N Armistead Ave Ste D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-1688</text:p>
          </table:table-cell>
          <table:table-cell table:style-name="ce23" office:value-type="date" office:date-value="2011-10-19T13:30:00">
            <text:p> 10/19/2011</text:p>
          </table:table-cell>
          <table:table-cell table:style-name="ce22" office:value-type="string">
            <text:p>7 Eleven Store 25097 A</text:p>
          </table:table-cell>
          <table:table-cell table:style-name="ce22" office:value-type="string">
            <text:p>68689</text:p>
          </table:table-cell>
          <table:table-cell table:style-name="ce22" office:value-type="string">
            <text:p>2712 N Armistead Ave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</text:p>
          </table:table-cell>
          <table:table-cell table:style-name="ce23" office:value-type="date" office:date-value="2011-10-19T13:36:00">
            <text:p> 10/19/2011</text:p>
          </table:table-cell>
          <table:table-cell table:style-name="ce22" office:value-type="string">
            <text:p>Annas Italian Pizza Rest 3</text:p>
          </table:table-cell>
          <table:table-cell table:style-name="ce22" office:value-type="string">
            <text:p>55621</text:p>
          </table:table-cell>
          <table:table-cell table:style-name="ce22" office:value-type="string">
            <text:p>2845 N Armistead Ave Units H I J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86</text:p>
          </table:table-cell>
          <table:table-cell table:style-name="ce23" office:value-type="date" office:date-value="2011-10-19T14:57:00">
            <text:p> 10/19/2011</text:p>
          </table:table-cell>
          <table:table-cell table:style-name="ce22" office:value-type="string">
            <text:p>Super Save Food Market</text:p>
          </table:table-cell>
          <table:table-cell table:style-name="ce22" office:value-type="string">
            <text:p>39842</text:p>
          </table:table-cell>
          <table:table-cell table:style-name="ce22" office:value-type="string">
            <text:p>51 Franklin St Ste 110</text:p>
          </table:table-cell>
          <table:table-cell table:style-name="ce22" office:value-type="string">
            <text:p>Weyers Cav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01-3464</text:p>
          </table:table-cell>
          <table:table-cell table:style-name="ce23" office:value-type="date" office:date-value="2011-10-19T15:22:00">
            <text:p> 10/19/2011</text:p>
          </table:table-cell>
          <table:table-cell table:style-name="ce22" office:value-type="string">
            <text:p>7 Eleven Store 2531 11122 H</text:p>
          </table:table-cell>
          <table:table-cell table:style-name="ce22" office:value-type="string">
            <text:p>16609</text:p>
          </table:table-cell>
          <table:table-cell table:style-name="ce22" office:value-type="string">
            <text:p>427 N Coalter St</text:p>
          </table:table-cell>
          <table:table-cell table:style-name="ce22" office:value-type="string">
            <text:p>Stau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01-6701</text:p>
          </table:table-cell>
          <table:table-cell table:style-name="ce23" office:value-type="date" office:date-value="2011-10-19T15:33:00">
            <text:p> 10/19/2011</text:p>
          </table:table-cell>
          <table:table-cell table:style-name="ce22" office:value-type="string">
            <text:p>Rowes Family Restaurant</text:p>
          </table:table-cell>
          <table:table-cell table:style-name="ce22" office:value-type="string">
            <text:p>26307</text:p>
          </table:table-cell>
          <table:table-cell table:style-name="ce22" office:value-type="string">
            <text:p>74 Rowe Rd</text:p>
          </table:table-cell>
          <table:table-cell table:style-name="ce22" office:value-type="string">
            <text:p>Stau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20</text:p>
          </table:table-cell>
          <table:table-cell table:style-name="ce23" office:value-type="date" office:date-value="2011-10-19T16:00:00">
            <text:p> 10/19/2011</text:p>
          </table:table-cell>
          <table:table-cell table:style-name="ce22" office:value-type="string">
            <text:p>Swannanoa Country Club</text:p>
          </table:table-cell>
          <table:table-cell table:style-name="ce22" office:value-type="string">
            <text:p>5262</text:p>
          </table:table-cell>
          <table:table-cell table:style-name="ce22" office:value-type="string">
            <text:p>4506 Howardsville Tpke</text:p>
          </table:table-cell>
          <table:table-cell table:style-name="ce22" office:value-type="string">
            <text:p>Af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80</text:p>
          </table:table-cell>
          <table:table-cell table:style-name="ce23" office:value-type="date" office:date-value="2011-10-19T16:25:00">
            <text:p> 10/19/2011</text:p>
          </table:table-cell>
          <table:table-cell table:style-name="ce22" office:value-type="string">
            <text:p>Stop Shop</text:p>
          </table:table-cell>
          <table:table-cell table:style-name="ce22" office:value-type="string">
            <text:p>37571</text:p>
          </table:table-cell>
          <table:table-cell table:style-name="ce22" office:value-type="string">
            <text:p>1175 E Main St</text:p>
          </table:table-cell>
          <table:table-cell table:style-name="ce22" office:value-type="string">
            <text:p>Waynesboro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5</text:p>
          </table:table-cell>
          <table:table-cell table:style-name="ce23" office:value-type="date" office:date-value="2011-10-19T16:26:00">
            <text:p> 10/19/2011</text:p>
          </table:table-cell>
          <table:table-cell table:style-name="ce22" office:value-type="string">
            <text:p>Casa Blanca Authentic Mexican Cuisine</text:p>
          </table:table-cell>
          <table:table-cell table:style-name="ce22" office:value-type="string">
            <text:p>28305</text:p>
          </table:table-cell>
          <table:table-cell table:style-name="ce22" office:value-type="string">
            <text:p>5860 Harbour View Blvd Ste A1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80</text:p>
          </table:table-cell>
          <table:table-cell table:style-name="ce23" office:value-type="date" office:date-value="2011-10-19T16:35:00">
            <text:p> 10/19/2011</text:p>
          </table:table-cell>
          <table:table-cell table:style-name="ce22" office:value-type="string">
            <text:p>Wilco # 732</text:p>
          </table:table-cell>
          <table:table-cell table:style-name="ce22" office:value-type="string">
            <text:p>13061</text:p>
          </table:table-cell>
          <table:table-cell table:style-name="ce22" office:value-type="string">
            <text:p>780 E Main St</text:p>
          </table:table-cell>
          <table:table-cell table:style-name="ce22" office:value-type="string">
            <text:p>Waynesboro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34</text:p>
          </table:table-cell>
          <table:table-cell table:style-name="ce23" office:value-type="date" office:date-value="2011-10-19T16:40:00">
            <text:p> 10/19/2011</text:p>
          </table:table-cell>
          <table:table-cell table:style-name="ce22" office:value-type="string">
            <text:p>Wal Mart Supercenter # 2646</text:p>
          </table:table-cell>
          <table:table-cell table:style-name="ce22" office:value-type="string">
            <text:p>16168</text:p>
          </table:table-cell>
          <table:table-cell table:style-name="ce22" office:value-type="string">
            <text:p>160 Kinter Way</text:p>
          </table:table-cell>
          <table:table-cell table:style-name="ce22" office:value-type="string">
            <text:p>Peari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4</text:p>
          </table:table-cell>
          <table:table-cell table:style-name="ce23" office:value-type="date" office:date-value="2011-10-19T16:50:00">
            <text:p> 10/19/2011</text:p>
          </table:table-cell>
          <table:table-cell table:style-name="ce22" office:value-type="string">
            <text:p>Side Trak</text:p>
          </table:table-cell>
          <table:table-cell table:style-name="ce22" office:value-type="string">
            <text:p>39572</text:p>
          </table:table-cell>
          <table:table-cell table:style-name="ce22" office:value-type="string">
            <text:p>1216 Portsmouth Blvd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34-1915</text:p>
          </table:table-cell>
          <table:table-cell table:style-name="ce23" office:value-type="date" office:date-value="2011-10-19T16:51:00">
            <text:p> 10/19/2011</text:p>
          </table:table-cell>
          <table:table-cell table:style-name="ce22" office:value-type="string">
            <text:p>7 Day Market</text:p>
          </table:table-cell>
          <table:table-cell table:style-name="ce22" office:value-type="string">
            <text:p>54239</text:p>
          </table:table-cell>
          <table:table-cell table:style-name="ce22" office:value-type="string">
            <text:p>1331 Wenonah Ave</text:p>
          </table:table-cell>
          <table:table-cell table:style-name="ce22" office:value-type="string">
            <text:p>Peari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4-2224</text:p>
          </table:table-cell>
          <table:table-cell table:style-name="ce23" office:value-type="date" office:date-value="2011-10-19T16:55:00">
            <text:p> 10/19/2011</text:p>
          </table:table-cell>
          <table:table-cell table:style-name="ce22" office:value-type="string">
            <text:p>Quick Stop</text:p>
          </table:table-cell>
          <table:table-cell table:style-name="ce22" office:value-type="string">
            <text:p>55587</text:p>
          </table:table-cell>
          <table:table-cell table:style-name="ce22" office:value-type="string">
            <text:p>1160 Portsmouth Blvd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4</text:p>
          </table:table-cell>
          <table:table-cell table:style-name="ce23" office:value-type="date" office:date-value="2011-10-19T16:59:00">
            <text:p> 10/19/2011</text:p>
          </table:table-cell>
          <table:table-cell table:style-name="ce22" office:value-type="string">
            <text:p>Food Lion 1623</text:p>
          </table:table-cell>
          <table:table-cell table:style-name="ce22" office:value-type="string">
            <text:p>19813</text:p>
          </table:table-cell>
          <table:table-cell table:style-name="ce22" office:value-type="string">
            <text:p>1010 Portsmouth Blvd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35-1411</text:p>
          </table:table-cell>
          <table:table-cell table:style-name="ce23" office:value-type="date" office:date-value="2011-10-19T17:05:00">
            <text:p> 10/19/2011</text:p>
          </table:table-cell>
          <table:table-cell table:style-name="ce22" office:value-type="string">
            <text:p>The Trading Post</text:p>
          </table:table-cell>
          <table:table-cell table:style-name="ce22" office:value-type="string">
            <text:p>42461</text:p>
          </table:table-cell>
          <table:table-cell table:style-name="ce22" office:value-type="string">
            <text:p>8609 Dyke Rd</text:p>
          </table:table-cell>
          <table:table-cell table:style-name="ce22" office:value-type="string">
            <text:p>Dy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4-3747</text:p>
          </table:table-cell>
          <table:table-cell table:style-name="ce23" office:value-type="date" office:date-value="2011-10-19T17:08:00">
            <text:p> 10/19/2011</text:p>
          </table:table-cell>
          <table:table-cell table:style-name="ce22" office:value-type="string">
            <text:p>Madigans</text:p>
          </table:table-cell>
          <table:table-cell table:style-name="ce22" office:value-type="string">
            <text:p>62294</text:p>
          </table:table-cell>
          <table:table-cell table:style-name="ce22" office:value-type="string">
            <text:p>425 E Pinner St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73</text:p>
          </table:table-cell>
          <table:table-cell table:style-name="ce23" office:value-type="date" office:date-value="2011-10-19T17:16:00">
            <text:p> 10/19/2011</text:p>
          </table:table-cell>
          <table:table-cell table:style-name="ce22" office:value-type="string">
            <text:p>Blue Run Grocery Store</text:p>
          </table:table-cell>
          <table:table-cell table:style-name="ce22" office:value-type="string">
            <text:p>73326</text:p>
          </table:table-cell>
          <table:table-cell table:style-name="ce22" office:value-type="string">
            <text:p>PO Box 294</text:p>
          </table:table-cell>
          <table:table-cell table:style-name="ce22" office:value-type="string">
            <text:p>Stanard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41-8591</text:p>
          </table:table-cell>
          <table:table-cell table:style-name="ce23" office:value-type="date" office:date-value="2011-10-19T17:33:00">
            <text:p> 10/19/2011</text:p>
          </table:table-cell>
          <table:table-cell table:style-name="ce22" office:value-type="string">
            <text:p>Kroger # 215</text:p>
          </table:table-cell>
          <table:table-cell table:style-name="ce22" office:value-type="string">
            <text:p>77979</text:p>
          </table:table-cell>
          <table:table-cell table:style-name="ce22" office:value-type="string">
            <text:p>7480 Lee Hwy</text:p>
          </table:table-cell>
          <table:table-cell table:style-name="ce22" office:value-type="string">
            <text:p>Fairla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27</text:p>
          </table:table-cell>
          <table:table-cell table:style-name="ce23" office:value-type="date" office:date-value="2011-10-19T17:35:00">
            <text:p> 10/19/2011</text:p>
          </table:table-cell>
          <table:table-cell table:style-name="ce22" office:value-type="string">
            <text:p>El Paso Mexican Grille</text:p>
          </table:table-cell>
          <table:table-cell table:style-name="ce22" office:value-type="string">
            <text:p>59959</text:p>
          </table:table-cell>
          <table:table-cell table:style-name="ce22" office:value-type="string">
            <text:p>245 S Stuart Ave</text:p>
          </table:table-cell>
          <table:table-cell table:style-name="ce22" office:value-type="string">
            <text:p>Elk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27</text:p>
          </table:table-cell>
          <table:table-cell table:style-name="ce23" office:value-type="date" office:date-value="2011-10-19T17:47:00">
            <text:p> 10/19/2011</text:p>
          </table:table-cell>
          <table:table-cell table:style-name="ce22" office:value-type="string">
            <text:p>Rite Aid Pharmacy 2734</text:p>
          </table:table-cell>
          <table:table-cell table:style-name="ce22" office:value-type="string">
            <text:p>53636</text:p>
          </table:table-cell>
          <table:table-cell table:style-name="ce22" office:value-type="string">
            <text:p>14813 Spotswood Trl</text:p>
          </table:table-cell>
          <table:table-cell table:style-name="ce22" office:value-type="string">
            <text:p>Elk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084</text:p>
          </table:table-cell>
          <table:table-cell table:style-name="ce23" office:value-type="date" office:date-value="2011-10-19T17:59:00">
            <text:p> 10/19/2011</text:p>
          </table:table-cell>
          <table:table-cell table:style-name="ce22" office:value-type="string">
            <text:p>El Ranchero Mexican Restaurant</text:p>
          </table:table-cell>
          <table:table-cell table:style-name="ce22" office:value-type="string">
            <text:p>66704</text:p>
          </table:table-cell>
          <table:table-cell table:style-name="ce22" office:value-type="string">
            <text:p>5239 Alexander Rd. Suite J</text:p>
          </table:table-cell>
          <table:table-cell table:style-name="ce22" office:value-type="string">
            <text:p>Dubli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084-4426</text:p>
          </table:table-cell>
          <table:table-cell table:style-name="ce23" office:value-type="date" office:date-value="2011-10-19T18:14:00">
            <text:p> 10/19/2011</text:p>
          </table:table-cell>
          <table:table-cell table:style-name="ce22" office:value-type="string">
            <text:p>Rancho Viejo</text:p>
          </table:table-cell>
          <table:table-cell table:style-name="ce22" office:value-type="string">
            <text:p>56380</text:p>
          </table:table-cell>
          <table:table-cell table:style-name="ce22" office:value-type="string">
            <text:p>4426 Cleburne Blvd</text:p>
          </table:table-cell>
          <table:table-cell table:style-name="ce22" office:value-type="string">
            <text:p>Dubli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01</text:p>
          </table:table-cell>
          <table:table-cell table:style-name="ce23" office:value-type="date" office:date-value="2011-10-19T18:32:00">
            <text:p> 10/19/2011</text:p>
          </table:table-cell>
          <table:table-cell table:style-name="ce22" office:value-type="string">
            <text:p>Kimono Japanese Restaurant Inc</text:p>
          </table:table-cell>
          <table:table-cell table:style-name="ce22" office:value-type="string">
            <text:p>67533</text:p>
          </table:table-cell>
          <table:table-cell table:style-name="ce22" office:value-type="string">
            <text:p>1075 E Main St</text:p>
          </table:table-cell>
          <table:table-cell table:style-name="ce22" office:value-type="string">
            <text:p>Pulaski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4</text:p>
          </table:table-cell>
          <table:table-cell table:style-name="ce23" office:value-type="date" office:date-value="2011-10-19T19:00:00">
            <text:p> 10/19/2011</text:p>
          </table:table-cell>
          <table:table-cell table:style-name="ce22" office:value-type="string">
            <text:p>Hilton Garden Inn Suffolk</text:p>
          </table:table-cell>
          <table:table-cell table:style-name="ce22" office:value-type="string">
            <text:p>53350</text:p>
          </table:table-cell>
          <table:table-cell table:style-name="ce22" office:value-type="string">
            <text:p>100 E Constance Rd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80-1660</text:p>
          </table:table-cell>
          <table:table-cell table:style-name="ce23" office:value-type="date" office:date-value="2011-10-19T19:01:00">
            <text:p> 10/19/2011</text:p>
          </table:table-cell>
          <table:table-cell table:style-name="ce22" office:value-type="string">
            <text:p>Kroger # 403</text:p>
          </table:table-cell>
          <table:table-cell table:style-name="ce22" office:value-type="string">
            <text:p>6598</text:p>
          </table:table-cell>
          <table:table-cell table:style-name="ce22" office:value-type="string">
            <text:p>109 Lew Dewitt Blvd Ste 300</text:p>
          </table:table-cell>
          <table:table-cell table:style-name="ce22" office:value-type="string">
            <text:p>Waynesboro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68</text:p>
          </table:table-cell>
          <table:table-cell table:style-name="ce23" office:value-type="date" office:date-value="2011-10-19T19:18:00">
            <text:p> 10/19/2011</text:p>
          </table:table-cell>
          <table:table-cell table:style-name="ce22" office:value-type="string">
            <text:p>Hilltop Carryout Inc</text:p>
          </table:table-cell>
          <table:table-cell table:style-name="ce22" office:value-type="string">
            <text:p>31873</text:p>
          </table:table-cell>
          <table:table-cell table:style-name="ce22" office:value-type="string">
            <text:p>535 N Main St</text:p>
          </table:table-cell>
          <table:table-cell table:style-name="ce22" office:value-type="string">
            <text:p>Rural Retrea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54</text:p>
          </table:table-cell>
          <table:table-cell table:style-name="ce23" office:value-type="date" office:date-value="2011-10-19T19:48:00">
            <text:p> 10/19/2011</text:p>
          </table:table-cell>
          <table:table-cell table:style-name="ce22" office:value-type="string">
            <text:p>Handsome Mollys Inc</text:p>
          </table:table-cell>
          <table:table-cell table:style-name="ce22" office:value-type="string">
            <text:p>48387</text:p>
          </table:table-cell>
          <table:table-cell table:style-name="ce22" office:value-type="string">
            <text:p>118 E Main St</text:p>
          </table:table-cell>
          <table:table-cell table:style-name="ce22" office:value-type="string">
            <text:p>Mari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54</text:p>
          </table:table-cell>
          <table:table-cell table:style-name="ce23" office:value-type="date" office:date-value="2011-10-19T19:57:00">
            <text:p> 10/19/2011</text:p>
          </table:table-cell>
          <table:table-cell table:style-name="ce22" office:value-type="string">
            <text:p>Walgreens 10700</text:p>
          </table:table-cell>
          <table:table-cell table:style-name="ce22" office:value-type="string">
            <text:p>63191</text:p>
          </table:table-cell>
          <table:table-cell table:style-name="ce22" office:value-type="string">
            <text:p>1108 N Main St</text:p>
          </table:table-cell>
          <table:table-cell table:style-name="ce22" office:value-type="string">
            <text:p>Mari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-3731</text:p>
          </table:table-cell>
          <table:table-cell table:style-name="ce23" office:value-type="date" office:date-value="2011-10-20T10:24:00">
            <text:p> 10/20/2011</text:p>
          </table:table-cell>
          <table:table-cell table:style-name="ce22" office:value-type="string">
            <text:p>Super C Store  3</text:p>
          </table:table-cell>
          <table:table-cell table:style-name="ce22" office:value-type="string">
            <text:p>53562</text:p>
          </table:table-cell>
          <table:table-cell table:style-name="ce22" office:value-type="string">
            <text:p>1210 N Main St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</text:p>
          </table:table-cell>
          <table:table-cell table:style-name="ce23" office:value-type="date" office:date-value="2011-10-20T10:31:00">
            <text:p> 10/20/2011</text:p>
          </table:table-cell>
          <table:table-cell table:style-name="ce22" office:value-type="string">
            <text:p>Sunrise Mart 3</text:p>
          </table:table-cell>
          <table:table-cell table:style-name="ce22" office:value-type="string">
            <text:p>67518</text:p>
          </table:table-cell>
          <table:table-cell table:style-name="ce22" office:value-type="string">
            <text:p>2305 N Main St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-1705</text:p>
          </table:table-cell>
          <table:table-cell table:style-name="ce23" office:value-type="date" office:date-value="2011-10-20T10:53:00">
            <text:p> 10/20/2011</text:p>
          </table:table-cell>
          <table:table-cell table:style-name="ce22" office:value-type="string">
            <text:p>CVS Pharmacy # 3793</text:p>
          </table:table-cell>
          <table:table-cell table:style-name="ce22" office:value-type="string">
            <text:p>62831</text:p>
          </table:table-cell>
          <table:table-cell table:style-name="ce22" office:value-type="string">
            <text:p>1531 Piney Forest Rd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20</text:p>
          </table:table-cell>
          <table:table-cell table:style-name="ce23" office:value-type="date" office:date-value="2011-10-20T11:09:00">
            <text:p> 10/20/2011</text:p>
          </table:table-cell>
          <table:table-cell table:style-name="ce22" office:value-type="string">
            <text:p>Get &amp; Zip Convenience Store</text:p>
          </table:table-cell>
          <table:table-cell table:style-name="ce22" office:value-type="string">
            <text:p>3732</text:p>
          </table:table-cell>
          <table:table-cell table:style-name="ce22" office:value-type="string">
            <text:p>17291 Kings Hwy</text:p>
          </table:table-cell>
          <table:table-cell table:style-name="ce22" office:value-type="string">
            <text:p>Montros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</text:p>
          </table:table-cell>
          <table:table-cell table:style-name="ce23" office:value-type="date" office:date-value="2011-10-20T11:12:00">
            <text:p> 10/20/2011</text:p>
          </table:table-cell>
          <table:table-cell table:style-name="ce22" office:value-type="string">
            <text:p>Fas Mart # 108</text:p>
          </table:table-cell>
          <table:table-cell table:style-name="ce22" office:value-type="string">
            <text:p>26063</text:p>
          </table:table-cell>
          <table:table-cell table:style-name="ce22" office:value-type="string">
            <text:p>565 Piney Forest Rd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35</text:p>
          </table:table-cell>
          <table:table-cell table:style-name="ce23" office:value-type="date" office:date-value="2011-10-20T11:48:00">
            <text:p> 10/20/2011</text:p>
          </table:table-cell>
          <table:table-cell table:style-name="ce22" office:value-type="string">
            <text:p>The Oak Tree Restaurant</text:p>
          </table:table-cell>
          <table:table-cell table:style-name="ce22" office:value-type="string">
            <text:p>68188</text:p>
          </table:table-cell>
          <table:table-cell table:style-name="ce22" office:value-type="string">
            <text:p>262 Quinton Oaks Ln</text:p>
          </table:table-cell>
          <table:table-cell table:style-name="ce22" office:value-type="string">
            <text:p>Callao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1</text:p>
          </table:table-cell>
          <table:table-cell table:style-name="ce23" office:value-type="date" office:date-value="2011-10-20T12:05:00">
            <text:p> 10/20/2011</text:p>
          </table:table-cell>
          <table:table-cell table:style-name="ce22" office:value-type="string">
            <text:p>F&amp;R Mini Market</text:p>
          </table:table-cell>
          <table:table-cell table:style-name="ce22" office:value-type="string">
            <text:p>35549</text:p>
          </table:table-cell>
          <table:table-cell table:style-name="ce22" office:value-type="string">
            <text:p>2180 W Main St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1-5930</text:p>
          </table:table-cell>
          <table:table-cell table:style-name="ce23" office:value-type="date" office:date-value="2011-10-20T12:11:00">
            <text:p> 10/20/2011</text:p>
          </table:table-cell>
          <table:table-cell table:style-name="ce22" office:value-type="string">
            <text:p>Old Dutch Supermarket 2</text:p>
          </table:table-cell>
          <table:table-cell table:style-name="ce22" office:value-type="string">
            <text:p>31360</text:p>
          </table:table-cell>
          <table:table-cell table:style-name="ce22" office:value-type="string">
            <text:p>2306 W Main St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1</text:p>
          </table:table-cell>
          <table:table-cell table:style-name="ce23" office:value-type="date" office:date-value="2011-10-20T12:23:00">
            <text:p> 10/20/2011</text:p>
          </table:table-cell>
          <table:table-cell table:style-name="ce22" office:value-type="string">
            <text:p>Corner Cupboard</text:p>
          </table:table-cell>
          <table:table-cell table:style-name="ce22" office:value-type="string">
            <text:p>61296</text:p>
          </table:table-cell>
          <table:table-cell table:style-name="ce22" office:value-type="string">
            <text:p>405 Wooding Ave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1</text:p>
          </table:table-cell>
          <table:table-cell table:style-name="ce23" office:value-type="date" office:date-value="2011-10-20T12:27:00">
            <text:p> 10/20/2011</text:p>
          </table:table-cell>
          <table:table-cell table:style-name="ce22" office:value-type="string">
            <text:p>Sunrise 2</text:p>
          </table:table-cell>
          <table:table-cell table:style-name="ce22" office:value-type="string">
            <text:p>68361</text:p>
          </table:table-cell>
          <table:table-cell table:style-name="ce22" office:value-type="string">
            <text:p>937 S Main St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1</text:p>
          </table:table-cell>
          <table:table-cell table:style-name="ce23" office:value-type="date" office:date-value="2011-10-20T12:35:00">
            <text:p> 10/20/2011</text:p>
          </table:table-cell>
          <table:table-cell table:style-name="ce22" office:value-type="string">
            <text:p>Elis Bar &amp; Grill</text:p>
          </table:table-cell>
          <table:table-cell table:style-name="ce22" office:value-type="string">
            <text:p>67607</text:p>
          </table:table-cell>
          <table:table-cell table:style-name="ce22" office:value-type="string">
            <text:p>401 S Ridge St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1-1048</text:p>
          </table:table-cell>
          <table:table-cell table:style-name="ce23" office:value-type="date" office:date-value="2011-10-20T12:36:00">
            <text:p> 10/20/2011</text:p>
          </table:table-cell>
          <table:table-cell table:style-name="ce22" office:value-type="string">
            <text:p>E Z Stop Market # 2</text:p>
          </table:table-cell>
          <table:table-cell table:style-name="ce22" office:value-type="string">
            <text:p>32948</text:p>
          </table:table-cell>
          <table:table-cell table:style-name="ce22" office:value-type="string">
            <text:p>545 Memorial Dr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11</text:p>
          </table:table-cell>
          <table:table-cell table:style-name="ce23" office:value-type="date" office:date-value="2011-10-20T13:00:00">
            <text:p> 10/20/2011</text:p>
          </table:table-cell>
          <table:table-cell table:style-name="ce22" office:value-type="string">
            <text:p>Lottsburg Cafe</text:p>
          </table:table-cell>
          <table:table-cell table:style-name="ce22" office:value-type="string">
            <text:p>8610</text:p>
          </table:table-cell>
          <table:table-cell table:style-name="ce22" office:value-type="string">
            <text:p>2919 Walmsley Rd</text:p>
          </table:table-cell>
          <table:table-cell table:style-name="ce22" office:value-type="string">
            <text:p>Hayn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39-3620</text:p>
          </table:table-cell>
          <table:table-cell table:style-name="ce23" office:value-type="date" office:date-value="2011-10-20T13:27:00">
            <text:p> 10/20/2011</text:p>
          </table:table-cell>
          <table:table-cell table:style-name="ce22" office:value-type="string">
            <text:p>The Country Store</text:p>
          </table:table-cell>
          <table:table-cell table:style-name="ce22" office:value-type="string">
            <text:p>32643</text:p>
          </table:table-cell>
          <table:table-cell table:style-name="ce22" office:value-type="string">
            <text:p>227 Sunnybank Rd</text:p>
          </table:table-cell>
          <table:table-cell table:style-name="ce22" office:value-type="string">
            <text:p>Reed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82</text:p>
          </table:table-cell>
          <table:table-cell table:style-name="ce23" office:value-type="date" office:date-value="2011-10-20T14:05:00">
            <text:p> 10/20/2011</text:p>
          </table:table-cell>
          <table:table-cell table:style-name="ce22" office:value-type="string">
            <text:p>Specials Wine Seller</text:p>
          </table:table-cell>
          <table:table-cell table:style-name="ce22" office:value-type="string">
            <text:p>65499</text:p>
          </table:table-cell>
          <table:table-cell table:style-name="ce22" office:value-type="string">
            <text:p>52 S Main St</text:p>
          </table:table-cell>
          <table:table-cell table:style-name="ce22" office:value-type="string">
            <text:p>Kilmarn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82</text:p>
          </table:table-cell>
          <table:table-cell table:style-name="ce23" office:value-type="date" office:date-value="2011-10-20T14:09:00">
            <text:p> 10/20/2011</text:p>
          </table:table-cell>
          <table:table-cell table:style-name="ce22" office:value-type="string">
            <text:p>Thai Pot</text:p>
          </table:table-cell>
          <table:table-cell table:style-name="ce22" office:value-type="string">
            <text:p>64870</text:p>
          </table:table-cell>
          <table:table-cell table:style-name="ce22" office:value-type="string">
            <text:p>36 N Main St</text:p>
          </table:table-cell>
          <table:table-cell table:style-name="ce22" office:value-type="string">
            <text:p>Kilmarn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82</text:p>
          </table:table-cell>
          <table:table-cell table:style-name="ce23" office:value-type="date" office:date-value="2011-10-20T14:17:00">
            <text:p> 10/20/2011</text:p>
          </table:table-cell>
          <table:table-cell table:style-name="ce22" office:value-type="string">
            <text:p>Get &amp; Zip Convenience Stores</text:p>
          </table:table-cell>
          <table:table-cell table:style-name="ce22" office:value-type="string">
            <text:p>40537</text:p>
          </table:table-cell>
          <table:table-cell table:style-name="ce22" office:value-type="string">
            <text:p>442 Main St</text:p>
          </table:table-cell>
          <table:table-cell table:style-name="ce22" office:value-type="string">
            <text:p>Kilmarn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37</text:p>
          </table:table-cell>
          <table:table-cell table:style-name="ce23" office:value-type="date" office:date-value="2011-10-20T15:05:00">
            <text:p> 10/20/2011</text:p>
          </table:table-cell>
          <table:table-cell table:style-name="ce22" office:value-type="string">
            <text:p>Center Cross Express</text:p>
          </table:table-cell>
          <table:table-cell table:style-name="ce22" office:value-type="string">
            <text:p>68881</text:p>
          </table:table-cell>
          <table:table-cell table:style-name="ce22" office:value-type="string">
            <text:p>31862 Tidewater Trl</text:p>
          </table:table-cell>
          <table:table-cell table:style-name="ce22" office:value-type="string">
            <text:p>Center Cros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54</text:p>
          </table:table-cell>
          <table:table-cell table:style-name="ce23" office:value-type="date" office:date-value="2011-10-20T15:15:00">
            <text:p> 10/20/2011</text:p>
          </table:table-cell>
          <table:table-cell table:style-name="ce22" office:value-type="string">
            <text:p>Dunnsville Grab N Go</text:p>
          </table:table-cell>
          <table:table-cell table:style-name="ce22" office:value-type="string">
            <text:p>68129</text:p>
          </table:table-cell>
          <table:table-cell table:style-name="ce22" office:value-type="string">
            <text:p>26959 Tidewater Trl</text:p>
          </table:table-cell>
          <table:table-cell table:style-name="ce22" office:value-type="string">
            <text:p>Dunn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60</text:p>
          </table:table-cell>
          <table:table-cell table:style-name="ce23" office:value-type="date" office:date-value="2011-10-20T15:37:00">
            <text:p> 10/20/2011</text:p>
          </table:table-cell>
          <table:table-cell table:style-name="ce22" office:value-type="string">
            <text:p>Queen Street Express</text:p>
          </table:table-cell>
          <table:table-cell table:style-name="ce22" office:value-type="string">
            <text:p>63014</text:p>
          </table:table-cell>
          <table:table-cell table:style-name="ce22" office:value-type="string">
            <text:p>115 Church Ln</text:p>
          </table:table-cell>
          <table:table-cell table:style-name="ce22" office:value-type="string">
            <text:p>Tappahann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52</text:p>
          </table:table-cell>
          <table:table-cell table:style-name="ce23" office:value-type="date" office:date-value="2011-10-20T16:30:00">
            <text:p> 10/20/2011</text:p>
          </table:table-cell>
          <table:table-cell table:style-name="ce22" office:value-type="string">
            <text:p>Sparta Fast Mart</text:p>
          </table:table-cell>
          <table:table-cell table:style-name="ce22" office:value-type="string">
            <text:p>35679</text:p>
          </table:table-cell>
          <table:table-cell table:style-name="ce22" office:value-type="string">
            <text:p>24100 Sparta Rd</text:p>
          </table:table-cell>
          <table:table-cell table:style-name="ce22" office:value-type="string">
            <text:p>Spart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85</text:p>
          </table:table-cell>
          <table:table-cell table:style-name="ce23" office:value-type="date" office:date-value="2011-10-21T13:37:00">
            <text:p> 10/21/2011</text:p>
          </table:table-cell>
          <table:table-cell table:style-name="ce22" office:value-type="string">
            <text:p>Roaring Run Grocery</text:p>
          </table:table-cell>
          <table:table-cell table:style-name="ce22" office:value-type="string">
            <text:p>44867</text:p>
          </table:table-cell>
          <table:table-cell table:style-name="ce22" office:value-type="string">
            <text:p>15 Roaring Run Rd Ste GROCERY</text:p>
          </table:table-cell>
          <table:table-cell table:style-name="ce22" office:value-type="string">
            <text:p>Eagle R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26</text:p>
          </table:table-cell>
          <table:table-cell table:style-name="ce23" office:value-type="date" office:date-value="2011-10-21T14:13:00">
            <text:p> 10/21/2011</text:p>
          </table:table-cell>
          <table:table-cell table:style-name="ce22" office:value-type="string">
            <text:p>Cliff View Golf Club Inc</text:p>
          </table:table-cell>
          <table:table-cell table:style-name="ce22" office:value-type="string">
            <text:p>6619</text:p>
          </table:table-cell>
          <table:table-cell table:style-name="ce22" office:value-type="string">
            <text:p>410 Friels Dr</text:p>
          </table:table-cell>
          <table:table-cell table:style-name="ce22" office:value-type="string">
            <text:p>Cov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45-009</text:p>
          </table:table-cell>
          <table:table-cell table:style-name="ce23" office:value-type="date" office:date-value="2011-10-21T14:45:00">
            <text:p> 10/21/2011</text:p>
          </table:table-cell>
          <table:table-cell table:style-name="ce22" office:value-type="string">
            <text:p>Lindsays Roost Bar &amp; Grill</text:p>
          </table:table-cell>
          <table:table-cell table:style-name="ce22" office:value-type="string">
            <text:p>41830</text:p>
          </table:table-cell>
          <table:table-cell table:style-name="ce22" office:value-type="string">
            <text:p>15 Sunset Hill</text:p>
          </table:table-cell>
          <table:table-cell table:style-name="ce22" office:value-type="string">
            <text:p>Hot Spring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42</text:p>
          </table:table-cell>
          <table:table-cell table:style-name="ce23" office:value-type="date" office:date-value="2011-10-21T15:58:00">
            <text:p> 10/21/2011</text:p>
          </table:table-cell>
          <table:table-cell table:style-name="ce22" office:value-type="string">
            <text:p>Millers Store</text:p>
          </table:table-cell>
          <table:table-cell table:style-name="ce22" office:value-type="string">
            <text:p>18756</text:p>
          </table:table-cell>
          <table:table-cell table:style-name="ce22" office:value-type="string">
            <text:p>14915 Highland Tpke</text:p>
          </table:table-cell>
          <table:table-cell table:style-name="ce22" office:value-type="string">
            <text:p>Head Water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</text:p>
          </table:table-cell>
          <table:table-cell table:style-name="ce23" office:value-type="date" office:date-value="2011-10-21T17:23:00">
            <text:p> 10/21/2011</text:p>
          </table:table-cell>
          <table:table-cell table:style-name="ce22" office:value-type="string">
            <text:p>Food Lion 1565</text:p>
          </table:table-cell>
          <table:table-cell table:style-name="ce22" office:value-type="string">
            <text:p>9912</text:p>
          </table:table-cell>
          <table:table-cell table:style-name="ce22" office:value-type="string">
            <text:p>1021 Port Republic Rd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</text:p>
          </table:table-cell>
          <table:table-cell table:style-name="ce23" office:value-type="date" office:date-value="2011-10-21T17:38:00">
            <text:p> 10/21/2011</text:p>
          </table:table-cell>
          <table:table-cell table:style-name="ce22" office:value-type="string">
            <text:p>A J Gator Sports Bar &amp; Grill</text:p>
          </table:table-cell>
          <table:table-cell table:style-name="ce22" office:value-type="string">
            <text:p>65394</text:p>
          </table:table-cell>
          <table:table-cell table:style-name="ce22" office:value-type="string">
            <text:p>1047 Port Republic Rd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</text:p>
          </table:table-cell>
          <table:table-cell table:style-name="ce23" office:value-type="date" office:date-value="2011-10-21T17:45:00">
            <text:p> 10/21/2011</text:p>
          </table:table-cell>
          <table:table-cell table:style-name="ce22" office:value-type="string">
            <text:p>Bada Express</text:p>
          </table:table-cell>
          <table:table-cell table:style-name="ce22" office:value-type="string">
            <text:p>63709</text:p>
          </table:table-cell>
          <table:table-cell table:style-name="ce22" office:value-type="string">
            <text:p>1081 Port Republic Rd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</text:p>
          </table:table-cell>
          <table:table-cell table:style-name="ce23" office:value-type="date" office:date-value="2011-10-21T18:10:00">
            <text:p> 10/21/2011</text:p>
          </table:table-cell>
          <table:table-cell table:style-name="ce22" office:value-type="string">
            <text:p>The Healing Touch Wellness Spa LLC</text:p>
          </table:table-cell>
          <table:table-cell table:style-name="ce22" office:value-type="string">
            <text:p>66998</text:p>
          </table:table-cell>
          <table:table-cell table:style-name="ce22" office:value-type="string">
            <text:p>1966 Evelyn Byrd Ave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16</text:p>
          </table:table-cell>
          <table:table-cell table:style-name="ce23" office:value-type="date" office:date-value="2011-10-21T19:09:00">
            <text:p> 10/21/2011</text:p>
          </table:table-cell>
          <table:table-cell table:style-name="ce22" office:value-type="string">
            <text:p>Franks For The Memories</text:p>
          </table:table-cell>
          <table:table-cell table:style-name="ce22" office:value-type="string">
            <text:p>58329</text:p>
          </table:table-cell>
          <table:table-cell table:style-name="ce22" office:value-type="string">
            <text:p>2117 Magnolia Ave</text:p>
          </table:table-cell>
          <table:table-cell table:style-name="ce22" office:value-type="string">
            <text:p>Buena Vist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</text:p>
          </table:table-cell>
          <table:table-cell table:style-name="ce23" office:value-type="date" office:date-value="2011-10-21T19:40:00">
            <text:p> 10/21/2011</text:p>
          </table:table-cell>
          <table:table-cell table:style-name="ce22" office:value-type="string">
            <text:p>Family Convenience</text:p>
          </table:table-cell>
          <table:table-cell table:style-name="ce22" office:value-type="string">
            <text:p>15955</text:p>
          </table:table-cell>
          <table:table-cell table:style-name="ce22" office:value-type="string">
            <text:p>258 Reservoir St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</text:p>
          </table:table-cell>
          <table:table-cell table:style-name="ce23" office:value-type="date" office:date-value="2011-10-21T19:50:00">
            <text:p> 10/21/2011</text:p>
          </table:table-cell>
          <table:table-cell table:style-name="ce22" office:value-type="string">
            <text:p>CVS Pharmacy # 1552</text:p>
          </table:table-cell>
          <table:table-cell table:style-name="ce22" office:value-type="string">
            <text:p>62904</text:p>
          </table:table-cell>
          <table:table-cell table:style-name="ce22" office:value-type="string">
            <text:p>780 Cantrell Ave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</text:p>
          </table:table-cell>
          <table:table-cell table:style-name="ce23" office:value-type="date" office:date-value="2011-10-21T20:05:00">
            <text:p> 10/21/2011</text:p>
          </table:table-cell>
          <table:table-cell table:style-name="ce22" office:value-type="string">
            <text:p>Wal Mart Supercenter # 1726</text:p>
          </table:table-cell>
          <table:table-cell table:style-name="ce22" office:value-type="string">
            <text:p>26229</text:p>
          </table:table-cell>
          <table:table-cell table:style-name="ce22" office:value-type="string">
            <text:p>171 Burgess Rd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-3721</text:p>
          </table:table-cell>
          <table:table-cell table:style-name="ce23" office:value-type="date" office:date-value="2011-10-21T20:20:00">
            <text:p> 10/21/2011</text:p>
          </table:table-cell>
          <table:table-cell table:style-name="ce22" office:value-type="string">
            <text:p>Taste of India</text:p>
          </table:table-cell>
          <table:table-cell table:style-name="ce22" office:value-type="string">
            <text:p>59341</text:p>
          </table:table-cell>
          <table:table-cell table:style-name="ce22" office:value-type="string">
            <text:p>498 University Blvd Ste D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-5104</text:p>
          </table:table-cell>
          <table:table-cell table:style-name="ce23" office:value-type="date" office:date-value="2011-10-21T20:43:00">
            <text:p> 10/21/2011</text:p>
          </table:table-cell>
          <table:table-cell table:style-name="ce22" office:value-type="string">
            <text:p>Chilis Southwest Grill &amp; Bar</text:p>
          </table:table-cell>
          <table:table-cell table:style-name="ce22" office:value-type="string">
            <text:p>72660</text:p>
          </table:table-cell>
          <table:table-cell table:style-name="ce22" office:value-type="string">
            <text:p>1752 E Market St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-5108</text:p>
          </table:table-cell>
          <table:table-cell table:style-name="ce23" office:value-type="date" office:date-value="2011-10-21T20:50:00">
            <text:p> 10/21/2011</text:p>
          </table:table-cell>
          <table:table-cell table:style-name="ce22" office:value-type="string">
            <text:p>El Charro Mexican Restaurant</text:p>
          </table:table-cell>
          <table:table-cell table:style-name="ce22" office:value-type="string">
            <text:p>53216</text:p>
          </table:table-cell>
          <table:table-cell table:style-name="ce22" office:value-type="string">
            <text:p>1570 E Market St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</text:p>
          </table:table-cell>
          <table:table-cell table:style-name="ce23" office:value-type="date" office:date-value="2011-10-21T21:00:00">
            <text:p> 10/21/2011</text:p>
          </table:table-cell>
          <table:table-cell table:style-name="ce22" office:value-type="string">
            <text:p>Sheetz # 332</text:p>
          </table:table-cell>
          <table:table-cell table:style-name="ce22" office:value-type="string">
            <text:p>20334</text:p>
          </table:table-cell>
          <table:table-cell table:style-name="ce22" office:value-type="string">
            <text:p>798 E Market St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3</text:p>
          </table:table-cell>
          <table:table-cell table:style-name="ce23" office:value-type="date" office:date-value="2011-10-22T10:56:00">
            <text:p> 10/22/2011</text:p>
          </table:table-cell>
          <table:table-cell table:style-name="ce22" office:value-type="string">
            <text:p>Walgreens 04351</text:p>
          </table:table-cell>
          <table:table-cell table:style-name="ce22" office:value-type="string">
            <text:p>63174</text:p>
          </table:table-cell>
          <table:table-cell table:style-name="ce22" office:value-type="string">
            <text:p>112 Browns Way Rd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3</text:p>
          </table:table-cell>
          <table:table-cell table:style-name="ce23" office:value-type="date" office:date-value="2011-10-22T11:50:00">
            <text:p> 10/22/2011</text:p>
          </table:table-cell>
          <table:table-cell table:style-name="ce22" office:value-type="string">
            <text:p>Cheeburger Cheeburger</text:p>
          </table:table-cell>
          <table:table-cell table:style-name="ce22" office:value-type="string">
            <text:p>39032</text:p>
          </table:table-cell>
          <table:table-cell table:style-name="ce22" office:value-type="string">
            <text:p>11615 Midlothian Tpke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5</text:p>
          </table:table-cell>
          <table:table-cell table:style-name="ce23" office:value-type="date" office:date-value="2011-10-22T13:37:00">
            <text:p> 10/22/2011</text:p>
          </table:table-cell>
          <table:table-cell table:style-name="ce22" office:value-type="string">
            <text:p>Sheetz # 322</text:p>
          </table:table-cell>
          <table:table-cell table:style-name="ce22" office:value-type="string">
            <text:p>16742</text:p>
          </table:table-cell>
          <table:table-cell table:style-name="ce22" office:value-type="string">
            <text:p>2053 Huguenot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5-2349</text:p>
          </table:table-cell>
          <table:table-cell table:style-name="ce23" office:value-type="date" office:date-value="2011-10-22T13:47:00">
            <text:p> 10/22/2011</text:p>
          </table:table-cell>
          <table:table-cell table:style-name="ce22" office:value-type="string">
            <text:p>Franks Italian Ristorante Pizzeria</text:p>
          </table:table-cell>
          <table:table-cell table:style-name="ce22" office:value-type="string">
            <text:p>53504</text:p>
          </table:table-cell>
          <table:table-cell table:style-name="ce22" office:value-type="string">
            <text:p>3054 Stony Point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4</text:p>
          </table:table-cell>
          <table:table-cell table:style-name="ce23" office:value-type="date" office:date-value="2011-10-22T14:11:00">
            <text:p> 10/22/2011</text:p>
          </table:table-cell>
          <table:table-cell table:style-name="ce22" office:value-type="string">
            <text:p>Casa Blanca Grocery Inc</text:p>
          </table:table-cell>
          <table:table-cell table:style-name="ce22" office:value-type="string">
            <text:p>33895</text:p>
          </table:table-cell>
          <table:table-cell table:style-name="ce22" office:value-type="string">
            <text:p>2603 Turner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32-8207</text:p>
          </table:table-cell>
          <table:table-cell table:style-name="ce23" office:value-type="date" office:date-value="2011-10-22T14:17:00">
            <text:p> 10/22/2011</text:p>
          </table:table-cell>
          <table:table-cell table:style-name="ce22" office:value-type="string">
            <text:p>Styles Bi-rite</text:p>
          </table:table-cell>
          <table:table-cell table:style-name="ce22" office:value-type="string">
            <text:p>26331</text:p>
          </table:table-cell>
          <table:table-cell table:style-name="ce22" office:value-type="string">
            <text:p>6100 Belmont Rd</text:p>
          </table:table-cell>
          <table:table-cell table:style-name="ce22" office:value-type="string">
            <text:p>Chester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2-3315</text:p>
          </table:table-cell>
          <table:table-cell table:style-name="ce23" office:value-type="date" office:date-value="2011-10-22T15:30:00">
            <text:p> 10/22/2011</text:p>
          </table:table-cell>
          <table:table-cell table:style-name="ce22" office:value-type="string">
            <text:p>Mi Hacienda</text:p>
          </table:table-cell>
          <table:table-cell table:style-name="ce22" office:value-type="string">
            <text:p>18774</text:p>
          </table:table-cell>
          <table:table-cell table:style-name="ce22" office:value-type="string">
            <text:p>10827 Hull Street Rd Ste 102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890-3419</text:p>
          </table:table-cell>
          <table:table-cell table:style-name="ce23" office:value-type="date" office:date-value="2011-10-24T16:05:00">
            <text:p> 10/24/2011</text:p>
          </table:table-cell>
          <table:table-cell table:style-name="ce22" office:value-type="string">
            <text:p>Calvin Adams Grocery</text:p>
          </table:table-cell>
          <table:table-cell table:style-name="ce22" office:value-type="string">
            <text:p>27989</text:p>
          </table:table-cell>
          <table:table-cell table:style-name="ce22" office:value-type="string">
            <text:p>9243 General Mahone Hwy</text:p>
          </table:table-cell>
          <table:table-cell table:style-name="ce22" office:value-type="string">
            <text:p>Waverl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12-6797</text:p>
          </table:table-cell>
          <table:table-cell table:style-name="ce23" office:value-type="date" office:date-value="2011-10-24T16:05:00">
            <text:p> 10/24/2011</text:p>
          </table:table-cell>
          <table:table-cell table:style-name="ce22" office:value-type="string">
            <text:p>Beaver Hill Golf Course</text:p>
          </table:table-cell>
          <table:table-cell table:style-name="ce22" office:value-type="string">
            <text:p>5527</text:p>
          </table:table-cell>
          <table:table-cell table:style-name="ce22" office:value-type="string">
            <text:p>325 Beaver Hills Club Dr</text:p>
          </table:table-cell>
          <table:table-cell table:style-name="ce22" office:value-type="string">
            <text:p>Martin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78-1364</text:p>
          </table:table-cell>
          <table:table-cell table:style-name="ce23" office:value-type="date" office:date-value="2011-10-24T16:12:00">
            <text:p> 10/24/2011</text:p>
          </table:table-cell>
          <table:table-cell table:style-name="ce22" office:value-type="string">
            <text:p>Tienda La Central</text:p>
          </table:table-cell>
          <table:table-cell table:style-name="ce22" office:value-type="string">
            <text:p>24978</text:p>
          </table:table-cell>
          <table:table-cell table:style-name="ce22" office:value-type="string">
            <text:p>2381 Daniels Creek Rd</text:p>
          </table:table-cell>
          <table:table-cell table:style-name="ce22" office:value-type="string">
            <text:p>Collin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89-3462</text:p>
          </table:table-cell>
          <table:table-cell table:style-name="ce23" office:value-type="date" office:date-value="2011-10-24T17:00:00">
            <text:p> 10/24/2011</text:p>
          </table:table-cell>
          <table:table-cell table:style-name="ce22" office:value-type="string">
            <text:p>Peoples Food Mart #10</text:p>
          </table:table-cell>
          <table:table-cell table:style-name="ce22" office:value-type="string">
            <text:p>38348</text:p>
          </table:table-cell>
          <table:table-cell table:style-name="ce22" office:value-type="string">
            <text:p>4317 Appalachian Dr</text:p>
          </table:table-cell>
          <table:table-cell table:style-name="ce22" office:value-type="string">
            <text:p>Fielda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78</text:p>
          </table:table-cell>
          <table:table-cell table:style-name="ce23" office:value-type="date" office:date-value="2011-10-24T17:05:00">
            <text:p> 10/24/2011</text:p>
          </table:table-cell>
          <table:table-cell table:style-name="ce22" office:value-type="string">
            <text:p>Nanis Corner No 2</text:p>
          </table:table-cell>
          <table:table-cell table:style-name="ce22" office:value-type="string">
            <text:p>66529</text:p>
          </table:table-cell>
          <table:table-cell table:style-name="ce22" office:value-type="string">
            <text:p>1580 Daniels Creek Rd</text:p>
          </table:table-cell>
          <table:table-cell table:style-name="ce22" office:value-type="string">
            <text:p>Collin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78-2277</text:p>
          </table:table-cell>
          <table:table-cell table:style-name="ce23" office:value-type="date" office:date-value="2011-10-24T17:10:00">
            <text:p> 10/24/2011</text:p>
          </table:table-cell>
          <table:table-cell table:style-name="ce22" office:value-type="string">
            <text:p>Pizza Hut</text:p>
          </table:table-cell>
          <table:table-cell table:style-name="ce22" office:value-type="string">
            <text:p>40952</text:p>
          </table:table-cell>
          <table:table-cell table:style-name="ce22" office:value-type="string">
            <text:p>2914 Virginia Ave</text:p>
          </table:table-cell>
          <table:table-cell table:style-name="ce22" office:value-type="string">
            <text:p>Collin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78</text:p>
          </table:table-cell>
          <table:table-cell table:style-name="ce23" office:value-type="date" office:date-value="2011-10-24T17:15:00">
            <text:p> 10/24/2011</text:p>
          </table:table-cell>
          <table:table-cell table:style-name="ce22" office:value-type="string">
            <text:p>The Collinsville Bistro</text:p>
          </table:table-cell>
          <table:table-cell table:style-name="ce22" office:value-type="string">
            <text:p>51950</text:p>
          </table:table-cell>
          <table:table-cell table:style-name="ce22" office:value-type="string">
            <text:p>2628 Virginia Ave</text:p>
          </table:table-cell>
          <table:table-cell table:style-name="ce22" office:value-type="string">
            <text:p>Collin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12-8470</text:p>
          </table:table-cell>
          <table:table-cell table:style-name="ce23" office:value-type="date" office:date-value="2011-10-24T17:20:00">
            <text:p> 10/24/2011</text:p>
          </table:table-cell>
          <table:table-cell table:style-name="ce22" office:value-type="string">
            <text:p>Kangaroo Express # 3719</text:p>
          </table:table-cell>
          <table:table-cell table:style-name="ce22" office:value-type="string">
            <text:p>39982</text:p>
          </table:table-cell>
          <table:table-cell table:style-name="ce22" office:value-type="string">
            <text:p>1560 Virginia Ave</text:p>
          </table:table-cell>
          <table:table-cell table:style-name="ce22" office:value-type="string">
            <text:p>Martin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1</text:p>
          </table:table-cell>
          <table:table-cell table:style-name="ce23" office:value-type="date" office:date-value="2011-10-24T17:22:00">
            <text:p> 10/24/2011</text:p>
          </table:table-cell>
          <table:table-cell table:style-name="ce22" office:value-type="string">
            <text:p>Jones Produce</text:p>
          </table:table-cell>
          <table:table-cell table:style-name="ce22" office:value-type="string">
            <text:p>64215</text:p>
          </table:table-cell>
          <table:table-cell table:style-name="ce22" office:value-type="string">
            <text:p>1105 N Main St</text:p>
          </table:table-cell>
          <table:table-cell table:style-name="ce22" office:value-type="string">
            <text:p>Rocky Moun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34</text:p>
          </table:table-cell>
          <table:table-cell table:style-name="ce23" office:value-type="date" office:date-value="2011-10-24T17:32:00">
            <text:p> 10/24/2011</text:p>
          </table:table-cell>
          <table:table-cell table:style-name="ce22" office:value-type="string">
            <text:p>Wilburn Valley Grocery</text:p>
          </table:table-cell>
          <table:table-cell table:style-name="ce22" office:value-type="string">
            <text:p>51456</text:p>
          </table:table-cell>
          <table:table-cell table:style-name="ce22" office:value-type="string">
            <text:p>109 Wilburn Valley Rd</text:p>
          </table:table-cell>
          <table:table-cell table:style-name="ce22" office:value-type="string">
            <text:p>Peari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48-3410</text:p>
          </table:table-cell>
          <table:table-cell table:style-name="ce23" office:value-type="date" office:date-value="2011-10-24T17:55:00">
            <text:p> 10/24/2011</text:p>
          </table:table-cell>
          <table:table-cell table:style-name="ce22" office:value-type="string">
            <text:p>Peoples Save Station 9</text:p>
          </table:table-cell>
          <table:table-cell table:style-name="ce22" office:value-type="string">
            <text:p>43296</text:p>
          </table:table-cell>
          <table:table-cell table:style-name="ce22" office:value-type="string">
            <text:p>5780 Greensboro Rd</text:p>
          </table:table-cell>
          <table:table-cell table:style-name="ce22" office:value-type="string">
            <text:p>Ridgewa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48</text:p>
          </table:table-cell>
          <table:table-cell table:style-name="ce23" office:value-type="date" office:date-value="2011-10-24T18:00:00">
            <text:p> 10/24/2011</text:p>
          </table:table-cell>
          <table:table-cell table:style-name="ce22" office:value-type="string">
            <text:p>Woodys Supermarket</text:p>
          </table:table-cell>
          <table:table-cell table:style-name="ce22" office:value-type="string">
            <text:p>10125</text:p>
          </table:table-cell>
          <table:table-cell table:style-name="ce22" office:value-type="string">
            <text:p>644 Morehead Ave</text:p>
          </table:table-cell>
          <table:table-cell table:style-name="ce22" office:value-type="string">
            <text:p>Ridgewa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41</text:p>
          </table:table-cell>
          <table:table-cell table:style-name="ce23" office:value-type="date" office:date-value="2011-10-24T18:09:00">
            <text:p> 10/24/2011</text:p>
          </table:table-cell>
          <table:table-cell table:style-name="ce22" office:value-type="string">
            <text:p>Mi Puerto Restaurant</text:p>
          </table:table-cell>
          <table:table-cell table:style-name="ce22" office:value-type="string">
            <text:p>15855</text:p>
          </table:table-cell>
          <table:table-cell table:style-name="ce22" office:value-type="string">
            <text:p>1121 E Main St</text:p>
          </table:table-cell>
          <table:table-cell table:style-name="ce22" office:value-type="string">
            <text:p>Ra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41</text:p>
          </table:table-cell>
          <table:table-cell table:style-name="ce23" office:value-type="date" office:date-value="2011-10-24T18:15:00">
            <text:p> 10/24/2011</text:p>
          </table:table-cell>
          <table:table-cell table:style-name="ce22" office:value-type="string">
            <text:p>Sharkeys Wing &amp; Rib Joint</text:p>
          </table:table-cell>
          <table:table-cell table:style-name="ce22" office:value-type="string">
            <text:p>53391</text:p>
          </table:table-cell>
          <table:table-cell table:style-name="ce22" office:value-type="string">
            <text:p>1202 E Main St</text:p>
          </table:table-cell>
          <table:table-cell table:style-name="ce22" office:value-type="string">
            <text:p>Ra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41</text:p>
          </table:table-cell>
          <table:table-cell table:style-name="ce23" office:value-type="date" office:date-value="2011-10-24T18:24:00">
            <text:p> 10/24/2011</text:p>
          </table:table-cell>
          <table:table-cell table:style-name="ce22" office:value-type="string">
            <text:p>Radford Market</text:p>
          </table:table-cell>
          <table:table-cell table:style-name="ce22" office:value-type="string">
            <text:p>27599</text:p>
          </table:table-cell>
          <table:table-cell table:style-name="ce22" office:value-type="string">
            <text:p>1001 E Main St</text:p>
          </table:table-cell>
          <table:table-cell table:style-name="ce22" office:value-type="string">
            <text:p>Ra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</text:p>
          </table:table-cell>
          <table:table-cell table:style-name="ce23" office:value-type="date" office:date-value="2011-10-24T18:27:00">
            <text:p> 10/24/2011</text:p>
          </table:table-cell>
          <table:table-cell table:style-name="ce22" office:value-type="string">
            <text:p>La Fogata Mexican Restaurant</text:p>
          </table:table-cell>
          <table:table-cell table:style-name="ce22" office:value-type="string">
            <text:p>47331</text:p>
          </table:table-cell>
          <table:table-cell table:style-name="ce22" office:value-type="string">
            <text:p>1303A Enterprise Dr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41-1720</text:p>
          </table:table-cell>
          <table:table-cell table:style-name="ce23" office:value-type="date" office:date-value="2011-10-24T18:32:00">
            <text:p> 10/24/2011</text:p>
          </table:table-cell>
          <table:table-cell table:style-name="ce22" office:value-type="string">
            <text:p>Macados</text:p>
          </table:table-cell>
          <table:table-cell table:style-name="ce22" office:value-type="string">
            <text:p>40147</text:p>
          </table:table-cell>
          <table:table-cell table:style-name="ce22" office:value-type="string">
            <text:p>510 E Main St</text:p>
          </table:table-cell>
          <table:table-cell table:style-name="ce22" office:value-type="string">
            <text:p>Ra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79-2604</text:p>
          </table:table-cell>
          <table:table-cell table:style-name="ce23" office:value-type="date" office:date-value="2011-10-24T18:35:00">
            <text:p> 10/24/2011</text:p>
          </table:table-cell>
          <table:table-cell table:style-name="ce22" office:value-type="string">
            <text:p>Cleveland Mart</text:p>
          </table:table-cell>
          <table:table-cell table:style-name="ce22" office:value-type="string">
            <text:p>53613</text:p>
          </table:table-cell>
          <table:table-cell table:style-name="ce22" office:value-type="string">
            <text:p>528 E Cleveland Ave</text:p>
          </table:table-cell>
          <table:table-cell table:style-name="ce22" office:value-type="string">
            <text:p>Vi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79</text:p>
          </table:table-cell>
          <table:table-cell table:style-name="ce23" office:value-type="date" office:date-value="2011-10-24T18:43:00">
            <text:p> 10/24/2011</text:p>
          </table:table-cell>
          <table:table-cell table:style-name="ce22" office:value-type="string">
            <text:p>Wilco # 711</text:p>
          </table:table-cell>
          <table:table-cell table:style-name="ce22" office:value-type="string">
            <text:p>13057</text:p>
          </table:table-cell>
          <table:table-cell table:style-name="ce22" office:value-type="string">
            <text:p>400 W Virginia Ave</text:p>
          </table:table-cell>
          <table:table-cell table:style-name="ce22" office:value-type="string">
            <text:p>Vi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41</text:p>
          </table:table-cell>
          <table:table-cell table:style-name="ce23" office:value-type="date" office:date-value="2011-10-24T18:46:00">
            <text:p> 10/24/2011</text:p>
          </table:table-cell>
          <table:table-cell table:style-name="ce22" office:value-type="string">
            <text:p>Spinnakers Restaurant</text:p>
          </table:table-cell>
          <table:table-cell table:style-name="ce22" office:value-type="string">
            <text:p>64325</text:p>
          </table:table-cell>
          <table:table-cell table:style-name="ce22" office:value-type="string">
            <text:p>1501 Tyler Ave</text:p>
          </table:table-cell>
          <table:table-cell table:style-name="ce22" office:value-type="string">
            <text:p>Ra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</text:p>
          </table:table-cell>
          <table:table-cell table:style-name="ce23" office:value-type="date" office:date-value="2011-10-24T18:48:00">
            <text:p> 10/24/2011</text:p>
          </table:table-cell>
          <table:table-cell table:style-name="ce22" office:value-type="string">
            <text:p>Macados</text:p>
          </table:table-cell>
          <table:table-cell table:style-name="ce22" office:value-type="string">
            <text:p>29978</text:p>
          </table:table-cell>
          <table:table-cell table:style-name="ce22" office:value-type="string">
            <text:p>3744 Candlers Mountain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79-3526</text:p>
          </table:table-cell>
          <table:table-cell table:style-name="ce23" office:value-type="date" office:date-value="2011-10-24T18:48:00">
            <text:p> 10/24/2011</text:p>
          </table:table-cell>
          <table:table-cell table:style-name="ce22" office:value-type="string">
            <text:p>El Rancho Viejo Mexican Restaurant</text:p>
          </table:table-cell>
          <table:table-cell table:style-name="ce22" office:value-type="string">
            <text:p>16675</text:p>
          </table:table-cell>
          <table:table-cell table:style-name="ce22" office:value-type="string">
            <text:p>525 Hardy Rd</text:p>
          </table:table-cell>
          <table:table-cell table:style-name="ce22" office:value-type="string">
            <text:p>Vi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38</text:p>
          </table:table-cell>
          <table:table-cell table:style-name="ce23" office:value-type="date" office:date-value="2011-10-24T19:08:00">
            <text:p> 10/24/2011</text:p>
          </table:table-cell>
          <table:table-cell table:style-name="ce22" office:value-type="string">
            <text:p>Village Market</text:p>
          </table:table-cell>
          <table:table-cell table:style-name="ce22" office:value-type="string">
            <text:p>32819</text:p>
          </table:table-cell>
          <table:table-cell table:style-name="ce22" office:value-type="string">
            <text:p>8907 Village Hwy</text:p>
          </table:table-cell>
          <table:table-cell table:style-name="ce22" office:value-type="string">
            <text:p>Conc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12</text:p>
          </table:table-cell>
          <table:table-cell table:style-name="ce23" office:value-type="date" office:date-value="2011-10-24T19:10:00">
            <text:p> 10/24/2011</text:p>
          </table:table-cell>
          <table:table-cell table:style-name="ce22" office:value-type="string">
            <text:p>Third Bay Cafe</text:p>
          </table:table-cell>
          <table:table-cell table:style-name="ce22" office:value-type="string">
            <text:p>49727</text:p>
          </table:table-cell>
          <table:table-cell table:style-name="ce22" office:value-type="string">
            <text:p>1163 Spruce St</text:p>
          </table:table-cell>
          <table:table-cell table:style-name="ce22" office:value-type="string">
            <text:p>Martin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79</text:p>
          </table:table-cell>
          <table:table-cell table:style-name="ce23" office:value-type="date" office:date-value="2011-10-24T19:11:00">
            <text:p> 10/24/2011</text:p>
          </table:table-cell>
          <table:table-cell table:style-name="ce22" office:value-type="string">
            <text:p>On the Run</text:p>
          </table:table-cell>
          <table:table-cell table:style-name="ce22" office:value-type="string">
            <text:p>68469</text:p>
          </table:table-cell>
          <table:table-cell table:style-name="ce22" office:value-type="string">
            <text:p>15720 Stewartsville Rd</text:p>
          </table:table-cell>
          <table:table-cell table:style-name="ce22" office:value-type="string">
            <text:p>Vi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084-4412</text:p>
          </table:table-cell>
          <table:table-cell table:style-name="ce23" office:value-type="date" office:date-value="2011-10-24T19:17:00">
            <text:p> 10/24/2011</text:p>
          </table:table-cell>
          <table:table-cell table:style-name="ce22" office:value-type="string">
            <text:p>Dublin Handy Mart</text:p>
          </table:table-cell>
          <table:table-cell table:style-name="ce22" office:value-type="string">
            <text:p>42171</text:p>
          </table:table-cell>
          <table:table-cell table:style-name="ce22" office:value-type="string">
            <text:p>4625 Cleburne Blvd</text:p>
          </table:table-cell>
          <table:table-cell table:style-name="ce22" office:value-type="string">
            <text:p>Dubli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2</text:p>
          </table:table-cell>
          <table:table-cell table:style-name="ce23" office:value-type="date" office:date-value="2011-10-24T19:20:00">
            <text:p> 10/24/2011</text:p>
          </table:table-cell>
          <table:table-cell table:style-name="ce22" office:value-type="string">
            <text:p>Omni Charlottesville Hotel</text:p>
          </table:table-cell>
          <table:table-cell table:style-name="ce22" office:value-type="string">
            <text:p>34663</text:p>
          </table:table-cell>
          <table:table-cell table:style-name="ce22" office:value-type="string">
            <text:p>235 W Main St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88-9672</text:p>
          </table:table-cell>
          <table:table-cell table:style-name="ce23" office:value-type="date" office:date-value="2011-10-24T19:25:00">
            <text:p> 10/24/2011</text:p>
          </table:table-cell>
          <table:table-cell table:style-name="ce22" office:value-type="string">
            <text:p>Lesters Market</text:p>
          </table:table-cell>
          <table:table-cell table:style-name="ce22" office:value-type="string">
            <text:p>75902</text:p>
          </table:table-cell>
          <table:table-cell table:style-name="ce22" office:value-type="string">
            <text:p>Red House Rd State Route 615</text:p>
          </table:table-cell>
          <table:table-cell table:style-name="ce22" office:value-type="string">
            <text:p>Rust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</text:p>
          </table:table-cell>
          <table:table-cell table:style-name="ce23" office:value-type="date" office:date-value="2011-10-24T19:33:00">
            <text:p> 10/24/2011</text:p>
          </table:table-cell>
          <table:table-cell table:style-name="ce22" office:value-type="string">
            <text:p>460 Road House Bar &amp; Grill</text:p>
          </table:table-cell>
          <table:table-cell table:style-name="ce22" office:value-type="string">
            <text:p>48426</text:p>
          </table:table-cell>
          <table:table-cell table:style-name="ce22" office:value-type="string">
            <text:p>1020 Orange Ave NE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</text:p>
          </table:table-cell>
          <table:table-cell table:style-name="ce23" office:value-type="date" office:date-value="2011-10-24T19:35:00">
            <text:p> 10/24/2011</text:p>
          </table:table-cell>
          <table:table-cell table:style-name="ce22" office:value-type="string">
            <text:p>Raceway 929</text:p>
          </table:table-cell>
          <table:table-cell table:style-name="ce22" office:value-type="string">
            <text:p>35541</text:p>
          </table:table-cell>
          <table:table-cell table:style-name="ce22" office:value-type="string">
            <text:p>1021 Orange Ave NE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88</text:p>
          </table:table-cell>
          <table:table-cell table:style-name="ce23" office:value-type="date" office:date-value="2011-10-24T19:36:00">
            <text:p> 10/24/2011</text:p>
          </table:table-cell>
          <table:table-cell table:style-name="ce22" office:value-type="string">
            <text:p>Long Mountain Grocery</text:p>
          </table:table-cell>
          <table:table-cell table:style-name="ce22" office:value-type="string">
            <text:p>38404</text:p>
          </table:table-cell>
          <table:table-cell table:style-name="ce22" office:value-type="string">
            <text:p>21 Red House Rd</text:p>
          </table:table-cell>
          <table:table-cell table:style-name="ce22" office:value-type="string">
            <text:p>Rust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88</text:p>
          </table:table-cell>
          <table:table-cell table:style-name="ce23" office:value-type="date" office:date-value="2011-10-24T19:44:00">
            <text:p> 10/24/2011</text:p>
          </table:table-cell>
          <table:table-cell table:style-name="ce22" office:value-type="string">
            <text:p>Rustburg Mini Mart</text:p>
          </table:table-cell>
          <table:table-cell table:style-name="ce22" office:value-type="string">
            <text:p>64629</text:p>
          </table:table-cell>
          <table:table-cell table:style-name="ce22" office:value-type="string">
            <text:p>462 Village Hwy</text:p>
          </table:table-cell>
          <table:table-cell table:style-name="ce22" office:value-type="string">
            <text:p>Rust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-6394</text:p>
          </table:table-cell>
          <table:table-cell table:style-name="ce23" office:value-type="date" office:date-value="2011-10-24T19:44:00">
            <text:p> 10/24/2011</text:p>
          </table:table-cell>
          <table:table-cell table:style-name="ce22" office:value-type="string">
            <text:p>Daves Restaurant</text:p>
          </table:table-cell>
          <table:table-cell table:style-name="ce22" office:value-type="string">
            <text:p>42494</text:p>
          </table:table-cell>
          <table:table-cell table:style-name="ce22" office:value-type="string">
            <text:p>2968 Orange Ave NE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-6334</text:p>
          </table:table-cell>
          <table:table-cell table:style-name="ce23" office:value-type="date" office:date-value="2011-10-24T19:54:00">
            <text:p> 10/24/2011</text:p>
          </table:table-cell>
          <table:table-cell table:style-name="ce22" office:value-type="string">
            <text:p>Apple Market 403</text:p>
          </table:table-cell>
          <table:table-cell table:style-name="ce22" office:value-type="string">
            <text:p>70560</text:p>
          </table:table-cell>
          <table:table-cell table:style-name="ce22" office:value-type="string">
            <text:p>3348 Orange Ave NE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</text:p>
          </table:table-cell>
          <table:table-cell table:style-name="ce23" office:value-type="date" office:date-value="2011-10-24T19:58:00">
            <text:p> 10/24/2011</text:p>
          </table:table-cell>
          <table:table-cell table:style-name="ce22" office:value-type="string">
            <text:p>Famous Anthonys</text:p>
          </table:table-cell>
          <table:table-cell table:style-name="ce22" office:value-type="string">
            <text:p>2645</text:p>
          </table:table-cell>
          <table:table-cell table:style-name="ce22" office:value-type="string">
            <text:p>3737 Challenger Ave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</text:p>
          </table:table-cell>
          <table:table-cell table:style-name="ce23" office:value-type="date" office:date-value="2011-10-24T19:58:00">
            <text:p> 10/24/2011</text:p>
          </table:table-cell>
          <table:table-cell table:style-name="ce22" office:value-type="string">
            <text:p>Mathew Discount Tobacco</text:p>
          </table:table-cell>
          <table:table-cell table:style-name="ce22" office:value-type="string">
            <text:p>68640</text:p>
          </table:table-cell>
          <table:table-cell table:style-name="ce22" office:value-type="string">
            <text:p>3745 Challenger Ave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-6856</text:p>
          </table:table-cell>
          <table:table-cell table:style-name="ce23" office:value-type="date" office:date-value="2011-10-24T20:06:00">
            <text:p> 10/24/2011</text:p>
          </table:table-cell>
          <table:table-cell table:style-name="ce22" office:value-type="string">
            <text:p>Sals Italian Restaurant</text:p>
          </table:table-cell>
          <table:table-cell table:style-name="ce22" office:value-type="string">
            <text:p>65343</text:p>
          </table:table-cell>
          <table:table-cell table:style-name="ce22" office:value-type="string">
            <text:p>3940 Valley Gateway Blvd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084</text:p>
          </table:table-cell>
          <table:table-cell table:style-name="ce23" office:value-type="date" office:date-value="2011-10-24T20:16:00">
            <text:p> 10/24/2011</text:p>
          </table:table-cell>
          <table:table-cell table:style-name="ce22" office:value-type="string">
            <text:p>Wal Mart Supercenter # 1652</text:p>
          </table:table-cell>
          <table:table-cell table:style-name="ce22" office:value-type="string">
            <text:p>46812</text:p>
          </table:table-cell>
          <table:table-cell table:style-name="ce22" office:value-type="string">
            <text:p>5225 Alexander Rd</text:p>
          </table:table-cell>
          <table:table-cell table:style-name="ce22" office:value-type="string">
            <text:p>Dubli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17-1167</text:p>
          </table:table-cell>
          <table:table-cell table:style-name="ce23" office:value-type="date" office:date-value="2011-10-24T20:27:00">
            <text:p> 10/24/2011</text:p>
          </table:table-cell>
          <table:table-cell table:style-name="ce22" office:value-type="string">
            <text:p>Franks Pizza</text:p>
          </table:table-cell>
          <table:table-cell table:style-name="ce22" office:value-type="string">
            <text:p>55690</text:p>
          </table:table-cell>
          <table:table-cell table:style-name="ce22" office:value-type="string">
            <text:p>105 Clarion Rd Ste 2</text:p>
          </table:table-cell>
          <table:table-cell table:style-name="ce22" office:value-type="string">
            <text:p>Altavist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24</text:p>
          </table:table-cell>
          <table:table-cell table:style-name="ce23" office:value-type="date" office:date-value="2011-10-24T20:30:00">
            <text:p> 10/24/2011</text:p>
          </table:table-cell>
          <table:table-cell table:style-name="ce22" office:value-type="string">
            <text:p>Conny Food Mart</text:p>
          </table:table-cell>
          <table:table-cell table:style-name="ce22" office:value-type="string">
            <text:p>75988</text:p>
          </table:table-cell>
          <table:table-cell table:style-name="ce22" office:value-type="string">
            <text:p>4086 Kirby Rd</text:p>
          </table:table-cell>
          <table:table-cell table:style-name="ce22" office:value-type="string">
            <text:p>Drap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88-2707</text:p>
          </table:table-cell>
          <table:table-cell table:style-name="ce23" office:value-type="date" office:date-value="2011-10-24T20:52:00">
            <text:p> 10/24/2011</text:p>
          </table:table-cell>
          <table:table-cell table:style-name="ce22" office:value-type="string">
            <text:p>Foster Convenience</text:p>
          </table:table-cell>
          <table:table-cell table:style-name="ce22" office:value-type="string">
            <text:p>41063</text:p>
          </table:table-cell>
          <table:table-cell table:style-name="ce22" office:value-type="string">
            <text:p>1788 Calohan Rd</text:p>
          </table:table-cell>
          <table:table-cell table:style-name="ce22" office:value-type="string">
            <text:p>Rust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</text:p>
          </table:table-cell>
          <table:table-cell table:style-name="ce23" office:value-type="date" office:date-value="2011-10-25T14:00:00">
            <text:p> 10/25/2011</text:p>
          </table:table-cell>
          <table:table-cell table:style-name="ce22" office:value-type="string">
            <text:p>Asia Bistro</text:p>
          </table:table-cell>
          <table:table-cell table:style-name="ce22" office:value-type="string">
            <text:p>44888</text:p>
          </table:table-cell>
          <table:table-cell table:style-name="ce22" office:value-type="string">
            <text:p>3140 Cowan Blvd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</text:p>
          </table:table-cell>
          <table:table-cell table:style-name="ce23" office:value-type="date" office:date-value="2011-10-25T14:00:00">
            <text:p> 10/25/2011</text:p>
          </table:table-cell>
          <table:table-cell table:style-name="ce22" office:value-type="string">
            <text:p>Sunset Thai</text:p>
          </table:table-cell>
          <table:table-cell table:style-name="ce22" office:value-type="string">
            <text:p>45123</text:p>
          </table:table-cell>
          <table:table-cell table:style-name="ce22" office:value-type="string">
            <text:p>1885 Carl D Silver Pkwy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</text:p>
          </table:table-cell>
          <table:table-cell table:style-name="ce23" office:value-type="date" office:date-value="2011-10-25T14:00:00">
            <text:p> 10/25/2011</text:p>
          </table:table-cell>
          <table:table-cell table:style-name="ce22" office:value-type="string">
            <text:p>Asia Bistro</text:p>
          </table:table-cell>
          <table:table-cell table:style-name="ce22" office:value-type="string">
            <text:p>44888</text:p>
          </table:table-cell>
          <table:table-cell table:style-name="ce22" office:value-type="string">
            <text:p>3140 Cowan Blvd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</text:p>
          </table:table-cell>
          <table:table-cell table:style-name="ce23" office:value-type="date" office:date-value="2011-10-25T14:00:00">
            <text:p> 10/25/2011</text:p>
          </table:table-cell>
          <table:table-cell table:style-name="ce22" office:value-type="string">
            <text:p>Shoppers Club  47</text:p>
          </table:table-cell>
          <table:table-cell table:style-name="ce22" office:value-type="string">
            <text:p>76760</text:p>
          </table:table-cell>
          <table:table-cell table:style-name="ce22" office:value-type="string">
            <text:p>1320 Carl D Silver Pkwy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79</text:p>
          </table:table-cell>
          <table:table-cell table:style-name="ce23" office:value-type="date" office:date-value="2011-10-25T14:19:00">
            <text:p> 10/25/2011</text:p>
          </table:table-cell>
          <table:table-cell table:style-name="ce22" office:value-type="string">
            <text:p>Teaberrys Cafe</text:p>
          </table:table-cell>
          <table:table-cell table:style-name="ce22" office:value-type="string">
            <text:p>64169</text:p>
          </table:table-cell>
          <table:table-cell table:style-name="ce22" office:value-type="string">
            <text:p>129 E Cleveland Ave</text:p>
          </table:table-cell>
          <table:table-cell table:style-name="ce22" office:value-type="string">
            <text:p>Vi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4-2204</text:p>
          </table:table-cell>
          <table:table-cell table:style-name="ce23" office:value-type="date" office:date-value="2011-10-25T14:47:00">
            <text:p> 10/25/2011</text:p>
          </table:table-cell>
          <table:table-cell table:style-name="ce22" office:value-type="string">
            <text:p>Bobs Shell 76</text:p>
          </table:table-cell>
          <table:table-cell table:style-name="ce22" office:value-type="string">
            <text:p>11442</text:p>
          </table:table-cell>
          <table:table-cell table:style-name="ce22" office:value-type="string">
            <text:p>3630 Franklin Rd S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4-3044</text:p>
          </table:table-cell>
          <table:table-cell table:style-name="ce23" office:value-type="date" office:date-value="2011-10-25T14:55:00">
            <text:p> 10/25/2011</text:p>
          </table:table-cell>
          <table:table-cell table:style-name="ce22" office:value-type="string">
            <text:p>The Great 611 Steak Company</text:p>
          </table:table-cell>
          <table:table-cell table:style-name="ce22" office:value-type="string">
            <text:p>46238</text:p>
          </table:table-cell>
          <table:table-cell table:style-name="ce22" office:value-type="string">
            <text:p>3830 Franklin Rd S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54-1542</text:p>
          </table:table-cell>
          <table:table-cell table:style-name="ce23" office:value-type="date" office:date-value="2011-10-25T15:00:00">
            <text:p> 10/25/2011</text:p>
          </table:table-cell>
          <table:table-cell table:style-name="ce22" office:value-type="string">
            <text:p>Main Street Grill and Bar</text:p>
          </table:table-cell>
          <table:table-cell table:style-name="ce22" office:value-type="string">
            <text:p>41826</text:p>
          </table:table-cell>
          <table:table-cell table:style-name="ce22" office:value-type="string">
            <text:p>315 Garrisonville Rd Ste 108</text:p>
          </table:table-cell>
          <table:table-cell table:style-name="ce22" office:value-type="string">
            <text:p>Staf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5-3201</text:p>
          </table:table-cell>
          <table:table-cell table:style-name="ce23" office:value-type="date" office:date-value="2011-10-25T15:13:00">
            <text:p> 10/25/2011</text:p>
          </table:table-cell>
          <table:table-cell table:style-name="ce22" office:value-type="string">
            <text:p>Pizza Hut # 4564</text:p>
          </table:table-cell>
          <table:table-cell table:style-name="ce22" office:value-type="string">
            <text:p>62444</text:p>
          </table:table-cell>
          <table:table-cell table:style-name="ce22" office:value-type="string">
            <text:p>683 Brandon Ave S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5-3121</text:p>
          </table:table-cell>
          <table:table-cell table:style-name="ce23" office:value-type="date" office:date-value="2011-10-25T15:23:00">
            <text:p> 10/25/2011</text:p>
          </table:table-cell>
          <table:table-cell table:style-name="ce22" office:value-type="string">
            <text:p>The Roanoker</text:p>
          </table:table-cell>
          <table:table-cell table:style-name="ce22" office:value-type="string">
            <text:p>6078</text:p>
          </table:table-cell>
          <table:table-cell table:style-name="ce22" office:value-type="string">
            <text:p>2522 Colonial Ave S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-3114</text:p>
          </table:table-cell>
          <table:table-cell table:style-name="ce23" office:value-type="date" office:date-value="2011-10-25T15:25:00">
            <text:p> 10/25/2011</text:p>
          </table:table-cell>
          <table:table-cell table:style-name="ce22" office:value-type="string">
            <text:p>Hanson Sunoco</text:p>
          </table:table-cell>
          <table:table-cell table:style-name="ce22" office:value-type="string">
            <text:p>38473</text:p>
          </table:table-cell>
          <table:table-cell table:style-name="ce22" office:value-type="string">
            <text:p>201 Jefferson Davis Hwy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837-2185</text:p>
          </table:table-cell>
          <table:table-cell table:style-name="ce23" office:value-type="date" office:date-value="2011-10-25T15:25:00">
            <text:p> 10/25/2011</text:p>
          </table:table-cell>
          <table:table-cell table:style-name="ce22" office:value-type="string">
            <text:p>Food Lion 2111</text:p>
          </table:table-cell>
          <table:table-cell table:style-name="ce22" office:value-type="string">
            <text:p>34727</text:p>
          </table:table-cell>
          <table:table-cell table:style-name="ce22" office:value-type="string">
            <text:p>28344 Southampton Pkwy</text:p>
          </table:table-cell>
          <table:table-cell table:style-name="ce22" office:value-type="string">
            <text:p>Court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-4712</text:p>
          </table:table-cell>
          <table:table-cell table:style-name="ce23" office:value-type="date" office:date-value="2011-10-25T15:45:00">
            <text:p> 10/25/2011</text:p>
          </table:table-cell>
          <table:table-cell table:style-name="ce22" office:value-type="string">
            <text:p>S Zaidi LLC</text:p>
          </table:table-cell>
          <table:table-cell table:style-name="ce22" office:value-type="string">
            <text:p>63977</text:p>
          </table:table-cell>
          <table:table-cell table:style-name="ce22" office:value-type="string">
            <text:p>801 William St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-4712</text:p>
          </table:table-cell>
          <table:table-cell table:style-name="ce23" office:value-type="date" office:date-value="2011-10-25T15:55:00">
            <text:p> 10/25/2011</text:p>
          </table:table-cell>
          <table:table-cell table:style-name="ce22" office:value-type="string">
            <text:p>Express Food Mart</text:p>
          </table:table-cell>
          <table:table-cell table:style-name="ce22" office:value-type="string">
            <text:p>43642</text:p>
          </table:table-cell>
          <table:table-cell table:style-name="ce22" office:value-type="string">
            <text:p>811 William St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4</text:p>
          </table:table-cell>
          <table:table-cell table:style-name="ce23" office:value-type="date" office:date-value="2011-10-25T15:57:00">
            <text:p> 10/25/2011</text:p>
          </table:table-cell>
          <table:table-cell table:style-name="ce22" office:value-type="string">
            <text:p>Ballyhack Golf Club</text:p>
          </table:table-cell>
          <table:table-cell table:style-name="ce22" office:value-type="string">
            <text:p>64321</text:p>
          </table:table-cell>
          <table:table-cell table:style-name="ce22" office:value-type="string">
            <text:p>3609 Pitzer Rd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8-4133</text:p>
          </table:table-cell>
          <table:table-cell table:style-name="ce23" office:value-type="date" office:date-value="2011-10-25T16:03:00">
            <text:p> 10/25/2011</text:p>
          </table:table-cell>
          <table:table-cell table:style-name="ce22" office:value-type="string">
            <text:p>Powells Market &amp; Quick Deli</text:p>
          </table:table-cell>
          <table:table-cell table:style-name="ce22" office:value-type="string">
            <text:p>56514</text:p>
          </table:table-cell>
          <table:table-cell table:style-name="ce22" office:value-type="string">
            <text:p>3602 Lafayette Blvd Ste 101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837</text:p>
          </table:table-cell>
          <table:table-cell table:style-name="ce23" office:value-type="date" office:date-value="2011-10-25T16:06:00">
            <text:p> 10/25/2011</text:p>
          </table:table-cell>
          <table:table-cell table:style-name="ce22" office:value-type="string">
            <text:p>7 Eleven Store 19701 A</text:p>
          </table:table-cell>
          <table:table-cell table:style-name="ce22" office:value-type="string">
            <text:p>67806</text:p>
          </table:table-cell>
          <table:table-cell table:style-name="ce22" office:value-type="string">
            <text:p>23138 Main St</text:p>
          </table:table-cell>
          <table:table-cell table:style-name="ce22" office:value-type="string">
            <text:p>Court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53-1915</text:p>
          </table:table-cell>
          <table:table-cell table:style-name="ce23" office:value-type="date" office:date-value="2011-10-25T16:09:00">
            <text:p> 10/25/2011</text:p>
          </table:table-cell>
          <table:table-cell table:style-name="ce22" office:value-type="string">
            <text:p>CVS Pharmacy # 3997</text:p>
          </table:table-cell>
          <table:table-cell table:style-name="ce22" office:value-type="string">
            <text:p>67347</text:p>
          </table:table-cell>
          <table:table-cell table:style-name="ce22" office:value-type="string">
            <text:p>9767 Courthouse Rd</text:p>
          </table:table-cell>
          <table:table-cell table:style-name="ce22" office:value-type="string">
            <text:p>Spotsylvan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</text:p>
          </table:table-cell>
          <table:table-cell table:style-name="ce23" office:value-type="date" office:date-value="2011-10-25T16:19:00">
            <text:p> 10/25/2011</text:p>
          </table:table-cell>
          <table:table-cell table:style-name="ce22" office:value-type="string">
            <text:p>OCharleys 292</text:p>
          </table:table-cell>
          <table:table-cell table:style-name="ce22" office:value-type="string">
            <text:p>7127</text:p>
          </table:table-cell>
          <table:table-cell table:style-name="ce22" office:value-type="string">
            <text:p>4765 Valley View Blvd N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851</text:p>
          </table:table-cell>
          <table:table-cell table:style-name="ce23" office:value-type="date" office:date-value="2011-10-25T16:25:00">
            <text:p> 10/25/2011</text:p>
          </table:table-cell>
          <table:table-cell table:style-name="ce22" office:value-type="string">
            <text:p>Farm Fresh # 674</text:p>
          </table:table-cell>
          <table:table-cell table:style-name="ce22" office:value-type="string">
            <text:p>51419</text:p>
          </table:table-cell>
          <table:table-cell table:style-name="ce22" office:value-type="string">
            <text:p>1459 Armory Dr</text:p>
          </table:table-cell>
          <table:table-cell table:style-name="ce22" office:value-type="string">
            <text:p>Frankli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7-1611</text:p>
          </table:table-cell>
          <table:table-cell table:style-name="ce23" office:value-type="date" office:date-value="2011-10-25T16:25:00">
            <text:p> 10/25/2011</text:p>
          </table:table-cell>
          <table:table-cell table:style-name="ce22" office:value-type="string">
            <text:p>7 Eleven Store 20560 D</text:p>
          </table:table-cell>
          <table:table-cell table:style-name="ce22" office:value-type="string">
            <text:p>68161</text:p>
          </table:table-cell>
          <table:table-cell table:style-name="ce22" office:value-type="string">
            <text:p>10501 Courthouse Rd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</text:p>
          </table:table-cell>
          <table:table-cell table:style-name="ce23" office:value-type="date" office:date-value="2011-10-25T16:26:00">
            <text:p> 10/25/2011</text:p>
          </table:table-cell>
          <table:table-cell table:style-name="ce22" office:value-type="string">
            <text:p>Red Robin Americas Gourmet Burgers &amp; Spirits</text:p>
          </table:table-cell>
          <table:table-cell table:style-name="ce22" office:value-type="string">
            <text:p>43038</text:p>
          </table:table-cell>
          <table:table-cell table:style-name="ce22" office:value-type="string">
            <text:p>4802 Valley View Blvd N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4</text:p>
          </table:table-cell>
          <table:table-cell table:style-name="ce23" office:value-type="date" office:date-value="2011-10-25T16:34:00">
            <text:p> 10/25/2011</text:p>
          </table:table-cell>
          <table:table-cell table:style-name="ce22" office:value-type="string">
            <text:p>Fas Mart # 86</text:p>
          </table:table-cell>
          <table:table-cell table:style-name="ce22" office:value-type="string">
            <text:p>26056</text:p>
          </table:table-cell>
          <table:table-cell table:style-name="ce22" office:value-type="string">
            <text:p>5200 Hull Street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851-2413</text:p>
          </table:table-cell>
          <table:table-cell table:style-name="ce23" office:value-type="date" office:date-value="2011-10-25T16:37:00">
            <text:p> 10/25/2011</text:p>
          </table:table-cell>
          <table:table-cell table:style-name="ce22" office:value-type="string">
            <text:p>College Drive Exxon</text:p>
          </table:table-cell>
          <table:table-cell table:style-name="ce22" office:value-type="string">
            <text:p>16876</text:p>
          </table:table-cell>
          <table:table-cell table:style-name="ce22" office:value-type="string">
            <text:p>339 N College Dr</text:p>
          </table:table-cell>
          <table:table-cell table:style-name="ce22" office:value-type="string">
            <text:p>Frankli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7</text:p>
          </table:table-cell>
          <table:table-cell table:style-name="ce23" office:value-type="date" office:date-value="2011-10-25T16:40:00">
            <text:p> 10/25/2011</text:p>
          </table:table-cell>
          <table:table-cell table:style-name="ce22" office:value-type="string">
            <text:p>7 Eleven Store 32713 B</text:p>
          </table:table-cell>
          <table:table-cell table:style-name="ce22" office:value-type="string">
            <text:p>49449</text:p>
          </table:table-cell>
          <table:table-cell table:style-name="ce22" office:value-type="string">
            <text:p>12135 Gordon Rd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</text:p>
          </table:table-cell>
          <table:table-cell table:style-name="ce23" office:value-type="date" office:date-value="2011-10-25T16:42:00">
            <text:p> 10/25/2011</text:p>
          </table:table-cell>
          <table:table-cell table:style-name="ce22" office:value-type="string">
            <text:p>Szechuan Restaurant</text:p>
          </table:table-cell>
          <table:table-cell table:style-name="ce22" office:value-type="string">
            <text:p>12617</text:p>
          </table:table-cell>
          <table:table-cell table:style-name="ce22" office:value-type="string">
            <text:p>1390 Townesquare Blvd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7-7202</text:p>
          </table:table-cell>
          <table:table-cell table:style-name="ce23" office:value-type="date" office:date-value="2011-10-25T16:45:00">
            <text:p> 10/25/2011</text:p>
          </table:table-cell>
          <table:table-cell table:style-name="ce22" office:value-type="string">
            <text:p>AMF Fredericksburg Lanes 142</text:p>
          </table:table-cell>
          <table:table-cell table:style-name="ce22" office:value-type="string">
            <text:p>52349</text:p>
          </table:table-cell>
          <table:table-cell table:style-name="ce22" office:value-type="string">
            <text:p>12100 Kilarney Dr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-2338</text:p>
          </table:table-cell>
          <table:table-cell table:style-name="ce23" office:value-type="date" office:date-value="2011-10-25T16:53:00">
            <text:p> 10/25/2011</text:p>
          </table:table-cell>
          <table:table-cell table:style-name="ce22" office:value-type="string">
            <text:p>Pizza Hut # 4515</text:p>
          </table:table-cell>
          <table:table-cell table:style-name="ce22" office:value-type="string">
            <text:p>54968</text:p>
          </table:table-cell>
          <table:table-cell table:style-name="ce22" office:value-type="string">
            <text:p>1016 Hershberger Rd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2</text:p>
          </table:table-cell>
          <table:table-cell table:style-name="ce23" office:value-type="date" office:date-value="2011-10-25T16:56:00">
            <text:p> 10/25/2011</text:p>
          </table:table-cell>
          <table:table-cell table:style-name="ce22" office:value-type="string">
            <text:p>Don Pepe Mexican Resturant</text:p>
          </table:table-cell>
          <table:table-cell table:style-name="ce22" office:value-type="string">
            <text:p>51773</text:p>
          </table:table-cell>
          <table:table-cell table:style-name="ce22" office:value-type="string">
            <text:p>10902 Hull Street Rd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2-3301</text:p>
          </table:table-cell>
          <table:table-cell table:style-name="ce23" office:value-type="date" office:date-value="2011-10-25T17:11:00">
            <text:p> 10/25/2011</text:p>
          </table:table-cell>
          <table:table-cell table:style-name="ce22" office:value-type="string">
            <text:p>Giuseppes Pizza</text:p>
          </table:table-cell>
          <table:table-cell table:style-name="ce22" office:value-type="string">
            <text:p>40790</text:p>
          </table:table-cell>
          <table:table-cell table:style-name="ce22" office:value-type="string">
            <text:p>10173 Hull Street Rd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851</text:p>
          </table:table-cell>
          <table:table-cell table:style-name="ce23" office:value-type="date" office:date-value="2011-10-25T17:12:00">
            <text:p> 10/25/2011</text:p>
          </table:table-cell>
          <table:table-cell table:style-name="ce22" office:value-type="string">
            <text:p>Express Deli Inc</text:p>
          </table:table-cell>
          <table:table-cell table:style-name="ce22" office:value-type="string">
            <text:p>51305</text:p>
          </table:table-cell>
          <table:table-cell table:style-name="ce22" office:value-type="string">
            <text:p>500 Pretlow St</text:p>
          </table:table-cell>
          <table:table-cell table:style-name="ce22" office:value-type="string">
            <text:p>Frankli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851-3916</text:p>
          </table:table-cell>
          <table:table-cell table:style-name="ce23" office:value-type="date" office:date-value="2011-10-25T17:21:00">
            <text:p> 10/25/2011</text:p>
          </table:table-cell>
          <table:table-cell table:style-name="ce22" office:value-type="string">
            <text:p>Eagle Mart</text:p>
          </table:table-cell>
          <table:table-cell table:style-name="ce22" office:value-type="string">
            <text:p>13581</text:p>
          </table:table-cell>
          <table:table-cell table:style-name="ce22" office:value-type="string">
            <text:p>1397 Carrsville Hwy</text:p>
          </table:table-cell>
          <table:table-cell table:style-name="ce22" office:value-type="string">
            <text:p>Frankli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2</text:p>
          </table:table-cell>
          <table:table-cell table:style-name="ce23" office:value-type="date" office:date-value="2011-10-25T17:28:00">
            <text:p> 10/25/2011</text:p>
          </table:table-cell>
          <table:table-cell table:style-name="ce22" office:value-type="string">
            <text:p>Annas Pizza Inc</text:p>
          </table:table-cell>
          <table:table-cell table:style-name="ce22" office:value-type="string">
            <text:p>6794</text:p>
          </table:table-cell>
          <table:table-cell table:style-name="ce22" office:value-type="string">
            <text:p>11027 Hull Street Rd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2-2055</text:p>
          </table:table-cell>
          <table:table-cell table:style-name="ce23" office:value-type="date" office:date-value="2011-10-25T17:52:00">
            <text:p> 10/25/2011</text:p>
          </table:table-cell>
          <table:table-cell table:style-name="ce22" office:value-type="string">
            <text:p>Food Lion 1265</text:p>
          </table:table-cell>
          <table:table-cell table:style-name="ce22" office:value-type="string">
            <text:p>9895</text:p>
          </table:table-cell>
          <table:table-cell table:style-name="ce22" office:value-type="string">
            <text:p>13961 Hull Street Rd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87</text:p>
          </table:table-cell>
          <table:table-cell table:style-name="ce23" office:value-type="date" office:date-value="2011-10-25T18:20:00">
            <text:p> 10/25/2011</text:p>
          </table:table-cell>
          <table:table-cell table:style-name="ce22" office:value-type="string">
            <text:p>Windsor C Store</text:p>
          </table:table-cell>
          <table:table-cell table:style-name="ce22" office:value-type="string">
            <text:p>64525</text:p>
          </table:table-cell>
          <table:table-cell table:style-name="ce22" office:value-type="string">
            <text:p>59 W Windsor Blvd</text:p>
          </table:table-cell>
          <table:table-cell table:style-name="ce22" office:value-type="string">
            <text:p>Windso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</text:p>
          </table:table-cell>
          <table:table-cell table:style-name="ce23" office:value-type="date" office:date-value="2011-10-25T18:48:00">
            <text:p> 10/25/2011</text:p>
          </table:table-cell>
          <table:table-cell table:style-name="ce22" office:value-type="string">
            <text:p>La Bodeguita Hispana</text:p>
          </table:table-cell>
          <table:table-cell table:style-name="ce22" office:value-type="string">
            <text:p>54647</text:p>
          </table:table-cell>
          <table:table-cell table:style-name="ce22" office:value-type="string">
            <text:p>5225 Williamson Rd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888-2959</text:p>
          </table:table-cell>
          <table:table-cell table:style-name="ce23" office:value-type="date" office:date-value="2011-10-25T18:51:00">
            <text:p> 10/25/2011</text:p>
          </table:table-cell>
          <table:table-cell table:style-name="ce22" office:value-type="string">
            <text:p>Wakefield Convenience Store</text:p>
          </table:table-cell>
          <table:table-cell table:style-name="ce22" office:value-type="string">
            <text:p>47539</text:p>
          </table:table-cell>
          <table:table-cell table:style-name="ce22" office:value-type="string">
            <text:p>555 N County Dr</text:p>
          </table:table-cell>
          <table:table-cell table:style-name="ce22" office:value-type="string">
            <text:p>Wake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3</text:p>
          </table:table-cell>
          <table:table-cell table:style-name="ce23" office:value-type="date" office:date-value="2011-10-25T18:53:00">
            <text:p> 10/25/2011</text:p>
          </table:table-cell>
          <table:table-cell table:style-name="ce22" office:value-type="string">
            <text:p>Vino Market</text:p>
          </table:table-cell>
          <table:table-cell table:style-name="ce22" office:value-type="string">
            <text:p>57772</text:p>
          </table:table-cell>
          <table:table-cell table:style-name="ce22" office:value-type="string">
            <text:p>3730 Winterfield Rd Ste 300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-1538</text:p>
          </table:table-cell>
          <table:table-cell table:style-name="ce23" office:value-type="date" office:date-value="2011-10-25T18:53:00">
            <text:p> 10/25/2011</text:p>
          </table:table-cell>
          <table:table-cell table:style-name="ce22" office:value-type="string">
            <text:p>Thunderbird Club</text:p>
          </table:table-cell>
          <table:table-cell table:style-name="ce22" office:value-type="string">
            <text:p>73451</text:p>
          </table:table-cell>
          <table:table-cell table:style-name="ce22" office:value-type="string">
            <text:p>5124 Hildebrand Rd N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-1400</text:p>
          </table:table-cell>
          <table:table-cell table:style-name="ce23" office:value-type="date" office:date-value="2011-10-25T19:02:00">
            <text:p> 10/25/2011</text:p>
          </table:table-cell>
          <table:table-cell table:style-name="ce22" office:value-type="string">
            <text:p>CT Mini Market</text:p>
          </table:table-cell>
          <table:table-cell table:style-name="ce22" office:value-type="string">
            <text:p>68652</text:p>
          </table:table-cell>
          <table:table-cell table:style-name="ce22" office:value-type="string">
            <text:p>5327 Williamson Rd Ste E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-1442</text:p>
          </table:table-cell>
          <table:table-cell table:style-name="ce23" office:value-type="date" office:date-value="2011-10-25T19:09:00">
            <text:p> 10/25/2011</text:p>
          </table:table-cell>
          <table:table-cell table:style-name="ce22" office:value-type="string">
            <text:p>Clipper Food Mart</text:p>
          </table:table-cell>
          <table:table-cell table:style-name="ce22" office:value-type="string">
            <text:p>19010</text:p>
          </table:table-cell>
          <table:table-cell table:style-name="ce22" office:value-type="string">
            <text:p>5626 Williamson Rd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-2328</text:p>
          </table:table-cell>
          <table:table-cell table:style-name="ce23" office:value-type="date" office:date-value="2011-10-25T19:16:00">
            <text:p> 10/25/2011</text:p>
          </table:table-cell>
          <table:table-cell table:style-name="ce22" office:value-type="string">
            <text:p>Second Alarm</text:p>
          </table:table-cell>
          <table:table-cell table:style-name="ce22" office:value-type="string">
            <text:p>63000</text:p>
          </table:table-cell>
          <table:table-cell table:style-name="ce22" office:value-type="string">
            <text:p>4608 Williamson Rd N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-3328</text:p>
          </table:table-cell>
          <table:table-cell table:style-name="ce23" office:value-type="date" office:date-value="2011-10-25T19:22:00">
            <text:p> 10/25/2011</text:p>
          </table:table-cell>
          <table:table-cell table:style-name="ce22" office:value-type="string">
            <text:p>7 Eleven Store 11974 A</text:p>
          </table:table-cell>
          <table:table-cell table:style-name="ce22" office:value-type="string">
            <text:p>69849</text:p>
          </table:table-cell>
          <table:table-cell table:style-name="ce22" office:value-type="string">
            <text:p>3602 Williamson Rd N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-2332</text:p>
          </table:table-cell>
          <table:table-cell table:style-name="ce23" office:value-type="date" office:date-value="2011-10-25T19:29:00">
            <text:p> 10/25/2011</text:p>
          </table:table-cell>
          <table:table-cell table:style-name="ce22" office:value-type="string">
            <text:p>Rock It Salon of Virginia</text:p>
          </table:table-cell>
          <table:table-cell table:style-name="ce22" office:value-type="string">
            <text:p>63636</text:p>
          </table:table-cell>
          <table:table-cell table:style-name="ce22" office:value-type="string">
            <text:p>4820 Williamson Rd N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882</text:p>
          </table:table-cell>
          <table:table-cell table:style-name="ce23" office:value-type="date" office:date-value="2011-10-25T19:30:00">
            <text:p> 10/25/2011</text:p>
          </table:table-cell>
          <table:table-cell table:style-name="ce22" office:value-type="string">
            <text:p>Youngs Inn</text:p>
          </table:table-cell>
          <table:table-cell table:style-name="ce22" office:value-type="string">
            <text:p>31116</text:p>
          </table:table-cell>
          <table:table-cell table:style-name="ce22" office:value-type="string">
            <text:p>1301 Lee Ave</text:p>
          </table:table-cell>
          <table:table-cell table:style-name="ce22" office:value-type="string">
            <text:p>Stony Cree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5-2045</text:p>
          </table:table-cell>
          <table:table-cell table:style-name="ce23" office:value-type="date" office:date-value="2011-10-25T19:30:00">
            <text:p> 10/25/2011</text:p>
          </table:table-cell>
          <table:table-cell table:style-name="ce22" office:value-type="string">
            <text:p>The Isaacs Restaurant</text:p>
          </table:table-cell>
          <table:table-cell table:style-name="ce22" office:value-type="string">
            <text:p>48438</text:p>
          </table:table-cell>
          <table:table-cell table:style-name="ce22" office:value-type="string">
            <text:p>1910 Memorial Ave S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4</text:p>
          </table:table-cell>
          <table:table-cell table:style-name="ce23" office:value-type="date" office:date-value="2011-10-25T19:39:00">
            <text:p> 10/25/2011</text:p>
          </table:table-cell>
          <table:table-cell table:style-name="ce22" office:value-type="string">
            <text:p>Mexico Lindo Dream</text:p>
          </table:table-cell>
          <table:table-cell table:style-name="ce22" office:value-type="string">
            <text:p>52902</text:p>
          </table:table-cell>
          <table:table-cell table:style-name="ce22" office:value-type="string">
            <text:p>3900 Old Hopkins Rd Ste A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-6252</text:p>
          </table:table-cell>
          <table:table-cell table:style-name="ce23" office:value-type="date" office:date-value="2011-10-25T19:44:00">
            <text:p> 10/25/2011</text:p>
          </table:table-cell>
          <table:table-cell table:style-name="ce22" office:value-type="string">
            <text:p>Jersey Lily's Roadhouse Grill</text:p>
          </table:table-cell>
          <table:table-cell table:style-name="ce22" office:value-type="string">
            <text:p>6101</text:p>
          </table:table-cell>
          <table:table-cell table:style-name="ce22" office:value-type="string">
            <text:p>2843 Orange Ave NE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92</text:p>
          </table:table-cell>
          <table:table-cell table:style-name="ce23" office:value-type="date" office:date-value="2011-10-26T10:43:00">
            <text:p> 10/26/2011</text:p>
          </table:table-cell>
          <table:table-cell table:style-name="ce22" office:value-type="string">
            <text:p>Fas Mart # 111</text:p>
          </table:table-cell>
          <table:table-cell table:style-name="ce22" office:value-type="string">
            <text:p>26097</text:p>
          </table:table-cell>
          <table:table-cell table:style-name="ce22" office:value-type="string">
            <text:p>2070 Philpott Rd</text:p>
          </table:table-cell>
          <table:table-cell table:style-name="ce22" office:value-type="string">
            <text:p>South Bo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92</text:p>
          </table:table-cell>
          <table:table-cell table:style-name="ce23" office:value-type="date" office:date-value="2011-10-26T10:54:00">
            <text:p> 10/26/2011</text:p>
          </table:table-cell>
          <table:table-cell table:style-name="ce22" office:value-type="string">
            <text:p>Smileys Store</text:p>
          </table:table-cell>
          <table:table-cell table:style-name="ce22" office:value-type="string">
            <text:p>38993</text:p>
          </table:table-cell>
          <table:table-cell table:style-name="ce22" office:value-type="string">
            <text:p>6046 Bill Tuck Hwy</text:p>
          </table:table-cell>
          <table:table-cell table:style-name="ce22" office:value-type="string">
            <text:p>South Bo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89-3011</text:p>
          </table:table-cell>
          <table:table-cell table:style-name="ce23" office:value-type="date" office:date-value="2011-10-26T11:12:00">
            <text:p> 10/26/2011</text:p>
          </table:table-cell>
          <table:table-cell table:style-name="ce22" office:value-type="string">
            <text:p>Clarks Self Service</text:p>
          </table:table-cell>
          <table:table-cell table:style-name="ce22" office:value-type="string">
            <text:p>29760</text:p>
          </table:table-cell>
          <table:table-cell table:style-name="ce22" office:value-type="string">
            <text:p>3041 Scottsburg Rd</text:p>
          </table:table-cell>
          <table:table-cell table:style-name="ce22" office:value-type="string">
            <text:p>Scott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34</text:p>
          </table:table-cell>
          <table:table-cell table:style-name="ce23" office:value-type="date" office:date-value="2011-10-26T11:26:00">
            <text:p> 10/26/2011</text:p>
          </table:table-cell>
          <table:table-cell table:style-name="ce22" office:value-type="string">
            <text:p>Billys Pure Station</text:p>
          </table:table-cell>
          <table:table-cell table:style-name="ce22" office:value-type="string">
            <text:p>65523</text:p>
          </table:table-cell>
          <table:table-cell table:style-name="ce22" office:value-type="string">
            <text:p>13164 James Hagood Hwy</text:p>
          </table:table-cell>
          <table:table-cell table:style-name="ce22" office:value-type="string">
            <text:p>Clov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77-3693</text:p>
          </table:table-cell>
          <table:table-cell table:style-name="ce23" office:value-type="date" office:date-value="2011-10-26T12:27:00">
            <text:p> 10/26/2011</text:p>
          </table:table-cell>
          <table:table-cell table:style-name="ce22" office:value-type="string">
            <text:p>Four Forks Market</text:p>
          </table:table-cell>
          <table:table-cell table:style-name="ce22" office:value-type="string">
            <text:p>64114</text:p>
          </table:table-cell>
          <table:table-cell table:style-name="ce22" office:value-type="string">
            <text:p>1021 Stage Coach Rd</text:p>
          </table:table-cell>
          <table:table-cell table:style-name="ce22" office:value-type="string">
            <text:p>Nathali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58-3167</text:p>
          </table:table-cell>
          <table:table-cell table:style-name="ce23" office:value-type="date" office:date-value="2011-10-26T13:32:00">
            <text:p> 10/26/2011</text:p>
          </table:table-cell>
          <table:table-cell table:style-name="ce22" office:value-type="string">
            <text:p>Friendly Food Corner</text:p>
          </table:table-cell>
          <table:table-cell table:style-name="ce22" office:value-type="string">
            <text:p>67609</text:p>
          </table:table-cell>
          <table:table-cell table:style-name="ce22" office:value-type="string">
            <text:p>2216 Mountain Rd</text:p>
          </table:table-cell>
          <table:table-cell table:style-name="ce22" office:value-type="string">
            <text:p>Hali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92-2425</text:p>
          </table:table-cell>
          <table:table-cell table:style-name="ce23" office:value-type="date" office:date-value="2011-10-26T13:57:00">
            <text:p> 10/26/2011</text:p>
          </table:table-cell>
          <table:table-cell table:style-name="ce22" office:value-type="string">
            <text:p>Jiffy Food Store 9</text:p>
          </table:table-cell>
          <table:table-cell table:style-name="ce22" office:value-type="string">
            <text:p>3627</text:p>
          </table:table-cell>
          <table:table-cell table:style-name="ce22" office:value-type="string">
            <text:p>1537 Wilborn Ave</text:p>
          </table:table-cell>
          <table:table-cell table:style-name="ce22" office:value-type="string">
            <text:p>South Bo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92-4627</text:p>
          </table:table-cell>
          <table:table-cell table:style-name="ce23" office:value-type="date" office:date-value="2011-10-26T14:03:00">
            <text:p> 10/26/2011</text:p>
          </table:table-cell>
          <table:table-cell table:style-name="ce22" office:value-type="string">
            <text:p>Cafe Peroni</text:p>
          </table:table-cell>
          <table:table-cell table:style-name="ce22" office:value-type="string">
            <text:p>56640</text:p>
          </table:table-cell>
          <table:table-cell table:style-name="ce22" office:value-type="string">
            <text:p>303 Main St</text:p>
          </table:table-cell>
          <table:table-cell table:style-name="ce22" office:value-type="string">
            <text:p>South Bo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20</text:p>
          </table:table-cell>
          <table:table-cell table:style-name="ce23" office:value-type="date" office:date-value="2011-10-26T14:25:00">
            <text:p> 10/26/2011</text:p>
          </table:table-cell>
          <table:table-cell table:style-name="ce22" office:value-type="string">
            <text:p>Old Times LLC</text:p>
          </table:table-cell>
          <table:table-cell table:style-name="ce22" office:value-type="string">
            <text:p>67425</text:p>
          </table:table-cell>
          <table:table-cell table:style-name="ce22" office:value-type="string">
            <text:p>5013 Cluster Springs Rd</text:p>
          </table:table-cell>
          <table:table-cell table:style-name="ce22" office:value-type="string">
            <text:p>Al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2-2425</text:p>
          </table:table-cell>
          <table:table-cell table:style-name="ce23" office:value-type="date" office:date-value="2011-10-26T14:50:00">
            <text:p> 10/26/2011</text:p>
          </table:table-cell>
          <table:table-cell table:style-name="ce22" office:value-type="string">
            <text:p>Kangaroo Express # 3702</text:p>
          </table:table-cell>
          <table:table-cell table:style-name="ce22" office:value-type="string">
            <text:p>39970</text:p>
          </table:table-cell>
          <table:table-cell table:style-name="ce22" office:value-type="string">
            <text:p>1146 N Military Hwy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8-5543</text:p>
          </table:table-cell>
          <table:table-cell table:style-name="ce23" office:value-type="date" office:date-value="2011-10-26T15:08:00">
            <text:p> 10/26/2011</text:p>
          </table:table-cell>
          <table:table-cell table:style-name="ce22" office:value-type="string">
            <text:p>PrimeTime Sports Bar &amp; Grill</text:p>
          </table:table-cell>
          <table:table-cell table:style-name="ce22" office:value-type="string">
            <text:p>44106</text:p>
          </table:table-cell>
          <table:table-cell table:style-name="ce22" office:value-type="string">
            <text:p>3574 N Military Hwy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71</text:p>
          </table:table-cell>
          <table:table-cell table:style-name="ce23" office:value-type="date" office:date-value="2011-10-26T15:45:00">
            <text:p> 10/26/2011</text:p>
          </table:table-cell>
          <table:table-cell table:style-name="ce22" office:value-type="string">
            <text:p>Wal Mart Supercenter # 3770</text:p>
          </table:table-cell>
          <table:table-cell table:style-name="ce22" office:value-type="string">
            <text:p>41961</text:p>
          </table:table-cell>
          <table:table-cell table:style-name="ce22" office:value-type="string">
            <text:p>19265 Jeb Stuart Hwy</text:p>
          </table:table-cell>
          <table:table-cell table:style-name="ce22" office:value-type="string">
            <text:p>Stuar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5-3427</text:p>
          </table:table-cell>
          <table:table-cell table:style-name="ce23" office:value-type="date" office:date-value="2011-10-26T16:00:00">
            <text:p> 10/26/2011</text:p>
          </table:table-cell>
          <table:table-cell table:style-name="ce22" office:value-type="string">
            <text:p>Tokyo Market</text:p>
          </table:table-cell>
          <table:table-cell table:style-name="ce22" office:value-type="string">
            <text:p>47690</text:p>
          </table:table-cell>
          <table:table-cell table:style-name="ce22" office:value-type="string">
            <text:p>7516 Granby St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5</text:p>
          </table:table-cell>
          <table:table-cell table:style-name="ce23" office:value-type="date" office:date-value="2011-10-26T16:10:00">
            <text:p> 10/26/2011</text:p>
          </table:table-cell>
          <table:table-cell table:style-name="ce22" office:value-type="string">
            <text:p>Walgreens 05876</text:p>
          </table:table-cell>
          <table:table-cell table:style-name="ce22" office:value-type="string">
            <text:p>63155</text:p>
          </table:table-cell>
          <table:table-cell table:style-name="ce22" office:value-type="string">
            <text:p>115 W Little Creek R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-3009</text:p>
          </table:table-cell>
          <table:table-cell table:style-name="ce23" office:value-type="date" office:date-value="2011-10-26T16:16:00">
            <text:p> 10/26/2011</text:p>
          </table:table-cell>
          <table:table-cell table:style-name="ce22" office:value-type="string">
            <text:p>Annas Italian Restaurant &amp; Pizza 5</text:p>
          </table:table-cell>
          <table:table-cell table:style-name="ce22" office:value-type="string">
            <text:p>43198</text:p>
          </table:table-cell>
          <table:table-cell table:style-name="ce22" office:value-type="string">
            <text:p>115 Maury Ave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20-4084</text:p>
          </table:table-cell>
          <table:table-cell table:style-name="ce23" office:value-type="date" office:date-value="2011-10-26T16:20:00">
            <text:p> 10/26/2011</text:p>
          </table:table-cell>
          <table:table-cell table:style-name="ce22" office:value-type="string">
            <text:p>Primland Resort</text:p>
          </table:table-cell>
          <table:table-cell table:style-name="ce22" office:value-type="string">
            <text:p>55361</text:p>
          </table:table-cell>
          <table:table-cell table:style-name="ce22" office:value-type="string">
            <text:p>4621 Busted Rock Rd</text:p>
          </table:table-cell>
          <table:table-cell table:style-name="ce22" office:value-type="string">
            <text:p>Meadows Of D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83</text:p>
          </table:table-cell>
          <table:table-cell table:style-name="ce23" office:value-type="date" office:date-value="2011-10-26T16:30:00">
            <text:p> 10/26/2011</text:p>
          </table:table-cell>
          <table:table-cell table:style-name="ce22" office:value-type="string">
            <text:p>Lil Cuccis Inc</text:p>
          </table:table-cell>
          <table:table-cell table:style-name="ce22" office:value-type="string">
            <text:p>75450</text:p>
          </table:table-cell>
          <table:table-cell table:style-name="ce22" office:value-type="string">
            <text:p>1396 Roanoke Rd</text:p>
          </table:table-cell>
          <table:table-cell table:style-name="ce22" office:value-type="string">
            <text:p>Dal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-4834</text:p>
          </table:table-cell>
          <table:table-cell table:style-name="ce23" office:value-type="date" office:date-value="2011-10-26T16:38:00">
            <text:p> 10/26/2011</text:p>
          </table:table-cell>
          <table:table-cell table:style-name="ce22" office:value-type="string">
            <text:p>The Virginia Company</text:p>
          </table:table-cell>
          <table:table-cell table:style-name="ce22" office:value-type="string">
            <text:p>28025</text:p>
          </table:table-cell>
          <table:table-cell table:style-name="ce22" office:value-type="string">
            <text:p>1047B Emmet St N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79-2507</text:p>
          </table:table-cell>
          <table:table-cell table:style-name="ce23" office:value-type="date" office:date-value="2011-10-26T16:40:00">
            <text:p> 10/26/2011</text:p>
          </table:table-cell>
          <table:table-cell table:style-name="ce22" office:value-type="string">
            <text:p>J &amp; J Market and Deli</text:p>
          </table:table-cell>
          <table:table-cell table:style-name="ce22" office:value-type="string">
            <text:p>56554</text:p>
          </table:table-cell>
          <table:table-cell table:style-name="ce22" office:value-type="string">
            <text:p>7081 Floyd Hwy N</text:p>
          </table:table-cell>
          <table:table-cell table:style-name="ce22" office:value-type="string">
            <text:p>Copper Hi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-2222</text:p>
          </table:table-cell>
          <table:table-cell table:style-name="ce23" office:value-type="date" office:date-value="2011-10-26T16:58:00">
            <text:p> 10/26/2011</text:p>
          </table:table-cell>
          <table:table-cell table:style-name="ce22" office:value-type="string">
            <text:p>Quik Mart</text:p>
          </table:table-cell>
          <table:table-cell table:style-name="ce22" office:value-type="string">
            <text:p>63898</text:p>
          </table:table-cell>
          <table:table-cell table:style-name="ce22" office:value-type="string">
            <text:p>1207 Grady Ave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</text:p>
          </table:table-cell>
          <table:table-cell table:style-name="ce23" office:value-type="date" office:date-value="2011-10-26T17:00:00">
            <text:p> 10/26/2011</text:p>
          </table:table-cell>
          <table:table-cell table:style-name="ce22" office:value-type="string">
            <text:p>Edible Thymes</text:p>
          </table:table-cell>
          <table:table-cell table:style-name="ce22" office:value-type="string">
            <text:p>68715</text:p>
          </table:table-cell>
          <table:table-cell table:style-name="ce22" office:value-type="string">
            <text:p>2224 Virginia Beach Blvd Ste 113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380</text:p>
          </table:table-cell>
          <table:table-cell table:style-name="ce23" office:value-type="date" office:date-value="2011-10-26T17:00:00">
            <text:p> 10/26/2011</text:p>
          </table:table-cell>
          <table:table-cell table:style-name="ce22" office:value-type="string">
            <text:p>Willis Village Mart</text:p>
          </table:table-cell>
          <table:table-cell table:style-name="ce22" office:value-type="string">
            <text:p>70259</text:p>
          </table:table-cell>
          <table:table-cell table:style-name="ce22" office:value-type="string">
            <text:p>5602 Floyd Hwy S</text:p>
          </table:table-cell>
          <table:table-cell table:style-name="ce22" office:value-type="string">
            <text:p>Willi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79</text:p>
          </table:table-cell>
          <table:table-cell table:style-name="ce23" office:value-type="date" office:date-value="2011-10-26T17:04:00">
            <text:p> 10/26/2011</text:p>
          </table:table-cell>
          <table:table-cell table:style-name="ce22" office:value-type="string">
            <text:p>Colonial Downs Food &amp; Beverage</text:p>
          </table:table-cell>
          <table:table-cell table:style-name="ce22" office:value-type="string">
            <text:p>34786</text:p>
          </table:table-cell>
          <table:table-cell table:style-name="ce22" office:value-type="string">
            <text:p>1124 Vineyard Rd</text:p>
          </table:table-cell>
          <table:table-cell table:style-name="ce22" office:value-type="string">
            <text:p>Vi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32</text:p>
          </table:table-cell>
          <table:table-cell table:style-name="ce23" office:value-type="date" office:date-value="2011-10-26T17:05:00">
            <text:p> 10/26/2011</text:p>
          </table:table-cell>
          <table:table-cell table:style-name="ce22" office:value-type="string">
            <text:p>Made In Asia</text:p>
          </table:table-cell>
          <table:table-cell table:style-name="ce22" office:value-type="string">
            <text:p>64526</text:p>
          </table:table-cell>
          <table:table-cell table:style-name="ce22" office:value-type="string">
            <text:p>7302 Hancock Village Dr</text:p>
          </table:table-cell>
          <table:table-cell table:style-name="ce22" office:value-type="string">
            <text:p>Chester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-4421</text:p>
          </table:table-cell>
          <table:table-cell table:style-name="ce23" office:value-type="date" office:date-value="2011-10-26T17:15:00">
            <text:p> 10/26/2011</text:p>
          </table:table-cell>
          <table:table-cell table:style-name="ce22" office:value-type="string">
            <text:p>Sticks Kebob Shop</text:p>
          </table:table-cell>
          <table:table-cell table:style-name="ce22" office:value-type="string">
            <text:p>12640</text:p>
          </table:table-cell>
          <table:table-cell table:style-name="ce22" office:value-type="string">
            <text:p>917A Preston Ave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91</text:p>
          </table:table-cell>
          <table:table-cell table:style-name="ce23" office:value-type="date" office:date-value="2011-10-26T17:20:00">
            <text:p> 10/26/2011</text:p>
          </table:table-cell>
          <table:table-cell table:style-name="ce22" office:value-type="string">
            <text:p>Food Lion 2107</text:p>
          </table:table-cell>
          <table:table-cell table:style-name="ce22" office:value-type="string">
            <text:p>32678</text:p>
          </table:table-cell>
          <table:table-cell table:style-name="ce22" office:value-type="string">
            <text:p>350 W Main St</text:p>
          </table:table-cell>
          <table:table-cell table:style-name="ce22" office:value-type="string">
            <text:p>Floy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-4538</text:p>
          </table:table-cell>
          <table:table-cell table:style-name="ce23" office:value-type="date" office:date-value="2011-10-26T17:21:00">
            <text:p> 10/26/2011</text:p>
          </table:table-cell>
          <table:table-cell table:style-name="ce22" office:value-type="string">
            <text:p>Reids Super Save Market No 3</text:p>
          </table:table-cell>
          <table:table-cell table:style-name="ce22" office:value-type="string">
            <text:p>7583</text:p>
          </table:table-cell>
          <table:table-cell table:style-name="ce22" office:value-type="string">
            <text:p>600 Preston Ave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7</text:p>
          </table:table-cell>
          <table:table-cell table:style-name="ce23" office:value-type="date" office:date-value="2011-10-26T17:25:00">
            <text:p> 10/26/2011</text:p>
          </table:table-cell>
          <table:table-cell table:style-name="ce22" office:value-type="string">
            <text:p>Bay Food Mart</text:p>
          </table:table-cell>
          <table:table-cell table:style-name="ce22" office:value-type="string">
            <text:p>63656</text:p>
          </table:table-cell>
          <table:table-cell table:style-name="ce22" office:value-type="string">
            <text:p>2707 Granby St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</text:p>
          </table:table-cell>
          <table:table-cell table:style-name="ce23" office:value-type="date" office:date-value="2011-10-26T17:30:00">
            <text:p> 10/26/2011</text:p>
          </table:table-cell>
          <table:table-cell table:style-name="ce22" office:value-type="string">
            <text:p>The Memory Center Virginia Beach</text:p>
          </table:table-cell>
          <table:table-cell table:style-name="ce22" office:value-type="string">
            <text:p>53257</text:p>
          </table:table-cell>
          <table:table-cell table:style-name="ce22" office:value-type="string">
            <text:p>1853 Old Donation Pkwy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-2606</text:p>
          </table:table-cell>
          <table:table-cell table:style-name="ce23" office:value-type="date" office:date-value="2011-10-26T17:36:00">
            <text:p> 10/26/2011</text:p>
          </table:table-cell>
          <table:table-cell table:style-name="ce22" office:value-type="string">
            <text:p>Michaels Bistro</text:p>
          </table:table-cell>
          <table:table-cell table:style-name="ce22" office:value-type="string">
            <text:p>57644</text:p>
          </table:table-cell>
          <table:table-cell table:style-name="ce22" office:value-type="string">
            <text:p>1427 University Ave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21</text:p>
          </table:table-cell>
          <table:table-cell table:style-name="ce23" office:value-type="date" office:date-value="2011-10-26T17:41:00">
            <text:p> 10/26/2011</text:p>
          </table:table-cell>
          <table:table-cell table:style-name="ce22" office:value-type="string">
            <text:p>Dayton Mini Market</text:p>
          </table:table-cell>
          <table:table-cell table:style-name="ce22" office:value-type="string">
            <text:p>54278</text:p>
          </table:table-cell>
          <table:table-cell table:style-name="ce22" office:value-type="string">
            <text:p>237 Main St</text:p>
          </table:table-cell>
          <table:table-cell table:style-name="ce22" office:value-type="string">
            <text:p>Day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</text:p>
          </table:table-cell>
          <table:table-cell table:style-name="ce23" office:value-type="date" office:date-value="2011-10-26T17:41:00">
            <text:p> 10/26/2011</text:p>
          </table:table-cell>
          <table:table-cell table:style-name="ce22" office:value-type="string">
            <text:p>St Maarten Cafe</text:p>
          </table:table-cell>
          <table:table-cell table:style-name="ce22" office:value-type="string">
            <text:p>48927</text:p>
          </table:table-cell>
          <table:table-cell table:style-name="ce22" office:value-type="string">
            <text:p>1400 Wertland St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32</text:p>
          </table:table-cell>
          <table:table-cell table:style-name="ce23" office:value-type="date" office:date-value="2011-10-26T17:44:00">
            <text:p> 10/26/2011</text:p>
          </table:table-cell>
          <table:table-cell table:style-name="ce22" office:value-type="string">
            <text:p>CVS Pharamcy 1547</text:p>
          </table:table-cell>
          <table:table-cell table:style-name="ce22" office:value-type="string">
            <text:p>67397</text:p>
          </table:table-cell>
          <table:table-cell table:style-name="ce22" office:value-type="string">
            <text:p>6400 Centralia Rd</text:p>
          </table:table-cell>
          <table:table-cell table:style-name="ce22" office:value-type="string">
            <text:p>Chester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-2605</text:p>
          </table:table-cell>
          <table:table-cell table:style-name="ce23" office:value-type="date" office:date-value="2011-10-26T17:47:00">
            <text:p> 10/26/2011</text:p>
          </table:table-cell>
          <table:table-cell table:style-name="ce22" office:value-type="string">
            <text:p>Take It Away</text:p>
          </table:table-cell>
          <table:table-cell table:style-name="ce22" office:value-type="string">
            <text:p>28003</text:p>
          </table:table-cell>
          <table:table-cell table:style-name="ce22" office:value-type="string">
            <text:p>115 Elliewood Ave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-2604</text:p>
          </table:table-cell>
          <table:table-cell table:style-name="ce23" office:value-type="date" office:date-value="2011-10-26T17:52:00">
            <text:p> 10/26/2011</text:p>
          </table:table-cell>
          <table:table-cell table:style-name="ce22" office:value-type="string">
            <text:p>The Backyard</text:p>
          </table:table-cell>
          <table:table-cell table:style-name="ce22" office:value-type="string">
            <text:p>64900</text:p>
          </table:table-cell>
          <table:table-cell table:style-name="ce22" office:value-type="string">
            <text:p>20 Elliewood Ave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31-1457</text:p>
          </table:table-cell>
          <table:table-cell table:style-name="ce23" office:value-type="date" office:date-value="2011-10-26T17:55:00">
            <text:p> 10/26/2011</text:p>
          </table:table-cell>
          <table:table-cell table:style-name="ce22" office:value-type="string">
            <text:p>Applebees Neighborhood Grill &amp; Bar</text:p>
          </table:table-cell>
          <table:table-cell table:style-name="ce22" office:value-type="string">
            <text:p>50412</text:p>
          </table:table-cell>
          <table:table-cell table:style-name="ce22" office:value-type="string">
            <text:p>11900 Iron Bridge Rd</text:p>
          </table:table-cell>
          <table:table-cell table:style-name="ce22" office:value-type="string">
            <text:p>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</text:p>
          </table:table-cell>
          <table:table-cell table:style-name="ce23" office:value-type="date" office:date-value="2011-10-26T17:57:00">
            <text:p> 10/26/2011</text:p>
          </table:table-cell>
          <table:table-cell table:style-name="ce22" office:value-type="string">
            <text:p>The Pigeon Hole</text:p>
          </table:table-cell>
          <table:table-cell table:style-name="ce22" office:value-type="string">
            <text:p>67867</text:p>
          </table:table-cell>
          <table:table-cell table:style-name="ce22" office:value-type="string">
            <text:p>11 Elliewood Ave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</text:p>
          </table:table-cell>
          <table:table-cell table:style-name="ce23" office:value-type="date" office:date-value="2011-10-26T18:00:00">
            <text:p> 10/26/2011</text:p>
          </table:table-cell>
          <table:table-cell table:style-name="ce22" office:value-type="string">
            <text:p>Garrisons Bar and Grill</text:p>
          </table:table-cell>
          <table:table-cell table:style-name="ce22" office:value-type="string">
            <text:p>47872</text:p>
          </table:table-cell>
          <table:table-cell table:style-name="ce22" office:value-type="string">
            <text:p>401 N Great Neck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91</text:p>
          </table:table-cell>
          <table:table-cell table:style-name="ce23" office:value-type="date" office:date-value="2011-10-26T18:00:00">
            <text:p> 10/26/2011</text:p>
          </table:table-cell>
          <table:table-cell table:style-name="ce22" office:value-type="string">
            <text:p>OddFellas Cantina</text:p>
          </table:table-cell>
          <table:table-cell table:style-name="ce22" office:value-type="string">
            <text:p>49570</text:p>
          </table:table-cell>
          <table:table-cell table:style-name="ce22" office:value-type="string">
            <text:p>110 N Locust St</text:p>
          </table:table-cell>
          <table:table-cell table:style-name="ce22" office:value-type="string">
            <text:p>Floy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-2202</text:p>
          </table:table-cell>
          <table:table-cell table:style-name="ce23" office:value-type="date" office:date-value="2011-10-26T18:05:00">
            <text:p> 10/26/2011</text:p>
          </table:table-cell>
          <table:table-cell table:style-name="ce22" office:value-type="string">
            <text:p>Atlas Grill and Bar</text:p>
          </table:table-cell>
          <table:table-cell table:style-name="ce22" office:value-type="string">
            <text:p>75576</text:p>
          </table:table-cell>
          <table:table-cell table:style-name="ce22" office:value-type="string">
            <text:p>2158 Great Neck Sq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-2608</text:p>
          </table:table-cell>
          <table:table-cell table:style-name="ce23" office:value-type="date" office:date-value="2011-10-26T18:06:00">
            <text:p> 10/26/2011</text:p>
          </table:table-cell>
          <table:table-cell table:style-name="ce22" office:value-type="string">
            <text:p>The College Inn</text:p>
          </table:table-cell>
          <table:table-cell table:style-name="ce22" office:value-type="string">
            <text:p>228</text:p>
          </table:table-cell>
          <table:table-cell table:style-name="ce22" office:value-type="string">
            <text:p>1511 University Ave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-1123</text:p>
          </table:table-cell>
          <table:table-cell table:style-name="ce23" office:value-type="date" office:date-value="2011-10-26T18:10:00">
            <text:p> 10/26/2011</text:p>
          </table:table-cell>
          <table:table-cell table:style-name="ce22" office:value-type="string">
            <text:p>Virginia Beach Tennis &amp; Country Club</text:p>
          </table:table-cell>
          <table:table-cell table:style-name="ce22" office:value-type="string">
            <text:p>39985</text:p>
          </table:table-cell>
          <table:table-cell table:style-name="ce22" office:value-type="string">
            <text:p>1952 Thomas Bishop Ln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1-1513</text:p>
          </table:table-cell>
          <table:table-cell table:style-name="ce23" office:value-type="date" office:date-value="2011-10-26T18:15:00">
            <text:p> 10/26/2011</text:p>
          </table:table-cell>
          <table:table-cell table:style-name="ce22" office:value-type="string">
            <text:p>Blue 5</text:p>
          </table:table-cell>
          <table:table-cell table:style-name="ce22" office:value-type="string">
            <text:p>48429</text:p>
          </table:table-cell>
          <table:table-cell table:style-name="ce22" office:value-type="string">
            <text:p>312 2nd St S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31-2304</text:p>
          </table:table-cell>
          <table:table-cell table:style-name="ce23" office:value-type="date" office:date-value="2011-10-26T18:19:00">
            <text:p> 10/26/2011</text:p>
          </table:table-cell>
          <table:table-cell table:style-name="ce22" office:value-type="string">
            <text:p>Hooters of Chester</text:p>
          </table:table-cell>
          <table:table-cell table:style-name="ce22" office:value-type="string">
            <text:p>17992</text:p>
          </table:table-cell>
          <table:table-cell table:style-name="ce22" office:value-type="string">
            <text:p>2401 W Hundred Rd</text:p>
          </table:table-cell>
          <table:table-cell table:style-name="ce22" office:value-type="string">
            <text:p>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91</text:p>
          </table:table-cell>
          <table:table-cell table:style-name="ce23" office:value-type="date" office:date-value="2011-10-26T18:20:00">
            <text:p> 10/26/2011</text:p>
          </table:table-cell>
          <table:table-cell table:style-name="ce22" office:value-type="string">
            <text:p>El Charro Mexican Grill</text:p>
          </table:table-cell>
          <table:table-cell table:style-name="ce22" office:value-type="string">
            <text:p>50714</text:p>
          </table:table-cell>
          <table:table-cell table:style-name="ce22" office:value-type="string">
            <text:p>302 S Locust St</text:p>
          </table:table-cell>
          <table:table-cell table:style-name="ce22" office:value-type="string">
            <text:p>Floy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1-1401</text:p>
          </table:table-cell>
          <table:table-cell table:style-name="ce23" office:value-type="date" office:date-value="2011-10-26T18:20:00">
            <text:p> 10/26/2011</text:p>
          </table:table-cell>
          <table:table-cell table:style-name="ce22" office:value-type="string">
            <text:p>The Blues BBQ Co</text:p>
          </table:table-cell>
          <table:table-cell table:style-name="ce22" office:value-type="string">
            <text:p>46431</text:p>
          </table:table-cell>
          <table:table-cell table:style-name="ce22" office:value-type="string">
            <text:p>107 Market St SE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1-1402</text:p>
          </table:table-cell>
          <table:table-cell table:style-name="ce23" office:value-type="date" office:date-value="2011-10-26T18:23:00">
            <text:p> 10/26/2011</text:p>
          </table:table-cell>
          <table:table-cell table:style-name="ce22" office:value-type="string">
            <text:p>Thai Continental Cuisine</text:p>
          </table:table-cell>
          <table:table-cell table:style-name="ce22" office:value-type="string">
            <text:p>65143</text:p>
          </table:table-cell>
          <table:table-cell table:style-name="ce22" office:value-type="string">
            <text:p>106 Market St SE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</text:p>
          </table:table-cell>
          <table:table-cell table:style-name="ce23" office:value-type="date" office:date-value="2011-10-26T18:25:00">
            <text:p> 10/26/2011</text:p>
          </table:table-cell>
          <table:table-cell table:style-name="ce22" office:value-type="string">
            <text:p>Rite Aid Pharmacy 3902</text:p>
          </table:table-cell>
          <table:table-cell table:style-name="ce22" office:value-type="string">
            <text:p>50654</text:p>
          </table:table-cell>
          <table:table-cell table:style-name="ce22" office:value-type="string">
            <text:p>2817 Shore Dr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3-3832</text:p>
          </table:table-cell>
          <table:table-cell table:style-name="ce23" office:value-type="date" office:date-value="2011-10-26T18:25:00">
            <text:p> 10/26/2011</text:p>
          </table:table-cell>
          <table:table-cell table:style-name="ce22" office:value-type="string">
            <text:p>Tinee Giant</text:p>
          </table:table-cell>
          <table:table-cell table:style-name="ce22" office:value-type="string">
            <text:p>55183</text:p>
          </table:table-cell>
          <table:table-cell table:style-name="ce22" office:value-type="string">
            <text:p>2863 Early St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31-2309</text:p>
          </table:table-cell>
          <table:table-cell table:style-name="ce23" office:value-type="date" office:date-value="2011-10-26T18:27:00">
            <text:p> 10/26/2011</text:p>
          </table:table-cell>
          <table:table-cell table:style-name="ce22" office:value-type="string">
            <text:p>7 Eleven Store 2516 15995 H</text:p>
          </table:table-cell>
          <table:table-cell table:style-name="ce22" office:value-type="string">
            <text:p>10348</text:p>
          </table:table-cell>
          <table:table-cell table:style-name="ce22" office:value-type="string">
            <text:p>2720 W Hundred Rd</text:p>
          </table:table-cell>
          <table:table-cell table:style-name="ce22" office:value-type="string">
            <text:p>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1-1404</text:p>
          </table:table-cell>
          <table:table-cell table:style-name="ce23" office:value-type="date" office:date-value="2011-10-26T18:27:00">
            <text:p> 10/26/2011</text:p>
          </table:table-cell>
          <table:table-cell table:style-name="ce22" office:value-type="string">
            <text:p>The Cornerstone Bar &amp; Grill</text:p>
          </table:table-cell>
          <table:table-cell table:style-name="ce22" office:value-type="string">
            <text:p>13777</text:p>
          </table:table-cell>
          <table:table-cell table:style-name="ce22" office:value-type="string">
            <text:p>24 Campbell Ave SE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4</text:p>
          </table:table-cell>
          <table:table-cell table:style-name="ce23" office:value-type="date" office:date-value="2011-10-26T18:30:00">
            <text:p> 10/26/2011</text:p>
          </table:table-cell>
          <table:table-cell table:style-name="ce22" office:value-type="string">
            <text:p>Food Zone</text:p>
          </table:table-cell>
          <table:table-cell table:style-name="ce22" office:value-type="string">
            <text:p>50490</text:p>
          </table:table-cell>
          <table:table-cell table:style-name="ce22" office:value-type="string">
            <text:p>1221 Rivermont Ave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3</text:p>
          </table:table-cell>
          <table:table-cell table:style-name="ce23" office:value-type="date" office:date-value="2011-10-26T18:38:00">
            <text:p> 10/26/2011</text:p>
          </table:table-cell>
          <table:table-cell table:style-name="ce22" office:value-type="string">
            <text:p>Mr As Mart</text:p>
          </table:table-cell>
          <table:table-cell table:style-name="ce22" office:value-type="string">
            <text:p>566</text:p>
          </table:table-cell>
          <table:table-cell table:style-name="ce22" office:value-type="string">
            <text:p>421 Campbell Ave SE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4</text:p>
          </table:table-cell>
          <table:table-cell table:style-name="ce23" office:value-type="date" office:date-value="2011-10-26T18:43:00">
            <text:p> 10/26/2011</text:p>
          </table:table-cell>
          <table:table-cell table:style-name="ce22" office:value-type="string">
            <text:p>Craddock Terry Hotel &amp; Conference Center</text:p>
          </table:table-cell>
          <table:table-cell table:style-name="ce22" office:value-type="string">
            <text:p>46641</text:p>
          </table:table-cell>
          <table:table-cell table:style-name="ce22" office:value-type="string">
            <text:p>1312 Commerce St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4-1425</text:p>
          </table:table-cell>
          <table:table-cell table:style-name="ce23" office:value-type="date" office:date-value="2011-10-26T18:51:00">
            <text:p> 10/26/2011</text:p>
          </table:table-cell>
          <table:table-cell table:style-name="ce22" office:value-type="string">
            <text:p>Depot Grille</text:p>
          </table:table-cell>
          <table:table-cell table:style-name="ce22" office:value-type="string">
            <text:p>29564</text:p>
          </table:table-cell>
          <table:table-cell table:style-name="ce22" office:value-type="string">
            <text:p>10 9th St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31-1701</text:p>
          </table:table-cell>
          <table:table-cell table:style-name="ce23" office:value-type="date" office:date-value="2011-10-26T18:52:00">
            <text:p> 10/26/2011</text:p>
          </table:table-cell>
          <table:table-cell table:style-name="ce22" office:value-type="string">
            <text:p>In &amp; Out Convenient Store</text:p>
          </table:table-cell>
          <table:table-cell table:style-name="ce22" office:value-type="string">
            <text:p>57600</text:p>
          </table:table-cell>
          <table:table-cell table:style-name="ce22" office:value-type="string">
            <text:p>11936C Centre St</text:p>
          </table:table-cell>
          <table:table-cell table:style-name="ce22" office:value-type="string">
            <text:p>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34</text:p>
          </table:table-cell>
          <table:table-cell table:style-name="ce23" office:value-type="date" office:date-value="2011-10-26T18:55:00">
            <text:p> 10/26/2011</text:p>
          </table:table-cell>
          <table:table-cell table:style-name="ce22" office:value-type="string">
            <text:p>Great China Buffet</text:p>
          </table:table-cell>
          <table:table-cell table:style-name="ce22" office:value-type="string">
            <text:p>50165</text:p>
          </table:table-cell>
          <table:table-cell table:style-name="ce22" office:value-type="string">
            <text:p>1829 Southpark Blvd</text:p>
          </table:table-cell>
          <table:table-cell table:style-name="ce22" office:value-type="string">
            <text:p>Colonial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4-1705</text:p>
          </table:table-cell>
          <table:table-cell table:style-name="ce23" office:value-type="date" office:date-value="2011-10-26T18:56:00">
            <text:p> 10/26/2011</text:p>
          </table:table-cell>
          <table:table-cell table:style-name="ce22" office:value-type="string">
            <text:p>Bull Branch</text:p>
          </table:table-cell>
          <table:table-cell table:style-name="ce22" office:value-type="string">
            <text:p>13560</text:p>
          </table:table-cell>
          <table:table-cell table:style-name="ce22" office:value-type="string">
            <text:p>109 11th St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6-3612</text:p>
          </table:table-cell>
          <table:table-cell table:style-name="ce23" office:value-type="date" office:date-value="2011-10-26T19:03:00">
            <text:p> 10/26/2011</text:p>
          </table:table-cell>
          <table:table-cell table:style-name="ce22" office:value-type="string">
            <text:p>Backstreet Cafe</text:p>
          </table:table-cell>
          <table:table-cell table:style-name="ce22" office:value-type="string">
            <text:p>53992</text:p>
          </table:table-cell>
          <table:table-cell table:style-name="ce22" office:value-type="string">
            <text:p>356 Salem Ave S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1506</text:p>
          </table:table-cell>
          <table:table-cell table:style-name="ce23" office:value-type="date" office:date-value="2011-10-26T19:10:00">
            <text:p> 10/26/2011</text:p>
          </table:table-cell>
          <table:table-cell table:style-name="ce22" office:value-type="string">
            <text:p>Lynnhaven Pub</text:p>
          </table:table-cell>
          <table:table-cell table:style-name="ce22" office:value-type="string">
            <text:p>51975</text:p>
          </table:table-cell>
          <table:table-cell table:style-name="ce22" office:value-type="string">
            <text:p>2236 W Great Neck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5-1006</text:p>
          </table:table-cell>
          <table:table-cell table:style-name="ce23" office:value-type="date" office:date-value="2011-10-26T19:10:00">
            <text:p> 10/26/2011</text:p>
          </table:table-cell>
          <table:table-cell table:style-name="ce22" office:value-type="string">
            <text:p>Mikes Pizza Subs &amp; Suds</text:p>
          </table:table-cell>
          <table:table-cell table:style-name="ce22" office:value-type="string">
            <text:p>52735</text:p>
          </table:table-cell>
          <table:table-cell table:style-name="ce22" office:value-type="string">
            <text:p>8218 Hampton Blv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4-1321</text:p>
          </table:table-cell>
          <table:table-cell table:style-name="ce23" office:value-type="date" office:date-value="2011-10-26T19:10:00">
            <text:p> 10/26/2011</text:p>
          </table:table-cell>
          <table:table-cell table:style-name="ce22" office:value-type="string">
            <text:p>Holiday Inn Select</text:p>
          </table:table-cell>
          <table:table-cell table:style-name="ce22" office:value-type="string">
            <text:p>27582</text:p>
          </table:table-cell>
          <table:table-cell table:style-name="ce22" office:value-type="string">
            <text:p>601 Main St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34</text:p>
          </table:table-cell>
          <table:table-cell table:style-name="ce23" office:value-type="date" office:date-value="2011-10-26T19:15:00">
            <text:p> 10/26/2011</text:p>
          </table:table-cell>
          <table:table-cell table:style-name="ce22" office:value-type="string">
            <text:p>Colonial Italian Restaurant And Pizza</text:p>
          </table:table-cell>
          <table:table-cell table:style-name="ce22" office:value-type="string">
            <text:p>43538</text:p>
          </table:table-cell>
          <table:table-cell table:style-name="ce22" office:value-type="string">
            <text:p>1 Dunlop Village Shopping Ctr</text:p>
          </table:table-cell>
          <table:table-cell table:style-name="ce22" office:value-type="string">
            <text:p>Colonial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55</text:p>
          </table:table-cell>
          <table:table-cell table:style-name="ce23" office:value-type="date" office:date-value="2011-10-26T19:25:00">
            <text:p> 10/26/2011</text:p>
          </table:table-cell>
          <table:table-cell table:style-name="ce22" office:value-type="string">
            <text:p>Bowles Corner Market And Deli</text:p>
          </table:table-cell>
          <table:table-cell table:style-name="ce22" office:value-type="string">
            <text:p>72689</text:p>
          </table:table-cell>
          <table:table-cell table:style-name="ce22" office:value-type="string">
            <text:p>2531 County Line Rd</text:p>
          </table:table-cell>
          <table:table-cell table:style-name="ce22" office:value-type="string">
            <text:p>Basset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3-8242</text:p>
          </table:table-cell>
          <table:table-cell table:style-name="ce23" office:value-type="date" office:date-value="2011-10-26T19:25:00">
            <text:p> 10/26/2011</text:p>
          </table:table-cell>
          <table:table-cell table:style-name="ce22" office:value-type="string">
            <text:p>Riverside Quickette</text:p>
          </table:table-cell>
          <table:table-cell table:style-name="ce22" office:value-type="string">
            <text:p>49852</text:p>
          </table:table-cell>
          <table:table-cell table:style-name="ce22" office:value-type="string">
            <text:p>5956 W Main St</text:p>
          </table:table-cell>
          <table:table-cell table:style-name="ce22" office:value-type="string">
            <text:p>Sale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40</text:p>
          </table:table-cell>
          <table:table-cell table:style-name="ce23" office:value-type="date" office:date-value="2011-10-26T19:30:00">
            <text:p> 10/26/2011</text:p>
          </table:table-cell>
          <table:table-cell table:style-name="ce22" office:value-type="string">
            <text:p>Fareways</text:p>
          </table:table-cell>
          <table:table-cell table:style-name="ce22" office:value-type="string">
            <text:p>59548</text:p>
          </table:table-cell>
          <table:table-cell table:style-name="ce22" office:value-type="string">
            <text:p>4156 Del Webb Dr</text:p>
          </table:table-cell>
          <table:table-cell table:style-name="ce22" office:value-type="string">
            <text:p>McGahey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2</text:p>
          </table:table-cell>
          <table:table-cell table:style-name="ce23" office:value-type="date" office:date-value="2011-10-26T19:30:00">
            <text:p> 10/26/2011</text:p>
          </table:table-cell>
          <table:table-cell table:style-name="ce22" office:value-type="string">
            <text:p>The Farm</text:p>
          </table:table-cell>
          <table:table-cell table:style-name="ce22" office:value-type="string">
            <text:p>68836</text:p>
          </table:table-cell>
          <table:table-cell table:style-name="ce22" office:value-type="string">
            <text:p>205 Monticello Rd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3</text:p>
          </table:table-cell>
          <table:table-cell table:style-name="ce23" office:value-type="date" office:date-value="2011-10-26T19:30:00">
            <text:p> 10/26/2011</text:p>
          </table:table-cell>
          <table:table-cell table:style-name="ce22" office:value-type="string">
            <text:p>Salem Catering and Concessions</text:p>
          </table:table-cell>
          <table:table-cell table:style-name="ce22" office:value-type="string">
            <text:p>68495</text:p>
          </table:table-cell>
          <table:table-cell table:style-name="ce22" office:value-type="string">
            <text:p>1008 Texas St</text:p>
          </table:table-cell>
          <table:table-cell table:style-name="ce22" office:value-type="string">
            <text:p>Sale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34-3257</text:p>
          </table:table-cell>
          <table:table-cell table:style-name="ce23" office:value-type="date" office:date-value="2011-10-26T19:32:00">
            <text:p> 10/26/2011</text:p>
          </table:table-cell>
          <table:table-cell table:style-name="ce22" office:value-type="string">
            <text:p>Boulevard BP</text:p>
          </table:table-cell>
          <table:table-cell table:style-name="ce22" office:value-type="string">
            <text:p>28556</text:p>
          </table:table-cell>
          <table:table-cell table:style-name="ce22" office:value-type="string">
            <text:p>915 Boulevard</text:p>
          </table:table-cell>
          <table:table-cell table:style-name="ce22" office:value-type="string">
            <text:p>Colonial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2</text:p>
          </table:table-cell>
          <table:table-cell table:style-name="ce23" office:value-type="date" office:date-value="2011-10-26T19:41:00">
            <text:p> 10/26/2011</text:p>
          </table:table-cell>
          <table:table-cell table:style-name="ce22" office:value-type="string">
            <text:p>CVS Pharmacy # 1555</text:p>
          </table:table-cell>
          <table:table-cell table:style-name="ce22" office:value-type="string">
            <text:p>62907</text:p>
          </table:table-cell>
          <table:table-cell table:style-name="ce22" office:value-type="string">
            <text:p>1133 5th St SW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03-1618</text:p>
          </table:table-cell>
          <table:table-cell table:style-name="ce23" office:value-type="date" office:date-value="2011-10-26T19:42:00">
            <text:p> 10/26/2011</text:p>
          </table:table-cell>
          <table:table-cell table:style-name="ce22" office:value-type="string">
            <text:p>Jeffs Place</text:p>
          </table:table-cell>
          <table:table-cell table:style-name="ce22" office:value-type="string">
            <text:p>33414</text:p>
          </table:table-cell>
          <table:table-cell table:style-name="ce22" office:value-type="string">
            <text:p>20710 Bessie Ln</text:p>
          </table:table-cell>
          <table:table-cell table:style-name="ce22" office:value-type="string">
            <text:p>Ettri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55</text:p>
          </table:table-cell>
          <table:table-cell table:style-name="ce23" office:value-type="date" office:date-value="2011-10-26T19:45:00">
            <text:p> 10/26/2011</text:p>
          </table:table-cell>
          <table:table-cell table:style-name="ce22" office:value-type="string">
            <text:p>Fas Mart 124</text:p>
          </table:table-cell>
          <table:table-cell table:style-name="ce22" office:value-type="string">
            <text:p>56104</text:p>
          </table:table-cell>
          <table:table-cell table:style-name="ce22" office:value-type="string">
            <text:p>5975 Fairystone Park Hwy</text:p>
          </table:table-cell>
          <table:table-cell table:style-name="ce22" office:value-type="string">
            <text:p>Basset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40-9752</text:p>
          </table:table-cell>
          <table:table-cell table:style-name="ce23" office:value-type="date" office:date-value="2011-10-26T19:45:00">
            <text:p> 10/26/2011</text:p>
          </table:table-cell>
          <table:table-cell table:style-name="ce22" office:value-type="string">
            <text:p>Woodstone Deli &amp; Pizzeria</text:p>
          </table:table-cell>
          <table:table-cell table:style-name="ce22" office:value-type="string">
            <text:p>77942</text:p>
          </table:table-cell>
          <table:table-cell table:style-name="ce22" office:value-type="string">
            <text:p>1822 Resort Dr</text:p>
          </table:table-cell>
          <table:table-cell table:style-name="ce22" office:value-type="string">
            <text:p>McGahey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40</text:p>
          </table:table-cell>
          <table:table-cell table:style-name="ce23" office:value-type="date" office:date-value="2011-10-26T19:47:00">
            <text:p> 10/26/2011</text:p>
          </table:table-cell>
          <table:table-cell table:style-name="ce22" office:value-type="string">
            <text:p>The Market at Massanutten Resort</text:p>
          </table:table-cell>
          <table:table-cell table:style-name="ce22" office:value-type="string">
            <text:p>19708</text:p>
          </table:table-cell>
          <table:table-cell table:style-name="ce22" office:value-type="string">
            <text:p>1822 Resort Dr</text:p>
          </table:table-cell>
          <table:table-cell table:style-name="ce22" office:value-type="string">
            <text:p>McGahey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1-2137</text:p>
          </table:table-cell>
          <table:table-cell table:style-name="ce23" office:value-type="date" office:date-value="2011-10-26T19:50:00">
            <text:p> 10/26/2011</text:p>
          </table:table-cell>
          <table:table-cell table:style-name="ce22" office:value-type="string">
            <text:p>Laffin Gull Beach Grille</text:p>
          </table:table-cell>
          <table:table-cell table:style-name="ce22" office:value-type="string">
            <text:p>56082</text:p>
          </table:table-cell>
          <table:table-cell table:style-name="ce22" office:value-type="string">
            <text:p>4300 Portsmouth Blvd Ste 162B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45</text:p>
          </table:table-cell>
          <table:table-cell table:style-name="ce23" office:value-type="date" office:date-value="2011-10-26T20:00:00">
            <text:p> 10/26/2011</text:p>
          </table:table-cell>
          <table:table-cell table:style-name="ce22" office:value-type="string">
            <text:p>Duners</text:p>
          </table:table-cell>
          <table:table-cell table:style-name="ce22" office:value-type="string">
            <text:p>47497</text:p>
          </table:table-cell>
          <table:table-cell table:style-name="ce22" office:value-type="string">
            <text:p>4372 Ivy Rd</text:p>
          </table:table-cell>
          <table:table-cell table:style-name="ce22" office:value-type="string">
            <text:p>Iv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55</text:p>
          </table:table-cell>
          <table:table-cell table:style-name="ce23" office:value-type="date" office:date-value="2011-10-26T20:00:00">
            <text:p> 10/26/2011</text:p>
          </table:table-cell>
          <table:table-cell table:style-name="ce22" office:value-type="string">
            <text:p>FasMart # 122</text:p>
          </table:table-cell>
          <table:table-cell table:style-name="ce22" office:value-type="string">
            <text:p>51003</text:p>
          </table:table-cell>
          <table:table-cell table:style-name="ce22" office:value-type="string">
            <text:p>1015 Fairystone Park Hwy</text:p>
          </table:table-cell>
          <table:table-cell table:style-name="ce22" office:value-type="string">
            <text:p>Basset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55</text:p>
          </table:table-cell>
          <table:table-cell table:style-name="ce23" office:value-type="date" office:date-value="2011-10-26T20:10:00">
            <text:p> 10/26/2011</text:p>
          </table:table-cell>
          <table:table-cell table:style-name="ce22" office:value-type="string">
            <text:p>Wilco # 662</text:p>
          </table:table-cell>
          <table:table-cell table:style-name="ce22" office:value-type="string">
            <text:p>13081</text:p>
          </table:table-cell>
          <table:table-cell table:style-name="ce22" office:value-type="string">
            <text:p>5484 Virginia Ave</text:p>
          </table:table-cell>
          <table:table-cell table:style-name="ce22" office:value-type="string">
            <text:p>Basset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-9203</text:p>
          </table:table-cell>
          <table:table-cell table:style-name="ce23" office:value-type="date" office:date-value="2011-10-26T20:12:00">
            <text:p> 10/26/2011</text:p>
          </table:table-cell>
          <table:table-cell table:style-name="ce22" office:value-type="string">
            <text:p>Tea House</text:p>
          </table:table-cell>
          <table:table-cell table:style-name="ce22" office:value-type="string">
            <text:p>56578</text:p>
          </table:table-cell>
          <table:table-cell table:style-name="ce22" office:value-type="string">
            <text:p>325 Four Leaf Ln Ste 6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68</text:p>
          </table:table-cell>
          <table:table-cell table:style-name="ce23" office:value-type="date" office:date-value="2011-10-26T20:20:00">
            <text:p> 10/26/2011</text:p>
          </table:table-cell>
          <table:table-cell table:style-name="ce22" office:value-type="string">
            <text:p>Genies Western Market</text:p>
          </table:table-cell>
          <table:table-cell table:style-name="ce22" office:value-type="string">
            <text:p>54321</text:p>
          </table:table-cell>
          <table:table-cell table:style-name="ce22" office:value-type="string">
            <text:p>2150 Oak Level Rd</text:p>
          </table:table-cell>
          <table:table-cell table:style-name="ce22" office:value-type="string">
            <text:p>Stanleyto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-5947</text:p>
          </table:table-cell>
          <table:table-cell table:style-name="ce23" office:value-type="date" office:date-value="2011-10-26T20:20:00">
            <text:p> 10/26/2011</text:p>
          </table:table-cell>
          <table:table-cell table:style-name="ce22" office:value-type="string">
            <text:p>7 Eleven Store 2514 23544 H</text:p>
          </table:table-cell>
          <table:table-cell table:style-name="ce22" office:value-type="string">
            <text:p>34537</text:p>
          </table:table-cell>
          <table:table-cell table:style-name="ce22" office:value-type="string">
            <text:p>2200 S Military Hwy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1</text:p>
          </table:table-cell>
          <table:table-cell table:style-name="ce23" office:value-type="date" office:date-value="2011-10-26T20:26:00">
            <text:p> 10/26/2011</text:p>
          </table:table-cell>
          <table:table-cell table:style-name="ce22" office:value-type="string">
            <text:p>Monte Carlo Italian  Restaurant</text:p>
          </table:table-cell>
          <table:table-cell table:style-name="ce22" office:value-type="string">
            <text:p>22148</text:p>
          </table:table-cell>
          <table:table-cell table:style-name="ce22" office:value-type="string">
            <text:p>3230 Old Forest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32</text:p>
          </table:table-cell>
          <table:table-cell table:style-name="ce23" office:value-type="date" office:date-value="2011-10-26T20:28:00">
            <text:p> 10/26/2011</text:p>
          </table:table-cell>
          <table:table-cell table:style-name="ce22" office:value-type="string">
            <text:p>Crozet Pizza</text:p>
          </table:table-cell>
          <table:table-cell table:style-name="ce22" office:value-type="string">
            <text:p>32269</text:p>
          </table:table-cell>
          <table:table-cell table:style-name="ce22" office:value-type="string">
            <text:p>2959 Three Notched Rd</text:p>
          </table:table-cell>
          <table:table-cell table:style-name="ce22" office:value-type="string">
            <text:p>Croze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1-2336</text:p>
          </table:table-cell>
          <table:table-cell table:style-name="ce23" office:value-type="date" office:date-value="2011-10-26T20:28:00">
            <text:p> 10/26/2011</text:p>
          </table:table-cell>
          <table:table-cell table:style-name="ce22" office:value-type="string">
            <text:p>Harbor Inn Seafood Restaurant</text:p>
          </table:table-cell>
          <table:table-cell table:style-name="ce22" office:value-type="string">
            <text:p>59905</text:p>
          </table:table-cell>
          <table:table-cell table:style-name="ce22" office:value-type="string">
            <text:p>3220 Old Forest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2-6247</text:p>
          </table:table-cell>
          <table:table-cell table:style-name="ce23" office:value-type="date" office:date-value="2011-10-26T20:30:00">
            <text:p> 10/26/2011</text:p>
          </table:table-cell>
          <table:table-cell table:style-name="ce22" office:value-type="string">
            <text:p>Topekas Steakhouse n  Saloon</text:p>
          </table:table-cell>
          <table:table-cell table:style-name="ce22" office:value-type="string">
            <text:p>27901</text:p>
          </table:table-cell>
          <table:table-cell table:style-name="ce22" office:value-type="string">
            <text:p>4731 Brad Mcneer Pkwy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6198</text:p>
          </table:table-cell>
          <table:table-cell table:style-name="ce23" office:value-type="date" office:date-value="2011-10-26T20:30:00">
            <text:p> 10/26/2011</text:p>
          </table:table-cell>
          <table:table-cell table:style-name="ce22" office:value-type="string">
            <text:p>The Fresh Market</text:p>
          </table:table-cell>
          <table:table-cell table:style-name="ce22" office:value-type="string">
            <text:p>9437</text:p>
          </table:table-cell>
          <table:table-cell table:style-name="ce22" office:value-type="string">
            <text:p>744 Hilltop North Shopping Ctr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1</text:p>
          </table:table-cell>
          <table:table-cell table:style-name="ce23" office:value-type="date" office:date-value="2011-10-26T20:36:00">
            <text:p> 10/26/2011</text:p>
          </table:table-cell>
          <table:table-cell table:style-name="ce22" office:value-type="string">
            <text:p>Stoney Badger Tavern</text:p>
          </table:table-cell>
          <table:table-cell table:style-name="ce22" office:value-type="string">
            <text:p>65395</text:p>
          </table:table-cell>
          <table:table-cell table:style-name="ce22" office:value-type="string">
            <text:p>3009 Old Forest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6116</text:p>
          </table:table-cell>
          <table:table-cell table:style-name="ce23" office:value-type="date" office:date-value="2011-10-26T20:40:00">
            <text:p> 10/26/2011</text:p>
          </table:table-cell>
          <table:table-cell table:style-name="ce22" office:value-type="string">
            <text:p>The Jewish Mother</text:p>
          </table:table-cell>
          <table:table-cell table:style-name="ce22" office:value-type="string">
            <text:p>68093</text:p>
          </table:table-cell>
          <table:table-cell table:style-name="ce22" office:value-type="string">
            <text:p>600 Nevan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55-5745</text:p>
          </table:table-cell>
          <table:table-cell table:style-name="ce23" office:value-type="date" office:date-value="2011-10-26T20:40:00">
            <text:p> 10/26/2011</text:p>
          </table:table-cell>
          <table:table-cell table:style-name="ce22" office:value-type="string">
            <text:p>Collinsville Aerie 3739 FOE</text:p>
          </table:table-cell>
          <table:table-cell table:style-name="ce22" office:value-type="string">
            <text:p>23459</text:p>
          </table:table-cell>
          <table:table-cell table:style-name="ce22" office:value-type="string">
            <text:p>210 Mill Creek Dr</text:p>
          </table:table-cell>
          <table:table-cell table:style-name="ce22" office:value-type="string">
            <text:p>Basset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1-2338</text:p>
          </table:table-cell>
          <table:table-cell table:style-name="ce23" office:value-type="date" office:date-value="2011-10-26T20:43:00">
            <text:p> 10/26/2011</text:p>
          </table:table-cell>
          <table:table-cell table:style-name="ce22" office:value-type="string">
            <text:p>Kings Island Restaurant</text:p>
          </table:table-cell>
          <table:table-cell table:style-name="ce22" office:value-type="string">
            <text:p>60507</text:p>
          </table:table-cell>
          <table:table-cell table:style-name="ce22" office:value-type="string">
            <text:p>2804 Old Forest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7501</text:p>
          </table:table-cell>
          <table:table-cell table:style-name="ce23" office:value-type="date" office:date-value="2011-10-26T20:45:00">
            <text:p> 10/26/2011</text:p>
          </table:table-cell>
          <table:table-cell table:style-name="ce22" office:value-type="string">
            <text:p>Rite Aid # 11266</text:p>
          </table:table-cell>
          <table:table-cell table:style-name="ce22" office:value-type="string">
            <text:p>77029</text:p>
          </table:table-cell>
          <table:table-cell table:style-name="ce22" office:value-type="string">
            <text:p>1624 Laskin Rd Ste 750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1</text:p>
          </table:table-cell>
          <table:table-cell table:style-name="ce23" office:value-type="date" office:date-value="2011-10-26T20:49:00">
            <text:p> 10/26/2011</text:p>
          </table:table-cell>
          <table:table-cell table:style-name="ce22" office:value-type="string">
            <text:p>Walmart 4697</text:p>
          </table:table-cell>
          <table:table-cell table:style-name="ce22" office:value-type="string">
            <text:p>65708</text:p>
          </table:table-cell>
          <table:table-cell table:style-name="ce22" office:value-type="string">
            <text:p>3227 Old Forest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80-7403</text:p>
          </table:table-cell>
          <table:table-cell table:style-name="ce23" office:value-type="date" office:date-value="2011-10-26T21:05:00">
            <text:p> 10/26/2011</text:p>
          </table:table-cell>
          <table:table-cell table:style-name="ce22" office:value-type="string">
            <text:p>7 Eleven Store 2531 20792 J</text:p>
          </table:table-cell>
          <table:table-cell table:style-name="ce22" office:value-type="string">
            <text:p>10247</text:p>
          </table:table-cell>
          <table:table-cell table:style-name="ce22" office:value-type="string">
            <text:p>2001 Rosser Ave</text:p>
          </table:table-cell>
          <table:table-cell table:style-name="ce22" office:value-type="string">
            <text:p>Waynesboro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851</text:p>
          </table:table-cell>
          <table:table-cell table:style-name="ce23" office:value-type="date" office:date-value="2011-10-27T15:12:00">
            <text:p> 10/27/2011</text:p>
          </table:table-cell>
          <table:table-cell table:style-name="ce22" office:value-type="string">
            <text:p>The Grey Fox Restaurant</text:p>
          </table:table-cell>
          <table:table-cell table:style-name="ce22" office:value-type="string">
            <text:p>60538</text:p>
          </table:table-cell>
          <table:table-cell table:style-name="ce22" office:value-type="string">
            <text:p>401 N Main St</text:p>
          </table:table-cell>
          <table:table-cell table:style-name="ce22" office:value-type="string">
            <text:p>Frankli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1</text:p>
          </table:table-cell>
          <table:table-cell table:style-name="ce23" office:value-type="date" office:date-value="2011-10-27T15:35:00">
            <text:p> 10/27/2011</text:p>
          </table:table-cell>
          <table:table-cell table:style-name="ce22" office:value-type="string">
            <text:p>Riverside Minute Market</text:p>
          </table:table-cell>
          <table:table-cell table:style-name="ce22" office:value-type="string">
            <text:p>43477</text:p>
          </table:table-cell>
          <table:table-cell table:style-name="ce22" office:value-type="string">
            <text:p>10 Scuffling Hill Rd</text:p>
          </table:table-cell>
          <table:table-cell table:style-name="ce22" office:value-type="string">
            <text:p>Rocky Moun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1-1276</text:p>
          </table:table-cell>
          <table:table-cell table:style-name="ce23" office:value-type="date" office:date-value="2011-10-27T16:10:00">
            <text:p> 10/27/2011</text:p>
          </table:table-cell>
          <table:table-cell table:style-name="ce22" office:value-type="string">
            <text:p>CVS Pharmacy # 3544</text:p>
          </table:table-cell>
          <table:table-cell table:style-name="ce22" office:value-type="string">
            <text:p>67295</text:p>
          </table:table-cell>
          <table:table-cell table:style-name="ce22" office:value-type="string">
            <text:p>970 Franklin St</text:p>
          </table:table-cell>
          <table:table-cell table:style-name="ce22" office:value-type="string">
            <text:p>Rocky Moun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1</text:p>
          </table:table-cell>
          <table:table-cell table:style-name="ce23" office:value-type="date" office:date-value="2011-10-27T16:40:00">
            <text:p> 10/27/2011</text:p>
          </table:table-cell>
          <table:table-cell table:style-name="ce22" office:value-type="string">
            <text:p>Sol Azteca</text:p>
          </table:table-cell>
          <table:table-cell table:style-name="ce22" office:value-type="string">
            <text:p>69227</text:p>
          </table:table-cell>
          <table:table-cell table:style-name="ce22" office:value-type="string">
            <text:p>65 N Main St</text:p>
          </table:table-cell>
          <table:table-cell table:style-name="ce22" office:value-type="string">
            <text:p>Rocky Moun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0-1012</text:p>
          </table:table-cell>
          <table:table-cell table:style-name="ce23" office:value-type="date" office:date-value="2011-10-27T17:04:00">
            <text:p> 10/27/2011</text:p>
          </table:table-cell>
          <table:table-cell table:style-name="ce22" office:value-type="string">
            <text:p>7 Eleven Store 2511 34729 H</text:p>
          </table:table-cell>
          <table:table-cell table:style-name="ce22" office:value-type="string">
            <text:p>67435</text:p>
          </table:table-cell>
          <table:table-cell table:style-name="ce22" office:value-type="string">
            <text:p>603 W Main St</text:p>
          </table:table-cell>
          <table:table-cell table:style-name="ce22" office:value-type="string">
            <text:p>Smith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31-7428</text:p>
          </table:table-cell>
          <table:table-cell table:style-name="ce23" office:value-type="date" office:date-value="2011-10-27T17:24:00">
            <text:p> 10/27/2011</text:p>
          </table:table-cell>
          <table:table-cell table:style-name="ce22" office:value-type="string">
            <text:p>Halls Grocery</text:p>
          </table:table-cell>
          <table:table-cell table:style-name="ce22" office:value-type="string">
            <text:p>59853</text:p>
          </table:table-cell>
          <table:table-cell table:style-name="ce22" office:value-type="string">
            <text:p>3020 South St</text:p>
          </table:table-cell>
          <table:table-cell table:style-name="ce22" office:value-type="string">
            <text:p>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1</text:p>
          </table:table-cell>
          <table:table-cell table:style-name="ce23" office:value-type="date" office:date-value="2011-10-27T18:05:00">
            <text:p> 10/27/2011</text:p>
          </table:table-cell>
          <table:table-cell table:style-name="ce22" office:value-type="string">
            <text:p>Pizza Hut</text:p>
          </table:table-cell>
          <table:table-cell table:style-name="ce22" office:value-type="string">
            <text:p>58975</text:p>
          </table:table-cell>
          <table:table-cell table:style-name="ce22" office:value-type="string">
            <text:p>380 Tanyard Rd</text:p>
          </table:table-cell>
          <table:table-cell table:style-name="ce22" office:value-type="string">
            <text:p>Rocky Moun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1</text:p>
          </table:table-cell>
          <table:table-cell table:style-name="ce23" office:value-type="date" office:date-value="2011-10-27T19:15:00">
            <text:p> 10/27/2011</text:p>
          </table:table-cell>
          <table:table-cell table:style-name="ce22" office:value-type="string">
            <text:p>Los Tres Amigos Mexican Restaurant</text:p>
          </table:table-cell>
          <table:table-cell table:style-name="ce22" office:value-type="string">
            <text:p>11329</text:p>
          </table:table-cell>
          <table:table-cell table:style-name="ce22" office:value-type="string">
            <text:p>430 Tanyard Rd</text:p>
          </table:table-cell>
          <table:table-cell table:style-name="ce22" office:value-type="string">
            <text:p>Rocky Moun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39-7922</text:p>
          </table:table-cell>
          <table:table-cell table:style-name="ce23" office:value-type="date" office:date-value="2011-10-27T19:43:00">
            <text:p> 10/27/2011</text:p>
          </table:table-cell>
          <table:table-cell table:style-name="ce22" office:value-type="string">
            <text:p>Frisbys Food Mart</text:p>
          </table:table-cell>
          <table:table-cell table:style-name="ce22" office:value-type="string">
            <text:p>52350</text:p>
          </table:table-cell>
          <table:table-cell table:style-name="ce22" office:value-type="string">
            <text:p>2150 Anderson Hwy</text:p>
          </table:table-cell>
          <table:table-cell table:style-name="ce22" office:value-type="string">
            <text:p>Powhat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1</text:p>
          </table:table-cell>
          <table:table-cell table:style-name="ce23" office:value-type="date" office:date-value="2011-10-27T19:45:00">
            <text:p> 10/27/2011</text:p>
          </table:table-cell>
          <table:table-cell table:style-name="ce22" office:value-type="string">
            <text:p>Sheetz #329</text:p>
          </table:table-cell>
          <table:table-cell table:style-name="ce22" office:value-type="string">
            <text:p>19493</text:p>
          </table:table-cell>
          <table:table-cell table:style-name="ce22" office:value-type="string">
            <text:p>265 Old Franklin Tpke</text:p>
          </table:table-cell>
          <table:table-cell table:style-name="ce22" office:value-type="string">
            <text:p>Rocky Moun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1-3911</text:p>
          </table:table-cell>
          <table:table-cell table:style-name="ce23" office:value-type="date" office:date-value="2011-10-27T20:05:00">
            <text:p> 10/27/2011</text:p>
          </table:table-cell>
          <table:table-cell table:style-name="ce22" office:value-type="string">
            <text:p>Old Kingery Store</text:p>
          </table:table-cell>
          <table:table-cell table:style-name="ce22" office:value-type="string">
            <text:p>58149</text:p>
          </table:table-cell>
          <table:table-cell table:style-name="ce22" office:value-type="string">
            <text:p>3375C Grassy Hill Rd</text:p>
          </table:table-cell>
          <table:table-cell table:style-name="ce22" office:value-type="string">
            <text:p>Rocky Moun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39-7406</text:p>
          </table:table-cell>
          <table:table-cell table:style-name="ce23" office:value-type="date" office:date-value="2011-10-27T20:06:00">
            <text:p> 10/27/2011</text:p>
          </table:table-cell>
          <table:table-cell table:style-name="ce22" office:value-type="string">
            <text:p>Dinwiddies Convenience Store</text:p>
          </table:table-cell>
          <table:table-cell table:style-name="ce22" office:value-type="string">
            <text:p>32540</text:p>
          </table:table-cell>
          <table:table-cell table:style-name="ce22" office:value-type="string">
            <text:p>2895 Anderson Hwy</text:p>
          </table:table-cell>
          <table:table-cell table:style-name="ce22" office:value-type="string">
            <text:p>Powhat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5</text:p>
          </table:table-cell>
          <table:table-cell table:style-name="ce23" office:value-type="date" office:date-value="2011-10-27T20:17:00">
            <text:p> 10/27/2011</text:p>
          </table:table-cell>
          <table:table-cell table:style-name="ce22" office:value-type="string">
            <text:p>Cannadays Sav-a-bit</text:p>
          </table:table-cell>
          <table:table-cell table:style-name="ce22" office:value-type="string">
            <text:p>76301</text:p>
          </table:table-cell>
          <table:table-cell table:style-name="ce22" office:value-type="string">
            <text:p>24800 Virgil Good Hwy</text:p>
          </table:table-cell>
          <table:table-cell table:style-name="ce22" office:value-type="string">
            <text:p>Boones Mi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0-1853</text:p>
          </table:table-cell>
          <table:table-cell table:style-name="ce23" office:value-type="date" office:date-value="2011-10-27T20:38:00">
            <text:p> 10/27/2011</text:p>
          </table:table-cell>
          <table:table-cell table:style-name="ce22" office:value-type="string">
            <text:p>Smithfield Sunoco Mart</text:p>
          </table:table-cell>
          <table:table-cell table:style-name="ce22" office:value-type="string">
            <text:p>55646</text:p>
          </table:table-cell>
          <table:table-cell table:style-name="ce22" office:value-type="string">
            <text:p>1808 S Church St</text:p>
          </table:table-cell>
          <table:table-cell table:style-name="ce22" office:value-type="string">
            <text:p>Smith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0-6022</text:p>
          </table:table-cell>
          <table:table-cell table:style-name="ce23" office:value-type="date" office:date-value="2011-10-27T20:45:00">
            <text:p> 10/27/2011</text:p>
          </table:table-cell>
          <table:table-cell table:style-name="ce22" office:value-type="string">
            <text:p>CVS Pharmacy # 4063</text:p>
          </table:table-cell>
          <table:table-cell table:style-name="ce22" office:value-type="string">
            <text:p>49798</text:p>
          </table:table-cell>
          <table:table-cell table:style-name="ce22" office:value-type="string">
            <text:p>1109 Benns Church Blvd</text:p>
          </table:table-cell>
          <table:table-cell table:style-name="ce22" office:value-type="string">
            <text:p>Smith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0-6061</text:p>
          </table:table-cell>
          <table:table-cell table:style-name="ce23" office:value-type="date" office:date-value="2011-10-27T20:53:00">
            <text:p> 10/27/2011</text:p>
          </table:table-cell>
          <table:table-cell table:style-name="ce22" office:value-type="string">
            <text:p>Jalapenos</text:p>
          </table:table-cell>
          <table:table-cell table:style-name="ce22" office:value-type="string">
            <text:p>42654</text:p>
          </table:table-cell>
          <table:table-cell table:style-name="ce22" office:value-type="string">
            <text:p>13432 Benns Church Blvd</text:p>
          </table:table-cell>
          <table:table-cell table:style-name="ce22" office:value-type="string">
            <text:p>Smith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203-4142</text:p>
          </table:table-cell>
          <table:table-cell table:style-name="ce23" office:value-type="date" office:date-value="2011-10-28T12:01:00">
            <text:p> 10/28/2011</text:p>
          </table:table-cell>
          <table:table-cell table:style-name="ce22" office:value-type="string">
            <text:p>Rock Bottom Brewery</text:p>
          </table:table-cell>
          <table:table-cell table:style-name="ce22" office:value-type="string">
            <text:p>5145</text:p>
          </table:table-cell>
          <table:table-cell table:style-name="ce22" office:value-type="string">
            <text:p>4238 Wilson Blvd Ste 1256</text:p>
          </table:table-cell>
          <table:table-cell table:style-name="ce22" office:value-type="string">
            <text:p>Arl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32</text:p>
          </table:table-cell>
          <table:table-cell table:style-name="ce23" office:value-type="date" office:date-value="2011-10-28T14:35:00">
            <text:p> 10/28/2011</text:p>
          </table:table-cell>
          <table:table-cell table:style-name="ce22" office:value-type="string">
            <text:p>Notaviva Vineyards LLC</text:p>
          </table:table-cell>
          <table:table-cell table:style-name="ce22" office:value-type="string">
            <text:p>50519</text:p>
          </table:table-cell>
          <table:table-cell table:style-name="ce22" office:value-type="string">
            <text:p>13274 Sagle Rd</text:p>
          </table:table-cell>
          <table:table-cell table:style-name="ce22" office:value-type="string">
            <text:p>Purcell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81</text:p>
          </table:table-cell>
          <table:table-cell table:style-name="ce23" office:value-type="date" office:date-value="2011-10-28T17:20:00">
            <text:p> 10/28/2011</text:p>
          </table:table-cell>
          <table:table-cell table:style-name="ce22" office:value-type="string">
            <text:p>Hoolios Bar &amp; Grill LLC</text:p>
          </table:table-cell>
          <table:table-cell table:style-name="ce22" office:value-type="string">
            <text:p>68573</text:p>
          </table:table-cell>
          <table:table-cell table:style-name="ce22" office:value-type="string">
            <text:p>3184 King William Ave</text:p>
          </table:table-cell>
          <table:table-cell table:style-name="ce22" office:value-type="string">
            <text:p>West Poin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01-6701</text:p>
          </table:table-cell>
          <table:table-cell table:style-name="ce23" office:value-type="date" office:date-value="2011-10-28T17:30:00">
            <text:p> 10/28/2011</text:p>
          </table:table-cell>
          <table:table-cell table:style-name="ce22" office:value-type="string">
            <text:p>Rowes Family Restaurant</text:p>
          </table:table-cell>
          <table:table-cell table:style-name="ce22" office:value-type="string">
            <text:p>26307</text:p>
          </table:table-cell>
          <table:table-cell table:style-name="ce22" office:value-type="string">
            <text:p>74 Rowe Rd</text:p>
          </table:table-cell>
          <table:table-cell table:style-name="ce22" office:value-type="string">
            <text:p>Stau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81-1501</text:p>
          </table:table-cell>
          <table:table-cell table:style-name="ce23" office:value-type="date" office:date-value="2011-10-28T17:45:00">
            <text:p> 10/28/2011</text:p>
          </table:table-cell>
          <table:table-cell table:style-name="ce22" office:value-type="string">
            <text:p>Rite Aid Pharmacy  1594</text:p>
          </table:table-cell>
          <table:table-cell table:style-name="ce22" office:value-type="string">
            <text:p>74011</text:p>
          </table:table-cell>
          <table:table-cell table:style-name="ce22" office:value-type="string">
            <text:p>345 14th St</text:p>
          </table:table-cell>
          <table:table-cell table:style-name="ce22" office:value-type="string">
            <text:p>West Poin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01-4322</text:p>
          </table:table-cell>
          <table:table-cell table:style-name="ce23" office:value-type="date" office:date-value="2011-10-28T17:49:00">
            <text:p> 10/28/2011</text:p>
          </table:table-cell>
          <table:table-cell table:style-name="ce22" office:value-type="string">
            <text:p>Emilios Italian Restaurant</text:p>
          </table:table-cell>
          <table:table-cell table:style-name="ce22" office:value-type="string">
            <text:p>20231</text:p>
          </table:table-cell>
          <table:table-cell table:style-name="ce22" office:value-type="string">
            <text:p>23 E Beverley St</text:p>
          </table:table-cell>
          <table:table-cell table:style-name="ce22" office:value-type="string">
            <text:p>Stau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01-9031</text:p>
          </table:table-cell>
          <table:table-cell table:style-name="ce23" office:value-type="date" office:date-value="2011-10-28T18:00:00">
            <text:p> 10/28/2011</text:p>
          </table:table-cell>
          <table:table-cell table:style-name="ce22" office:value-type="string">
            <text:p>Ingleside Resort</text:p>
          </table:table-cell>
          <table:table-cell table:style-name="ce22" office:value-type="string">
            <text:p>58094</text:p>
          </table:table-cell>
          <table:table-cell table:style-name="ce22" office:value-type="string">
            <text:p>1410 Commerce Rd</text:p>
          </table:table-cell>
          <table:table-cell table:style-name="ce22" office:value-type="string">
            <text:p>Stau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80</text:p>
          </table:table-cell>
          <table:table-cell table:style-name="ce23" office:value-type="date" office:date-value="2011-10-28T18:28:00">
            <text:p> 10/28/2011</text:p>
          </table:table-cell>
          <table:table-cell table:style-name="ce22" office:value-type="string">
            <text:p>Nates Trick Dog Cafe</text:p>
          </table:table-cell>
          <table:table-cell table:style-name="ce22" office:value-type="string">
            <text:p>56479</text:p>
          </table:table-cell>
          <table:table-cell table:style-name="ce22" office:value-type="string">
            <text:p>4357 Irvington Rd</text:p>
          </table:table-cell>
          <table:table-cell table:style-name="ce22" office:value-type="string">
            <text:p>Irv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4441-2512</text:p>
          </table:table-cell>
          <table:table-cell table:style-name="ce23" office:value-type="date" office:date-value="2011-10-28T18:30:00">
            <text:p> 10/28/2011</text:p>
          </table:table-cell>
          <table:table-cell table:style-name="ce22" office:value-type="string">
            <text:p>E Z Food Mart</text:p>
          </table:table-cell>
          <table:table-cell table:style-name="ce22" office:value-type="string">
            <text:p>66141</text:p>
          </table:table-cell>
          <table:table-cell table:style-name="ce22" office:value-type="string">
            <text:p>401 Augusta Ave</text:p>
          </table:table-cell>
          <table:table-cell table:style-name="ce22" office:value-type="string">
            <text:p>Grottoe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</text:p>
          </table:table-cell>
          <table:table-cell table:style-name="ce23" office:value-type="date" office:date-value="2011-10-28T19:00:00">
            <text:p> 10/28/2011</text:p>
          </table:table-cell>
          <table:table-cell table:style-name="ce22" office:value-type="string">
            <text:p>Residence Inn Harrisonburg</text:p>
          </table:table-cell>
          <table:table-cell table:style-name="ce22" office:value-type="string">
            <text:p>61210</text:p>
          </table:table-cell>
          <table:table-cell table:style-name="ce22" office:value-type="string">
            <text:p>1945 Deyerle Ave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-3626</text:p>
          </table:table-cell>
          <table:table-cell table:style-name="ce23" office:value-type="date" office:date-value="2011-10-28T19:10:00">
            <text:p> 10/28/2011</text:p>
          </table:table-cell>
          <table:table-cell table:style-name="ce22" office:value-type="string">
            <text:p>Elks Home Club 450</text:p>
          </table:table-cell>
          <table:table-cell table:style-name="ce22" office:value-type="string">
            <text:p>376</text:p>
          </table:table-cell>
          <table:table-cell table:style-name="ce22" office:value-type="string">
            <text:p>482 S Main St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2-8841</text:p>
          </table:table-cell>
          <table:table-cell table:style-name="ce23" office:value-type="date" office:date-value="2011-10-28T19:20:00">
            <text:p> 10/28/2011</text:p>
          </table:table-cell>
          <table:table-cell table:style-name="ce22" office:value-type="string">
            <text:p>Spotswood Country Club</text:p>
          </table:table-cell>
          <table:table-cell table:style-name="ce22" office:value-type="string">
            <text:p>74158</text:p>
          </table:table-cell>
          <table:table-cell table:style-name="ce22" office:value-type="string">
            <text:p>1980 Country Club Rd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-8563</text:p>
          </table:table-cell>
          <table:table-cell table:style-name="ce23" office:value-type="date" office:date-value="2011-10-28T21:20:00">
            <text:p> 10/28/2011</text:p>
          </table:table-cell>
          <table:table-cell table:style-name="ce22" office:value-type="string">
            <text:p>Valley's</text:p>
          </table:table-cell>
          <table:table-cell table:style-name="ce22" office:value-type="string">
            <text:p>25657</text:p>
          </table:table-cell>
          <table:table-cell table:style-name="ce22" office:value-type="string">
            <text:p>1911 S High St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</text:p>
          </table:table-cell>
          <table:table-cell table:style-name="ce23" office:value-type="date" office:date-value="2011-10-28T21:35:00">
            <text:p> 10/28/2011</text:p>
          </table:table-cell>
          <table:table-cell table:style-name="ce22" office:value-type="string">
            <text:p>Chipotle Mexican Grill</text:p>
          </table:table-cell>
          <table:table-cell table:style-name="ce22" office:value-type="string">
            <text:p>61269</text:p>
          </table:table-cell>
          <table:table-cell table:style-name="ce22" office:value-type="string">
            <text:p>1615 Reservoir St Ste 101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</text:p>
          </table:table-cell>
          <table:table-cell table:style-name="ce23" office:value-type="date" office:date-value="2011-10-28T21:41:00">
            <text:p> 10/28/2011</text:p>
          </table:table-cell>
          <table:table-cell table:style-name="ce22" office:value-type="string">
            <text:p>OCharleys 386</text:p>
          </table:table-cell>
          <table:table-cell table:style-name="ce22" office:value-type="string">
            <text:p>28090</text:p>
          </table:table-cell>
          <table:table-cell table:style-name="ce22" office:value-type="string">
            <text:p>101 Burgess Rd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</text:p>
          </table:table-cell>
          <table:table-cell table:style-name="ce23" office:value-type="date" office:date-value="2011-10-28T21:51:00">
            <text:p> 10/28/2011</text:p>
          </table:table-cell>
          <table:table-cell table:style-name="ce22" office:value-type="string">
            <text:p>Kroger 310</text:p>
          </table:table-cell>
          <table:table-cell table:style-name="ce22" office:value-type="string">
            <text:p>77996</text:p>
          </table:table-cell>
          <table:table-cell table:style-name="ce22" office:value-type="string">
            <text:p>1790 E Market St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</text:p>
          </table:table-cell>
          <table:table-cell table:style-name="ce23" office:value-type="date" office:date-value="2011-10-28T21:57:00">
            <text:p> 10/28/2011</text:p>
          </table:table-cell>
          <table:table-cell table:style-name="ce22" office:value-type="string">
            <text:p>Target Store T 2071</text:p>
          </table:table-cell>
          <table:table-cell table:style-name="ce22" office:value-type="string">
            <text:p>45144</text:p>
          </table:table-cell>
          <table:table-cell table:style-name="ce22" office:value-type="string">
            <text:p>1995 E Market St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</text:p>
          </table:table-cell>
          <table:table-cell table:style-name="ce23" office:value-type="date" office:date-value="2011-10-28T22:02:00">
            <text:p> 10/28/2011</text:p>
          </table:table-cell>
          <table:table-cell table:style-name="ce22" office:value-type="string">
            <text:p>Martins Food Market # 424</text:p>
          </table:table-cell>
          <table:table-cell table:style-name="ce22" office:value-type="string">
            <text:p>48808</text:p>
          </table:table-cell>
          <table:table-cell table:style-name="ce22" office:value-type="string">
            <text:p>2035 E Market St Ste 115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01-4234</text:p>
          </table:table-cell>
          <table:table-cell table:style-name="ce23" office:value-type="date" office:date-value="2011-10-28T22:20:00">
            <text:p> 10/28/2011</text:p>
          </table:table-cell>
          <table:table-cell table:style-name="ce22" office:value-type="string">
            <text:p>Saigon Cafe LLC</text:p>
          </table:table-cell>
          <table:table-cell table:style-name="ce22" office:value-type="string">
            <text:p>25875</text:p>
          </table:table-cell>
          <table:table-cell table:style-name="ce22" office:value-type="string">
            <text:p>787 E Market St</text:p>
          </table:table-cell>
          <table:table-cell table:style-name="ce22" office:value-type="string">
            <text:p>Harriso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3</text:p>
          </table:table-cell>
          <table:table-cell table:style-name="ce23" office:value-type="date" office:date-value="2011-10-29T10:35:00">
            <text:p> 10/29/2011</text:p>
          </table:table-cell>
          <table:table-cell table:style-name="ce22" office:value-type="string">
            <text:p>Felynn Oriental Restaurant</text:p>
          </table:table-cell>
          <table:table-cell table:style-name="ce22" office:value-type="string">
            <text:p>67912</text:p>
          </table:table-cell>
          <table:table-cell table:style-name="ce22" office:value-type="string">
            <text:p>1943B Lynnhaven Pkwy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6</text:p>
          </table:table-cell>
          <table:table-cell table:style-name="ce23" office:value-type="date" office:date-value="2011-10-29T10:59:00">
            <text:p> 10/29/2011</text:p>
          </table:table-cell>
          <table:table-cell table:style-name="ce22" office:value-type="string">
            <text:p>Food Lion 646</text:p>
          </table:table-cell>
          <table:table-cell table:style-name="ce22" office:value-type="string">
            <text:p>9756</text:p>
          </table:table-cell>
          <table:table-cell table:style-name="ce22" office:value-type="string">
            <text:p>3960 Salem Lakes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6</text:p>
          </table:table-cell>
          <table:table-cell table:style-name="ce23" office:value-type="date" office:date-value="2011-10-29T11:10:00">
            <text:p> 10/29/2011</text:p>
          </table:table-cell>
          <table:table-cell table:style-name="ce22" office:value-type="string">
            <text:p>Ninja Japanese Seafood &amp; Steakhouse</text:p>
          </table:table-cell>
          <table:table-cell table:style-name="ce22" office:value-type="string">
            <text:p>62019</text:p>
          </table:table-cell>
          <table:table-cell table:style-name="ce22" office:value-type="string">
            <text:p>3388 Princess Anne Rd Ste 417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3-2612</text:p>
          </table:table-cell>
          <table:table-cell table:style-name="ce23" office:value-type="date" office:date-value="2011-10-29T11:22:00">
            <text:p> 10/29/2011</text:p>
          </table:table-cell>
          <table:table-cell table:style-name="ce22" office:value-type="string">
            <text:p>Shipps Corner Shell # 440</text:p>
          </table:table-cell>
          <table:table-cell table:style-name="ce22" office:value-type="string">
            <text:p>32728</text:p>
          </table:table-cell>
          <table:table-cell table:style-name="ce22" office:value-type="string">
            <text:p>3188 Holland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2-7813</text:p>
          </table:table-cell>
          <table:table-cell table:style-name="ce23" office:value-type="date" office:date-value="2011-10-29T11:57:00">
            <text:p> 10/29/2011</text:p>
          </table:table-cell>
          <table:table-cell table:style-name="ce22" office:value-type="string">
            <text:p>Chuck E Cheeses</text:p>
          </table:table-cell>
          <table:table-cell table:style-name="ce22" office:value-type="string">
            <text:p>12305</text:p>
          </table:table-cell>
          <table:table-cell table:style-name="ce22" office:value-type="string">
            <text:p>2699 Lishelle Pl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2</text:p>
          </table:table-cell>
          <table:table-cell table:style-name="ce23" office:value-type="date" office:date-value="2011-10-29T12:12:00">
            <text:p> 10/29/2011</text:p>
          </table:table-cell>
          <table:table-cell table:style-name="ce22" office:value-type="string">
            <text:p>Farm Fresh 217</text:p>
          </table:table-cell>
          <table:table-cell table:style-name="ce22" office:value-type="string">
            <text:p>6709</text:p>
          </table:table-cell>
          <table:table-cell table:style-name="ce22" office:value-type="string">
            <text:p>799 Chimney Hill Shopping Ctr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3-2006</text:p>
          </table:table-cell>
          <table:table-cell table:style-name="ce23" office:value-type="date" office:date-value="2011-10-29T12:45:00">
            <text:p> 10/29/2011</text:p>
          </table:table-cell>
          <table:table-cell table:style-name="ce22" office:value-type="string">
            <text:p>Circle D</text:p>
          </table:table-cell>
          <table:table-cell table:style-name="ce22" office:value-type="string">
            <text:p>6474</text:p>
          </table:table-cell>
          <table:table-cell table:style-name="ce22" office:value-type="string">
            <text:p>1501 Lynnhaven Pkwy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3-2013</text:p>
          </table:table-cell>
          <table:table-cell table:style-name="ce23" office:value-type="date" office:date-value="2011-10-29T12:55:00">
            <text:p> 10/29/2011</text:p>
          </table:table-cell>
          <table:table-cell table:style-name="ce22" office:value-type="string">
            <text:p>Bottom Dollar Food Store # 2919</text:p>
          </table:table-cell>
          <table:table-cell table:style-name="ce22" office:value-type="string">
            <text:p>9628</text:p>
          </table:table-cell>
          <table:table-cell table:style-name="ce22" office:value-type="string">
            <text:p>1505 Lynnhaven Pkwy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3-4700</text:p>
          </table:table-cell>
          <table:table-cell table:style-name="ce23" office:value-type="date" office:date-value="2011-10-29T13:00:00">
            <text:p> 10/29/2011</text:p>
          </table:table-cell>
          <table:table-cell table:style-name="ce22" office:value-type="string">
            <text:p>7 Eleven Store 2514 2407 A</text:p>
          </table:table-cell>
          <table:table-cell table:style-name="ce22" office:value-type="string">
            <text:p>62538</text:p>
          </table:table-cell>
          <table:table-cell table:style-name="ce22" office:value-type="string">
            <text:p>1996 S Independence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3-4435</text:p>
          </table:table-cell>
          <table:table-cell table:style-name="ce23" office:value-type="date" office:date-value="2011-10-30T00:00:00">
            <text:p> 10/30/2011</text:p>
          </table:table-cell>
          <table:table-cell table:style-name="ce22" office:value-type="string">
            <text:p>Mapledale BP</text:p>
          </table:table-cell>
          <table:table-cell table:style-name="ce22" office:value-type="string">
            <text:p>48463</text:p>
          </table:table-cell>
          <table:table-cell table:style-name="ce22" office:value-type="string">
            <text:p>13601 Mapledale Ave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2-4141</text:p>
          </table:table-cell>
          <table:table-cell table:style-name="ce23" office:value-type="date" office:date-value="2011-10-30T12:25:00">
            <text:p> 10/30/2011</text:p>
          </table:table-cell>
          <table:table-cell table:style-name="ce22" office:value-type="string">
            <text:p>Potomac Mills Shell</text:p>
          </table:table-cell>
          <table:table-cell table:style-name="ce22" office:value-type="string">
            <text:p>6145</text:p>
          </table:table-cell>
          <table:table-cell table:style-name="ce22" office:value-type="string">
            <text:p>2600 Prince William Pkwy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2-4141</text:p>
          </table:table-cell>
          <table:table-cell table:style-name="ce23" office:value-type="date" office:date-value="2011-10-30T12:30:00">
            <text:p> 10/30/2011</text:p>
          </table:table-cell>
          <table:table-cell table:style-name="ce22" office:value-type="string">
            <text:p>Uno Chicago Grill</text:p>
          </table:table-cell>
          <table:table-cell table:style-name="ce22" office:value-type="string">
            <text:p>14722</text:p>
          </table:table-cell>
          <table:table-cell table:style-name="ce22" office:value-type="string">
            <text:p>2680 Prince William Pkwy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2-4134</text:p>
          </table:table-cell>
          <table:table-cell table:style-name="ce23" office:value-type="date" office:date-value="2011-10-30T12:38:00">
            <text:p> 10/30/2011</text:p>
          </table:table-cell>
          <table:table-cell table:style-name="ce22" office:value-type="string">
            <text:p>Chuck E Cheeses</text:p>
          </table:table-cell>
          <table:table-cell table:style-name="ce22" office:value-type="string">
            <text:p>58170</text:p>
          </table:table-cell>
          <table:table-cell table:style-name="ce22" office:value-type="string">
            <text:p>14085 Shoppers Best Way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2-4131</text:p>
          </table:table-cell>
          <table:table-cell table:style-name="ce23" office:value-type="date" office:date-value="2011-10-30T12:50:00">
            <text:p> 10/30/2011</text:p>
          </table:table-cell>
          <table:table-cell table:style-name="ce22" office:value-type="string">
            <text:p>Shoppers Food Warehouse # 45</text:p>
          </table:table-cell>
          <table:table-cell table:style-name="ce22" office:value-type="string">
            <text:p>4471</text:p>
          </table:table-cell>
          <table:table-cell table:style-name="ce22" office:value-type="string">
            <text:p>14000 Shoppers Best Way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2-4120</text:p>
          </table:table-cell>
          <table:table-cell table:style-name="ce23" office:value-type="date" office:date-value="2011-10-30T13:00:00">
            <text:p> 10/30/2011</text:p>
          </table:table-cell>
          <table:table-cell table:style-name="ce22" office:value-type="string">
            <text:p>Parkway Exxon</text:p>
          </table:table-cell>
          <table:table-cell table:style-name="ce22" office:value-type="string">
            <text:p>14130</text:p>
          </table:table-cell>
          <table:table-cell table:style-name="ce22" office:value-type="string">
            <text:p>13000 Worth Ave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2-4138</text:p>
          </table:table-cell>
          <table:table-cell table:style-name="ce23" office:value-type="date" office:date-value="2011-10-30T13:05:00">
            <text:p> 10/30/2011</text:p>
          </table:table-cell>
          <table:table-cell table:style-name="ce22" office:value-type="string">
            <text:p>Bento Cafe Sushi &amp; Roll</text:p>
          </table:table-cell>
          <table:table-cell table:style-name="ce22" office:value-type="string">
            <text:p>43088</text:p>
          </table:table-cell>
          <table:table-cell table:style-name="ce22" office:value-type="string">
            <text:p>13257 Worth Ave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2-4121</text:p>
          </table:table-cell>
          <table:table-cell table:style-name="ce23" office:value-type="date" office:date-value="2011-10-30T13:10:00">
            <text:p> 10/30/2011</text:p>
          </table:table-cell>
          <table:table-cell table:style-name="ce22" office:value-type="string">
            <text:p>Sams Club 6371</text:p>
          </table:table-cell>
          <table:table-cell table:style-name="ce22" office:value-type="string">
            <text:p>76734</text:p>
          </table:table-cell>
          <table:table-cell table:style-name="ce22" office:value-type="string">
            <text:p>14050 Worth Ave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2-4126</text:p>
          </table:table-cell>
          <table:table-cell table:style-name="ce23" office:value-type="date" office:date-value="2011-10-30T13:36:00">
            <text:p> 10/30/2011</text:p>
          </table:table-cell>
          <table:table-cell table:style-name="ce22" office:value-type="string">
            <text:p>Wawa Food Market # 661</text:p>
          </table:table-cell>
          <table:table-cell table:style-name="ce22" office:value-type="string">
            <text:p>5150</text:p>
          </table:table-cell>
          <table:table-cell table:style-name="ce22" office:value-type="string">
            <text:p>13355 Minnieville Rd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2-5088</text:p>
          </table:table-cell>
          <table:table-cell table:style-name="ce23" office:value-type="date" office:date-value="2011-10-30T13:54:00">
            <text:p> 10/30/2011</text:p>
          </table:table-cell>
          <table:table-cell table:style-name="ce22" office:value-type="string">
            <text:p>The All American Steakhouse</text:p>
          </table:table-cell>
          <table:table-cell table:style-name="ce22" office:value-type="string">
            <text:p>62064</text:p>
          </table:table-cell>
          <table:table-cell table:style-name="ce22" office:value-type="string">
            <text:p>4179 Merchant Plz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2-5085</text:p>
          </table:table-cell>
          <table:table-cell table:style-name="ce23" office:value-type="date" office:date-value="2011-10-30T14:02:00">
            <text:p> 10/30/2011</text:p>
          </table:table-cell>
          <table:table-cell table:style-name="ce22" office:value-type="string">
            <text:p>Los Toltecos Bar &amp; Grill</text:p>
          </table:table-cell>
          <table:table-cell table:style-name="ce22" office:value-type="string">
            <text:p>62544</text:p>
          </table:table-cell>
          <table:table-cell table:style-name="ce22" office:value-type="string">
            <text:p>4120 Merchant Plz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2</text:p>
          </table:table-cell>
          <table:table-cell table:style-name="ce23" office:value-type="date" office:date-value="2011-10-30T14:10:00">
            <text:p> 10/30/2011</text:p>
          </table:table-cell>
          <table:table-cell table:style-name="ce22" office:value-type="string">
            <text:p>Ruby Tuesday</text:p>
          </table:table-cell>
          <table:table-cell table:style-name="ce22" office:value-type="string">
            <text:p>49676</text:p>
          </table:table-cell>
          <table:table-cell table:style-name="ce22" office:value-type="string">
            <text:p>12721 Marblestone Dr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3-4526</text:p>
          </table:table-cell>
          <table:table-cell table:style-name="ce23" office:value-type="date" office:date-value="2011-10-30T14:25:00">
            <text:p> 10/30/2011</text:p>
          </table:table-cell>
          <table:table-cell table:style-name="ce22" office:value-type="string">
            <text:p>L &amp; B Pizzeria</text:p>
          </table:table-cell>
          <table:table-cell table:style-name="ce22" office:value-type="string">
            <text:p>55348</text:p>
          </table:table-cell>
          <table:table-cell table:style-name="ce22" office:value-type="string">
            <text:p>5401 Mapledale Plz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5-6355</text:p>
          </table:table-cell>
          <table:table-cell table:style-name="ce23" office:value-type="date" office:date-value="2011-10-31T10:25:00">
            <text:p> 10/31/2011</text:p>
          </table:table-cell>
          <table:table-cell table:style-name="ce22" office:value-type="string">
            <text:p>Circle D Food Mart # 11</text:p>
          </table:table-cell>
          <table:table-cell table:style-name="ce22" office:value-type="string">
            <text:p>4508</text:p>
          </table:table-cell>
          <table:table-cell table:style-name="ce22" office:value-type="string">
            <text:p>4869 N Witchduck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5-4011</text:p>
          </table:table-cell>
          <table:table-cell table:style-name="ce23" office:value-type="date" office:date-value="2011-10-31T10:40:00">
            <text:p> 10/31/2011</text:p>
          </table:table-cell>
          <table:table-cell table:style-name="ce22" office:value-type="string">
            <text:p>7 Eleven Store 2514 29213 H</text:p>
          </table:table-cell>
          <table:table-cell table:style-name="ce22" office:value-type="string">
            <text:p>49974</text:p>
          </table:table-cell>
          <table:table-cell table:style-name="ce22" office:value-type="string">
            <text:p>1700 Independence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5-2710</text:p>
          </table:table-cell>
          <table:table-cell table:style-name="ce23" office:value-type="date" office:date-value="2011-10-31T10:59:00">
            <text:p> 10/31/2011</text:p>
          </table:table-cell>
          <table:table-cell table:style-name="ce22" office:value-type="string">
            <text:p>Grand Affairs</text:p>
          </table:table-cell>
          <table:table-cell table:style-name="ce22" office:value-type="string">
            <text:p>43520</text:p>
          </table:table-cell>
          <table:table-cell table:style-name="ce22" office:value-type="string">
            <text:p>2036 Pleasure House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5-2732</text:p>
          </table:table-cell>
          <table:table-cell table:style-name="ce23" office:value-type="date" office:date-value="2011-10-31T11:00:00">
            <text:p> 10/31/2011</text:p>
          </table:table-cell>
          <table:table-cell table:style-name="ce22" office:value-type="string">
            <text:p>La Herradura</text:p>
          </table:table-cell>
          <table:table-cell table:style-name="ce22" office:value-type="string">
            <text:p>28071</text:p>
          </table:table-cell>
          <table:table-cell table:style-name="ce22" office:value-type="string">
            <text:p>4801 Shore Dr Ste B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5</text:p>
          </table:table-cell>
          <table:table-cell table:style-name="ce23" office:value-type="date" office:date-value="2011-10-31T11:10:00">
            <text:p> 10/31/2011</text:p>
          </table:table-cell>
          <table:table-cell table:style-name="ce22" office:value-type="string">
            <text:p>Food Lion 487</text:p>
          </table:table-cell>
          <table:table-cell table:style-name="ce22" office:value-type="string">
            <text:p>9710</text:p>
          </table:table-cell>
          <table:table-cell table:style-name="ce22" office:value-type="string">
            <text:p>5193 Shore Dr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</text:p>
          </table:table-cell>
          <table:table-cell table:style-name="ce23" office:value-type="date" office:date-value="2011-10-31T11:28:00">
            <text:p> 10/31/2011</text:p>
          </table:table-cell>
          <table:table-cell table:style-name="ce22" office:value-type="string">
            <text:p>Mini Mart</text:p>
          </table:table-cell>
          <table:table-cell table:style-name="ce22" office:value-type="string">
            <text:p>55346</text:p>
          </table:table-cell>
          <table:table-cell table:style-name="ce22" office:value-type="string">
            <text:p>601 Newtown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-4637</text:p>
          </table:table-cell>
          <table:table-cell table:style-name="ce23" office:value-type="date" office:date-value="2011-10-31T12:55:00">
            <text:p> 10/31/2011</text:p>
          </table:table-cell>
          <table:table-cell table:style-name="ce22" office:value-type="string">
            <text:p>7 Eleven Store 2514 25838 H</text:p>
          </table:table-cell>
          <table:table-cell table:style-name="ce22" office:value-type="string">
            <text:p>38011</text:p>
          </table:table-cell>
          <table:table-cell table:style-name="ce22" office:value-type="string">
            <text:p>1672 Virginia Beach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4419</text:p>
          </table:table-cell>
          <table:table-cell table:style-name="ce23" office:value-type="date" office:date-value="2011-10-31T13:40:00">
            <text:p> 10/31/2011</text:p>
          </table:table-cell>
          <table:table-cell table:style-name="ce22" office:value-type="string">
            <text:p>Icehouse Restaurant</text:p>
          </table:table-cell>
          <table:table-cell table:style-name="ce22" office:value-type="string">
            <text:p>41278</text:p>
          </table:table-cell>
          <table:table-cell table:style-name="ce22" office:value-type="string">
            <text:p>604 Norfolk Ave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2706</text:p>
          </table:table-cell>
          <table:table-cell table:style-name="ce23" office:value-type="date" office:date-value="2011-11-01T14:15:00">
            <text:p> 11/01/2011</text:p>
          </table:table-cell>
          <table:table-cell table:style-name="ce22" office:value-type="string">
            <text:p>The Belvedere Coffee Shop</text:p>
          </table:table-cell>
          <table:table-cell table:style-name="ce22" office:value-type="string">
            <text:p>71824</text:p>
          </table:table-cell>
          <table:table-cell table:style-name="ce22" office:value-type="string">
            <text:p>3601 Atlantic Ave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6-3100</text:p>
          </table:table-cell>
          <table:table-cell table:style-name="ce23" office:value-type="date" office:date-value="2011-11-01T14:20:00">
            <text:p> 11/01/2011</text:p>
          </table:table-cell>
          <table:table-cell table:style-name="ce22" office:value-type="string">
            <text:p>Giant Food Store # 799</text:p>
          </table:table-cell>
          <table:table-cell table:style-name="ce22" office:value-type="string">
            <text:p>7823</text:p>
          </table:table-cell>
          <table:table-cell table:style-name="ce22" office:value-type="string">
            <text:p>61 Catoctin Cir NE</text:p>
          </table:table-cell>
          <table:table-cell table:style-name="ce22" office:value-type="string">
            <text:p>Lee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2604</text:p>
          </table:table-cell>
          <table:table-cell table:style-name="ce23" office:value-type="date" office:date-value="2011-11-01T14:20:00">
            <text:p> 11/01/2011</text:p>
          </table:table-cell>
          <table:table-cell table:style-name="ce22" office:value-type="string">
            <text:p>7 Eleven Store 2514 19989 B</text:p>
          </table:table-cell>
          <table:table-cell table:style-name="ce22" office:value-type="string">
            <text:p>67988</text:p>
          </table:table-cell>
          <table:table-cell table:style-name="ce22" office:value-type="string">
            <text:p>3908 Atlantic Ave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6-4112</text:p>
          </table:table-cell>
          <table:table-cell table:style-name="ce23" office:value-type="date" office:date-value="2011-11-01T14:27:00">
            <text:p> 11/01/2011</text:p>
          </table:table-cell>
          <table:table-cell table:style-name="ce22" office:value-type="string">
            <text:p>Spankys Shenanigans</text:p>
          </table:table-cell>
          <table:table-cell table:style-name="ce22" office:value-type="string">
            <text:p>72771</text:p>
          </table:table-cell>
          <table:table-cell table:style-name="ce22" office:value-type="string">
            <text:p>538 E Market St</text:p>
          </table:table-cell>
          <table:table-cell table:style-name="ce22" office:value-type="string">
            <text:p>Lee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</text:p>
          </table:table-cell>
          <table:table-cell table:style-name="ce23" office:value-type="date" office:date-value="2011-11-01T14:30:00">
            <text:p> 11/01/2011</text:p>
          </table:table-cell>
          <table:table-cell table:style-name="ce22" office:value-type="string">
            <text:p>Heritage Natural Market</text:p>
          </table:table-cell>
          <table:table-cell table:style-name="ce22" office:value-type="string">
            <text:p>67519</text:p>
          </table:table-cell>
          <table:table-cell table:style-name="ce22" office:value-type="string">
            <text:p>984 Laskin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6-4402</text:p>
          </table:table-cell>
          <table:table-cell table:style-name="ce23" office:value-type="date" office:date-value="2011-11-01T14:34:00">
            <text:p> 11/01/2011</text:p>
          </table:table-cell>
          <table:table-cell table:style-name="ce22" office:value-type="string">
            <text:p>RJs Deli</text:p>
          </table:table-cell>
          <table:table-cell table:style-name="ce22" office:value-type="string">
            <text:p>46889</text:p>
          </table:table-cell>
          <table:table-cell table:style-name="ce22" office:value-type="string">
            <text:p>707I E Market St</text:p>
          </table:table-cell>
          <table:table-cell table:style-name="ce22" office:value-type="string">
            <text:p>Lee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5-1495</text:p>
          </table:table-cell>
          <table:table-cell table:style-name="ce23" office:value-type="date" office:date-value="2011-11-01T14:38:00">
            <text:p> 11/01/2011</text:p>
          </table:table-cell>
          <table:table-cell table:style-name="ce22" office:value-type="string">
            <text:p>Forbes Street Market Deli</text:p>
          </table:table-cell>
          <table:table-cell table:style-name="ce22" office:value-type="string">
            <text:p>57146</text:p>
          </table:table-cell>
          <table:table-cell table:style-name="ce22" office:value-type="string">
            <text:p>1001 Forbes St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5-4108</text:p>
          </table:table-cell>
          <table:table-cell table:style-name="ce23" office:value-type="date" office:date-value="2011-11-01T14:39:00">
            <text:p> 11/01/2011</text:p>
          </table:table-cell>
          <table:table-cell table:style-name="ce22" office:value-type="string">
            <text:p>Carolina Mercado Latino</text:p>
          </table:table-cell>
          <table:table-cell table:style-name="ce22" office:value-type="string">
            <text:p>56930</text:p>
          </table:table-cell>
          <table:table-cell table:style-name="ce22" office:value-type="string">
            <text:p>7 Fort Evans Rd SE</text:p>
          </table:table-cell>
          <table:table-cell table:style-name="ce22" office:value-type="string">
            <text:p>Lee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</text:p>
          </table:table-cell>
          <table:table-cell table:style-name="ce23" office:value-type="date" office:date-value="2011-11-01T14:40:00">
            <text:p> 11/01/2011</text:p>
          </table:table-cell>
          <table:table-cell table:style-name="ce22" office:value-type="string">
            <text:p>Tijuana Flats</text:p>
          </table:table-cell>
          <table:table-cell table:style-name="ce22" office:value-type="string">
            <text:p>66784</text:p>
          </table:table-cell>
          <table:table-cell table:style-name="ce22" office:value-type="string">
            <text:p>1544 Laskin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5</text:p>
          </table:table-cell>
          <table:table-cell table:style-name="ce23" office:value-type="date" office:date-value="2011-11-01T14:46:00">
            <text:p> 11/01/2011</text:p>
          </table:table-cell>
          <table:table-cell table:style-name="ce22" office:value-type="string">
            <text:p>7 Eleven Store 33605 A</text:p>
          </table:table-cell>
          <table:table-cell table:style-name="ce22" office:value-type="string">
            <text:p>67496</text:p>
          </table:table-cell>
          <table:table-cell table:style-name="ce22" office:value-type="string">
            <text:p>25 Solomon Dr</text:p>
          </table:table-cell>
          <table:table-cell table:style-name="ce22" office:value-type="string">
            <text:p>Fal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</text:p>
          </table:table-cell>
          <table:table-cell table:style-name="ce23" office:value-type="date" office:date-value="2011-11-01T14:55:00">
            <text:p> 11/01/2011</text:p>
          </table:table-cell>
          <table:table-cell table:style-name="ce22" office:value-type="string">
            <text:p>Total Wine and More</text:p>
          </table:table-cell>
          <table:table-cell table:style-name="ce22" office:value-type="string">
            <text:p>12164</text:p>
          </table:table-cell>
          <table:table-cell table:style-name="ce22" office:value-type="string">
            <text:p>741 First Colonial Rd Ste 101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6</text:p>
          </table:table-cell>
          <table:table-cell table:style-name="ce23" office:value-type="date" office:date-value="2011-11-01T14:57:00">
            <text:p> 11/01/2011</text:p>
          </table:table-cell>
          <table:table-cell table:style-name="ce22" office:value-type="string">
            <text:p>Wings &amp; More Sportsbar</text:p>
          </table:table-cell>
          <table:table-cell table:style-name="ce22" office:value-type="string">
            <text:p>60616</text:p>
          </table:table-cell>
          <table:table-cell table:style-name="ce22" office:value-type="string">
            <text:p>840 Warrenton Rd Ste 101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7</text:p>
          </table:table-cell>
          <table:table-cell table:style-name="ce23" office:value-type="date" office:date-value="2011-11-01T14:59:00">
            <text:p> 11/01/2011</text:p>
          </table:table-cell>
          <table:table-cell table:style-name="ce22" office:value-type="string">
            <text:p>Ozeki Japanese Steak and Seafood House</text:p>
          </table:table-cell>
          <table:table-cell table:style-name="ce22" office:value-type="string">
            <text:p>46308</text:p>
          </table:table-cell>
          <table:table-cell table:style-name="ce22" office:value-type="string">
            <text:p>10119 Southpoint Pkwy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6119</text:p>
          </table:table-cell>
          <table:table-cell table:style-name="ce23" office:value-type="date" office:date-value="2011-11-01T15:00:00">
            <text:p> 11/01/2011</text:p>
          </table:table-cell>
          <table:table-cell table:style-name="ce22" office:value-type="string">
            <text:p>Applebees Neighborhood Grill &amp; Bar</text:p>
          </table:table-cell>
          <table:table-cell table:style-name="ce22" office:value-type="string">
            <text:p>50407</text:p>
          </table:table-cell>
          <table:table-cell table:style-name="ce22" office:value-type="string">
            <text:p>561 First Colonial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8</text:p>
          </table:table-cell>
          <table:table-cell table:style-name="ce23" office:value-type="date" office:date-value="2011-11-01T15:19:00">
            <text:p> 11/01/2011</text:p>
          </table:table-cell>
          <table:table-cell table:style-name="ce22" office:value-type="string">
            <text:p>Sams Food Market &amp; Deli</text:p>
          </table:table-cell>
          <table:table-cell table:style-name="ce22" office:value-type="string">
            <text:p>40003</text:p>
          </table:table-cell>
          <table:table-cell table:style-name="ce22" office:value-type="string">
            <text:p>11901 Tidewater Trl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6-2819</text:p>
          </table:table-cell>
          <table:table-cell table:style-name="ce23" office:value-type="date" office:date-value="2011-11-01T15:22:00">
            <text:p> 11/01/2011</text:p>
          </table:table-cell>
          <table:table-cell table:style-name="ce22" office:value-type="string">
            <text:p>Shoes Cup &amp; Cork Club</text:p>
          </table:table-cell>
          <table:table-cell table:style-name="ce22" office:value-type="string">
            <text:p>61674</text:p>
          </table:table-cell>
          <table:table-cell table:style-name="ce22" office:value-type="string">
            <text:p>17 N King St</text:p>
          </table:table-cell>
          <table:table-cell table:style-name="ce22" office:value-type="string">
            <text:p>Lee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8</text:p>
          </table:table-cell>
          <table:table-cell table:style-name="ce23" office:value-type="date" office:date-value="2011-11-01T15:24:00">
            <text:p> 11/01/2011</text:p>
          </table:table-cell>
          <table:table-cell table:style-name="ce22" office:value-type="string">
            <text:p>Fas Mart # 28</text:p>
          </table:table-cell>
          <table:table-cell table:style-name="ce22" office:value-type="string">
            <text:p>26088</text:p>
          </table:table-cell>
          <table:table-cell table:style-name="ce22" office:value-type="string">
            <text:p>15117 Tidewater Trl</text:p>
          </table:table-cell>
          <table:table-cell table:style-name="ce22" office:value-type="string">
            <text:p>Spotsylvan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8-2050</text:p>
          </table:table-cell>
          <table:table-cell table:style-name="ce23" office:value-type="date" office:date-value="2011-11-01T15:29:00">
            <text:p> 11/01/2011</text:p>
          </table:table-cell>
          <table:table-cell table:style-name="ce22" office:value-type="string">
            <text:p>Tidewater Market</text:p>
          </table:table-cell>
          <table:table-cell table:style-name="ce22" office:value-type="string">
            <text:p>42659</text:p>
          </table:table-cell>
          <table:table-cell table:style-name="ce22" office:value-type="string">
            <text:p>10721 Tidewater Trl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61-3402</text:p>
          </table:table-cell>
          <table:table-cell table:style-name="ce23" office:value-type="date" office:date-value="2011-11-01T15:42:00">
            <text:p> 11/01/2011</text:p>
          </table:table-cell>
          <table:table-cell table:style-name="ce22" office:value-type="string">
            <text:p>Dillows Shop N Wash Inc</text:p>
          </table:table-cell>
          <table:table-cell table:style-name="ce22" office:value-type="string">
            <text:p>73985</text:p>
          </table:table-cell>
          <table:table-cell table:style-name="ce22" office:value-type="string">
            <text:p>14200 Cedar Creek Rd</text:p>
          </table:table-cell>
          <table:table-cell table:style-name="ce22" office:value-type="string">
            <text:p>Meadowview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8</text:p>
          </table:table-cell>
          <table:table-cell table:style-name="ce23" office:value-type="date" office:date-value="2011-11-01T15:49:00">
            <text:p> 11/01/2011</text:p>
          </table:table-cell>
          <table:table-cell table:style-name="ce22" office:value-type="string">
            <text:p>Selectos Latin Market &amp; Deli</text:p>
          </table:table-cell>
          <table:table-cell table:style-name="ce22" office:value-type="string">
            <text:p>49474</text:p>
          </table:table-cell>
          <table:table-cell table:style-name="ce22" office:value-type="string">
            <text:p>3810 Jefferson Davis Hwy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</text:p>
          </table:table-cell>
          <table:table-cell table:style-name="ce23" office:value-type="date" office:date-value="2011-11-01T15:50:00">
            <text:p> 11/01/2011</text:p>
          </table:table-cell>
          <table:table-cell table:style-name="ce22" office:value-type="string">
            <text:p>Food Lion 183</text:p>
          </table:table-cell>
          <table:table-cell table:style-name="ce22" office:value-type="string">
            <text:p>9629</text:p>
          </table:table-cell>
          <table:table-cell table:style-name="ce22" office:value-type="string">
            <text:p>5277 Princess Anne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5-3710</text:p>
          </table:table-cell>
          <table:table-cell table:style-name="ce23" office:value-type="date" office:date-value="2011-11-01T15:51:00">
            <text:p> 11/01/2011</text:p>
          </table:table-cell>
          <table:table-cell table:style-name="ce22" office:value-type="string">
            <text:p>Holtzman Express</text:p>
          </table:table-cell>
          <table:table-cell table:style-name="ce22" office:value-type="string">
            <text:p>62259</text:p>
          </table:table-cell>
          <table:table-cell table:style-name="ce22" office:value-type="string">
            <text:p>148 Catoctin Cir SE</text:p>
          </table:table-cell>
          <table:table-cell table:style-name="ce22" office:value-type="string">
            <text:p>Lee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8</text:p>
          </table:table-cell>
          <table:table-cell table:style-name="ce23" office:value-type="date" office:date-value="2011-11-01T15:55:00">
            <text:p> 11/01/2011</text:p>
          </table:table-cell>
          <table:table-cell table:style-name="ce22" office:value-type="string">
            <text:p>Lin's Gourmet</text:p>
          </table:table-cell>
          <table:table-cell table:style-name="ce22" office:value-type="string">
            <text:p>3620</text:p>
          </table:table-cell>
          <table:table-cell table:style-name="ce22" office:value-type="string">
            <text:p>5097 Jeff Davis Hwy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</text:p>
          </table:table-cell>
          <table:table-cell table:style-name="ce23" office:value-type="date" office:date-value="2011-11-01T16:00:00">
            <text:p> 11/01/2011</text:p>
          </table:table-cell>
          <table:table-cell table:style-name="ce22" office:value-type="string">
            <text:p>7 Eleven Store 2514 25849 H</text:p>
          </table:table-cell>
          <table:table-cell table:style-name="ce22" office:value-type="string">
            <text:p>38056</text:p>
          </table:table-cell>
          <table:table-cell table:style-name="ce22" office:value-type="string">
            <text:p>4660 Princess Anne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</text:p>
          </table:table-cell>
          <table:table-cell table:style-name="ce23" office:value-type="date" office:date-value="2011-11-01T16:05:00">
            <text:p> 11/01/2011</text:p>
          </table:table-cell>
          <table:table-cell table:style-name="ce22" office:value-type="string">
            <text:p>Domo Sushi</text:p>
          </table:table-cell>
          <table:table-cell table:style-name="ce22" office:value-type="string">
            <text:p>65194</text:p>
          </table:table-cell>
          <table:table-cell table:style-name="ce22" office:value-type="string">
            <text:p>4540 Princess Anne Rd Ste 112Ste 124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7-9423</text:p>
          </table:table-cell>
          <table:table-cell table:style-name="ce23" office:value-type="date" office:date-value="2011-11-01T16:07:00">
            <text:p> 11/01/2011</text:p>
          </table:table-cell>
          <table:table-cell table:style-name="ce22" office:value-type="string">
            <text:p>Glory Days Grill</text:p>
          </table:table-cell>
          <table:table-cell table:style-name="ce22" office:value-type="string">
            <text:p>47700</text:p>
          </table:table-cell>
          <table:table-cell table:style-name="ce22" office:value-type="string">
            <text:p>9969 Jefferson Davis Hwy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7</text:p>
          </table:table-cell>
          <table:table-cell table:style-name="ce23" office:value-type="date" office:date-value="2011-11-01T16:18:00">
            <text:p> 11/01/2011</text:p>
          </table:table-cell>
          <table:table-cell table:style-name="ce22" office:value-type="string">
            <text:p>Red Robin Americas Gourmet Burgers &amp; Spirits</text:p>
          </table:table-cell>
          <table:table-cell table:style-name="ce22" office:value-type="string">
            <text:p>45728</text:p>
          </table:table-cell>
          <table:table-cell table:style-name="ce22" office:value-type="string">
            <text:p>10109 Jefferson Davis Hwy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8</text:p>
          </table:table-cell>
          <table:table-cell table:style-name="ce23" office:value-type="date" office:date-value="2011-11-01T16:24:00">
            <text:p> 11/01/2011</text:p>
          </table:table-cell>
          <table:table-cell table:style-name="ce22" office:value-type="string">
            <text:p>Ruby Tuesday</text:p>
          </table:table-cell>
          <table:table-cell table:style-name="ce22" office:value-type="string">
            <text:p>4185</text:p>
          </table:table-cell>
          <table:table-cell table:style-name="ce22" office:value-type="string">
            <text:p>4714 Mine Rd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4-4212</text:p>
          </table:table-cell>
          <table:table-cell table:style-name="ce23" office:value-type="date" office:date-value="2011-11-01T16:30:00">
            <text:p> 11/01/2011</text:p>
          </table:table-cell>
          <table:table-cell table:style-name="ce22" office:value-type="string">
            <text:p>Rite Aid # 11273</text:p>
          </table:table-cell>
          <table:table-cell table:style-name="ce22" office:value-type="string">
            <text:p>77042</text:p>
          </table:table-cell>
          <table:table-cell table:style-name="ce22" office:value-type="string">
            <text:p>5232 Fairfield Shopping Ctr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10</text:p>
          </table:table-cell>
          <table:table-cell table:style-name="ce23" office:value-type="date" office:date-value="2011-11-01T16:40:00">
            <text:p> 11/01/2011</text:p>
          </table:table-cell>
          <table:table-cell table:style-name="ce22" office:value-type="string">
            <text:p>Quick Stop Market # 30</text:p>
          </table:table-cell>
          <table:table-cell table:style-name="ce22" office:value-type="string">
            <text:p>16171</text:p>
          </table:table-cell>
          <table:table-cell table:style-name="ce22" office:value-type="string">
            <text:p>15749 Porterfield Hwy</text:p>
          </table:table-cell>
          <table:table-cell table:style-name="ce22" office:value-type="string">
            <text:p>Abing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66</text:p>
          </table:table-cell>
          <table:table-cell table:style-name="ce23" office:value-type="date" office:date-value="2011-11-01T17:04:00">
            <text:p> 11/01/2011</text:p>
          </table:table-cell>
          <table:table-cell table:style-name="ce22" office:value-type="string">
            <text:p>El Campesino Mexican Restaurant</text:p>
          </table:table-cell>
          <table:table-cell table:style-name="ce22" office:value-type="string">
            <text:p>30990</text:p>
          </table:table-cell>
          <table:table-cell table:style-name="ce22" office:value-type="string">
            <text:p>791 Regional Park Rd</text:p>
          </table:table-cell>
          <table:table-cell table:style-name="ce22" office:value-type="string">
            <text:p>Leban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4</text:p>
          </table:table-cell>
          <table:table-cell table:style-name="ce23" office:value-type="date" office:date-value="2011-11-01T17:05:00">
            <text:p> 11/01/2011</text:p>
          </table:table-cell>
          <table:table-cell table:style-name="ce22" office:value-type="string">
            <text:p>Pulcinella</text:p>
          </table:table-cell>
          <table:table-cell table:style-name="ce22" office:value-type="string">
            <text:p>61227</text:p>
          </table:table-cell>
          <table:table-cell table:style-name="ce22" office:value-type="string">
            <text:p>1255 Fordham Dr Ste 15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4</text:p>
          </table:table-cell>
          <table:table-cell table:style-name="ce23" office:value-type="date" office:date-value="2011-11-01T17:10:00">
            <text:p> 11/01/2011</text:p>
          </table:table-cell>
          <table:table-cell table:style-name="ce22" office:value-type="string">
            <text:p>Mo Mo Japanese Restaurant</text:p>
          </table:table-cell>
          <table:table-cell table:style-name="ce22" office:value-type="string">
            <text:p>16975</text:p>
          </table:table-cell>
          <table:table-cell table:style-name="ce22" office:value-type="string">
            <text:p>1385 Fordham Dr Ste 104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66</text:p>
          </table:table-cell>
          <table:table-cell table:style-name="ce23" office:value-type="date" office:date-value="2011-11-01T17:13:00">
            <text:p> 11/01/2011</text:p>
          </table:table-cell>
          <table:table-cell table:style-name="ce22" office:value-type="string">
            <text:p>Roadrunner Market 163</text:p>
          </table:table-cell>
          <table:table-cell table:style-name="ce22" office:value-type="string">
            <text:p>56810</text:p>
          </table:table-cell>
          <table:table-cell table:style-name="ce22" office:value-type="string">
            <text:p>1130 E Main St</text:p>
          </table:table-cell>
          <table:table-cell table:style-name="ce22" office:value-type="string">
            <text:p>Leban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5-4688</text:p>
          </table:table-cell>
          <table:table-cell table:style-name="ce23" office:value-type="date" office:date-value="2011-11-01T17:20:00">
            <text:p> 11/01/2011</text:p>
          </table:table-cell>
          <table:table-cell table:style-name="ce22" office:value-type="string">
            <text:p>Travinia Italian Kitchen</text:p>
          </table:table-cell>
          <table:table-cell table:style-name="ce22" office:value-type="string">
            <text:p>65044</text:p>
          </table:table-cell>
          <table:table-cell table:style-name="ce22" office:value-type="string">
            <text:p>1605 Village Market Blvd SE Ste 104J</text:p>
          </table:table-cell>
          <table:table-cell table:style-name="ce22" office:value-type="string">
            <text:p>Lee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7-9659</text:p>
          </table:table-cell>
          <table:table-cell table:style-name="ce23" office:value-type="date" office:date-value="2011-11-01T17:22:00">
            <text:p> 11/01/2011</text:p>
          </table:table-cell>
          <table:table-cell table:style-name="ce22" office:value-type="string">
            <text:p>Hunters Landing Convenience Store</text:p>
          </table:table-cell>
          <table:table-cell table:style-name="ce22" office:value-type="string">
            <text:p>31870</text:p>
          </table:table-cell>
          <table:table-cell table:style-name="ce22" office:value-type="string">
            <text:p>6320 Belmont Rd</text:p>
          </table:table-cell>
          <table:table-cell table:style-name="ce22" office:value-type="string">
            <text:p>Minera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66</text:p>
          </table:table-cell>
          <table:table-cell table:style-name="ce23" office:value-type="date" office:date-value="2011-11-01T17:23:00">
            <text:p> 11/01/2011</text:p>
          </table:table-cell>
          <table:table-cell table:style-name="ce22" office:value-type="string">
            <text:p>Roadrunner Market 196</text:p>
          </table:table-cell>
          <table:table-cell table:style-name="ce22" office:value-type="string">
            <text:p>64527</text:p>
          </table:table-cell>
          <table:table-cell table:style-name="ce22" office:value-type="string">
            <text:p>994 W Main St</text:p>
          </table:table-cell>
          <table:table-cell table:style-name="ce22" office:value-type="string">
            <text:p>Leban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5-4688</text:p>
          </table:table-cell>
          <table:table-cell table:style-name="ce23" office:value-type="date" office:date-value="2011-11-01T17:24:00">
            <text:p> 11/01/2011</text:p>
          </table:table-cell>
          <table:table-cell table:style-name="ce22" office:value-type="string">
            <text:p>Faang Sushi &amp; Thai Restaurant</text:p>
          </table:table-cell>
          <table:table-cell table:style-name="ce22" office:value-type="string">
            <text:p>65030</text:p>
          </table:table-cell>
          <table:table-cell table:style-name="ce22" office:value-type="string">
            <text:p>1605 Village Market Blvd SE Ste 100</text:p>
          </table:table-cell>
          <table:table-cell table:style-name="ce22" office:value-type="string">
            <text:p>Lee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02-2234</text:p>
          </table:table-cell>
          <table:table-cell table:style-name="ce23" office:value-type="date" office:date-value="2011-11-01T17:41:00">
            <text:p> 11/01/2011</text:p>
          </table:table-cell>
          <table:table-cell table:style-name="ce22" office:value-type="string">
            <text:p>Busters Steak House</text:p>
          </table:table-cell>
          <table:table-cell table:style-name="ce22" office:value-type="string">
            <text:p>47899</text:p>
          </table:table-cell>
          <table:table-cell table:style-name="ce22" office:value-type="string">
            <text:p>18540 Patrick Henry Hwy</text:p>
          </table:table-cell>
          <table:table-cell table:style-name="ce22" office:value-type="string">
            <text:p>Amelia Court Hous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10</text:p>
          </table:table-cell>
          <table:table-cell table:style-name="ce23" office:value-type="date" office:date-value="2011-11-01T17:45:00">
            <text:p> 11/01/2011</text:p>
          </table:table-cell>
          <table:table-cell table:style-name="ce22" office:value-type="string">
            <text:p>Big Johns Market &amp; Deli Inc</text:p>
          </table:table-cell>
          <table:table-cell table:style-name="ce22" office:value-type="string">
            <text:p>16805</text:p>
          </table:table-cell>
          <table:table-cell table:style-name="ce22" office:value-type="string">
            <text:p>14020 Porterfield Hwy</text:p>
          </table:table-cell>
          <table:table-cell table:style-name="ce22" office:value-type="string">
            <text:p>Abing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4</text:p>
          </table:table-cell>
          <table:table-cell table:style-name="ce23" office:value-type="date" office:date-value="2011-11-01T18:00:00">
            <text:p> 11/01/2011</text:p>
          </table:table-cell>
          <table:table-cell table:style-name="ce22" office:value-type="string">
            <text:p>Walgreens # 09158</text:p>
          </table:table-cell>
          <table:table-cell table:style-name="ce22" office:value-type="string">
            <text:p>63195</text:p>
          </table:table-cell>
          <table:table-cell table:style-name="ce22" office:value-type="string">
            <text:p>5305 Indian River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53-3901</text:p>
          </table:table-cell>
          <table:table-cell table:style-name="ce23" office:value-type="date" office:date-value="2011-11-01T18:00:00">
            <text:p> 11/01/2011</text:p>
          </table:table-cell>
          <table:table-cell table:style-name="ce22" office:value-type="string">
            <text:p>Todds Tavern Market</text:p>
          </table:table-cell>
          <table:table-cell table:style-name="ce22" office:value-type="string">
            <text:p>76022</text:p>
          </table:table-cell>
          <table:table-cell table:style-name="ce22" office:value-type="string">
            <text:p>10719 Catharpin Rd</text:p>
          </table:table-cell>
          <table:table-cell table:style-name="ce22" office:value-type="string">
            <text:p>Spotsylvan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48-2402</text:p>
          </table:table-cell>
          <table:table-cell table:style-name="ce23" office:value-type="date" office:date-value="2011-11-01T18:05:00">
            <text:p> 11/01/2011</text:p>
          </table:table-cell>
          <table:table-cell table:style-name="ce22" office:value-type="string">
            <text:p>Sheraton Aloft</text:p>
          </table:table-cell>
          <table:table-cell table:style-name="ce22" office:value-type="string">
            <text:p>51506</text:p>
          </table:table-cell>
          <table:table-cell table:style-name="ce22" office:value-type="string">
            <text:p>22390 Flagstaff Plz</text:p>
          </table:table-cell>
          <table:table-cell table:style-name="ce22" office:value-type="string">
            <text:p>Ashbur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48-2400</text:p>
          </table:table-cell>
          <table:table-cell table:style-name="ce23" office:value-type="date" office:date-value="2011-11-01T18:08:00">
            <text:p> 11/01/2011</text:p>
          </table:table-cell>
          <table:table-cell table:style-name="ce22" office:value-type="string">
            <text:p>Hilton Garden Inn</text:p>
          </table:table-cell>
          <table:table-cell table:style-name="ce22" office:value-type="string">
            <text:p>51508</text:p>
          </table:table-cell>
          <table:table-cell table:style-name="ce22" office:value-type="string">
            <text:p>22400 Flagstaff Plz</text:p>
          </table:table-cell>
          <table:table-cell table:style-name="ce22" office:value-type="string">
            <text:p>Ashbur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930-1834</text:p>
          </table:table-cell>
          <table:table-cell table:style-name="ce23" office:value-type="date" office:date-value="2011-11-01T18:10:00">
            <text:p> 11/01/2011</text:p>
          </table:table-cell>
          <table:table-cell table:style-name="ce22" office:value-type="string">
            <text:p>Perks Corner Market</text:p>
          </table:table-cell>
          <table:table-cell table:style-name="ce22" office:value-type="string">
            <text:p>66209</text:p>
          </table:table-cell>
          <table:table-cell table:style-name="ce22" office:value-type="string">
            <text:p>115 E Virginia Ave</text:p>
          </table:table-cell>
          <table:table-cell table:style-name="ce22" office:value-type="string">
            <text:p>Crew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10</text:p>
          </table:table-cell>
          <table:table-cell table:style-name="ce23" office:value-type="date" office:date-value="2011-11-01T18:19:00">
            <text:p> 11/01/2011</text:p>
          </table:table-cell>
          <table:table-cell table:style-name="ce22" office:value-type="string">
            <text:p>Tokyo Japanese Steak House</text:p>
          </table:table-cell>
          <table:table-cell table:style-name="ce22" office:value-type="string">
            <text:p>13337</text:p>
          </table:table-cell>
          <table:table-cell table:style-name="ce22" office:value-type="string">
            <text:p>811 Village Blvd Ste 8</text:p>
          </table:table-cell>
          <table:table-cell table:style-name="ce22" office:value-type="string">
            <text:p>Abing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10</text:p>
          </table:table-cell>
          <table:table-cell table:style-name="ce23" office:value-type="date" office:date-value="2011-11-01T18:34:00">
            <text:p> 11/01/2011</text:p>
          </table:table-cell>
          <table:table-cell table:style-name="ce22" office:value-type="string">
            <text:p>Los Arcos Mexican Restaurant</text:p>
          </table:table-cell>
          <table:table-cell table:style-name="ce22" office:value-type="string">
            <text:p>38283</text:p>
          </table:table-cell>
          <table:table-cell table:style-name="ce22" office:value-type="string">
            <text:p>909 W Main St</text:p>
          </table:table-cell>
          <table:table-cell table:style-name="ce22" office:value-type="string">
            <text:p>Abing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7-0122</text:p>
          </table:table-cell>
          <table:table-cell table:style-name="ce23" office:value-type="date" office:date-value="2011-11-01T18:34:00">
            <text:p> 11/01/2011</text:p>
          </table:table-cell>
          <table:table-cell table:style-name="ce22" office:value-type="string">
            <text:p>El Paso Mexican Restaurant</text:p>
          </table:table-cell>
          <table:table-cell table:style-name="ce22" office:value-type="string">
            <text:p>12677</text:p>
          </table:table-cell>
          <table:table-cell table:style-name="ce22" office:value-type="string">
            <text:p>4211 Plank Rd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7-7109</text:p>
          </table:table-cell>
          <table:table-cell table:style-name="ce23" office:value-type="date" office:date-value="2011-11-01T18:40:00">
            <text:p> 11/01/2011</text:p>
          </table:table-cell>
          <table:table-cell table:style-name="ce22" office:value-type="string">
            <text:p>Otani Japanese Steak House &amp; Seafood</text:p>
          </table:table-cell>
          <table:table-cell table:style-name="ce22" office:value-type="string">
            <text:p>9293</text:p>
          </table:table-cell>
          <table:table-cell table:style-name="ce22" office:value-type="string">
            <text:p>12131 Amos Ln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10-2427</text:p>
          </table:table-cell>
          <table:table-cell table:style-name="ce23" office:value-type="date" office:date-value="2011-11-01T18:40:00">
            <text:p> 11/01/2011</text:p>
          </table:table-cell>
          <table:table-cell table:style-name="ce22" office:value-type="string">
            <text:p>The Peppermill</text:p>
          </table:table-cell>
          <table:table-cell table:style-name="ce22" office:value-type="string">
            <text:p>74880</text:p>
          </table:table-cell>
          <table:table-cell table:style-name="ce22" office:value-type="string">
            <text:p>967 W Main St</text:p>
          </table:table-cell>
          <table:table-cell table:style-name="ce22" office:value-type="string">
            <text:p>Abing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24</text:p>
          </table:table-cell>
          <table:table-cell table:style-name="ce23" office:value-type="date" office:date-value="2011-11-01T19:00:00">
            <text:p> 11/01/2011</text:p>
          </table:table-cell>
          <table:table-cell table:style-name="ce22" office:value-type="string">
            <text:p>Blackstone Chubbys</text:p>
          </table:table-cell>
          <table:table-cell table:style-name="ce22" office:value-type="string">
            <text:p>29186</text:p>
          </table:table-cell>
          <table:table-cell table:style-name="ce22" office:value-type="string">
            <text:p>1407 S Main St</text:p>
          </table:table-cell>
          <table:table-cell table:style-name="ce22" office:value-type="string">
            <text:p>Blackston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53</text:p>
          </table:table-cell>
          <table:table-cell table:style-name="ce23" office:value-type="date" office:date-value="2011-11-01T19:05:00">
            <text:p> 11/01/2011</text:p>
          </table:table-cell>
          <table:table-cell table:style-name="ce22" office:value-type="string">
            <text:p>Chewning Grocery</text:p>
          </table:table-cell>
          <table:table-cell table:style-name="ce22" office:value-type="string">
            <text:p>7195</text:p>
          </table:table-cell>
          <table:table-cell table:style-name="ce22" office:value-type="string">
            <text:p>9100 Courthouse Rd</text:p>
          </table:table-cell>
          <table:table-cell table:style-name="ce22" office:value-type="string">
            <text:p>Spotsylvan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10-4739</text:p>
          </table:table-cell>
          <table:table-cell table:style-name="ce23" office:value-type="date" office:date-value="2011-11-01T19:05:00">
            <text:p> 11/01/2011</text:p>
          </table:table-cell>
          <table:table-cell table:style-name="ce22" office:value-type="string">
            <text:p>Moon Dog Brick Oven</text:p>
          </table:table-cell>
          <table:table-cell table:style-name="ce22" office:value-type="string">
            <text:p>68876</text:p>
          </table:table-cell>
          <table:table-cell table:style-name="ce22" office:value-type="string">
            <text:p>1099 Ole Berry Rd</text:p>
          </table:table-cell>
          <table:table-cell table:style-name="ce22" office:value-type="string">
            <text:p>Abing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53</text:p>
          </table:table-cell>
          <table:table-cell table:style-name="ce23" office:value-type="date" office:date-value="2011-11-01T19:07:00">
            <text:p> 11/01/2011</text:p>
          </table:table-cell>
          <table:table-cell table:style-name="ce22" office:value-type="string">
            <text:p>Fas Mart # 23</text:p>
          </table:table-cell>
          <table:table-cell table:style-name="ce22" office:value-type="string">
            <text:p>26086</text:p>
          </table:table-cell>
          <table:table-cell table:style-name="ce22" office:value-type="string">
            <text:p>8905 Courthouse Rd</text:p>
          </table:table-cell>
          <table:table-cell table:style-name="ce22" office:value-type="string">
            <text:p>Spotsylvan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10-7962</text:p>
          </table:table-cell>
          <table:table-cell table:style-name="ce23" office:value-type="date" office:date-value="2011-11-01T19:13:00">
            <text:p> 11/01/2011</text:p>
          </table:table-cell>
          <table:table-cell table:style-name="ce22" office:value-type="string">
            <text:p>Roadrunner Market</text:p>
          </table:table-cell>
          <table:table-cell table:style-name="ce22" office:value-type="string">
            <text:p>46964</text:p>
          </table:table-cell>
          <table:table-cell table:style-name="ce22" office:value-type="string">
            <text:p>18224 Lee Hwy</text:p>
          </table:table-cell>
          <table:table-cell table:style-name="ce22" office:value-type="string">
            <text:p>Abing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02</text:p>
          </table:table-cell>
          <table:table-cell table:style-name="ce23" office:value-type="date" office:date-value="2011-11-01T19:20:00">
            <text:p> 11/01/2011</text:p>
          </table:table-cell>
          <table:table-cell table:style-name="ce22" office:value-type="string">
            <text:p>Quick Stop #36</text:p>
          </table:table-cell>
          <table:table-cell table:style-name="ce22" office:value-type="string">
            <text:p>17612</text:p>
          </table:table-cell>
          <table:table-cell table:style-name="ce22" office:value-type="string">
            <text:p>15324 Lee Hwy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</text:p>
          </table:table-cell>
          <table:table-cell table:style-name="ce23" office:value-type="date" office:date-value="2011-11-01T19:25:00">
            <text:p> 11/01/2011</text:p>
          </table:table-cell>
          <table:table-cell table:style-name="ce22" office:value-type="string">
            <text:p>Terrapin</text:p>
          </table:table-cell>
          <table:table-cell table:style-name="ce22" office:value-type="string">
            <text:p>41306</text:p>
          </table:table-cell>
          <table:table-cell table:style-name="ce22" office:value-type="string">
            <text:p>3102 Holly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02-4301</text:p>
          </table:table-cell>
          <table:table-cell table:style-name="ce23" office:value-type="date" office:date-value="2011-11-01T19:27:00">
            <text:p> 11/01/2011</text:p>
          </table:table-cell>
          <table:table-cell table:style-name="ce22" office:value-type="string">
            <text:p>Target Store T 2308</text:p>
          </table:table-cell>
          <table:table-cell table:style-name="ce22" office:value-type="string">
            <text:p>47948</text:p>
          </table:table-cell>
          <table:table-cell table:style-name="ce22" office:value-type="string">
            <text:p>16600 Highlands Center Blvd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3925</text:p>
          </table:table-cell>
          <table:table-cell table:style-name="ce23" office:value-type="date" office:date-value="2011-11-01T19:35:00">
            <text:p> 11/01/2011</text:p>
          </table:table-cell>
          <table:table-cell table:style-name="ce22" office:value-type="string">
            <text:p>New Moon Cafe</text:p>
          </table:table-cell>
          <table:table-cell table:style-name="ce22" office:value-type="string">
            <text:p>70412</text:p>
          </table:table-cell>
          <table:table-cell table:style-name="ce22" office:value-type="string">
            <text:p>500 Pinewood Sq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03</text:p>
          </table:table-cell>
          <table:table-cell table:style-name="ce23" office:value-type="date" office:date-value="2011-11-01T19:42:00">
            <text:p> 11/01/2011</text:p>
          </table:table-cell>
          <table:table-cell table:style-name="ce22" office:value-type="string">
            <text:p>Fas Mart # 45</text:p>
          </table:table-cell>
          <table:table-cell table:style-name="ce22" office:value-type="string">
            <text:p>26076</text:p>
          </table:table-cell>
          <table:table-cell table:style-name="ce22" office:value-type="string">
            <text:p>23002 Airport St</text:p>
          </table:table-cell>
          <table:table-cell table:style-name="ce22" office:value-type="string">
            <text:p>Peter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03-7407</text:p>
          </table:table-cell>
          <table:table-cell table:style-name="ce23" office:value-type="date" office:date-value="2011-11-01T19:50:00">
            <text:p> 11/01/2011</text:p>
          </table:table-cell>
          <table:table-cell table:style-name="ce22" office:value-type="string">
            <text:p>East Coast # 4064</text:p>
          </table:table-cell>
          <table:table-cell table:style-name="ce22" office:value-type="string">
            <text:p>13284</text:p>
          </table:table-cell>
          <table:table-cell table:style-name="ce22" office:value-type="string">
            <text:p>6460 Boydton Plank Rd</text:p>
          </table:table-cell>
          <table:table-cell table:style-name="ce22" office:value-type="string">
            <text:p>Peter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03-8921</text:p>
          </table:table-cell>
          <table:table-cell table:style-name="ce23" office:value-type="date" office:date-value="2011-11-01T20:00:00">
            <text:p> 11/01/2011</text:p>
          </table:table-cell>
          <table:table-cell table:style-name="ce22" office:value-type="string">
            <text:p>Petersburg Texaco Food Mart</text:p>
          </table:table-cell>
          <table:table-cell table:style-name="ce22" office:value-type="string">
            <text:p>56894</text:p>
          </table:table-cell>
          <table:table-cell table:style-name="ce22" office:value-type="string">
            <text:p>25407 Ford Ave</text:p>
          </table:table-cell>
          <table:table-cell table:style-name="ce22" office:value-type="string">
            <text:p>Peter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05</text:p>
          </table:table-cell>
          <table:table-cell table:style-name="ce23" office:value-type="date" office:date-value="2011-11-01T20:14:00">
            <text:p> 11/01/2011</text:p>
          </table:table-cell>
          <table:table-cell table:style-name="ce22" office:value-type="string">
            <text:p>Uppys 31</text:p>
          </table:table-cell>
          <table:table-cell table:style-name="ce22" office:value-type="string">
            <text:p>33210</text:p>
          </table:table-cell>
          <table:table-cell table:style-name="ce22" office:value-type="string">
            <text:p>12201 S Crater Rd</text:p>
          </table:table-cell>
          <table:table-cell table:style-name="ce22" office:value-type="string">
            <text:p>Peter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4-3422</text:p>
          </table:table-cell>
          <table:table-cell table:style-name="ce23" office:value-type="date" office:date-value="2011-11-01T20:25:00">
            <text:p> 11/01/2011</text:p>
          </table:table-cell>
          <table:table-cell table:style-name="ce22" office:value-type="string">
            <text:p>AMF Indian River Lanes # 243</text:p>
          </table:table-cell>
          <table:table-cell table:style-name="ce22" office:value-type="string">
            <text:p>77732</text:p>
          </table:table-cell>
          <table:table-cell table:style-name="ce22" office:value-type="string">
            <text:p>6660 Indian River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01-4512</text:p>
          </table:table-cell>
          <table:table-cell table:style-name="ce23" office:value-type="date" office:date-value="2011-11-01T20:30:00">
            <text:p> 11/01/2011</text:p>
          </table:table-cell>
          <table:table-cell table:style-name="ce22" office:value-type="string">
            <text:p>Athens Steak House</text:p>
          </table:table-cell>
          <table:table-cell table:style-name="ce22" office:value-type="string">
            <text:p>15646</text:p>
          </table:table-cell>
          <table:table-cell table:style-name="ce22" office:value-type="string">
            <text:p>105 Goodson St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05</text:p>
          </table:table-cell>
          <table:table-cell table:style-name="ce23" office:value-type="date" office:date-value="2011-11-01T20:41:00">
            <text:p> 11/01/2011</text:p>
          </table:table-cell>
          <table:table-cell table:style-name="ce22" office:value-type="string">
            <text:p>Wal Mart Supercenter # 2160</text:p>
          </table:table-cell>
          <table:table-cell table:style-name="ce22" office:value-type="string">
            <text:p>16160</text:p>
          </table:table-cell>
          <table:table-cell table:style-name="ce22" office:value-type="string">
            <text:p>3500 S Crater Rd</text:p>
          </table:table-cell>
          <table:table-cell table:style-name="ce22" office:value-type="string">
            <text:p>Peter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03-4708</text:p>
          </table:table-cell>
          <table:table-cell table:style-name="ce23" office:value-type="date" office:date-value="2011-11-01T20:56:00">
            <text:p> 11/01/2011</text:p>
          </table:table-cell>
          <table:table-cell table:style-name="ce22" office:value-type="string">
            <text:p>460 BP</text:p>
          </table:table-cell>
          <table:table-cell table:style-name="ce22" office:value-type="string">
            <text:p>28448</text:p>
          </table:table-cell>
          <table:table-cell table:style-name="ce22" office:value-type="string">
            <text:p>2156 County Dr</text:p>
          </table:table-cell>
          <table:table-cell table:style-name="ce22" office:value-type="string">
            <text:p>Peter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10-3240</text:p>
          </table:table-cell>
          <table:table-cell table:style-name="ce23" office:value-type="date" office:date-value="2011-11-01T21:00:00">
            <text:p> 11/01/2011</text:p>
          </table:table-cell>
          <table:table-cell table:style-name="ce22" office:value-type="string">
            <text:p>The Tuscan Italian Grill</text:p>
          </table:table-cell>
          <table:table-cell table:style-name="ce22" office:value-type="string">
            <text:p>55828</text:p>
          </table:table-cell>
          <table:table-cell table:style-name="ce22" office:value-type="string">
            <text:p>502 Cummings St</text:p>
          </table:table-cell>
          <table:table-cell table:style-name="ce22" office:value-type="string">
            <text:p>Abing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03</text:p>
          </table:table-cell>
          <table:table-cell table:style-name="ce23" office:value-type="date" office:date-value="2011-11-01T21:17:00">
            <text:p> 11/01/2011</text:p>
          </table:table-cell>
          <table:table-cell table:style-name="ce22" office:value-type="string">
            <text:p>JJ Food Mart &amp; Deli</text:p>
          </table:table-cell>
          <table:table-cell table:style-name="ce22" office:value-type="string">
            <text:p>59471</text:p>
          </table:table-cell>
          <table:table-cell table:style-name="ce22" office:value-type="string">
            <text:p>4800 River Rd</text:p>
          </table:table-cell>
          <table:table-cell table:style-name="ce22" office:value-type="string">
            <text:p>Peter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10</text:p>
          </table:table-cell>
          <table:table-cell table:style-name="ce23" office:value-type="date" office:date-value="2011-11-01T21:18:00">
            <text:p> 11/01/2011</text:p>
          </table:table-cell>
          <table:table-cell table:style-name="ce22" office:value-type="string">
            <text:p>Rain Restaurant &amp; Bar</text:p>
          </table:table-cell>
          <table:table-cell table:style-name="ce22" office:value-type="string">
            <text:p>67200</text:p>
          </table:table-cell>
          <table:table-cell table:style-name="ce22" office:value-type="string">
            <text:p>283 E Main St</text:p>
          </table:table-cell>
          <table:table-cell table:style-name="ce22" office:value-type="string">
            <text:p>Abing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34-5221</text:p>
          </table:table-cell>
          <table:table-cell table:style-name="ce23" office:value-type="date" office:date-value="2011-11-01T21:33:00">
            <text:p> 11/01/2011</text:p>
          </table:table-cell>
          <table:table-cell table:style-name="ce22" office:value-type="string">
            <text:p>7 Eleven Store 2511 20714 H</text:p>
          </table:table-cell>
          <table:table-cell table:style-name="ce22" office:value-type="string">
            <text:p>27543</text:p>
          </table:table-cell>
          <table:table-cell table:style-name="ce22" office:value-type="string">
            <text:p>15901 Jefferson Davis Hwy</text:p>
          </table:table-cell>
          <table:table-cell table:style-name="ce22" office:value-type="string">
            <text:p>Colonial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889-2240</text:p>
          </table:table-cell>
          <table:table-cell table:style-name="ce23" office:value-type="date" office:date-value="2011-11-02T11:15:00">
            <text:p> 11/02/2011</text:p>
          </table:table-cell>
          <table:table-cell table:style-name="ce22" office:value-type="string">
            <text:p>Food Barn</text:p>
          </table:table-cell>
          <table:table-cell table:style-name="ce22" office:value-type="string">
            <text:p>61354</text:p>
          </table:table-cell>
          <table:table-cell table:style-name="ce22" office:value-type="string">
            <text:p>7263 Sturgeon Rd</text:p>
          </table:table-cell>
          <table:table-cell table:style-name="ce22" office:value-type="string">
            <text:p>War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3610</text:p>
          </table:table-cell>
          <table:table-cell table:style-name="ce23" office:value-type="date" office:date-value="2011-11-02T12:26:00">
            <text:p> 11/02/2011</text:p>
          </table:table-cell>
          <table:table-cell table:style-name="ce22" office:value-type="string">
            <text:p>Watermans</text:p>
          </table:table-cell>
          <table:table-cell table:style-name="ce22" office:value-type="string">
            <text:p>33063</text:p>
          </table:table-cell>
          <table:table-cell table:style-name="ce22" office:value-type="string">
            <text:p>415 Atlantic Ave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70-4393</text:p>
          </table:table-cell>
          <table:table-cell table:style-name="ce23" office:value-type="date" office:date-value="2011-11-02T16:07:00">
            <text:p> 11/02/2011</text:p>
          </table:table-cell>
          <table:table-cell table:style-name="ce22" office:value-type="string">
            <text:p>Dickeys Country Store</text:p>
          </table:table-cell>
          <table:table-cell table:style-name="ce22" office:value-type="string">
            <text:p>57597</text:p>
          </table:table-cell>
          <table:table-cell table:style-name="ce22" office:value-type="string">
            <text:p>1955 Bf Buchanan Hwy</text:p>
          </table:table-cell>
          <table:table-cell table:style-name="ce22" office:value-type="string">
            <text:p>Salt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4-3514</text:p>
          </table:table-cell>
          <table:table-cell table:style-name="ce23" office:value-type="date" office:date-value="2011-11-02T16:45:00">
            <text:p> 11/02/2011</text:p>
          </table:table-cell>
          <table:table-cell table:style-name="ce22" office:value-type="string">
            <text:p>Tropical Delights Restaurant</text:p>
          </table:table-cell>
          <table:table-cell table:style-name="ce22" office:value-type="string">
            <text:p>3760</text:p>
          </table:table-cell>
          <table:table-cell table:style-name="ce22" office:value-type="string">
            <text:p>6220 Indian River Rd Ste C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</text:p>
          </table:table-cell>
          <table:table-cell table:style-name="ce23" office:value-type="date" office:date-value="2011-11-02T16:58:00">
            <text:p> 11/02/2011</text:p>
          </table:table-cell>
          <table:table-cell table:style-name="ce22" office:value-type="string">
            <text:p>B &amp; L Food Mart</text:p>
          </table:table-cell>
          <table:table-cell table:style-name="ce22" office:value-type="string">
            <text:p>66759</text:p>
          </table:table-cell>
          <table:table-cell table:style-name="ce22" office:value-type="string">
            <text:p>4569 Bonney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75</text:p>
          </table:table-cell>
          <table:table-cell table:style-name="ce23" office:value-type="date" office:date-value="2011-11-02T17:06:00">
            <text:p> 11/02/2011</text:p>
          </table:table-cell>
          <table:table-cell table:style-name="ce22" office:value-type="string">
            <text:p>Sugar Grove Food Mart</text:p>
          </table:table-cell>
          <table:table-cell table:style-name="ce22" office:value-type="string">
            <text:p>67236</text:p>
          </table:table-cell>
          <table:table-cell table:style-name="ce22" office:value-type="string">
            <text:p>5225 Sugar Grove Hwy</text:p>
          </table:table-cell>
          <table:table-cell table:style-name="ce22" office:value-type="string">
            <text:p>Sugar Grov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43</text:p>
          </table:table-cell>
          <table:table-cell table:style-name="ce23" office:value-type="date" office:date-value="2011-11-02T17:12:00">
            <text:p> 11/02/2011</text:p>
          </table:table-cell>
          <table:table-cell table:style-name="ce22" office:value-type="string">
            <text:p>Lucky Stop</text:p>
          </table:table-cell>
          <table:table-cell table:style-name="ce22" office:value-type="string">
            <text:p>65517</text:p>
          </table:table-cell>
          <table:table-cell table:style-name="ce22" office:value-type="string">
            <text:p>7653 Rockfish Gap Tpke</text:p>
          </table:table-cell>
          <table:table-cell table:style-name="ce22" office:value-type="string">
            <text:p>Greenwoo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32</text:p>
          </table:table-cell>
          <table:table-cell table:style-name="ce23" office:value-type="date" office:date-value="2011-11-02T17:19:00">
            <text:p> 11/02/2011</text:p>
          </table:table-cell>
          <table:table-cell table:style-name="ce22" office:value-type="string">
            <text:p>Brownsville Market</text:p>
          </table:table-cell>
          <table:table-cell table:style-name="ce22" office:value-type="string">
            <text:p>50098</text:p>
          </table:table-cell>
          <table:table-cell table:style-name="ce22" office:value-type="string">
            <text:p>5995 Rockfish Gap Tpke</text:p>
          </table:table-cell>
          <table:table-cell table:style-name="ce22" office:value-type="string">
            <text:p>Croze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70-3310</text:p>
          </table:table-cell>
          <table:table-cell table:style-name="ce23" office:value-type="date" office:date-value="2011-11-02T17:39:00">
            <text:p> 11/02/2011</text:p>
          </table:table-cell>
          <table:table-cell table:style-name="ce22" office:value-type="string">
            <text:p>Ritas</text:p>
          </table:table-cell>
          <table:table-cell table:style-name="ce22" office:value-type="string">
            <text:p>39064</text:p>
          </table:table-cell>
          <table:table-cell table:style-name="ce22" office:value-type="string">
            <text:p>2601 Highway 107</text:p>
          </table:table-cell>
          <table:table-cell table:style-name="ce22" office:value-type="string">
            <text:p>Salt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2</text:p>
          </table:table-cell>
          <table:table-cell table:style-name="ce23" office:value-type="date" office:date-value="2011-11-02T17:54:00">
            <text:p> 11/02/2011</text:p>
          </table:table-cell>
          <table:table-cell table:style-name="ce22" office:value-type="string">
            <text:p>Henrys Restaurant</text:p>
          </table:table-cell>
          <table:table-cell table:style-name="ce22" office:value-type="string">
            <text:p>29680</text:p>
          </table:table-cell>
          <table:table-cell table:style-name="ce22" office:value-type="string">
            <text:p>310 E Main St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2-5236</text:p>
          </table:table-cell>
          <table:table-cell table:style-name="ce23" office:value-type="date" office:date-value="2011-11-02T17:57:00">
            <text:p> 11/02/2011</text:p>
          </table:table-cell>
          <table:table-cell table:style-name="ce22" office:value-type="string">
            <text:p>Eppies</text:p>
          </table:table-cell>
          <table:table-cell table:style-name="ce22" office:value-type="string">
            <text:p>42224</text:p>
          </table:table-cell>
          <table:table-cell table:style-name="ce22" office:value-type="string">
            <text:p>412 E Main St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41-8411</text:p>
          </table:table-cell>
          <table:table-cell table:style-name="ce23" office:value-type="date" office:date-value="2011-11-02T18:00:00">
            <text:p> 11/02/2011</text:p>
          </table:table-cell>
          <table:table-cell table:style-name="ce22" office:value-type="string">
            <text:p>Motor Mile Speedway</text:p>
          </table:table-cell>
          <table:table-cell table:style-name="ce22" office:value-type="string">
            <text:p>38396</text:p>
          </table:table-cell>
          <table:table-cell table:style-name="ce22" office:value-type="string">
            <text:p>6749 Lee Hwy</text:p>
          </table:table-cell>
          <table:table-cell table:style-name="ce22" office:value-type="string">
            <text:p>Fairla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2</text:p>
          </table:table-cell>
          <table:table-cell table:style-name="ce23" office:value-type="date" office:date-value="2011-11-02T18:01:00">
            <text:p> 11/02/2011</text:p>
          </table:table-cell>
          <table:table-cell table:style-name="ce22" office:value-type="string">
            <text:p>Peking Chinese Restaurant</text:p>
          </table:table-cell>
          <table:table-cell table:style-name="ce22" office:value-type="string">
            <text:p>36971</text:p>
          </table:table-cell>
          <table:table-cell table:style-name="ce22" office:value-type="string">
            <text:p>115 4th St NE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2-5231</text:p>
          </table:table-cell>
          <table:table-cell table:style-name="ce23" office:value-type="date" office:date-value="2011-11-02T18:05:00">
            <text:p> 11/02/2011</text:p>
          </table:table-cell>
          <table:table-cell table:style-name="ce22" office:value-type="string">
            <text:p>Sals Pizza</text:p>
          </table:table-cell>
          <table:table-cell table:style-name="ce22" office:value-type="string">
            <text:p>40213</text:p>
          </table:table-cell>
          <table:table-cell table:style-name="ce22" office:value-type="string">
            <text:p>221 E Main St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-2604</text:p>
          </table:table-cell>
          <table:table-cell table:style-name="ce23" office:value-type="date" office:date-value="2011-11-02T18:10:00">
            <text:p> 11/02/2011</text:p>
          </table:table-cell>
          <table:table-cell table:style-name="ce22" office:value-type="string">
            <text:p>7 Eleven Store 2514 20068 H</text:p>
          </table:table-cell>
          <table:table-cell table:style-name="ce22" office:value-type="string">
            <text:p>23680</text:p>
          </table:table-cell>
          <table:table-cell table:style-name="ce22" office:value-type="string">
            <text:p>1420 S Military Hwy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2-6256</text:p>
          </table:table-cell>
          <table:table-cell table:style-name="ce23" office:value-type="date" office:date-value="2011-11-02T18:42:00">
            <text:p> 11/02/2011</text:p>
          </table:table-cell>
          <table:table-cell table:style-name="ce22" office:value-type="string">
            <text:p>Monticello Road BP</text:p>
          </table:table-cell>
          <table:table-cell table:style-name="ce22" office:value-type="string">
            <text:p>48644</text:p>
          </table:table-cell>
          <table:table-cell table:style-name="ce22" office:value-type="string">
            <text:p>1800 Monticello Rd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2</text:p>
          </table:table-cell>
          <table:table-cell table:style-name="ce23" office:value-type="date" office:date-value="2011-11-02T18:52:00">
            <text:p> 11/02/2011</text:p>
          </table:table-cell>
          <table:table-cell table:style-name="ce22" office:value-type="string">
            <text:p>Pizza Bella</text:p>
          </table:table-cell>
          <table:table-cell table:style-name="ce22" office:value-type="string">
            <text:p>5096</text:p>
          </table:table-cell>
          <table:table-cell table:style-name="ce22" office:value-type="string">
            <text:p>32 Mill Creek Dr Ste 102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54-3403</text:p>
          </table:table-cell>
          <table:table-cell table:style-name="ce23" office:value-type="date" office:date-value="2011-11-02T19:04:00">
            <text:p> 11/02/2011</text:p>
          </table:table-cell>
          <table:table-cell table:style-name="ce22" office:value-type="string">
            <text:p>Rite Aid  # 4958</text:p>
          </table:table-cell>
          <table:table-cell table:style-name="ce22" office:value-type="string">
            <text:p>5253</text:p>
          </table:table-cell>
          <table:table-cell table:style-name="ce22" office:value-type="string">
            <text:p>795 N Main St</text:p>
          </table:table-cell>
          <table:table-cell table:style-name="ce22" office:value-type="string">
            <text:p>Mari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5</text:p>
          </table:table-cell>
          <table:table-cell table:style-name="ce23" office:value-type="date" office:date-value="2011-11-02T19:05:00">
            <text:p> 11/02/2011</text:p>
          </table:table-cell>
          <table:table-cell table:style-name="ce22" office:value-type="string">
            <text:p>Smokers Choice Convenience &amp; Tobacco</text:p>
          </table:table-cell>
          <table:table-cell table:style-name="ce22" office:value-type="string">
            <text:p>46316</text:p>
          </table:table-cell>
          <table:table-cell table:style-name="ce22" office:value-type="string">
            <text:p>1116 Sparrow R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4</text:p>
          </table:table-cell>
          <table:table-cell table:style-name="ce23" office:value-type="date" office:date-value="2011-11-02T19:20:00">
            <text:p> 11/02/2011</text:p>
          </table:table-cell>
          <table:table-cell table:style-name="ce22" office:value-type="string">
            <text:p>E Z Mart</text:p>
          </table:table-cell>
          <table:table-cell table:style-name="ce22" office:value-type="string">
            <text:p>56643</text:p>
          </table:table-cell>
          <table:table-cell table:style-name="ce22" office:value-type="string">
            <text:p>100 Providence R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0</text:p>
          </table:table-cell>
          <table:table-cell table:style-name="ce23" office:value-type="date" office:date-value="2011-11-02T19:30:00">
            <text:p> 11/02/2011</text:p>
          </table:table-cell>
          <table:table-cell table:style-name="ce22" office:value-type="string">
            <text:p>FABS LLC</text:p>
          </table:table-cell>
          <table:table-cell table:style-name="ce22" office:value-type="string">
            <text:p>24297</text:p>
          </table:table-cell>
          <table:table-cell table:style-name="ce22" office:value-type="string">
            <text:p>150 Park Ave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1-1144</text:p>
          </table:table-cell>
          <table:table-cell table:style-name="ce23" office:value-type="date" office:date-value="2011-11-02T19:31:00">
            <text:p> 11/02/2011</text:p>
          </table:table-cell>
          <table:table-cell table:style-name="ce22" office:value-type="string">
            <text:p>Kroger 334</text:p>
          </table:table-cell>
          <table:table-cell table:style-name="ce22" office:value-type="string">
            <text:p>78004</text:p>
          </table:table-cell>
          <table:table-cell table:style-name="ce22" office:value-type="string">
            <text:p>1980 Rio Hill Ctr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0</text:p>
          </table:table-cell>
          <table:table-cell table:style-name="ce23" office:value-type="date" office:date-value="2011-11-02T19:35:00">
            <text:p> 11/02/2011</text:p>
          </table:table-cell>
          <table:table-cell table:style-name="ce22" office:value-type="string">
            <text:p>All About Virginia &amp; More</text:p>
          </table:table-cell>
          <table:table-cell table:style-name="ce22" office:value-type="string">
            <text:p>14276</text:p>
          </table:table-cell>
          <table:table-cell table:style-name="ce22" office:value-type="string">
            <text:p>333 Waterside Dr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0</text:p>
          </table:table-cell>
          <table:table-cell table:style-name="ce23" office:value-type="date" office:date-value="2011-11-02T19:40:00">
            <text:p> 11/02/2011</text:p>
          </table:table-cell>
          <table:table-cell table:style-name="ce22" office:value-type="string">
            <text:p>Cafe Nordstrom  Nordstrom Inc</text:p>
          </table:table-cell>
          <table:table-cell table:style-name="ce22" office:value-type="string">
            <text:p>5485</text:p>
          </table:table-cell>
          <table:table-cell table:style-name="ce22" office:value-type="string">
            <text:p>301 Cumberland St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68</text:p>
          </table:table-cell>
          <table:table-cell table:style-name="ce23" office:value-type="date" office:date-value="2011-11-02T19:45:00">
            <text:p> 11/02/2011</text:p>
          </table:table-cell>
          <table:table-cell table:style-name="ce22" office:value-type="string">
            <text:p>Cedar Spring Inn</text:p>
          </table:table-cell>
          <table:table-cell table:style-name="ce22" office:value-type="string">
            <text:p>34817</text:p>
          </table:table-cell>
          <table:table-cell table:style-name="ce22" office:value-type="string">
            <text:p>1871 Frays Mill Rd</text:p>
          </table:table-cell>
          <table:table-cell table:style-name="ce22" office:value-type="string">
            <text:p>Rucker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82-2035</text:p>
          </table:table-cell>
          <table:table-cell table:style-name="ce23" office:value-type="date" office:date-value="2011-11-02T20:24:00">
            <text:p> 11/02/2011</text:p>
          </table:table-cell>
          <table:table-cell table:style-name="ce22" office:value-type="string">
            <text:p>Kangaroo Express # 3212</text:p>
          </table:table-cell>
          <table:table-cell table:style-name="ce22" office:value-type="string">
            <text:p>5862</text:p>
          </table:table-cell>
          <table:table-cell table:style-name="ce22" office:value-type="string">
            <text:p>690 E Main St</text:p>
          </table:table-cell>
          <table:table-cell table:style-name="ce22" office:value-type="string">
            <text:p>Wyth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0</text:p>
          </table:table-cell>
          <table:table-cell table:style-name="ce23" office:value-type="date" office:date-value="2011-11-02T20:25:00">
            <text:p> 11/02/2011</text:p>
          </table:table-cell>
          <table:table-cell table:style-name="ce22" office:value-type="string">
            <text:p>City Market</text:p>
          </table:table-cell>
          <table:table-cell table:style-name="ce22" office:value-type="string">
            <text:p>75394</text:p>
          </table:table-cell>
          <table:table-cell table:style-name="ce22" office:value-type="string">
            <text:p>333 Waterside Dr Ste 306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0</text:p>
          </table:table-cell>
          <table:table-cell table:style-name="ce23" office:value-type="date" office:date-value="2011-11-02T20:30:00">
            <text:p> 11/02/2011</text:p>
          </table:table-cell>
          <table:table-cell table:style-name="ce22" office:value-type="string">
            <text:p>Todd Jurichs Bistro</text:p>
          </table:table-cell>
          <table:table-cell table:style-name="ce22" office:value-type="string">
            <text:p>18977</text:p>
          </table:table-cell>
          <table:table-cell table:style-name="ce22" office:value-type="string">
            <text:p>150 W Main St Ste 100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0-1213</text:p>
          </table:table-cell>
          <table:table-cell table:style-name="ce23" office:value-type="date" office:date-value="2011-11-02T20:40:00">
            <text:p> 11/02/2011</text:p>
          </table:table-cell>
          <table:table-cell table:style-name="ce22" office:value-type="string">
            <text:p>Freemason Abbey</text:p>
          </table:table-cell>
          <table:table-cell table:style-name="ce22" office:value-type="string">
            <text:p>47649</text:p>
          </table:table-cell>
          <table:table-cell table:style-name="ce22" office:value-type="string">
            <text:p>209 W Freemason St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</text:p>
          </table:table-cell>
          <table:table-cell table:style-name="ce23" office:value-type="date" office:date-value="2011-11-02T20:47:00">
            <text:p> 11/02/2011</text:p>
          </table:table-cell>
          <table:table-cell table:style-name="ce22" office:value-type="string">
            <text:p>Confetti Caffe</text:p>
          </table:table-cell>
          <table:table-cell table:style-name="ce22" office:value-type="string">
            <text:p>67522</text:p>
          </table:table-cell>
          <table:table-cell table:style-name="ce22" office:value-type="string">
            <text:p>233 Market St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0</text:p>
          </table:table-cell>
          <table:table-cell table:style-name="ce23" office:value-type="date" office:date-value="2011-11-02T20:50:00">
            <text:p> 11/02/2011</text:p>
          </table:table-cell>
          <table:table-cell table:style-name="ce22" office:value-type="string">
            <text:p>Big Easy Grill &amp; Oyster Bar</text:p>
          </table:table-cell>
          <table:table-cell table:style-name="ce22" office:value-type="string">
            <text:p>53109</text:p>
          </table:table-cell>
          <table:table-cell table:style-name="ce22" office:value-type="string">
            <text:p>111 Tazewell St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2</text:p>
          </table:table-cell>
          <table:table-cell table:style-name="ce23" office:value-type="date" office:date-value="2011-11-02T20:51:00">
            <text:p> 11/02/2011</text:p>
          </table:table-cell>
          <table:table-cell table:style-name="ce22" office:value-type="string">
            <text:p>Coastal Catering Company</text:p>
          </table:table-cell>
          <table:table-cell table:style-name="ce22" office:value-type="string">
            <text:p>40361</text:p>
          </table:table-cell>
          <table:table-cell table:style-name="ce22" office:value-type="string">
            <text:p>4216 Virginia Beach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11-9008</text:p>
          </table:table-cell>
          <table:table-cell table:style-name="ce23" office:value-type="date" office:date-value="2011-11-02T21:40:00">
            <text:p> 11/02/2011</text:p>
          </table:table-cell>
          <table:table-cell table:style-name="ce22" office:value-type="string">
            <text:p>The Market at the Charlottesville</text:p>
          </table:table-cell>
          <table:table-cell table:style-name="ce22" office:value-type="string">
            <text:p>34438</text:p>
          </table:table-cell>
          <table:table-cell table:style-name="ce22" office:value-type="string">
            <text:p>100 Bowen Loop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72</text:p>
          </table:table-cell>
          <table:table-cell table:style-name="ce23" office:value-type="date" office:date-value="2011-11-03T15:43:00">
            <text:p> 11/03/2011</text:p>
          </table:table-cell>
          <table:table-cell table:style-name="ce22" office:value-type="string">
            <text:p>Tony Milena Pizzaria</text:p>
          </table:table-cell>
          <table:table-cell table:style-name="ce22" office:value-type="string">
            <text:p>49518</text:p>
          </table:table-cell>
          <table:table-cell table:style-name="ce22" office:value-type="string">
            <text:p>2364 George Washington Memorial Hwy</text:p>
          </table:table-cell>
          <table:table-cell table:style-name="ce22" office:value-type="string">
            <text:p>Haye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75-0729</text:p>
          </table:table-cell>
          <table:table-cell table:style-name="ce23" office:value-type="date" office:date-value="2011-11-03T16:43:00">
            <text:p> 11/03/2011</text:p>
          </table:table-cell>
          <table:table-cell table:style-name="ce22" office:value-type="string">
            <text:p>Angelos Colonial Pizza Restaurant</text:p>
          </table:table-cell>
          <table:table-cell table:style-name="ce22" office:value-type="string">
            <text:p>38656</text:p>
          </table:table-cell>
          <table:table-cell table:style-name="ce22" office:value-type="string">
            <text:p>50 Watling St</text:p>
          </table:table-cell>
          <table:table-cell table:style-name="ce22" office:value-type="string">
            <text:p>Urban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71</text:p>
          </table:table-cell>
          <table:table-cell table:style-name="ce23" office:value-type="date" office:date-value="2011-11-03T17:00:00">
            <text:p> 11/03/2011</text:p>
          </table:table-cell>
          <table:table-cell table:style-name="ce22" office:value-type="string">
            <text:p>The Steamboat Restaurant</text:p>
          </table:table-cell>
          <table:table-cell table:style-name="ce22" office:value-type="string">
            <text:p>212</text:p>
          </table:table-cell>
          <table:table-cell table:style-name="ce22" office:value-type="string">
            <text:p>6198 Stormont Rd</text:p>
          </table:table-cell>
          <table:table-cell table:style-name="ce22" office:value-type="string">
            <text:p>Hart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21-2301</text:p>
          </table:table-cell>
          <table:table-cell table:style-name="ce23" office:value-type="date" office:date-value="2011-11-04T10:10:00">
            <text:p> 11/04/2011</text:p>
          </table:table-cell>
          <table:table-cell table:style-name="ce22" office:value-type="string">
            <text:p>Tios Market</text:p>
          </table:table-cell>
          <table:table-cell table:style-name="ce22" office:value-type="string">
            <text:p>68485</text:p>
          </table:table-cell>
          <table:table-cell table:style-name="ce22" office:value-type="string">
            <text:p>14215Q Centreville Sq</text:p>
          </table:table-cell>
          <table:table-cell table:style-name="ce22" office:value-type="string">
            <text:p>Centr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21</text:p>
          </table:table-cell>
          <table:table-cell table:style-name="ce23" office:value-type="date" office:date-value="2011-11-04T10:20:00">
            <text:p> 11/04/2011</text:p>
          </table:table-cell>
          <table:table-cell table:style-name="ce22" office:value-type="string">
            <text:p>Citi Mart</text:p>
          </table:table-cell>
          <table:table-cell table:style-name="ce22" office:value-type="string">
            <text:p>50028</text:p>
          </table:table-cell>
          <table:table-cell table:style-name="ce22" office:value-type="string">
            <text:p>14631 Lee Hwy</text:p>
          </table:table-cell>
          <table:table-cell table:style-name="ce22" office:value-type="string">
            <text:p>Centr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21-2346</text:p>
          </table:table-cell>
          <table:table-cell table:style-name="ce23" office:value-type="date" office:date-value="2011-11-04T11:00:00">
            <text:p> 11/04/2011</text:p>
          </table:table-cell>
          <table:table-cell table:style-name="ce22" office:value-type="string">
            <text:p>Tian Chinese Cuisine</text:p>
          </table:table-cell>
          <table:table-cell table:style-name="ce22" office:value-type="string">
            <text:p>47830</text:p>
          </table:table-cell>
          <table:table-cell table:style-name="ce22" office:value-type="string">
            <text:p>6005 Centreville Crest Ln</text:p>
          </table:table-cell>
          <table:table-cell table:style-name="ce22" office:value-type="string">
            <text:p>Centr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21-2368</text:p>
          </table:table-cell>
          <table:table-cell table:style-name="ce23" office:value-type="date" office:date-value="2011-11-04T11:10:00">
            <text:p> 11/04/2011</text:p>
          </table:table-cell>
          <table:table-cell table:style-name="ce22" office:value-type="string">
            <text:p>Sinos Inn</text:p>
          </table:table-cell>
          <table:table-cell table:style-name="ce22" office:value-type="string">
            <text:p>49089</text:p>
          </table:table-cell>
          <table:table-cell table:style-name="ce22" office:value-type="string">
            <text:p>14245H Centreville Sq</text:p>
          </table:table-cell>
          <table:table-cell table:style-name="ce22" office:value-type="string">
            <text:p>Centr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0-5257</text:p>
          </table:table-cell>
          <table:table-cell table:style-name="ce23" office:value-type="date" office:date-value="2011-11-04T11:50:00">
            <text:p> 11/04/2011</text:p>
          </table:table-cell>
          <table:table-cell table:style-name="ce22" office:value-type="string">
            <text:p>Don Julio Restaurant</text:p>
          </table:table-cell>
          <table:table-cell table:style-name="ce22" office:value-type="string">
            <text:p>54886</text:p>
          </table:table-cell>
          <table:table-cell table:style-name="ce22" office:value-type="string">
            <text:p>9007 Centreville Rd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1</text:p>
          </table:table-cell>
          <table:table-cell table:style-name="ce23" office:value-type="date" office:date-value="2011-11-04T12:45:00">
            <text:p> 11/04/2011</text:p>
          </table:table-cell>
          <table:table-cell table:style-name="ce22" office:value-type="string">
            <text:p>La Laguna Restaurant</text:p>
          </table:table-cell>
          <table:table-cell table:style-name="ce22" office:value-type="string">
            <text:p>46928</text:p>
          </table:table-cell>
          <table:table-cell table:style-name="ce22" office:value-type="string">
            <text:p>7557 Centreville Rd Ste 102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55-4873</text:p>
          </table:table-cell>
          <table:table-cell table:style-name="ce23" office:value-type="date" office:date-value="2011-11-04T13:15:00">
            <text:p> 11/04/2011</text:p>
          </table:table-cell>
          <table:table-cell table:style-name="ce22" office:value-type="string">
            <text:p>Musashi Japanese Steak House</text:p>
          </table:table-cell>
          <table:table-cell table:style-name="ce22" office:value-type="string">
            <text:p>33509</text:p>
          </table:table-cell>
          <table:table-cell table:style-name="ce22" office:value-type="string">
            <text:p>7567 Somerset Crossing Dr</text:p>
          </table:table-cell>
          <table:table-cell table:style-name="ce22" office:value-type="string">
            <text:p>Gain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3-1451</text:p>
          </table:table-cell>
          <table:table-cell table:style-name="ce23" office:value-type="date" office:date-value="2011-11-04T14:11:00">
            <text:p> 11/04/2011</text:p>
          </table:table-cell>
          <table:table-cell table:style-name="ce22" office:value-type="string">
            <text:p>Applebees Neighborhood Grill &amp; Bar</text:p>
          </table:table-cell>
          <table:table-cell table:style-name="ce22" office:value-type="string">
            <text:p>67735</text:p>
          </table:table-cell>
          <table:table-cell table:style-name="ce22" office:value-type="string">
            <text:p>13850 Noblewood Plz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1-3415</text:p>
          </table:table-cell>
          <table:table-cell table:style-name="ce23" office:value-type="date" office:date-value="2011-11-04T14:31:00">
            <text:p> 11/04/2011</text:p>
          </table:table-cell>
          <table:table-cell table:style-name="ce22" office:value-type="string">
            <text:p>Bottom Dollar Food # 2907</text:p>
          </table:table-cell>
          <table:table-cell table:style-name="ce22" office:value-type="string">
            <text:p>9840</text:p>
          </table:table-cell>
          <table:table-cell table:style-name="ce22" office:value-type="string">
            <text:p>14614 Jefferson Davis Hwy Ste 14643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1-4623</text:p>
          </table:table-cell>
          <table:table-cell table:style-name="ce23" office:value-type="date" office:date-value="2011-11-04T14:40:00">
            <text:p> 11/04/2011</text:p>
          </table:table-cell>
          <table:table-cell table:style-name="ce22" office:value-type="string">
            <text:p>Super Q Mart</text:p>
          </table:table-cell>
          <table:table-cell table:style-name="ce22" office:value-type="string">
            <text:p>54891</text:p>
          </table:table-cell>
          <table:table-cell table:style-name="ce22" office:value-type="string">
            <text:p>16593 River Ridge Blvd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1</text:p>
          </table:table-cell>
          <table:table-cell table:style-name="ce23" office:value-type="date" office:date-value="2011-11-04T14:53:00">
            <text:p> 11/04/2011</text:p>
          </table:table-cell>
          <table:table-cell table:style-name="ce22" office:value-type="string">
            <text:p>Dona Tere Restaurant</text:p>
          </table:table-cell>
          <table:table-cell table:style-name="ce22" office:value-type="string">
            <text:p>47493</text:p>
          </table:table-cell>
          <table:table-cell table:style-name="ce22" office:value-type="string">
            <text:p>14505 Jefferson Davis Hwy Ste 12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1</text:p>
          </table:table-cell>
          <table:table-cell table:style-name="ce23" office:value-type="date" office:date-value="2011-11-04T15:22:00">
            <text:p> 11/04/2011</text:p>
          </table:table-cell>
          <table:table-cell table:style-name="ce22" office:value-type="string">
            <text:p>7 Eleven Store 2554 30487 B</text:p>
          </table:table-cell>
          <table:table-cell table:style-name="ce22" office:value-type="string">
            <text:p>56069</text:p>
          </table:table-cell>
          <table:table-cell table:style-name="ce22" office:value-type="string">
            <text:p>13990 Jefferson Davis Hwy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19</text:p>
          </table:table-cell>
          <table:table-cell table:style-name="ce23" office:value-type="date" office:date-value="2011-11-05T08:00:00">
            <text:p> 11/05/2011</text:p>
          </table:table-cell>
          <table:table-cell table:style-name="ce22" office:value-type="string">
            <text:p>Lake Gaston Water Sports</text:p>
          </table:table-cell>
          <table:table-cell table:style-name="ce22" office:value-type="string">
            <text:p>52180</text:p>
          </table:table-cell>
          <table:table-cell table:style-name="ce22" office:value-type="string">
            <text:p>183 Hendricks Mill Rd</text:p>
          </table:table-cell>
          <table:table-cell table:style-name="ce22" office:value-type="string">
            <text:p>Brace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70-4703</text:p>
          </table:table-cell>
          <table:table-cell table:style-name="ce23" office:value-type="date" office:date-value="2011-11-05T08:30:00">
            <text:p> 11/05/2011</text:p>
          </table:table-cell>
          <table:table-cell table:style-name="ce22" office:value-type="string">
            <text:p>L G Warrens Store</text:p>
          </table:table-cell>
          <table:table-cell table:style-name="ce22" office:value-type="string">
            <text:p>21960</text:p>
          </table:table-cell>
          <table:table-cell table:style-name="ce22" office:value-type="string">
            <text:p>24837 Highway Forty Seven</text:p>
          </table:table-cell>
          <table:table-cell table:style-name="ce22" office:value-type="string">
            <text:p>South Hi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70-3904</text:p>
          </table:table-cell>
          <table:table-cell table:style-name="ce23" office:value-type="date" office:date-value="2011-11-05T08:40:00">
            <text:p> 11/05/2011</text:p>
          </table:table-cell>
          <table:table-cell table:style-name="ce22" office:value-type="string">
            <text:p>South Hill Red Barn</text:p>
          </table:table-cell>
          <table:table-cell table:style-name="ce22" office:value-type="string">
            <text:p>62978</text:p>
          </table:table-cell>
          <table:table-cell table:style-name="ce22" office:value-type="string">
            <text:p>1436 W Danville St</text:p>
          </table:table-cell>
          <table:table-cell table:style-name="ce22" office:value-type="string">
            <text:p>South Hi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70</text:p>
          </table:table-cell>
          <table:table-cell table:style-name="ce23" office:value-type="date" office:date-value="2011-11-05T08:43:00">
            <text:p> 11/05/2011</text:p>
          </table:table-cell>
          <table:table-cell table:style-name="ce22" office:value-type="string">
            <text:p>South Hill Slip In</text:p>
          </table:table-cell>
          <table:table-cell table:style-name="ce22" office:value-type="string">
            <text:p>62977</text:p>
          </table:table-cell>
          <table:table-cell table:style-name="ce22" office:value-type="string">
            <text:p>805 W Danville St</text:p>
          </table:table-cell>
          <table:table-cell table:style-name="ce22" office:value-type="string">
            <text:p>South Hi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50-1822</text:p>
          </table:table-cell>
          <table:table-cell table:style-name="ce23" office:value-type="date" office:date-value="2011-11-05T08:58:00">
            <text:p> 11/05/2011</text:p>
          </table:table-cell>
          <table:table-cell table:style-name="ce22" office:value-type="string">
            <text:p>Quik Stop # 5</text:p>
          </table:table-cell>
          <table:table-cell table:style-name="ce22" office:value-type="string">
            <text:p>46891</text:p>
          </table:table-cell>
          <table:table-cell table:style-name="ce22" office:value-type="string">
            <text:p>1120 E Atlantic St</text:p>
          </table:table-cell>
          <table:table-cell table:style-name="ce22" office:value-type="string">
            <text:p>La Cross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50</text:p>
          </table:table-cell>
          <table:table-cell table:style-name="ce23" office:value-type="date" office:date-value="2011-11-05T09:03:00">
            <text:p> 11/05/2011</text:p>
          </table:table-cell>
          <table:table-cell table:style-name="ce22" office:value-type="string">
            <text:p>Pearce's Mini Mart</text:p>
          </table:table-cell>
          <table:table-cell table:style-name="ce22" office:value-type="string">
            <text:p>4148</text:p>
          </table:table-cell>
          <table:table-cell table:style-name="ce22" office:value-type="string">
            <text:p>212 N Main St</text:p>
          </table:table-cell>
          <table:table-cell table:style-name="ce22" office:value-type="string">
            <text:p>La Cross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20-0186</text:p>
          </table:table-cell>
          <table:table-cell table:style-name="ce23" office:value-type="date" office:date-value="2011-11-05T09:11:00">
            <text:p> 11/05/2011</text:p>
          </table:table-cell>
          <table:table-cell table:style-name="ce22" office:value-type="string">
            <text:p>Rickys 7 to 11 Inc</text:p>
          </table:table-cell>
          <table:table-cell table:style-name="ce22" office:value-type="string">
            <text:p>11461</text:p>
          </table:table-cell>
          <table:table-cell table:style-name="ce22" office:value-type="string">
            <text:p>719 Piney Pond Rd</text:p>
          </table:table-cell>
          <table:table-cell table:style-name="ce22" office:value-type="string">
            <text:p>Brodn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893-2010</text:p>
          </table:table-cell>
          <table:table-cell table:style-name="ce23" office:value-type="date" office:date-value="2011-11-05T09:32:00">
            <text:p> 11/05/2011</text:p>
          </table:table-cell>
          <table:table-cell table:style-name="ce22" office:value-type="string">
            <text:p>Throwers Store</text:p>
          </table:table-cell>
          <table:table-cell table:style-name="ce22" office:value-type="string">
            <text:p>17139</text:p>
          </table:table-cell>
          <table:table-cell table:style-name="ce22" office:value-type="string">
            <text:p>125 Huckstep Rd</text:p>
          </table:table-cell>
          <table:table-cell table:style-name="ce22" office:value-type="string">
            <text:p>White Plain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857</text:p>
          </table:table-cell>
          <table:table-cell table:style-name="ce23" office:value-type="date" office:date-value="2011-11-05T09:46:00">
            <text:p> 11/05/2011</text:p>
          </table:table-cell>
          <table:table-cell table:style-name="ce22" office:value-type="string">
            <text:p>M &amp; L Grocery</text:p>
          </table:table-cell>
          <table:table-cell table:style-name="ce22" office:value-type="string">
            <text:p>16679</text:p>
          </table:table-cell>
          <table:table-cell table:style-name="ce22" office:value-type="string">
            <text:p>4290 Gasburg Rd</text:p>
          </table:table-cell>
          <table:table-cell table:style-name="ce22" office:value-type="string">
            <text:p>Ga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09</text:p>
          </table:table-cell>
          <table:table-cell table:style-name="ce23" office:value-type="date" office:date-value="2011-11-05T09:55:00">
            <text:p> 11/05/2011</text:p>
          </table:table-cell>
          <table:table-cell table:style-name="ce22" office:value-type="string">
            <text:p>Aldi Foods # 27</text:p>
          </table:table-cell>
          <table:table-cell table:style-name="ce22" office:value-type="string">
            <text:p>27444</text:p>
          </table:table-cell>
          <table:table-cell table:style-name="ce22" office:value-type="string">
            <text:p>8256 Richmond Hwy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857</text:p>
          </table:table-cell>
          <table:table-cell table:style-name="ce23" office:value-type="date" office:date-value="2011-11-05T10:00:00">
            <text:p> 11/05/2011</text:p>
          </table:table-cell>
          <table:table-cell table:style-name="ce22" office:value-type="string">
            <text:p>Pinos  Pizza &amp; Italian Restaurant</text:p>
          </table:table-cell>
          <table:table-cell table:style-name="ce22" office:value-type="string">
            <text:p>77968</text:p>
          </table:table-cell>
          <table:table-cell table:style-name="ce22" office:value-type="string">
            <text:p>626 Gasburg Rd</text:p>
          </table:table-cell>
          <table:table-cell table:style-name="ce22" office:value-type="string">
            <text:p>Ga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857-0487</text:p>
          </table:table-cell>
          <table:table-cell table:style-name="ce23" office:value-type="date" office:date-value="2011-11-05T10:02:00">
            <text:p> 11/05/2011</text:p>
          </table:table-cell>
          <table:table-cell table:style-name="ce22" office:value-type="string">
            <text:p>Lake Gaston Golf Club</text:p>
          </table:table-cell>
          <table:table-cell table:style-name="ce22" office:value-type="string">
            <text:p>74162</text:p>
          </table:table-cell>
          <table:table-cell table:style-name="ce22" office:value-type="string">
            <text:p>890 Baird Rd</text:p>
          </table:table-cell>
          <table:table-cell table:style-name="ce22" office:value-type="string">
            <text:p>Ga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09-1914</text:p>
          </table:table-cell>
          <table:table-cell table:style-name="ce23" office:value-type="date" office:date-value="2011-11-05T10:03:00">
            <text:p> 11/05/2011</text:p>
          </table:table-cell>
          <table:table-cell table:style-name="ce22" office:value-type="string">
            <text:p>7 Eleven Store 2554 10752 A</text:p>
          </table:table-cell>
          <table:table-cell table:style-name="ce22" office:value-type="string">
            <text:p>46724</text:p>
          </table:table-cell>
          <table:table-cell table:style-name="ce22" office:value-type="string">
            <text:p>8146 Old Mount Vernon Hwy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857-0426</text:p>
          </table:table-cell>
          <table:table-cell table:style-name="ce23" office:value-type="date" office:date-value="2011-11-05T10:12:00">
            <text:p> 11/05/2011</text:p>
          </table:table-cell>
          <table:table-cell table:style-name="ce22" office:value-type="string">
            <text:p>Lake Gaston Resort</text:p>
          </table:table-cell>
          <table:table-cell table:style-name="ce22" office:value-type="string">
            <text:p>72240</text:p>
          </table:table-cell>
          <table:table-cell table:style-name="ce22" office:value-type="string">
            <text:p>PO Box 426</text:p>
          </table:table-cell>
          <table:table-cell table:style-name="ce22" office:value-type="string">
            <text:p>Ga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856-2310</text:p>
          </table:table-cell>
          <table:table-cell table:style-name="ce23" office:value-type="date" office:date-value="2011-11-05T10:18:00">
            <text:p> 11/05/2011</text:p>
          </table:table-cell>
          <table:table-cell table:style-name="ce22" office:value-type="string">
            <text:p>Meljos</text:p>
          </table:table-cell>
          <table:table-cell table:style-name="ce22" office:value-type="string">
            <text:p>43103</text:p>
          </table:table-cell>
          <table:table-cell table:style-name="ce22" office:value-type="string">
            <text:p>21411 Governor Harrison Pkwy</text:p>
          </table:table-cell>
          <table:table-cell table:style-name="ce22" office:value-type="string">
            <text:p>Freem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08</text:p>
          </table:table-cell>
          <table:table-cell table:style-name="ce23" office:value-type="date" office:date-value="2011-11-05T10:24:00">
            <text:p> 11/05/2011</text:p>
          </table:table-cell>
          <table:table-cell table:style-name="ce22" office:value-type="string">
            <text:p>7 Eleven Store 2554 10781 A</text:p>
          </table:table-cell>
          <table:table-cell table:style-name="ce22" office:value-type="string">
            <text:p>56931</text:p>
          </table:table-cell>
          <table:table-cell table:style-name="ce22" office:value-type="string">
            <text:p>1910 Elkin St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868-3303</text:p>
          </table:table-cell>
          <table:table-cell table:style-name="ce23" office:value-type="date" office:date-value="2011-11-05T10:55:00">
            <text:p> 11/05/2011</text:p>
          </table:table-cell>
          <table:table-cell table:style-name="ce22" office:value-type="string">
            <text:p>Mayfield Mini Mart # 2</text:p>
          </table:table-cell>
          <table:table-cell table:style-name="ce22" office:value-type="string">
            <text:p>11918</text:p>
          </table:table-cell>
          <table:table-cell table:style-name="ce22" office:value-type="string">
            <text:p>2002 Lawrenceville Plank Rd</text:p>
          </table:table-cell>
          <table:table-cell table:style-name="ce22" office:value-type="string">
            <text:p>Lawrenc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889</text:p>
          </table:table-cell>
          <table:table-cell table:style-name="ce23" office:value-type="date" office:date-value="2011-11-05T11:23:00">
            <text:p> 11/05/2011</text:p>
          </table:table-cell>
          <table:table-cell table:style-name="ce22" office:value-type="string">
            <text:p>Nottoway Motel &amp; Restaurant</text:p>
          </table:table-cell>
          <table:table-cell table:style-name="ce22" office:value-type="string">
            <text:p>1917</text:p>
          </table:table-cell>
          <table:table-cell table:style-name="ce22" office:value-type="string">
            <text:p>20316 Boydton Plank Rd</text:p>
          </table:table-cell>
          <table:table-cell table:style-name="ce22" office:value-type="string">
            <text:p>War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24</text:p>
          </table:table-cell>
          <table:table-cell table:style-name="ce23" office:value-type="date" office:date-value="2011-11-05T11:44:00">
            <text:p> 11/05/2011</text:p>
          </table:table-cell>
          <table:table-cell table:style-name="ce22" office:value-type="string">
            <text:p>Colonial Downs Pit Stop</text:p>
          </table:table-cell>
          <table:table-cell table:style-name="ce22" office:value-type="string">
            <text:p>16119</text:p>
          </table:table-cell>
          <table:table-cell table:style-name="ce22" office:value-type="string">
            <text:p>60201 Chesapeake Cir</text:p>
          </table:table-cell>
          <table:table-cell table:style-name="ce22" office:value-type="string">
            <text:p>New Ken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821</text:p>
          </table:table-cell>
          <table:table-cell table:style-name="ce23" office:value-type="date" office:date-value="2011-11-05T12:22:00">
            <text:p> 11/05/2011</text:p>
          </table:table-cell>
          <table:table-cell table:style-name="ce22" office:value-type="string">
            <text:p>Colonial Downs Food And Beverage</text:p>
          </table:table-cell>
          <table:table-cell table:style-name="ce22" office:value-type="string">
            <text:p>41001</text:p>
          </table:table-cell>
          <table:table-cell table:style-name="ce22" office:value-type="string">
            <text:p>24 Colonial Downs Pl</text:p>
          </table:table-cell>
          <table:table-cell table:style-name="ce22" office:value-type="string">
            <text:p>Albert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50-1718</text:p>
          </table:table-cell>
          <table:table-cell table:style-name="ce23" office:value-type="date" office:date-value="2011-11-05T12:40:00">
            <text:p> 11/05/2011</text:p>
          </table:table-cell>
          <table:table-cell table:style-name="ce22" office:value-type="string">
            <text:p>Kahills Restaurant</text:p>
          </table:table-cell>
          <table:table-cell table:style-name="ce22" office:value-type="string">
            <text:p>34721</text:p>
          </table:table-cell>
          <table:table-cell table:style-name="ce22" office:value-type="string">
            <text:p>1791 N Mecklenburg Ave</text:p>
          </table:table-cell>
          <table:table-cell table:style-name="ce22" office:value-type="string">
            <text:p>La Cross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70</text:p>
          </table:table-cell>
          <table:table-cell table:style-name="ce23" office:value-type="date" office:date-value="2011-11-05T12:49:00">
            <text:p> 11/05/2011</text:p>
          </table:table-cell>
          <table:table-cell table:style-name="ce22" office:value-type="string">
            <text:p>Dennys # 6503</text:p>
          </table:table-cell>
          <table:table-cell table:style-name="ce22" office:value-type="string">
            <text:p>64214</text:p>
          </table:table-cell>
          <table:table-cell table:style-name="ce22" office:value-type="string">
            <text:p>911 E Atlantic St</text:p>
          </table:table-cell>
          <table:table-cell table:style-name="ce22" office:value-type="string">
            <text:p>South Hi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89</text:p>
          </table:table-cell>
          <table:table-cell table:style-name="ce23" office:value-type="date" office:date-value="2011-11-05T13:13:00">
            <text:p> 11/05/2011</text:p>
          </table:table-cell>
          <table:table-cell table:style-name="ce22" office:value-type="string">
            <text:p>Lakeside Restaurant</text:p>
          </table:table-cell>
          <table:table-cell table:style-name="ce22" office:value-type="string">
            <text:p>47914</text:p>
          </table:table-cell>
          <table:table-cell table:style-name="ce22" office:value-type="string">
            <text:p>1955 Allen Rd</text:p>
          </table:table-cell>
          <table:table-cell table:style-name="ce22" office:value-type="string">
            <text:p>Lanex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89</text:p>
          </table:table-cell>
          <table:table-cell table:style-name="ce23" office:value-type="date" office:date-value="2011-11-05T13:24:00">
            <text:p> 11/05/2011</text:p>
          </table:table-cell>
          <table:table-cell table:style-name="ce22" office:value-type="string">
            <text:p>Stewarts Grocery</text:p>
          </table:table-cell>
          <table:table-cell table:style-name="ce22" office:value-type="string">
            <text:p>3631</text:p>
          </table:table-cell>
          <table:table-cell table:style-name="ce22" office:value-type="string">
            <text:p>15321 Pocahontas Trl</text:p>
          </table:table-cell>
          <table:table-cell table:style-name="ce22" office:value-type="string">
            <text:p>Lanex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70-4828</text:p>
          </table:table-cell>
          <table:table-cell table:style-name="ce23" office:value-type="date" office:date-value="2011-11-05T13:37:00">
            <text:p> 11/05/2011</text:p>
          </table:table-cell>
          <table:table-cell table:style-name="ce22" office:value-type="string">
            <text:p>Sullivans Stop N Go</text:p>
          </table:table-cell>
          <table:table-cell table:style-name="ce22" office:value-type="string">
            <text:p>21794</text:p>
          </table:table-cell>
          <table:table-cell table:style-name="ce22" office:value-type="string">
            <text:p>26800 Highway Forty Seven</text:p>
          </table:table-cell>
          <table:table-cell table:style-name="ce22" office:value-type="string">
            <text:p>South Hi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40</text:p>
          </table:table-cell>
          <table:table-cell table:style-name="ce23" office:value-type="date" office:date-value="2011-11-05T13:43:00">
            <text:p> 11/05/2011</text:p>
          </table:table-cell>
          <table:table-cell table:style-name="ce22" office:value-type="string">
            <text:p>Busters Country Roadhouse Inc</text:p>
          </table:table-cell>
          <table:table-cell table:style-name="ce22" office:value-type="string">
            <text:p>65527</text:p>
          </table:table-cell>
          <table:table-cell table:style-name="ce22" office:value-type="string">
            <text:p>7801 Pocohontas Trl</text:p>
          </table:table-cell>
          <table:table-cell table:style-name="ce22" office:value-type="string">
            <text:p>Providence For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30-4414</text:p>
          </table:table-cell>
          <table:table-cell table:style-name="ce23" office:value-type="date" office:date-value="2011-11-05T14:04:00">
            <text:p> 11/05/2011</text:p>
          </table:table-cell>
          <table:table-cell table:style-name="ce22" office:value-type="string">
            <text:p>Wayside Inn Grocery</text:p>
          </table:table-cell>
          <table:table-cell table:style-name="ce22" office:value-type="string">
            <text:p>42048</text:p>
          </table:table-cell>
          <table:table-cell table:style-name="ce22" office:value-type="string">
            <text:p>3921 Wayside Rd</text:p>
          </table:table-cell>
          <table:table-cell table:style-name="ce22" office:value-type="string">
            <text:p>Charles Cit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06-2859</text:p>
          </table:table-cell>
          <table:table-cell table:style-name="ce23" office:value-type="date" office:date-value="2011-11-05T14:10:00">
            <text:p> 11/05/2011</text:p>
          </table:table-cell>
          <table:table-cell table:style-name="ce22" office:value-type="string">
            <text:p>Cosmopolitan Grill</text:p>
          </table:table-cell>
          <table:table-cell table:style-name="ce22" office:value-type="string">
            <text:p>52911</text:p>
          </table:table-cell>
          <table:table-cell table:style-name="ce22" office:value-type="string">
            <text:p>7770 Richmond Hwy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30-3615</text:p>
          </table:table-cell>
          <table:table-cell table:style-name="ce23" office:value-type="date" office:date-value="2011-11-05T14:22:00">
            <text:p> 11/05/2011</text:p>
          </table:table-cell>
          <table:table-cell table:style-name="ce22" office:value-type="string">
            <text:p>G H Haupt &amp; Sons</text:p>
          </table:table-cell>
          <table:table-cell table:style-name="ce22" office:value-type="string">
            <text:p>5827</text:p>
          </table:table-cell>
          <table:table-cell table:style-name="ce22" office:value-type="string">
            <text:p>11911 John Tyler Memorial Hwy</text:p>
          </table:table-cell>
          <table:table-cell table:style-name="ce22" office:value-type="string">
            <text:p>Charles Cit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09-2424</text:p>
          </table:table-cell>
          <table:table-cell table:style-name="ce23" office:value-type="date" office:date-value="2011-11-05T14:25:00">
            <text:p> 11/05/2011</text:p>
          </table:table-cell>
          <table:table-cell table:style-name="ce22" office:value-type="string">
            <text:p>Izalco Bar &amp; Grill</text:p>
          </table:table-cell>
          <table:table-cell table:style-name="ce22" office:value-type="string">
            <text:p>66309</text:p>
          </table:table-cell>
          <table:table-cell table:style-name="ce22" office:value-type="string">
            <text:p>8403 Richmond Hwy Ste E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24</text:p>
          </table:table-cell>
          <table:table-cell table:style-name="ce23" office:value-type="date" office:date-value="2011-11-05T15:00:00">
            <text:p> 11/05/2011</text:p>
          </table:table-cell>
          <table:table-cell table:style-name="ce22" office:value-type="string">
            <text:p>Red Barn</text:p>
          </table:table-cell>
          <table:table-cell table:style-name="ce22" office:value-type="string">
            <text:p>33351</text:p>
          </table:table-cell>
          <table:table-cell table:style-name="ce22" office:value-type="string">
            <text:p>105 S Main St</text:p>
          </table:table-cell>
          <table:table-cell table:style-name="ce22" office:value-type="string">
            <text:p>Chase Cit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27</text:p>
          </table:table-cell>
          <table:table-cell table:style-name="ce23" office:value-type="date" office:date-value="2011-11-05T15:00:00">
            <text:p> 11/05/2011</text:p>
          </table:table-cell>
          <table:table-cell table:style-name="ce22" office:value-type="string">
            <text:p>Uppys XXIV</text:p>
          </table:table-cell>
          <table:table-cell table:style-name="ce22" office:value-type="string">
            <text:p>34493</text:p>
          </table:table-cell>
          <table:table-cell table:style-name="ce22" office:value-type="string">
            <text:p>8800 Hwy 15</text:p>
          </table:table-cell>
          <table:table-cell table:style-name="ce22" office:value-type="string">
            <text:p>Clark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68</text:p>
          </table:table-cell>
          <table:table-cell table:style-name="ce23" office:value-type="date" office:date-value="2011-11-05T15:30:00">
            <text:p> 11/05/2011</text:p>
          </table:table-cell>
          <table:table-cell table:style-name="ce22" office:value-type="string">
            <text:p>Gators Stop &amp; Shop</text:p>
          </table:table-cell>
          <table:table-cell table:style-name="ce22" office:value-type="string">
            <text:p>67271</text:p>
          </table:table-cell>
          <table:table-cell table:style-name="ce22" office:value-type="string">
            <text:p>21860 Hwy 49</text:p>
          </table:table-cell>
          <table:table-cell table:style-name="ce22" office:value-type="string">
            <text:p>Skipwi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03-3434</text:p>
          </table:table-cell>
          <table:table-cell table:style-name="ce23" office:value-type="date" office:date-value="2011-11-05T15:37:00">
            <text:p> 11/05/2011</text:p>
          </table:table-cell>
          <table:table-cell table:style-name="ce22" office:value-type="string">
            <text:p>Bs Inn</text:p>
          </table:table-cell>
          <table:table-cell table:style-name="ce22" office:value-type="string">
            <text:p>21048</text:p>
          </table:table-cell>
          <table:table-cell table:style-name="ce22" office:value-type="string">
            <text:p>218 N Old Church St</text:p>
          </table:table-cell>
          <table:table-cell table:style-name="ce22" office:value-type="string">
            <text:p>Peter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24-1700</text:p>
          </table:table-cell>
          <table:table-cell table:style-name="ce23" office:value-type="date" office:date-value="2011-11-05T15:45:00">
            <text:p> 11/05/2011</text:p>
          </table:table-cell>
          <table:table-cell table:style-name="ce22" office:value-type="string">
            <text:p>Byrds Food Store #442</text:p>
          </table:table-cell>
          <table:table-cell table:style-name="ce22" office:value-type="string">
            <text:p>77836</text:p>
          </table:table-cell>
          <table:table-cell table:style-name="ce22" office:value-type="string">
            <text:p>839 E 2nd St</text:p>
          </table:table-cell>
          <table:table-cell table:style-name="ce22" office:value-type="string">
            <text:p>Chase Cit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27-3701</text:p>
          </table:table-cell>
          <table:table-cell table:style-name="ce23" office:value-type="date" office:date-value="2011-11-05T15:45:00">
            <text:p> 11/05/2011</text:p>
          </table:table-cell>
          <table:table-cell table:style-name="ce22" office:value-type="string">
            <text:p>Longview Mini Mart</text:p>
          </table:table-cell>
          <table:table-cell table:style-name="ce22" office:value-type="string">
            <text:p>49428</text:p>
          </table:table-cell>
          <table:table-cell table:style-name="ce22" office:value-type="string">
            <text:p>15186 Highway Fifteen</text:p>
          </table:table-cell>
          <table:table-cell table:style-name="ce22" office:value-type="string">
            <text:p>Clark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27-3315</text:p>
          </table:table-cell>
          <table:table-cell table:style-name="ce23" office:value-type="date" office:date-value="2011-11-05T15:47:00">
            <text:p> 11/05/2011</text:p>
          </table:table-cell>
          <table:table-cell table:style-name="ce22" office:value-type="string">
            <text:p>Bobcats Lake Country</text:p>
          </table:table-cell>
          <table:table-cell table:style-name="ce22" office:value-type="string">
            <text:p>75170</text:p>
          </table:table-cell>
          <table:table-cell table:style-name="ce22" office:value-type="string">
            <text:p>12690 Highway Fifteen</text:p>
          </table:table-cell>
          <table:table-cell table:style-name="ce22" office:value-type="string">
            <text:p>Clark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27</text:p>
          </table:table-cell>
          <table:table-cell table:style-name="ce23" office:value-type="date" office:date-value="2011-11-05T15:53:00">
            <text:p> 11/05/2011</text:p>
          </table:table-cell>
          <table:table-cell table:style-name="ce22" office:value-type="string">
            <text:p>CVS Pharmacy 5736</text:p>
          </table:table-cell>
          <table:table-cell table:style-name="ce22" office:value-type="string">
            <text:p>67322</text:p>
          </table:table-cell>
          <table:table-cell table:style-name="ce22" office:value-type="string">
            <text:p>24 Gateway Ln</text:p>
          </table:table-cell>
          <table:table-cell table:style-name="ce22" office:value-type="string">
            <text:p>Clark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27-9235</text:p>
          </table:table-cell>
          <table:table-cell table:style-name="ce23" office:value-type="date" office:date-value="2011-11-05T17:20:00">
            <text:p> 11/05/2011</text:p>
          </table:table-cell>
          <table:table-cell table:style-name="ce22" office:value-type="string">
            <text:p>Galleria</text:p>
          </table:table-cell>
          <table:table-cell table:style-name="ce22" office:value-type="string">
            <text:p>68861</text:p>
          </table:table-cell>
          <table:table-cell table:style-name="ce22" office:value-type="string">
            <text:p>216 Virginia Ave</text:p>
          </table:table-cell>
          <table:table-cell table:style-name="ce22" office:value-type="string">
            <text:p>Clark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3372</text:p>
          </table:table-cell>
          <table:table-cell table:style-name="ce23" office:value-type="date" office:date-value="2011-11-07T11:14:00">
            <text:p> 11/07/2011</text:p>
          </table:table-cell>
          <table:table-cell table:style-name="ce22" office:value-type="string">
            <text:p>Beach Food Mart</text:p>
          </table:table-cell>
          <table:table-cell table:style-name="ce22" office:value-type="string">
            <text:p>76408</text:p>
          </table:table-cell>
          <table:table-cell table:style-name="ce22" office:value-type="string">
            <text:p>1905 Atlantic Ave Ste A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</text:p>
          </table:table-cell>
          <table:table-cell table:style-name="ce23" office:value-type="date" office:date-value="2011-11-07T11:43:00">
            <text:p> 11/07/2011</text:p>
          </table:table-cell>
          <table:table-cell table:style-name="ce22" office:value-type="string">
            <text:p>Va Beach Pier Grill &amp; Ocean Eddies</text:p>
          </table:table-cell>
          <table:table-cell table:style-name="ce22" office:value-type="string">
            <text:p>71004</text:p>
          </table:table-cell>
          <table:table-cell table:style-name="ce22" office:value-type="string">
            <text:p>15th St &amp; Atlantic Ave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3416</text:p>
          </table:table-cell>
          <table:table-cell table:style-name="ce23" office:value-type="date" office:date-value="2011-11-07T12:00:00">
            <text:p> 11/07/2011</text:p>
          </table:table-cell>
          <table:table-cell table:style-name="ce22" office:value-type="string">
            <text:p>Pier Food Mart</text:p>
          </table:table-cell>
          <table:table-cell table:style-name="ce22" office:value-type="string">
            <text:p>35494</text:p>
          </table:table-cell>
          <table:table-cell table:style-name="ce22" office:value-type="string">
            <text:p>1307 Atlantic Ave Ste 112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3539</text:p>
          </table:table-cell>
          <table:table-cell table:style-name="ce23" office:value-type="date" office:date-value="2011-11-07T12:15:00">
            <text:p> 11/07/2011</text:p>
          </table:table-cell>
          <table:table-cell table:style-name="ce22" office:value-type="string">
            <text:p>Boardwalk Convenience Store</text:p>
          </table:table-cell>
          <table:table-cell table:style-name="ce22" office:value-type="string">
            <text:p>43003</text:p>
          </table:table-cell>
          <table:table-cell table:style-name="ce22" office:value-type="string">
            <text:p>1211 Atlantic Ave Ste 1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3529</text:p>
          </table:table-cell>
          <table:table-cell table:style-name="ce23" office:value-type="date" office:date-value="2011-11-07T12:20:00">
            <text:p> 11/07/2011</text:p>
          </table:table-cell>
          <table:table-cell table:style-name="ce22" office:value-type="string">
            <text:p>Springhill Suites</text:p>
          </table:table-cell>
          <table:table-cell table:style-name="ce22" office:value-type="string">
            <text:p>48885</text:p>
          </table:table-cell>
          <table:table-cell table:style-name="ce22" office:value-type="string">
            <text:p>901 Atlantic Ave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3521</text:p>
          </table:table-cell>
          <table:table-cell table:style-name="ce23" office:value-type="date" office:date-value="2011-11-07T12:32:00">
            <text:p> 11/07/2011</text:p>
          </table:table-cell>
          <table:table-cell table:style-name="ce22" office:value-type="string">
            <text:p>Aqua Blue Eats and Drinks</text:p>
          </table:table-cell>
          <table:table-cell table:style-name="ce22" office:value-type="string">
            <text:p>6956</text:p>
          </table:table-cell>
          <table:table-cell table:style-name="ce22" office:value-type="string">
            <text:p>501 Atlantic Ave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3441</text:p>
          </table:table-cell>
          <table:table-cell table:style-name="ce23" office:value-type="date" office:date-value="2011-11-07T13:20:00">
            <text:p> 11/07/2011</text:p>
          </table:table-cell>
          <table:table-cell table:style-name="ce22" office:value-type="string">
            <text:p>7 Eleven Store 24186 A</text:p>
          </table:table-cell>
          <table:table-cell table:style-name="ce22" office:value-type="string">
            <text:p>65258</text:p>
          </table:table-cell>
          <table:table-cell table:style-name="ce22" office:value-type="string">
            <text:p>300 Virginia Beach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14-4570</text:p>
          </table:table-cell>
          <table:table-cell table:style-name="ce23" office:value-type="date" office:date-value="2011-11-07T14:46:00">
            <text:p> 11/07/2011</text:p>
          </table:table-cell>
          <table:table-cell table:style-name="ce22" office:value-type="string">
            <text:p>Wolf Creek Golf &amp; Country Club</text:p>
          </table:table-cell>
          <table:table-cell table:style-name="ce22" office:value-type="string">
            <text:p>44686</text:p>
          </table:table-cell>
          <table:table-cell table:style-name="ce22" office:value-type="string">
            <text:p>6828 Grapefield Rd</text:p>
          </table:table-cell>
          <table:table-cell table:style-name="ce22" office:value-type="string">
            <text:p>Bast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15</text:p>
          </table:table-cell>
          <table:table-cell table:style-name="ce23" office:value-type="date" office:date-value="2011-11-07T15:30:00">
            <text:p> 11/07/2011</text:p>
          </table:table-cell>
          <table:table-cell table:style-name="ce22" office:value-type="string">
            <text:p>Trents Grocery</text:p>
          </table:table-cell>
          <table:table-cell table:style-name="ce22" office:value-type="string">
            <text:p>55214</text:p>
          </table:table-cell>
          <table:table-cell table:style-name="ce22" office:value-type="string">
            <text:p>900 Wilderness Rd</text:p>
          </table:table-cell>
          <table:table-cell table:style-name="ce22" office:value-type="string">
            <text:p>B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47</text:p>
          </table:table-cell>
          <table:table-cell table:style-name="ce23" office:value-type="date" office:date-value="2011-11-07T16:19:00">
            <text:p> 11/07/2011</text:p>
          </table:table-cell>
          <table:table-cell table:style-name="ce22" office:value-type="string">
            <text:p>A J Owens Store</text:p>
          </table:table-cell>
          <table:table-cell table:style-name="ce22" office:value-type="string">
            <text:p>54468</text:p>
          </table:table-cell>
          <table:table-cell table:style-name="ce22" office:value-type="string">
            <text:p>6847 Bleak Ridge Rd</text:p>
          </table:table-cell>
          <table:table-cell table:style-name="ce22" office:value-type="string">
            <text:p>Hiwasse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15-9555</text:p>
          </table:table-cell>
          <table:table-cell table:style-name="ce23" office:value-type="date" office:date-value="2011-11-07T17:40:00">
            <text:p> 11/07/2011</text:p>
          </table:table-cell>
          <table:table-cell table:style-name="ce22" office:value-type="string">
            <text:p>7 Eleven Store 2531 28584 H</text:p>
          </table:table-cell>
          <table:table-cell table:style-name="ce22" office:value-type="string">
            <text:p>44333</text:p>
          </table:table-cell>
          <table:table-cell table:style-name="ce22" office:value-type="string">
            <text:p>290 S Main St</text:p>
          </table:table-cell>
          <table:table-cell table:style-name="ce22" office:value-type="string">
            <text:p>Broadwa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15-9555</text:p>
          </table:table-cell>
          <table:table-cell table:style-name="ce23" office:value-type="date" office:date-value="2011-11-07T17:40:00">
            <text:p> 11/07/2011</text:p>
          </table:table-cell>
          <table:table-cell table:style-name="ce22" office:value-type="string">
            <text:p>7 Eleven Store 2531 28584 H</text:p>
          </table:table-cell>
          <table:table-cell table:style-name="ce22" office:value-type="string">
            <text:p>44333</text:p>
          </table:table-cell>
          <table:table-cell table:style-name="ce22" office:value-type="string">
            <text:p>290 S Main St</text:p>
          </table:table-cell>
          <table:table-cell table:style-name="ce22" office:value-type="string">
            <text:p>Broadwa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15</text:p>
          </table:table-cell>
          <table:table-cell table:style-name="ce23" office:value-type="date" office:date-value="2011-11-07T18:35:00">
            <text:p> 11/07/2011</text:p>
          </table:table-cell>
          <table:table-cell table:style-name="ce22" office:value-type="string">
            <text:p>Italian Touch</text:p>
          </table:table-cell>
          <table:table-cell table:style-name="ce22" office:value-type="string">
            <text:p>51013</text:p>
          </table:table-cell>
          <table:table-cell table:style-name="ce22" office:value-type="string">
            <text:p>405 S Main St</text:p>
          </table:table-cell>
          <table:table-cell table:style-name="ce22" office:value-type="string">
            <text:p>Broadwa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30</text:p>
          </table:table-cell>
          <table:table-cell table:style-name="ce23" office:value-type="date" office:date-value="2011-11-07T18:47:00">
            <text:p> 11/07/2011</text:p>
          </table:table-cell>
          <table:table-cell table:style-name="ce22" office:value-type="string">
            <text:p>Macs Superette</text:p>
          </table:table-cell>
          <table:table-cell table:style-name="ce22" office:value-type="string">
            <text:p>40203</text:p>
          </table:table-cell>
          <table:table-cell table:style-name="ce22" office:value-type="string">
            <text:p>11614 Brocks Gap Rd</text:p>
          </table:table-cell>
          <table:table-cell table:style-name="ce22" office:value-type="string">
            <text:p>Fulks Ru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-2931</text:p>
          </table:table-cell>
          <table:table-cell table:style-name="ce23" office:value-type="date" office:date-value="2011-11-08T12:27:00">
            <text:p> 11/08/2011</text:p>
          </table:table-cell>
          <table:table-cell table:style-name="ce22" office:value-type="string">
            <text:p>Food Lion 2631</text:p>
          </table:table-cell>
          <table:table-cell table:style-name="ce22" office:value-type="string">
            <text:p>42640</text:p>
          </table:table-cell>
          <table:table-cell table:style-name="ce22" office:value-type="string">
            <text:p>2048 Compostella R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5</text:p>
          </table:table-cell>
          <table:table-cell table:style-name="ce23" office:value-type="date" office:date-value="2011-11-08T12:59:00">
            <text:p> 11/08/2011</text:p>
          </table:table-cell>
          <table:table-cell table:style-name="ce22" office:value-type="string">
            <text:p>Bottom Dollar Food # 2921</text:p>
          </table:table-cell>
          <table:table-cell table:style-name="ce22" office:value-type="string">
            <text:p>9735</text:p>
          </table:table-cell>
          <table:table-cell table:style-name="ce22" office:value-type="string">
            <text:p>3935 Twin Pines Rd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3-5001</text:p>
          </table:table-cell>
          <table:table-cell table:style-name="ce23" office:value-type="date" office:date-value="2011-11-08T13:11:00">
            <text:p> 11/08/2011</text:p>
          </table:table-cell>
          <table:table-cell table:style-name="ce22" office:value-type="string">
            <text:p>Gateway Food Mart LLC</text:p>
          </table:table-cell>
          <table:table-cell table:style-name="ce22" office:value-type="string">
            <text:p>64544</text:p>
          </table:table-cell>
          <table:table-cell table:style-name="ce22" office:value-type="string">
            <text:p>3909 Twin Pines Rd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3</text:p>
          </table:table-cell>
          <table:table-cell table:style-name="ce23" office:value-type="date" office:date-value="2011-11-08T13:20:00">
            <text:p> 11/08/2011</text:p>
          </table:table-cell>
          <table:table-cell table:style-name="ce22" office:value-type="string">
            <text:p>Bangkok Garden</text:p>
          </table:table-cell>
          <table:table-cell table:style-name="ce22" office:value-type="string">
            <text:p>57778</text:p>
          </table:table-cell>
          <table:table-cell table:style-name="ce22" office:value-type="string">
            <text:p>5774 Churchland Blvd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1</text:p>
          </table:table-cell>
          <table:table-cell table:style-name="ce23" office:value-type="date" office:date-value="2011-11-08T14:36:00">
            <text:p> 11/08/2011</text:p>
          </table:table-cell>
          <table:table-cell table:style-name="ce22" office:value-type="string">
            <text:p>Daves Cove Cafe &amp; Seafood Market</text:p>
          </table:table-cell>
          <table:table-cell table:style-name="ce22" office:value-type="string">
            <text:p>41548</text:p>
          </table:table-cell>
          <table:table-cell table:style-name="ce22" office:value-type="string">
            <text:p>6205A Portsmouth Blvd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1</text:p>
          </table:table-cell>
          <table:table-cell table:style-name="ce23" office:value-type="date" office:date-value="2011-11-08T14:54:00">
            <text:p> 11/08/2011</text:p>
          </table:table-cell>
          <table:table-cell table:style-name="ce22" office:value-type="string">
            <text:p>Food Lion 206</text:p>
          </table:table-cell>
          <table:table-cell table:style-name="ce22" office:value-type="string">
            <text:p>9636</text:p>
          </table:table-cell>
          <table:table-cell table:style-name="ce22" office:value-type="string">
            <text:p>5606 Portsmouth Blvd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0</text:p>
          </table:table-cell>
          <table:table-cell table:style-name="ce23" office:value-type="date" office:date-value="2011-11-08T15:00:00">
            <text:p> 11/08/2011</text:p>
          </table:table-cell>
          <table:table-cell table:style-name="ce22" office:value-type="string">
            <text:p>Smithfield Gourmet Bakery &amp; Cafe</text:p>
          </table:table-cell>
          <table:table-cell table:style-name="ce22" office:value-type="string">
            <text:p>47115</text:p>
          </table:table-cell>
          <table:table-cell table:style-name="ce22" office:value-type="string">
            <text:p>218 Main St</text:p>
          </table:table-cell>
          <table:table-cell table:style-name="ce22" office:value-type="string">
            <text:p>Smith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1</text:p>
          </table:table-cell>
          <table:table-cell table:style-name="ce23" office:value-type="date" office:date-value="2011-11-08T15:02:00">
            <text:p> 11/08/2011</text:p>
          </table:table-cell>
          <table:table-cell table:style-name="ce22" office:value-type="string">
            <text:p>Portsmouth Manor Mart</text:p>
          </table:table-cell>
          <table:table-cell table:style-name="ce22" office:value-type="string">
            <text:p>63127</text:p>
          </table:table-cell>
          <table:table-cell table:style-name="ce22" office:value-type="string">
            <text:p>5701 Portsmouth Blvd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7-4322</text:p>
          </table:table-cell>
          <table:table-cell table:style-name="ce23" office:value-type="date" office:date-value="2011-11-08T15:35:00">
            <text:p> 11/08/2011</text:p>
          </table:table-cell>
          <table:table-cell table:style-name="ce22" office:value-type="string">
            <text:p>Git Go Food Mart</text:p>
          </table:table-cell>
          <table:table-cell table:style-name="ce22" office:value-type="string">
            <text:p>12595</text:p>
          </table:table-cell>
          <table:table-cell table:style-name="ce22" office:value-type="string">
            <text:p>1607 Rodman Ave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1</text:p>
          </table:table-cell>
          <table:table-cell table:style-name="ce23" office:value-type="date" office:date-value="2011-11-08T15:50:00">
            <text:p> 11/08/2011</text:p>
          </table:table-cell>
          <table:table-cell table:style-name="ce22" office:value-type="string">
            <text:p>One Stop Food Mart</text:p>
          </table:table-cell>
          <table:table-cell table:style-name="ce22" office:value-type="string">
            <text:p>9978</text:p>
          </table:table-cell>
          <table:table-cell table:style-name="ce22" office:value-type="string">
            <text:p>3701 Turnpike Rd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2</text:p>
          </table:table-cell>
          <table:table-cell table:style-name="ce23" office:value-type="date" office:date-value="2011-11-08T15:56:00">
            <text:p> 11/08/2011</text:p>
          </table:table-cell>
          <table:table-cell table:style-name="ce22" office:value-type="string">
            <text:p>Catherines Cafe</text:p>
          </table:table-cell>
          <table:table-cell table:style-name="ce22" office:value-type="string">
            <text:p>63931</text:p>
          </table:table-cell>
          <table:table-cell table:style-name="ce22" office:value-type="string">
            <text:p>4640 / 4644 George Washington Hwy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1</text:p>
          </table:table-cell>
          <table:table-cell table:style-name="ce23" office:value-type="date" office:date-value="2011-11-08T16:00:00">
            <text:p> 11/08/2011</text:p>
          </table:table-cell>
          <table:table-cell table:style-name="ce22" office:value-type="string">
            <text:p>The Wild Side Cafe</text:p>
          </table:table-cell>
          <table:table-cell table:style-name="ce22" office:value-type="string">
            <text:p>49702</text:p>
          </table:table-cell>
          <table:table-cell table:style-name="ce22" office:value-type="string">
            <text:p>524 J Clyde Morris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2-1703</text:p>
          </table:table-cell>
          <table:table-cell table:style-name="ce23" office:value-type="date" office:date-value="2011-11-08T16:05:00">
            <text:p> 11/08/2011</text:p>
          </table:table-cell>
          <table:table-cell table:style-name="ce22" office:value-type="string">
            <text:p>7 Eleven Store 2511 18179 H</text:p>
          </table:table-cell>
          <table:table-cell table:style-name="ce22" office:value-type="string">
            <text:p>17733</text:p>
          </table:table-cell>
          <table:table-cell table:style-name="ce22" office:value-type="string">
            <text:p>4000 George Washington Hwy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1</text:p>
          </table:table-cell>
          <table:table-cell table:style-name="ce23" office:value-type="date" office:date-value="2011-11-08T16:10:00">
            <text:p> 11/08/2011</text:p>
          </table:table-cell>
          <table:table-cell table:style-name="ce22" office:value-type="string">
            <text:p>Circa 1918 Kitchen &amp; Bar</text:p>
          </table:table-cell>
          <table:table-cell table:style-name="ce22" office:value-type="string">
            <text:p>64194</text:p>
          </table:table-cell>
          <table:table-cell table:style-name="ce22" office:value-type="string">
            <text:p>10367 Warwick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1-3445</text:p>
          </table:table-cell>
          <table:table-cell table:style-name="ce23" office:value-type="date" office:date-value="2011-11-08T16:25:00">
            <text:p> 11/08/2011</text:p>
          </table:table-cell>
          <table:table-cell table:style-name="ce22" office:value-type="string">
            <text:p>7 Eleven Store 2516 10860 H</text:p>
          </table:table-cell>
          <table:table-cell table:style-name="ce22" office:value-type="string">
            <text:p>6864</text:p>
          </table:table-cell>
          <table:table-cell table:style-name="ce22" office:value-type="string">
            <text:p>10911 Warwick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1</text:p>
          </table:table-cell>
          <table:table-cell table:style-name="ce23" office:value-type="date" office:date-value="2011-11-08T16:30:00">
            <text:p> 11/08/2011</text:p>
          </table:table-cell>
          <table:table-cell table:style-name="ce22" office:value-type="string">
            <text:p>Tinee Giant</text:p>
          </table:table-cell>
          <table:table-cell table:style-name="ce22" office:value-type="string">
            <text:p>41412</text:p>
          </table:table-cell>
          <table:table-cell table:style-name="ce22" office:value-type="string">
            <text:p>11054 Warwick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6-3813</text:p>
          </table:table-cell>
          <table:table-cell table:style-name="ce23" office:value-type="date" office:date-value="2011-11-08T16:45:00">
            <text:p> 11/08/2011</text:p>
          </table:table-cell>
          <table:table-cell table:style-name="ce22" office:value-type="string">
            <text:p>Warwick Restaurant</text:p>
          </table:table-cell>
          <table:table-cell table:style-name="ce22" office:value-type="string">
            <text:p>8932</text:p>
          </table:table-cell>
          <table:table-cell table:style-name="ce22" office:value-type="string">
            <text:p>12306 Warwick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6-2200</text:p>
          </table:table-cell>
          <table:table-cell table:style-name="ce23" office:value-type="date" office:date-value="2011-11-08T16:50:00">
            <text:p> 11/08/2011</text:p>
          </table:table-cell>
          <table:table-cell table:style-name="ce22" office:value-type="string">
            <text:p>Azzurri Italian Restaurant</text:p>
          </table:table-cell>
          <table:table-cell table:style-name="ce22" office:value-type="string">
            <text:p>55567</text:p>
          </table:table-cell>
          <table:table-cell table:style-name="ce22" office:value-type="string">
            <text:p>7 Hidenwood Shopping Ctr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05-9501</text:p>
          </table:table-cell>
          <table:table-cell table:style-name="ce23" office:value-type="date" office:date-value="2011-11-08T16:50:00">
            <text:p> 11/08/2011</text:p>
          </table:table-cell>
          <table:table-cell table:style-name="ce22" office:value-type="string">
            <text:p>Reams Station Inc</text:p>
          </table:table-cell>
          <table:table-cell table:style-name="ce22" office:value-type="string">
            <text:p>76033</text:p>
          </table:table-cell>
          <table:table-cell table:style-name="ce22" office:value-type="string">
            <text:p>11509 Old Stage Rd</text:p>
          </table:table-cell>
          <table:table-cell table:style-name="ce22" office:value-type="string">
            <text:p>Peter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6-2897</text:p>
          </table:table-cell>
          <table:table-cell table:style-name="ce23" office:value-type="date" office:date-value="2011-11-08T17:00:00">
            <text:p> 11/08/2011</text:p>
          </table:table-cell>
          <table:table-cell table:style-name="ce22" office:value-type="string">
            <text:p>Das Waldcafe</text:p>
          </table:table-cell>
          <table:table-cell table:style-name="ce22" office:value-type="string">
            <text:p>32221</text:p>
          </table:table-cell>
          <table:table-cell table:style-name="ce22" office:value-type="string">
            <text:p>12529 Warwick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6-1800</text:p>
          </table:table-cell>
          <table:table-cell table:style-name="ce23" office:value-type="date" office:date-value="2011-11-08T17:05:00">
            <text:p> 11/08/2011</text:p>
          </table:table-cell>
          <table:table-cell table:style-name="ce22" office:value-type="string">
            <text:p>Soya Restaurant</text:p>
          </table:table-cell>
          <table:table-cell table:style-name="ce22" office:value-type="string">
            <text:p>39383</text:p>
          </table:table-cell>
          <table:table-cell table:style-name="ce22" office:value-type="string">
            <text:p>12715 Warwick Blvd Ste J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41</text:p>
          </table:table-cell>
          <table:table-cell table:style-name="ce23" office:value-type="date" office:date-value="2011-11-08T17:06:00">
            <text:p> 11/08/2011</text:p>
          </table:table-cell>
          <table:table-cell table:style-name="ce22" office:value-type="string">
            <text:p>Dinwiddie Corner Market</text:p>
          </table:table-cell>
          <table:table-cell table:style-name="ce22" office:value-type="string">
            <text:p>34926</text:p>
          </table:table-cell>
          <table:table-cell table:style-name="ce22" office:value-type="string">
            <text:p>11820 Boydton Plank Rd</text:p>
          </table:table-cell>
          <table:table-cell table:style-name="ce22" office:value-type="string">
            <text:p>Dinwiddi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2-6902</text:p>
          </table:table-cell>
          <table:table-cell table:style-name="ce23" office:value-type="date" office:date-value="2011-11-08T17:15:00">
            <text:p> 11/08/2011</text:p>
          </table:table-cell>
          <table:table-cell table:style-name="ce22" office:value-type="string">
            <text:p>Food Lion 1598</text:p>
          </table:table-cell>
          <table:table-cell table:style-name="ce22" office:value-type="string">
            <text:p>11536</text:p>
          </table:table-cell>
          <table:table-cell table:style-name="ce22" office:value-type="string">
            <text:p>316 Oyster Point R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85</text:p>
          </table:table-cell>
          <table:table-cell table:style-name="ce23" office:value-type="date" office:date-value="2011-11-08T17:27:00">
            <text:p> 11/08/2011</text:p>
          </table:table-cell>
          <table:table-cell table:style-name="ce22" office:value-type="string">
            <text:p>Sutherland Texaco Slip-In</text:p>
          </table:table-cell>
          <table:table-cell table:style-name="ce22" office:value-type="string">
            <text:p>38695</text:p>
          </table:table-cell>
          <table:table-cell table:style-name="ce22" office:value-type="string">
            <text:p>19875 Cox Rd</text:p>
          </table:table-cell>
          <table:table-cell table:style-name="ce22" office:value-type="string">
            <text:p>Suther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2</text:p>
          </table:table-cell>
          <table:table-cell table:style-name="ce23" office:value-type="date" office:date-value="2011-11-08T17:35:00">
            <text:p> 11/08/2011</text:p>
          </table:table-cell>
          <table:table-cell table:style-name="ce22" office:value-type="string">
            <text:p>Colony Food Mart</text:p>
          </table:table-cell>
          <table:table-cell table:style-name="ce22" office:value-type="string">
            <text:p>29528</text:p>
          </table:table-cell>
          <table:table-cell table:style-name="ce22" office:value-type="string">
            <text:p>13250 Warwick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2-6722</text:p>
          </table:table-cell>
          <table:table-cell table:style-name="ce23" office:value-type="date" office:date-value="2011-11-08T17:40:00">
            <text:p> 11/08/2011</text:p>
          </table:table-cell>
          <table:table-cell table:style-name="ce22" office:value-type="string">
            <text:p>Sorabol Korean Restaurant</text:p>
          </table:table-cell>
          <table:table-cell table:style-name="ce22" office:value-type="string">
            <text:p>58182</text:p>
          </table:table-cell>
          <table:table-cell table:style-name="ce22" office:value-type="string">
            <text:p>13286 Warwick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2</text:p>
          </table:table-cell>
          <table:table-cell table:style-name="ce23" office:value-type="date" office:date-value="2011-11-08T17:42:00">
            <text:p> 11/08/2011</text:p>
          </table:table-cell>
          <table:table-cell table:style-name="ce22" office:value-type="string">
            <text:p>Pilgrim Wireless &amp; Village Mart</text:p>
          </table:table-cell>
          <table:table-cell table:style-name="ce22" office:value-type="string">
            <text:p>64177</text:p>
          </table:table-cell>
          <table:table-cell table:style-name="ce22" office:value-type="string">
            <text:p>13294 Warwick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2</text:p>
          </table:table-cell>
          <table:table-cell table:style-name="ce23" office:value-type="date" office:date-value="2011-11-08T17:45:00">
            <text:p> 11/08/2011</text:p>
          </table:table-cell>
          <table:table-cell table:style-name="ce22" office:value-type="string">
            <text:p>Jung Ha Oriental Market</text:p>
          </table:table-cell>
          <table:table-cell table:style-name="ce22" office:value-type="string">
            <text:p>32748</text:p>
          </table:table-cell>
          <table:table-cell table:style-name="ce22" office:value-type="string">
            <text:p>13310 Warwick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8-3803</text:p>
          </table:table-cell>
          <table:table-cell table:style-name="ce23" office:value-type="date" office:date-value="2011-11-08T17:54:00">
            <text:p> 11/08/2011</text:p>
          </table:table-cell>
          <table:table-cell table:style-name="ce22" office:value-type="string">
            <text:p>Denbigh Food Mart</text:p>
          </table:table-cell>
          <table:table-cell table:style-name="ce22" office:value-type="string">
            <text:p>26167</text:p>
          </table:table-cell>
          <table:table-cell table:style-name="ce22" office:value-type="string">
            <text:p>420 Denbigh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71</text:p>
          </table:table-cell>
          <table:table-cell table:style-name="ce23" office:value-type="date" office:date-value="2011-11-08T17:55:00">
            <text:p> 11/08/2011</text:p>
          </table:table-cell>
          <table:table-cell table:style-name="ce22" office:value-type="string">
            <text:p>Tuckers Market</text:p>
          </table:table-cell>
          <table:table-cell table:style-name="ce22" office:value-type="string">
            <text:p>56415</text:p>
          </table:table-cell>
          <table:table-cell table:style-name="ce22" office:value-type="string">
            <text:p>551 Dearing Ford Rd</text:p>
          </table:table-cell>
          <table:table-cell table:style-name="ce22" office:value-type="string">
            <text:p>Lynch Stati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8-2726</text:p>
          </table:table-cell>
          <table:table-cell table:style-name="ce23" office:value-type="date" office:date-value="2011-11-08T18:05:00">
            <text:p> 11/08/2011</text:p>
          </table:table-cell>
          <table:table-cell table:style-name="ce22" office:value-type="string">
            <text:p>Ellies Restaurant &amp; Lounge</text:p>
          </table:table-cell>
          <table:table-cell table:style-name="ce22" office:value-type="string">
            <text:p>33776</text:p>
          </table:table-cell>
          <table:table-cell table:style-name="ce22" office:value-type="string">
            <text:p>374 Beechmont Dr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3-1310</text:p>
          </table:table-cell>
          <table:table-cell table:style-name="ce23" office:value-type="date" office:date-value="2011-11-08T18:15:00">
            <text:p> 11/08/2011</text:p>
          </table:table-cell>
          <table:table-cell table:style-name="ce22" office:value-type="string">
            <text:p>7 Eleven Store 2516 18683 H</text:p>
          </table:table-cell>
          <table:table-cell table:style-name="ce22" office:value-type="string">
            <text:p>18943</text:p>
          </table:table-cell>
          <table:table-cell table:style-name="ce22" office:value-type="string">
            <text:p>16930 Warwick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3</text:p>
          </table:table-cell>
          <table:table-cell table:style-name="ce23" office:value-type="date" office:date-value="2011-11-08T18:20:00">
            <text:p> 11/08/2011</text:p>
          </table:table-cell>
          <table:table-cell table:style-name="ce22" office:value-type="string">
            <text:p>Junction Restaurant</text:p>
          </table:table-cell>
          <table:table-cell table:style-name="ce22" office:value-type="string">
            <text:p>10324</text:p>
          </table:table-cell>
          <table:table-cell table:style-name="ce22" office:value-type="string">
            <text:p>16916 Warwick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8-3655</text:p>
          </table:table-cell>
          <table:table-cell table:style-name="ce23" office:value-type="date" office:date-value="2011-11-08T18:25:00">
            <text:p> 11/08/2011</text:p>
          </table:table-cell>
          <table:table-cell table:style-name="ce22" office:value-type="string">
            <text:p>Red Velvet</text:p>
          </table:table-cell>
          <table:table-cell table:style-name="ce22" office:value-type="string">
            <text:p>24735</text:p>
          </table:table-cell>
          <table:table-cell table:style-name="ce22" office:value-type="string">
            <text:p>14872 Warwick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05</text:p>
          </table:table-cell>
          <table:table-cell table:style-name="ce23" office:value-type="date" office:date-value="2011-11-08T18:27:00">
            <text:p> 11/08/2011</text:p>
          </table:table-cell>
          <table:table-cell table:style-name="ce22" office:value-type="string">
            <text:p>Rite Aid #3691</text:p>
          </table:table-cell>
          <table:table-cell table:style-name="ce22" office:value-type="string">
            <text:p>6069</text:p>
          </table:table-cell>
          <table:table-cell table:style-name="ce22" office:value-type="string">
            <text:p>607 England St</text:p>
          </table:table-cell>
          <table:table-cell table:style-name="ce22" office:value-type="string">
            <text:p>Ash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8</text:p>
          </table:table-cell>
          <table:table-cell table:style-name="ce23" office:value-type="date" office:date-value="2011-11-08T18:27:00">
            <text:p> 11/08/2011</text:p>
          </table:table-cell>
          <table:table-cell table:style-name="ce22" office:value-type="string">
            <text:p>7 Eleven Store 2516 27256 B</text:p>
          </table:table-cell>
          <table:table-cell table:style-name="ce22" office:value-type="string">
            <text:p>55352</text:p>
          </table:table-cell>
          <table:table-cell table:style-name="ce22" office:value-type="string">
            <text:p>13400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8-1480</text:p>
          </table:table-cell>
          <table:table-cell table:style-name="ce23" office:value-type="date" office:date-value="2011-11-08T18:32:00">
            <text:p> 11/08/2011</text:p>
          </table:table-cell>
          <table:table-cell table:style-name="ce22" office:value-type="string">
            <text:p>Little Italy</text:p>
          </table:table-cell>
          <table:table-cell table:style-name="ce22" office:value-type="string">
            <text:p>61459</text:p>
          </table:table-cell>
          <table:table-cell table:style-name="ce22" office:value-type="string">
            <text:p>13175 Jefferson Ave Ste 11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05-2015</text:p>
          </table:table-cell>
          <table:table-cell table:style-name="ce23" office:value-type="date" office:date-value="2011-11-08T18:35:00">
            <text:p> 11/08/2011</text:p>
          </table:table-cell>
          <table:table-cell table:style-name="ce22" office:value-type="string">
            <text:p>College Corner</text:p>
          </table:table-cell>
          <table:table-cell table:style-name="ce22" office:value-type="string">
            <text:p>18988</text:p>
          </table:table-cell>
          <table:table-cell table:style-name="ce22" office:value-type="string">
            <text:p>208 England St</text:p>
          </table:table-cell>
          <table:table-cell table:style-name="ce22" office:value-type="string">
            <text:p>Ash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05-7994</text:p>
          </table:table-cell>
          <table:table-cell table:style-name="ce23" office:value-type="date" office:date-value="2011-11-08T18:50:00">
            <text:p> 11/08/2011</text:p>
          </table:table-cell>
          <table:table-cell table:style-name="ce22" office:value-type="string">
            <text:p>Thai Gourmet Restaurant</text:p>
          </table:table-cell>
          <table:table-cell table:style-name="ce22" office:value-type="string">
            <text:p>48265</text:p>
          </table:table-cell>
          <table:table-cell table:style-name="ce22" office:value-type="string">
            <text:p>9555 Kings Charter Dr Ste F</text:p>
          </table:table-cell>
          <table:table-cell table:style-name="ce22" office:value-type="string">
            <text:p>Ash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1</text:p>
          </table:table-cell>
          <table:table-cell table:style-name="ce23" office:value-type="date" office:date-value="2011-11-08T19:25:00">
            <text:p> 11/08/2011</text:p>
          </table:table-cell>
          <table:table-cell table:style-name="ce22" office:value-type="string">
            <text:p>Mi Patron</text:p>
          </table:table-cell>
          <table:table-cell table:style-name="ce22" office:value-type="string">
            <text:p>48160</text:p>
          </table:table-cell>
          <table:table-cell table:style-name="ce22" office:value-type="string">
            <text:p>13955 Wards Rd Ste B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2</text:p>
          </table:table-cell>
          <table:table-cell table:style-name="ce23" office:value-type="date" office:date-value="2011-11-08T19:30:00">
            <text:p> 11/08/2011</text:p>
          </table:table-cell>
          <table:table-cell table:style-name="ce22" office:value-type="string">
            <text:p>Keagans Restaurant &amp; Tavern</text:p>
          </table:table-cell>
          <table:table-cell table:style-name="ce22" office:value-type="string">
            <text:p>40621</text:p>
          </table:table-cell>
          <table:table-cell table:style-name="ce22" office:value-type="string">
            <text:p>12551 Jefferson Ave Ste 201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2</text:p>
          </table:table-cell>
          <table:table-cell table:style-name="ce23" office:value-type="date" office:date-value="2011-11-08T19:35:00">
            <text:p> 11/08/2011</text:p>
          </table:table-cell>
          <table:table-cell table:style-name="ce22" office:value-type="string">
            <text:p>Moes Southwest Grill</text:p>
          </table:table-cell>
          <table:table-cell table:style-name="ce22" office:value-type="string">
            <text:p>40827</text:p>
          </table:table-cell>
          <table:table-cell table:style-name="ce22" office:value-type="string">
            <text:p>12551 Jefferson Ave Ste 231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6-2014</text:p>
          </table:table-cell>
          <table:table-cell table:style-name="ce23" office:value-type="date" office:date-value="2011-11-08T19:35:00">
            <text:p> 11/08/2011</text:p>
          </table:table-cell>
          <table:table-cell table:style-name="ce22" office:value-type="string">
            <text:p>Richfood Road Exxon</text:p>
          </table:table-cell>
          <table:table-cell table:style-name="ce22" office:value-type="string">
            <text:p>56747</text:p>
          </table:table-cell>
          <table:table-cell table:style-name="ce22" office:value-type="string">
            <text:p>8534 Richfood Rd</text:p>
          </table:table-cell>
          <table:table-cell table:style-name="ce22" office:value-type="string">
            <text:p>Mechanic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-2944</text:p>
          </table:table-cell>
          <table:table-cell table:style-name="ce23" office:value-type="date" office:date-value="2011-11-08T19:37:00">
            <text:p> 11/08/2011</text:p>
          </table:table-cell>
          <table:table-cell table:style-name="ce22" office:value-type="string">
            <text:p>OCharleys 316</text:p>
          </table:table-cell>
          <table:table-cell table:style-name="ce22" office:value-type="string">
            <text:p>11084</text:p>
          </table:table-cell>
          <table:table-cell table:style-name="ce22" office:value-type="string">
            <text:p>4042 Wards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6</text:p>
          </table:table-cell>
          <table:table-cell table:style-name="ce23" office:value-type="date" office:date-value="2011-11-08T19:41:00">
            <text:p> 11/08/2011</text:p>
          </table:table-cell>
          <table:table-cell table:style-name="ce22" office:value-type="string">
            <text:p>China Kitchen</text:p>
          </table:table-cell>
          <table:table-cell table:style-name="ce22" office:value-type="string">
            <text:p>53379</text:p>
          </table:table-cell>
          <table:table-cell table:style-name="ce22" office:value-type="string">
            <text:p>9157 Atlee Rd Ste B</text:p>
          </table:table-cell>
          <table:table-cell table:style-name="ce22" office:value-type="string">
            <text:p>Mechanic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2-9700</text:p>
          </table:table-cell>
          <table:table-cell table:style-name="ce23" office:value-type="date" office:date-value="2011-11-08T19:46:00">
            <text:p> 11/08/2011</text:p>
          </table:table-cell>
          <table:table-cell table:style-name="ce22" office:value-type="string">
            <text:p>The Vineyards Trattoria &amp; Pizzeria</text:p>
          </table:table-cell>
          <table:table-cell table:style-name="ce22" office:value-type="string">
            <text:p>38740</text:p>
          </table:table-cell>
          <table:table-cell table:style-name="ce22" office:value-type="string">
            <text:p>1405 Kiln Creek Pkwy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6-3901</text:p>
          </table:table-cell>
          <table:table-cell table:style-name="ce23" office:value-type="date" office:date-value="2011-11-08T19:50:00">
            <text:p> 11/08/2011</text:p>
          </table:table-cell>
          <table:table-cell table:style-name="ce22" office:value-type="string">
            <text:p>Rite Aid # 2499</text:p>
          </table:table-cell>
          <table:table-cell table:style-name="ce22" office:value-type="string">
            <text:p>1213</text:p>
          </table:table-cell>
          <table:table-cell table:style-name="ce22" office:value-type="string">
            <text:p>9520 Chamberlayne Rd</text:p>
          </table:table-cell>
          <table:table-cell table:style-name="ce22" office:value-type="string">
            <text:p>Mechanic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2</text:p>
          </table:table-cell>
          <table:table-cell table:style-name="ce23" office:value-type="date" office:date-value="2011-11-08T19:52:00">
            <text:p> 11/08/2011</text:p>
          </table:table-cell>
          <table:table-cell table:style-name="ce22" office:value-type="string">
            <text:p>7 Eleven Store 2516 39288 A</text:p>
          </table:table-cell>
          <table:table-cell table:style-name="ce22" office:value-type="string">
            <text:p>62440</text:p>
          </table:table-cell>
          <table:table-cell table:style-name="ce22" office:value-type="string">
            <text:p>1401 Kiln Creek Pky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4-3352</text:p>
          </table:table-cell>
          <table:table-cell table:style-name="ce23" office:value-type="date" office:date-value="2011-11-08T19:58:00">
            <text:p> 11/08/2011</text:p>
          </table:table-cell>
          <table:table-cell table:style-name="ce22" office:value-type="string">
            <text:p>Justis Convenient Store</text:p>
          </table:table-cell>
          <table:table-cell table:style-name="ce22" office:value-type="string">
            <text:p>31497</text:p>
          </table:table-cell>
          <table:table-cell table:style-name="ce22" office:value-type="string">
            <text:p>1205 12th St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2-4311</text:p>
          </table:table-cell>
          <table:table-cell table:style-name="ce23" office:value-type="date" office:date-value="2011-11-08T20:01:00">
            <text:p> 11/08/2011</text:p>
          </table:table-cell>
          <table:table-cell table:style-name="ce22" office:value-type="string">
            <text:p>The Castle</text:p>
          </table:table-cell>
          <table:table-cell table:style-name="ce22" office:value-type="string">
            <text:p>18995</text:p>
          </table:table-cell>
          <table:table-cell table:style-name="ce22" office:value-type="string">
            <text:p>12471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2-4311</text:p>
          </table:table-cell>
          <table:table-cell table:style-name="ce23" office:value-type="date" office:date-value="2011-11-08T20:08:00">
            <text:p> 11/08/2011</text:p>
          </table:table-cell>
          <table:table-cell table:style-name="ce22" office:value-type="string">
            <text:p>Miller Mart  40</text:p>
          </table:table-cell>
          <table:table-cell table:style-name="ce22" office:value-type="string">
            <text:p>70023</text:p>
          </table:table-cell>
          <table:table-cell table:style-name="ce22" office:value-type="string">
            <text:p>12445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1-1218</text:p>
          </table:table-cell>
          <table:table-cell table:style-name="ce23" office:value-type="date" office:date-value="2011-11-08T20:13:00">
            <text:p> 11/08/2011</text:p>
          </table:table-cell>
          <table:table-cell table:style-name="ce22" office:value-type="string">
            <text:p>Sunshine Express Market</text:p>
          </table:table-cell>
          <table:table-cell table:style-name="ce22" office:value-type="string">
            <text:p>39550</text:p>
          </table:table-cell>
          <table:table-cell table:style-name="ce22" office:value-type="string">
            <text:p>200 Pollard St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2-0003</text:p>
          </table:table-cell>
          <table:table-cell table:style-name="ce23" office:value-type="date" office:date-value="2011-11-08T20:15:00">
            <text:p> 11/08/2011</text:p>
          </table:table-cell>
          <table:table-cell table:style-name="ce22" office:value-type="string">
            <text:p>Baileys Pub and Grille</text:p>
          </table:table-cell>
          <table:table-cell table:style-name="ce22" office:value-type="string">
            <text:p>40228</text:p>
          </table:table-cell>
          <table:table-cell table:style-name="ce22" office:value-type="string">
            <text:p>12300 Jefferson Ave Ste 110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1</text:p>
          </table:table-cell>
          <table:table-cell table:style-name="ce23" office:value-type="date" office:date-value="2011-11-08T20:27:00">
            <text:p> 11/08/2011</text:p>
          </table:table-cell>
          <table:table-cell table:style-name="ce22" office:value-type="string">
            <text:p>La Carreta Mexican Restaurant</text:p>
          </table:table-cell>
          <table:table-cell table:style-name="ce22" office:value-type="string">
            <text:p>20835</text:p>
          </table:table-cell>
          <table:table-cell table:style-name="ce22" office:value-type="string">
            <text:p>2245 Langhorne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1</text:p>
          </table:table-cell>
          <table:table-cell table:style-name="ce23" office:value-type="date" office:date-value="2011-11-08T20:42:00">
            <text:p> 11/08/2011</text:p>
          </table:table-cell>
          <table:table-cell table:style-name="ce22" office:value-type="string">
            <text:p>Ranch Road BBQ</text:p>
          </table:table-cell>
          <table:table-cell table:style-name="ce22" office:value-type="string">
            <text:p>67576</text:p>
          </table:table-cell>
          <table:table-cell table:style-name="ce22" office:value-type="string">
            <text:p>2222 Lakeside Dr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</text:p>
          </table:table-cell>
          <table:table-cell table:style-name="ce23" office:value-type="date" office:date-value="2011-11-08T20:42:00">
            <text:p> 11/08/2011</text:p>
          </table:table-cell>
          <table:table-cell table:style-name="ce22" office:value-type="string">
            <text:p>Vinnys Italian Grill</text:p>
          </table:table-cell>
          <table:table-cell table:style-name="ce22" office:value-type="string">
            <text:p>10926</text:p>
          </table:table-cell>
          <table:table-cell table:style-name="ce22" office:value-type="string">
            <text:p>7001 Timberlake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2</text:p>
          </table:table-cell>
          <table:table-cell table:style-name="ce23" office:value-type="date" office:date-value="2011-11-08T20:55:00">
            <text:p> 11/08/2011</text:p>
          </table:table-cell>
          <table:table-cell table:style-name="ce22" office:value-type="string">
            <text:p>TGI Fridays</text:p>
          </table:table-cell>
          <table:table-cell table:style-name="ce22" office:value-type="string">
            <text:p>4871</text:p>
          </table:table-cell>
          <table:table-cell table:style-name="ce22" office:value-type="string">
            <text:p>12122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2</text:p>
          </table:table-cell>
          <table:table-cell table:style-name="ce23" office:value-type="date" office:date-value="2011-11-08T21:08:00">
            <text:p> 11/08/2011</text:p>
          </table:table-cell>
          <table:table-cell table:style-name="ce22" office:value-type="string">
            <text:p>Tida Thai Cuisine</text:p>
          </table:table-cell>
          <table:table-cell table:style-name="ce22" office:value-type="string">
            <text:p>67521</text:p>
          </table:table-cell>
          <table:table-cell table:style-name="ce22" office:value-type="string">
            <text:p>212 Arthur Way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2-9444</text:p>
          </table:table-cell>
          <table:table-cell table:style-name="ce23" office:value-type="date" office:date-value="2011-11-08T21:12:00">
            <text:p> 11/08/2011</text:p>
          </table:table-cell>
          <table:table-cell table:style-name="ce22" office:value-type="string">
            <text:p>Farm Fresh Supermarket 330</text:p>
          </table:table-cell>
          <table:table-cell table:style-name="ce22" office:value-type="string">
            <text:p>78215</text:p>
          </table:table-cell>
          <table:table-cell table:style-name="ce22" office:value-type="string">
            <text:p>200 Arthur Way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2</text:p>
          </table:table-cell>
          <table:table-cell table:style-name="ce23" office:value-type="date" office:date-value="2011-11-08T21:24:00">
            <text:p> 11/08/2011</text:p>
          </table:table-cell>
          <table:table-cell table:style-name="ce22" office:value-type="string">
            <text:p>Rennies # 630</text:p>
          </table:table-cell>
          <table:table-cell table:style-name="ce22" office:value-type="string">
            <text:p>32406</text:p>
          </table:table-cell>
          <table:table-cell table:style-name="ce22" office:value-type="string">
            <text:p>12100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9-5426</text:p>
          </table:table-cell>
          <table:table-cell table:style-name="ce23" office:value-type="date" office:date-value="2011-11-09T06:00:00">
            <text:p> 11/09/2011</text:p>
          </table:table-cell>
          <table:table-cell table:style-name="ce22" office:value-type="string">
            <text:p>Raphellos</text:p>
          </table:table-cell>
          <table:table-cell table:style-name="ce22" office:value-type="string">
            <text:p>66119</text:p>
          </table:table-cell>
          <table:table-cell table:style-name="ce22" office:value-type="string">
            <text:p>9230 Quioccasin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8-3005</text:p>
          </table:table-cell>
          <table:table-cell table:style-name="ce23" office:value-type="date" office:date-value="2011-11-09T10:10:00">
            <text:p> 11/09/2011</text:p>
          </table:table-cell>
          <table:table-cell table:style-name="ce22" office:value-type="string">
            <text:p>7 Eleven Store 2511 10802 H</text:p>
          </table:table-cell>
          <table:table-cell table:style-name="ce22" office:value-type="string">
            <text:p>4200</text:p>
          </table:table-cell>
          <table:table-cell table:style-name="ce22" office:value-type="string">
            <text:p>7931 Halprin Dr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2-5248</text:p>
          </table:table-cell>
          <table:table-cell table:style-name="ce23" office:value-type="date" office:date-value="2011-11-09T16:39:00">
            <text:p> 11/09/2011</text:p>
          </table:table-cell>
          <table:table-cell table:style-name="ce22" office:value-type="string">
            <text:p>Kagura Japanese Cuisine</text:p>
          </table:table-cell>
          <table:table-cell table:style-name="ce22" office:value-type="string">
            <text:p>67789</text:p>
          </table:table-cell>
          <table:table-cell table:style-name="ce22" office:value-type="string">
            <text:p>237 Battlefield Blvd S Ste 14B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-4886</text:p>
          </table:table-cell>
          <table:table-cell table:style-name="ce23" office:value-type="date" office:date-value="2011-11-09T16:47:00">
            <text:p> 11/09/2011</text:p>
          </table:table-cell>
          <table:table-cell table:style-name="ce22" office:value-type="string">
            <text:p>Oishi Sushi</text:p>
          </table:table-cell>
          <table:table-cell table:style-name="ce22" office:value-type="string">
            <text:p>67859</text:p>
          </table:table-cell>
          <table:table-cell table:style-name="ce22" office:value-type="string">
            <text:p>817 Botetourt Court Ste 105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8</text:p>
          </table:table-cell>
          <table:table-cell table:style-name="ce23" office:value-type="date" office:date-value="2011-11-09T16:55:00">
            <text:p> 11/09/2011</text:p>
          </table:table-cell>
          <table:table-cell table:style-name="ce22" office:value-type="string">
            <text:p>Rare Olde Times</text:p>
          </table:table-cell>
          <table:table-cell table:style-name="ce22" office:value-type="string">
            <text:p>60744</text:p>
          </table:table-cell>
          <table:table-cell table:style-name="ce22" office:value-type="string">
            <text:p>10602 Patterson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</text:p>
          </table:table-cell>
          <table:table-cell table:style-name="ce23" office:value-type="date" office:date-value="2011-11-09T16:58:00">
            <text:p> 11/09/2011</text:p>
          </table:table-cell>
          <table:table-cell table:style-name="ce22" office:value-type="string">
            <text:p>Aloft</text:p>
          </table:table-cell>
          <table:table-cell table:style-name="ce22" office:value-type="string">
            <text:p>54575</text:p>
          </table:table-cell>
          <table:table-cell table:style-name="ce22" office:value-type="string">
            <text:p>1454 Crossways Blv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8</text:p>
          </table:table-cell>
          <table:table-cell table:style-name="ce23" office:value-type="date" office:date-value="2011-11-09T17:02:00">
            <text:p> 11/09/2011</text:p>
          </table:table-cell>
          <table:table-cell table:style-name="ce22" office:value-type="string">
            <text:p>L Italia Restaurant</text:p>
          </table:table-cell>
          <table:table-cell table:style-name="ce22" office:value-type="string">
            <text:p>13324</text:p>
          </table:table-cell>
          <table:table-cell table:style-name="ce22" office:value-type="string">
            <text:p>10610 Patterson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8</text:p>
          </table:table-cell>
          <table:table-cell table:style-name="ce23" office:value-type="date" office:date-value="2011-11-09T17:06:00">
            <text:p> 11/09/2011</text:p>
          </table:table-cell>
          <table:table-cell table:style-name="ce22" office:value-type="string">
            <text:p>Greek 4 U</text:p>
          </table:table-cell>
          <table:table-cell table:style-name="ce22" office:value-type="string">
            <text:p>69484</text:p>
          </table:table-cell>
          <table:table-cell table:style-name="ce22" office:value-type="string">
            <text:p>10620 Patterson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8</text:p>
          </table:table-cell>
          <table:table-cell table:style-name="ce23" office:value-type="date" office:date-value="2011-11-09T17:15:00">
            <text:p> 11/09/2011</text:p>
          </table:table-cell>
          <table:table-cell table:style-name="ce22" office:value-type="string">
            <text:p>Westlake Chinese Restaurant</text:p>
          </table:table-cell>
          <table:table-cell table:style-name="ce22" office:value-type="string">
            <text:p>70004</text:p>
          </table:table-cell>
          <table:table-cell table:style-name="ce22" office:value-type="string">
            <text:p>11256 Patterson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8</text:p>
          </table:table-cell>
          <table:table-cell table:style-name="ce23" office:value-type="date" office:date-value="2011-11-09T17:25:00">
            <text:p> 11/09/2011</text:p>
          </table:table-cell>
          <table:table-cell table:style-name="ce22" office:value-type="string">
            <text:p>Seiberts Tuckahoe Chevron</text:p>
          </table:table-cell>
          <table:table-cell table:style-name="ce22" office:value-type="string">
            <text:p>49052</text:p>
          </table:table-cell>
          <table:table-cell table:style-name="ce22" office:value-type="string">
            <text:p>11310 Patterson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4-6728</text:p>
          </table:table-cell>
          <table:table-cell table:style-name="ce23" office:value-type="date" office:date-value="2011-11-09T17:29:00">
            <text:p> 11/09/2011</text:p>
          </table:table-cell>
          <table:table-cell table:style-name="ce22" office:value-type="string">
            <text:p>Save &amp; Save Supermarket</text:p>
          </table:table-cell>
          <table:table-cell table:style-name="ce22" office:value-type="string">
            <text:p>2233</text:p>
          </table:table-cell>
          <table:table-cell table:style-name="ce22" office:value-type="string">
            <text:p>1000 7th St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4</text:p>
          </table:table-cell>
          <table:table-cell table:style-name="ce23" office:value-type="date" office:date-value="2011-11-09T17:39:00">
            <text:p> 11/09/2011</text:p>
          </table:table-cell>
          <table:table-cell table:style-name="ce22" office:value-type="string">
            <text:p>China Garden</text:p>
          </table:table-cell>
          <table:table-cell table:style-name="ce22" office:value-type="string">
            <text:p>60089</text:p>
          </table:table-cell>
          <table:table-cell table:style-name="ce22" office:value-type="string">
            <text:p>301 High St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9-5501</text:p>
          </table:table-cell>
          <table:table-cell table:style-name="ce23" office:value-type="date" office:date-value="2011-11-09T17:40:00">
            <text:p> 11/09/2011</text:p>
          </table:table-cell>
          <table:table-cell table:style-name="ce22" office:value-type="string">
            <text:p>El Caporal</text:p>
          </table:table-cell>
          <table:table-cell table:style-name="ce22" office:value-type="string">
            <text:p>29728</text:p>
          </table:table-cell>
          <table:table-cell table:style-name="ce22" office:value-type="string">
            <text:p>1417 Eastridge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4</text:p>
          </table:table-cell>
          <table:table-cell table:style-name="ce23" office:value-type="date" office:date-value="2011-11-09T17:42:00">
            <text:p> 11/09/2011</text:p>
          </table:table-cell>
          <table:table-cell table:style-name="ce22" office:value-type="string">
            <text:p>The Biergarden</text:p>
          </table:table-cell>
          <table:table-cell table:style-name="ce22" office:value-type="string">
            <text:p>5883</text:p>
          </table:table-cell>
          <table:table-cell table:style-name="ce22" office:value-type="string">
            <text:p>438 High St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9</text:p>
          </table:table-cell>
          <table:table-cell table:style-name="ce23" office:value-type="date" office:date-value="2011-11-09T17:47:00">
            <text:p> 11/09/2011</text:p>
          </table:table-cell>
          <table:table-cell table:style-name="ce22" office:value-type="string">
            <text:p>Mac Chevron</text:p>
          </table:table-cell>
          <table:table-cell table:style-name="ce22" office:value-type="string">
            <text:p>48370</text:p>
          </table:table-cell>
          <table:table-cell table:style-name="ce22" office:value-type="string">
            <text:p>1504 Eastridge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4</text:p>
          </table:table-cell>
          <table:table-cell table:style-name="ce23" office:value-type="date" office:date-value="2011-11-09T17:51:00">
            <text:p> 11/09/2011</text:p>
          </table:table-cell>
          <table:table-cell table:style-name="ce22" office:value-type="string">
            <text:p>Olde Towne Easy Pick</text:p>
          </table:table-cell>
          <table:table-cell table:style-name="ce22" office:value-type="string">
            <text:p>61084</text:p>
          </table:table-cell>
          <table:table-cell table:style-name="ce22" office:value-type="string">
            <text:p>720 London St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57</text:p>
          </table:table-cell>
          <table:table-cell table:style-name="ce23" office:value-type="date" office:date-value="2011-11-09T17:53:00">
            <text:p> 11/09/2011</text:p>
          </table:table-cell>
          <table:table-cell table:style-name="ce22" office:value-type="string">
            <text:p>Strasburg Exxon Food Mart</text:p>
          </table:table-cell>
          <table:table-cell table:style-name="ce22" office:value-type="string">
            <text:p>31769</text:p>
          </table:table-cell>
          <table:table-cell table:style-name="ce22" office:value-type="string">
            <text:p>33899 Old Valley Pike</text:p>
          </table:table-cell>
          <table:table-cell table:style-name="ce22" office:value-type="string">
            <text:p>Stra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5-2754</text:p>
          </table:table-cell>
          <table:table-cell table:style-name="ce23" office:value-type="date" office:date-value="2011-11-09T18:02:00">
            <text:p> 11/09/2011</text:p>
          </table:table-cell>
          <table:table-cell table:style-name="ce22" office:value-type="string">
            <text:p>NY Style Pizza &amp; Italian Cuisine by B</text:p>
          </table:table-cell>
          <table:table-cell table:style-name="ce22" office:value-type="string">
            <text:p>66911</text:p>
          </table:table-cell>
          <table:table-cell table:style-name="ce22" office:value-type="string">
            <text:p>2104 Pleasure House Rd Ste F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0-2204</text:p>
          </table:table-cell>
          <table:table-cell table:style-name="ce23" office:value-type="date" office:date-value="2011-11-09T18:05:00">
            <text:p> 11/09/2011</text:p>
          </table:table-cell>
          <table:table-cell table:style-name="ce22" office:value-type="string">
            <text:p>Vietnam 1 Restaurant</text:p>
          </table:table-cell>
          <table:table-cell table:style-name="ce22" office:value-type="string">
            <text:p>35113</text:p>
          </table:table-cell>
          <table:table-cell table:style-name="ce22" office:value-type="string">
            <text:p>6215 W Broa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3-4506</text:p>
          </table:table-cell>
          <table:table-cell table:style-name="ce23" office:value-type="date" office:date-value="2011-11-09T18:16:00">
            <text:p> 11/09/2011</text:p>
          </table:table-cell>
          <table:table-cell table:style-name="ce22" office:value-type="string">
            <text:p>Rite Aid # 11297</text:p>
          </table:table-cell>
          <table:table-cell table:style-name="ce22" office:value-type="string">
            <text:p>34705</text:p>
          </table:table-cell>
          <table:table-cell table:style-name="ce22" office:value-type="string">
            <text:p>5914 High St W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</text:p>
          </table:table-cell>
          <table:table-cell table:style-name="ce23" office:value-type="date" office:date-value="2011-11-09T18:24:00">
            <text:p> 11/09/2011</text:p>
          </table:table-cell>
          <table:table-cell table:style-name="ce22" office:value-type="string">
            <text:p>Handy Mart # 6</text:p>
          </table:table-cell>
          <table:table-cell table:style-name="ce22" office:value-type="string">
            <text:p>11967</text:p>
          </table:table-cell>
          <table:table-cell table:style-name="ce22" office:value-type="string">
            <text:p>2605 Valley Ave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-2757</text:p>
          </table:table-cell>
          <table:table-cell table:style-name="ce23" office:value-type="date" office:date-value="2011-11-09T18:29:00">
            <text:p> 11/09/2011</text:p>
          </table:table-cell>
          <table:table-cell table:style-name="ce22" office:value-type="string">
            <text:p>Sheetz Convenience Store</text:p>
          </table:table-cell>
          <table:table-cell table:style-name="ce22" office:value-type="string">
            <text:p>70055</text:p>
          </table:table-cell>
          <table:table-cell table:style-name="ce22" office:value-type="string">
            <text:p>2311 Valley Ave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</text:p>
          </table:table-cell>
          <table:table-cell table:style-name="ce23" office:value-type="date" office:date-value="2011-11-09T18:30:00">
            <text:p> 11/09/2011</text:p>
          </table:table-cell>
          <table:table-cell table:style-name="ce22" office:value-type="string">
            <text:p>Sharx Sports Bar &amp; Grill</text:p>
          </table:table-cell>
          <table:table-cell table:style-name="ce22" office:value-type="string">
            <text:p>32816</text:p>
          </table:table-cell>
          <table:table-cell table:style-name="ce22" office:value-type="string">
            <text:p>211 21st St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</text:p>
          </table:table-cell>
          <table:table-cell table:style-name="ce23" office:value-type="date" office:date-value="2011-11-09T18:42:00">
            <text:p> 11/09/2011</text:p>
          </table:table-cell>
          <table:table-cell table:style-name="ce22" office:value-type="string">
            <text:p>Jiffy Mart #7</text:p>
          </table:table-cell>
          <table:table-cell table:style-name="ce22" office:value-type="string">
            <text:p>11240</text:p>
          </table:table-cell>
          <table:table-cell table:style-name="ce22" office:value-type="string">
            <text:p>1630 S Loudoun St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</text:p>
          </table:table-cell>
          <table:table-cell table:style-name="ce23" office:value-type="date" office:date-value="2011-11-09T18:42:00">
            <text:p> 11/09/2011</text:p>
          </table:table-cell>
          <table:table-cell table:style-name="ce22" office:value-type="string">
            <text:p>Chemistry</text:p>
          </table:table-cell>
          <table:table-cell table:style-name="ce22" office:value-type="string">
            <text:p>59370</text:p>
          </table:table-cell>
          <table:table-cell table:style-name="ce22" office:value-type="string">
            <text:p>2114 Atlantic Ave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3418</text:p>
          </table:table-cell>
          <table:table-cell table:style-name="ce23" office:value-type="date" office:date-value="2011-11-09T18:44:00">
            <text:p> 11/09/2011</text:p>
          </table:table-cell>
          <table:table-cell table:style-name="ce22" office:value-type="string">
            <text:p>The Galley Restaurant</text:p>
          </table:table-cell>
          <table:table-cell table:style-name="ce22" office:value-type="string">
            <text:p>57640</text:p>
          </table:table-cell>
          <table:table-cell table:style-name="ce22" office:value-type="string">
            <text:p>1401 Atlantic Ave Unit 115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2</text:p>
          </table:table-cell>
          <table:table-cell table:style-name="ce23" office:value-type="date" office:date-value="2011-11-09T18:50:00">
            <text:p> 11/09/2011</text:p>
          </table:table-cell>
          <table:table-cell table:style-name="ce22" office:value-type="string">
            <text:p>Handy Mart # 5</text:p>
          </table:table-cell>
          <table:table-cell table:style-name="ce22" office:value-type="string">
            <text:p>11966</text:p>
          </table:table-cell>
          <table:table-cell table:style-name="ce22" office:value-type="string">
            <text:p>1492 Senseny Rd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2</text:p>
          </table:table-cell>
          <table:table-cell table:style-name="ce23" office:value-type="date" office:date-value="2011-11-09T18:56:00">
            <text:p> 11/09/2011</text:p>
          </table:table-cell>
          <table:table-cell table:style-name="ce22" office:value-type="string">
            <text:p>Food Lion 2668</text:p>
          </table:table-cell>
          <table:table-cell table:style-name="ce22" office:value-type="string">
            <text:p>48689</text:p>
          </table:table-cell>
          <table:table-cell table:style-name="ce22" office:value-type="string">
            <text:p>159 Grocery Ave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2</text:p>
          </table:table-cell>
          <table:table-cell table:style-name="ce23" office:value-type="date" office:date-value="2011-11-09T18:59:00">
            <text:p> 11/09/2011</text:p>
          </table:table-cell>
          <table:table-cell table:style-name="ce22" office:value-type="string">
            <text:p>Mimos Asian Fusion</text:p>
          </table:table-cell>
          <table:table-cell table:style-name="ce22" office:value-type="string">
            <text:p>69111</text:p>
          </table:table-cell>
          <table:table-cell table:style-name="ce22" office:value-type="string">
            <text:p>202 Grocery Ave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</text:p>
          </table:table-cell>
          <table:table-cell table:style-name="ce23" office:value-type="date" office:date-value="2011-11-09T19:00:00">
            <text:p> 11/09/2011</text:p>
          </table:table-cell>
          <table:table-cell table:style-name="ce22" office:value-type="string">
            <text:p>Diesel Sports Bar/Aria</text:p>
          </table:table-cell>
          <table:table-cell table:style-name="ce22" office:value-type="string">
            <text:p>57249</text:p>
          </table:table-cell>
          <table:table-cell table:style-name="ce22" office:value-type="string">
            <text:p>1375 Oceana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</text:p>
          </table:table-cell>
          <table:table-cell table:style-name="ce23" office:value-type="date" office:date-value="2011-11-09T19:05:00">
            <text:p> 11/09/2011</text:p>
          </table:table-cell>
          <table:table-cell table:style-name="ce22" office:value-type="string">
            <text:p>Cozumel Restaurante &amp; Cantina</text:p>
          </table:table-cell>
          <table:table-cell table:style-name="ce22" office:value-type="string">
            <text:p>34775</text:p>
          </table:table-cell>
          <table:table-cell table:style-name="ce22" office:value-type="string">
            <text:p>1479 General Booth Blvd Ste 110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0-3109</text:p>
          </table:table-cell>
          <table:table-cell table:style-name="ce23" office:value-type="date" office:date-value="2011-11-09T19:08:00">
            <text:p> 11/09/2011</text:p>
          </table:table-cell>
          <table:table-cell table:style-name="ce22" office:value-type="string">
            <text:p>Holiday Inn Crossroads</text:p>
          </table:table-cell>
          <table:table-cell table:style-name="ce22" office:value-type="string">
            <text:p>51122</text:p>
          </table:table-cell>
          <table:table-cell table:style-name="ce22" office:value-type="string">
            <text:p>2000 Staples Mill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-5941</text:p>
          </table:table-cell>
          <table:table-cell table:style-name="ce23" office:value-type="date" office:date-value="2011-11-09T19:18:00">
            <text:p> 11/09/2011</text:p>
          </table:table-cell>
          <table:table-cell table:style-name="ce22" office:value-type="string">
            <text:p>Bos Belly Barn</text:p>
          </table:table-cell>
          <table:table-cell table:style-name="ce22" office:value-type="string">
            <text:p>70553</text:p>
          </table:table-cell>
          <table:table-cell table:style-name="ce22" office:value-type="string">
            <text:p>1217 Berryville Ave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8</text:p>
          </table:table-cell>
          <table:table-cell table:style-name="ce23" office:value-type="date" office:date-value="2011-11-09T19:55:00">
            <text:p> 11/09/2011</text:p>
          </table:table-cell>
          <table:table-cell table:style-name="ce22" office:value-type="string">
            <text:p>Rite Aid # 11245</text:p>
          </table:table-cell>
          <table:table-cell table:style-name="ce22" office:value-type="string">
            <text:p>8358</text:p>
          </table:table-cell>
          <table:table-cell table:style-name="ce22" office:value-type="string">
            <text:p>9501 Staples Mill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3</text:p>
          </table:table-cell>
          <table:table-cell table:style-name="ce23" office:value-type="date" office:date-value="2011-11-09T20:00:00">
            <text:p> 11/09/2011</text:p>
          </table:table-cell>
          <table:table-cell table:style-name="ce22" office:value-type="string">
            <text:p>I &amp; V China Dragon Corp</text:p>
          </table:table-cell>
          <table:table-cell table:style-name="ce22" office:value-type="string">
            <text:p>51285</text:p>
          </table:table-cell>
          <table:table-cell table:style-name="ce22" office:value-type="string">
            <text:p>170 Rivendell Ct Ste 7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8-5434</text:p>
          </table:table-cell>
          <table:table-cell table:style-name="ce23" office:value-type="date" office:date-value="2011-11-09T20:02:00">
            <text:p> 11/09/2011</text:p>
          </table:table-cell>
          <table:table-cell table:style-name="ce22" office:value-type="string">
            <text:p>Kmart # 4988</text:p>
          </table:table-cell>
          <table:table-cell table:style-name="ce22" office:value-type="string">
            <text:p>74876</text:p>
          </table:table-cell>
          <table:table-cell table:style-name="ce22" office:value-type="string">
            <text:p>6101 N Military Hwy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8-6503</text:p>
          </table:table-cell>
          <table:table-cell table:style-name="ce23" office:value-type="date" office:date-value="2011-11-09T20:06:00">
            <text:p> 11/09/2011</text:p>
          </table:table-cell>
          <table:table-cell table:style-name="ce22" office:value-type="string">
            <text:p>Bella Luna</text:p>
          </table:table-cell>
          <table:table-cell table:style-name="ce22" office:value-type="string">
            <text:p>16801</text:p>
          </table:table-cell>
          <table:table-cell table:style-name="ce22" office:value-type="string">
            <text:p>1212 Concord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8-2440</text:p>
          </table:table-cell>
          <table:table-cell table:style-name="ce23" office:value-type="date" office:date-value="2011-11-09T20:25:00">
            <text:p> 11/09/2011</text:p>
          </table:table-cell>
          <table:table-cell table:style-name="ce22" office:value-type="string">
            <text:p>7 Eleven Store 2511 23151 H</text:p>
          </table:table-cell>
          <table:table-cell table:style-name="ce22" office:value-type="string">
            <text:p>30999</text:p>
          </table:table-cell>
          <table:table-cell table:style-name="ce22" office:value-type="string">
            <text:p>7901 Shore Dr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3-3919</text:p>
          </table:table-cell>
          <table:table-cell table:style-name="ce23" office:value-type="date" office:date-value="2011-11-09T20:41:00">
            <text:p> 11/09/2011</text:p>
          </table:table-cell>
          <table:table-cell table:style-name="ce22" office:value-type="string">
            <text:p>Pizza Chef 5</text:p>
          </table:table-cell>
          <table:table-cell table:style-name="ce22" office:value-type="string">
            <text:p>8891</text:p>
          </table:table-cell>
          <table:table-cell table:style-name="ce22" office:value-type="string">
            <text:p>1007 E Bayview Blv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3-5524</text:p>
          </table:table-cell>
          <table:table-cell table:style-name="ce23" office:value-type="date" office:date-value="2011-11-09T20:46:00">
            <text:p> 11/09/2011</text:p>
          </table:table-cell>
          <table:table-cell table:style-name="ce22" office:value-type="string">
            <text:p>Bayview BP</text:p>
          </table:table-cell>
          <table:table-cell table:style-name="ce22" office:value-type="string">
            <text:p>60479</text:p>
          </table:table-cell>
          <table:table-cell table:style-name="ce22" office:value-type="string">
            <text:p>8595 Chesapeake Blv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8-3804</text:p>
          </table:table-cell>
          <table:table-cell table:style-name="ce23" office:value-type="date" office:date-value="2011-11-09T20:52:00">
            <text:p> 11/09/2011</text:p>
          </table:table-cell>
          <table:table-cell table:style-name="ce22" office:value-type="string">
            <text:p>VA539 Texaco Corner Mart</text:p>
          </table:table-cell>
          <table:table-cell table:style-name="ce22" office:value-type="string">
            <text:p>33441</text:p>
          </table:table-cell>
          <table:table-cell table:style-name="ce22" office:value-type="string">
            <text:p>7900 Chesapeake Blv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-7000</text:p>
          </table:table-cell>
          <table:table-cell table:style-name="ce23" office:value-type="date" office:date-value="2011-11-09T21:02:00">
            <text:p> 11/09/2011</text:p>
          </table:table-cell>
          <table:table-cell table:style-name="ce22" office:value-type="string">
            <text:p>Chipotle Mexican Grill</text:p>
          </table:table-cell>
          <table:table-cell table:style-name="ce22" office:value-type="string">
            <text:p>52583</text:p>
          </table:table-cell>
          <table:table-cell table:style-name="ce22" office:value-type="string">
            <text:p>2012 S Pleasant Valley Rd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-4484</text:p>
          </table:table-cell>
          <table:table-cell table:style-name="ce23" office:value-type="date" office:date-value="2011-11-09T21:07:00">
            <text:p> 11/09/2011</text:p>
          </table:table-cell>
          <table:table-cell table:style-name="ce22" office:value-type="string">
            <text:p>Ruby Tuesday</text:p>
          </table:table-cell>
          <table:table-cell table:style-name="ce22" office:value-type="string">
            <text:p>78240</text:p>
          </table:table-cell>
          <table:table-cell table:style-name="ce22" office:value-type="string">
            <text:p>1685 S Pleasant Valley Rd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-4560</text:p>
          </table:table-cell>
          <table:table-cell table:style-name="ce23" office:value-type="date" office:date-value="2011-11-09T21:13:00">
            <text:p> 11/09/2011</text:p>
          </table:table-cell>
          <table:table-cell table:style-name="ce22" office:value-type="string">
            <text:p>China Gourmet</text:p>
          </table:table-cell>
          <table:table-cell table:style-name="ce22" office:value-type="string">
            <text:p>60014</text:p>
          </table:table-cell>
          <table:table-cell table:style-name="ce22" office:value-type="string">
            <text:p>210 Millwood Ave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-4706</text:p>
          </table:table-cell>
          <table:table-cell table:style-name="ce23" office:value-type="date" office:date-value="2011-11-09T21:23:00">
            <text:p> 11/09/2011</text:p>
          </table:table-cell>
          <table:table-cell table:style-name="ce22" office:value-type="string">
            <text:p>The Cork Street Tavern</text:p>
          </table:table-cell>
          <table:table-cell table:style-name="ce22" office:value-type="string">
            <text:p>58589</text:p>
          </table:table-cell>
          <table:table-cell table:style-name="ce22" office:value-type="string">
            <text:p>8 W Cork St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-4635</text:p>
          </table:table-cell>
          <table:table-cell table:style-name="ce23" office:value-type="date" office:date-value="2011-11-09T21:28:00">
            <text:p> 11/09/2011</text:p>
          </table:table-cell>
          <table:table-cell table:style-name="ce22" office:value-type="string">
            <text:p>Italian Touch</text:p>
          </table:table-cell>
          <table:table-cell table:style-name="ce22" office:value-type="string">
            <text:p>61743</text:p>
          </table:table-cell>
          <table:table-cell table:style-name="ce22" office:value-type="string">
            <text:p>229 S Loudoun St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2-4314</text:p>
          </table:table-cell>
          <table:table-cell table:style-name="ce23" office:value-type="date" office:date-value="2011-11-09T21:40:00">
            <text:p> 11/09/2011</text:p>
          </table:table-cell>
          <table:table-cell table:style-name="ce22" office:value-type="string">
            <text:p>Blue Fox Billiards</text:p>
          </table:table-cell>
          <table:table-cell table:style-name="ce22" office:value-type="string">
            <text:p>46432</text:p>
          </table:table-cell>
          <table:table-cell table:style-name="ce22" office:value-type="string">
            <text:p>1160 Millwood Pike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2-4311</text:p>
          </table:table-cell>
          <table:table-cell table:style-name="ce23" office:value-type="date" office:date-value="2011-11-09T21:43:00">
            <text:p> 11/09/2011</text:p>
          </table:table-cell>
          <table:table-cell table:style-name="ce22" office:value-type="string">
            <text:p>Chinatown Restaurant</text:p>
          </table:table-cell>
          <table:table-cell table:style-name="ce22" office:value-type="string">
            <text:p>71626</text:p>
          </table:table-cell>
          <table:table-cell table:style-name="ce22" office:value-type="string">
            <text:p>1085 Millwood Pike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63-2405</text:p>
          </table:table-cell>
          <table:table-cell table:style-name="ce23" office:value-type="date" office:date-value="2011-11-09T21:58:00">
            <text:p> 11/09/2011</text:p>
          </table:table-cell>
          <table:table-cell table:style-name="ce22" office:value-type="string">
            <text:p>7 Eleven Store 2531 32269 A</text:p>
          </table:table-cell>
          <table:table-cell table:style-name="ce22" office:value-type="string">
            <text:p>49881</text:p>
          </table:table-cell>
          <table:table-cell table:style-name="ce22" office:value-type="string">
            <text:p>3800 Stonewall Jackson Hwy</text:p>
          </table:table-cell>
          <table:table-cell table:style-name="ce22" office:value-type="string">
            <text:p>White Pos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54-5537</text:p>
          </table:table-cell>
          <table:table-cell table:style-name="ce23" office:value-type="date" office:date-value="2011-11-10T14:00:00">
            <text:p> 11/10/2011</text:p>
          </table:table-cell>
          <table:table-cell table:style-name="ce22" office:value-type="string">
            <text:p>Aquia Bay Marina</text:p>
          </table:table-cell>
          <table:table-cell table:style-name="ce22" office:value-type="string">
            <text:p>76505</text:p>
          </table:table-cell>
          <table:table-cell table:style-name="ce22" office:value-type="string">
            <text:p>432 Aquia Creek Rd</text:p>
          </table:table-cell>
          <table:table-cell table:style-name="ce22" office:value-type="string">
            <text:p>Staf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-4913</text:p>
          </table:table-cell>
          <table:table-cell table:style-name="ce23" office:value-type="date" office:date-value="2011-11-10T14:10:00">
            <text:p> 11/10/2011</text:p>
          </table:table-cell>
          <table:table-cell table:style-name="ce22" office:value-type="string">
            <text:p>Wawa Food Market # 660</text:p>
          </table:table-cell>
          <table:table-cell table:style-name="ce22" office:value-type="string">
            <text:p>369</text:p>
          </table:table-cell>
          <table:table-cell table:style-name="ce22" office:value-type="string">
            <text:p>1140 Carl D Silver Pky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-2225</text:p>
          </table:table-cell>
          <table:table-cell table:style-name="ce23" office:value-type="date" office:date-value="2011-11-10T14:30:00">
            <text:p> 11/10/2011</text:p>
          </table:table-cell>
          <table:table-cell table:style-name="ce22" office:value-type="string">
            <text:p>Lafayette Citgo</text:p>
          </table:table-cell>
          <table:table-cell table:style-name="ce22" office:value-type="string">
            <text:p>56738</text:p>
          </table:table-cell>
          <table:table-cell table:style-name="ce22" office:value-type="string">
            <text:p>2005 Lafayette Blvd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-4968</text:p>
          </table:table-cell>
          <table:table-cell table:style-name="ce23" office:value-type="date" office:date-value="2011-11-10T14:43:00">
            <text:p> 11/10/2011</text:p>
          </table:table-cell>
          <table:table-cell table:style-name="ce22" office:value-type="string">
            <text:p>Hibachi Buffet</text:p>
          </table:table-cell>
          <table:table-cell table:style-name="ce22" office:value-type="string">
            <text:p>66452</text:p>
          </table:table-cell>
          <table:table-cell table:style-name="ce22" office:value-type="string">
            <text:p>1901 Carl D Silver Pkwy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</text:p>
          </table:table-cell>
          <table:table-cell table:style-name="ce23" office:value-type="date" office:date-value="2011-11-10T14:51:00">
            <text:p> 11/10/2011</text:p>
          </table:table-cell>
          <table:table-cell table:style-name="ce22" office:value-type="string">
            <text:p>Fujiya House</text:p>
          </table:table-cell>
          <table:table-cell table:style-name="ce22" office:value-type="string">
            <text:p>63548</text:p>
          </table:table-cell>
          <table:table-cell table:style-name="ce22" office:value-type="string">
            <text:p>1489 Carl D Silver Pkwy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</text:p>
          </table:table-cell>
          <table:table-cell table:style-name="ce23" office:value-type="date" office:date-value="2011-11-10T15:01:00">
            <text:p> 11/10/2011</text:p>
          </table:table-cell>
          <table:table-cell table:style-name="ce22" office:value-type="string">
            <text:p>Wegmans Market Cafe</text:p>
          </table:table-cell>
          <table:table-cell table:style-name="ce22" office:value-type="string">
            <text:p>58066</text:p>
          </table:table-cell>
          <table:table-cell table:style-name="ce22" office:value-type="string">
            <text:p>2281 Carl D Silver Pkwy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-4420</text:p>
          </table:table-cell>
          <table:table-cell table:style-name="ce23" office:value-type="date" office:date-value="2011-11-10T15:25:00">
            <text:p> 11/10/2011</text:p>
          </table:table-cell>
          <table:table-cell table:style-name="ce22" office:value-type="string">
            <text:p>Tarntip Thai Cuisine</text:p>
          </table:table-cell>
          <table:table-cell table:style-name="ce22" office:value-type="string">
            <text:p>45724</text:p>
          </table:table-cell>
          <table:table-cell table:style-name="ce22" office:value-type="string">
            <text:p>507 Jefferson Davis Hwy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-5834</text:p>
          </table:table-cell>
          <table:table-cell table:style-name="ce23" office:value-type="date" office:date-value="2011-11-10T15:44:00">
            <text:p> 11/10/2011</text:p>
          </table:table-cell>
          <table:table-cell table:style-name="ce22" office:value-type="string">
            <text:p>Kybecca Wine Bar &amp; Shop</text:p>
          </table:table-cell>
          <table:table-cell table:style-name="ce22" office:value-type="string">
            <text:p>51561</text:p>
          </table:table-cell>
          <table:table-cell table:style-name="ce22" office:value-type="string">
            <text:p>400 William St Ste 402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85-5834</text:p>
          </table:table-cell>
          <table:table-cell table:style-name="ce23" office:value-type="date" office:date-value="2011-11-10T16:26:00">
            <text:p> 11/10/2011</text:p>
          </table:table-cell>
          <table:table-cell table:style-name="ce22" office:value-type="string">
            <text:p>Roma Pizza</text:p>
          </table:table-cell>
          <table:table-cell table:style-name="ce22" office:value-type="string">
            <text:p>42628</text:p>
          </table:table-cell>
          <table:table-cell table:style-name="ce22" office:value-type="string">
            <text:p>5293 Palivoda Dr</text:p>
          </table:table-cell>
          <table:table-cell table:style-name="ce22" office:value-type="string">
            <text:p>King Geor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3-4311</text:p>
          </table:table-cell>
          <table:table-cell table:style-name="ce23" office:value-type="date" office:date-value="2011-11-10T16:59:00">
            <text:p> 11/10/2011</text:p>
          </table:table-cell>
          <table:table-cell table:style-name="ce22" office:value-type="string">
            <text:p>The Market Place # 14</text:p>
          </table:table-cell>
          <table:table-cell table:style-name="ce22" office:value-type="string">
            <text:p>18922</text:p>
          </table:table-cell>
          <table:table-cell table:style-name="ce22" office:value-type="string">
            <text:p>1235 Mosby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28</text:p>
          </table:table-cell>
          <table:table-cell table:style-name="ce23" office:value-type="date" office:date-value="2011-11-10T17:00:00">
            <text:p> 11/10/2011</text:p>
          </table:table-cell>
          <table:table-cell table:style-name="ce22" office:value-type="string">
            <text:p>Skyland Lakes Golf Club LLC</text:p>
          </table:table-cell>
          <table:table-cell table:style-name="ce22" office:value-type="string">
            <text:p>25906</text:p>
          </table:table-cell>
          <table:table-cell table:style-name="ce22" office:value-type="string">
            <text:p>49 Skyland Lakes Dr</text:p>
          </table:table-cell>
          <table:table-cell table:style-name="ce22" office:value-type="string">
            <text:p>Fancy Gap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-5831</text:p>
          </table:table-cell>
          <table:table-cell table:style-name="ce23" office:value-type="date" office:date-value="2011-11-10T17:19:00">
            <text:p> 11/10/2011</text:p>
          </table:table-cell>
          <table:table-cell table:style-name="ce22" office:value-type="string">
            <text:p>La Petite Auberge</text:p>
          </table:table-cell>
          <table:table-cell table:style-name="ce22" office:value-type="string">
            <text:p>28466</text:p>
          </table:table-cell>
          <table:table-cell table:style-name="ce22" office:value-type="string">
            <text:p>311 William St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-3835</text:p>
          </table:table-cell>
          <table:table-cell table:style-name="ce23" office:value-type="date" office:date-value="2011-11-10T17:23:00">
            <text:p> 11/10/2011</text:p>
          </table:table-cell>
          <table:table-cell table:style-name="ce22" office:value-type="string">
            <text:p>The Otter House</text:p>
          </table:table-cell>
          <table:table-cell table:style-name="ce22" office:value-type="string">
            <text:p>62028</text:p>
          </table:table-cell>
          <table:table-cell table:style-name="ce22" office:value-type="string">
            <text:p>1005 Princess Anne St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33</text:p>
          </table:table-cell>
          <table:table-cell table:style-name="ce23" office:value-type="date" office:date-value="2011-11-10T17:30:00">
            <text:p> 11/10/2011</text:p>
          </table:table-cell>
          <table:table-cell table:style-name="ce22" office:value-type="string">
            <text:p>El Torito Mexican Restaurant</text:p>
          </table:table-cell>
          <table:table-cell table:style-name="ce22" office:value-type="string">
            <text:p>68060</text:p>
          </table:table-cell>
          <table:table-cell table:style-name="ce22" office:value-type="string">
            <text:p>528 E Stuart Dr</text:p>
          </table:table-cell>
          <table:table-cell table:style-name="ce22" office:value-type="string">
            <text:p>Gal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52-3649</text:p>
          </table:table-cell>
          <table:table-cell table:style-name="ce23" office:value-type="date" office:date-value="2011-11-10T17:30:00">
            <text:p> 11/10/2011</text:p>
          </table:table-cell>
          <table:table-cell table:style-name="ce22" office:value-type="string">
            <text:p>Niblicks</text:p>
          </table:table-cell>
          <table:table-cell table:style-name="ce22" office:value-type="string">
            <text:p>49607</text:p>
          </table:table-cell>
          <table:table-cell table:style-name="ce22" office:value-type="string">
            <text:p>2268 Stone Mountain Rd</text:p>
          </table:table-cell>
          <table:table-cell table:style-name="ce22" office:value-type="string">
            <text:p>Laurel For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33</text:p>
          </table:table-cell>
          <table:table-cell table:style-name="ce23" office:value-type="date" office:date-value="2011-11-10T17:40:00">
            <text:p> 11/10/2011</text:p>
          </table:table-cell>
          <table:table-cell table:style-name="ce22" office:value-type="string">
            <text:p>El Parian Mexican Grill and Bar</text:p>
          </table:table-cell>
          <table:table-cell table:style-name="ce22" office:value-type="string">
            <text:p>33719</text:p>
          </table:table-cell>
          <table:table-cell table:style-name="ce22" office:value-type="string">
            <text:p>949 E Stuart Dr</text:p>
          </table:table-cell>
          <table:table-cell table:style-name="ce22" office:value-type="string">
            <text:p>Gal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33-2946</text:p>
          </table:table-cell>
          <table:table-cell table:style-name="ce23" office:value-type="date" office:date-value="2011-11-10T17:45:00">
            <text:p> 11/10/2011</text:p>
          </table:table-cell>
          <table:table-cell table:style-name="ce22" office:value-type="string">
            <text:p>Proximity Lounge and Restaurant</text:p>
          </table:table-cell>
          <table:table-cell table:style-name="ce22" office:value-type="string">
            <text:p>65178</text:p>
          </table:table-cell>
          <table:table-cell table:style-name="ce22" office:value-type="string">
            <text:p>110 E Washington St</text:p>
          </table:table-cell>
          <table:table-cell table:style-name="ce22" office:value-type="string">
            <text:p>Gal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0</text:p>
          </table:table-cell>
          <table:table-cell table:style-name="ce23" office:value-type="date" office:date-value="2011-11-10T17:47:00">
            <text:p> 11/10/2011</text:p>
          </table:table-cell>
          <table:table-cell table:style-name="ce22" office:value-type="string">
            <text:p>Extreme Pizza</text:p>
          </table:table-cell>
          <table:table-cell table:style-name="ce22" office:value-type="string">
            <text:p>39430</text:p>
          </table:table-cell>
          <table:table-cell table:style-name="ce22" office:value-type="string">
            <text:p>941 W Broa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0</text:p>
          </table:table-cell>
          <table:table-cell table:style-name="ce23" office:value-type="date" office:date-value="2011-11-10T17:58:00">
            <text:p> 11/10/2011</text:p>
          </table:table-cell>
          <table:table-cell table:style-name="ce22" office:value-type="string">
            <text:p>Nile Ethiopian Restaurant</text:p>
          </table:table-cell>
          <table:table-cell table:style-name="ce22" office:value-type="string">
            <text:p>42578</text:p>
          </table:table-cell>
          <table:table-cell table:style-name="ce22" office:value-type="string">
            <text:p>309 N Laurel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0</text:p>
          </table:table-cell>
          <table:table-cell table:style-name="ce23" office:value-type="date" office:date-value="2011-11-10T18:04:00">
            <text:p> 11/10/2011</text:p>
          </table:table-cell>
          <table:table-cell table:style-name="ce22" office:value-type="string">
            <text:p>Panda Garden</text:p>
          </table:table-cell>
          <table:table-cell table:style-name="ce22" office:value-type="string">
            <text:p>66040</text:p>
          </table:table-cell>
          <table:table-cell table:style-name="ce22" office:value-type="string">
            <text:p>948 W Grace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0-4528</text:p>
          </table:table-cell>
          <table:table-cell table:style-name="ce23" office:value-type="date" office:date-value="2011-11-10T18:26:00">
            <text:p> 11/10/2011</text:p>
          </table:table-cell>
          <table:table-cell table:style-name="ce22" office:value-type="string">
            <text:p>Rowland Fine Dining</text:p>
          </table:table-cell>
          <table:table-cell table:style-name="ce22" office:value-type="string">
            <text:p>67</text:p>
          </table:table-cell>
          <table:table-cell table:style-name="ce22" office:value-type="string">
            <text:p>2132 W Main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0-4805</text:p>
          </table:table-cell>
          <table:table-cell table:style-name="ce23" office:value-type="date" office:date-value="2011-11-10T18:36:00">
            <text:p> 11/10/2011</text:p>
          </table:table-cell>
          <table:table-cell table:style-name="ce22" office:value-type="string">
            <text:p>Buz And Neds Real Barbecue</text:p>
          </table:table-cell>
          <table:table-cell table:style-name="ce22" office:value-type="string">
            <text:p>26734</text:p>
          </table:table-cell>
          <table:table-cell table:style-name="ce22" office:value-type="string">
            <text:p>1119 N Bouleva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0-5103</text:p>
          </table:table-cell>
          <table:table-cell table:style-name="ce23" office:value-type="date" office:date-value="2011-11-10T18:41:00">
            <text:p> 11/10/2011</text:p>
          </table:table-cell>
          <table:table-cell table:style-name="ce22" office:value-type="string">
            <text:p>Joy Garden Restaurant</text:p>
          </table:table-cell>
          <table:table-cell table:style-name="ce22" office:value-type="string">
            <text:p>34264</text:p>
          </table:table-cell>
          <table:table-cell table:style-name="ce22" office:value-type="string">
            <text:p>2918 W Broa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0-1700</text:p>
          </table:table-cell>
          <table:table-cell table:style-name="ce23" office:value-type="date" office:date-value="2011-11-10T18:48:00">
            <text:p> 11/10/2011</text:p>
          </table:table-cell>
          <table:table-cell table:style-name="ce22" office:value-type="string">
            <text:p>Ledo Pizza &amp; Pasta</text:p>
          </table:table-cell>
          <table:table-cell table:style-name="ce22" office:value-type="string">
            <text:p>56408</text:p>
          </table:table-cell>
          <table:table-cell table:style-name="ce22" office:value-type="string">
            <text:p>9658 Liberia Ave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6-2345</text:p>
          </table:table-cell>
          <table:table-cell table:style-name="ce23" office:value-type="date" office:date-value="2011-11-10T19:10:00">
            <text:p> 11/10/2011</text:p>
          </table:table-cell>
          <table:table-cell table:style-name="ce22" office:value-type="string">
            <text:p>Grove &amp; Libbie BP</text:p>
          </table:table-cell>
          <table:table-cell table:style-name="ce22" office:value-type="string">
            <text:p>69316</text:p>
          </table:table-cell>
          <table:table-cell table:style-name="ce22" office:value-type="string">
            <text:p>5711 Grove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79</text:p>
          </table:table-cell>
          <table:table-cell table:style-name="ce23" office:value-type="date" office:date-value="2011-11-10T19:26:00">
            <text:p> 11/10/2011</text:p>
          </table:table-cell>
          <table:table-cell table:style-name="ce22" office:value-type="string">
            <text:p>Lazy Susan Inn</text:p>
          </table:table-cell>
          <table:table-cell table:style-name="ce22" office:value-type="string">
            <text:p>5455</text:p>
          </table:table-cell>
          <table:table-cell table:style-name="ce22" office:value-type="string">
            <text:p>10712 Richmond Hwy</text:p>
          </table:table-cell>
          <table:table-cell table:style-name="ce22" office:value-type="string">
            <text:p>Lor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6-2008</text:p>
          </table:table-cell>
          <table:table-cell table:style-name="ce23" office:value-type="date" office:date-value="2011-11-10T19:48:00">
            <text:p> 11/10/2011</text:p>
          </table:table-cell>
          <table:table-cell table:style-name="ce22" office:value-type="string">
            <text:p>7 Eleven Store 34552 H</text:p>
          </table:table-cell>
          <table:table-cell table:style-name="ce22" office:value-type="string">
            <text:p>66033</text:p>
          </table:table-cell>
          <table:table-cell table:style-name="ce22" office:value-type="string">
            <text:p>5618 Patterson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1-3003</text:p>
          </table:table-cell>
          <table:table-cell table:style-name="ce23" office:value-type="date" office:date-value="2011-11-10T20:00:00">
            <text:p> 11/10/2011</text:p>
          </table:table-cell>
          <table:table-cell table:style-name="ce22" office:value-type="string">
            <text:p>Stuzzi</text:p>
          </table:table-cell>
          <table:table-cell table:style-name="ce22" office:value-type="string">
            <text:p>64656</text:p>
          </table:table-cell>
          <table:table-cell table:style-name="ce22" office:value-type="string">
            <text:p>1 N Belmont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1-3503</text:p>
          </table:table-cell>
          <table:table-cell table:style-name="ce23" office:value-type="date" office:date-value="2011-11-10T20:04:00">
            <text:p> 11/10/2011</text:p>
          </table:table-cell>
          <table:table-cell table:style-name="ce22" office:value-type="string">
            <text:p>Weezies Kitchen</text:p>
          </table:table-cell>
          <table:table-cell table:style-name="ce22" office:value-type="string">
            <text:p>46393</text:p>
          </table:table-cell>
          <table:table-cell table:style-name="ce22" office:value-type="string">
            <text:p>3123 W Cary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19</text:p>
          </table:table-cell>
          <table:table-cell table:style-name="ce23" office:value-type="date" office:date-value="2011-11-10T20:21:00">
            <text:p> 11/10/2011</text:p>
          </table:table-cell>
          <table:table-cell table:style-name="ce22" office:value-type="string">
            <text:p>Very Richmond Gallery &amp; Gifts</text:p>
          </table:table-cell>
          <table:table-cell table:style-name="ce22" office:value-type="string">
            <text:p>45117</text:p>
          </table:table-cell>
          <table:table-cell table:style-name="ce22" office:value-type="string">
            <text:p>1051 E Cary St Ste 104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19-4115</text:p>
          </table:table-cell>
          <table:table-cell table:style-name="ce23" office:value-type="date" office:date-value="2011-11-10T20:26:00">
            <text:p> 11/10/2011</text:p>
          </table:table-cell>
          <table:table-cell table:style-name="ce22" office:value-type="string">
            <text:p>The Tobacco Company</text:p>
          </table:table-cell>
          <table:table-cell table:style-name="ce22" office:value-type="string">
            <text:p>36243</text:p>
          </table:table-cell>
          <table:table-cell table:style-name="ce22" office:value-type="string">
            <text:p>1201 E Cary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19-4249</text:p>
          </table:table-cell>
          <table:table-cell table:style-name="ce23" office:value-type="date" office:date-value="2011-11-10T20:29:00">
            <text:p> 11/10/2011</text:p>
          </table:table-cell>
          <table:table-cell table:style-name="ce22" office:value-type="string">
            <text:p>Hard Shell, The</text:p>
          </table:table-cell>
          <table:table-cell table:style-name="ce22" office:value-type="string">
            <text:p>71316</text:p>
          </table:table-cell>
          <table:table-cell table:style-name="ce22" office:value-type="string">
            <text:p>1411 E Cary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19</text:p>
          </table:table-cell>
          <table:table-cell table:style-name="ce23" office:value-type="date" office:date-value="2011-11-10T20:35:00">
            <text:p> 11/10/2011</text:p>
          </table:table-cell>
          <table:table-cell table:style-name="ce22" office:value-type="string">
            <text:p>The Canal Club</text:p>
          </table:table-cell>
          <table:table-cell table:style-name="ce22" office:value-type="string">
            <text:p>6623</text:p>
          </table:table-cell>
          <table:table-cell table:style-name="ce22" office:value-type="string">
            <text:p>1545 E Cary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3-6942</text:p>
          </table:table-cell>
          <table:table-cell table:style-name="ce23" office:value-type="date" office:date-value="2011-11-10T20:38:00">
            <text:p> 11/10/2011</text:p>
          </table:table-cell>
          <table:table-cell table:style-name="ce22" office:value-type="string">
            <text:p>Bottoms Up Restaurant</text:p>
          </table:table-cell>
          <table:table-cell table:style-name="ce22" office:value-type="string">
            <text:p>53744</text:p>
          </table:table-cell>
          <table:table-cell table:style-name="ce22" office:value-type="string">
            <text:p>1700 Dock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19-3678</text:p>
          </table:table-cell>
          <table:table-cell table:style-name="ce23" office:value-type="date" office:date-value="2011-11-10T20:42:00">
            <text:p> 11/10/2011</text:p>
          </table:table-cell>
          <table:table-cell table:style-name="ce22" office:value-type="string">
            <text:p>Old City Bar</text:p>
          </table:table-cell>
          <table:table-cell table:style-name="ce22" office:value-type="string">
            <text:p>39094</text:p>
          </table:table-cell>
          <table:table-cell table:style-name="ce22" office:value-type="string">
            <text:p>1548 E Main St Ste B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123</text:p>
          </table:table-cell>
          <table:table-cell table:style-name="ce23" office:value-type="date" office:date-value="2011-11-11T12:00:00">
            <text:p> 11/11/2011</text:p>
          </table:table-cell>
          <table:table-cell table:style-name="ce22" office:value-type="string">
            <text:p>By the River Restaurant</text:p>
          </table:table-cell>
          <table:table-cell table:style-name="ce22" office:value-type="string">
            <text:p>53069</text:p>
          </table:table-cell>
          <table:table-cell table:style-name="ce22" office:value-type="string">
            <text:p>31937 N James Madison Hwy</text:p>
          </table:table-cell>
          <table:table-cell table:style-name="ce22" office:value-type="string">
            <text:p>New Ca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01-1315</text:p>
          </table:table-cell>
          <table:table-cell table:style-name="ce23" office:value-type="date" office:date-value="2011-11-11T12:00:00">
            <text:p> 11/11/2011</text:p>
          </table:table-cell>
          <table:table-cell table:style-name="ce22" office:value-type="string">
            <text:p>Fevers Incorporated</text:p>
          </table:table-cell>
          <table:table-cell table:style-name="ce22" office:value-type="string">
            <text:p>19175</text:p>
          </table:table-cell>
          <table:table-cell table:style-name="ce22" office:value-type="string">
            <text:p>193 Melendon Dr</text:p>
          </table:table-cell>
          <table:table-cell table:style-name="ce22" office:value-type="string">
            <text:p>Farm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01-2377</text:p>
          </table:table-cell>
          <table:table-cell table:style-name="ce23" office:value-type="date" office:date-value="2011-11-11T13:02:00">
            <text:p> 11/11/2011</text:p>
          </table:table-cell>
          <table:table-cell table:style-name="ce22" office:value-type="string">
            <text:p>Wal Mart Supercenter # 1486</text:p>
          </table:table-cell>
          <table:table-cell table:style-name="ce22" office:value-type="string">
            <text:p>16148</text:p>
          </table:table-cell>
          <table:table-cell table:style-name="ce22" office:value-type="string">
            <text:p>1800 Peery Dr</text:p>
          </table:table-cell>
          <table:table-cell table:style-name="ce22" office:value-type="string">
            <text:p>Farm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01-2531</text:p>
          </table:table-cell>
          <table:table-cell table:style-name="ce23" office:value-type="date" office:date-value="2011-11-11T13:24:00">
            <text:p> 11/11/2011</text:p>
          </table:table-cell>
          <table:table-cell table:style-name="ce22" office:value-type="string">
            <text:p>Rite Aid # 11306</text:p>
          </table:table-cell>
          <table:table-cell table:style-name="ce22" office:value-type="string">
            <text:p>54070</text:p>
          </table:table-cell>
          <table:table-cell table:style-name="ce22" office:value-type="string">
            <text:p>1401 S Main St</text:p>
          </table:table-cell>
          <table:table-cell table:style-name="ce22" office:value-type="string">
            <text:p>Farm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01</text:p>
          </table:table-cell>
          <table:table-cell table:style-name="ce23" office:value-type="date" office:date-value="2011-11-11T13:28:00">
            <text:p> 11/11/2011</text:p>
          </table:table-cell>
          <table:table-cell table:style-name="ce22" office:value-type="string">
            <text:p>Buffalo Wild Wings Grill &amp; Bar</text:p>
          </table:table-cell>
          <table:table-cell table:style-name="ce22" office:value-type="string">
            <text:p>61747</text:p>
          </table:table-cell>
          <table:table-cell table:style-name="ce22" office:value-type="string">
            <text:p>1403 S Main St</text:p>
          </table:table-cell>
          <table:table-cell table:style-name="ce22" office:value-type="string">
            <text:p>Farm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01</text:p>
          </table:table-cell>
          <table:table-cell table:style-name="ce23" office:value-type="date" office:date-value="2011-11-11T13:35:00">
            <text:p> 11/11/2011</text:p>
          </table:table-cell>
          <table:table-cell table:style-name="ce22" office:value-type="string">
            <text:p>Kroger # 405</text:p>
          </table:table-cell>
          <table:table-cell table:style-name="ce22" office:value-type="string">
            <text:p>6597</text:p>
          </table:table-cell>
          <table:table-cell table:style-name="ce22" office:value-type="string">
            <text:p>903 S Main St</text:p>
          </table:table-cell>
          <table:table-cell table:style-name="ce22" office:value-type="string">
            <text:p>Farm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01</text:p>
          </table:table-cell>
          <table:table-cell table:style-name="ce23" office:value-type="date" office:date-value="2011-11-11T13:42:00">
            <text:p> 11/11/2011</text:p>
          </table:table-cell>
          <table:table-cell table:style-name="ce22" office:value-type="string">
            <text:p>Cash &amp; Carry</text:p>
          </table:table-cell>
          <table:table-cell table:style-name="ce22" office:value-type="string">
            <text:p>16917</text:p>
          </table:table-cell>
          <table:table-cell table:style-name="ce22" office:value-type="string">
            <text:p>209 S Main St</text:p>
          </table:table-cell>
          <table:table-cell table:style-name="ce22" office:value-type="string">
            <text:p>Farm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01-1805</text:p>
          </table:table-cell>
          <table:table-cell table:style-name="ce23" office:value-type="date" office:date-value="2011-11-11T13:47:00">
            <text:p> 11/11/2011</text:p>
          </table:table-cell>
          <table:table-cell table:style-name="ce22" office:value-type="string">
            <text:p>JW's Express</text:p>
          </table:table-cell>
          <table:table-cell table:style-name="ce22" office:value-type="string">
            <text:p>14724</text:p>
          </table:table-cell>
          <table:table-cell table:style-name="ce22" office:value-type="string">
            <text:p>201 Third Ave</text:p>
          </table:table-cell>
          <table:table-cell table:style-name="ce22" office:value-type="string">
            <text:p>Farm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01-2649</text:p>
          </table:table-cell>
          <table:table-cell table:style-name="ce23" office:value-type="date" office:date-value="2011-11-11T14:00:00">
            <text:p> 11/11/2011</text:p>
          </table:table-cell>
          <table:table-cell table:style-name="ce22" office:value-type="string">
            <text:p>Pizza Hut</text:p>
          </table:table-cell>
          <table:table-cell table:style-name="ce22" office:value-type="string">
            <text:p>64508</text:p>
          </table:table-cell>
          <table:table-cell table:style-name="ce22" office:value-type="string">
            <text:p>1510 W 3rd St</text:p>
          </table:table-cell>
          <table:table-cell table:style-name="ce22" office:value-type="string">
            <text:p>Farm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01</text:p>
          </table:table-cell>
          <table:table-cell table:style-name="ce23" office:value-type="date" office:date-value="2011-11-11T14:12:00">
            <text:p> 11/11/2011</text:p>
          </table:table-cell>
          <table:table-cell table:style-name="ce22" office:value-type="string">
            <text:p>The Wooden Heart Inc</text:p>
          </table:table-cell>
          <table:table-cell table:style-name="ce22" office:value-type="string">
            <text:p>65890</text:p>
          </table:table-cell>
          <table:table-cell table:style-name="ce22" office:value-type="string">
            <text:p>238 N Main St</text:p>
          </table:table-cell>
          <table:table-cell table:style-name="ce22" office:value-type="string">
            <text:p>Farm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040-2801</text:p>
          </table:table-cell>
          <table:table-cell table:style-name="ce23" office:value-type="date" office:date-value="2011-11-11T14:34:00">
            <text:p> 11/11/2011</text:p>
          </table:table-cell>
          <table:table-cell table:style-name="ce22" office:value-type="string">
            <text:p>Tiptons Midway Grocery</text:p>
          </table:table-cell>
          <table:table-cell table:style-name="ce22" office:value-type="string">
            <text:p>70349</text:p>
          </table:table-cell>
          <table:table-cell table:style-name="ce22" office:value-type="string">
            <text:p>3156 Cumberland Rd</text:p>
          </table:table-cell>
          <table:table-cell table:style-name="ce22" office:value-type="string">
            <text:p>Cumber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027</text:p>
          </table:table-cell>
          <table:table-cell table:style-name="ce23" office:value-type="date" office:date-value="2011-11-11T15:00:00">
            <text:p> 11/11/2011</text:p>
          </table:table-cell>
          <table:table-cell table:style-name="ce22" office:value-type="string">
            <text:p>Tower General Store</text:p>
          </table:table-cell>
          <table:table-cell table:style-name="ce22" office:value-type="string">
            <text:p>69326</text:p>
          </table:table-cell>
          <table:table-cell table:style-name="ce22" office:value-type="string">
            <text:p>1519 Cartersville Rd</text:p>
          </table:table-cell>
          <table:table-cell table:style-name="ce22" office:value-type="string">
            <text:p>Carter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90-6217</text:p>
          </table:table-cell>
          <table:table-cell table:style-name="ce23" office:value-type="date" office:date-value="2011-11-11T15:47:00">
            <text:p> 11/11/2011</text:p>
          </table:table-cell>
          <table:table-cell table:style-name="ce22" office:value-type="string">
            <text:p>Midway Market</text:p>
          </table:table-cell>
          <table:table-cell table:style-name="ce22" office:value-type="string">
            <text:p>41869</text:p>
          </table:table-cell>
          <table:table-cell table:style-name="ce22" office:value-type="string">
            <text:p>4659 Glenmore Rd</text:p>
          </table:table-cell>
          <table:table-cell table:style-name="ce22" office:value-type="string">
            <text:p>Scott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</text:p>
          </table:table-cell>
          <table:table-cell table:style-name="ce23" office:value-type="date" office:date-value="2011-11-11T16:00:00">
            <text:p> 11/11/2011</text:p>
          </table:table-cell>
          <table:table-cell table:style-name="ce22" office:value-type="string">
            <text:p>Annas Italian Restaurant</text:p>
          </table:table-cell>
          <table:table-cell table:style-name="ce22" office:value-type="string">
            <text:p>29997</text:p>
          </table:table-cell>
          <table:table-cell table:style-name="ce22" office:value-type="string">
            <text:p>1156 Big Bethel Rd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1-2741</text:p>
          </table:table-cell>
          <table:table-cell table:style-name="ce23" office:value-type="date" office:date-value="2011-11-11T16:43:00">
            <text:p> 11/11/2011</text:p>
          </table:table-cell>
          <table:table-cell table:style-name="ce22" office:value-type="string">
            <text:p>Oh J Market</text:p>
          </table:table-cell>
          <table:table-cell table:style-name="ce22" office:value-type="string">
            <text:p>11251</text:p>
          </table:table-cell>
          <table:table-cell table:style-name="ce22" office:value-type="string">
            <text:p>920 Kecoughtan Rd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90-6280</text:p>
          </table:table-cell>
          <table:table-cell table:style-name="ce23" office:value-type="date" office:date-value="2011-11-11T17:10:00">
            <text:p> 11/11/2011</text:p>
          </table:table-cell>
          <table:table-cell table:style-name="ce22" office:value-type="string">
            <text:p>Re Store N Station</text:p>
          </table:table-cell>
          <table:table-cell table:style-name="ce22" office:value-type="string">
            <text:p>58567</text:p>
          </table:table-cell>
          <table:table-cell table:style-name="ce22" office:value-type="string">
            <text:p>13338 S Constitution Rte</text:p>
          </table:table-cell>
          <table:table-cell table:style-name="ce22" office:value-type="string">
            <text:p>Scott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9</text:p>
          </table:table-cell>
          <table:table-cell table:style-name="ce23" office:value-type="date" office:date-value="2011-11-11T17:11:00">
            <text:p> 11/11/2011</text:p>
          </table:table-cell>
          <table:table-cell table:style-name="ce22" office:value-type="string">
            <text:p>Bluewater Yachting Center</text:p>
          </table:table-cell>
          <table:table-cell table:style-name="ce22" office:value-type="string">
            <text:p>13536</text:p>
          </table:table-cell>
          <table:table-cell table:style-name="ce22" office:value-type="string">
            <text:p>15 Marina Rd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9</text:p>
          </table:table-cell>
          <table:table-cell table:style-name="ce23" office:value-type="date" office:date-value="2011-11-11T17:15:00">
            <text:p> 11/11/2011</text:p>
          </table:table-cell>
          <table:table-cell table:style-name="ce22" office:value-type="string">
            <text:p>Pier 21</text:p>
          </table:table-cell>
          <table:table-cell table:style-name="ce22" office:value-type="string">
            <text:p>52362</text:p>
          </table:table-cell>
          <table:table-cell table:style-name="ce22" office:value-type="string">
            <text:p>700 Settlers Landing Rd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9-3819</text:p>
          </table:table-cell>
          <table:table-cell table:style-name="ce23" office:value-type="date" office:date-value="2011-11-11T17:19:00">
            <text:p> 11/11/2011</text:p>
          </table:table-cell>
          <table:table-cell table:style-name="ce22" office:value-type="string">
            <text:p>Tinee Giant Food Markets 71</text:p>
          </table:table-cell>
          <table:table-cell table:style-name="ce22" office:value-type="string">
            <text:p>55273</text:p>
          </table:table-cell>
          <table:table-cell table:style-name="ce22" office:value-type="string">
            <text:p>930 Lasalle Ave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9-3919</text:p>
          </table:table-cell>
          <table:table-cell table:style-name="ce23" office:value-type="date" office:date-value="2011-11-11T17:24:00">
            <text:p> 11/11/2011</text:p>
          </table:table-cell>
          <table:table-cell table:style-name="ce22" office:value-type="string">
            <text:p>Sara Market</text:p>
          </table:table-cell>
          <table:table-cell table:style-name="ce22" office:value-type="string">
            <text:p>57373</text:p>
          </table:table-cell>
          <table:table-cell table:style-name="ce22" office:value-type="string">
            <text:p>312 S Back River Rd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9</text:p>
          </table:table-cell>
          <table:table-cell table:style-name="ce23" office:value-type="date" office:date-value="2011-11-11T17:34:00">
            <text:p> 11/11/2011</text:p>
          </table:table-cell>
          <table:table-cell table:style-name="ce22" office:value-type="string">
            <text:p>W &amp; W Market</text:p>
          </table:table-cell>
          <table:table-cell table:style-name="ce22" office:value-type="string">
            <text:p>49683</text:p>
          </table:table-cell>
          <table:table-cell table:style-name="ce22" office:value-type="string">
            <text:p>930 W Pembroke Ave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1</text:p>
          </table:table-cell>
          <table:table-cell table:style-name="ce23" office:value-type="date" office:date-value="2011-11-11T17:37:00">
            <text:p> 11/11/2011</text:p>
          </table:table-cell>
          <table:table-cell table:style-name="ce22" office:value-type="string">
            <text:p>Peninsula Pilots Baseball</text:p>
          </table:table-cell>
          <table:table-cell table:style-name="ce22" office:value-type="string">
            <text:p>52884</text:p>
          </table:table-cell>
          <table:table-cell table:style-name="ce22" office:value-type="string">
            <text:p>1889 W Pembroke Ave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3-2231</text:p>
          </table:table-cell>
          <table:table-cell table:style-name="ce23" office:value-type="date" office:date-value="2011-11-11T18:00:00">
            <text:p> 11/11/2011</text:p>
          </table:table-cell>
          <table:table-cell table:style-name="ce22" office:value-type="string">
            <text:p>Farm Fresh Supermarket 295</text:p>
          </table:table-cell>
          <table:table-cell table:style-name="ce22" office:value-type="string">
            <text:p>78212</text:p>
          </table:table-cell>
          <table:table-cell table:style-name="ce22" office:value-type="string">
            <text:p>608 E Mercury Blvd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7-4509</text:p>
          </table:table-cell>
          <table:table-cell table:style-name="ce23" office:value-type="date" office:date-value="2011-11-11T18:01:00">
            <text:p> 11/11/2011</text:p>
          </table:table-cell>
          <table:table-cell table:style-name="ce22" office:value-type="string">
            <text:p>Rite Aid # 11286</text:p>
          </table:table-cell>
          <table:table-cell table:style-name="ce22" office:value-type="string">
            <text:p>77036</text:p>
          </table:table-cell>
          <table:table-cell table:style-name="ce22" office:value-type="string">
            <text:p>2305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3-1710</text:p>
          </table:table-cell>
          <table:table-cell table:style-name="ce23" office:value-type="date" office:date-value="2011-11-11T18:09:00">
            <text:p> 11/11/2011</text:p>
          </table:table-cell>
          <table:table-cell table:style-name="ce22" office:value-type="string">
            <text:p>Sarahs Irish Pub</text:p>
          </table:table-cell>
          <table:table-cell table:style-name="ce22" office:value-type="string">
            <text:p>17015</text:p>
          </table:table-cell>
          <table:table-cell table:style-name="ce22" office:value-type="string">
            <text:p>38 E Mellen St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3-1710</text:p>
          </table:table-cell>
          <table:table-cell table:style-name="ce23" office:value-type="date" office:date-value="2011-11-11T18:10:00">
            <text:p> 11/11/2011</text:p>
          </table:table-cell>
          <table:table-cell table:style-name="ce22" office:value-type="string">
            <text:p>Pauls Restaurant</text:p>
          </table:table-cell>
          <table:table-cell table:style-name="ce22" office:value-type="string">
            <text:p>5698</text:p>
          </table:table-cell>
          <table:table-cell table:style-name="ce22" office:value-type="string">
            <text:p>30 E Mellen St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3-1423</text:p>
          </table:table-cell>
          <table:table-cell table:style-name="ce23" office:value-type="date" office:date-value="2011-11-11T18:12:00">
            <text:p> 11/11/2011</text:p>
          </table:table-cell>
          <table:table-cell table:style-name="ce22" office:value-type="string">
            <text:p>Sonnys II</text:p>
          </table:table-cell>
          <table:table-cell table:style-name="ce22" office:value-type="string">
            <text:p>20351</text:p>
          </table:table-cell>
          <table:table-cell table:style-name="ce22" office:value-type="string">
            <text:p>1340 N Mallory St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9</text:p>
          </table:table-cell>
          <table:table-cell table:style-name="ce23" office:value-type="date" office:date-value="2011-11-11T18:45:00">
            <text:p> 11/11/2011</text:p>
          </table:table-cell>
          <table:table-cell table:style-name="ce22" office:value-type="string">
            <text:p>Rite Aid Pharmacy 3948</text:p>
          </table:table-cell>
          <table:table-cell table:style-name="ce22" office:value-type="string">
            <text:p>50650</text:p>
          </table:table-cell>
          <table:table-cell table:style-name="ce22" office:value-type="string">
            <text:p>2272 Fox Hill Rd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7</text:p>
          </table:table-cell>
          <table:table-cell table:style-name="ce23" office:value-type="date" office:date-value="2011-11-11T19:30:00">
            <text:p> 11/11/2011</text:p>
          </table:table-cell>
          <table:table-cell table:style-name="ce22" office:value-type="string">
            <text:p>Parks Inn</text:p>
          </table:table-cell>
          <table:table-cell table:style-name="ce22" office:value-type="string">
            <text:p>59772</text:p>
          </table:table-cell>
          <table:table-cell table:style-name="ce22" office:value-type="string">
            <text:p>1401 25th St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5</text:p>
          </table:table-cell>
          <table:table-cell table:style-name="ce23" office:value-type="date" office:date-value="2011-11-11T19:55:00">
            <text:p> 11/11/2011</text:p>
          </table:table-cell>
          <table:table-cell table:style-name="ce22" office:value-type="string">
            <text:p>Levis Chill and Grill</text:p>
          </table:table-cell>
          <table:table-cell table:style-name="ce22" office:value-type="string">
            <text:p>65695</text:p>
          </table:table-cell>
          <table:table-cell table:style-name="ce22" office:value-type="string">
            <text:p>605 Newmarket Dr N Ste 17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7-2117</text:p>
          </table:table-cell>
          <table:table-cell table:style-name="ce23" office:value-type="date" office:date-value="2011-11-11T20:00:00">
            <text:p> 11/11/2011</text:p>
          </table:table-cell>
          <table:table-cell table:style-name="ce22" office:value-type="string">
            <text:p>Roadside Cafe</text:p>
          </table:table-cell>
          <table:table-cell table:style-name="ce22" office:value-type="string">
            <text:p>34843</text:p>
          </table:table-cell>
          <table:table-cell table:style-name="ce22" office:value-type="string">
            <text:p>4417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5-1402</text:p>
          </table:table-cell>
          <table:table-cell table:style-name="ce23" office:value-type="date" office:date-value="2011-11-11T20:14:00">
            <text:p> 11/11/2011</text:p>
          </table:table-cell>
          <table:table-cell table:style-name="ce22" office:value-type="string">
            <text:p>Newmarket Shell Shop</text:p>
          </table:table-cell>
          <table:table-cell table:style-name="ce22" office:value-type="string">
            <text:p>74779</text:p>
          </table:table-cell>
          <table:table-cell table:style-name="ce22" office:value-type="string">
            <text:p>5018 Mercury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7</text:p>
          </table:table-cell>
          <table:table-cell table:style-name="ce23" office:value-type="date" office:date-value="2011-11-11T21:00:00">
            <text:p> 11/11/2011</text:p>
          </table:table-cell>
          <table:table-cell table:style-name="ce22" office:value-type="string">
            <text:p>Big Apple Food Mart</text:p>
          </table:table-cell>
          <table:table-cell table:style-name="ce22" office:value-type="string">
            <text:p>26596</text:p>
          </table:table-cell>
          <table:table-cell table:style-name="ce22" office:value-type="string">
            <text:p>3301 Roanoke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7</text:p>
          </table:table-cell>
          <table:table-cell table:style-name="ce23" office:value-type="date" office:date-value="2011-11-11T21:10:00">
            <text:p> 11/11/2011</text:p>
          </table:table-cell>
          <table:table-cell table:style-name="ce22" office:value-type="string">
            <text:p>Ernest Place</text:p>
          </table:table-cell>
          <table:table-cell table:style-name="ce22" office:value-type="string">
            <text:p>12327</text:p>
          </table:table-cell>
          <table:table-cell table:style-name="ce22" office:value-type="string">
            <text:p>4414 Washingt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7-2128</text:p>
          </table:table-cell>
          <table:table-cell table:style-name="ce23" office:value-type="date" office:date-value="2011-11-11T21:14:00">
            <text:p> 11/11/2011</text:p>
          </table:table-cell>
          <table:table-cell table:style-name="ce22" office:value-type="string">
            <text:p>VA049 Texaco Corner Mart</text:p>
          </table:table-cell>
          <table:table-cell table:style-name="ce22" office:value-type="string">
            <text:p>33468</text:p>
          </table:table-cell>
          <table:table-cell table:style-name="ce22" office:value-type="string">
            <text:p>4900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7-3002</text:p>
          </table:table-cell>
          <table:table-cell table:style-name="ce23" office:value-type="date" office:date-value="2011-11-11T21:20:00">
            <text:p> 11/11/2011</text:p>
          </table:table-cell>
          <table:table-cell table:style-name="ce22" office:value-type="string">
            <text:p>Lloyds Restaurant</text:p>
          </table:table-cell>
          <table:table-cell table:style-name="ce22" office:value-type="string">
            <text:p>57191</text:p>
          </table:table-cell>
          <table:table-cell table:style-name="ce22" office:value-type="string">
            <text:p>3408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7-3811</text:p>
          </table:table-cell>
          <table:table-cell table:style-name="ce23" office:value-type="date" office:date-value="2011-11-11T21:20:00">
            <text:p> 11/11/2011</text:p>
          </table:table-cell>
          <table:table-cell table:style-name="ce22" office:value-type="string">
            <text:p>Mini Mart</text:p>
          </table:table-cell>
          <table:table-cell table:style-name="ce22" office:value-type="string">
            <text:p>35378</text:p>
          </table:table-cell>
          <table:table-cell table:style-name="ce22" office:value-type="string">
            <text:p>2800 West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7-1780</text:p>
          </table:table-cell>
          <table:table-cell table:style-name="ce23" office:value-type="date" office:date-value="2011-11-11T21:43:00">
            <text:p> 11/11/2011</text:p>
          </table:table-cell>
          <table:table-cell table:style-name="ce22" office:value-type="string">
            <text:p>Crab Shack</text:p>
          </table:table-cell>
          <table:table-cell table:style-name="ce22" office:value-type="string">
            <text:p>72425</text:p>
          </table:table-cell>
          <table:table-cell table:style-name="ce22" office:value-type="string">
            <text:p>7601 River R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2-1928</text:p>
          </table:table-cell>
          <table:table-cell table:style-name="ce23" office:value-type="date" office:date-value="2011-11-12T13:00:00">
            <text:p> 11/12/2011</text:p>
          </table:table-cell>
          <table:table-cell table:style-name="ce22" office:value-type="string">
            <text:p>Metro Market</text:p>
          </table:table-cell>
          <table:table-cell table:style-name="ce22" office:value-type="string">
            <text:p>75502</text:p>
          </table:table-cell>
          <table:table-cell table:style-name="ce22" office:value-type="string">
            <text:p>426 Wythe Creek Rd</text:p>
          </table:table-cell>
          <table:table-cell table:style-name="ce22" office:value-type="string">
            <text:p>Poquos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2-1974</text:p>
          </table:table-cell>
          <table:table-cell table:style-name="ce23" office:value-type="date" office:date-value="2011-11-12T13:05:00">
            <text:p> 11/12/2011</text:p>
          </table:table-cell>
          <table:table-cell table:style-name="ce22" office:value-type="string">
            <text:p>Linvilles Wine &amp; Deli</text:p>
          </table:table-cell>
          <table:table-cell table:style-name="ce22" office:value-type="string">
            <text:p>29193</text:p>
          </table:table-cell>
          <table:table-cell table:style-name="ce22" office:value-type="string">
            <text:p>477 Wythe Creek Rd Ste A</text:p>
          </table:table-cell>
          <table:table-cell table:style-name="ce22" office:value-type="string">
            <text:p>Poquos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2-1936</text:p>
          </table:table-cell>
          <table:table-cell table:style-name="ce23" office:value-type="date" office:date-value="2011-11-12T13:23:00">
            <text:p> 11/12/2011</text:p>
          </table:table-cell>
          <table:table-cell table:style-name="ce22" office:value-type="string">
            <text:p>Farm Fresh Supermarket 299</text:p>
          </table:table-cell>
          <table:table-cell table:style-name="ce22" office:value-type="string">
            <text:p>626</text:p>
          </table:table-cell>
          <table:table-cell table:style-name="ce22" office:value-type="string">
            <text:p>460 Wythe Creek Rd</text:p>
          </table:table-cell>
          <table:table-cell table:style-name="ce22" office:value-type="string">
            <text:p>Poquos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93-5648</text:p>
          </table:table-cell>
          <table:table-cell table:style-name="ce23" office:value-type="date" office:date-value="2011-11-12T14:13:00">
            <text:p> 11/12/2011</text:p>
          </table:table-cell>
          <table:table-cell table:style-name="ce22" office:value-type="string">
            <text:p>Red Circle</text:p>
          </table:table-cell>
          <table:table-cell table:style-name="ce22" office:value-type="string">
            <text:p>52394</text:p>
          </table:table-cell>
          <table:table-cell table:style-name="ce22" office:value-type="string">
            <text:p>3120 Kiln Creek Pkwy Ste I</text:p>
          </table:table-cell>
          <table:table-cell table:style-name="ce22" office:value-type="string">
            <text:p>Yorkto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93</text:p>
          </table:table-cell>
          <table:table-cell table:style-name="ce23" office:value-type="date" office:date-value="2011-11-12T14:19:00">
            <text:p> 11/12/2011</text:p>
          </table:table-cell>
          <table:table-cell table:style-name="ce22" office:value-type="string">
            <text:p>Wal Mart Supercenter #3265</text:p>
          </table:table-cell>
          <table:table-cell table:style-name="ce22" office:value-type="string">
            <text:p>18436</text:p>
          </table:table-cell>
          <table:table-cell table:style-name="ce22" office:value-type="string">
            <text:p>2601 George Washington Mem Hwy</text:p>
          </table:table-cell>
          <table:table-cell table:style-name="ce22" office:value-type="string">
            <text:p>Yorkto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92-2513</text:p>
          </table:table-cell>
          <table:table-cell table:style-name="ce23" office:value-type="date" office:date-value="2011-11-12T14:33:00">
            <text:p> 11/12/2011</text:p>
          </table:table-cell>
          <table:table-cell table:style-name="ce22" office:value-type="string">
            <text:p>Zeros Subs</text:p>
          </table:table-cell>
          <table:table-cell table:style-name="ce22" office:value-type="string">
            <text:p>56879</text:p>
          </table:table-cell>
          <table:table-cell table:style-name="ce22" office:value-type="string">
            <text:p>4508 George Washington Mem Hwy Ste G</text:p>
          </table:table-cell>
          <table:table-cell table:style-name="ce22" office:value-type="string">
            <text:p>Yorkto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92</text:p>
          </table:table-cell>
          <table:table-cell table:style-name="ce23" office:value-type="date" office:date-value="2011-11-12T15:00:00">
            <text:p> 11/12/2011</text:p>
          </table:table-cell>
          <table:table-cell table:style-name="ce22" office:value-type="string">
            <text:p>Plaza Azteca Mexican Restaurant</text:p>
          </table:table-cell>
          <table:table-cell table:style-name="ce22" office:value-type="string">
            <text:p>66264</text:p>
          </table:table-cell>
          <table:table-cell table:style-name="ce22" office:value-type="string">
            <text:p>5922A George Washington Memorial Hwy</text:p>
          </table:table-cell>
          <table:table-cell table:style-name="ce22" office:value-type="string">
            <text:p>Yorkto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90</text:p>
          </table:table-cell>
          <table:table-cell table:style-name="ce23" office:value-type="date" office:date-value="2011-11-12T15:08:00">
            <text:p> 11/12/2011</text:p>
          </table:table-cell>
          <table:table-cell table:style-name="ce22" office:value-type="string">
            <text:p>Duke of York Restaurant</text:p>
          </table:table-cell>
          <table:table-cell table:style-name="ce22" office:value-type="string">
            <text:p>33272</text:p>
          </table:table-cell>
          <table:table-cell table:style-name="ce22" office:value-type="string">
            <text:p>508 Water St</text:p>
          </table:table-cell>
          <table:table-cell table:style-name="ce22" office:value-type="string">
            <text:p>Yorkto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</text:p>
          </table:table-cell>
          <table:table-cell table:style-name="ce23" office:value-type="date" office:date-value="2011-11-12T15:35:00">
            <text:p> 11/12/2011</text:p>
          </table:table-cell>
          <table:table-cell table:style-name="ce22" office:value-type="string">
            <text:p>Pottery Wine and Cheese Shop</text:p>
          </table:table-cell>
          <table:table-cell table:style-name="ce22" office:value-type="string">
            <text:p>28559</text:p>
          </table:table-cell>
          <table:table-cell table:style-name="ce22" office:value-type="string">
            <text:p>1915 Pocahontas Trl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-5633</text:p>
          </table:table-cell>
          <table:table-cell table:style-name="ce23" office:value-type="date" office:date-value="2011-11-12T15:37:00">
            <text:p> 11/12/2011</text:p>
          </table:table-cell>
          <table:table-cell table:style-name="ce22" office:value-type="string">
            <text:p>Doraldo</text:p>
          </table:table-cell>
          <table:table-cell table:style-name="ce22" office:value-type="string">
            <text:p>41269</text:p>
          </table:table-cell>
          <table:table-cell table:style-name="ce22" office:value-type="string">
            <text:p>1915 Pocahontas Trl Ste F 1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2963-2520</text:p>
          </table:table-cell>
          <table:table-cell table:style-name="ce23" office:value-type="date" office:date-value="2011-11-12T16:12:00">
            <text:p> 11/12/2011</text:p>
          </table:table-cell>
          <table:table-cell table:style-name="ce22" office:value-type="string">
            <text:p>Two Js Smokehouse</text:p>
          </table:table-cell>
          <table:table-cell table:style-name="ce22" office:value-type="string">
            <text:p>67656</text:p>
          </table:table-cell>
          <table:table-cell table:style-name="ce22" office:value-type="string">
            <text:p>30 Thomas Jefferson Pkwy</text:p>
          </table:table-cell>
          <table:table-cell table:style-name="ce22" office:value-type="string">
            <text:p>Palmyr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-6245</text:p>
          </table:table-cell>
          <table:table-cell table:style-name="ce23" office:value-type="date" office:date-value="2011-11-12T16:36:00">
            <text:p> 11/12/2011</text:p>
          </table:table-cell>
          <table:table-cell table:style-name="ce22" office:value-type="string">
            <text:p>Miller Mart  11</text:p>
          </table:table-cell>
          <table:table-cell table:style-name="ce22" office:value-type="string">
            <text:p>77321</text:p>
          </table:table-cell>
          <table:table-cell table:style-name="ce22" office:value-type="string">
            <text:p>8934 Pocahontas Trl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</text:p>
          </table:table-cell>
          <table:table-cell table:style-name="ce23" office:value-type="date" office:date-value="2011-11-12T16:44:00">
            <text:p> 11/12/2011</text:p>
          </table:table-cell>
          <table:table-cell table:style-name="ce22" office:value-type="string">
            <text:p>VA066 Texaco Corner Mart</text:p>
          </table:table-cell>
          <table:table-cell table:style-name="ce22" office:value-type="string">
            <text:p>47288</text:p>
          </table:table-cell>
          <table:table-cell table:style-name="ce22" office:value-type="string">
            <text:p>1899 Pocahontas Trl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</text:p>
          </table:table-cell>
          <table:table-cell table:style-name="ce23" office:value-type="date" office:date-value="2011-11-12T16:52:00">
            <text:p> 11/12/2011</text:p>
          </table:table-cell>
          <table:table-cell table:style-name="ce22" office:value-type="string">
            <text:p>7 Eleven Store 2516 10850 H</text:p>
          </table:table-cell>
          <table:table-cell table:style-name="ce22" office:value-type="string">
            <text:p>1750</text:p>
          </table:table-cell>
          <table:table-cell table:style-name="ce22" office:value-type="string">
            <text:p>7114 Merrimac Trl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</text:p>
          </table:table-cell>
          <table:table-cell table:style-name="ce23" office:value-type="date" office:date-value="2011-11-12T16:55:00">
            <text:p> 11/12/2011</text:p>
          </table:table-cell>
          <table:table-cell table:style-name="ce22" office:value-type="string">
            <text:p>Terrace Grocery</text:p>
          </table:table-cell>
          <table:table-cell table:style-name="ce22" office:value-type="string">
            <text:p>64802</text:p>
          </table:table-cell>
          <table:table-cell table:style-name="ce22" office:value-type="string">
            <text:p>1102 Penniman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-3335</text:p>
          </table:table-cell>
          <table:table-cell table:style-name="ce23" office:value-type="date" office:date-value="2011-11-12T17:17:00">
            <text:p> 11/12/2011</text:p>
          </table:table-cell>
          <table:table-cell table:style-name="ce22" office:value-type="string">
            <text:p>La Tienda</text:p>
          </table:table-cell>
          <table:table-cell table:style-name="ce22" office:value-type="string">
            <text:p>63468</text:p>
          </table:table-cell>
          <table:table-cell table:style-name="ce22" office:value-type="string">
            <text:p>1325 Jamestown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</text:p>
          </table:table-cell>
          <table:table-cell table:style-name="ce23" office:value-type="date" office:date-value="2011-11-12T17:28:00">
            <text:p> 11/12/2011</text:p>
          </table:table-cell>
          <table:table-cell table:style-name="ce22" office:value-type="string">
            <text:p>Williamsburg  Hospitality House</text:p>
          </table:table-cell>
          <table:table-cell table:style-name="ce22" office:value-type="string">
            <text:p>45021</text:p>
          </table:table-cell>
          <table:table-cell table:style-name="ce22" office:value-type="string">
            <text:p>415 Richmond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-3034</text:p>
          </table:table-cell>
          <table:table-cell table:style-name="ce23" office:value-type="date" office:date-value="2011-11-12T18:00:00">
            <text:p> 11/12/2011</text:p>
          </table:table-cell>
          <table:table-cell table:style-name="ce22" office:value-type="string">
            <text:p>Kielbasa Euro Deli</text:p>
          </table:table-cell>
          <table:table-cell table:style-name="ce22" office:value-type="string">
            <text:p>50925</text:p>
          </table:table-cell>
          <table:table-cell table:style-name="ce22" office:value-type="string">
            <text:p>113 Palace Ln Ste P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</text:p>
          </table:table-cell>
          <table:table-cell table:style-name="ce23" office:value-type="date" office:date-value="2011-11-12T18:08:00">
            <text:p> 11/12/2011</text:p>
          </table:table-cell>
          <table:table-cell table:style-name="ce22" office:value-type="string">
            <text:p>The Gridiron Sports Grille</text:p>
          </table:table-cell>
          <table:table-cell table:style-name="ce22" office:value-type="string">
            <text:p>63058</text:p>
          </table:table-cell>
          <table:table-cell table:style-name="ce22" office:value-type="string">
            <text:p>113 Palace Ln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-3028</text:p>
          </table:table-cell>
          <table:table-cell table:style-name="ce23" office:value-type="date" office:date-value="2011-11-12T19:02:00">
            <text:p> 11/12/2011</text:p>
          </table:table-cell>
          <table:table-cell table:style-name="ce22" office:value-type="string">
            <text:p>Embassy Suites Williamsburg</text:p>
          </table:table-cell>
          <table:table-cell table:style-name="ce22" office:value-type="string">
            <text:p>58923</text:p>
          </table:table-cell>
          <table:table-cell table:style-name="ce22" office:value-type="string">
            <text:p>3006 Mooretown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8</text:p>
          </table:table-cell>
          <table:table-cell table:style-name="ce23" office:value-type="date" office:date-value="2011-11-12T19:28:00">
            <text:p> 11/12/2011</text:p>
          </table:table-cell>
          <table:table-cell table:style-name="ce22" office:value-type="string">
            <text:p>Bonefish Grill #0754</text:p>
          </table:table-cell>
          <table:table-cell table:style-name="ce22" office:value-type="string">
            <text:p>46329</text:p>
          </table:table-cell>
          <table:table-cell table:style-name="ce22" office:value-type="string">
            <text:p>5212 Monticello Ave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8-8224</text:p>
          </table:table-cell>
          <table:table-cell table:style-name="ce23" office:value-type="date" office:date-value="2011-11-12T19:37:00">
            <text:p> 11/12/2011</text:p>
          </table:table-cell>
          <table:table-cell table:style-name="ce22" office:value-type="string">
            <text:p>The Grecian Plate</text:p>
          </table:table-cell>
          <table:table-cell table:style-name="ce22" office:value-type="string">
            <text:p>66991</text:p>
          </table:table-cell>
          <table:table-cell table:style-name="ce22" office:value-type="string">
            <text:p>4920 Monticello Ave Ste 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8</text:p>
          </table:table-cell>
          <table:table-cell table:style-name="ce23" office:value-type="date" office:date-value="2011-11-12T19:42:00">
            <text:p> 11/12/2011</text:p>
          </table:table-cell>
          <table:table-cell table:style-name="ce22" office:value-type="string">
            <text:p>Honey Butters Kitchen</text:p>
          </table:table-cell>
          <table:table-cell table:style-name="ce22" office:value-type="string">
            <text:p>69423</text:p>
          </table:table-cell>
          <table:table-cell table:style-name="ce22" office:value-type="string">
            <text:p>4690 17 Monticello Ave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8</text:p>
          </table:table-cell>
          <table:table-cell table:style-name="ce23" office:value-type="date" office:date-value="2011-11-12T19:46:00">
            <text:p> 11/12/2011</text:p>
          </table:table-cell>
          <table:table-cell table:style-name="ce22" office:value-type="string">
            <text:p>Target Store T 1161</text:p>
          </table:table-cell>
          <table:table-cell table:style-name="ce22" office:value-type="string">
            <text:p>45179</text:p>
          </table:table-cell>
          <table:table-cell table:style-name="ce22" office:value-type="string">
            <text:p>4630 Monticello Ave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</text:p>
          </table:table-cell>
          <table:table-cell table:style-name="ce23" office:value-type="date" office:date-value="2011-11-12T19:53:00">
            <text:p> 11/12/2011</text:p>
          </table:table-cell>
          <table:table-cell table:style-name="ce22" office:value-type="string">
            <text:p>Movie Tavern @ High Street</text:p>
          </table:table-cell>
          <table:table-cell table:style-name="ce22" office:value-type="string">
            <text:p>54762</text:p>
          </table:table-cell>
          <table:table-cell table:style-name="ce22" office:value-type="string">
            <text:p>1430 High StBuilding 600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1</text:p>
          </table:table-cell>
          <table:table-cell table:style-name="ce23" office:value-type="date" office:date-value="2011-11-12T19:57:00">
            <text:p> 11/12/2011</text:p>
          </table:table-cell>
          <table:table-cell table:style-name="ce22" office:value-type="string">
            <text:p>Vinny's Pizza and Pasta</text:p>
          </table:table-cell>
          <table:table-cell table:style-name="ce22" office:value-type="string">
            <text:p>47114</text:p>
          </table:table-cell>
          <table:table-cell table:style-name="ce22" office:value-type="string">
            <text:p>748 J Clyde Morris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-2762</text:p>
          </table:table-cell>
          <table:table-cell table:style-name="ce23" office:value-type="date" office:date-value="2011-11-12T20:04:00">
            <text:p> 11/12/2011</text:p>
          </table:table-cell>
          <table:table-cell table:style-name="ce22" office:value-type="string">
            <text:p>7 Eleven Store 2516 21612 H</text:p>
          </table:table-cell>
          <table:table-cell table:style-name="ce22" office:value-type="string">
            <text:p>28043</text:p>
          </table:table-cell>
          <table:table-cell table:style-name="ce22" office:value-type="string">
            <text:p>2215 Richmond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</text:p>
          </table:table-cell>
          <table:table-cell table:style-name="ce23" office:value-type="date" office:date-value="2011-11-12T20:16:00">
            <text:p> 11/12/2011</text:p>
          </table:table-cell>
          <table:table-cell table:style-name="ce22" office:value-type="string">
            <text:p>Rite Aid # 11242</text:p>
          </table:table-cell>
          <table:table-cell table:style-name="ce22" office:value-type="string">
            <text:p>77025</text:p>
          </table:table-cell>
          <table:table-cell table:style-name="ce22" office:value-type="string">
            <text:p>701 Merrimac Trl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8-1335</text:p>
          </table:table-cell>
          <table:table-cell table:style-name="ce23" office:value-type="date" office:date-value="2011-11-12T20:25:00">
            <text:p> 11/12/2011</text:p>
          </table:table-cell>
          <table:table-cell table:style-name="ce22" office:value-type="string">
            <text:p>Greensprings Cabanna</text:p>
          </table:table-cell>
          <table:table-cell table:style-name="ce22" office:value-type="string">
            <text:p>77234</text:p>
          </table:table-cell>
          <table:table-cell table:style-name="ce22" office:value-type="string">
            <text:p>3500 Ludwell Pkwy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</text:p>
          </table:table-cell>
          <table:table-cell table:style-name="ce23" office:value-type="date" office:date-value="2011-11-12T20:30:00">
            <text:p> 11/12/2011</text:p>
          </table:table-cell>
          <table:table-cell table:style-name="ce22" office:value-type="string">
            <text:p>Christiana Campbells Tavern</text:p>
          </table:table-cell>
          <table:table-cell table:style-name="ce22" office:value-type="string">
            <text:p>44181</text:p>
          </table:table-cell>
          <table:table-cell table:style-name="ce22" office:value-type="string">
            <text:p>109 E Duke of Gloucester St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3</text:p>
          </table:table-cell>
          <table:table-cell table:style-name="ce23" office:value-type="date" office:date-value="2011-11-13T10:06:00">
            <text:p> 11/13/2011</text:p>
          </table:table-cell>
          <table:table-cell table:style-name="ce22" office:value-type="string">
            <text:p>Bloom # 2733</text:p>
          </table:table-cell>
          <table:table-cell table:style-name="ce22" office:value-type="string">
            <text:p>9834</text:p>
          </table:table-cell>
          <table:table-cell table:style-name="ce22" office:value-type="string">
            <text:p>13915 Noblewood Plz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12-4746</text:p>
          </table:table-cell>
          <table:table-cell table:style-name="ce23" office:value-type="date" office:date-value="2011-11-13T10:39:00">
            <text:p> 11/13/2011</text:p>
          </table:table-cell>
          <table:table-cell table:style-name="ce22" office:value-type="string">
            <text:p>Bloom # 2721</text:p>
          </table:table-cell>
          <table:table-cell table:style-name="ce22" office:value-type="string">
            <text:p>9837</text:p>
          </table:table-cell>
          <table:table-cell table:style-name="ce22" office:value-type="string">
            <text:p>13490 Dumfries Rd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26-1263</text:p>
          </table:table-cell>
          <table:table-cell table:style-name="ce23" office:value-type="date" office:date-value="2011-11-13T10:55:00">
            <text:p> 11/13/2011</text:p>
          </table:table-cell>
          <table:table-cell table:style-name="ce22" office:value-type="string">
            <text:p>CVS Pharmacy # 2019</text:p>
          </table:table-cell>
          <table:table-cell table:style-name="ce22" office:value-type="string">
            <text:p>62954</text:p>
          </table:table-cell>
          <table:table-cell table:style-name="ce22" office:value-type="string">
            <text:p>5275 Waterway Dr</text:p>
          </table:table-cell>
          <table:table-cell table:style-name="ce22" office:value-type="string">
            <text:p>Montclai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25-1927</text:p>
          </table:table-cell>
          <table:table-cell table:style-name="ce23" office:value-type="date" office:date-value="2011-11-13T11:07:00">
            <text:p> 11/13/2011</text:p>
          </table:table-cell>
          <table:table-cell table:style-name="ce22" office:value-type="string">
            <text:p>Dumfries Exxon</text:p>
          </table:table-cell>
          <table:table-cell table:style-name="ce22" office:value-type="string">
            <text:p>68241</text:p>
          </table:table-cell>
          <table:table-cell table:style-name="ce22" office:value-type="string">
            <text:p>17019 Dumfries Rd</text:p>
          </table:table-cell>
          <table:table-cell table:style-name="ce22" office:value-type="string">
            <text:p>Dumfrie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3-5131</text:p>
          </table:table-cell>
          <table:table-cell table:style-name="ce23" office:value-type="date" office:date-value="2011-11-13T11:37:00">
            <text:p> 11/13/2011</text:p>
          </table:table-cell>
          <table:table-cell table:style-name="ce22" office:value-type="string">
            <text:p>7 Eleven Store 2554 16172 B</text:p>
          </table:table-cell>
          <table:table-cell table:style-name="ce22" office:value-type="string">
            <text:p>53900</text:p>
          </table:table-cell>
          <table:table-cell table:style-name="ce22" office:value-type="string">
            <text:p>13131 Hillendale Dr</text:p>
          </table:table-cell>
          <table:table-cell table:style-name="ce22" office:value-type="string">
            <text:p>Dale Cit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2</text:p>
          </table:table-cell>
          <table:table-cell table:style-name="ce23" office:value-type="date" office:date-value="2011-11-13T12:25:00">
            <text:p> 11/13/2011</text:p>
          </table:table-cell>
          <table:table-cell table:style-name="ce22" office:value-type="string">
            <text:p>Walgreens # 11299</text:p>
          </table:table-cell>
          <table:table-cell table:style-name="ce22" office:value-type="string">
            <text:p>66891</text:p>
          </table:table-cell>
          <table:table-cell table:style-name="ce22" office:value-type="string">
            <text:p>12601 Smoketown Rd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53-9524</text:p>
          </table:table-cell>
          <table:table-cell table:style-name="ce23" office:value-type="date" office:date-value="2011-11-14T15:40:00">
            <text:p> 11/14/2011</text:p>
          </table:table-cell>
          <table:table-cell table:style-name="ce22" office:value-type="string">
            <text:p>One Stop Godfather's Pizza</text:p>
          </table:table-cell>
          <table:table-cell table:style-name="ce22" office:value-type="string">
            <text:p>11961</text:p>
          </table:table-cell>
          <table:table-cell table:style-name="ce22" office:value-type="string">
            <text:p>125 N Main St</text:p>
          </table:table-cell>
          <table:table-cell table:style-name="ce22" office:value-type="string">
            <text:p>Timber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44-3101</text:p>
          </table:table-cell>
          <table:table-cell table:style-name="ce23" office:value-type="date" office:date-value="2011-11-14T17:05:00">
            <text:p> 11/14/2011</text:p>
          </table:table-cell>
          <table:table-cell table:style-name="ce22" office:value-type="string">
            <text:p>One Stop Godfathers Pizza</text:p>
          </table:table-cell>
          <table:table-cell table:style-name="ce22" office:value-type="string">
            <text:p>11640</text:p>
          </table:table-cell>
          <table:table-cell table:style-name="ce22" office:value-type="string">
            <text:p>100 E Lee Hwy</text:p>
          </table:table-cell>
          <table:table-cell table:style-name="ce22" office:value-type="string">
            <text:p>New Marke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42-9409</text:p>
          </table:table-cell>
          <table:table-cell table:style-name="ce23" office:value-type="date" office:date-value="2011-11-14T17:22:00">
            <text:p> 11/14/2011</text:p>
          </table:table-cell>
          <table:table-cell table:style-name="ce22" office:value-type="string">
            <text:p>Rancho Viejo</text:p>
          </table:table-cell>
          <table:table-cell table:style-name="ce22" office:value-type="string">
            <text:p>54783</text:p>
          </table:table-cell>
          <table:table-cell table:style-name="ce22" office:value-type="string">
            <text:p>5626 Main St</text:p>
          </table:table-cell>
          <table:table-cell table:style-name="ce22" office:value-type="string">
            <text:p>Mount Jacks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42</text:p>
          </table:table-cell>
          <table:table-cell table:style-name="ce23" office:value-type="date" office:date-value="2011-11-14T17:35:00">
            <text:p> 11/14/2011</text:p>
          </table:table-cell>
          <table:table-cell table:style-name="ce22" office:value-type="string">
            <text:p>7 Eleven Store 2531 17710 H</text:p>
          </table:table-cell>
          <table:table-cell table:style-name="ce22" office:value-type="string">
            <text:p>14727</text:p>
          </table:table-cell>
          <table:table-cell table:style-name="ce22" office:value-type="string">
            <text:p>5335 Main St</text:p>
          </table:table-cell>
          <table:table-cell table:style-name="ce22" office:value-type="string">
            <text:p>Mount Jacks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24</text:p>
          </table:table-cell>
          <table:table-cell table:style-name="ce23" office:value-type="date" office:date-value="2011-11-14T18:20:00">
            <text:p> 11/14/2011</text:p>
          </table:table-cell>
          <table:table-cell table:style-name="ce22" office:value-type="string">
            <text:p>Emmart Oil Co</text:p>
          </table:table-cell>
          <table:table-cell table:style-name="ce22" office:value-type="string">
            <text:p>10468</text:p>
          </table:table-cell>
          <table:table-cell table:style-name="ce22" office:value-type="string">
            <text:p>60 Stoney Creek Rd</text:p>
          </table:table-cell>
          <table:table-cell table:style-name="ce22" office:value-type="string">
            <text:p>Edi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64-1451</text:p>
          </table:table-cell>
          <table:table-cell table:style-name="ce23" office:value-type="date" office:date-value="2011-11-14T18:30:00">
            <text:p> 11/14/2011</text:p>
          </table:table-cell>
          <table:table-cell table:style-name="ce22" office:value-type="string">
            <text:p>M &amp; R Mart</text:p>
          </table:table-cell>
          <table:table-cell table:style-name="ce22" office:value-type="string">
            <text:p>54664</text:p>
          </table:table-cell>
          <table:table-cell table:style-name="ce22" office:value-type="string">
            <text:p>203 S Main St</text:p>
          </table:table-cell>
          <table:table-cell table:style-name="ce22" office:value-type="string">
            <text:p>Woodst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67-0059</text:p>
          </table:table-cell>
          <table:table-cell table:style-name="ce23" office:value-type="date" office:date-value="2011-11-15T09:44:00">
            <text:p> 11/15/2011</text:p>
          </table:table-cell>
          <table:table-cell table:style-name="ce22" office:value-type="string">
            <text:p>Saxe Superette</text:p>
          </table:table-cell>
          <table:table-cell table:style-name="ce22" office:value-type="string">
            <text:p>41497</text:p>
          </table:table-cell>
          <table:table-cell table:style-name="ce22" office:value-type="string">
            <text:p>135 Sylvan Hill Rd</text:p>
          </table:table-cell>
          <table:table-cell table:style-name="ce22" office:value-type="string">
            <text:p>Sax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76-6016</text:p>
          </table:table-cell>
          <table:table-cell table:style-name="ce23" office:value-type="date" office:date-value="2011-11-15T10:05:00">
            <text:p> 11/15/2011</text:p>
          </table:table-cell>
          <table:table-cell table:style-name="ce22" office:value-type="string">
            <text:p>Wilsons Grocery</text:p>
          </table:table-cell>
          <table:table-cell table:style-name="ce22" office:value-type="string">
            <text:p>77549</text:p>
          </table:table-cell>
          <table:table-cell table:style-name="ce22" office:value-type="string">
            <text:p>2655 Barnesville Hwy</text:p>
          </table:table-cell>
          <table:table-cell table:style-name="ce22" office:value-type="string">
            <text:p>Wyllie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47</text:p>
          </table:table-cell>
          <table:table-cell table:style-name="ce23" office:value-type="date" office:date-value="2011-11-15T10:26:00">
            <text:p> 11/15/2011</text:p>
          </table:table-cell>
          <table:table-cell table:style-name="ce22" office:value-type="string">
            <text:p>Food Lion 1232</text:p>
          </table:table-cell>
          <table:table-cell table:style-name="ce22" office:value-type="string">
            <text:p>9884</text:p>
          </table:table-cell>
          <table:table-cell table:style-name="ce22" office:value-type="string">
            <text:p>301 Glen St</text:p>
          </table:table-cell>
          <table:table-cell table:style-name="ce22" office:value-type="string">
            <text:p>Key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47-0867</text:p>
          </table:table-cell>
          <table:table-cell table:style-name="ce23" office:value-type="date" office:date-value="2011-11-15T10:33:00">
            <text:p> 11/15/2011</text:p>
          </table:table-cell>
          <table:table-cell table:style-name="ce22" office:value-type="string">
            <text:p>Pinos Pizza</text:p>
          </table:table-cell>
          <table:table-cell table:style-name="ce22" office:value-type="string">
            <text:p>8985</text:p>
          </table:table-cell>
          <table:table-cell table:style-name="ce22" office:value-type="string">
            <text:p>365 Railroad Ave</text:p>
          </table:table-cell>
          <table:table-cell table:style-name="ce22" office:value-type="string">
            <text:p>Key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47</text:p>
          </table:table-cell>
          <table:table-cell table:style-name="ce23" office:value-type="date" office:date-value="2011-11-15T10:41:00">
            <text:p> 11/15/2011</text:p>
          </table:table-cell>
          <table:table-cell table:style-name="ce22" office:value-type="string">
            <text:p>Tanners Grocery</text:p>
          </table:table-cell>
          <table:table-cell table:style-name="ce22" office:value-type="string">
            <text:p>9497</text:p>
          </table:table-cell>
          <table:table-cell table:style-name="ce22" office:value-type="string">
            <text:p>11578 Lunenburg County Rd</text:p>
          </table:table-cell>
          <table:table-cell table:style-name="ce22" office:value-type="string">
            <text:p>Key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74</text:p>
          </table:table-cell>
          <table:table-cell table:style-name="ce23" office:value-type="date" office:date-value="2011-11-15T11:02:00">
            <text:p> 11/15/2011</text:p>
          </table:table-cell>
          <table:table-cell table:style-name="ce22" office:value-type="string">
            <text:p>Vaughans Grocery</text:p>
          </table:table-cell>
          <table:table-cell table:style-name="ce22" office:value-type="string">
            <text:p>57579</text:p>
          </table:table-cell>
          <table:table-cell table:style-name="ce22" office:value-type="string">
            <text:p>2200 Nottoway Blvd Box U</text:p>
          </table:table-cell>
          <table:table-cell table:style-name="ce22" office:value-type="string">
            <text:p>Victo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74-3004</text:p>
          </table:table-cell>
          <table:table-cell table:style-name="ce23" office:value-type="date" office:date-value="2011-11-15T11:16:00">
            <text:p> 11/15/2011</text:p>
          </table:table-cell>
          <table:table-cell table:style-name="ce22" office:value-type="string">
            <text:p>Priors Country Fair Market</text:p>
          </table:table-cell>
          <table:table-cell table:style-name="ce22" office:value-type="string">
            <text:p>34742</text:p>
          </table:table-cell>
          <table:table-cell table:style-name="ce22" office:value-type="string">
            <text:p>3321 Nutbush Rd</text:p>
          </table:table-cell>
          <table:table-cell table:style-name="ce22" office:value-type="string">
            <text:p>Victo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44-2058</text:p>
          </table:table-cell>
          <table:table-cell table:style-name="ce23" office:value-type="date" office:date-value="2011-11-15T11:49:00">
            <text:p> 11/15/2011</text:p>
          </table:table-cell>
          <table:table-cell table:style-name="ce22" office:value-type="string">
            <text:p>Uppys VIII</text:p>
          </table:table-cell>
          <table:table-cell table:style-name="ce22" office:value-type="string">
            <text:p>3611</text:p>
          </table:table-cell>
          <table:table-cell table:style-name="ce22" office:value-type="string">
            <text:p>216 N Broad St</text:p>
          </table:table-cell>
          <table:table-cell table:style-name="ce22" office:value-type="string">
            <text:p>Ken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38-2208</text:p>
          </table:table-cell>
          <table:table-cell table:style-name="ce23" office:value-type="date" office:date-value="2011-11-15T12:05:00">
            <text:p> 11/15/2011</text:p>
          </table:table-cell>
          <table:table-cell table:style-name="ce22" office:value-type="string">
            <text:p>Dundas Grocery &amp; Repair</text:p>
          </table:table-cell>
          <table:table-cell table:style-name="ce22" office:value-type="string">
            <text:p>54232</text:p>
          </table:table-cell>
          <table:table-cell table:style-name="ce22" office:value-type="string">
            <text:p>4115 Dundas Rd</text:p>
          </table:table-cell>
          <table:table-cell table:style-name="ce22" office:value-type="string">
            <text:p>Dund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4-5851</text:p>
          </table:table-cell>
          <table:table-cell table:style-name="ce23" office:value-type="date" office:date-value="2011-11-15T13:50:00">
            <text:p> 11/15/2011</text:p>
          </table:table-cell>
          <table:table-cell table:style-name="ce22" office:value-type="string">
            <text:p>Corner Kitchen</text:p>
          </table:table-cell>
          <table:table-cell table:style-name="ce22" office:value-type="string">
            <text:p>60713</text:p>
          </table:table-cell>
          <table:table-cell table:style-name="ce22" office:value-type="string">
            <text:p>3808 Yellow Mountain Rd SE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847-1206</text:p>
          </table:table-cell>
          <table:table-cell table:style-name="ce23" office:value-type="date" office:date-value="2011-11-15T13:54:00">
            <text:p> 11/15/2011</text:p>
          </table:table-cell>
          <table:table-cell table:style-name="ce22" office:value-type="string">
            <text:p>CVS Pharmacy # 1561</text:p>
          </table:table-cell>
          <table:table-cell table:style-name="ce22" office:value-type="string">
            <text:p>62911</text:p>
          </table:table-cell>
          <table:table-cell table:style-name="ce22" office:value-type="string">
            <text:p>306 W Atlantic St</text:p>
          </table:table-cell>
          <table:table-cell table:style-name="ce22" office:value-type="string">
            <text:p>Empo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847</text:p>
          </table:table-cell>
          <table:table-cell table:style-name="ce23" office:value-type="date" office:date-value="2011-11-15T14:05:00">
            <text:p> 11/15/2011</text:p>
          </table:table-cell>
          <table:table-cell table:style-name="ce22" office:value-type="string">
            <text:p>Shaquas</text:p>
          </table:table-cell>
          <table:table-cell table:style-name="ce22" office:value-type="string">
            <text:p>65893</text:p>
          </table:table-cell>
          <table:table-cell table:style-name="ce22" office:value-type="string">
            <text:p>3179 Sussex Dr</text:p>
          </table:table-cell>
          <table:table-cell table:style-name="ce22" office:value-type="string">
            <text:p>Empo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847</text:p>
          </table:table-cell>
          <table:table-cell table:style-name="ce23" office:value-type="date" office:date-value="2011-11-15T14:25:00">
            <text:p> 11/15/2011</text:p>
          </table:table-cell>
          <table:table-cell table:style-name="ce22" office:value-type="string">
            <text:p>Weeks Market</text:p>
          </table:table-cell>
          <table:table-cell table:style-name="ce22" office:value-type="string">
            <text:p>62799</text:p>
          </table:table-cell>
          <table:table-cell table:style-name="ce22" office:value-type="string">
            <text:p>14 Smokey Ordinary Rd</text:p>
          </table:table-cell>
          <table:table-cell table:style-name="ce22" office:value-type="string">
            <text:p>Empo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8-3611</text:p>
          </table:table-cell>
          <table:table-cell table:style-name="ce23" office:value-type="date" office:date-value="2011-11-15T14:30:00">
            <text:p> 11/15/2011</text:p>
          </table:table-cell>
          <table:table-cell table:style-name="ce22" office:value-type="string">
            <text:p>Brambleton Deli and Barbeque</text:p>
          </table:table-cell>
          <table:table-cell table:style-name="ce22" office:value-type="string">
            <text:p>73078</text:p>
          </table:table-cell>
          <table:table-cell table:style-name="ce22" office:value-type="string">
            <text:p>3655 Brambleton Ave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54-1577</text:p>
          </table:table-cell>
          <table:table-cell table:style-name="ce23" office:value-type="date" office:date-value="2011-11-15T15:02:00">
            <text:p> 11/15/2011</text:p>
          </table:table-cell>
          <table:table-cell table:style-name="ce22" office:value-type="string">
            <text:p>Beijing Garden</text:p>
          </table:table-cell>
          <table:table-cell table:style-name="ce22" office:value-type="string">
            <text:p>40070</text:p>
          </table:table-cell>
          <table:table-cell table:style-name="ce22" office:value-type="string">
            <text:p>432 Garrisonville Rd Ste 16</text:p>
          </table:table-cell>
          <table:table-cell table:style-name="ce22" office:value-type="string">
            <text:p>Staf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004</text:p>
          </table:table-cell>
          <table:table-cell table:style-name="ce23" office:value-type="date" office:date-value="2011-11-15T15:07:00">
            <text:p> 11/15/2011</text:p>
          </table:table-cell>
          <table:table-cell table:style-name="ce22" office:value-type="string">
            <text:p>Jax</text:p>
          </table:table-cell>
          <table:table-cell table:style-name="ce22" office:value-type="string">
            <text:p>57980</text:p>
          </table:table-cell>
          <table:table-cell table:style-name="ce22" office:value-type="string">
            <text:p>28895 N James Madison Hwy</text:p>
          </table:table-cell>
          <table:table-cell table:style-name="ce22" office:value-type="string">
            <text:p>Arvon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56</text:p>
          </table:table-cell>
          <table:table-cell table:style-name="ce23" office:value-type="date" office:date-value="2011-11-15T15:10:00">
            <text:p> 11/15/2011</text:p>
          </table:table-cell>
          <table:table-cell table:style-name="ce22" office:value-type="string">
            <text:p>Super C 7 Mart</text:p>
          </table:table-cell>
          <table:table-cell table:style-name="ce22" office:value-type="string">
            <text:p>61916</text:p>
          </table:table-cell>
          <table:table-cell table:style-name="ce22" office:value-type="string">
            <text:p>1075 Garrisonville Rd</text:p>
          </table:table-cell>
          <table:table-cell table:style-name="ce22" office:value-type="string">
            <text:p>Staf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54-1784</text:p>
          </table:table-cell>
          <table:table-cell table:style-name="ce23" office:value-type="date" office:date-value="2011-11-15T15:20:00">
            <text:p> 11/15/2011</text:p>
          </table:table-cell>
          <table:table-cell table:style-name="ce22" office:value-type="string">
            <text:p>Ruby Tuesday</text:p>
          </table:table-cell>
          <table:table-cell table:style-name="ce22" office:value-type="string">
            <text:p>74773</text:p>
          </table:table-cell>
          <table:table-cell table:style-name="ce22" office:value-type="string">
            <text:p>2844 Jefferson Davis Hwy</text:p>
          </table:table-cell>
          <table:table-cell table:style-name="ce22" office:value-type="string">
            <text:p>Staf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54-4529</text:p>
          </table:table-cell>
          <table:table-cell table:style-name="ce23" office:value-type="date" office:date-value="2011-11-15T15:27:00">
            <text:p> 11/15/2011</text:p>
          </table:table-cell>
          <table:table-cell table:style-name="ce22" office:value-type="string">
            <text:p>Padrinos II</text:p>
          </table:table-cell>
          <table:table-cell table:style-name="ce22" office:value-type="string">
            <text:p>64621</text:p>
          </table:table-cell>
          <table:table-cell table:style-name="ce22" office:value-type="string">
            <text:p>3249 Jefferson Davis Hwy</text:p>
          </table:table-cell>
          <table:table-cell table:style-name="ce22" office:value-type="string">
            <text:p>Staf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27-7761</text:p>
          </table:table-cell>
          <table:table-cell table:style-name="ce23" office:value-type="date" office:date-value="2011-11-15T15:30:00">
            <text:p> 11/15/2011</text:p>
          </table:table-cell>
          <table:table-cell table:style-name="ce22" office:value-type="string">
            <text:p>Sinking Creek Store</text:p>
          </table:table-cell>
          <table:table-cell table:style-name="ce22" office:value-type="string">
            <text:p>55726</text:p>
          </table:table-cell>
          <table:table-cell table:style-name="ce22" office:value-type="string">
            <text:p>13614 Cumberland Gap Rd</text:p>
          </table:table-cell>
          <table:table-cell table:style-name="ce22" office:value-type="string">
            <text:p>New Cast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2963</text:p>
          </table:table-cell>
          <table:table-cell table:style-name="ce23" office:value-type="date" office:date-value="2011-11-15T15:45:00">
            <text:p> 11/15/2011</text:p>
          </table:table-cell>
          <table:table-cell table:style-name="ce22" office:value-type="string">
            <text:p>The Dogwood Restaurant</text:p>
          </table:table-cell>
          <table:table-cell table:style-name="ce22" office:value-type="string">
            <text:p>11105</text:p>
          </table:table-cell>
          <table:table-cell table:style-name="ce22" office:value-type="string">
            <text:p>10 Centre Ct</text:p>
          </table:table-cell>
          <table:table-cell table:style-name="ce22" office:value-type="string">
            <text:p>Palmyr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19</text:p>
          </table:table-cell>
          <table:table-cell table:style-name="ce23" office:value-type="date" office:date-value="2011-11-15T16:38:00">
            <text:p> 11/15/2011</text:p>
          </table:table-cell>
          <table:table-cell table:style-name="ce22" office:value-type="string">
            <text:p>The Riverfront Restaurant</text:p>
          </table:table-cell>
          <table:table-cell table:style-name="ce22" office:value-type="string">
            <text:p>63263</text:p>
          </table:table-cell>
          <table:table-cell table:style-name="ce22" office:value-type="string">
            <text:p>146 Main St</text:p>
          </table:table-cell>
          <table:table-cell table:style-name="ce22" office:value-type="string">
            <text:p>Chilhowi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7-4866</text:p>
          </table:table-cell>
          <table:table-cell table:style-name="ce23" office:value-type="date" office:date-value="2011-11-15T16:58:00">
            <text:p> 11/15/2011</text:p>
          </table:table-cell>
          <table:table-cell table:style-name="ce22" office:value-type="string">
            <text:p>New Bridge Market and Deli</text:p>
          </table:table-cell>
          <table:table-cell table:style-name="ce22" office:value-type="string">
            <text:p>67063</text:p>
          </table:table-cell>
          <table:table-cell table:style-name="ce22" office:value-type="string">
            <text:p>2983 New Bridge Rd</text:p>
          </table:table-cell>
          <table:table-cell table:style-name="ce22" office:value-type="string">
            <text:p>Minera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54</text:p>
          </table:table-cell>
          <table:table-cell table:style-name="ce23" office:value-type="date" office:date-value="2011-11-15T17:01:00">
            <text:p> 11/15/2011</text:p>
          </table:table-cell>
          <table:table-cell table:style-name="ce22" office:value-type="string">
            <text:p>General Francis Marion Hotel</text:p>
          </table:table-cell>
          <table:table-cell table:style-name="ce22" office:value-type="string">
            <text:p>42555</text:p>
          </table:table-cell>
          <table:table-cell table:style-name="ce22" office:value-type="string">
            <text:p>109 E Main St</text:p>
          </table:table-cell>
          <table:table-cell table:style-name="ce22" office:value-type="string">
            <text:p>Mari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7</text:p>
          </table:table-cell>
          <table:table-cell table:style-name="ce23" office:value-type="date" office:date-value="2011-11-15T17:04:00">
            <text:p> 11/15/2011</text:p>
          </table:table-cell>
          <table:table-cell table:style-name="ce22" office:value-type="string">
            <text:p>Food Lion # 2189</text:p>
          </table:table-cell>
          <table:table-cell table:style-name="ce22" office:value-type="string">
            <text:p>67582</text:p>
          </table:table-cell>
          <table:table-cell table:style-name="ce22" office:value-type="string">
            <text:p>11010 Kentucky Springs Rd</text:p>
          </table:table-cell>
          <table:table-cell table:style-name="ce22" office:value-type="string">
            <text:p>Minera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1-3246</text:p>
          </table:table-cell>
          <table:table-cell table:style-name="ce23" office:value-type="date" office:date-value="2011-11-15T17:12:00">
            <text:p> 11/15/2011</text:p>
          </table:table-cell>
          <table:table-cell table:style-name="ce22" office:value-type="string">
            <text:p>Fas Mart # 26</text:p>
          </table:table-cell>
          <table:table-cell table:style-name="ce22" office:value-type="string">
            <text:p>26129</text:p>
          </table:table-cell>
          <table:table-cell table:style-name="ce22" office:value-type="string">
            <text:p>6675 Cold Harbor Rd</text:p>
          </table:table-cell>
          <table:table-cell table:style-name="ce22" office:value-type="string">
            <text:p>Mechanic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2958-3011</text:p>
          </table:table-cell>
          <table:table-cell table:style-name="ce23" office:value-type="date" office:date-value="2011-11-15T17:15:00">
            <text:p> 11/15/2011</text:p>
          </table:table-cell>
          <table:table-cell table:style-name="ce22" office:value-type="string">
            <text:p>The Mark Addy</text:p>
          </table:table-cell>
          <table:table-cell table:style-name="ce22" office:value-type="string">
            <text:p>41983</text:p>
          </table:table-cell>
          <table:table-cell table:style-name="ce22" office:value-type="string">
            <text:p>56 Rodes Farm Dr</text:p>
          </table:table-cell>
          <table:table-cell table:style-name="ce22" office:value-type="string">
            <text:p>Nellys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1-3545</text:p>
          </table:table-cell>
          <table:table-cell table:style-name="ce23" office:value-type="date" office:date-value="2011-11-15T17:20:00">
            <text:p> 11/15/2011</text:p>
          </table:table-cell>
          <table:table-cell table:style-name="ce22" office:value-type="string">
            <text:p>Martins Food Market # 437</text:p>
          </table:table-cell>
          <table:table-cell table:style-name="ce22" office:value-type="string">
            <text:p>64727</text:p>
          </table:table-cell>
          <table:table-cell table:style-name="ce22" office:value-type="string">
            <text:p>7324 Bell Creek Rd</text:p>
          </table:table-cell>
          <table:table-cell table:style-name="ce22" office:value-type="string">
            <text:p>Mechanic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1-3609</text:p>
          </table:table-cell>
          <table:table-cell table:style-name="ce23" office:value-type="date" office:date-value="2011-11-15T17:35:00">
            <text:p> 11/15/2011</text:p>
          </table:table-cell>
          <table:table-cell table:style-name="ce22" office:value-type="string">
            <text:p>Food Lion 337</text:p>
          </table:table-cell>
          <table:table-cell table:style-name="ce22" office:value-type="string">
            <text:p>9666</text:p>
          </table:table-cell>
          <table:table-cell table:style-name="ce22" office:value-type="string">
            <text:p>7095 Mechanicsville Tpke</text:p>
          </table:table-cell>
          <table:table-cell table:style-name="ce22" office:value-type="string">
            <text:p>Mechanic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1</text:p>
          </table:table-cell>
          <table:table-cell table:style-name="ce23" office:value-type="date" office:date-value="2011-11-15T17:58:00">
            <text:p> 11/15/2011</text:p>
          </table:table-cell>
          <table:table-cell table:style-name="ce22" office:value-type="string">
            <text:p>Fas Mart # 51</text:p>
          </table:table-cell>
          <table:table-cell table:style-name="ce22" office:value-type="string">
            <text:p>26109</text:p>
          </table:table-cell>
          <table:table-cell table:style-name="ce22" office:value-type="string">
            <text:p>6110 Mechanicsville Tpke</text:p>
          </table:table-cell>
          <table:table-cell table:style-name="ce22" office:value-type="string">
            <text:p>Mechanic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1-3501</text:p>
          </table:table-cell>
          <table:table-cell table:style-name="ce23" office:value-type="date" office:date-value="2011-11-15T18:06:00">
            <text:p> 11/15/2011</text:p>
          </table:table-cell>
          <table:table-cell table:style-name="ce22" office:value-type="string">
            <text:p>Sandy Lane Shell</text:p>
          </table:table-cell>
          <table:table-cell table:style-name="ce22" office:value-type="string">
            <text:p>67636</text:p>
          </table:table-cell>
          <table:table-cell table:style-name="ce22" office:value-type="string">
            <text:p>7274 Mechanicsville Tpke</text:p>
          </table:table-cell>
          <table:table-cell table:style-name="ce22" office:value-type="string">
            <text:p>Mechanic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93</text:p>
          </table:table-cell>
          <table:table-cell table:style-name="ce23" office:value-type="date" office:date-value="2011-11-15T18:09:00">
            <text:p> 11/15/2011</text:p>
          </table:table-cell>
          <table:table-cell table:style-name="ce22" office:value-type="string">
            <text:p>Walgreens 10923</text:p>
          </table:table-cell>
          <table:table-cell table:style-name="ce22" office:value-type="string">
            <text:p>63187</text:p>
          </table:table-cell>
          <table:table-cell table:style-name="ce22" office:value-type="string">
            <text:p>412 E Main St</text:p>
          </table:table-cell>
          <table:table-cell table:style-name="ce22" office:value-type="string">
            <text:p>Louis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93</text:p>
          </table:table-cell>
          <table:table-cell table:style-name="ce23" office:value-type="date" office:date-value="2011-11-15T18:12:00">
            <text:p> 11/15/2011</text:p>
          </table:table-cell>
          <table:table-cell table:style-name="ce22" office:value-type="string">
            <text:p>Romas Italian Restaurant</text:p>
          </table:table-cell>
          <table:table-cell table:style-name="ce22" office:value-type="string">
            <text:p>27080</text:p>
          </table:table-cell>
          <table:table-cell table:style-name="ce22" office:value-type="string">
            <text:p>Rte 22  Glen Mayre Shopping Ctr</text:p>
          </table:table-cell>
          <table:table-cell table:style-name="ce22" office:value-type="string">
            <text:p>Louis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2958</text:p>
          </table:table-cell>
          <table:table-cell table:style-name="ce23" office:value-type="date" office:date-value="2011-11-15T18:30:00">
            <text:p> 11/15/2011</text:p>
          </table:table-cell>
          <table:table-cell table:style-name="ce22" office:value-type="string">
            <text:p>Basic Necessities</text:p>
          </table:table-cell>
          <table:table-cell table:style-name="ce22" office:value-type="string">
            <text:p>30591</text:p>
          </table:table-cell>
          <table:table-cell table:style-name="ce22" office:value-type="string">
            <text:p>2226 Rockfish Valley Hwy</text:p>
          </table:table-cell>
          <table:table-cell table:style-name="ce22" office:value-type="string">
            <text:p>Nellys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3</text:p>
          </table:table-cell>
          <table:table-cell table:style-name="ce23" office:value-type="date" office:date-value="2011-11-15T18:30:00">
            <text:p> 11/15/2011</text:p>
          </table:table-cell>
          <table:table-cell table:style-name="ce22" office:value-type="string">
            <text:p>Patrick Henrys Pub &amp; Grille</text:p>
          </table:table-cell>
          <table:table-cell table:style-name="ce22" office:value-type="string">
            <text:p>52385</text:p>
          </table:table-cell>
          <table:table-cell table:style-name="ce22" office:value-type="string">
            <text:p>2300 E Broa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3-7342</text:p>
          </table:table-cell>
          <table:table-cell table:style-name="ce23" office:value-type="date" office:date-value="2011-11-15T18:41:00">
            <text:p> 11/15/2011</text:p>
          </table:table-cell>
          <table:table-cell table:style-name="ce22" office:value-type="string">
            <text:p>The Hill Cafe</text:p>
          </table:table-cell>
          <table:table-cell table:style-name="ce22" office:value-type="string">
            <text:p>70828</text:p>
          </table:table-cell>
          <table:table-cell table:style-name="ce22" office:value-type="string">
            <text:p>2800 E Broa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2958</text:p>
          </table:table-cell>
          <table:table-cell table:style-name="ce23" office:value-type="date" office:date-value="2011-11-15T18:43:00">
            <text:p> 11/15/2011</text:p>
          </table:table-cell>
          <table:table-cell table:style-name="ce22" office:value-type="string">
            <text:p>Smokys Black Bear Cafe</text:p>
          </table:table-cell>
          <table:table-cell table:style-name="ce22" office:value-type="string">
            <text:p>63575</text:p>
          </table:table-cell>
          <table:table-cell table:style-name="ce22" office:value-type="string">
            <text:p>121 Blue Ridge Dr</text:p>
          </table:table-cell>
          <table:table-cell table:style-name="ce22" office:value-type="string">
            <text:p>Wintergre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3-6903</text:p>
          </table:table-cell>
          <table:table-cell table:style-name="ce23" office:value-type="date" office:date-value="2011-11-15T18:52:00">
            <text:p> 11/15/2011</text:p>
          </table:table-cell>
          <table:table-cell table:style-name="ce22" office:value-type="string">
            <text:p>Fallout</text:p>
          </table:table-cell>
          <table:table-cell table:style-name="ce22" office:value-type="string">
            <text:p>49853</text:p>
          </table:table-cell>
          <table:table-cell table:style-name="ce22" office:value-type="string">
            <text:p>117 N 18th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3-6903</text:p>
          </table:table-cell>
          <table:table-cell table:style-name="ce23" office:value-type="date" office:date-value="2011-11-15T19:00:00">
            <text:p> 11/15/2011</text:p>
          </table:table-cell>
          <table:table-cell table:style-name="ce22" office:value-type="string">
            <text:p>Heart &amp; Soul Cafe</text:p>
          </table:table-cell>
          <table:table-cell table:style-name="ce22" office:value-type="string">
            <text:p>64249</text:p>
          </table:table-cell>
          <table:table-cell table:style-name="ce22" office:value-type="string">
            <text:p>119 N 18th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41</text:p>
          </table:table-cell>
          <table:table-cell table:style-name="ce23" office:value-type="date" office:date-value="2011-11-15T19:12:00">
            <text:p> 11/15/2011</text:p>
          </table:table-cell>
          <table:table-cell table:style-name="ce22" office:value-type="string">
            <text:p>The River Company Restaurant &amp; Brewery Inc</text:p>
          </table:table-cell>
          <table:table-cell table:style-name="ce22" office:value-type="string">
            <text:p>50216</text:p>
          </table:table-cell>
          <table:table-cell table:style-name="ce22" office:value-type="string">
            <text:p>6633 Viscoe Rd</text:p>
          </table:table-cell>
          <table:table-cell table:style-name="ce22" office:value-type="string">
            <text:p>Ra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2967-2010</text:p>
          </table:table-cell>
          <table:table-cell table:style-name="ce23" office:value-type="date" office:date-value="2011-11-15T19:16:00">
            <text:p> 11/15/2011</text:p>
          </table:table-cell>
          <table:table-cell table:style-name="ce22" office:value-type="string">
            <text:p>J &amp; K Market</text:p>
          </table:table-cell>
          <table:table-cell table:style-name="ce22" office:value-type="string">
            <text:p>32504</text:p>
          </table:table-cell>
          <table:table-cell table:style-name="ce22" office:value-type="string">
            <text:p>2101 Crabtree Falls Hwy</text:p>
          </table:table-cell>
          <table:table-cell table:style-name="ce22" office:value-type="string">
            <text:p>Massies Mi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0</text:p>
          </table:table-cell>
          <table:table-cell table:style-name="ce23" office:value-type="date" office:date-value="2011-11-15T19:23:00">
            <text:p> 11/15/2011</text:p>
          </table:table-cell>
          <table:table-cell table:style-name="ce22" office:value-type="string">
            <text:p>The Black Sheep</text:p>
          </table:table-cell>
          <table:table-cell table:style-name="ce22" office:value-type="string">
            <text:p>52144</text:p>
          </table:table-cell>
          <table:table-cell table:style-name="ce22" office:value-type="string">
            <text:p>901 W Marshall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2949-2340</text:p>
          </table:table-cell>
          <table:table-cell table:style-name="ce23" office:value-type="date" office:date-value="2011-11-15T19:30:00">
            <text:p> 11/15/2011</text:p>
          </table:table-cell>
          <table:table-cell table:style-name="ce22" office:value-type="string">
            <text:p>The Lovingston Cafe &amp; Pizzeria</text:p>
          </table:table-cell>
          <table:table-cell table:style-name="ce22" office:value-type="string">
            <text:p>58305</text:p>
          </table:table-cell>
          <table:table-cell table:style-name="ce22" office:value-type="string">
            <text:p>165 Front St</text:p>
          </table:table-cell>
          <table:table-cell table:style-name="ce22" office:value-type="string">
            <text:p>Loving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0-3529</text:p>
          </table:table-cell>
          <table:table-cell table:style-name="ce23" office:value-type="date" office:date-value="2011-11-15T20:14:00">
            <text:p> 11/15/2011</text:p>
          </table:table-cell>
          <table:table-cell table:style-name="ce22" office:value-type="string">
            <text:p>Balliceaux</text:p>
          </table:table-cell>
          <table:table-cell table:style-name="ce22" office:value-type="string">
            <text:p>55614</text:p>
          </table:table-cell>
          <table:table-cell table:style-name="ce22" office:value-type="string">
            <text:p>203 N Lombardy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19</text:p>
          </table:table-cell>
          <table:table-cell table:style-name="ce23" office:value-type="date" office:date-value="2011-11-15T20:27:00">
            <text:p> 11/15/2011</text:p>
          </table:table-cell>
          <table:table-cell table:style-name="ce22" office:value-type="string">
            <text:p>Commonwealth Park Suites</text:p>
          </table:table-cell>
          <table:table-cell table:style-name="ce22" office:value-type="string">
            <text:p>33514</text:p>
          </table:table-cell>
          <table:table-cell table:style-name="ce22" office:value-type="string">
            <text:p>901 Bank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7-4051</text:p>
          </table:table-cell>
          <table:table-cell table:style-name="ce23" office:value-type="date" office:date-value="2011-11-15T20:46:00">
            <text:p> 11/15/2011</text:p>
          </table:table-cell>
          <table:table-cell table:style-name="ce22" office:value-type="string">
            <text:p>Dots Back Inn</text:p>
          </table:table-cell>
          <table:table-cell table:style-name="ce22" office:value-type="string">
            <text:p>59940</text:p>
          </table:table-cell>
          <table:table-cell table:style-name="ce22" office:value-type="string">
            <text:p>4030 Macarthur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1-2411</text:p>
          </table:table-cell>
          <table:table-cell table:style-name="ce23" office:value-type="date" office:date-value="2011-11-15T21:00:00">
            <text:p> 11/15/2011</text:p>
          </table:table-cell>
          <table:table-cell table:style-name="ce22" office:value-type="string">
            <text:p>Patterson Market</text:p>
          </table:table-cell>
          <table:table-cell table:style-name="ce22" office:value-type="string">
            <text:p>61841</text:p>
          </table:table-cell>
          <table:table-cell table:style-name="ce22" office:value-type="string">
            <text:p>3100 Patterson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</text:p>
          </table:table-cell>
          <table:table-cell table:style-name="ce23" office:value-type="date" office:date-value="2011-11-16T14:00:00">
            <text:p> 11/16/2011</text:p>
          </table:table-cell>
          <table:table-cell table:style-name="ce22" office:value-type="string">
            <text:p>Bottega Italiana by Pasta E Pani</text:p>
          </table:table-cell>
          <table:table-cell table:style-name="ce22" office:value-type="string">
            <text:p>48892</text:p>
          </table:table-cell>
          <table:table-cell table:style-name="ce22" office:value-type="string">
            <text:p>1805 Laskin Rd Ste 103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</text:p>
          </table:table-cell>
          <table:table-cell table:style-name="ce23" office:value-type="date" office:date-value="2011-11-16T14:52:00">
            <text:p> 11/16/2011</text:p>
          </table:table-cell>
          <table:table-cell table:style-name="ce22" office:value-type="string">
            <text:p>Leilas Mediterranean Grocery</text:p>
          </table:table-cell>
          <table:table-cell table:style-name="ce22" office:value-type="string">
            <text:p>52908</text:p>
          </table:table-cell>
          <table:table-cell table:style-name="ce22" office:value-type="string">
            <text:p>5045 Virginia Beach Blvd Unit 8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-3107</text:p>
          </table:table-cell>
          <table:table-cell table:style-name="ce23" office:value-type="date" office:date-value="2011-11-16T15:03:00">
            <text:p> 11/16/2011</text:p>
          </table:table-cell>
          <table:table-cell table:style-name="ce22" office:value-type="string">
            <text:p>Ruby Tuesday  267</text:p>
          </table:table-cell>
          <table:table-cell table:style-name="ce22" office:value-type="string">
            <text:p>74450</text:p>
          </table:table-cell>
          <table:table-cell table:style-name="ce22" office:value-type="string">
            <text:p>4488 Virginia Beach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</text:p>
          </table:table-cell>
          <table:table-cell table:style-name="ce23" office:value-type="date" office:date-value="2011-11-16T15:09:00">
            <text:p> 11/16/2011</text:p>
          </table:table-cell>
          <table:table-cell table:style-name="ce22" office:value-type="string">
            <text:p>Fire Ninja</text:p>
          </table:table-cell>
          <table:table-cell table:style-name="ce22" office:value-type="string">
            <text:p>53676</text:p>
          </table:table-cell>
          <table:table-cell table:style-name="ce22" office:value-type="string">
            <text:p>300 Constitution Dr Ste 109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-3102</text:p>
          </table:table-cell>
          <table:table-cell table:style-name="ce23" office:value-type="date" office:date-value="2011-11-16T15:19:00">
            <text:p> 11/16/2011</text:p>
          </table:table-cell>
          <table:table-cell table:style-name="ce22" office:value-type="string">
            <text:p>Chipotle Mexican Grill</text:p>
          </table:table-cell>
          <table:table-cell table:style-name="ce22" office:value-type="string">
            <text:p>52584</text:p>
          </table:table-cell>
          <table:table-cell table:style-name="ce22" office:value-type="string">
            <text:p>312 Constitution Dr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5-6206</text:p>
          </table:table-cell>
          <table:table-cell table:style-name="ce23" office:value-type="date" office:date-value="2011-11-16T15:55:00">
            <text:p> 11/16/2011</text:p>
          </table:table-cell>
          <table:table-cell table:style-name="ce22" office:value-type="string">
            <text:p>Rite Aid # 11269</text:p>
          </table:table-cell>
          <table:table-cell table:style-name="ce22" office:value-type="string">
            <text:p>76995</text:p>
          </table:table-cell>
          <table:table-cell table:style-name="ce22" office:value-type="string">
            <text:p>748 Independence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</text:p>
          </table:table-cell>
          <table:table-cell table:style-name="ce23" office:value-type="date" office:date-value="2011-11-16T16:06:00">
            <text:p> 11/16/2011</text:p>
          </table:table-cell>
          <table:table-cell table:style-name="ce22" office:value-type="string">
            <text:p>Jade Villa</text:p>
          </table:table-cell>
          <table:table-cell table:style-name="ce22" office:value-type="string">
            <text:p>14280</text:p>
          </table:table-cell>
          <table:table-cell table:style-name="ce22" office:value-type="string">
            <text:p>353 Independence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</text:p>
          </table:table-cell>
          <table:table-cell table:style-name="ce23" office:value-type="date" office:date-value="2011-11-16T16:20:00">
            <text:p> 11/16/2011</text:p>
          </table:table-cell>
          <table:table-cell table:style-name="ce22" office:value-type="string">
            <text:p>Creative Catering of Virginia</text:p>
          </table:table-cell>
          <table:table-cell table:style-name="ce22" office:value-type="string">
            <text:p>68163</text:p>
          </table:table-cell>
          <table:table-cell table:style-name="ce22" office:value-type="string">
            <text:p>201 MARKET ST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03</text:p>
          </table:table-cell>
          <table:table-cell table:style-name="ce23" office:value-type="date" office:date-value="2011-11-16T16:34:00">
            <text:p> 11/16/2011</text:p>
          </table:table-cell>
          <table:table-cell table:style-name="ce22" office:value-type="string">
            <text:p>Richmond Country Club</text:p>
          </table:table-cell>
          <table:table-cell table:style-name="ce22" office:value-type="string">
            <text:p>48310</text:p>
          </table:table-cell>
          <table:table-cell table:style-name="ce22" office:value-type="string">
            <text:p>Patterson Ave at River Rd</text:p>
          </table:table-cell>
          <table:table-cell table:style-name="ce22" office:value-type="string">
            <text:p>Manakin Sabo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46-2131</text:p>
          </table:table-cell>
          <table:table-cell table:style-name="ce23" office:value-type="date" office:date-value="2011-11-16T16:35:00">
            <text:p> 11/16/2011</text:p>
          </table:table-cell>
          <table:table-cell table:style-name="ce22" office:value-type="string">
            <text:p>The Wise Choice</text:p>
          </table:table-cell>
          <table:table-cell table:style-name="ce22" office:value-type="string">
            <text:p>45810</text:p>
          </table:table-cell>
          <table:table-cell table:style-name="ce22" office:value-type="string">
            <text:p>1751 Ashland Rd</text:p>
          </table:table-cell>
          <table:table-cell table:style-name="ce22" office:value-type="string">
            <text:p>Rock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03-2230</text:p>
          </table:table-cell>
          <table:table-cell table:style-name="ce23" office:value-type="date" office:date-value="2011-11-16T16:39:00">
            <text:p> 11/16/2011</text:p>
          </table:table-cell>
          <table:table-cell table:style-name="ce22" office:value-type="string">
            <text:p>Sunset Grill</text:p>
          </table:table-cell>
          <table:table-cell table:style-name="ce22" office:value-type="string">
            <text:p>57411</text:p>
          </table:table-cell>
          <table:table-cell table:style-name="ce22" office:value-type="string">
            <text:p>1601 Hockett Rd</text:p>
          </table:table-cell>
          <table:table-cell table:style-name="ce22" office:value-type="string">
            <text:p>Manakin Sabo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-6702</text:p>
          </table:table-cell>
          <table:table-cell table:style-name="ce23" office:value-type="date" office:date-value="2011-11-16T16:47:00">
            <text:p> 11/16/2011</text:p>
          </table:table-cell>
          <table:table-cell table:style-name="ce22" office:value-type="string">
            <text:p>Saffron</text:p>
          </table:table-cell>
          <table:table-cell table:style-name="ce22" office:value-type="string">
            <text:p>58134</text:p>
          </table:table-cell>
          <table:table-cell table:style-name="ce22" office:value-type="string">
            <text:p>4532 Columbus St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2-3415</text:p>
          </table:table-cell>
          <table:table-cell table:style-name="ce23" office:value-type="date" office:date-value="2011-11-16T16:57:00">
            <text:p> 11/16/2011</text:p>
          </table:table-cell>
          <table:table-cell table:style-name="ce22" office:value-type="string">
            <text:p>Rosemont Pit Stop</text:p>
          </table:table-cell>
          <table:table-cell table:style-name="ce22" office:value-type="string">
            <text:p>62595</text:p>
          </table:table-cell>
          <table:table-cell table:style-name="ce22" office:value-type="string">
            <text:p>3673 Virginia Beach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2-6901</text:p>
          </table:table-cell>
          <table:table-cell table:style-name="ce23" office:value-type="date" office:date-value="2011-11-16T17:19:00">
            <text:p> 11/16/2011</text:p>
          </table:table-cell>
          <table:table-cell table:style-name="ce22" office:value-type="string">
            <text:p>Boulevard Pizza &amp; Italian Eatery</text:p>
          </table:table-cell>
          <table:table-cell table:style-name="ce22" office:value-type="string">
            <text:p>11679</text:p>
          </table:table-cell>
          <table:table-cell table:style-name="ce22" office:value-type="string">
            <text:p>2935 Virginia Beach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2-7614</text:p>
          </table:table-cell>
          <table:table-cell table:style-name="ce23" office:value-type="date" office:date-value="2011-11-16T17:24:00">
            <text:p> 11/16/2011</text:p>
          </table:table-cell>
          <table:table-cell table:style-name="ce22" office:value-type="string">
            <text:p>Farm Fresh Supermarket 218</text:p>
          </table:table-cell>
          <table:table-cell table:style-name="ce22" office:value-type="string">
            <text:p>78202</text:p>
          </table:table-cell>
          <table:table-cell table:style-name="ce22" office:value-type="string">
            <text:p>2868 Virginia Beach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2</text:p>
          </table:table-cell>
          <table:table-cell table:style-name="ce23" office:value-type="date" office:date-value="2011-11-16T17:36:00">
            <text:p> 11/16/2011</text:p>
          </table:table-cell>
          <table:table-cell table:style-name="ce22" office:value-type="string">
            <text:p>Just One More Bar &amp; Grill</text:p>
          </table:table-cell>
          <table:table-cell table:style-name="ce22" office:value-type="string">
            <text:p>27041</text:p>
          </table:table-cell>
          <table:table-cell table:style-name="ce22" office:value-type="string">
            <text:p>2548 Virginia Beach Blvd Ste 101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63-3229</text:p>
          </table:table-cell>
          <table:table-cell table:style-name="ce23" office:value-type="date" office:date-value="2011-11-16T17:49:00">
            <text:p> 11/16/2011</text:p>
          </table:table-cell>
          <table:table-cell table:style-name="ce22" office:value-type="string">
            <text:p>Courthouse Pizza &amp; Market</text:p>
          </table:table-cell>
          <table:table-cell table:style-name="ce22" office:value-type="string">
            <text:p>68855</text:p>
          </table:table-cell>
          <table:table-cell table:style-name="ce22" office:value-type="string">
            <text:p>2962 River Rd W</text:p>
          </table:table-cell>
          <table:table-cell table:style-name="ce22" office:value-type="string">
            <text:p>Gooch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63</text:p>
          </table:table-cell>
          <table:table-cell table:style-name="ce23" office:value-type="date" office:date-value="2011-11-16T17:54:00">
            <text:p> 11/16/2011</text:p>
          </table:table-cell>
          <table:table-cell table:style-name="ce22" office:value-type="string">
            <text:p>Nadolskis Butcher Shop</text:p>
          </table:table-cell>
          <table:table-cell table:style-name="ce22" office:value-type="string">
            <text:p>57684</text:p>
          </table:table-cell>
          <table:table-cell table:style-name="ce22" office:value-type="string">
            <text:p>2913 River Rd West Ste E</text:p>
          </table:table-cell>
          <table:table-cell table:style-name="ce22" office:value-type="string">
            <text:p>Gooch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-2822</text:p>
          </table:table-cell>
          <table:table-cell table:style-name="ce23" office:value-type="date" office:date-value="2011-11-16T18:00:00">
            <text:p> 11/16/2011</text:p>
          </table:table-cell>
          <table:table-cell table:style-name="ce22" office:value-type="string">
            <text:p>Kanpai Sushi</text:p>
          </table:table-cell>
          <table:table-cell table:style-name="ce22" office:value-type="string">
            <text:p>35671</text:p>
          </table:table-cell>
          <table:table-cell table:style-name="ce22" office:value-type="string">
            <text:p>371 Independence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02</text:p>
          </table:table-cell>
          <table:table-cell table:style-name="ce23" office:value-type="date" office:date-value="2011-11-16T18:35:00">
            <text:p> 11/16/2011</text:p>
          </table:table-cell>
          <table:table-cell table:style-name="ce22" office:value-type="string">
            <text:p>Country Quick Stop</text:p>
          </table:table-cell>
          <table:table-cell table:style-name="ce22" office:value-type="string">
            <text:p>64403</text:p>
          </table:table-cell>
          <table:table-cell table:style-name="ce22" office:value-type="string">
            <text:p>7730 Military Hwy</text:p>
          </table:table-cell>
          <table:table-cell table:style-name="ce22" office:value-type="string">
            <text:p>Amelia Courthous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10-2715</text:p>
          </table:table-cell>
          <table:table-cell table:style-name="ce23" office:value-type="date" office:date-value="2011-11-16T18:43:00">
            <text:p> 11/16/2011</text:p>
          </table:table-cell>
          <table:table-cell table:style-name="ce22" office:value-type="string">
            <text:p>House on Main by Troutdale</text:p>
          </table:table-cell>
          <table:table-cell table:style-name="ce22" office:value-type="string">
            <text:p>66720</text:p>
          </table:table-cell>
          <table:table-cell table:style-name="ce22" office:value-type="string">
            <text:p>231 W Main St</text:p>
          </table:table-cell>
          <table:table-cell table:style-name="ce22" office:value-type="string">
            <text:p>Abing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01</text:p>
          </table:table-cell>
          <table:table-cell table:style-name="ce23" office:value-type="date" office:date-value="2011-11-16T18:54:00">
            <text:p> 11/16/2011</text:p>
          </table:table-cell>
          <table:table-cell table:style-name="ce22" office:value-type="string">
            <text:p>Walgreens # 11675</text:p>
          </table:table-cell>
          <table:table-cell table:style-name="ce22" office:value-type="string">
            <text:p>63211</text:p>
          </table:table-cell>
          <table:table-cell table:style-name="ce22" office:value-type="string">
            <text:p>15250 Montanus Dr</text:p>
          </table:table-cell>
          <table:table-cell table:style-name="ce22" office:value-type="string">
            <text:p>Culpep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10-2715</text:p>
          </table:table-cell>
          <table:table-cell table:style-name="ce23" office:value-type="date" office:date-value="2011-11-16T18:54:00">
            <text:p> 11/16/2011</text:p>
          </table:table-cell>
          <table:table-cell table:style-name="ce22" office:value-type="string">
            <text:p>Ellis Soda Shoppe &amp; Grill</text:p>
          </table:table-cell>
          <table:table-cell table:style-name="ce22" office:value-type="string">
            <text:p>64234</text:p>
          </table:table-cell>
          <table:table-cell table:style-name="ce22" office:value-type="string">
            <text:p>217 W Main St</text:p>
          </table:table-cell>
          <table:table-cell table:style-name="ce22" office:value-type="string">
            <text:p>Abing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10-2904</text:p>
          </table:table-cell>
          <table:table-cell table:style-name="ce23" office:value-type="date" office:date-value="2011-11-16T19:03:00">
            <text:p> 11/16/2011</text:p>
          </table:table-cell>
          <table:table-cell table:style-name="ce22" office:value-type="string">
            <text:p>The Tavern</text:p>
          </table:table-cell>
          <table:table-cell table:style-name="ce22" office:value-type="string">
            <text:p>70309</text:p>
          </table:table-cell>
          <table:table-cell table:style-name="ce22" office:value-type="string">
            <text:p>222 E Main St</text:p>
          </table:table-cell>
          <table:table-cell table:style-name="ce22" office:value-type="string">
            <text:p>Abing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01</text:p>
          </table:table-cell>
          <table:table-cell table:style-name="ce23" office:value-type="date" office:date-value="2011-11-16T19:07:00">
            <text:p> 11/16/2011</text:p>
          </table:table-cell>
          <table:table-cell table:style-name="ce22" office:value-type="string">
            <text:p>El Mercadito de Culpeper</text:p>
          </table:table-cell>
          <table:table-cell table:style-name="ce22" office:value-type="string">
            <text:p>43303</text:p>
          </table:table-cell>
          <table:table-cell table:style-name="ce22" office:value-type="string">
            <text:p>102 Duke St Ste 102</text:p>
          </table:table-cell>
          <table:table-cell table:style-name="ce22" office:value-type="string">
            <text:p>Culpep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01</text:p>
          </table:table-cell>
          <table:table-cell table:style-name="ce23" office:value-type="date" office:date-value="2011-11-16T19:14:00">
            <text:p> 11/16/2011</text:p>
          </table:table-cell>
          <table:table-cell table:style-name="ce22" office:value-type="string">
            <text:p>West Side Grocery</text:p>
          </table:table-cell>
          <table:table-cell table:style-name="ce22" office:value-type="string">
            <text:p>38636</text:p>
          </table:table-cell>
          <table:table-cell table:style-name="ce22" office:value-type="string">
            <text:p>519 Sperryville Pike</text:p>
          </table:table-cell>
          <table:table-cell table:style-name="ce22" office:value-type="string">
            <text:p>Culpep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01</text:p>
          </table:table-cell>
          <table:table-cell table:style-name="ce23" office:value-type="date" office:date-value="2011-11-16T19:22:00">
            <text:p> 11/16/2011</text:p>
          </table:table-cell>
          <table:table-cell table:style-name="ce22" office:value-type="string">
            <text:p>Rincon Hispano</text:p>
          </table:table-cell>
          <table:table-cell table:style-name="ce22" office:value-type="string">
            <text:p>50676</text:p>
          </table:table-cell>
          <table:table-cell table:style-name="ce22" office:value-type="string">
            <text:p>215 S East St</text:p>
          </table:table-cell>
          <table:table-cell table:style-name="ce22" office:value-type="string">
            <text:p>Culpep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01</text:p>
          </table:table-cell>
          <table:table-cell table:style-name="ce23" office:value-type="date" office:date-value="2011-11-16T20:00:00">
            <text:p> 11/16/2011</text:p>
          </table:table-cell>
          <table:table-cell table:style-name="ce22" office:value-type="string">
            <text:p>Horizon Food Stores # 2</text:p>
          </table:table-cell>
          <table:table-cell table:style-name="ce22" office:value-type="string">
            <text:p>10507</text:p>
          </table:table-cell>
          <table:table-cell table:style-name="ce22" office:value-type="string">
            <text:p>591 Madison Rd</text:p>
          </table:table-cell>
          <table:table-cell table:style-name="ce22" office:value-type="string">
            <text:p>Culpep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09</text:p>
          </table:table-cell>
          <table:table-cell table:style-name="ce23" office:value-type="date" office:date-value="2011-11-16T20:50:00">
            <text:p> 11/16/2011</text:p>
          </table:table-cell>
          <table:table-cell table:style-name="ce22" office:value-type="string">
            <text:p>Super Stop Inc</text:p>
          </table:table-cell>
          <table:table-cell table:style-name="ce22" office:value-type="string">
            <text:p>51483</text:p>
          </table:table-cell>
          <table:table-cell table:style-name="ce22" office:value-type="string">
            <text:p>23271 Us Highway 19</text:p>
          </table:table-cell>
          <table:table-cell table:style-name="ce22" office:value-type="string">
            <text:p>Cedar Bluff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66</text:p>
          </table:table-cell>
          <table:table-cell table:style-name="ce23" office:value-type="date" office:date-value="2011-11-16T21:11:00">
            <text:p> 11/16/2011</text:p>
          </table:table-cell>
          <table:table-cell table:style-name="ce22" office:value-type="string">
            <text:p>Food City  890</text:p>
          </table:table-cell>
          <table:table-cell table:style-name="ce22" office:value-type="string">
            <text:p>77559</text:p>
          </table:table-cell>
          <table:table-cell table:style-name="ce22" office:value-type="string">
            <text:p>Rt 654 Overlook Dr</text:p>
          </table:table-cell>
          <table:table-cell table:style-name="ce22" office:value-type="string">
            <text:p>Leban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22</text:p>
          </table:table-cell>
          <table:table-cell table:style-name="ce23" office:value-type="date" office:date-value="2011-11-17T13:16:00">
            <text:p> 11/17/2011</text:p>
          </table:table-cell>
          <table:table-cell table:style-name="ce22" office:value-type="string">
            <text:p>Evergreen Super Stop</text:p>
          </table:table-cell>
          <table:table-cell table:style-name="ce22" office:value-type="string">
            <text:p>68020</text:p>
          </table:table-cell>
          <table:table-cell table:style-name="ce22" office:value-type="string">
            <text:p>13372 Richmond Hwy</text:p>
          </table:table-cell>
          <table:table-cell table:style-name="ce22" office:value-type="string">
            <text:p>Appomatto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22</text:p>
          </table:table-cell>
          <table:table-cell table:style-name="ce23" office:value-type="date" office:date-value="2011-11-17T13:28:00">
            <text:p> 11/17/2011</text:p>
          </table:table-cell>
          <table:table-cell table:style-name="ce22" office:value-type="string">
            <text:p>Martins Market Inc</text:p>
          </table:table-cell>
          <table:table-cell table:style-name="ce22" office:value-type="string">
            <text:p>67752</text:p>
          </table:table-cell>
          <table:table-cell table:style-name="ce22" office:value-type="string">
            <text:p>5438 Promise Land Rd</text:p>
          </table:table-cell>
          <table:table-cell table:style-name="ce22" office:value-type="string">
            <text:p>Appomatto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22</text:p>
          </table:table-cell>
          <table:table-cell table:style-name="ce23" office:value-type="date" office:date-value="2011-11-17T13:40:00">
            <text:p> 11/17/2011</text:p>
          </table:table-cell>
          <table:table-cell table:style-name="ce22" office:value-type="string">
            <text:p>Food Lion 590</text:p>
          </table:table-cell>
          <table:table-cell table:style-name="ce22" office:value-type="string">
            <text:p>9727</text:p>
          </table:table-cell>
          <table:table-cell table:style-name="ce22" office:value-type="string">
            <text:p>7643 Richmond Hwy</text:p>
          </table:table-cell>
          <table:table-cell table:style-name="ce22" office:value-type="string">
            <text:p>Appomatto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22</text:p>
          </table:table-cell>
          <table:table-cell table:style-name="ce23" office:value-type="date" office:date-value="2011-11-17T13:51:00">
            <text:p> 11/17/2011</text:p>
          </table:table-cell>
          <table:table-cell table:style-name="ce22" office:value-type="string">
            <text:p>Pinos Italian Restaurant</text:p>
          </table:table-cell>
          <table:table-cell table:style-name="ce22" office:value-type="string">
            <text:p>37510</text:p>
          </table:table-cell>
          <table:table-cell table:style-name="ce22" office:value-type="string">
            <text:p>7805 Richmond Hwy</text:p>
          </table:table-cell>
          <table:table-cell table:style-name="ce22" office:value-type="string">
            <text:p>Appomatto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22</text:p>
          </table:table-cell>
          <table:table-cell table:style-name="ce23" office:value-type="date" office:date-value="2011-11-17T13:57:00">
            <text:p> 11/17/2011</text:p>
          </table:table-cell>
          <table:table-cell table:style-name="ce22" office:value-type="string">
            <text:p>Wal Mart Supercenter # 4636</text:p>
          </table:table-cell>
          <table:table-cell table:style-name="ce22" office:value-type="string">
            <text:p>64786</text:p>
          </table:table-cell>
          <table:table-cell table:style-name="ce22" office:value-type="string">
            <text:p>505 Oakville Rd</text:p>
          </table:table-cell>
          <table:table-cell table:style-name="ce22" office:value-type="string">
            <text:p>Appomatto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3</text:p>
          </table:table-cell>
          <table:table-cell table:style-name="ce23" office:value-type="date" office:date-value="2011-11-18T19:21:00">
            <text:p> 11/18/2011</text:p>
          </table:table-cell>
          <table:table-cell table:style-name="ce22" office:value-type="string">
            <text:p>Dream Southern Cuisine</text:p>
          </table:table-cell>
          <table:table-cell table:style-name="ce22" office:value-type="string">
            <text:p>61302</text:p>
          </table:table-cell>
          <table:table-cell table:style-name="ce22" office:value-type="string">
            <text:p>3376 S Military Hwy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3311</text:p>
          </table:table-cell>
          <table:table-cell table:style-name="ce23" office:value-type="date" office:date-value="2011-11-18T20:30:00">
            <text:p> 11/18/2011</text:p>
          </table:table-cell>
          <table:table-cell table:style-name="ce22" office:value-type="string">
            <text:p>De Ja Blu</text:p>
          </table:table-cell>
          <table:table-cell table:style-name="ce22" office:value-type="string">
            <text:p>59476</text:p>
          </table:table-cell>
          <table:table-cell table:style-name="ce22" office:value-type="string">
            <text:p>1910 Atlantic Ave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8</text:p>
          </table:table-cell>
          <table:table-cell table:style-name="ce23" office:value-type="date" office:date-value="2011-11-18T21:10:00">
            <text:p> 11/18/2011</text:p>
          </table:table-cell>
          <table:table-cell table:style-name="ce22" office:value-type="string">
            <text:p>Bettys Den</text:p>
          </table:table-cell>
          <table:table-cell table:style-name="ce22" office:value-type="string">
            <text:p>30597</text:p>
          </table:table-cell>
          <table:table-cell table:style-name="ce22" office:value-type="string">
            <text:p>712 W 35th St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47</text:p>
          </table:table-cell>
          <table:table-cell table:style-name="ce23" office:value-type="date" office:date-value="2011-11-21T16:30:00">
            <text:p> 11/21/2011</text:p>
          </table:table-cell>
          <table:table-cell table:style-name="ce22" office:value-type="string">
            <text:p>The Inn At Little Washington</text:p>
          </table:table-cell>
          <table:table-cell table:style-name="ce22" office:value-type="string">
            <text:p>34589</text:p>
          </table:table-cell>
          <table:table-cell table:style-name="ce22" office:value-type="string">
            <text:p>438 Main St</text:p>
          </table:table-cell>
          <table:table-cell table:style-name="ce22" office:value-type="string">
            <text:p>Wash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37-2143</text:p>
          </table:table-cell>
          <table:table-cell table:style-name="ce23" office:value-type="date" office:date-value="2011-11-21T17:08:00">
            <text:p> 11/21/2011</text:p>
          </table:table-cell>
          <table:table-cell table:style-name="ce22" office:value-type="string">
            <text:p>Tolivers  Grocery</text:p>
          </table:table-cell>
          <table:table-cell table:style-name="ce22" office:value-type="string">
            <text:p>35040</text:p>
          </table:table-cell>
          <table:table-cell table:style-name="ce22" office:value-type="string">
            <text:p>10677 Eggbornsville Rd</text:p>
          </table:table-cell>
          <table:table-cell table:style-name="ce22" office:value-type="string">
            <text:p>Rixey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01-8016</text:p>
          </table:table-cell>
          <table:table-cell table:style-name="ce23" office:value-type="date" office:date-value="2011-11-21T17:47:00">
            <text:p> 11/21/2011</text:p>
          </table:table-cell>
          <table:table-cell table:style-name="ce22" office:value-type="string">
            <text:p>The Sport Shop &amp; Merrimac Grocery</text:p>
          </table:table-cell>
          <table:table-cell table:style-name="ce22" office:value-type="string">
            <text:p>29656</text:p>
          </table:table-cell>
          <table:table-cell table:style-name="ce22" office:value-type="string">
            <text:p>10096 James Monroe Hwy</text:p>
          </table:table-cell>
          <table:table-cell table:style-name="ce22" office:value-type="string">
            <text:p>Culpep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8</text:p>
          </table:table-cell>
          <table:table-cell table:style-name="ce23" office:value-type="date" office:date-value="2011-11-21T18:53:00">
            <text:p> 11/21/2011</text:p>
          </table:table-cell>
          <table:table-cell table:style-name="ce22" office:value-type="string">
            <text:p>Captains Galley</text:p>
          </table:table-cell>
          <table:table-cell table:style-name="ce22" office:value-type="string">
            <text:p>65886</text:p>
          </table:table-cell>
          <table:table-cell table:style-name="ce22" office:value-type="string">
            <text:p>8166 Shore Drive Ste C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60</text:p>
          </table:table-cell>
          <table:table-cell table:style-name="ce23" office:value-type="date" office:date-value="2011-11-22T08:05:00">
            <text:p> 11/22/2011</text:p>
          </table:table-cell>
          <table:table-cell table:style-name="ce22" office:value-type="string">
            <text:p>Bakers Store LLC</text:p>
          </table:table-cell>
          <table:table-cell table:style-name="ce22" office:value-type="string">
            <text:p>67530</text:p>
          </table:table-cell>
          <table:table-cell table:style-name="ce22" office:value-type="string">
            <text:p>12363 Back Rd</text:p>
          </table:table-cell>
          <table:table-cell table:style-name="ce22" office:value-type="string">
            <text:p>Toms Broo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54-2322</text:p>
          </table:table-cell>
          <table:table-cell table:style-name="ce23" office:value-type="date" office:date-value="2011-11-22T08:10:00">
            <text:p> 11/22/2011</text:p>
          </table:table-cell>
          <table:table-cell table:style-name="ce22" office:value-type="string">
            <text:p>The Corners Bar and Grill</text:p>
          </table:table-cell>
          <table:table-cell table:style-name="ce22" office:value-type="string">
            <text:p>45615</text:p>
          </table:table-cell>
          <table:table-cell table:style-name="ce22" office:value-type="string">
            <text:p>1429 S Pifer Rd</text:p>
          </table:table-cell>
          <table:table-cell table:style-name="ce22" office:value-type="string">
            <text:p>Star Tanner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30</text:p>
          </table:table-cell>
          <table:table-cell table:style-name="ce23" office:value-type="date" office:date-value="2011-11-22T08:52:00">
            <text:p> 11/22/2011</text:p>
          </table:table-cell>
          <table:table-cell table:style-name="ce22" office:value-type="string">
            <text:p>Bowling Green Country Club</text:p>
          </table:table-cell>
          <table:table-cell table:style-name="ce22" office:value-type="string">
            <text:p>41708</text:p>
          </table:table-cell>
          <table:table-cell table:style-name="ce22" office:value-type="string">
            <text:p>838 Bowling Green Rd</text:p>
          </table:table-cell>
          <table:table-cell table:style-name="ce22" office:value-type="string">
            <text:p>Front Roya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30-3644</text:p>
          </table:table-cell>
          <table:table-cell table:style-name="ce23" office:value-type="date" office:date-value="2011-11-22T09:09:00">
            <text:p> 11/22/2011</text:p>
          </table:table-cell>
          <table:table-cell table:style-name="ce22" office:value-type="string">
            <text:p>Wilco # 708</text:p>
          </table:table-cell>
          <table:table-cell table:style-name="ce22" office:value-type="string">
            <text:p>55277</text:p>
          </table:table-cell>
          <table:table-cell table:style-name="ce22" office:value-type="string">
            <text:p>1710 N Shenandoah Ave</text:p>
          </table:table-cell>
          <table:table-cell table:style-name="ce22" office:value-type="string">
            <text:p>Front Roya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30-2902</text:p>
          </table:table-cell>
          <table:table-cell table:style-name="ce23" office:value-type="date" office:date-value="2011-11-22T09:18:00">
            <text:p> 11/22/2011</text:p>
          </table:table-cell>
          <table:table-cell table:style-name="ce22" office:value-type="string">
            <text:p>TC's Family Store</text:p>
          </table:table-cell>
          <table:table-cell table:style-name="ce22" office:value-type="string">
            <text:p>6154</text:p>
          </table:table-cell>
          <table:table-cell table:style-name="ce22" office:value-type="string">
            <text:p>656 W 11th St</text:p>
          </table:table-cell>
          <table:table-cell table:style-name="ce22" office:value-type="string">
            <text:p>Front Roya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30-3012</text:p>
          </table:table-cell>
          <table:table-cell table:style-name="ce23" office:value-type="date" office:date-value="2011-11-22T09:26:00">
            <text:p> 11/22/2011</text:p>
          </table:table-cell>
          <table:table-cell table:style-name="ce22" office:value-type="string">
            <text:p>Handy Mart # 11</text:p>
          </table:table-cell>
          <table:table-cell table:style-name="ce22" office:value-type="string">
            <text:p>11972</text:p>
          </table:table-cell>
          <table:table-cell table:style-name="ce22" office:value-type="string">
            <text:p>202 S Commerce Ave</text:p>
          </table:table-cell>
          <table:table-cell table:style-name="ce22" office:value-type="string">
            <text:p>Front Roya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0198-0377</text:p>
          </table:table-cell>
          <table:table-cell table:style-name="ce23" office:value-type="date" office:date-value="2011-11-22T10:10:00">
            <text:p> 11/22/2011</text:p>
          </table:table-cell>
          <table:table-cell table:style-name="ce22" office:value-type="string">
            <text:p>The Plains Market &amp; Deli</text:p>
          </table:table-cell>
          <table:table-cell table:style-name="ce22" office:value-type="string">
            <text:p>40068</text:p>
          </table:table-cell>
          <table:table-cell table:style-name="ce22" office:value-type="string">
            <text:p>6470 Main St</text:p>
          </table:table-cell>
          <table:table-cell table:style-name="ce22" office:value-type="string">
            <text:p>The Plain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0184-1722</text:p>
          </table:table-cell>
          <table:table-cell table:style-name="ce23" office:value-type="date" office:date-value="2011-11-22T10:35:00">
            <text:p> 11/22/2011</text:p>
          </table:table-cell>
          <table:table-cell table:style-name="ce22" office:value-type="string">
            <text:p>Upperville Country Store</text:p>
          </table:table-cell>
          <table:table-cell table:style-name="ce22" office:value-type="string">
            <text:p>45700</text:p>
          </table:table-cell>
          <table:table-cell table:style-name="ce22" office:value-type="string">
            <text:p>9036 John S Mosby Hwy</text:p>
          </table:table-cell>
          <table:table-cell table:style-name="ce22" office:value-type="string">
            <text:p>Upper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0198</text:p>
          </table:table-cell>
          <table:table-cell table:style-name="ce23" office:value-type="date" office:date-value="2011-11-22T11:00:00">
            <text:p> 11/22/2011</text:p>
          </table:table-cell>
          <table:table-cell table:style-name="ce22" office:value-type="string">
            <text:p>Girasole</text:p>
          </table:table-cell>
          <table:table-cell table:style-name="ce22" office:value-type="string">
            <text:p>33271</text:p>
          </table:table-cell>
          <table:table-cell table:style-name="ce22" office:value-type="string">
            <text:p>4244 Loudoun Ave</text:p>
          </table:table-cell>
          <table:table-cell table:style-name="ce22" office:value-type="string">
            <text:p>The Plain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0115-3224</text:p>
          </table:table-cell>
          <table:table-cell table:style-name="ce23" office:value-type="date" office:date-value="2011-11-22T11:06:00">
            <text:p> 11/22/2011</text:p>
          </table:table-cell>
          <table:table-cell table:style-name="ce22" office:value-type="string">
            <text:p>Joes Pizza &amp; Subs</text:p>
          </table:table-cell>
          <table:table-cell table:style-name="ce22" office:value-type="string">
            <text:p>5869</text:p>
          </table:table-cell>
          <table:table-cell table:style-name="ce22" office:value-type="string">
            <text:p>8349 W Main St</text:p>
          </table:table-cell>
          <table:table-cell table:style-name="ce22" office:value-type="string">
            <text:p>Marsha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6-1378</text:p>
          </table:table-cell>
          <table:table-cell table:style-name="ce23" office:value-type="date" office:date-value="2011-11-22T12:03:00">
            <text:p> 11/22/2011</text:p>
          </table:table-cell>
          <table:table-cell table:style-name="ce22" office:value-type="string">
            <text:p>Brickhouse Tavern</text:p>
          </table:table-cell>
          <table:table-cell table:style-name="ce22" office:value-type="string">
            <text:p>49504</text:p>
          </table:table-cell>
          <table:table-cell table:style-name="ce22" office:value-type="string">
            <text:p>141 Herman Melville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0187</text:p>
          </table:table-cell>
          <table:table-cell table:style-name="ce23" office:value-type="date" office:date-value="2011-11-22T12:12:00">
            <text:p> 11/22/2011</text:p>
          </table:table-cell>
          <table:table-cell table:style-name="ce22" office:value-type="string">
            <text:p>New Baltimore Shell</text:p>
          </table:table-cell>
          <table:table-cell table:style-name="ce22" office:value-type="string">
            <text:p>46534</text:p>
          </table:table-cell>
          <table:table-cell table:style-name="ce22" office:value-type="string">
            <text:p>5021 Lee Hwy</text:p>
          </table:table-cell>
          <table:table-cell table:style-name="ce22" office:value-type="string">
            <text:p>Warre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0186-3421</text:p>
          </table:table-cell>
          <table:table-cell table:style-name="ce23" office:value-type="date" office:date-value="2011-11-22T12:30:00">
            <text:p> 11/22/2011</text:p>
          </table:table-cell>
          <table:table-cell table:style-name="ce22" office:value-type="string">
            <text:p>Main Street Grill</text:p>
          </table:table-cell>
          <table:table-cell table:style-name="ce22" office:value-type="string">
            <text:p>40986</text:p>
          </table:table-cell>
          <table:table-cell table:style-name="ce22" office:value-type="string">
            <text:p>79 Main St</text:p>
          </table:table-cell>
          <table:table-cell table:style-name="ce22" office:value-type="string">
            <text:p>Warre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0186-2201</text:p>
          </table:table-cell>
          <table:table-cell table:style-name="ce23" office:value-type="date" office:date-value="2011-11-22T13:10:00">
            <text:p> 11/22/2011</text:p>
          </table:table-cell>
          <table:table-cell table:style-name="ce22" office:value-type="string">
            <text:p>Sheetz # 243</text:p>
          </table:table-cell>
          <table:table-cell table:style-name="ce22" office:value-type="string">
            <text:p>77499</text:p>
          </table:table-cell>
          <table:table-cell table:style-name="ce22" office:value-type="string">
            <text:p>600 Blackwell Rd</text:p>
          </table:table-cell>
          <table:table-cell table:style-name="ce22" office:value-type="string">
            <text:p>Warre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0186-2331</text:p>
          </table:table-cell>
          <table:table-cell table:style-name="ce23" office:value-type="date" office:date-value="2011-11-22T13:21:00">
            <text:p> 11/22/2011</text:p>
          </table:table-cell>
          <table:table-cell table:style-name="ce22" office:value-type="string">
            <text:p>Red Hot &amp; Blue</text:p>
          </table:table-cell>
          <table:table-cell table:style-name="ce22" office:value-type="string">
            <text:p>11071</text:p>
          </table:table-cell>
          <table:table-cell table:style-name="ce22" office:value-type="string">
            <text:p>360 Broadview Ave</text:p>
          </table:table-cell>
          <table:table-cell table:style-name="ce22" office:value-type="string">
            <text:p>Warre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0119</text:p>
          </table:table-cell>
          <table:table-cell table:style-name="ce23" office:value-type="date" office:date-value="2011-11-22T14:45:00">
            <text:p> 11/22/2011</text:p>
          </table:table-cell>
          <table:table-cell table:style-name="ce22" office:value-type="string">
            <text:p>Handy Mart</text:p>
          </table:table-cell>
          <table:table-cell table:style-name="ce22" office:value-type="string">
            <text:p>52500</text:p>
          </table:table-cell>
          <table:table-cell table:style-name="ce22" office:value-type="string">
            <text:p>10847 Elk Run Rd</text:p>
          </table:table-cell>
          <table:table-cell table:style-name="ce22" office:value-type="string">
            <text:p>Catlet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28</text:p>
          </table:table-cell>
          <table:table-cell table:style-name="ce23" office:value-type="date" office:date-value="2011-11-22T14:54:00">
            <text:p> 11/22/2011</text:p>
          </table:table-cell>
          <table:table-cell table:style-name="ce22" office:value-type="string">
            <text:p>Midland Convenience Store</text:p>
          </table:table-cell>
          <table:table-cell table:style-name="ce22" office:value-type="string">
            <text:p>46283</text:p>
          </table:table-cell>
          <table:table-cell table:style-name="ce22" office:value-type="string">
            <text:p>4218 Midland Rd</text:p>
          </table:table-cell>
          <table:table-cell table:style-name="ce22" office:value-type="string">
            <text:p>Mid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12-9315</text:p>
          </table:table-cell>
          <table:table-cell table:style-name="ce23" office:value-type="date" office:date-value="2011-11-22T15:12:00">
            <text:p> 11/22/2011</text:p>
          </table:table-cell>
          <table:table-cell table:style-name="ce22" office:value-type="string">
            <text:p>Joes Pizza &amp; Jerrys Sports Bar &amp; Grill</text:p>
          </table:table-cell>
          <table:table-cell table:style-name="ce22" office:value-type="string">
            <text:p>5270</text:p>
          </table:table-cell>
          <table:table-cell table:style-name="ce22" office:value-type="string">
            <text:p>6352 Village Center Dr</text:p>
          </table:table-cell>
          <table:table-cell table:style-name="ce22" office:value-type="string">
            <text:p>Beale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12-9312</text:p>
          </table:table-cell>
          <table:table-cell table:style-name="ce23" office:value-type="date" office:date-value="2011-11-22T15:17:00">
            <text:p> 11/22/2011</text:p>
          </table:table-cell>
          <table:table-cell table:style-name="ce22" office:value-type="string">
            <text:p>7 Eleven Store 2531 23496 A</text:p>
          </table:table-cell>
          <table:table-cell table:style-name="ce22" office:value-type="string">
            <text:p>34633</text:p>
          </table:table-cell>
          <table:table-cell table:style-name="ce22" office:value-type="string">
            <text:p>11021 Marsh Rd</text:p>
          </table:table-cell>
          <table:table-cell table:style-name="ce22" office:value-type="string">
            <text:p>Beale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</text:p>
          </table:table-cell>
          <table:table-cell table:style-name="ce23" office:value-type="date" office:date-value="2011-11-22T15:30:00">
            <text:p> 11/22/2011</text:p>
          </table:table-cell>
          <table:table-cell table:style-name="ce22" office:value-type="string">
            <text:p>Kims Club</text:p>
          </table:table-cell>
          <table:table-cell table:style-name="ce22" office:value-type="string">
            <text:p>45016</text:p>
          </table:table-cell>
          <table:table-cell table:style-name="ce22" office:value-type="string">
            <text:p>1305 Richmond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</text:p>
          </table:table-cell>
          <table:table-cell table:style-name="ce23" office:value-type="date" office:date-value="2011-11-22T15:56:00">
            <text:p> 11/22/2011</text:p>
          </table:table-cell>
          <table:table-cell table:style-name="ce22" office:value-type="string">
            <text:p>CVS Pharmacy 1550</text:p>
          </table:table-cell>
          <table:table-cell table:style-name="ce22" office:value-type="string">
            <text:p>67715</text:p>
          </table:table-cell>
          <table:table-cell table:style-name="ce22" office:value-type="string">
            <text:p>1600 Richmond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</text:p>
          </table:table-cell>
          <table:table-cell table:style-name="ce23" office:value-type="date" office:date-value="2011-11-22T16:00:00">
            <text:p> 11/22/2011</text:p>
          </table:table-cell>
          <table:table-cell table:style-name="ce22" office:value-type="string">
            <text:p>Red Hot &amp; Blue</text:p>
          </table:table-cell>
          <table:table-cell table:style-name="ce22" office:value-type="string">
            <text:p>13606</text:p>
          </table:table-cell>
          <table:table-cell table:style-name="ce22" office:value-type="string">
            <text:p>1622 Richmond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-2723</text:p>
          </table:table-cell>
          <table:table-cell table:style-name="ce23" office:value-type="date" office:date-value="2011-11-22T16:05:00">
            <text:p> 11/22/2011</text:p>
          </table:table-cell>
          <table:table-cell table:style-name="ce22" office:value-type="string">
            <text:p>Rajavis Texaco</text:p>
          </table:table-cell>
          <table:table-cell table:style-name="ce22" office:value-type="string">
            <text:p>16968</text:p>
          </table:table-cell>
          <table:table-cell table:style-name="ce22" office:value-type="string">
            <text:p>1625 Richmond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8-1985</text:p>
          </table:table-cell>
          <table:table-cell table:style-name="ce23" office:value-type="date" office:date-value="2011-11-22T16:16:00">
            <text:p> 11/22/2011</text:p>
          </table:table-cell>
          <table:table-cell table:style-name="ce22" office:value-type="string">
            <text:p>Hayashi Japanese Restaurant</text:p>
          </table:table-cell>
          <table:table-cell table:style-name="ce22" office:value-type="string">
            <text:p>75179</text:p>
          </table:table-cell>
          <table:table-cell table:style-name="ce22" office:value-type="string">
            <text:p>5601 Richmond Rd Ste 3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8-7203</text:p>
          </table:table-cell>
          <table:table-cell table:style-name="ce23" office:value-type="date" office:date-value="2011-11-22T16:25:00">
            <text:p> 11/22/2011</text:p>
          </table:table-cell>
          <table:table-cell table:style-name="ce22" office:value-type="string">
            <text:p>Francescos Ristorante Italiano</text:p>
          </table:table-cell>
          <table:table-cell table:style-name="ce22" office:value-type="string">
            <text:p>50359</text:p>
          </table:table-cell>
          <table:table-cell table:style-name="ce22" office:value-type="string">
            <text:p>6524 Richmond Rd Unit 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35</text:p>
          </table:table-cell>
          <table:table-cell table:style-name="ce23" office:value-type="date" office:date-value="2011-11-22T16:36:00">
            <text:p> 11/22/2011</text:p>
          </table:table-cell>
          <table:table-cell table:style-name="ce22" office:value-type="string">
            <text:p>Subway Chevron</text:p>
          </table:table-cell>
          <table:table-cell table:style-name="ce22" office:value-type="string">
            <text:p>27280</text:p>
          </table:table-cell>
          <table:table-cell table:style-name="ce22" office:value-type="string">
            <text:p>822 E Main St</text:p>
          </table:table-cell>
          <table:table-cell table:style-name="ce22" office:value-type="string">
            <text:p>Lura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68</text:p>
          </table:table-cell>
          <table:table-cell table:style-name="ce23" office:value-type="date" office:date-value="2011-11-22T16:41:00">
            <text:p> 11/22/2011</text:p>
          </table:table-cell>
          <table:table-cell table:style-name="ce22" office:value-type="string">
            <text:p>Toano BP</text:p>
          </table:table-cell>
          <table:table-cell table:style-name="ce22" office:value-type="string">
            <text:p>32082</text:p>
          </table:table-cell>
          <table:table-cell table:style-name="ce22" office:value-type="string">
            <text:p>8554 Richmond Rd</text:p>
          </table:table-cell>
          <table:table-cell table:style-name="ce22" office:value-type="string">
            <text:p>Toano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35-1615</text:p>
          </table:table-cell>
          <table:table-cell table:style-name="ce23" office:value-type="date" office:date-value="2011-11-22T16:44:00">
            <text:p> 11/22/2011</text:p>
          </table:table-cell>
          <table:table-cell table:style-name="ce22" office:value-type="string">
            <text:p>Pizza Hut</text:p>
          </table:table-cell>
          <table:table-cell table:style-name="ce22" office:value-type="string">
            <text:p>40966</text:p>
          </table:table-cell>
          <table:table-cell table:style-name="ce22" office:value-type="string">
            <text:p>721 E Main St</text:p>
          </table:table-cell>
          <table:table-cell table:style-name="ce22" office:value-type="string">
            <text:p>Lura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68-8815</text:p>
          </table:table-cell>
          <table:table-cell table:style-name="ce23" office:value-type="date" office:date-value="2011-11-22T16:45:00">
            <text:p> 11/22/2011</text:p>
          </table:table-cell>
          <table:table-cell table:style-name="ce22" office:value-type="string">
            <text:p>Hog Wild Smokehouse</text:p>
          </table:table-cell>
          <table:table-cell table:style-name="ce22" office:value-type="string">
            <text:p>38747</text:p>
          </table:table-cell>
          <table:table-cell table:style-name="ce22" office:value-type="string">
            <text:p>8864 Richmond Rd W</text:p>
          </table:table-cell>
          <table:table-cell table:style-name="ce22" office:value-type="string">
            <text:p>Toano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35-1615</text:p>
          </table:table-cell>
          <table:table-cell table:style-name="ce23" office:value-type="date" office:date-value="2011-11-22T16:46:00">
            <text:p> 11/22/2011</text:p>
          </table:table-cell>
          <table:table-cell table:style-name="ce22" office:value-type="string">
            <text:p>Rancho Viejo</text:p>
          </table:table-cell>
          <table:table-cell table:style-name="ce22" office:value-type="string">
            <text:p>45085</text:p>
          </table:table-cell>
          <table:table-cell table:style-name="ce22" office:value-type="string">
            <text:p>709 E Main St</text:p>
          </table:table-cell>
          <table:table-cell table:style-name="ce22" office:value-type="string">
            <text:p>Lura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35</text:p>
          </table:table-cell>
          <table:table-cell table:style-name="ce23" office:value-type="date" office:date-value="2011-11-22T16:52:00">
            <text:p> 11/22/2011</text:p>
          </table:table-cell>
          <table:table-cell table:style-name="ce22" office:value-type="string">
            <text:p>Family Convenience Store # 1</text:p>
          </table:table-cell>
          <table:table-cell table:style-name="ce22" office:value-type="string">
            <text:p>49101</text:p>
          </table:table-cell>
          <table:table-cell table:style-name="ce22" office:value-type="string">
            <text:p>515 W Main St</text:p>
          </table:table-cell>
          <table:table-cell table:style-name="ce22" office:value-type="string">
            <text:p>Lura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8-6912</text:p>
          </table:table-cell>
          <table:table-cell table:style-name="ce23" office:value-type="date" office:date-value="2011-11-22T16:53:00">
            <text:p> 11/22/2011</text:p>
          </table:table-cell>
          <table:table-cell table:style-name="ce22" office:value-type="string">
            <text:p>7 Eleven Store 2516 20966 A</text:p>
          </table:table-cell>
          <table:table-cell table:style-name="ce22" office:value-type="string">
            <text:p>51764</text:p>
          </table:table-cell>
          <table:table-cell table:style-name="ce22" office:value-type="string">
            <text:p>8185 Croaker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35-5249</text:p>
          </table:table-cell>
          <table:table-cell table:style-name="ce23" office:value-type="date" office:date-value="2011-11-22T17:00:00">
            <text:p> 11/22/2011</text:p>
          </table:table-cell>
          <table:table-cell table:style-name="ce22" office:value-type="string">
            <text:p>Food Lion 472</text:p>
          </table:table-cell>
          <table:table-cell table:style-name="ce22" office:value-type="string">
            <text:p>9703</text:p>
          </table:table-cell>
          <table:table-cell table:style-name="ce22" office:value-type="string">
            <text:p>1400 US Highway 211 W</text:p>
          </table:table-cell>
          <table:table-cell table:style-name="ce22" office:value-type="string">
            <text:p>Lura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35-4767</text:p>
          </table:table-cell>
          <table:table-cell table:style-name="ce23" office:value-type="date" office:date-value="2011-11-22T17:06:00">
            <text:p> 11/22/2011</text:p>
          </table:table-cell>
          <table:table-cell table:style-name="ce22" office:value-type="string">
            <text:p>Brookside Gift Shop</text:p>
          </table:table-cell>
          <table:table-cell table:style-name="ce22" office:value-type="string">
            <text:p>77460</text:p>
          </table:table-cell>
          <table:table-cell table:style-name="ce22" office:value-type="string">
            <text:p>2978 US Highway 211 E</text:p>
          </table:table-cell>
          <table:table-cell table:style-name="ce22" office:value-type="string">
            <text:p>Lura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8-1358</text:p>
          </table:table-cell>
          <table:table-cell table:style-name="ce23" office:value-type="date" office:date-value="2011-11-22T17:12:00">
            <text:p> 11/22/2011</text:p>
          </table:table-cell>
          <table:table-cell table:style-name="ce22" office:value-type="string">
            <text:p>Greensprings Grocery</text:p>
          </table:table-cell>
          <table:table-cell table:style-name="ce22" office:value-type="string">
            <text:p>50836</text:p>
          </table:table-cell>
          <table:table-cell table:style-name="ce22" office:value-type="string">
            <text:p>4197 Centerville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51-9706</text:p>
          </table:table-cell>
          <table:table-cell table:style-name="ce23" office:value-type="date" office:date-value="2011-11-22T17:20:00">
            <text:p> 11/22/2011</text:p>
          </table:table-cell>
          <table:table-cell table:style-name="ce22" office:value-type="string">
            <text:p>Between Friends LLC</text:p>
          </table:table-cell>
          <table:table-cell table:style-name="ce22" office:value-type="string">
            <text:p>58125</text:p>
          </table:table-cell>
          <table:table-cell table:style-name="ce22" office:value-type="string">
            <text:p>988 Ben Bolt Ave</text:p>
          </table:table-cell>
          <table:table-cell table:style-name="ce22" office:value-type="string">
            <text:p>Tazewe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</text:p>
          </table:table-cell>
          <table:table-cell table:style-name="ce23" office:value-type="date" office:date-value="2011-11-22T17:30:00">
            <text:p> 11/22/2011</text:p>
          </table:table-cell>
          <table:table-cell table:style-name="ce22" office:value-type="string">
            <text:p>Pancho Villa</text:p>
          </table:table-cell>
          <table:table-cell table:style-name="ce22" office:value-type="string">
            <text:p>48790</text:p>
          </table:table-cell>
          <table:table-cell table:style-name="ce22" office:value-type="string">
            <text:p>5251 John Tyler Hwy Ste 20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37-0343</text:p>
          </table:table-cell>
          <table:table-cell table:style-name="ce23" office:value-type="date" office:date-value="2011-11-22T17:30:00">
            <text:p> 11/22/2011</text:p>
          </table:table-cell>
          <table:table-cell table:style-name="ce22" office:value-type="string">
            <text:p>Cuzs Uptown Barbecue</text:p>
          </table:table-cell>
          <table:table-cell table:style-name="ce22" office:value-type="string">
            <text:p>232</text:p>
          </table:table-cell>
          <table:table-cell table:style-name="ce22" office:value-type="string">
            <text:p>15746 Gov George C Peery Hwy</text:p>
          </table:table-cell>
          <table:table-cell table:style-name="ce22" office:value-type="string">
            <text:p>Pounding Mi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-3315</text:p>
          </table:table-cell>
          <table:table-cell table:style-name="ce23" office:value-type="date" office:date-value="2011-11-22T17:34:00">
            <text:p> 11/22/2011</text:p>
          </table:table-cell>
          <table:table-cell table:style-name="ce22" office:value-type="string">
            <text:p>CVS Pharmacy # 2537</text:p>
          </table:table-cell>
          <table:table-cell table:style-name="ce22" office:value-type="string">
            <text:p>62825</text:p>
          </table:table-cell>
          <table:table-cell table:style-name="ce22" office:value-type="string">
            <text:p>1187 Jamestown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51</text:p>
          </table:table-cell>
          <table:table-cell table:style-name="ce23" office:value-type="date" office:date-value="2011-11-22T17:40:00">
            <text:p> 11/22/2011</text:p>
          </table:table-cell>
          <table:table-cell table:style-name="ce22" office:value-type="string">
            <text:p>Family Convenience</text:p>
          </table:table-cell>
          <table:table-cell table:style-name="ce22" office:value-type="string">
            <text:p>53807</text:p>
          </table:table-cell>
          <table:table-cell table:style-name="ce22" office:value-type="string">
            <text:p>244 W Main St</text:p>
          </table:table-cell>
          <table:table-cell table:style-name="ce22" office:value-type="string">
            <text:p>Stanle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35</text:p>
          </table:table-cell>
          <table:table-cell table:style-name="ce23" office:value-type="date" office:date-value="2011-11-22T17:45:00">
            <text:p> 11/22/2011</text:p>
          </table:table-cell>
          <table:table-cell table:style-name="ce22" office:value-type="string">
            <text:p>Dans Steakhouse</text:p>
          </table:table-cell>
          <table:table-cell table:style-name="ce22" office:value-type="string">
            <text:p>7977</text:p>
          </table:table-cell>
          <table:table-cell table:style-name="ce22" office:value-type="string">
            <text:p>8512 Us Highway 211 W</text:p>
          </table:table-cell>
          <table:table-cell table:style-name="ce22" office:value-type="string">
            <text:p>Lura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8-1500</text:p>
          </table:table-cell>
          <table:table-cell table:style-name="ce23" office:value-type="date" office:date-value="2011-11-22T17:56:00">
            <text:p> 11/22/2011</text:p>
          </table:table-cell>
          <table:table-cell table:style-name="ce22" office:value-type="string">
            <text:p>J M Randalls</text:p>
          </table:table-cell>
          <table:table-cell table:style-name="ce22" office:value-type="string">
            <text:p>71447</text:p>
          </table:table-cell>
          <table:table-cell table:style-name="ce22" office:value-type="string">
            <text:p>4854 Longhill Rd Ste 16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-3619</text:p>
          </table:table-cell>
          <table:table-cell table:style-name="ce23" office:value-type="date" office:date-value="2011-11-22T18:00:00">
            <text:p> 11/22/2011</text:p>
          </table:table-cell>
          <table:table-cell table:style-name="ce22" office:value-type="string">
            <text:p>The Genuine Smithfield Ham Shoppe of Williamsbur</text:p>
          </table:table-cell>
          <table:table-cell table:style-name="ce22" office:value-type="string">
            <text:p>59651</text:p>
          </table:table-cell>
          <table:table-cell table:style-name="ce22" office:value-type="string">
            <text:p>421 Prince George St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09-9309</text:p>
          </table:table-cell>
          <table:table-cell table:style-name="ce23" office:value-type="date" office:date-value="2011-11-22T18:12:00">
            <text:p> 11/22/2011</text:p>
          </table:table-cell>
          <table:table-cell table:style-name="ce22" office:value-type="string">
            <text:p>Wardell Store and Highland Bull Pub Inc</text:p>
          </table:table-cell>
          <table:table-cell table:style-name="ce22" office:value-type="string">
            <text:p>16907</text:p>
          </table:table-cell>
          <table:table-cell table:style-name="ce22" office:value-type="string">
            <text:p>405 Wardell Rd</text:p>
          </table:table-cell>
          <table:table-cell table:style-name="ce22" office:value-type="string">
            <text:p>Cedar Bluff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30</text:p>
          </table:table-cell>
          <table:table-cell table:style-name="ce23" office:value-type="date" office:date-value="2011-11-22T18:25:00">
            <text:p> 11/22/2011</text:p>
          </table:table-cell>
          <table:table-cell table:style-name="ce22" office:value-type="string">
            <text:p>Vino E Formaggio LLC</text:p>
          </table:table-cell>
          <table:table-cell table:style-name="ce22" office:value-type="string">
            <text:p>64336</text:p>
          </table:table-cell>
          <table:table-cell table:style-name="ce22" office:value-type="string">
            <text:p>124 E Main St</text:p>
          </table:table-cell>
          <table:table-cell table:style-name="ce22" office:value-type="string">
            <text:p>Front Roya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30-2187</text:p>
          </table:table-cell>
          <table:table-cell table:style-name="ce23" office:value-type="date" office:date-value="2011-11-22T18:36:00">
            <text:p> 11/22/2011</text:p>
          </table:table-cell>
          <table:table-cell table:style-name="ce22" office:value-type="string">
            <text:p>Castiglias</text:p>
          </table:table-cell>
          <table:table-cell table:style-name="ce22" office:value-type="string">
            <text:p>41448</text:p>
          </table:table-cell>
          <table:table-cell table:style-name="ce22" office:value-type="string">
            <text:p>328 Remount Rd</text:p>
          </table:table-cell>
          <table:table-cell table:style-name="ce22" office:value-type="string">
            <text:p>Front Roya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09</text:p>
          </table:table-cell>
          <table:table-cell table:style-name="ce23" office:value-type="date" office:date-value="2011-11-22T18:49:00">
            <text:p> 11/22/2011</text:p>
          </table:table-cell>
          <table:table-cell table:style-name="ce22" office:value-type="string">
            <text:p>FasMart # 434</text:p>
          </table:table-cell>
          <table:table-cell table:style-name="ce22" office:value-type="string">
            <text:p>49250</text:p>
          </table:table-cell>
          <table:table-cell table:style-name="ce22" office:value-type="string">
            <text:p>3121 W Cedar Vly</text:p>
          </table:table-cell>
          <table:table-cell table:style-name="ce22" office:value-type="string">
            <text:p>Cedar Bluff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5</text:p>
          </table:table-cell>
          <table:table-cell table:style-name="ce23" office:value-type="date" office:date-value="2011-11-22T18:55:00">
            <text:p> 11/22/2011</text:p>
          </table:table-cell>
          <table:table-cell table:style-name="ce22" office:value-type="string">
            <text:p>Walgreens 05588</text:p>
          </table:table-cell>
          <table:table-cell table:style-name="ce22" office:value-type="string">
            <text:p>63169</text:p>
          </table:table-cell>
          <table:table-cell table:style-name="ce22" office:value-type="string">
            <text:p>9976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5</text:p>
          </table:table-cell>
          <table:table-cell table:style-name="ce23" office:value-type="date" office:date-value="2011-11-22T19:09:00">
            <text:p> 11/22/2011</text:p>
          </table:table-cell>
          <table:table-cell table:style-name="ce22" office:value-type="string">
            <text:p>Bottom Dollar Food # 2923</text:p>
          </table:table-cell>
          <table:table-cell table:style-name="ce22" office:value-type="string">
            <text:p>9783</text:p>
          </table:table-cell>
          <table:table-cell table:style-name="ce22" office:value-type="string">
            <text:p>10143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30</text:p>
          </table:table-cell>
          <table:table-cell table:style-name="ce23" office:value-type="date" office:date-value="2011-11-22T19:14:00">
            <text:p> 11/22/2011</text:p>
          </table:table-cell>
          <table:table-cell table:style-name="ce22" office:value-type="string">
            <text:p>Pop Shop 6</text:p>
          </table:table-cell>
          <table:table-cell table:style-name="ce22" office:value-type="string">
            <text:p>25621</text:p>
          </table:table-cell>
          <table:table-cell table:style-name="ce22" office:value-type="string">
            <text:p>8306 Baptist Valley</text:p>
          </table:table-cell>
          <table:table-cell table:style-name="ce22" office:value-type="string">
            <text:p>N Tazewe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1</text:p>
          </table:table-cell>
          <table:table-cell table:style-name="ce23" office:value-type="date" office:date-value="2011-11-22T19:17:00">
            <text:p> 11/22/2011</text:p>
          </table:table-cell>
          <table:table-cell table:style-name="ce22" office:value-type="string">
            <text:p>CVS Pharmacy # 7081</text:p>
          </table:table-cell>
          <table:table-cell table:style-name="ce22" office:value-type="string">
            <text:p>62178</text:p>
          </table:table-cell>
          <table:table-cell table:style-name="ce22" office:value-type="string">
            <text:p>11127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1</text:p>
          </table:table-cell>
          <table:table-cell table:style-name="ce23" office:value-type="date" office:date-value="2011-11-22T19:21:00">
            <text:p> 11/22/2011</text:p>
          </table:table-cell>
          <table:table-cell table:style-name="ce22" office:value-type="string">
            <text:p>Andersons Showplace Cafe</text:p>
          </table:table-cell>
          <table:table-cell table:style-name="ce22" office:value-type="string">
            <text:p>42024</text:p>
          </table:table-cell>
          <table:table-cell table:style-name="ce22" office:value-type="string">
            <text:p>11250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0187-7903</text:p>
          </table:table-cell>
          <table:table-cell table:style-name="ce23" office:value-type="date" office:date-value="2011-11-22T19:31:00">
            <text:p> 11/22/2011</text:p>
          </table:table-cell>
          <table:table-cell table:style-name="ce22" office:value-type="string">
            <text:p>Outback Steakhouse 4726</text:p>
          </table:table-cell>
          <table:table-cell table:style-name="ce22" office:value-type="string">
            <text:p>57042</text:p>
          </table:table-cell>
          <table:table-cell table:style-name="ce22" office:value-type="string">
            <text:p>6419 Lee Hwy</text:p>
          </table:table-cell>
          <table:table-cell table:style-name="ce22" office:value-type="string">
            <text:p>Warre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2-7221</text:p>
          </table:table-cell>
          <table:table-cell table:style-name="ce23" office:value-type="date" office:date-value="2011-11-22T19:41:00">
            <text:p> 11/22/2011</text:p>
          </table:table-cell>
          <table:table-cell table:style-name="ce22" office:value-type="string">
            <text:p>7 Eleven Store 2516 10851 H</text:p>
          </table:table-cell>
          <table:table-cell table:style-name="ce22" office:value-type="string">
            <text:p>5189</text:p>
          </table:table-cell>
          <table:table-cell table:style-name="ce22" office:value-type="string">
            <text:p>1003 J Clyde Morris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1-1004</text:p>
          </table:table-cell>
          <table:table-cell table:style-name="ce23" office:value-type="date" office:date-value="2011-11-22T19:45:00">
            <text:p> 11/22/2011</text:p>
          </table:table-cell>
          <table:table-cell table:style-name="ce22" office:value-type="string">
            <text:p>Point Plaza Suites and Conference Hotel</text:p>
          </table:table-cell>
          <table:table-cell table:style-name="ce22" office:value-type="string">
            <text:p>5472</text:p>
          </table:table-cell>
          <table:table-cell table:style-name="ce22" office:value-type="string">
            <text:p>950 J Clyde Morris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51</text:p>
          </table:table-cell>
          <table:table-cell table:style-name="ce23" office:value-type="date" office:date-value="2011-11-22T19:49:00">
            <text:p> 11/22/2011</text:p>
          </table:table-cell>
          <table:table-cell table:style-name="ce22" office:value-type="string">
            <text:p>Donnies Place</text:p>
          </table:table-cell>
          <table:table-cell table:style-name="ce22" office:value-type="string">
            <text:p>55338</text:p>
          </table:table-cell>
          <table:table-cell table:style-name="ce22" office:value-type="string">
            <text:p>113 W Pine St</text:p>
          </table:table-cell>
          <table:table-cell table:style-name="ce22" office:value-type="string">
            <text:p>Tazewe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6-4215</text:p>
          </table:table-cell>
          <table:table-cell table:style-name="ce23" office:value-type="date" office:date-value="2011-11-22T19:50:00">
            <text:p> 11/22/2011</text:p>
          </table:table-cell>
          <table:table-cell table:style-name="ce22" office:value-type="string">
            <text:p>Omni Newport News Hotel</text:p>
          </table:table-cell>
          <table:table-cell table:style-name="ce22" office:value-type="string">
            <text:p>49423</text:p>
          </table:table-cell>
          <table:table-cell table:style-name="ce22" office:value-type="string">
            <text:p>1000 Omni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1-1514</text:p>
          </table:table-cell>
          <table:table-cell table:style-name="ce23" office:value-type="date" office:date-value="2011-11-22T19:54:00">
            <text:p> 11/22/2011</text:p>
          </table:table-cell>
          <table:table-cell table:style-name="ce22" office:value-type="string">
            <text:p>Sammy &amp; Angelos Steak &amp; Pancake Hs</text:p>
          </table:table-cell>
          <table:table-cell table:style-name="ce22" office:value-type="string">
            <text:p>38271</text:p>
          </table:table-cell>
          <table:table-cell table:style-name="ce22" office:value-type="string">
            <text:p>755 J Clyde Morris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51</text:p>
          </table:table-cell>
          <table:table-cell table:style-name="ce23" office:value-type="date" office:date-value="2011-11-22T19:58:00">
            <text:p> 11/22/2011</text:p>
          </table:table-cell>
          <table:table-cell table:style-name="ce22" office:value-type="string">
            <text:p>Main Street Cafe Inc</text:p>
          </table:table-cell>
          <table:table-cell table:style-name="ce22" office:value-type="string">
            <text:p>35253</text:p>
          </table:table-cell>
          <table:table-cell table:style-name="ce22" office:value-type="string">
            <text:p>208 E Main St</text:p>
          </table:table-cell>
          <table:table-cell table:style-name="ce22" office:value-type="string">
            <text:p>Tazewe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1-1512</text:p>
          </table:table-cell>
          <table:table-cell table:style-name="ce23" office:value-type="date" office:date-value="2011-11-22T20:00:00">
            <text:p> 11/22/2011</text:p>
          </table:table-cell>
          <table:table-cell table:style-name="ce22" office:value-type="string">
            <text:p>Sandbar and Grill</text:p>
          </table:table-cell>
          <table:table-cell table:style-name="ce22" office:value-type="string">
            <text:p>26697</text:p>
          </table:table-cell>
          <table:table-cell table:style-name="ce22" office:value-type="string">
            <text:p>736 J Clyde Morris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30</text:p>
          </table:table-cell>
          <table:table-cell table:style-name="ce23" office:value-type="date" office:date-value="2011-11-22T20:02:00">
            <text:p> 11/22/2011</text:p>
          </table:table-cell>
          <table:table-cell table:style-name="ce22" office:value-type="string">
            <text:p>El Mariachi Mexican Restaurant, Inc</text:p>
          </table:table-cell>
          <table:table-cell table:style-name="ce22" office:value-type="string">
            <text:p>15817</text:p>
          </table:table-cell>
          <table:table-cell table:style-name="ce22" office:value-type="string">
            <text:p>624 E Riverside Dr</text:p>
          </table:table-cell>
          <table:table-cell table:style-name="ce22" office:value-type="string">
            <text:p>North Tazewe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6</text:p>
          </table:table-cell>
          <table:table-cell table:style-name="ce23" office:value-type="date" office:date-value="2011-11-22T20:15:00">
            <text:p> 11/22/2011</text:p>
          </table:table-cell>
          <table:table-cell table:style-name="ce22" office:value-type="string">
            <text:p>Blurr Bistro and Ultralounge</text:p>
          </table:table-cell>
          <table:table-cell table:style-name="ce22" office:value-type="string">
            <text:p>54268</text:p>
          </table:table-cell>
          <table:table-cell table:style-name="ce22" office:value-type="string">
            <text:p>605 Pilot House Dr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6-4449</text:p>
          </table:table-cell>
          <table:table-cell table:style-name="ce23" office:value-type="date" office:date-value="2011-11-22T20:20:00">
            <text:p> 11/22/2011</text:p>
          </table:table-cell>
          <table:table-cell table:style-name="ce22" office:value-type="string">
            <text:p>Taste Unlimited</text:p>
          </table:table-cell>
          <table:table-cell table:style-name="ce22" office:value-type="string">
            <text:p>48425</text:p>
          </table:table-cell>
          <table:table-cell table:style-name="ce22" office:value-type="string">
            <text:p>702 Mariner Row Ste 104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6-2593</text:p>
          </table:table-cell>
          <table:table-cell table:style-name="ce23" office:value-type="date" office:date-value="2011-11-22T20:22:00">
            <text:p> 11/22/2011</text:p>
          </table:table-cell>
          <table:table-cell table:style-name="ce22" office:value-type="string">
            <text:p>Manhattans N Y Deli &amp; Pub</text:p>
          </table:table-cell>
          <table:table-cell table:style-name="ce22" office:value-type="string">
            <text:p>19826</text:p>
          </table:table-cell>
          <table:table-cell table:style-name="ce22" office:value-type="string">
            <text:p>601 Thimble Shoals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6</text:p>
          </table:table-cell>
          <table:table-cell table:style-name="ce23" office:value-type="date" office:date-value="2011-11-22T20:26:00">
            <text:p> 11/22/2011</text:p>
          </table:table-cell>
          <table:table-cell table:style-name="ce22" office:value-type="string">
            <text:p>Schlotzskys Deli</text:p>
          </table:table-cell>
          <table:table-cell table:style-name="ce22" office:value-type="string">
            <text:p>17510</text:p>
          </table:table-cell>
          <table:table-cell table:style-name="ce22" office:value-type="string">
            <text:p>11831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6-2877</text:p>
          </table:table-cell>
          <table:table-cell table:style-name="ce23" office:value-type="date" office:date-value="2011-11-22T20:35:00">
            <text:p> 11/22/2011</text:p>
          </table:table-cell>
          <table:table-cell table:style-name="ce22" office:value-type="string">
            <text:p>The Arbors At Port Warwick</text:p>
          </table:table-cell>
          <table:table-cell table:style-name="ce22" office:value-type="string">
            <text:p>26191</text:p>
          </table:table-cell>
          <table:table-cell table:style-name="ce22" office:value-type="string">
            <text:p>1100 William Styron Sq S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1</text:p>
          </table:table-cell>
          <table:table-cell table:style-name="ce23" office:value-type="date" office:date-value="2011-11-22T20:45:00">
            <text:p> 11/22/2011</text:p>
          </table:table-cell>
          <table:table-cell table:style-name="ce22" office:value-type="string">
            <text:p>99 Main Street</text:p>
          </table:table-cell>
          <table:table-cell table:style-name="ce22" office:value-type="string">
            <text:p>5818</text:p>
          </table:table-cell>
          <table:table-cell table:style-name="ce22" office:value-type="string">
            <text:p>99 Main St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51</text:p>
          </table:table-cell>
          <table:table-cell table:style-name="ce23" office:value-type="date" office:date-value="2011-11-22T21:48:00">
            <text:p> 11/22/2011</text:p>
          </table:table-cell>
          <table:table-cell table:style-name="ce22" office:value-type="string">
            <text:p>Kilgore Country Market</text:p>
          </table:table-cell>
          <table:table-cell table:style-name="ce22" office:value-type="string">
            <text:p>34830</text:p>
          </table:table-cell>
          <table:table-cell table:style-name="ce22" office:value-type="string">
            <text:p>4533 Bristol Hwy</text:p>
          </table:table-cell>
          <table:table-cell table:style-name="ce22" office:value-type="string">
            <text:p>Gate Cit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52</text:p>
          </table:table-cell>
          <table:table-cell table:style-name="ce23" office:value-type="date" office:date-value="2011-11-23T08:45:00">
            <text:p> 11/23/2011</text:p>
          </table:table-cell>
          <table:table-cell table:style-name="ce22" office:value-type="string">
            <text:p>Fort Valley Country Store</text:p>
          </table:table-cell>
          <table:table-cell table:style-name="ce22" office:value-type="string">
            <text:p>68949</text:p>
          </table:table-cell>
          <table:table-cell table:style-name="ce22" office:value-type="string">
            <text:p>7091 Fort Valley Rd</text:p>
          </table:table-cell>
          <table:table-cell table:style-name="ce22" office:value-type="string">
            <text:p>Fort Valle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52</text:p>
          </table:table-cell>
          <table:table-cell table:style-name="ce23" office:value-type="date" office:date-value="2011-11-23T08:45:00">
            <text:p> 11/23/2011</text:p>
          </table:table-cell>
          <table:table-cell table:style-name="ce22" office:value-type="string">
            <text:p>Fort Valley Country Store</text:p>
          </table:table-cell>
          <table:table-cell table:style-name="ce22" office:value-type="string">
            <text:p>41499</text:p>
          </table:table-cell>
          <table:table-cell table:style-name="ce22" office:value-type="string">
            <text:p>7091 Fort Valley Rd</text:p>
          </table:table-cell>
          <table:table-cell table:style-name="ce22" office:value-type="string">
            <text:p>Fort Valle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11</text:p>
          </table:table-cell>
          <table:table-cell table:style-name="ce23" office:value-type="date" office:date-value="2011-11-23T10:13:00">
            <text:p> 11/23/2011</text:p>
          </table:table-cell>
          <table:table-cell table:style-name="ce22" office:value-type="string">
            <text:p>7 Eleven Store 2531 34514 H</text:p>
          </table:table-cell>
          <table:table-cell table:style-name="ce22" office:value-type="string">
            <text:p>65181</text:p>
          </table:table-cell>
          <table:table-cell table:style-name="ce22" office:value-type="string">
            <text:p>10176 Harry Byrd Hwy</text:p>
          </table:table-cell>
          <table:table-cell table:style-name="ce22" office:value-type="string">
            <text:p>Berry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3-6913</text:p>
          </table:table-cell>
          <table:table-cell table:style-name="ce23" office:value-type="date" office:date-value="2011-11-23T14:54:00">
            <text:p> 11/23/2011</text:p>
          </table:table-cell>
          <table:table-cell table:style-name="ce22" office:value-type="string">
            <text:p>Rudino's Pizza &amp; Grinders</text:p>
          </table:table-cell>
          <table:table-cell table:style-name="ce22" office:value-type="string">
            <text:p>38431</text:p>
          </table:table-cell>
          <table:table-cell table:style-name="ce22" office:value-type="string">
            <text:p>2238 John Rolfe Pkwy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3-3548</text:p>
          </table:table-cell>
          <table:table-cell table:style-name="ce23" office:value-type="date" office:date-value="2011-11-23T15:02:00">
            <text:p> 11/23/2011</text:p>
          </table:table-cell>
          <table:table-cell table:style-name="ce22" office:value-type="string">
            <text:p>Shacklefords</text:p>
          </table:table-cell>
          <table:table-cell table:style-name="ce22" office:value-type="string">
            <text:p>60092</text:p>
          </table:table-cell>
          <table:table-cell table:style-name="ce22" office:value-type="string">
            <text:p>10496 Ridgefield Pkwy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3-3548</text:p>
          </table:table-cell>
          <table:table-cell table:style-name="ce23" office:value-type="date" office:date-value="2011-11-23T15:05:00">
            <text:p> 11/23/2011</text:p>
          </table:table-cell>
          <table:table-cell table:style-name="ce22" office:value-type="string">
            <text:p>Food Lion 835</text:p>
          </table:table-cell>
          <table:table-cell table:style-name="ce22" office:value-type="string">
            <text:p>9774</text:p>
          </table:table-cell>
          <table:table-cell table:style-name="ce22" office:value-type="string">
            <text:p>10470 Ridgefield Pkwy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3</text:p>
          </table:table-cell>
          <table:table-cell table:style-name="ce23" office:value-type="date" office:date-value="2011-11-23T15:17:00">
            <text:p> 11/23/2011</text:p>
          </table:table-cell>
          <table:table-cell table:style-name="ce22" office:value-type="string">
            <text:p>Uppys XXVIII</text:p>
          </table:table-cell>
          <table:table-cell table:style-name="ce22" office:value-type="string">
            <text:p>47660</text:p>
          </table:table-cell>
          <table:table-cell table:style-name="ce22" office:value-type="string">
            <text:p>3101 Lauderdale Dr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3</text:p>
          </table:table-cell>
          <table:table-cell table:style-name="ce23" office:value-type="date" office:date-value="2011-11-23T15:19:00">
            <text:p> 11/23/2011</text:p>
          </table:table-cell>
          <table:table-cell table:style-name="ce22" office:value-type="string">
            <text:p>Anokha Cuisine of India</text:p>
          </table:table-cell>
          <table:table-cell table:style-name="ce22" office:value-type="string">
            <text:p>58560</text:p>
          </table:table-cell>
          <table:table-cell table:style-name="ce22" office:value-type="string">
            <text:p>4015 Lauderdale Dr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3</text:p>
          </table:table-cell>
          <table:table-cell table:style-name="ce23" office:value-type="date" office:date-value="2011-11-23T15:28:00">
            <text:p> 11/23/2011</text:p>
          </table:table-cell>
          <table:table-cell table:style-name="ce22" office:value-type="string">
            <text:p>Bar Louie Richmond</text:p>
          </table:table-cell>
          <table:table-cell table:style-name="ce22" office:value-type="string">
            <text:p>64851</text:p>
          </table:table-cell>
          <table:table-cell table:style-name="ce22" office:value-type="string">
            <text:p>11788 W Broa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3</text:p>
          </table:table-cell>
          <table:table-cell table:style-name="ce23" office:value-type="date" office:date-value="2011-11-23T15:33:00">
            <text:p> 11/23/2011</text:p>
          </table:table-cell>
          <table:table-cell table:style-name="ce22" office:value-type="string">
            <text:p>Maggianos Little Italy</text:p>
          </table:table-cell>
          <table:table-cell table:style-name="ce22" office:value-type="string">
            <text:p>27222</text:p>
          </table:table-cell>
          <table:table-cell table:style-name="ce22" office:value-type="string">
            <text:p>11800 W Broad St Ste 2204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3</text:p>
          </table:table-cell>
          <table:table-cell table:style-name="ce23" office:value-type="date" office:date-value="2011-11-23T15:35:00">
            <text:p> 11/23/2011</text:p>
          </table:table-cell>
          <table:table-cell table:style-name="ce22" office:value-type="string">
            <text:p>Osaka</text:p>
          </table:table-cell>
          <table:table-cell table:style-name="ce22" office:value-type="string">
            <text:p>32054</text:p>
          </table:table-cell>
          <table:table-cell table:style-name="ce22" office:value-type="string">
            <text:p>11674 W Broa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63-9776</text:p>
          </table:table-cell>
          <table:table-cell table:style-name="ce23" office:value-type="date" office:date-value="2011-11-23T16:00:00">
            <text:p> 11/23/2011</text:p>
          </table:table-cell>
          <table:table-cell table:style-name="ce22" office:value-type="string">
            <text:p>State Line Grocery</text:p>
          </table:table-cell>
          <table:table-cell table:style-name="ce22" office:value-type="string">
            <text:p>50115</text:p>
          </table:table-cell>
          <table:table-cell table:style-name="ce22" office:value-type="string">
            <text:p>RR 1 Box 325</text:p>
          </table:table-cell>
          <table:table-cell table:style-name="ce22" office:value-type="string">
            <text:p>Jon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51</text:p>
          </table:table-cell>
          <table:table-cell table:style-name="ce23" office:value-type="date" office:date-value="2011-11-23T16:12:00">
            <text:p> 11/23/2011</text:p>
          </table:table-cell>
          <table:table-cell table:style-name="ce22" office:value-type="string">
            <text:p>Gashis Market Inc</text:p>
          </table:table-cell>
          <table:table-cell table:style-name="ce22" office:value-type="string">
            <text:p>62116</text:p>
          </table:table-cell>
          <table:table-cell table:style-name="ce22" office:value-type="string">
            <text:p>1369 West Jackson St</text:p>
          </table:table-cell>
          <table:table-cell table:style-name="ce22" office:value-type="string">
            <text:p>Gate Cit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77</text:p>
          </table:table-cell>
          <table:table-cell table:style-name="ce23" office:value-type="date" office:date-value="2011-11-23T16:48:00">
            <text:p> 11/23/2011</text:p>
          </table:table-cell>
          <table:table-cell table:style-name="ce22" office:value-type="string">
            <text:p>El Centenario</text:p>
          </table:table-cell>
          <table:table-cell table:style-name="ce22" office:value-type="string">
            <text:p>34094</text:p>
          </table:table-cell>
          <table:table-cell table:style-name="ce22" office:value-type="string">
            <text:p>930 E Morgan Ave Ste 7</text:p>
          </table:table-cell>
          <table:table-cell table:style-name="ce22" office:value-type="string">
            <text:p>Pennington Gap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30-3111</text:p>
          </table:table-cell>
          <table:table-cell table:style-name="ce23" office:value-type="date" office:date-value="2011-11-23T17:55:00">
            <text:p> 11/23/2011</text:p>
          </table:table-cell>
          <table:table-cell table:style-name="ce22" office:value-type="string">
            <text:p>FasMart # 419</text:p>
          </table:table-cell>
          <table:table-cell table:style-name="ce22" office:value-type="string">
            <text:p>49229</text:p>
          </table:table-cell>
          <table:table-cell table:style-name="ce22" office:value-type="string">
            <text:p>409 Quillen Ave SE</text:p>
          </table:table-cell>
          <table:table-cell table:style-name="ce22" office:value-type="string">
            <text:p>Coebur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30</text:p>
          </table:table-cell>
          <table:table-cell table:style-name="ce23" office:value-type="date" office:date-value="2011-11-23T18:10:00">
            <text:p> 11/23/2011</text:p>
          </table:table-cell>
          <table:table-cell table:style-name="ce22" office:value-type="string">
            <text:p>Roadrunner Market 197</text:p>
          </table:table-cell>
          <table:table-cell table:style-name="ce22" office:value-type="string">
            <text:p>64743</text:p>
          </table:table-cell>
          <table:table-cell table:style-name="ce22" office:value-type="string">
            <text:p>577 Front Wheeler St</text:p>
          </table:table-cell>
          <table:table-cell table:style-name="ce22" office:value-type="string">
            <text:p>Coebur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73-1820</text:p>
          </table:table-cell>
          <table:table-cell table:style-name="ce23" office:value-type="date" office:date-value="2011-11-23T18:32:00">
            <text:p> 11/23/2011</text:p>
          </table:table-cell>
          <table:table-cell table:style-name="ce22" office:value-type="string">
            <text:p>Yamato Norton Inc</text:p>
          </table:table-cell>
          <table:table-cell table:style-name="ce22" office:value-type="string">
            <text:p>65327</text:p>
          </table:table-cell>
          <table:table-cell table:style-name="ce22" office:value-type="string">
            <text:p>959 Park Ave SW</text:p>
          </table:table-cell>
          <table:table-cell table:style-name="ce22" office:value-type="string">
            <text:p>Nor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73</text:p>
          </table:table-cell>
          <table:table-cell table:style-name="ce23" office:value-type="date" office:date-value="2011-11-23T18:44:00">
            <text:p> 11/23/2011</text:p>
          </table:table-cell>
          <table:table-cell table:style-name="ce22" office:value-type="string">
            <text:p>Little Mexico # 3 Inc</text:p>
          </table:table-cell>
          <table:table-cell table:style-name="ce22" office:value-type="string">
            <text:p>41501</text:p>
          </table:table-cell>
          <table:table-cell table:style-name="ce22" office:value-type="string">
            <text:p>722 Commonwealth Dr</text:p>
          </table:table-cell>
          <table:table-cell table:style-name="ce22" office:value-type="string">
            <text:p>Nor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93</text:p>
          </table:table-cell>
          <table:table-cell table:style-name="ce23" office:value-type="date" office:date-value="2011-11-23T19:02:00">
            <text:p> 11/23/2011</text:p>
          </table:table-cell>
          <table:table-cell table:style-name="ce22" office:value-type="string">
            <text:p>The Tavern on Main LLC</text:p>
          </table:table-cell>
          <table:table-cell table:style-name="ce22" office:value-type="string">
            <text:p>66282</text:p>
          </table:table-cell>
          <table:table-cell table:style-name="ce22" office:value-type="string">
            <text:p>225 E Main St</text:p>
          </table:table-cell>
          <table:table-cell table:style-name="ce22" office:value-type="string">
            <text:p>Wis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93-6903</text:p>
          </table:table-cell>
          <table:table-cell table:style-name="ce23" office:value-type="date" office:date-value="2011-11-23T19:02:00">
            <text:p> 11/23/2011</text:p>
          </table:table-cell>
          <table:table-cell table:style-name="ce22" office:value-type="string">
            <text:p>The Tavern on Main</text:p>
          </table:table-cell>
          <table:table-cell table:style-name="ce22" office:value-type="string">
            <text:p>61615</text:p>
          </table:table-cell>
          <table:table-cell table:style-name="ce22" office:value-type="string">
            <text:p>225 Main St</text:p>
          </table:table-cell>
          <table:table-cell table:style-name="ce22" office:value-type="string">
            <text:p>Wis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93</text:p>
          </table:table-cell>
          <table:table-cell table:style-name="ce23" office:value-type="date" office:date-value="2011-11-23T19:09:00">
            <text:p> 11/23/2011</text:p>
          </table:table-cell>
          <table:table-cell table:style-name="ce22" office:value-type="string">
            <text:p>FasMart # 463</text:p>
          </table:table-cell>
          <table:table-cell table:style-name="ce22" office:value-type="string">
            <text:p>49279</text:p>
          </table:table-cell>
          <table:table-cell table:style-name="ce22" office:value-type="string">
            <text:p>106 Park Ave</text:p>
          </table:table-cell>
          <table:table-cell table:style-name="ce22" office:value-type="string">
            <text:p>Wis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93</text:p>
          </table:table-cell>
          <table:table-cell table:style-name="ce23" office:value-type="date" office:date-value="2011-11-23T19:16:00">
            <text:p> 11/23/2011</text:p>
          </table:table-cell>
          <table:table-cell table:style-name="ce22" office:value-type="string">
            <text:p>Renos Roadhouse</text:p>
          </table:table-cell>
          <table:table-cell table:style-name="ce22" office:value-type="string">
            <text:p>12644</text:p>
          </table:table-cell>
          <table:table-cell table:style-name="ce22" office:value-type="string">
            <text:p>132 Woodland Dr SW</text:p>
          </table:table-cell>
          <table:table-cell table:style-name="ce22" office:value-type="string">
            <text:p>Wis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93-4619</text:p>
          </table:table-cell>
          <table:table-cell table:style-name="ce23" office:value-type="date" office:date-value="2011-11-23T19:21:00">
            <text:p> 11/23/2011</text:p>
          </table:table-cell>
          <table:table-cell table:style-name="ce22" office:value-type="string">
            <text:p>Monterrey Mexican Restaurant</text:p>
          </table:table-cell>
          <table:table-cell table:style-name="ce22" office:value-type="string">
            <text:p>72570</text:p>
          </table:table-cell>
          <table:table-cell table:style-name="ce22" office:value-type="string">
            <text:p>191 Ridgeview Rd SW</text:p>
          </table:table-cell>
          <table:table-cell table:style-name="ce22" office:value-type="string">
            <text:p>Wis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93</text:p>
          </table:table-cell>
          <table:table-cell table:style-name="ce23" office:value-type="date" office:date-value="2011-11-23T19:29:00">
            <text:p> 11/23/2011</text:p>
          </table:table-cell>
          <table:table-cell table:style-name="ce22" office:value-type="string">
            <text:p>China Garden Restaurant</text:p>
          </table:table-cell>
          <table:table-cell table:style-name="ce22" office:value-type="string">
            <text:p>76961</text:p>
          </table:table-cell>
          <table:table-cell table:style-name="ce22" office:value-type="string">
            <text:p>Hwy 23 Wise Co Plaza Ste  14</text:p>
          </table:table-cell>
          <table:table-cell table:style-name="ce22" office:value-type="string">
            <text:p>Wis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79</text:p>
          </table:table-cell>
          <table:table-cell table:style-name="ce23" office:value-type="date" office:date-value="2011-11-23T19:38:00">
            <text:p> 11/23/2011</text:p>
          </table:table-cell>
          <table:table-cell table:style-name="ce22" office:value-type="string">
            <text:p>Rite Aid Pharmacy 1625</text:p>
          </table:table-cell>
          <table:table-cell table:style-name="ce22" office:value-type="string">
            <text:p>41033</text:p>
          </table:table-cell>
          <table:table-cell table:style-name="ce22" office:value-type="string">
            <text:p>S Main St  11223 Indian Creek Rd</text:p>
          </table:table-cell>
          <table:table-cell table:style-name="ce22" office:value-type="string">
            <text:p>Pou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79-5611</text:p>
          </table:table-cell>
          <table:table-cell table:style-name="ce23" office:value-type="date" office:date-value="2011-11-23T19:47:00">
            <text:p> 11/23/2011</text:p>
          </table:table-cell>
          <table:table-cell table:style-name="ce22" office:value-type="string">
            <text:p>FasMart # 412</text:p>
          </table:table-cell>
          <table:table-cell table:style-name="ce22" office:value-type="string">
            <text:p>49220</text:p>
          </table:table-cell>
          <table:table-cell table:style-name="ce22" office:value-type="string">
            <text:p>11503 Orby Cantrell Hwy</text:p>
          </table:table-cell>
          <table:table-cell table:style-name="ce22" office:value-type="string">
            <text:p>Pou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16</text:p>
          </table:table-cell>
          <table:table-cell table:style-name="ce23" office:value-type="date" office:date-value="2011-11-23T20:18:00">
            <text:p> 11/23/2011</text:p>
          </table:table-cell>
          <table:table-cell table:style-name="ce22" office:value-type="string">
            <text:p>Scotchman 460</text:p>
          </table:table-cell>
          <table:table-cell table:style-name="ce22" office:value-type="string">
            <text:p>67541</text:p>
          </table:table-cell>
          <table:table-cell table:style-name="ce22" office:value-type="string">
            <text:p>636 W Main St</text:p>
          </table:table-cell>
          <table:table-cell table:style-name="ce22" office:value-type="string">
            <text:p>Appalach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19</text:p>
          </table:table-cell>
          <table:table-cell table:style-name="ce23" office:value-type="date" office:date-value="2011-11-23T20:28:00">
            <text:p> 11/23/2011</text:p>
          </table:table-cell>
          <table:table-cell table:style-name="ce22" office:value-type="string">
            <text:p>Little Mexico Mexican Restaurant</text:p>
          </table:table-cell>
          <table:table-cell table:style-name="ce22" office:value-type="string">
            <text:p>4260</text:p>
          </table:table-cell>
          <table:table-cell table:style-name="ce22" office:value-type="string">
            <text:p>1941 Neeley Rd Ste 117</text:p>
          </table:table-cell>
          <table:table-cell table:style-name="ce22" office:value-type="string">
            <text:p>Big Stone Gap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44</text:p>
          </table:table-cell>
          <table:table-cell table:style-name="ce23" office:value-type="date" office:date-value="2011-11-23T20:49:00">
            <text:p> 11/23/2011</text:p>
          </table:table-cell>
          <table:table-cell table:style-name="ce22" office:value-type="string">
            <text:p>Black Diamond Get It Market 30</text:p>
          </table:table-cell>
          <table:table-cell table:style-name="ce22" office:value-type="string">
            <text:p>69066</text:p>
          </table:table-cell>
          <table:table-cell table:style-name="ce22" office:value-type="string">
            <text:p>450 Duff Patt Hwy</text:p>
          </table:table-cell>
          <table:table-cell table:style-name="ce22" office:value-type="string">
            <text:p>Duf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51-3427</text:p>
          </table:table-cell>
          <table:table-cell table:style-name="ce23" office:value-type="date" office:date-value="2011-11-23T21:13:00">
            <text:p> 11/23/2011</text:p>
          </table:table-cell>
          <table:table-cell table:style-name="ce22" office:value-type="string">
            <text:p>Pizza Hut Of Gate City</text:p>
          </table:table-cell>
          <table:table-cell table:style-name="ce22" office:value-type="string">
            <text:p>40617</text:p>
          </table:table-cell>
          <table:table-cell table:style-name="ce22" office:value-type="string">
            <text:p>223 Kane St</text:p>
          </table:table-cell>
          <table:table-cell table:style-name="ce22" office:value-type="string">
            <text:p>Gate Cit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90</text:p>
          </table:table-cell>
          <table:table-cell table:style-name="ce23" office:value-type="date" office:date-value="2011-11-23T21:25:00">
            <text:p> 11/23/2011</text:p>
          </table:table-cell>
          <table:table-cell table:style-name="ce22" office:value-type="string">
            <text:p>Colonial Downs Food and Beverage</text:p>
          </table:table-cell>
          <table:table-cell table:style-name="ce22" office:value-type="string">
            <text:p>41545</text:p>
          </table:table-cell>
          <table:table-cell table:style-name="ce22" office:value-type="string">
            <text:p>38 US Hwy 23 N</text:p>
          </table:table-cell>
          <table:table-cell table:style-name="ce22" office:value-type="string">
            <text:p>Weber Cit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90</text:p>
          </table:table-cell>
          <table:table-cell table:style-name="ce23" office:value-type="date" office:date-value="2011-11-23T21:32:00">
            <text:p> 11/23/2011</text:p>
          </table:table-cell>
          <table:table-cell table:style-name="ce22" office:value-type="string">
            <text:p>State Line Market 2</text:p>
          </table:table-cell>
          <table:table-cell table:style-name="ce22" office:value-type="string">
            <text:p>61934</text:p>
          </table:table-cell>
          <table:table-cell table:style-name="ce22" office:value-type="string">
            <text:p>506 US Hwy 23 North</text:p>
          </table:table-cell>
          <table:table-cell table:style-name="ce22" office:value-type="string">
            <text:p>Weber Cit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51-3811</text:p>
          </table:table-cell>
          <table:table-cell table:style-name="ce23" office:value-type="date" office:date-value="2011-11-23T21:36:00">
            <text:p> 11/23/2011</text:p>
          </table:table-cell>
          <table:table-cell table:style-name="ce22" office:value-type="string">
            <text:p>FasMart # 442</text:p>
          </table:table-cell>
          <table:table-cell table:style-name="ce22" office:value-type="string">
            <text:p>49262</text:p>
          </table:table-cell>
          <table:table-cell table:style-name="ce22" office:value-type="string">
            <text:p>61 Us Highway 23 S</text:p>
          </table:table-cell>
          <table:table-cell table:style-name="ce22" office:value-type="string">
            <text:p>Gate Cit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1</text:p>
          </table:table-cell>
          <table:table-cell table:style-name="ce23" office:value-type="date" office:date-value="2011-11-28T10:25:00">
            <text:p> 11/28/2011</text:p>
          </table:table-cell>
          <table:table-cell table:style-name="ce22" office:value-type="string">
            <text:p>Quickie Mart</text:p>
          </table:table-cell>
          <table:table-cell table:style-name="ce22" office:value-type="string">
            <text:p>39047</text:p>
          </table:table-cell>
          <table:table-cell table:style-name="ce22" office:value-type="string">
            <text:p>403 Jefferson St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1</text:p>
          </table:table-cell>
          <table:table-cell table:style-name="ce23" office:value-type="date" office:date-value="2011-11-28T10:35:00">
            <text:p> 11/28/2011</text:p>
          </table:table-cell>
          <table:table-cell table:style-name="ce22" office:value-type="string">
            <text:p>Food Lion 640</text:p>
          </table:table-cell>
          <table:table-cell table:style-name="ce22" office:value-type="string">
            <text:p>9749</text:p>
          </table:table-cell>
          <table:table-cell table:style-name="ce22" office:value-type="string">
            <text:p>1403 S Main St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1-5469</text:p>
          </table:table-cell>
          <table:table-cell table:style-name="ce23" office:value-type="date" office:date-value="2011-11-28T11:00:00">
            <text:p> 11/28/2011</text:p>
          </table:table-cell>
          <table:table-cell table:style-name="ce22" office:value-type="string">
            <text:p>PAK Supermarket &amp; Grill</text:p>
          </table:table-cell>
          <table:table-cell table:style-name="ce22" office:value-type="string">
            <text:p>12977</text:p>
          </table:table-cell>
          <table:table-cell table:style-name="ce22" office:value-type="string">
            <text:p>3401 Westover Dr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1</text:p>
          </table:table-cell>
          <table:table-cell table:style-name="ce23" office:value-type="date" office:date-value="2011-11-28T11:06:00">
            <text:p> 11/28/2011</text:p>
          </table:table-cell>
          <table:table-cell table:style-name="ce22" office:value-type="string">
            <text:p>Franks Pizza</text:p>
          </table:table-cell>
          <table:table-cell table:style-name="ce22" office:value-type="string">
            <text:p>45231</text:p>
          </table:table-cell>
          <table:table-cell table:style-name="ce22" office:value-type="string">
            <text:p>1959 Memorial Dr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1</text:p>
          </table:table-cell>
          <table:table-cell table:style-name="ce23" office:value-type="date" office:date-value="2011-11-28T11:10:00">
            <text:p> 11/28/2011</text:p>
          </table:table-cell>
          <table:table-cell table:style-name="ce22" office:value-type="string">
            <text:p>Continental Ball Room</text:p>
          </table:table-cell>
          <table:table-cell table:style-name="ce22" office:value-type="string">
            <text:p>61217</text:p>
          </table:table-cell>
          <table:table-cell table:style-name="ce22" office:value-type="string">
            <text:p>1521 Goodyear Blvd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1-4633</text:p>
          </table:table-cell>
          <table:table-cell table:style-name="ce23" office:value-type="date" office:date-value="2011-11-28T11:12:00">
            <text:p> 11/28/2011</text:p>
          </table:table-cell>
          <table:table-cell table:style-name="ce22" office:value-type="string">
            <text:p>Ruby Tuesday</text:p>
          </table:table-cell>
          <table:table-cell table:style-name="ce22" office:value-type="string">
            <text:p>27428</text:p>
          </table:table-cell>
          <table:table-cell table:style-name="ce22" office:value-type="string">
            <text:p>3585 Riverside Dr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1-3426</text:p>
          </table:table-cell>
          <table:table-cell table:style-name="ce23" office:value-type="date" office:date-value="2011-11-28T11:25:00">
            <text:p> 11/28/2011</text:p>
          </table:table-cell>
          <table:table-cell table:style-name="ce22" office:value-type="string">
            <text:p>Pizza Hut</text:p>
          </table:table-cell>
          <table:table-cell table:style-name="ce22" office:value-type="string">
            <text:p>40953</text:p>
          </table:table-cell>
          <table:table-cell table:style-name="ce22" office:value-type="string">
            <text:p>3125 Riverside Dr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1-3423</text:p>
          </table:table-cell>
          <table:table-cell table:style-name="ce23" office:value-type="date" office:date-value="2011-11-28T11:28:00">
            <text:p> 11/28/2011</text:p>
          </table:table-cell>
          <table:table-cell table:style-name="ce22" office:value-type="string">
            <text:p>Texas Steakhouse &amp; Saloon</text:p>
          </table:table-cell>
          <table:table-cell table:style-name="ce22" office:value-type="string">
            <text:p>14046</text:p>
          </table:table-cell>
          <table:table-cell table:style-name="ce22" office:value-type="string">
            <text:p>2925 Riverside Dr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-5930</text:p>
          </table:table-cell>
          <table:table-cell table:style-name="ce23" office:value-type="date" office:date-value="2011-11-28T11:43:00">
            <text:p> 11/28/2011</text:p>
          </table:table-cell>
          <table:table-cell table:style-name="ce22" office:value-type="string">
            <text:p>Tokyo Grill</text:p>
          </table:table-cell>
          <table:table-cell table:style-name="ce22" office:value-type="string">
            <text:p>55253</text:p>
          </table:table-cell>
          <table:table-cell table:style-name="ce22" office:value-type="string">
            <text:p>364 Lowes Dr Ste I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-5932</text:p>
          </table:table-cell>
          <table:table-cell table:style-name="ce23" office:value-type="date" office:date-value="2011-11-28T11:48:00">
            <text:p> 11/28/2011</text:p>
          </table:table-cell>
          <table:table-cell table:style-name="ce22" office:value-type="string">
            <text:p>Kickback Jacks</text:p>
          </table:table-cell>
          <table:table-cell table:style-name="ce22" office:value-type="string">
            <text:p>75806</text:p>
          </table:table-cell>
          <table:table-cell table:style-name="ce22" office:value-type="string">
            <text:p>140 Crown Dr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</text:p>
          </table:table-cell>
          <table:table-cell table:style-name="ce23" office:value-type="date" office:date-value="2011-11-28T11:54:00">
            <text:p> 11/28/2011</text:p>
          </table:table-cell>
          <table:table-cell table:style-name="ce22" office:value-type="string">
            <text:p>Nuestra Hacienda Inc</text:p>
          </table:table-cell>
          <table:table-cell table:style-name="ce22" office:value-type="string">
            <text:p>68526</text:p>
          </table:table-cell>
          <table:table-cell table:style-name="ce22" office:value-type="string">
            <text:p>1010 Piney Forest Rd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-1325</text:p>
          </table:table-cell>
          <table:table-cell table:style-name="ce23" office:value-type="date" office:date-value="2011-11-28T12:04:00">
            <text:p> 11/28/2011</text:p>
          </table:table-cell>
          <table:table-cell table:style-name="ce22" office:value-type="string">
            <text:p>Shadowood Mart</text:p>
          </table:table-cell>
          <table:table-cell table:style-name="ce22" office:value-type="string">
            <text:p>49757</text:p>
          </table:table-cell>
          <table:table-cell table:style-name="ce22" office:value-type="string">
            <text:p>1225 Franklin Tpke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-4117</text:p>
          </table:table-cell>
          <table:table-cell table:style-name="ce23" office:value-type="date" office:date-value="2011-11-28T12:05:00">
            <text:p> 11/28/2011</text:p>
          </table:table-cell>
          <table:table-cell table:style-name="ce22" office:value-type="string">
            <text:p>Long River Restaurant</text:p>
          </table:table-cell>
          <table:table-cell table:style-name="ce22" office:value-type="string">
            <text:p>38674</text:p>
          </table:table-cell>
          <table:table-cell table:style-name="ce22" office:value-type="string">
            <text:p>2835 Riverside Dr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34</text:p>
          </table:table-cell>
          <table:table-cell table:style-name="ce23" office:value-type="date" office:date-value="2011-11-28T12:15:00">
            <text:p> 11/28/2011</text:p>
          </table:table-cell>
          <table:table-cell table:style-name="ce22" office:value-type="string">
            <text:p>Garretts Colonial Diner</text:p>
          </table:table-cell>
          <table:table-cell table:style-name="ce22" office:value-type="string">
            <text:p>28964</text:p>
          </table:table-cell>
          <table:table-cell table:style-name="ce22" office:value-type="string">
            <text:p>1192 Clover Rd</text:p>
          </table:table-cell>
          <table:table-cell table:style-name="ce22" office:value-type="string">
            <text:p>Clov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</text:p>
          </table:table-cell>
          <table:table-cell table:style-name="ce23" office:value-type="date" office:date-value="2011-11-28T12:15:00">
            <text:p> 11/28/2011</text:p>
          </table:table-cell>
          <table:table-cell table:style-name="ce22" office:value-type="string">
            <text:p>Isabels Pizza</text:p>
          </table:table-cell>
          <table:table-cell table:style-name="ce22" office:value-type="string">
            <text:p>71566</text:p>
          </table:table-cell>
          <table:table-cell table:style-name="ce22" office:value-type="string">
            <text:p>1459 S Boston Rd Cain Creek Shop Ctr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98</text:p>
          </table:table-cell>
          <table:table-cell table:style-name="ce23" office:value-type="date" office:date-value="2011-11-28T12:35:00">
            <text:p> 11/28/2011</text:p>
          </table:table-cell>
          <table:table-cell table:style-name="ce22" office:value-type="string">
            <text:p>Gatrells Cowboy Up Bar &amp; Grill</text:p>
          </table:table-cell>
          <table:table-cell table:style-name="ce22" office:value-type="string">
            <text:p>39637</text:p>
          </table:table-cell>
          <table:table-cell table:style-name="ce22" office:value-type="string">
            <text:p>8059 Florence Ave</text:p>
          </table:table-cell>
          <table:table-cell table:style-name="ce22" office:value-type="string">
            <text:p>Virgili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1</text:p>
          </table:table-cell>
          <table:table-cell table:style-name="ce23" office:value-type="date" office:date-value="2011-11-28T12:55:00">
            <text:p> 11/28/2011</text:p>
          </table:table-cell>
          <table:table-cell table:style-name="ce22" office:value-type="string">
            <text:p>Jakes on Main</text:p>
          </table:table-cell>
          <table:table-cell table:style-name="ce22" office:value-type="string">
            <text:p>67753</text:p>
          </table:table-cell>
          <table:table-cell table:style-name="ce22" office:value-type="string">
            <text:p>215 Main St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89</text:p>
          </table:table-cell>
          <table:table-cell table:style-name="ce23" office:value-type="date" office:date-value="2011-11-28T13:00:00">
            <text:p> 11/28/2011</text:p>
          </table:table-cell>
          <table:table-cell table:style-name="ce22" office:value-type="string">
            <text:p>Sydnor House Lodge</text:p>
          </table:table-cell>
          <table:table-cell table:style-name="ce22" office:value-type="string">
            <text:p>77763</text:p>
          </table:table-cell>
          <table:table-cell table:style-name="ce22" office:value-type="string">
            <text:p>1003 Falkland Lndg</text:p>
          </table:table-cell>
          <table:table-cell table:style-name="ce22" office:value-type="string">
            <text:p>Scott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92-4834</text:p>
          </table:table-cell>
          <table:table-cell table:style-name="ce23" office:value-type="date" office:date-value="2011-11-28T13:23:00">
            <text:p> 11/28/2011</text:p>
          </table:table-cell>
          <table:table-cell table:style-name="ce22" office:value-type="string">
            <text:p>Yamato</text:p>
          </table:table-cell>
          <table:table-cell table:style-name="ce22" office:value-type="string">
            <text:p>45051</text:p>
          </table:table-cell>
          <table:table-cell table:style-name="ce22" office:value-type="string">
            <text:p>4118 Halifax Rd</text:p>
          </table:table-cell>
          <table:table-cell table:style-name="ce22" office:value-type="string">
            <text:p>South Bo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92</text:p>
          </table:table-cell>
          <table:table-cell table:style-name="ce23" office:value-type="date" office:date-value="2011-11-28T13:35:00">
            <text:p> 11/28/2011</text:p>
          </table:table-cell>
          <table:table-cell table:style-name="ce22" office:value-type="string">
            <text:p>The Berry Hill Estate</text:p>
          </table:table-cell>
          <table:table-cell table:style-name="ce22" office:value-type="string">
            <text:p>53363</text:p>
          </table:table-cell>
          <table:table-cell table:style-name="ce22" office:value-type="string">
            <text:p>3105 River Rd</text:p>
          </table:table-cell>
          <table:table-cell table:style-name="ce22" office:value-type="string">
            <text:p>South Bo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55-4873</text:p>
          </table:table-cell>
          <table:table-cell table:style-name="ce23" office:value-type="date" office:date-value="2011-11-28T13:50:00">
            <text:p> 11/28/2011</text:p>
          </table:table-cell>
          <table:table-cell table:style-name="ce22" office:value-type="string">
            <text:p>Glory Days Grill</text:p>
          </table:table-cell>
          <table:table-cell table:style-name="ce22" office:value-type="string">
            <text:p>29048</text:p>
          </table:table-cell>
          <table:table-cell table:style-name="ce22" office:value-type="string">
            <text:p>7581 Somerset Crossing Dr</text:p>
          </table:table-cell>
          <table:table-cell table:style-name="ce22" office:value-type="string">
            <text:p>Gain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92-6364</text:p>
          </table:table-cell>
          <table:table-cell table:style-name="ce23" office:value-type="date" office:date-value="2011-11-28T14:30:00">
            <text:p> 11/28/2011</text:p>
          </table:table-cell>
          <table:table-cell table:style-name="ce22" office:value-type="string">
            <text:p>World Of Sports Bowling Center</text:p>
          </table:table-cell>
          <table:table-cell table:style-name="ce22" office:value-type="string">
            <text:p>77658</text:p>
          </table:table-cell>
          <table:table-cell table:style-name="ce22" office:value-type="string">
            <text:p>2030 Bill Tuck Hwy</text:p>
          </table:table-cell>
          <table:table-cell table:style-name="ce22" office:value-type="string">
            <text:p>South Bo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2-6802</text:p>
          </table:table-cell>
          <table:table-cell table:style-name="ce23" office:value-type="date" office:date-value="2011-11-28T15:21:00">
            <text:p> 11/28/2011</text:p>
          </table:table-cell>
          <table:table-cell table:style-name="ce22" office:value-type="string">
            <text:p>Buffalo Wild Wings Bar &amp; Grill</text:p>
          </table:table-cell>
          <table:table-cell table:style-name="ce22" office:value-type="string">
            <text:p>66230</text:p>
          </table:table-cell>
          <table:table-cell table:style-name="ce22" office:value-type="string">
            <text:p>14468 Potomac Mills Rd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3-4528</text:p>
          </table:table-cell>
          <table:table-cell table:style-name="ce23" office:value-type="date" office:date-value="2011-11-28T16:07:00">
            <text:p> 11/28/2011</text:p>
          </table:table-cell>
          <table:table-cell table:style-name="ce22" office:value-type="string">
            <text:p>Peking Chef</text:p>
          </table:table-cell>
          <table:table-cell table:style-name="ce22" office:value-type="string">
            <text:p>53529</text:p>
          </table:table-cell>
          <table:table-cell table:style-name="ce22" office:value-type="string">
            <text:p>5605 Mapledale Plz</text:p>
          </table:table-cell>
          <table:table-cell table:style-name="ce22" office:value-type="string">
            <text:p>Dale Cit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64</text:p>
          </table:table-cell>
          <table:table-cell table:style-name="ce23" office:value-type="date" office:date-value="2011-11-28T17:05:00">
            <text:p> 11/28/2011</text:p>
          </table:table-cell>
          <table:table-cell table:style-name="ce22" office:value-type="string">
            <text:p>The Cup &amp; Crumpet</text:p>
          </table:table-cell>
          <table:table-cell table:style-name="ce22" office:value-type="string">
            <text:p>63057</text:p>
          </table:table-cell>
          <table:table-cell table:style-name="ce22" office:value-type="string">
            <text:p>135 Lora Dr</text:p>
          </table:table-cell>
          <table:table-cell table:style-name="ce22" office:value-type="string">
            <text:p>Woodst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64</text:p>
          </table:table-cell>
          <table:table-cell table:style-name="ce23" office:value-type="date" office:date-value="2011-11-28T17:10:00">
            <text:p> 11/28/2011</text:p>
          </table:table-cell>
          <table:table-cell table:style-name="ce22" office:value-type="string">
            <text:p>Italian Touch</text:p>
          </table:table-cell>
          <table:table-cell table:style-name="ce22" office:value-type="string">
            <text:p>26277</text:p>
          </table:table-cell>
          <table:table-cell table:style-name="ce22" office:value-type="string">
            <text:p>345 W Reservoir Rd</text:p>
          </table:table-cell>
          <table:table-cell table:style-name="ce22" office:value-type="string">
            <text:p>Woodst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22-8603</text:p>
          </table:table-cell>
          <table:table-cell table:style-name="ce23" office:value-type="date" office:date-value="2011-11-28T17:11:00">
            <text:p> 11/28/2011</text:p>
          </table:table-cell>
          <table:table-cell table:style-name="ce22" office:value-type="string">
            <text:p>C &amp; S Mountain Top Grocery</text:p>
          </table:table-cell>
          <table:table-cell table:style-name="ce22" office:value-type="string">
            <text:p>65390</text:p>
          </table:table-cell>
          <table:table-cell table:style-name="ce22" office:value-type="string">
            <text:p>1155 Bearwallow Rd</text:p>
          </table:table-cell>
          <table:table-cell table:style-name="ce22" office:value-type="string">
            <text:p>Jewell 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64</text:p>
          </table:table-cell>
          <table:table-cell table:style-name="ce23" office:value-type="date" office:date-value="2011-11-28T17:12:00">
            <text:p> 11/28/2011</text:p>
          </table:table-cell>
          <table:table-cell table:style-name="ce22" office:value-type="string">
            <text:p>Woodstock Cafe and Shoppes</text:p>
          </table:table-cell>
          <table:table-cell table:style-name="ce22" office:value-type="string">
            <text:p>38526</text:p>
          </table:table-cell>
          <table:table-cell table:style-name="ce22" office:value-type="string">
            <text:p>117 S Main St</text:p>
          </table:table-cell>
          <table:table-cell table:style-name="ce22" office:value-type="string">
            <text:p>Woodst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39</text:p>
          </table:table-cell>
          <table:table-cell table:style-name="ce23" office:value-type="date" office:date-value="2011-11-28T17:21:00">
            <text:p> 11/28/2011</text:p>
          </table:table-cell>
          <table:table-cell table:style-name="ce22" office:value-type="string">
            <text:p>Eddies Exxon</text:p>
          </table:table-cell>
          <table:table-cell table:style-name="ce22" office:value-type="string">
            <text:p>19789</text:p>
          </table:table-cell>
          <table:table-cell table:style-name="ce22" office:value-type="string">
            <text:p>6972 RIverside Dr</text:p>
          </table:table-cell>
          <table:table-cell table:style-name="ce22" office:value-type="string">
            <text:p>Rav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64</text:p>
          </table:table-cell>
          <table:table-cell table:style-name="ce23" office:value-type="date" office:date-value="2011-11-28T17:24:00">
            <text:p> 11/28/2011</text:p>
          </table:table-cell>
          <table:table-cell table:style-name="ce22" office:value-type="string">
            <text:p>China Wok</text:p>
          </table:table-cell>
          <table:table-cell table:style-name="ce22" office:value-type="string">
            <text:p>32614</text:p>
          </table:table-cell>
          <table:table-cell table:style-name="ce22" office:value-type="string">
            <text:p>479 W Reservoir Rd</text:p>
          </table:table-cell>
          <table:table-cell table:style-name="ce22" office:value-type="string">
            <text:p>Woodst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31-0246</text:p>
          </table:table-cell>
          <table:table-cell table:style-name="ce23" office:value-type="date" office:date-value="2011-11-28T17:27:00">
            <text:p> 11/28/2011</text:p>
          </table:table-cell>
          <table:table-cell table:style-name="ce22" office:value-type="string">
            <text:p>Sonnys</text:p>
          </table:table-cell>
          <table:table-cell table:style-name="ce22" office:value-type="string">
            <text:p>60125</text:p>
          </table:table-cell>
          <table:table-cell table:style-name="ce22" office:value-type="string">
            <text:p>PO Box 246</text:p>
          </table:table-cell>
          <table:table-cell table:style-name="ce22" office:value-type="string">
            <text:p>Oakwoo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64-2005</text:p>
          </table:table-cell>
          <table:table-cell table:style-name="ce23" office:value-type="date" office:date-value="2011-11-28T17:30:00">
            <text:p> 11/28/2011</text:p>
          </table:table-cell>
          <table:table-cell table:style-name="ce22" office:value-type="string">
            <text:p>Wal Mart Supercenter # 2647</text:p>
          </table:table-cell>
          <table:table-cell table:style-name="ce22" office:value-type="string">
            <text:p>16169</text:p>
          </table:table-cell>
          <table:table-cell table:style-name="ce22" office:value-type="string">
            <text:p>461 W Reservoir Rd</text:p>
          </table:table-cell>
          <table:table-cell table:style-name="ce22" office:value-type="string">
            <text:p>Woodst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57</text:p>
          </table:table-cell>
          <table:table-cell table:style-name="ce23" office:value-type="date" office:date-value="2011-11-28T17:50:00">
            <text:p> 11/28/2011</text:p>
          </table:table-cell>
          <table:table-cell table:style-name="ce22" office:value-type="string">
            <text:p>Foxs Pizza Den</text:p>
          </table:table-cell>
          <table:table-cell table:style-name="ce22" office:value-type="string">
            <text:p>49027</text:p>
          </table:table-cell>
          <table:table-cell table:style-name="ce22" office:value-type="string">
            <text:p>289 N Massanutten St</text:p>
          </table:table-cell>
          <table:table-cell table:style-name="ce22" office:value-type="string">
            <text:p>Stra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57</text:p>
          </table:table-cell>
          <table:table-cell table:style-name="ce23" office:value-type="date" office:date-value="2011-11-28T17:56:00">
            <text:p> 11/28/2011</text:p>
          </table:table-cell>
          <table:table-cell table:style-name="ce22" office:value-type="string">
            <text:p>Great Wall</text:p>
          </table:table-cell>
          <table:table-cell table:style-name="ce22" office:value-type="string">
            <text:p>11702</text:p>
          </table:table-cell>
          <table:table-cell table:style-name="ce22" office:value-type="string">
            <text:p>782 Shopping Center Rd</text:p>
          </table:table-cell>
          <table:table-cell table:style-name="ce22" office:value-type="string">
            <text:p>Stra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14</text:p>
          </table:table-cell>
          <table:table-cell table:style-name="ce23" office:value-type="date" office:date-value="2011-11-28T17:59:00">
            <text:p> 11/28/2011</text:p>
          </table:table-cell>
          <table:table-cell table:style-name="ce22" office:value-type="string">
            <text:p>Italian Village</text:p>
          </table:table-cell>
          <table:table-cell table:style-name="ce22" office:value-type="string">
            <text:p>26877</text:p>
          </table:table-cell>
          <table:table-cell table:style-name="ce22" office:value-type="string">
            <text:p>110 Walnut St</text:p>
          </table:table-cell>
          <table:table-cell table:style-name="ce22" office:value-type="string">
            <text:p>Grund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14-6970</text:p>
          </table:table-cell>
          <table:table-cell table:style-name="ce23" office:value-type="date" office:date-value="2011-11-28T18:10:00">
            <text:p> 11/28/2011</text:p>
          </table:table-cell>
          <table:table-cell table:style-name="ce22" office:value-type="string">
            <text:p>Stop &amp; Shop</text:p>
          </table:table-cell>
          <table:table-cell table:style-name="ce22" office:value-type="string">
            <text:p>67270</text:p>
          </table:table-cell>
          <table:table-cell table:style-name="ce22" office:value-type="string">
            <text:p>2835 Slate Creek Rd</text:p>
          </table:table-cell>
          <table:table-cell table:style-name="ce22" office:value-type="string">
            <text:p>Grund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14-9523</text:p>
          </table:table-cell>
          <table:table-cell table:style-name="ce23" office:value-type="date" office:date-value="2011-11-28T18:21:00">
            <text:p> 11/28/2011</text:p>
          </table:table-cell>
          <table:table-cell table:style-name="ce22" office:value-type="string">
            <text:p>Chads Zip In</text:p>
          </table:table-cell>
          <table:table-cell table:style-name="ce22" office:value-type="string">
            <text:p>38195</text:p>
          </table:table-cell>
          <table:table-cell table:style-name="ce22" office:value-type="string">
            <text:p>6862 Slate Creek Rd</text:p>
          </table:table-cell>
          <table:table-cell table:style-name="ce22" office:value-type="string">
            <text:p>Grund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55</text:p>
          </table:table-cell>
          <table:table-cell table:style-name="ce23" office:value-type="date" office:date-value="2011-11-28T18:37:00">
            <text:p> 11/28/2011</text:p>
          </table:table-cell>
          <table:table-cell table:style-name="ce22" office:value-type="string">
            <text:p>Roma Restaurant &amp; Pizzeria</text:p>
          </table:table-cell>
          <table:table-cell table:style-name="ce22" office:value-type="string">
            <text:p>6196</text:p>
          </table:table-cell>
          <table:table-cell table:style-name="ce22" office:value-type="string">
            <text:p>120 Fairfax Pike</text:p>
          </table:table-cell>
          <table:table-cell table:style-name="ce22" office:value-type="string">
            <text:p>Stephens  Cit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28-0229</text:p>
          </table:table-cell>
          <table:table-cell table:style-name="ce23" office:value-type="date" office:date-value="2011-11-28T18:47:00">
            <text:p> 11/28/2011</text:p>
          </table:table-cell>
          <table:table-cell table:style-name="ce22" office:value-type="string">
            <text:p>Harmon Mini Mart</text:p>
          </table:table-cell>
          <table:table-cell table:style-name="ce22" office:value-type="string">
            <text:p>11656</text:p>
          </table:table-cell>
          <table:table-cell table:style-name="ce22" office:value-type="string">
            <text:p>Rt 460</text:p>
          </table:table-cell>
          <table:table-cell table:style-name="ce22" office:value-type="string">
            <text:p>Maxi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03-9421</text:p>
          </table:table-cell>
          <table:table-cell table:style-name="ce23" office:value-type="date" office:date-value="2011-11-28T18:59:00">
            <text:p> 11/28/2011</text:p>
          </table:table-cell>
          <table:table-cell table:style-name="ce22" office:value-type="string">
            <text:p>Belchers Grocery Inc</text:p>
          </table:table-cell>
          <table:table-cell table:style-name="ce22" office:value-type="string">
            <text:p>77635</text:p>
          </table:table-cell>
          <table:table-cell table:style-name="ce22" office:value-type="string">
            <text:p>35666 Riverside Dr</text:p>
          </table:table-cell>
          <table:table-cell table:style-name="ce22" office:value-type="string">
            <text:p>Big R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03-0304</text:p>
          </table:table-cell>
          <table:table-cell table:style-name="ce23" office:value-type="date" office:date-value="2011-11-28T19:03:00">
            <text:p> 11/28/2011</text:p>
          </table:table-cell>
          <table:table-cell table:style-name="ce22" office:value-type="string">
            <text:p>Riverfront Convenience Center Inc</text:p>
          </table:table-cell>
          <table:table-cell table:style-name="ce22" office:value-type="string">
            <text:p>3413</text:p>
          </table:table-cell>
          <table:table-cell table:style-name="ce22" office:value-type="string">
            <text:p>PO Box 304</text:p>
          </table:table-cell>
          <table:table-cell table:style-name="ce22" office:value-type="string">
            <text:p>Big R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25</text:p>
          </table:table-cell>
          <table:table-cell table:style-name="ce23" office:value-type="date" office:date-value="2011-11-28T19:38:00">
            <text:p> 11/28/2011</text:p>
          </table:table-cell>
          <table:table-cell table:style-name="ce22" office:value-type="string">
            <text:p>State Line</text:p>
          </table:table-cell>
          <table:table-cell table:style-name="ce22" office:value-type="string">
            <text:p>17399</text:p>
          </table:table-cell>
          <table:table-cell table:style-name="ce22" office:value-type="string">
            <text:p>1778 Bloomery Pike</text:p>
          </table:table-cell>
          <table:table-cell table:style-name="ce22" office:value-type="string">
            <text:p>Whitacr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-5007</text:p>
          </table:table-cell>
          <table:table-cell table:style-name="ce23" office:value-type="date" office:date-value="2011-11-28T20:03:00">
            <text:p> 11/28/2011</text:p>
          </table:table-cell>
          <table:table-cell table:style-name="ce22" office:value-type="string">
            <text:p>Chop Stick Cafe</text:p>
          </table:table-cell>
          <table:table-cell table:style-name="ce22" office:value-type="string">
            <text:p>63843</text:p>
          </table:table-cell>
          <table:table-cell table:style-name="ce22" office:value-type="string">
            <text:p>202 E Piccadilly St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56</text:p>
          </table:table-cell>
          <table:table-cell table:style-name="ce23" office:value-type="date" office:date-value="2011-11-29T12:19:00">
            <text:p> 11/29/2011</text:p>
          </table:table-cell>
          <table:table-cell table:style-name="ce22" office:value-type="string">
            <text:p>Mi Finca 4</text:p>
          </table:table-cell>
          <table:table-cell table:style-name="ce22" office:value-type="string">
            <text:p>46939</text:p>
          </table:table-cell>
          <table:table-cell table:style-name="ce22" office:value-type="string">
            <text:p>200 Main St Ste 101</text:p>
          </table:table-cell>
          <table:table-cell table:style-name="ce22" office:value-type="string">
            <text:p>Haysi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21</text:p>
          </table:table-cell>
          <table:table-cell table:style-name="ce23" office:value-type="date" office:date-value="2011-11-29T13:25:00">
            <text:p> 11/29/2011</text:p>
          </table:table-cell>
          <table:table-cell table:style-name="ce22" office:value-type="string">
            <text:p>PJs Corner</text:p>
          </table:table-cell>
          <table:table-cell table:style-name="ce22" office:value-type="string">
            <text:p>55536</text:p>
          </table:table-cell>
          <table:table-cell table:style-name="ce22" office:value-type="string">
            <text:p>102 LexingtonTpke</text:p>
          </table:table-cell>
          <table:table-cell table:style-name="ce22" office:value-type="string">
            <text:p>Amhers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21-3010</text:p>
          </table:table-cell>
          <table:table-cell table:style-name="ce23" office:value-type="date" office:date-value="2011-11-29T13:30:00">
            <text:p> 11/29/2011</text:p>
          </table:table-cell>
          <table:table-cell table:style-name="ce22" office:value-type="string">
            <text:p>Lees Courthouse Deli</text:p>
          </table:table-cell>
          <table:table-cell table:style-name="ce22" office:value-type="string">
            <text:p>68256</text:p>
          </table:table-cell>
          <table:table-cell table:style-name="ce22" office:value-type="string">
            <text:p>188 N Main St</text:p>
          </table:table-cell>
          <table:table-cell table:style-name="ce22" office:value-type="string">
            <text:p>Amhers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95</text:p>
          </table:table-cell>
          <table:table-cell table:style-name="ce23" office:value-type="date" office:date-value="2011-11-29T13:49:00">
            <text:p> 11/29/2011</text:p>
          </table:table-cell>
          <table:table-cell table:style-name="ce22" office:value-type="string">
            <text:p>Sweet Briar College Houston Bistro</text:p>
          </table:table-cell>
          <table:table-cell table:style-name="ce22" office:value-type="string">
            <text:p>64276</text:p>
          </table:table-cell>
          <table:table-cell table:style-name="ce22" office:value-type="string">
            <text:p>655 Sweet Briar Dr</text:p>
          </table:table-cell>
          <table:table-cell table:style-name="ce22" office:value-type="string">
            <text:p>Sweet Bria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74-2733</text:p>
          </table:table-cell>
          <table:table-cell table:style-name="ce23" office:value-type="date" office:date-value="2011-11-29T14:02:00">
            <text:p> 11/29/2011</text:p>
          </table:table-cell>
          <table:table-cell table:style-name="ce22" office:value-type="string">
            <text:p>Crawfords Store</text:p>
          </table:table-cell>
          <table:table-cell table:style-name="ce22" office:value-type="string">
            <text:p>8540</text:p>
          </table:table-cell>
          <table:table-cell table:style-name="ce22" office:value-type="string">
            <text:p>1579 Father Judge Rd</text:p>
          </table:table-cell>
          <table:table-cell table:style-name="ce22" office:value-type="string">
            <text:p>Monro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72</text:p>
          </table:table-cell>
          <table:table-cell table:style-name="ce23" office:value-type="date" office:date-value="2011-11-29T14:23:00">
            <text:p> 11/29/2011</text:p>
          </table:table-cell>
          <table:table-cell table:style-name="ce22" office:value-type="string">
            <text:p>Quik E Food Store</text:p>
          </table:table-cell>
          <table:table-cell table:style-name="ce22" office:value-type="string">
            <text:p>40025</text:p>
          </table:table-cell>
          <table:table-cell table:style-name="ce22" office:value-type="string">
            <text:p>3631 S Amherst Hwy</text:p>
          </table:table-cell>
          <table:table-cell table:style-name="ce22" office:value-type="string">
            <text:p>Madison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72</text:p>
          </table:table-cell>
          <table:table-cell table:style-name="ce23" office:value-type="date" office:date-value="2011-11-29T14:35:00">
            <text:p> 11/29/2011</text:p>
          </table:table-cell>
          <table:table-cell table:style-name="ce22" office:value-type="string">
            <text:p>Wilco # 693</text:p>
          </table:table-cell>
          <table:table-cell table:style-name="ce22" office:value-type="string">
            <text:p>13078</text:p>
          </table:table-cell>
          <table:table-cell table:style-name="ce22" office:value-type="string">
            <text:p>4536 S Amherst Hwy</text:p>
          </table:table-cell>
          <table:table-cell table:style-name="ce22" office:value-type="string">
            <text:p>Madison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72</text:p>
          </table:table-cell>
          <table:table-cell table:style-name="ce23" office:value-type="date" office:date-value="2011-11-29T14:39:00">
            <text:p> 11/29/2011</text:p>
          </table:table-cell>
          <table:table-cell table:style-name="ce22" office:value-type="string">
            <text:p>Panda House</text:p>
          </table:table-cell>
          <table:table-cell table:style-name="ce22" office:value-type="string">
            <text:p>61343</text:p>
          </table:table-cell>
          <table:table-cell table:style-name="ce22" office:value-type="string">
            <text:p>4535 S Amherst Hwy</text:p>
          </table:table-cell>
          <table:table-cell table:style-name="ce22" office:value-type="string">
            <text:p>Madison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72</text:p>
          </table:table-cell>
          <table:table-cell table:style-name="ce23" office:value-type="date" office:date-value="2011-11-29T14:49:00">
            <text:p> 11/29/2011</text:p>
          </table:table-cell>
          <table:table-cell table:style-name="ce22" office:value-type="string">
            <text:p>CVS Pharmacy 3509</text:p>
          </table:table-cell>
          <table:table-cell table:style-name="ce22" office:value-type="string">
            <text:p>67318</text:p>
          </table:table-cell>
          <table:table-cell table:style-name="ce22" office:value-type="string">
            <text:p>4861 S Amherst Hwy</text:p>
          </table:table-cell>
          <table:table-cell table:style-name="ce22" office:value-type="string">
            <text:p>Madison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72</text:p>
          </table:table-cell>
          <table:table-cell table:style-name="ce23" office:value-type="date" office:date-value="2011-11-29T15:01:00">
            <text:p> 11/29/2011</text:p>
          </table:table-cell>
          <table:table-cell table:style-name="ce22" office:value-type="string">
            <text:p>Slicks</text:p>
          </table:table-cell>
          <table:table-cell table:style-name="ce22" office:value-type="string">
            <text:p>41181</text:p>
          </table:table-cell>
          <table:table-cell table:style-name="ce22" office:value-type="string">
            <text:p>547 Old Wright Shop Rd</text:p>
          </table:table-cell>
          <table:table-cell table:style-name="ce22" office:value-type="string">
            <text:p>Madison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72</text:p>
          </table:table-cell>
          <table:table-cell table:style-name="ce23" office:value-type="date" office:date-value="2011-11-29T15:17:00">
            <text:p> 11/29/2011</text:p>
          </table:table-cell>
          <table:table-cell table:style-name="ce22" office:value-type="string">
            <text:p>Triangle Market</text:p>
          </table:table-cell>
          <table:table-cell table:style-name="ce22" office:value-type="string">
            <text:p>67655</text:p>
          </table:table-cell>
          <table:table-cell table:style-name="ce22" office:value-type="string">
            <text:p>100 Wright Shop Rd</text:p>
          </table:table-cell>
          <table:table-cell table:style-name="ce22" office:value-type="string">
            <text:p>Madison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-6808</text:p>
          </table:table-cell>
          <table:table-cell table:style-name="ce23" office:value-type="date" office:date-value="2011-11-29T15:20:00">
            <text:p> 11/29/2011</text:p>
          </table:table-cell>
          <table:table-cell table:style-name="ce22" office:value-type="string">
            <text:p>Mi Patron</text:p>
          </table:table-cell>
          <table:table-cell table:style-name="ce22" office:value-type="string">
            <text:p>56924</text:p>
          </table:table-cell>
          <table:table-cell table:style-name="ce22" office:value-type="string">
            <text:p>3412 Waterlick Rd Ste C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1-1955</text:p>
          </table:table-cell>
          <table:table-cell table:style-name="ce23" office:value-type="date" office:date-value="2011-11-29T15:39:00">
            <text:p> 11/29/2011</text:p>
          </table:table-cell>
          <table:table-cell table:style-name="ce22" office:value-type="string">
            <text:p>Local Pub</text:p>
          </table:table-cell>
          <table:table-cell table:style-name="ce22" office:value-type="string">
            <text:p>75218</text:p>
          </table:table-cell>
          <table:table-cell table:style-name="ce22" office:value-type="string">
            <text:p>1825 12th St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1</text:p>
          </table:table-cell>
          <table:table-cell table:style-name="ce23" office:value-type="date" office:date-value="2011-11-29T16:00:00">
            <text:p> 11/29/2011</text:p>
          </table:table-cell>
          <table:table-cell table:style-name="ce22" office:value-type="string">
            <text:p>Phase 2</text:p>
          </table:table-cell>
          <table:table-cell table:style-name="ce22" office:value-type="string">
            <text:p>60592</text:p>
          </table:table-cell>
          <table:table-cell table:style-name="ce22" office:value-type="string">
            <text:p>4009 Murray Pl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1</text:p>
          </table:table-cell>
          <table:table-cell table:style-name="ce23" office:value-type="date" office:date-value="2011-11-29T16:43:00">
            <text:p> 11/29/2011</text:p>
          </table:table-cell>
          <table:table-cell table:style-name="ce22" office:value-type="string">
            <text:p>Lynchburg College</text:p>
          </table:table-cell>
          <table:table-cell table:style-name="ce22" office:value-type="string">
            <text:p>12321</text:p>
          </table:table-cell>
          <table:table-cell table:style-name="ce22" office:value-type="string">
            <text:p>1501 Lakeside Dr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05</text:p>
          </table:table-cell>
          <table:table-cell table:style-name="ce23" office:value-type="date" office:date-value="2011-11-29T16:48:00">
            <text:p> 11/29/2011</text:p>
          </table:table-cell>
          <table:table-cell table:style-name="ce22" office:value-type="string">
            <text:p>Food City # 852</text:p>
          </table:table-cell>
          <table:table-cell table:style-name="ce22" office:value-type="string">
            <text:p>6231</text:p>
          </table:table-cell>
          <table:table-cell table:style-name="ce22" office:value-type="string">
            <text:p>1000 Leatherwood Ln</text:p>
          </table:table-cell>
          <table:table-cell table:style-name="ce22" office:value-type="string">
            <text:p>Blue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</text:p>
          </table:table-cell>
          <table:table-cell table:style-name="ce23" office:value-type="date" office:date-value="2011-11-29T17:00:00">
            <text:p> 11/29/2011</text:p>
          </table:table-cell>
          <table:table-cell table:style-name="ce22" office:value-type="string">
            <text:p>The Crown</text:p>
          </table:table-cell>
          <table:table-cell table:style-name="ce22" office:value-type="string">
            <text:p>67692</text:p>
          </table:table-cell>
          <table:table-cell table:style-name="ce22" office:value-type="string">
            <text:p>6120 Fort Ave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1-4965</text:p>
          </table:table-cell>
          <table:table-cell table:style-name="ce23" office:value-type="date" office:date-value="2011-11-29T17:00:00">
            <text:p> 11/29/2011</text:p>
          </table:table-cell>
          <table:table-cell table:style-name="ce22" office:value-type="string">
            <text:p>Outback Steakhouse 4762</text:p>
          </table:table-cell>
          <table:table-cell table:style-name="ce22" office:value-type="string">
            <text:p>57034</text:p>
          </table:table-cell>
          <table:table-cell table:style-name="ce22" office:value-type="string">
            <text:p>3121 Albert Lankford Dr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-2606</text:p>
          </table:table-cell>
          <table:table-cell table:style-name="ce23" office:value-type="date" office:date-value="2011-11-29T17:40:00">
            <text:p> 11/29/2011</text:p>
          </table:table-cell>
          <table:table-cell table:style-name="ce22" office:value-type="string">
            <text:p>La Carreta Mexican Restaurant 1</text:p>
          </table:table-cell>
          <table:table-cell table:style-name="ce22" office:value-type="string">
            <text:p>49546</text:p>
          </table:table-cell>
          <table:table-cell table:style-name="ce22" office:value-type="string">
            <text:p>8004 Timberlake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05-2043</text:p>
          </table:table-cell>
          <table:table-cell table:style-name="ce23" office:value-type="date" office:date-value="2011-11-29T17:45:00">
            <text:p> 11/29/2011</text:p>
          </table:table-cell>
          <table:table-cell table:style-name="ce22" office:value-type="string">
            <text:p>Wal Mart Supercenter # 1763</text:p>
          </table:table-cell>
          <table:table-cell table:style-name="ce22" office:value-type="string">
            <text:p>16155</text:p>
          </table:table-cell>
          <table:table-cell table:style-name="ce22" office:value-type="string">
            <text:p>4001 College Ave</text:p>
          </table:table-cell>
          <table:table-cell table:style-name="ce22" office:value-type="string">
            <text:p>Blue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</text:p>
          </table:table-cell>
          <table:table-cell table:style-name="ce23" office:value-type="date" office:date-value="2011-11-29T18:00:00">
            <text:p> 11/29/2011</text:p>
          </table:table-cell>
          <table:table-cell table:style-name="ce22" office:value-type="string">
            <text:p>Big Lick Tropical Grill</text:p>
          </table:table-cell>
          <table:table-cell table:style-name="ce22" office:value-type="string">
            <text:p>50967</text:p>
          </table:table-cell>
          <table:table-cell table:style-name="ce22" office:value-type="string">
            <text:p>8210 Timberlake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05</text:p>
          </table:table-cell>
          <table:table-cell table:style-name="ce23" office:value-type="date" office:date-value="2011-11-29T18:00:00">
            <text:p> 11/29/2011</text:p>
          </table:table-cell>
          <table:table-cell table:style-name="ce22" office:value-type="string">
            <text:p>The Villa Italian Bar &amp; Grill</text:p>
          </table:table-cell>
          <table:table-cell table:style-name="ce22" office:value-type="string">
            <text:p>19448</text:p>
          </table:table-cell>
          <table:table-cell table:style-name="ce22" office:value-type="string">
            <text:p>4025 College Ave</text:p>
          </table:table-cell>
          <table:table-cell table:style-name="ce22" office:value-type="string">
            <text:p>Blue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05-1919</text:p>
          </table:table-cell>
          <table:table-cell table:style-name="ce23" office:value-type="date" office:date-value="2011-11-29T18:06:00">
            <text:p> 11/29/2011</text:p>
          </table:table-cell>
          <table:table-cell table:style-name="ce22" office:value-type="string">
            <text:p>Pop Shop 7</text:p>
          </table:table-cell>
          <table:table-cell table:style-name="ce22" office:value-type="string">
            <text:p>26383</text:p>
          </table:table-cell>
          <table:table-cell table:style-name="ce22" office:value-type="string">
            <text:p>201 Virginia Ave</text:p>
          </table:table-cell>
          <table:table-cell table:style-name="ce22" office:value-type="string">
            <text:p>Blue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3</text:p>
          </table:table-cell>
          <table:table-cell table:style-name="ce23" office:value-type="date" office:date-value="2011-11-29T18:29:00">
            <text:p> 11/29/2011</text:p>
          </table:table-cell>
          <table:table-cell table:style-name="ce22" office:value-type="string">
            <text:p>The James River Grille</text:p>
          </table:table-cell>
          <table:table-cell table:style-name="ce22" office:value-type="string">
            <text:p>52825</text:p>
          </table:table-cell>
          <table:table-cell table:style-name="ce22" office:value-type="string">
            <text:p>501 V E S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20</text:p>
          </table:table-cell>
          <table:table-cell table:style-name="ce23" office:value-type="date" office:date-value="2011-11-30T18:05:00">
            <text:p> 11/30/2011</text:p>
          </table:table-cell>
          <table:table-cell table:style-name="ce22" office:value-type="string">
            <text:p>Rebel Discount Supply</text:p>
          </table:table-cell>
          <table:table-cell table:style-name="ce22" office:value-type="string">
            <text:p>41096</text:p>
          </table:table-cell>
          <table:table-cell table:style-name="ce22" office:value-type="string">
            <text:p>5660 Lesters Fork Rd</text:p>
          </table:table-cell>
          <table:table-cell table:style-name="ce22" office:value-type="string">
            <text:p>Hurle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20-7781</text:p>
          </table:table-cell>
          <table:table-cell table:style-name="ce23" office:value-type="date" office:date-value="2011-11-30T18:41:00">
            <text:p> 11/30/2011</text:p>
          </table:table-cell>
          <table:table-cell table:style-name="ce22" office:value-type="string">
            <text:p>Colemans Groceries &amp; Hardware</text:p>
          </table:table-cell>
          <table:table-cell table:style-name="ce22" office:value-type="string">
            <text:p>33004</text:p>
          </table:table-cell>
          <table:table-cell table:style-name="ce22" office:value-type="string">
            <text:p>3874 Guesses Fork Rd</text:p>
          </table:table-cell>
          <table:table-cell table:style-name="ce22" office:value-type="string">
            <text:p>Hurle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58-0157</text:p>
          </table:table-cell>
          <table:table-cell table:style-name="ce23" office:value-type="date" office:date-value="2011-11-30T19:29:00">
            <text:p> 11/30/2011</text:p>
          </table:table-cell>
          <table:table-cell table:style-name="ce22" office:value-type="string">
            <text:p>Pit Stop</text:p>
          </table:table-cell>
          <table:table-cell table:style-name="ce22" office:value-type="string">
            <text:p>33350</text:p>
          </table:table-cell>
          <table:table-cell table:style-name="ce22" office:value-type="string">
            <text:p>5303 Hurley Rd</text:p>
          </table:table-cell>
          <table:table-cell table:style-name="ce22" office:value-type="string">
            <text:p>Wol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20-9720</text:p>
          </table:table-cell>
          <table:table-cell table:style-name="ce23" office:value-type="date" office:date-value="2011-11-30T19:56:00">
            <text:p> 11/30/2011</text:p>
          </table:table-cell>
          <table:table-cell table:style-name="ce22" office:value-type="string">
            <text:p>Just Us Grocery</text:p>
          </table:table-cell>
          <table:table-cell table:style-name="ce22" office:value-type="string">
            <text:p>6838</text:p>
          </table:table-cell>
          <table:table-cell table:style-name="ce22" office:value-type="string">
            <text:p>HC 60 Box 318</text:p>
          </table:table-cell>
          <table:table-cell table:style-name="ce22" office:value-type="string">
            <text:p>Hurle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36</text:p>
          </table:table-cell>
          <table:table-cell table:style-name="ce23" office:value-type="date" office:date-value="2011-12-02T16:18:00">
            <text:p> 12/02/2011</text:p>
          </table:table-cell>
          <table:table-cell table:style-name="ce22" office:value-type="string">
            <text:p>Steves II Express</text:p>
          </table:table-cell>
          <table:table-cell table:style-name="ce22" office:value-type="string">
            <text:p>26971</text:p>
          </table:table-cell>
          <table:table-cell table:style-name="ce22" office:value-type="string">
            <text:p>6761 Maddox Blvd</text:p>
          </table:table-cell>
          <table:table-cell table:style-name="ce22" office:value-type="string">
            <text:p>Chincoteagu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36-2105</text:p>
          </table:table-cell>
          <table:table-cell table:style-name="ce23" office:value-type="date" office:date-value="2011-12-02T16:32:00">
            <text:p> 12/02/2011</text:p>
          </table:table-cell>
          <table:table-cell table:style-name="ce22" office:value-type="string">
            <text:p>Sea Shell Cafe</text:p>
          </table:table-cell>
          <table:table-cell table:style-name="ce22" office:value-type="string">
            <text:p>50710</text:p>
          </table:table-cell>
          <table:table-cell table:style-name="ce22" office:value-type="string">
            <text:p>7085 Maddox Blvd</text:p>
          </table:table-cell>
          <table:table-cell table:style-name="ce22" office:value-type="string">
            <text:p>Chincoteagu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36-1556</text:p>
          </table:table-cell>
          <table:table-cell table:style-name="ce23" office:value-type="date" office:date-value="2011-12-02T16:40:00">
            <text:p> 12/02/2011</text:p>
          </table:table-cell>
          <table:table-cell table:style-name="ce22" office:value-type="string">
            <text:p>J &amp; B Cold Cuts</text:p>
          </table:table-cell>
          <table:table-cell table:style-name="ce22" office:value-type="string">
            <text:p>7330</text:p>
          </table:table-cell>
          <table:table-cell table:style-name="ce22" office:value-type="string">
            <text:p>3571 Main St</text:p>
          </table:table-cell>
          <table:table-cell table:style-name="ce22" office:value-type="string">
            <text:p>Chincoteagu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36</text:p>
          </table:table-cell>
          <table:table-cell table:style-name="ce23" office:value-type="date" office:date-value="2011-12-02T16:52:00">
            <text:p> 12/02/2011</text:p>
          </table:table-cell>
          <table:table-cell table:style-name="ce22" office:value-type="string">
            <text:p>Maria's Family Restaurant</text:p>
          </table:table-cell>
          <table:table-cell table:style-name="ce22" office:value-type="string">
            <text:p>12568</text:p>
          </table:table-cell>
          <table:table-cell table:style-name="ce22" office:value-type="string">
            <text:p>6506 Maddox Blvd</text:p>
          </table:table-cell>
          <table:table-cell table:style-name="ce22" office:value-type="string">
            <text:p>Chincoteagu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14</text:p>
          </table:table-cell>
          <table:table-cell table:style-name="ce23" office:value-type="date" office:date-value="2011-12-02T17:47:00">
            <text:p> 12/02/2011</text:p>
          </table:table-cell>
          <table:table-cell table:style-name="ce22" office:value-type="string">
            <text:p>Royal Farms # 105</text:p>
          </table:table-cell>
          <table:table-cell table:style-name="ce22" office:value-type="string">
            <text:p>18454</text:p>
          </table:table-cell>
          <table:table-cell table:style-name="ce22" office:value-type="string">
            <text:p>61135 Lankford Hwy</text:p>
          </table:table-cell>
          <table:table-cell table:style-name="ce22" office:value-type="string">
            <text:p>Nelson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08</text:p>
          </table:table-cell>
          <table:table-cell table:style-name="ce23" office:value-type="date" office:date-value="2011-12-02T17:58:00">
            <text:p> 12/02/2011</text:p>
          </table:table-cell>
          <table:table-cell table:style-name="ce22" office:value-type="string">
            <text:p>Harts Variety Store</text:p>
          </table:table-cell>
          <table:table-cell table:style-name="ce22" office:value-type="string">
            <text:p>55805</text:p>
          </table:table-cell>
          <table:table-cell table:style-name="ce22" office:value-type="string">
            <text:p>25629 Shoremain Dr</text:p>
          </table:table-cell>
          <table:table-cell table:style-name="ce22" office:value-type="string">
            <text:p>Bloxo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07</text:p>
          </table:table-cell>
          <table:table-cell table:style-name="ce23" office:value-type="date" office:date-value="2011-12-02T18:10:00">
            <text:p> 12/02/2011</text:p>
          </table:table-cell>
          <table:table-cell table:style-name="ce22" office:value-type="string">
            <text:p>Matthews Market</text:p>
          </table:table-cell>
          <table:table-cell table:style-name="ce22" office:value-type="string">
            <text:p>1519</text:p>
          </table:table-cell>
          <table:table-cell table:style-name="ce22" office:value-type="string">
            <text:p>14141 Lankford Hwy</text:p>
          </table:table-cell>
          <table:table-cell table:style-name="ce22" office:value-type="string">
            <text:p>Mapp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18-3012</text:p>
          </table:table-cell>
          <table:table-cell table:style-name="ce23" office:value-type="date" office:date-value="2011-12-02T18:35:00">
            <text:p> 12/02/2011</text:p>
          </table:table-cell>
          <table:table-cell table:style-name="ce22" office:value-type="string">
            <text:p>Onley Exxon</text:p>
          </table:table-cell>
          <table:table-cell table:style-name="ce22" office:value-type="string">
            <text:p>76357</text:p>
          </table:table-cell>
          <table:table-cell table:style-name="ce22" office:value-type="string">
            <text:p>26081 Lankford Hwy</text:p>
          </table:table-cell>
          <table:table-cell table:style-name="ce22" office:value-type="string">
            <text:p>Onle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18-2822</text:p>
          </table:table-cell>
          <table:table-cell table:style-name="ce23" office:value-type="date" office:date-value="2011-12-02T18:46:00">
            <text:p> 12/02/2011</text:p>
          </table:table-cell>
          <table:table-cell table:style-name="ce22" office:value-type="string">
            <text:p>Sunrise Bar &amp; Grill</text:p>
          </table:table-cell>
          <table:table-cell table:style-name="ce22" office:value-type="string">
            <text:p>19867</text:p>
          </table:table-cell>
          <table:table-cell table:style-name="ce22" office:value-type="string">
            <text:p>25345 Lankford Hwy</text:p>
          </table:table-cell>
          <table:table-cell table:style-name="ce22" office:value-type="string">
            <text:p>Onle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50</text:p>
          </table:table-cell>
          <table:table-cell table:style-name="ce23" office:value-type="date" office:date-value="2011-12-02T19:27:00">
            <text:p> 12/02/2011</text:p>
          </table:table-cell>
          <table:table-cell table:style-name="ce22" office:value-type="string">
            <text:p>Sunrise Family Market</text:p>
          </table:table-cell>
          <table:table-cell table:style-name="ce22" office:value-type="string">
            <text:p>45752</text:p>
          </table:table-cell>
          <table:table-cell table:style-name="ce22" office:value-type="string">
            <text:p>4140 Lankford Hwy</text:p>
          </table:table-cell>
          <table:table-cell table:style-name="ce22" office:value-type="string">
            <text:p>Exmor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50</text:p>
          </table:table-cell>
          <table:table-cell table:style-name="ce23" office:value-type="date" office:date-value="2011-12-02T19:35:00">
            <text:p> 12/02/2011</text:p>
          </table:table-cell>
          <table:table-cell table:style-name="ce22" office:value-type="string">
            <text:p>Sage Diner</text:p>
          </table:table-cell>
          <table:table-cell table:style-name="ce22" office:value-type="string">
            <text:p>66160</text:p>
          </table:table-cell>
          <table:table-cell table:style-name="ce22" office:value-type="string">
            <text:p>2555 Lankford Hwy</text:p>
          </table:table-cell>
          <table:table-cell table:style-name="ce22" office:value-type="string">
            <text:p>Exmor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43</text:p>
          </table:table-cell>
          <table:table-cell table:style-name="ce23" office:value-type="date" office:date-value="2011-12-02T20:27:00">
            <text:p> 12/02/2011</text:p>
          </table:table-cell>
          <table:table-cell table:style-name="ce22" office:value-type="string">
            <text:p>Lankford Truck Plaza</text:p>
          </table:table-cell>
          <table:table-cell table:style-name="ce22" office:value-type="string">
            <text:p>33403</text:p>
          </table:table-cell>
          <table:table-cell table:style-name="ce22" office:value-type="string">
            <text:p>28412 Lankford Hwy</text:p>
          </table:table-cell>
          <table:table-cell table:style-name="ce22" office:value-type="string">
            <text:p>Townse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10</text:p>
          </table:table-cell>
          <table:table-cell table:style-name="ce23" office:value-type="date" office:date-value="2011-12-03T10:20:00">
            <text:p> 12/03/2011</text:p>
          </table:table-cell>
          <table:table-cell table:style-name="ce22" office:value-type="string">
            <text:p>Shore Treasures</text:p>
          </table:table-cell>
          <table:table-cell table:style-name="ce22" office:value-type="string">
            <text:p>53849</text:p>
          </table:table-cell>
          <table:table-cell table:style-name="ce22" office:value-type="string">
            <text:p>425 Mason Ave</text:p>
          </table:table-cell>
          <table:table-cell table:style-name="ce22" office:value-type="string">
            <text:p>Cape Charle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80-4235</text:p>
          </table:table-cell>
          <table:table-cell table:style-name="ce23" office:value-type="date" office:date-value="2011-12-14T16:20:00">
            <text:p> 12/14/2011</text:p>
          </table:table-cell>
          <table:table-cell table:style-name="ce22" office:value-type="string">
            <text:p>I B P O E Of The World</text:p>
          </table:table-cell>
          <table:table-cell table:style-name="ce22" office:value-type="string">
            <text:p>22708</text:p>
          </table:table-cell>
          <table:table-cell table:style-name="ce22" office:value-type="string">
            <text:p>250 Nutley St NW</text:p>
          </table:table-cell>
          <table:table-cell table:style-name="ce22" office:value-type="string">
            <text:p>Vien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80-5727</text:p>
          </table:table-cell>
          <table:table-cell table:style-name="ce23" office:value-type="date" office:date-value="2011-12-14T16:20:00">
            <text:p> 12/14/2011</text:p>
          </table:table-cell>
          <table:table-cell table:style-name="ce22" office:value-type="string">
            <text:p>Magruders</text:p>
          </table:table-cell>
          <table:table-cell table:style-name="ce22" office:value-type="string">
            <text:p>6165</text:p>
          </table:table-cell>
          <table:table-cell table:style-name="ce22" office:value-type="string">
            <text:p>180 Maple Ave W</text:p>
          </table:table-cell>
          <table:table-cell table:style-name="ce22" office:value-type="string">
            <text:p>Vien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80-4717</text:p>
          </table:table-cell>
          <table:table-cell table:style-name="ce23" office:value-type="date" office:date-value="2011-12-14T16:30:00">
            <text:p> 12/14/2011</text:p>
          </table:table-cell>
          <table:table-cell table:style-name="ce22" office:value-type="string">
            <text:p>CVS Pharmacy # 1403</text:p>
          </table:table-cell>
          <table:table-cell table:style-name="ce22" office:value-type="string">
            <text:p>62871</text:p>
          </table:table-cell>
          <table:table-cell table:style-name="ce22" office:value-type="string">
            <text:p>337 Maple Ave E</text:p>
          </table:table-cell>
          <table:table-cell table:style-name="ce22" office:value-type="string">
            <text:p>Vien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80-4714</text:p>
          </table:table-cell>
          <table:table-cell table:style-name="ce23" office:value-type="date" office:date-value="2011-12-14T16:38:00">
            <text:p> 12/14/2011</text:p>
          </table:table-cell>
          <table:table-cell table:style-name="ce22" office:value-type="string">
            <text:p>BBQ Country</text:p>
          </table:table-cell>
          <table:table-cell table:style-name="ce22" office:value-type="string">
            <text:p>38449</text:p>
          </table:table-cell>
          <table:table-cell table:style-name="ce22" office:value-type="string">
            <text:p>118 Branch Rd SE</text:p>
          </table:table-cell>
          <table:table-cell table:style-name="ce22" office:value-type="string">
            <text:p>Vien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80-4401</text:p>
          </table:table-cell>
          <table:table-cell table:style-name="ce23" office:value-type="date" office:date-value="2011-12-14T16:45:00">
            <text:p> 12/14/2011</text:p>
          </table:table-cell>
          <table:table-cell table:style-name="ce22" office:value-type="string">
            <text:p>Plaka Grill</text:p>
          </table:table-cell>
          <table:table-cell table:style-name="ce22" office:value-type="string">
            <text:p>51936</text:p>
          </table:table-cell>
          <table:table-cell table:style-name="ce22" office:value-type="string">
            <text:p>110 Lawyers Rd NW</text:p>
          </table:table-cell>
          <table:table-cell table:style-name="ce22" office:value-type="string">
            <text:p>Vien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80-5608</text:p>
          </table:table-cell>
          <table:table-cell table:style-name="ce23" office:value-type="date" office:date-value="2011-12-14T16:57:00">
            <text:p> 12/14/2011</text:p>
          </table:table-cell>
          <table:table-cell table:style-name="ce22" office:value-type="string">
            <text:p>Marco Polo Caterers</text:p>
          </table:table-cell>
          <table:table-cell table:style-name="ce22" office:value-type="string">
            <text:p>27437</text:p>
          </table:table-cell>
          <table:table-cell table:style-name="ce22" office:value-type="string">
            <text:p>245 Maple Ave W</text:p>
          </table:table-cell>
          <table:table-cell table:style-name="ce22" office:value-type="string">
            <text:p>Vien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3-5179</text:p>
          </table:table-cell>
          <table:table-cell table:style-name="ce23" office:value-type="date" office:date-value="2011-12-14T18:38:00">
            <text:p> 12/14/2011</text:p>
          </table:table-cell>
          <table:table-cell table:style-name="ce22" office:value-type="string">
            <text:p>Target Store T 1341</text:p>
          </table:table-cell>
          <table:table-cell table:style-name="ce22" office:value-type="string">
            <text:p>45156</text:p>
          </table:table-cell>
          <table:table-cell table:style-name="ce22" office:value-type="string">
            <text:p>13047 Fair Lakes Shopping Ctr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3</text:p>
          </table:table-cell>
          <table:table-cell table:style-name="ce23" office:value-type="date" office:date-value="2011-12-14T18:56:00">
            <text:p> 12/14/2011</text:p>
          </table:table-cell>
          <table:table-cell table:style-name="ce22" office:value-type="string">
            <text:p>Safeway Store  1431</text:p>
          </table:table-cell>
          <table:table-cell table:style-name="ce22" office:value-type="string">
            <text:p>71150</text:p>
          </table:table-cell>
          <table:table-cell table:style-name="ce22" office:value-type="string">
            <text:p>12200 W Ox Rd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3-3949</text:p>
          </table:table-cell>
          <table:table-cell table:style-name="ce23" office:value-type="date" office:date-value="2011-12-14T19:07:00">
            <text:p> 12/14/2011</text:p>
          </table:table-cell>
          <table:table-cell table:style-name="ce22" office:value-type="string">
            <text:p>Silver Diner</text:p>
          </table:table-cell>
          <table:table-cell table:style-name="ce22" office:value-type="string">
            <text:p>80014</text:p>
          </table:table-cell>
          <table:table-cell table:style-name="ce22" office:value-type="string">
            <text:p>12250 Fair Lakes Pkwy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10-3354</text:p>
          </table:table-cell>
          <table:table-cell table:style-name="ce23" office:value-type="date" office:date-value="2011-12-20T11:05:00">
            <text:p> 12/20/2011</text:p>
          </table:table-cell>
          <table:table-cell table:style-name="ce22" office:value-type="string">
            <text:p>Blue Crab Bay Co</text:p>
          </table:table-cell>
          <table:table-cell table:style-name="ce22" office:value-type="string">
            <text:p>48154</text:p>
          </table:table-cell>
          <table:table-cell table:style-name="ce22" office:value-type="string">
            <text:p>29368 Atlantic Dr</text:p>
          </table:table-cell>
          <table:table-cell table:style-name="ce22" office:value-type="string">
            <text:p>Melf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20</text:p>
          </table:table-cell>
          <table:table-cell table:style-name="ce23" office:value-type="date" office:date-value="2012-01-03T10:36:00">
            <text:p> 01/03/2012</text:p>
          </table:table-cell>
          <table:table-cell table:style-name="ce22" office:value-type="string">
            <text:p>Birddogs Country Store</text:p>
          </table:table-cell>
          <table:table-cell table:style-name="ce22" office:value-type="string">
            <text:p>61312</text:p>
          </table:table-cell>
          <table:table-cell table:style-name="ce22" office:value-type="string">
            <text:p>10663 Kings Hwy</text:p>
          </table:table-cell>
          <table:table-cell table:style-name="ce22" office:value-type="string">
            <text:p>Montros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38</text:p>
          </table:table-cell>
          <table:table-cell table:style-name="ce23" office:value-type="date" office:date-value="2012-01-03T11:15:00">
            <text:p> 01/03/2012</text:p>
          </table:table-cell>
          <table:table-cell table:style-name="ce22" office:value-type="string">
            <text:p>Bettys Inn</text:p>
          </table:table-cell>
          <table:table-cell table:style-name="ce22" office:value-type="string">
            <text:p>38886</text:p>
          </table:table-cell>
          <table:table-cell table:style-name="ce22" office:value-type="string">
            <text:p>22169 Tidewater Trl</text:p>
          </table:table-cell>
          <table:table-cell table:style-name="ce22" office:value-type="string">
            <text:p>Rappahannock Academ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35</text:p>
          </table:table-cell>
          <table:table-cell table:style-name="ce23" office:value-type="date" office:date-value="2012-01-03T11:23:00">
            <text:p> 01/03/2012</text:p>
          </table:table-cell>
          <table:table-cell table:style-name="ce22" office:value-type="string">
            <text:p>Port Royal Supermarket Express</text:p>
          </table:table-cell>
          <table:table-cell table:style-name="ce22" office:value-type="string">
            <text:p>52634</text:p>
          </table:table-cell>
          <table:table-cell table:style-name="ce22" office:value-type="string">
            <text:p>22547 Tidewater Trl</text:p>
          </table:table-cell>
          <table:table-cell table:style-name="ce22" office:value-type="string">
            <text:p>Port Roya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43-2238</text:p>
          </table:table-cell>
          <table:table-cell table:style-name="ce23" office:value-type="date" office:date-value="2012-01-03T12:38:00">
            <text:p> 01/03/2012</text:p>
          </table:table-cell>
          <table:table-cell table:style-name="ce22" office:value-type="string">
            <text:p>Hunan Diner</text:p>
          </table:table-cell>
          <table:table-cell table:style-name="ce22" office:value-type="string">
            <text:p>74346</text:p>
          </table:table-cell>
          <table:table-cell table:style-name="ce22" office:value-type="string">
            <text:p>422 Washington Ave</text:p>
          </table:table-cell>
          <table:table-cell table:style-name="ce22" office:value-type="string">
            <text:p>Colonial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82</text:p>
          </table:table-cell>
          <table:table-cell table:style-name="ce23" office:value-type="date" office:date-value="2012-01-04T10:48:00">
            <text:p> 01/04/2012</text:p>
          </table:table-cell>
          <table:table-cell table:style-name="ce22" office:value-type="string">
            <text:p>Kilmarnock Entertainment</text:p>
          </table:table-cell>
          <table:table-cell table:style-name="ce22" office:value-type="string">
            <text:p>63681</text:p>
          </table:table-cell>
          <table:table-cell table:style-name="ce22" office:value-type="string">
            <text:p>16 Town Centre Dr</text:p>
          </table:table-cell>
          <table:table-cell table:style-name="ce22" office:value-type="string">
            <text:p>Kilmarn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82</text:p>
          </table:table-cell>
          <table:table-cell table:style-name="ce23" office:value-type="date" office:date-value="2012-01-04T11:06:00">
            <text:p> 01/04/2012</text:p>
          </table:table-cell>
          <table:table-cell table:style-name="ce22" office:value-type="string">
            <text:p>Savannah Joes Bar B Que</text:p>
          </table:table-cell>
          <table:table-cell table:style-name="ce22" office:value-type="string">
            <text:p>47276</text:p>
          </table:table-cell>
          <table:table-cell table:style-name="ce22" office:value-type="string">
            <text:p>55 Irvington Rd</text:p>
          </table:table-cell>
          <table:table-cell table:style-name="ce22" office:value-type="string">
            <text:p>Kilmarn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82</text:p>
          </table:table-cell>
          <table:table-cell table:style-name="ce23" office:value-type="date" office:date-value="2012-01-04T11:16:00">
            <text:p> 01/04/2012</text:p>
          </table:table-cell>
          <table:table-cell table:style-name="ce22" office:value-type="string">
            <text:p>Annas Pizza</text:p>
          </table:table-cell>
          <table:table-cell table:style-name="ce22" office:value-type="string">
            <text:p>62088</text:p>
          </table:table-cell>
          <table:table-cell table:style-name="ce22" office:value-type="string">
            <text:p>150 Old Fairground Way</text:p>
          </table:table-cell>
          <table:table-cell table:style-name="ce22" office:value-type="string">
            <text:p>Kilmarn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72-3805</text:p>
          </table:table-cell>
          <table:table-cell table:style-name="ce23" office:value-type="date" office:date-value="2012-01-04T12:42:00">
            <text:p> 01/04/2012</text:p>
          </table:table-cell>
          <table:table-cell table:style-name="ce22" office:value-type="string">
            <text:p>Thomas Store</text:p>
          </table:table-cell>
          <table:table-cell table:style-name="ce22" office:value-type="string">
            <text:p>38315</text:p>
          </table:table-cell>
          <table:table-cell table:style-name="ce22" office:value-type="string">
            <text:p>8249 History Land Hwy</text:p>
          </table:table-cell>
          <table:table-cell table:style-name="ce22" office:value-type="string">
            <text:p>Warsaw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20</text:p>
          </table:table-cell>
          <table:table-cell table:style-name="ce23" office:value-type="date" office:date-value="2012-01-04T12:53:00">
            <text:p> 01/04/2012</text:p>
          </table:table-cell>
          <table:table-cell table:style-name="ce22" office:value-type="string">
            <text:p>Tios Supermarket and Carryout LLC</text:p>
          </table:table-cell>
          <table:table-cell table:style-name="ce22" office:value-type="string">
            <text:p>68152</text:p>
          </table:table-cell>
          <table:table-cell table:style-name="ce22" office:value-type="string">
            <text:p>11337 Richmond Rd</text:p>
          </table:table-cell>
          <table:table-cell table:style-name="ce22" office:value-type="string">
            <text:p>Warsaw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72-4232</text:p>
          </table:table-cell>
          <table:table-cell table:style-name="ce23" office:value-type="date" office:date-value="2012-01-04T13:05:00">
            <text:p> 01/04/2012</text:p>
          </table:table-cell>
          <table:table-cell table:style-name="ce22" office:value-type="string">
            <text:p>Stop In Food Stores 49</text:p>
          </table:table-cell>
          <table:table-cell table:style-name="ce22" office:value-type="string">
            <text:p>52099</text:p>
          </table:table-cell>
          <table:table-cell table:style-name="ce22" office:value-type="string">
            <text:p>5088 Richmond Rd</text:p>
          </table:table-cell>
          <table:table-cell table:style-name="ce22" office:value-type="string">
            <text:p>Warsaw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60</text:p>
          </table:table-cell>
          <table:table-cell table:style-name="ce23" office:value-type="date" office:date-value="2012-01-04T13:15:00">
            <text:p> 01/04/2012</text:p>
          </table:table-cell>
          <table:table-cell table:style-name="ce22" office:value-type="string">
            <text:p>All About Wine</text:p>
          </table:table-cell>
          <table:table-cell table:style-name="ce22" office:value-type="string">
            <text:p>69289</text:p>
          </table:table-cell>
          <table:table-cell table:style-name="ce22" office:value-type="string">
            <text:p>223 Prince St</text:p>
          </table:table-cell>
          <table:table-cell table:style-name="ce22" office:value-type="string">
            <text:p>Tappahann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60</text:p>
          </table:table-cell>
          <table:table-cell table:style-name="ce23" office:value-type="date" office:date-value="2012-01-04T13:20:00">
            <text:p> 01/04/2012</text:p>
          </table:table-cell>
          <table:table-cell table:style-name="ce22" office:value-type="string">
            <text:p>Queen Street Express</text:p>
          </table:table-cell>
          <table:table-cell table:style-name="ce22" office:value-type="string">
            <text:p>63014</text:p>
          </table:table-cell>
          <table:table-cell table:style-name="ce22" office:value-type="string">
            <text:p>115 Church Ln</text:p>
          </table:table-cell>
          <table:table-cell table:style-name="ce22" office:value-type="string">
            <text:p>Tappahann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60-5076</text:p>
          </table:table-cell>
          <table:table-cell table:style-name="ce23" office:value-type="date" office:date-value="2012-01-04T13:30:00">
            <text:p> 01/04/2012</text:p>
          </table:table-cell>
          <table:table-cell table:style-name="ce22" office:value-type="string">
            <text:p>Lowerys Seafood Restaurant</text:p>
          </table:table-cell>
          <table:table-cell table:style-name="ce22" office:value-type="string">
            <text:p>24005</text:p>
          </table:table-cell>
          <table:table-cell table:style-name="ce22" office:value-type="string">
            <text:p>528 N Church Ln</text:p>
          </table:table-cell>
          <table:table-cell table:style-name="ce22" office:value-type="string">
            <text:p>Tappahann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54</text:p>
          </table:table-cell>
          <table:table-cell table:style-name="ce23" office:value-type="date" office:date-value="2012-01-04T13:45:00">
            <text:p> 01/04/2012</text:p>
          </table:table-cell>
          <table:table-cell table:style-name="ce22" office:value-type="string">
            <text:p>Dragon Motorsports</text:p>
          </table:table-cell>
          <table:table-cell table:style-name="ce22" office:value-type="string">
            <text:p>65583</text:p>
          </table:table-cell>
          <table:table-cell table:style-name="ce22" office:value-type="string">
            <text:p>1790 Howerton Rd</text:p>
          </table:table-cell>
          <table:table-cell table:style-name="ce22" office:value-type="string">
            <text:p>Dunn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</text:p>
          </table:table-cell>
          <table:table-cell table:style-name="ce23" office:value-type="date" office:date-value="2012-01-27T17:20:00">
            <text:p> 01/27/2012</text:p>
          </table:table-cell>
          <table:table-cell table:style-name="ce22" office:value-type="string">
            <text:p>Long Bay Pointe Bait &amp; Tackle</text:p>
          </table:table-cell>
          <table:table-cell table:style-name="ce22" office:value-type="string">
            <text:p>10111</text:p>
          </table:table-cell>
          <table:table-cell table:style-name="ce22" office:value-type="string">
            <text:p>2109 W Great Neck Rd Ste 100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1208</text:p>
          </table:table-cell>
          <table:table-cell table:style-name="ce23" office:value-type="date" office:date-value="2012-01-27T17:30:00">
            <text:p> 01/27/2012</text:p>
          </table:table-cell>
          <table:table-cell table:style-name="ce22" office:value-type="string">
            <text:p>Shore Drive Shell</text:p>
          </table:table-cell>
          <table:table-cell table:style-name="ce22" office:value-type="string">
            <text:p>47537</text:p>
          </table:table-cell>
          <table:table-cell table:style-name="ce22" office:value-type="string">
            <text:p>2900 Shore Dr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1299</text:p>
          </table:table-cell>
          <table:table-cell table:style-name="ce23" office:value-type="date" office:date-value="2012-01-27T17:36:00">
            <text:p> 01/27/2012</text:p>
          </table:table-cell>
          <table:table-cell table:style-name="ce22" office:value-type="string">
            <text:p>Lynnhaven Fish House</text:p>
          </table:table-cell>
          <table:table-cell table:style-name="ce22" office:value-type="string">
            <text:p>54103</text:p>
          </table:table-cell>
          <table:table-cell table:style-name="ce22" office:value-type="string">
            <text:p>2350 Starfish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1021</text:p>
          </table:table-cell>
          <table:table-cell table:style-name="ce23" office:value-type="date" office:date-value="2012-01-27T17:46:00">
            <text:p> 01/27/2012</text:p>
          </table:table-cell>
          <table:table-cell table:style-name="ce22" office:value-type="string">
            <text:p>Bubbas Marina</text:p>
          </table:table-cell>
          <table:table-cell table:style-name="ce22" office:value-type="string">
            <text:p>24446</text:p>
          </table:table-cell>
          <table:table-cell table:style-name="ce22" office:value-type="string">
            <text:p>3323 Shore Dr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-2230</text:p>
          </table:table-cell>
          <table:table-cell table:style-name="ce23" office:value-type="date" office:date-value="2012-01-27T18:02:00">
            <text:p> 01/27/2012</text:p>
          </table:table-cell>
          <table:table-cell table:style-name="ce22" office:value-type="string">
            <text:p>Peking City Restaurant</text:p>
          </table:table-cell>
          <table:table-cell table:style-name="ce22" office:value-type="string">
            <text:p>16820</text:p>
          </table:table-cell>
          <table:table-cell table:style-name="ce22" office:value-type="string">
            <text:p>1264 Great Neck Village Shopping Ctr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6198</text:p>
          </table:table-cell>
          <table:table-cell table:style-name="ce23" office:value-type="date" office:date-value="2012-01-27T18:18:00">
            <text:p> 01/27/2012</text:p>
          </table:table-cell>
          <table:table-cell table:style-name="ce22" office:value-type="string">
            <text:p>The Fresh Market</text:p>
          </table:table-cell>
          <table:table-cell table:style-name="ce22" office:value-type="string">
            <text:p>9437</text:p>
          </table:table-cell>
          <table:table-cell table:style-name="ce22" office:value-type="string">
            <text:p>744 Hilltop North Shopping Ctr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</text:p>
          </table:table-cell>
          <table:table-cell table:style-name="ce23" office:value-type="date" office:date-value="2012-01-27T18:29:00">
            <text:p> 01/27/2012</text:p>
          </table:table-cell>
          <table:table-cell table:style-name="ce22" office:value-type="string">
            <text:p>757 Fire &amp; Vine</text:p>
          </table:table-cell>
          <table:table-cell table:style-name="ce22" office:value-type="string">
            <text:p>45781</text:p>
          </table:table-cell>
          <table:table-cell table:style-name="ce22" office:value-type="string">
            <text:p>1556 Laskin Rd Ste 134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</text:p>
          </table:table-cell>
          <table:table-cell table:style-name="ce23" office:value-type="date" office:date-value="2012-01-27T18:35:00">
            <text:p> 01/27/2012</text:p>
          </table:table-cell>
          <table:table-cell table:style-name="ce22" office:value-type="string">
            <text:p>Shogun Japanese Steakhouse and Sushi Bar</text:p>
          </table:table-cell>
          <table:table-cell table:style-name="ce22" office:value-type="string">
            <text:p>51011</text:p>
          </table:table-cell>
          <table:table-cell table:style-name="ce22" office:value-type="string">
            <text:p>550 First Colonial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</text:p>
          </table:table-cell>
          <table:table-cell table:style-name="ce23" office:value-type="date" office:date-value="2012-01-27T18:43:00">
            <text:p> 01/27/2012</text:p>
          </table:table-cell>
          <table:table-cell table:style-name="ce22" office:value-type="string">
            <text:p>Five 01 City Grill</text:p>
          </table:table-cell>
          <table:table-cell table:style-name="ce22" office:value-type="string">
            <text:p>57757</text:p>
          </table:table-cell>
          <table:table-cell table:style-name="ce22" office:value-type="string">
            <text:p>501 N Birdneck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</text:p>
          </table:table-cell>
          <table:table-cell table:style-name="ce23" office:value-type="date" office:date-value="2012-01-27T19:03:00">
            <text:p> 01/27/2012</text:p>
          </table:table-cell>
          <table:table-cell table:style-name="ce22" office:value-type="string">
            <text:p>Pacifica Little Bar Bistro</text:p>
          </table:table-cell>
          <table:table-cell table:style-name="ce22" office:value-type="string">
            <text:p>44658</text:p>
          </table:table-cell>
          <table:table-cell table:style-name="ce22" office:value-type="string">
            <text:p>214 40th St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26-2000</text:p>
          </table:table-cell>
          <table:table-cell table:style-name="ce23" office:value-type="date" office:date-value="2012-01-31T19:05:00">
            <text:p> 01/31/2012</text:p>
          </table:table-cell>
          <table:table-cell table:style-name="ce22" office:value-type="string">
            <text:p>21 Grocery &amp; Restaurant LLC</text:p>
          </table:table-cell>
          <table:table-cell table:style-name="ce22" office:value-type="string">
            <text:p>52121</text:p>
          </table:table-cell>
          <table:table-cell table:style-name="ce22" office:value-type="string">
            <text:p>9345 Elk Creek Pkwy</text:p>
          </table:table-cell>
          <table:table-cell table:style-name="ce22" office:value-type="string">
            <text:p>Elk Cree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33</text:p>
          </table:table-cell>
          <table:table-cell table:style-name="ce23" office:value-type="date" office:date-value="2012-01-31T19:30:00">
            <text:p> 01/31/2012</text:p>
          </table:table-cell>
          <table:table-cell table:style-name="ce22" office:value-type="string">
            <text:p>Purple Feet</text:p>
          </table:table-cell>
          <table:table-cell table:style-name="ce22" office:value-type="string">
            <text:p>48926</text:p>
          </table:table-cell>
          <table:table-cell table:style-name="ce22" office:value-type="string">
            <text:p>103 E Grayson St</text:p>
          </table:table-cell>
          <table:table-cell table:style-name="ce22" office:value-type="string">
            <text:p>Gal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30</text:p>
          </table:table-cell>
          <table:table-cell table:style-name="ce23" office:value-type="date" office:date-value="2012-01-31T20:00:00">
            <text:p> 01/31/2012</text:p>
          </table:table-cell>
          <table:table-cell table:style-name="ce22" office:value-type="string">
            <text:p>Baldwin Produce</text:p>
          </table:table-cell>
          <table:table-cell table:style-name="ce22" office:value-type="string">
            <text:p>65825</text:p>
          </table:table-cell>
          <table:table-cell table:style-name="ce22" office:value-type="string">
            <text:p>5391 Ivanhoe Rd</text:p>
          </table:table-cell>
          <table:table-cell table:style-name="ce22" office:value-type="string">
            <text:p>Frie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17</text:p>
          </table:table-cell>
          <table:table-cell table:style-name="ce23" office:value-type="date" office:date-value="2012-01-31T21:00:00">
            <text:p> 01/31/2012</text:p>
          </table:table-cell>
          <table:table-cell table:style-name="ce22" office:value-type="string">
            <text:p>Store 03</text:p>
          </table:table-cell>
          <table:table-cell table:style-name="ce22" office:value-type="string">
            <text:p>68477</text:p>
          </table:table-cell>
          <table:table-cell table:style-name="ce22" office:value-type="string">
            <text:p>16305 Fancy Gap Hwy</text:p>
          </table:table-cell>
          <table:table-cell table:style-name="ce22" office:value-type="string">
            <text:p>Ca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33</text:p>
          </table:table-cell>
          <table:table-cell table:style-name="ce23" office:value-type="date" office:date-value="2012-01-31T21:39:00">
            <text:p> 01/31/2012</text:p>
          </table:table-cell>
          <table:table-cell table:style-name="ce22" office:value-type="string">
            <text:p>Wilco # 601</text:p>
          </table:table-cell>
          <table:table-cell table:style-name="ce22" office:value-type="string">
            <text:p>13064</text:p>
          </table:table-cell>
          <table:table-cell table:style-name="ce22" office:value-type="string">
            <text:p>509 E Stuart Dr</text:p>
          </table:table-cell>
          <table:table-cell table:style-name="ce22" office:value-type="string">
            <text:p>Gal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</text:p>
          </table:table-cell>
          <table:table-cell table:style-name="ce23" office:value-type="date" office:date-value="2012-02-01T16:51:00">
            <text:p> 02/01/2012</text:p>
          </table:table-cell>
          <table:table-cell table:style-name="ce22" office:value-type="string">
            <text:p>Wawa Food Market # 690</text:p>
          </table:table-cell>
          <table:table-cell table:style-name="ce22" office:value-type="string">
            <text:p>32385</text:p>
          </table:table-cell>
          <table:table-cell table:style-name="ce22" office:value-type="string">
            <text:p>4377 Holland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2</text:p>
          </table:table-cell>
          <table:table-cell table:style-name="ce23" office:value-type="date" office:date-value="2012-02-01T17:04:00">
            <text:p> 02/01/2012</text:p>
          </table:table-cell>
          <table:table-cell table:style-name="ce22" office:value-type="string">
            <text:p>Matsu Japanese Restaurant</text:p>
          </table:table-cell>
          <table:table-cell table:style-name="ce22" office:value-type="string">
            <text:p>3953</text:p>
          </table:table-cell>
          <table:table-cell table:style-name="ce22" office:value-type="string">
            <text:p>4392 Holland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2-1102</text:p>
          </table:table-cell>
          <table:table-cell table:style-name="ce23" office:value-type="date" office:date-value="2012-02-01T17:10:00">
            <text:p> 02/01/2012</text:p>
          </table:table-cell>
          <table:table-cell table:style-name="ce22" office:value-type="string">
            <text:p>El Rincon Tropical Restaurant &amp; Bar</text:p>
          </table:table-cell>
          <table:table-cell table:style-name="ce22" office:value-type="string">
            <text:p>58799</text:p>
          </table:table-cell>
          <table:table-cell table:style-name="ce22" office:value-type="string">
            <text:p>4300 Holland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2-1907</text:p>
          </table:table-cell>
          <table:table-cell table:style-name="ce23" office:value-type="date" office:date-value="2012-02-01T17:21:00">
            <text:p> 02/01/2012</text:p>
          </table:table-cell>
          <table:table-cell table:style-name="ce22" office:value-type="string">
            <text:p>Holland Food Mart</text:p>
          </table:table-cell>
          <table:table-cell table:style-name="ce22" office:value-type="string">
            <text:p>67157</text:p>
          </table:table-cell>
          <table:table-cell table:style-name="ce22" office:value-type="string">
            <text:p>4240 Holland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2-1943</text:p>
          </table:table-cell>
          <table:table-cell table:style-name="ce23" office:value-type="date" office:date-value="2012-02-01T17:29:00">
            <text:p> 02/01/2012</text:p>
          </table:table-cell>
          <table:table-cell table:style-name="ce22" office:value-type="string">
            <text:p>PHO78 Restaurant</text:p>
          </table:table-cell>
          <table:table-cell table:style-name="ce22" office:value-type="string">
            <text:p>47133</text:p>
          </table:table-cell>
          <table:table-cell table:style-name="ce22" office:value-type="string">
            <text:p>4239 Holland Rd Ste 748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2-4052</text:p>
          </table:table-cell>
          <table:table-cell table:style-name="ce23" office:value-type="date" office:date-value="2012-02-01T17:36:00">
            <text:p> 02/01/2012</text:p>
          </table:table-cell>
          <table:table-cell table:style-name="ce22" office:value-type="string">
            <text:p>7 Eleven Store 2514 19533 H</text:p>
          </table:table-cell>
          <table:table-cell table:style-name="ce22" office:value-type="string">
            <text:p>27283</text:p>
          </table:table-cell>
          <table:table-cell table:style-name="ce22" office:value-type="string">
            <text:p>3564 Holland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2-2846</text:p>
          </table:table-cell>
          <table:table-cell table:style-name="ce23" office:value-type="date" office:date-value="2012-02-01T17:39:00">
            <text:p> 02/01/2012</text:p>
          </table:table-cell>
          <table:table-cell table:style-name="ce22" office:value-type="string">
            <text:p>7 Eleven Store 2514 25134 B</text:p>
          </table:table-cell>
          <table:table-cell table:style-name="ce22" office:value-type="string">
            <text:p>63754</text:p>
          </table:table-cell>
          <table:table-cell table:style-name="ce22" office:value-type="string">
            <text:p>3964 Holland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6-1410</text:p>
          </table:table-cell>
          <table:table-cell table:style-name="ce23" office:value-type="date" office:date-value="2012-02-01T17:58:00">
            <text:p> 02/01/2012</text:p>
          </table:table-cell>
          <table:table-cell table:style-name="ce22" office:value-type="string">
            <text:p>Wal Mart Supercenter # 2529</text:p>
          </table:table-cell>
          <table:table-cell table:style-name="ce22" office:value-type="string">
            <text:p>16164</text:p>
          </table:table-cell>
          <table:table-cell table:style-name="ce22" office:value-type="string">
            <text:p>2021 Lynnhaven Pkwy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6</text:p>
          </table:table-cell>
          <table:table-cell table:style-name="ce23" office:value-type="date" office:date-value="2012-02-01T18:14:00">
            <text:p> 02/01/2012</text:p>
          </table:table-cell>
          <table:table-cell table:style-name="ce22" office:value-type="string">
            <text:p>7 Eleven Store 2514 26642 A</text:p>
          </table:table-cell>
          <table:table-cell table:style-name="ce22" office:value-type="string">
            <text:p>56381</text:p>
          </table:table-cell>
          <table:table-cell table:style-name="ce22" office:value-type="string">
            <text:p>2105 Salem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6</text:p>
          </table:table-cell>
          <table:table-cell table:style-name="ce23" office:value-type="date" office:date-value="2012-02-01T18:18:00">
            <text:p> 02/01/2012</text:p>
          </table:table-cell>
          <table:table-cell table:style-name="ce22" office:value-type="string">
            <text:p>Rite Aid # 11271</text:p>
          </table:table-cell>
          <table:table-cell table:style-name="ce22" office:value-type="string">
            <text:p>38907</text:p>
          </table:table-cell>
          <table:table-cell table:style-name="ce22" office:value-type="string">
            <text:p>1808 Salem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2-6309</text:p>
          </table:table-cell>
          <table:table-cell table:style-name="ce23" office:value-type="date" office:date-value="2012-02-01T18:38:00">
            <text:p> 02/01/2012</text:p>
          </table:table-cell>
          <table:table-cell table:style-name="ce22" office:value-type="string">
            <text:p>Lynnhaven BP</text:p>
          </table:table-cell>
          <table:table-cell table:style-name="ce22" office:value-type="string">
            <text:p>67205</text:p>
          </table:table-cell>
          <table:table-cell table:style-name="ce22" office:value-type="string">
            <text:p>905 Lynnhaven Pkwy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2-7203</text:p>
          </table:table-cell>
          <table:table-cell table:style-name="ce23" office:value-type="date" office:date-value="2012-02-01T19:24:00">
            <text:p> 02/01/2012</text:p>
          </table:table-cell>
          <table:table-cell table:style-name="ce22" office:value-type="string">
            <text:p>Red Lobster Restaurant 296</text:p>
          </table:table-cell>
          <table:table-cell table:style-name="ce22" office:value-type="string">
            <text:p>31699</text:p>
          </table:table-cell>
          <table:table-cell table:style-name="ce22" office:value-type="string">
            <text:p>821 Lynnhaven Pkwy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2-7405</text:p>
          </table:table-cell>
          <table:table-cell table:style-name="ce23" office:value-type="date" office:date-value="2012-02-01T19:33:00">
            <text:p> 02/01/2012</text:p>
          </table:table-cell>
          <table:table-cell table:style-name="ce22" office:value-type="string">
            <text:p>Tidewater Volleyball Association</text:p>
          </table:table-cell>
          <table:table-cell table:style-name="ce22" office:value-type="string">
            <text:p>70642</text:p>
          </table:table-cell>
          <table:table-cell table:style-name="ce22" office:value-type="string">
            <text:p>2644 Dean Dr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2</text:p>
          </table:table-cell>
          <table:table-cell table:style-name="ce23" office:value-type="date" office:date-value="2012-02-01T19:55:00">
            <text:p> 02/01/2012</text:p>
          </table:table-cell>
          <table:table-cell table:style-name="ce22" office:value-type="string">
            <text:p>Food Lion 211</text:p>
          </table:table-cell>
          <table:table-cell table:style-name="ce22" office:value-type="string">
            <text:p>9640</text:p>
          </table:table-cell>
          <table:table-cell table:style-name="ce22" office:value-type="string">
            <text:p>3770 Virginia Beach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</text:p>
          </table:table-cell>
          <table:table-cell table:style-name="ce23" office:value-type="date" office:date-value="2012-02-01T20:05:00">
            <text:p> 02/01/2012</text:p>
          </table:table-cell>
          <table:table-cell table:style-name="ce22" office:value-type="string">
            <text:p>Smokey Bones Bar &amp; Fire Grill 7598</text:p>
          </table:table-cell>
          <table:table-cell table:style-name="ce22" office:value-type="string">
            <text:p>50897</text:p>
          </table:table-cell>
          <table:table-cell table:style-name="ce22" office:value-type="string">
            <text:p>4590 Virginia Beach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-3102</text:p>
          </table:table-cell>
          <table:table-cell table:style-name="ce23" office:value-type="date" office:date-value="2012-02-01T20:15:00">
            <text:p> 02/01/2012</text:p>
          </table:table-cell>
          <table:table-cell table:style-name="ce22" office:value-type="string">
            <text:p>Kmart # 3801</text:p>
          </table:table-cell>
          <table:table-cell table:style-name="ce22" office:value-type="string">
            <text:p>1546</text:p>
          </table:table-cell>
          <table:table-cell table:style-name="ce22" office:value-type="string">
            <text:p>312 Constitution Dr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5</text:p>
          </table:table-cell>
          <table:table-cell table:style-name="ce23" office:value-type="date" office:date-value="2012-02-01T20:30:00">
            <text:p> 02/01/2012</text:p>
          </table:table-cell>
          <table:table-cell table:style-name="ce22" office:value-type="string">
            <text:p>Tangos Tavern</text:p>
          </table:table-cell>
          <table:table-cell table:style-name="ce22" office:value-type="string">
            <text:p>72518</text:p>
          </table:table-cell>
          <table:table-cell table:style-name="ce22" office:value-type="string">
            <text:p>4668 Pembroke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-3015</text:p>
          </table:table-cell>
          <table:table-cell table:style-name="ce23" office:value-type="date" office:date-value="2012-02-01T20:45:00">
            <text:p> 02/01/2012</text:p>
          </table:table-cell>
          <table:table-cell table:style-name="ce22" office:value-type="string">
            <text:p>Gordon Biersch Brewery Restaurant</text:p>
          </table:table-cell>
          <table:table-cell table:style-name="ce22" office:value-type="string">
            <text:p>42985</text:p>
          </table:table-cell>
          <table:table-cell table:style-name="ce22" office:value-type="string">
            <text:p>4561 Virginia Beach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5</text:p>
          </table:table-cell>
          <table:table-cell table:style-name="ce23" office:value-type="date" office:date-value="2012-02-01T21:00:00">
            <text:p> 02/01/2012</text:p>
          </table:table-cell>
          <table:table-cell table:style-name="ce22" office:value-type="string">
            <text:p>Food Lion 616</text:p>
          </table:table-cell>
          <table:table-cell table:style-name="ce22" office:value-type="string">
            <text:p>9740</text:p>
          </table:table-cell>
          <table:table-cell table:style-name="ce22" office:value-type="string">
            <text:p>748 Independence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-4427</text:p>
          </table:table-cell>
          <table:table-cell table:style-name="ce23" office:value-type="date" office:date-value="2012-02-02T15:29:00">
            <text:p> 02/02/2012</text:p>
          </table:table-cell>
          <table:table-cell table:style-name="ce22" office:value-type="string">
            <text:p>Carneys Irish Pub Sports Bar &amp; Grill</text:p>
          </table:table-cell>
          <table:table-cell table:style-name="ce22" office:value-type="string">
            <text:p>27206</text:p>
          </table:table-cell>
          <table:table-cell table:style-name="ce22" office:value-type="string">
            <text:p>2138 S Military Hwy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3-5804</text:p>
          </table:table-cell>
          <table:table-cell table:style-name="ce23" office:value-type="date" office:date-value="2012-02-02T15:40:00">
            <text:p> 02/02/2012</text:p>
          </table:table-cell>
          <table:table-cell table:style-name="ce22" office:value-type="string">
            <text:p>Jokers Bar &amp; Grille</text:p>
          </table:table-cell>
          <table:table-cell table:style-name="ce22" office:value-type="string">
            <text:p>7391</text:p>
          </table:table-cell>
          <table:table-cell table:style-name="ce22" office:value-type="string">
            <text:p>2917 S Military Hwy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3-4425</text:p>
          </table:table-cell>
          <table:table-cell table:style-name="ce23" office:value-type="date" office:date-value="2012-02-02T15:47:00">
            <text:p> 02/02/2012</text:p>
          </table:table-cell>
          <table:table-cell table:style-name="ce22" office:value-type="string">
            <text:p>Izka Food Mart</text:p>
          </table:table-cell>
          <table:table-cell table:style-name="ce22" office:value-type="string">
            <text:p>42797</text:p>
          </table:table-cell>
          <table:table-cell table:style-name="ce22" office:value-type="string">
            <text:p>3228 S Military Hwy Ste A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3-3503</text:p>
          </table:table-cell>
          <table:table-cell table:style-name="ce23" office:value-type="date" office:date-value="2012-02-02T15:55:00">
            <text:p> 02/02/2012</text:p>
          </table:table-cell>
          <table:table-cell table:style-name="ce22" office:value-type="string">
            <text:p>Shell Mart</text:p>
          </table:table-cell>
          <table:table-cell table:style-name="ce22" office:value-type="string">
            <text:p>42491</text:p>
          </table:table-cell>
          <table:table-cell table:style-name="ce22" office:value-type="string">
            <text:p>965 George Washington Hwy N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3</text:p>
          </table:table-cell>
          <table:table-cell table:style-name="ce23" office:value-type="date" office:date-value="2012-02-02T16:02:00">
            <text:p> 02/02/2012</text:p>
          </table:table-cell>
          <table:table-cell table:style-name="ce22" office:value-type="string">
            <text:p>Kangaroo Express # 3697</text:p>
          </table:table-cell>
          <table:table-cell table:style-name="ce22" office:value-type="string">
            <text:p>39990</text:p>
          </table:table-cell>
          <table:table-cell table:style-name="ce22" office:value-type="string">
            <text:p>1001 George Washington Hwy N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3-5023</text:p>
          </table:table-cell>
          <table:table-cell table:style-name="ce23" office:value-type="date" office:date-value="2012-02-02T16:08:00">
            <text:p> 02/02/2012</text:p>
          </table:table-cell>
          <table:table-cell table:style-name="ce22" office:value-type="string">
            <text:p>LILLIANS</text:p>
          </table:table-cell>
          <table:table-cell table:style-name="ce22" office:value-type="string">
            <text:p>24174</text:p>
          </table:table-cell>
          <table:table-cell table:style-name="ce22" office:value-type="string">
            <text:p>1312 George Washington Hwy N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3</text:p>
          </table:table-cell>
          <table:table-cell table:style-name="ce23" office:value-type="date" office:date-value="2012-02-02T16:30:00">
            <text:p> 02/02/2012</text:p>
          </table:table-cell>
          <table:table-cell table:style-name="ce22" office:value-type="string">
            <text:p>One Stop Food Mart 544</text:p>
          </table:table-cell>
          <table:table-cell table:style-name="ce22" office:value-type="string">
            <text:p>40327</text:p>
          </table:table-cell>
          <table:table-cell table:style-name="ce22" office:value-type="string">
            <text:p>201 George Washington Hwy N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1</text:p>
          </table:table-cell>
          <table:table-cell table:style-name="ce23" office:value-type="date" office:date-value="2012-02-02T16:50:00">
            <text:p> 02/02/2012</text:p>
          </table:table-cell>
          <table:table-cell table:style-name="ce22" office:value-type="string">
            <text:p>Happy Shopper</text:p>
          </table:table-cell>
          <table:table-cell table:style-name="ce22" office:value-type="string">
            <text:p>54885</text:p>
          </table:table-cell>
          <table:table-cell table:style-name="ce22" office:value-type="string">
            <text:p>4515 S Military Hwy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1-2138</text:p>
          </table:table-cell>
          <table:table-cell table:style-name="ce23" office:value-type="date" office:date-value="2012-02-02T17:13:00">
            <text:p> 02/02/2012</text:p>
          </table:table-cell>
          <table:table-cell table:style-name="ce22" office:value-type="string">
            <text:p>A J Gators Grill &amp; Bar</text:p>
          </table:table-cell>
          <table:table-cell table:style-name="ce22" office:value-type="string">
            <text:p>978</text:p>
          </table:table-cell>
          <table:table-cell table:style-name="ce22" office:value-type="string">
            <text:p>4300 Portsmouth Blvd Ste 210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2</text:p>
          </table:table-cell>
          <table:table-cell table:style-name="ce23" office:value-type="date" office:date-value="2012-02-02T18:32:00">
            <text:p> 02/02/2012</text:p>
          </table:table-cell>
          <table:table-cell table:style-name="ce22" office:value-type="string">
            <text:p>El Taco Loco</text:p>
          </table:table-cell>
          <table:table-cell table:style-name="ce22" office:value-type="string">
            <text:p>59562</text:p>
          </table:table-cell>
          <table:table-cell table:style-name="ce22" office:value-type="string">
            <text:p>3333 Virginia Beach Blvd Ste 42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0-1809</text:p>
          </table:table-cell>
          <table:table-cell table:style-name="ce23" office:value-type="date" office:date-value="2012-02-03T16:10:00">
            <text:p> 02/03/2012</text:p>
          </table:table-cell>
          <table:table-cell table:style-name="ce22" office:value-type="string">
            <text:p>Espeto Na Brasa LLC</text:p>
          </table:table-cell>
          <table:table-cell table:style-name="ce22" office:value-type="string">
            <text:p>47676</text:p>
          </table:table-cell>
          <table:table-cell table:style-name="ce22" office:value-type="string">
            <text:p>233 Granby St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2-6920</text:p>
          </table:table-cell>
          <table:table-cell table:style-name="ce23" office:value-type="date" office:date-value="2012-02-03T16:50:00">
            <text:p> 02/03/2012</text:p>
          </table:table-cell>
          <table:table-cell table:style-name="ce22" office:value-type="string">
            <text:p>7 Eleven Store 2514 10906 H</text:p>
          </table:table-cell>
          <table:table-cell table:style-name="ce22" office:value-type="string">
            <text:p>4218</text:p>
          </table:table-cell>
          <table:table-cell table:style-name="ce22" office:value-type="string">
            <text:p>425 Kings Grant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</text:p>
          </table:table-cell>
          <table:table-cell table:style-name="ce23" office:value-type="date" office:date-value="2012-02-03T17:10:00">
            <text:p> 02/03/2012</text:p>
          </table:table-cell>
          <table:table-cell table:style-name="ce22" office:value-type="string">
            <text:p>American Asian Food Market</text:p>
          </table:table-cell>
          <table:table-cell table:style-name="ce22" office:value-type="string">
            <text:p>32548</text:p>
          </table:table-cell>
          <table:table-cell table:style-name="ce22" office:value-type="string">
            <text:p>315 N Great Neck Rd Ste 200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-4206</text:p>
          </table:table-cell>
          <table:table-cell table:style-name="ce23" office:value-type="date" office:date-value="2012-02-03T17:20:00">
            <text:p> 02/03/2012</text:p>
          </table:table-cell>
          <table:table-cell table:style-name="ce22" office:value-type="string">
            <text:p>Kangaroo Express # 3108</text:p>
          </table:table-cell>
          <table:table-cell table:style-name="ce22" office:value-type="string">
            <text:p>3134</text:p>
          </table:table-cell>
          <table:table-cell table:style-name="ce22" office:value-type="string">
            <text:p>1912 Laskin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</text:p>
          </table:table-cell>
          <table:table-cell table:style-name="ce23" office:value-type="date" office:date-value="2012-02-03T17:30:00">
            <text:p> 02/03/2012</text:p>
          </table:table-cell>
          <table:table-cell table:style-name="ce22" office:value-type="string">
            <text:p>Qdoba Mexican Grill</text:p>
          </table:table-cell>
          <table:table-cell table:style-name="ce22" office:value-type="string">
            <text:p>44473</text:p>
          </table:table-cell>
          <table:table-cell table:style-name="ce22" office:value-type="string">
            <text:p>1833 Republic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-4535</text:p>
          </table:table-cell>
          <table:table-cell table:style-name="ce23" office:value-type="date" office:date-value="2012-02-03T17:40:00">
            <text:p> 02/03/2012</text:p>
          </table:table-cell>
          <table:table-cell table:style-name="ce22" office:value-type="string">
            <text:p>Aldos</text:p>
          </table:table-cell>
          <table:table-cell table:style-name="ce22" office:value-type="string">
            <text:p>47425</text:p>
          </table:table-cell>
          <table:table-cell table:style-name="ce22" office:value-type="string">
            <text:p>1860 Laskin Rd Ste 107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5-3115</text:p>
          </table:table-cell>
          <table:table-cell table:style-name="ce23" office:value-type="date" office:date-value="2012-02-03T18:15:00">
            <text:p> 02/03/2012</text:p>
          </table:table-cell>
          <table:table-cell table:style-name="ce22" office:value-type="string">
            <text:p>Wings Garden Restaurant &amp; Lounge</text:p>
          </table:table-cell>
          <table:table-cell table:style-name="ce22" office:value-type="string">
            <text:p>52423</text:p>
          </table:table-cell>
          <table:table-cell table:style-name="ce22" office:value-type="string">
            <text:p>4353 Indian River R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5-3003</text:p>
          </table:table-cell>
          <table:table-cell table:style-name="ce23" office:value-type="date" office:date-value="2012-02-03T18:21:00">
            <text:p> 02/03/2012</text:p>
          </table:table-cell>
          <table:table-cell table:style-name="ce22" office:value-type="string">
            <text:p>Fast Food Mart</text:p>
          </table:table-cell>
          <table:table-cell table:style-name="ce22" office:value-type="string">
            <text:p>30569</text:p>
          </table:table-cell>
          <table:table-cell table:style-name="ce22" office:value-type="string">
            <text:p>4137 Indian River R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2</text:p>
          </table:table-cell>
          <table:table-cell table:style-name="ce23" office:value-type="date" office:date-value="2012-02-03T18:30:00">
            <text:p> 02/03/2012</text:p>
          </table:table-cell>
          <table:table-cell table:style-name="ce22" office:value-type="string">
            <text:p>Sweetwater Cuisine</text:p>
          </table:table-cell>
          <table:table-cell table:style-name="ce22" office:value-type="string">
            <text:p>68446</text:p>
          </table:table-cell>
          <table:table-cell table:style-name="ce22" office:value-type="string">
            <text:p>4216 Virginia Beach Blvd Ste 140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0-2426</text:p>
          </table:table-cell>
          <table:table-cell table:style-name="ce23" office:value-type="date" office:date-value="2012-02-03T18:55:00">
            <text:p> 02/03/2012</text:p>
          </table:table-cell>
          <table:table-cell table:style-name="ce22" office:value-type="string">
            <text:p>Chilis Grill &amp; Bar</text:p>
          </table:table-cell>
          <table:table-cell table:style-name="ce22" office:value-type="string">
            <text:p>47756</text:p>
          </table:table-cell>
          <table:table-cell table:style-name="ce22" office:value-type="string">
            <text:p>300 Monticello Ave Ste 309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0</text:p>
          </table:table-cell>
          <table:table-cell table:style-name="ce23" office:value-type="date" office:date-value="2012-02-03T19:10:00">
            <text:p> 02/03/2012</text:p>
          </table:table-cell>
          <table:table-cell table:style-name="ce22" office:value-type="string">
            <text:p>Hooter And Doll Fins</text:p>
          </table:table-cell>
          <table:table-cell table:style-name="ce22" office:value-type="string">
            <text:p>76768</text:p>
          </table:table-cell>
          <table:table-cell table:style-name="ce22" office:value-type="string">
            <text:p>333 Waterside Dr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0</text:p>
          </table:table-cell>
          <table:table-cell table:style-name="ce23" office:value-type="date" office:date-value="2012-02-03T19:20:00">
            <text:p> 02/03/2012</text:p>
          </table:table-cell>
          <table:table-cell table:style-name="ce22" office:value-type="string">
            <text:p>Mo &amp; Omalleys Irish Pub</text:p>
          </table:table-cell>
          <table:table-cell table:style-name="ce22" office:value-type="string">
            <text:p>73924</text:p>
          </table:table-cell>
          <table:table-cell table:style-name="ce22" office:value-type="string">
            <text:p>131 Granby St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0</text:p>
          </table:table-cell>
          <table:table-cell table:style-name="ce23" office:value-type="date" office:date-value="2012-02-03T19:25:00">
            <text:p> 02/03/2012</text:p>
          </table:table-cell>
          <table:table-cell table:style-name="ce22" office:value-type="string">
            <text:p>Granby Bistro &amp; Deli</text:p>
          </table:table-cell>
          <table:table-cell table:style-name="ce22" office:value-type="string">
            <text:p>38548</text:p>
          </table:table-cell>
          <table:table-cell table:style-name="ce22" office:value-type="string">
            <text:p>225 Granby St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3</text:p>
          </table:table-cell>
          <table:table-cell table:style-name="ce23" office:value-type="date" office:date-value="2012-02-03T19:34:00">
            <text:p> 02/03/2012</text:p>
          </table:table-cell>
          <table:table-cell table:style-name="ce22" office:value-type="string">
            <text:p>The Palace on Plume St</text:p>
          </table:table-cell>
          <table:table-cell table:style-name="ce22" office:value-type="string">
            <text:p>67091</text:p>
          </table:table-cell>
          <table:table-cell table:style-name="ce22" office:value-type="string">
            <text:p>200 E Plume St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0</text:p>
          </table:table-cell>
          <table:table-cell table:style-name="ce23" office:value-type="date" office:date-value="2012-02-03T19:40:00">
            <text:p> 02/03/2012</text:p>
          </table:table-cell>
          <table:table-cell table:style-name="ce22" office:value-type="string">
            <text:p>Jack Quinn Restaurant &amp; Irish Pub</text:p>
          </table:table-cell>
          <table:table-cell table:style-name="ce22" office:value-type="string">
            <text:p>64060</text:p>
          </table:table-cell>
          <table:table-cell table:style-name="ce22" office:value-type="string">
            <text:p>241 Granby St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0</text:p>
          </table:table-cell>
          <table:table-cell table:style-name="ce23" office:value-type="date" office:date-value="2012-02-03T19:40:00">
            <text:p> 02/03/2012</text:p>
          </table:table-cell>
          <table:table-cell table:style-name="ce22" office:value-type="string">
            <text:p>Shady Grove Marketplace</text:p>
          </table:table-cell>
          <table:table-cell table:style-name="ce22" office:value-type="string">
            <text:p>67739</text:p>
          </table:table-cell>
          <table:table-cell table:style-name="ce22" office:value-type="string">
            <text:p>501 Botetourt St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0-1518</text:p>
          </table:table-cell>
          <table:table-cell table:style-name="ce23" office:value-type="date" office:date-value="2012-02-03T19:45:00">
            <text:p> 02/03/2012</text:p>
          </table:table-cell>
          <table:table-cell table:style-name="ce22" office:value-type="string">
            <text:p>Downtown Pit Stop</text:p>
          </table:table-cell>
          <table:table-cell table:style-name="ce22" office:value-type="string">
            <text:p>62580</text:p>
          </table:table-cell>
          <table:table-cell table:style-name="ce22" office:value-type="string">
            <text:p>770 Boush St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0-1889</text:p>
          </table:table-cell>
          <table:table-cell table:style-name="ce23" office:value-type="date" office:date-value="2012-02-03T19:50:00">
            <text:p> 02/03/2012</text:p>
          </table:table-cell>
          <table:table-cell table:style-name="ce22" office:value-type="string">
            <text:p>Virginia Stage Company</text:p>
          </table:table-cell>
          <table:table-cell table:style-name="ce22" office:value-type="string">
            <text:p>64632</text:p>
          </table:table-cell>
          <table:table-cell table:style-name="ce22" office:value-type="string">
            <text:p>108 E Tazewell St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</text:p>
          </table:table-cell>
          <table:table-cell table:style-name="ce23" office:value-type="date" office:date-value="2012-02-03T19:53:00">
            <text:p> 02/03/2012</text:p>
          </table:table-cell>
          <table:table-cell table:style-name="ce22" office:value-type="string">
            <text:p>Chrome</text:p>
          </table:table-cell>
          <table:table-cell table:style-name="ce22" office:value-type="string">
            <text:p>32941</text:p>
          </table:table-cell>
          <table:table-cell table:style-name="ce22" office:value-type="string">
            <text:p>1701 Parkview Dr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43</text:p>
          </table:table-cell>
          <table:table-cell table:style-name="ce23" office:value-type="date" office:date-value="2012-02-06T15:00:00">
            <text:p> 02/06/2012</text:p>
          </table:table-cell>
          <table:table-cell table:style-name="ce22" office:value-type="string">
            <text:p>Ingleside Plantation Vineyards</text:p>
          </table:table-cell>
          <table:table-cell table:style-name="ce22" office:value-type="string">
            <text:p>38767</text:p>
          </table:table-cell>
          <table:table-cell table:style-name="ce22" office:value-type="string">
            <text:p>5872 Leedstown Rd</text:p>
          </table:table-cell>
          <table:table-cell table:style-name="ce22" office:value-type="string">
            <text:p>Oak Grov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-4419</text:p>
          </table:table-cell>
          <table:table-cell table:style-name="ce23" office:value-type="date" office:date-value="2012-02-06T15:44:00">
            <text:p> 02/06/2012</text:p>
          </table:table-cell>
          <table:table-cell table:style-name="ce22" office:value-type="string">
            <text:p>Parthenon Restaurant</text:p>
          </table:table-cell>
          <table:table-cell table:style-name="ce22" office:value-type="string">
            <text:p>45714</text:p>
          </table:table-cell>
          <table:table-cell table:style-name="ce22" office:value-type="string">
            <text:p>2024 Augustine Ave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</text:p>
          </table:table-cell>
          <table:table-cell table:style-name="ce23" office:value-type="date" office:date-value="2012-02-06T15:52:00">
            <text:p> 02/06/2012</text:p>
          </table:table-cell>
          <table:table-cell table:style-name="ce22" office:value-type="string">
            <text:p>Miso Asian Grill &amp; Sushi Bar</text:p>
          </table:table-cell>
          <table:table-cell table:style-name="ce22" office:value-type="string">
            <text:p>64402</text:p>
          </table:table-cell>
          <table:table-cell table:style-name="ce22" office:value-type="string">
            <text:p>1305 Jefferson Davis Hwy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-5300</text:p>
          </table:table-cell>
          <table:table-cell table:style-name="ce23" office:value-type="date" office:date-value="2012-02-06T16:18:00">
            <text:p> 02/06/2012</text:p>
          </table:table-cell>
          <table:table-cell table:style-name="ce22" office:value-type="string">
            <text:p>The Wood Company</text:p>
          </table:table-cell>
          <table:table-cell table:style-name="ce22" office:value-type="string">
            <text:p>73706</text:p>
          </table:table-cell>
          <table:table-cell table:style-name="ce22" office:value-type="string">
            <text:p>1301 College Ave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-5931</text:p>
          </table:table-cell>
          <table:table-cell table:style-name="ce23" office:value-type="date" office:date-value="2012-02-06T16:30:00">
            <text:p> 02/06/2012</text:p>
          </table:table-cell>
          <table:table-cell table:style-name="ce22" office:value-type="string">
            <text:p>J Brians Tap Room</text:p>
          </table:table-cell>
          <table:table-cell table:style-name="ce22" office:value-type="string">
            <text:p>60953</text:p>
          </table:table-cell>
          <table:table-cell table:style-name="ce22" office:value-type="string">
            <text:p>200 Hanover St Ste 202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-3737</text:p>
          </table:table-cell>
          <table:table-cell table:style-name="ce23" office:value-type="date" office:date-value="2012-02-06T16:43:00">
            <text:p> 02/06/2012</text:p>
          </table:table-cell>
          <table:table-cell table:style-name="ce22" office:value-type="string">
            <text:p>Happy Endings</text:p>
          </table:table-cell>
          <table:table-cell table:style-name="ce22" office:value-type="string">
            <text:p>17038</text:p>
          </table:table-cell>
          <table:table-cell table:style-name="ce22" office:value-type="string">
            <text:p>1315 Princess Anne St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</text:p>
          </table:table-cell>
          <table:table-cell table:style-name="ce23" office:value-type="date" office:date-value="2012-02-06T17:15:00">
            <text:p> 02/06/2012</text:p>
          </table:table-cell>
          <table:table-cell table:style-name="ce22" office:value-type="string">
            <text:p>Gurus Indian Cuisine</text:p>
          </table:table-cell>
          <table:table-cell table:style-name="ce22" office:value-type="string">
            <text:p>27551</text:p>
          </table:table-cell>
          <table:table-cell table:style-name="ce22" office:value-type="string">
            <text:p>1320 Central Park Blvd Ste 112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</text:p>
          </table:table-cell>
          <table:table-cell table:style-name="ce23" office:value-type="date" office:date-value="2012-02-06T17:26:00">
            <text:p> 02/06/2012</text:p>
          </table:table-cell>
          <table:table-cell table:style-name="ce22" office:value-type="string">
            <text:p>Sheetz 346</text:p>
          </table:table-cell>
          <table:table-cell table:style-name="ce22" office:value-type="string">
            <text:p>27790</text:p>
          </table:table-cell>
          <table:table-cell table:style-name="ce22" office:value-type="string">
            <text:p>2001 Carl D Silver Pkwy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-4902</text:p>
          </table:table-cell>
          <table:table-cell table:style-name="ce23" office:value-type="date" office:date-value="2012-02-06T17:42:00">
            <text:p> 02/06/2012</text:p>
          </table:table-cell>
          <table:table-cell table:style-name="ce22" office:value-type="string">
            <text:p>Carlos Okellys Mexican Cafe</text:p>
          </table:table-cell>
          <table:table-cell table:style-name="ce22" office:value-type="string">
            <text:p>45822</text:p>
          </table:table-cell>
          <table:table-cell table:style-name="ce22" office:value-type="string">
            <text:p>2306 Plank Rd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-4910</text:p>
          </table:table-cell>
          <table:table-cell table:style-name="ce23" office:value-type="date" office:date-value="2012-02-06T17:51:00">
            <text:p> 02/06/2012</text:p>
          </table:table-cell>
          <table:table-cell table:style-name="ce22" office:value-type="string">
            <text:p>Handy Mart</text:p>
          </table:table-cell>
          <table:table-cell table:style-name="ce22" office:value-type="string">
            <text:p>50830</text:p>
          </table:table-cell>
          <table:table-cell table:style-name="ce22" office:value-type="string">
            <text:p>3054 Plank Rd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55-2972</text:p>
          </table:table-cell>
          <table:table-cell table:style-name="ce23" office:value-type="date" office:date-value="2012-02-06T18:05:00">
            <text:p> 02/06/2012</text:p>
          </table:table-cell>
          <table:table-cell table:style-name="ce22" office:value-type="string">
            <text:p>Giant Food Store # 257</text:p>
          </table:table-cell>
          <table:table-cell table:style-name="ce22" office:value-type="string">
            <text:p>8111</text:p>
          </table:table-cell>
          <table:table-cell table:style-name="ce22" office:value-type="string">
            <text:p>7575 Linton Hall Rd</text:p>
          </table:table-cell>
          <table:table-cell table:style-name="ce22" office:value-type="string">
            <text:p>Gain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85</text:p>
          </table:table-cell>
          <table:table-cell table:style-name="ce23" office:value-type="date" office:date-value="2012-02-06T19:10:00">
            <text:p> 02/06/2012</text:p>
          </table:table-cell>
          <table:table-cell table:style-name="ce22" office:value-type="string">
            <text:p>Kings Pizza &amp; Italian Restaurant Inc</text:p>
          </table:table-cell>
          <table:table-cell table:style-name="ce22" office:value-type="string">
            <text:p>46386</text:p>
          </table:table-cell>
          <table:table-cell table:style-name="ce22" office:value-type="string">
            <text:p>7983 Kings Hwy</text:p>
          </table:table-cell>
          <table:table-cell table:style-name="ce22" office:value-type="string">
            <text:p>King Geor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36-2615</text:p>
          </table:table-cell>
          <table:table-cell table:style-name="ce23" office:value-type="date" office:date-value="2012-02-07T17:35:00">
            <text:p> 02/07/2012</text:p>
          </table:table-cell>
          <table:table-cell table:style-name="ce22" office:value-type="string">
            <text:p>Wings Pizza N Things</text:p>
          </table:table-cell>
          <table:table-cell table:style-name="ce22" office:value-type="string">
            <text:p>44245</text:p>
          </table:table-cell>
          <table:table-cell table:style-name="ce22" office:value-type="string">
            <text:p>341 E Hundred Rd</text:p>
          </table:table-cell>
          <table:table-cell table:style-name="ce22" office:value-type="string">
            <text:p>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39</text:p>
          </table:table-cell>
          <table:table-cell table:style-name="ce23" office:value-type="date" office:date-value="2012-02-07T18:10:00">
            <text:p> 02/07/2012</text:p>
          </table:table-cell>
          <table:table-cell table:style-name="ce22" office:value-type="string">
            <text:p>Creekside Grill</text:p>
          </table:table-cell>
          <table:table-cell table:style-name="ce22" office:value-type="string">
            <text:p>78441</text:p>
          </table:table-cell>
          <table:table-cell table:style-name="ce22" office:value-type="string">
            <text:p>1795 Southcreek One Ste G</text:p>
          </table:table-cell>
          <table:table-cell table:style-name="ce22" office:value-type="string">
            <text:p>Powhat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36</text:p>
          </table:table-cell>
          <table:table-cell table:style-name="ce23" office:value-type="date" office:date-value="2012-02-07T18:42:00">
            <text:p> 02/07/2012</text:p>
          </table:table-cell>
          <table:table-cell table:style-name="ce22" office:value-type="string">
            <text:p>Cesares Restaurant and Pizzeria</text:p>
          </table:table-cell>
          <table:table-cell table:style-name="ce22" office:value-type="string">
            <text:p>51904</text:p>
          </table:table-cell>
          <table:table-cell table:style-name="ce22" office:value-type="string">
            <text:p>13301 Rivers Bend Blvd</text:p>
          </table:table-cell>
          <table:table-cell table:style-name="ce22" office:value-type="string">
            <text:p>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5-4332</text:p>
          </table:table-cell>
          <table:table-cell table:style-name="ce23" office:value-type="date" office:date-value="2012-02-07T19:07:00">
            <text:p> 02/07/2012</text:p>
          </table:table-cell>
          <table:table-cell table:style-name="ce22" office:value-type="string">
            <text:p>Baileys Pub &amp; Grille</text:p>
          </table:table-cell>
          <table:table-cell table:style-name="ce22" office:value-type="string">
            <text:p>38736</text:p>
          </table:table-cell>
          <table:table-cell table:style-name="ce22" office:value-type="string">
            <text:p>11581 Robious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0</text:p>
          </table:table-cell>
          <table:table-cell table:style-name="ce23" office:value-type="date" office:date-value="2012-02-07T20:24:00">
            <text:p> 02/07/2012</text:p>
          </table:table-cell>
          <table:table-cell table:style-name="ce22" office:value-type="string">
            <text:p>Roxy Cafe</text:p>
          </table:table-cell>
          <table:table-cell table:style-name="ce22" office:value-type="string">
            <text:p>52386</text:p>
          </table:table-cell>
          <table:table-cell table:style-name="ce22" office:value-type="string">
            <text:p>1104 W Main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8-0251</text:p>
          </table:table-cell>
          <table:table-cell table:style-name="ce23" office:value-type="date" office:date-value="2012-02-08T16:00:00">
            <text:p> 02/08/2012</text:p>
          </table:table-cell>
          <table:table-cell table:style-name="ce22" office:value-type="string">
            <text:p>FOP Rappahannock Area Lodge  15</text:p>
          </table:table-cell>
          <table:table-cell table:style-name="ce22" office:value-type="string">
            <text:p>52463</text:p>
          </table:table-cell>
          <table:table-cell table:style-name="ce22" office:value-type="string">
            <text:p>3700 Fallwood Ln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1</text:p>
          </table:table-cell>
          <table:table-cell table:style-name="ce23" office:value-type="date" office:date-value="2012-02-08T16:15:00">
            <text:p> 02/08/2012</text:p>
          </table:table-cell>
          <table:table-cell table:style-name="ce22" office:value-type="string">
            <text:p>Edible Vibe Cafe &amp; Coffee House</text:p>
          </table:table-cell>
          <table:table-cell table:style-name="ce22" office:value-type="string">
            <text:p>56817</text:p>
          </table:table-cell>
          <table:table-cell table:style-name="ce22" office:value-type="string">
            <text:p>315 Franklin St</text:p>
          </table:table-cell>
          <table:table-cell table:style-name="ce22" office:value-type="string">
            <text:p>Rocky Moun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1</text:p>
          </table:table-cell>
          <table:table-cell table:style-name="ce23" office:value-type="date" office:date-value="2012-02-08T16:30:00">
            <text:p> 02/08/2012</text:p>
          </table:table-cell>
          <table:table-cell table:style-name="ce22" office:value-type="string">
            <text:p>CVS Pharmacy 7565</text:p>
          </table:table-cell>
          <table:table-cell table:style-name="ce22" office:value-type="string">
            <text:p>67307</text:p>
          </table:table-cell>
          <table:table-cell table:style-name="ce22" office:value-type="string">
            <text:p>485 Old Franklin Tpke</text:p>
          </table:table-cell>
          <table:table-cell table:style-name="ce22" office:value-type="string">
            <text:p>Rocky Moun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1-6683</text:p>
          </table:table-cell>
          <table:table-cell table:style-name="ce23" office:value-type="date" office:date-value="2012-02-08T17:05:00">
            <text:p> 02/08/2012</text:p>
          </table:table-cell>
          <table:table-cell table:style-name="ce22" office:value-type="string">
            <text:p>Gibsons One Stop</text:p>
          </table:table-cell>
          <table:table-cell table:style-name="ce22" office:value-type="string">
            <text:p>57627</text:p>
          </table:table-cell>
          <table:table-cell table:style-name="ce22" office:value-type="string">
            <text:p>18100 Virgil H Goode Hwy</text:p>
          </table:table-cell>
          <table:table-cell table:style-name="ce22" office:value-type="string">
            <text:p>Rocky Moun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21</text:p>
          </table:table-cell>
          <table:table-cell table:style-name="ce23" office:value-type="date" office:date-value="2012-02-08T17:35:00">
            <text:p> 02/08/2012</text:p>
          </table:table-cell>
          <table:table-cell table:style-name="ce22" office:value-type="string">
            <text:p>Food Lion 983</text:p>
          </table:table-cell>
          <table:table-cell table:style-name="ce22" office:value-type="string">
            <text:p>9798</text:p>
          </table:table-cell>
          <table:table-cell table:style-name="ce22" office:value-type="string">
            <text:p>Rt 122 &amp; State Rd 616</text:p>
          </table:table-cell>
          <table:table-cell table:style-name="ce22" office:value-type="string">
            <text:p>Monet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21</text:p>
          </table:table-cell>
          <table:table-cell table:style-name="ce23" office:value-type="date" office:date-value="2012-02-08T17:55:00">
            <text:p> 02/08/2012</text:p>
          </table:table-cell>
          <table:table-cell table:style-name="ce22" office:value-type="string">
            <text:p>Lake Mart and Deli</text:p>
          </table:table-cell>
          <table:table-cell table:style-name="ce22" office:value-type="string">
            <text:p>66248</text:p>
          </table:table-cell>
          <table:table-cell table:style-name="ce22" office:value-type="string">
            <text:p>4795 Scruggs Rd</text:p>
          </table:table-cell>
          <table:table-cell table:style-name="ce22" office:value-type="string">
            <text:p>Monet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10</text:p>
          </table:table-cell>
          <table:table-cell table:style-name="ce23" office:value-type="date" office:date-value="2012-02-08T18:15:00">
            <text:p> 02/08/2012</text:p>
          </table:table-cell>
          <table:table-cell table:style-name="ce22" office:value-type="string">
            <text:p>A Tailors Lodging</text:p>
          </table:table-cell>
          <table:table-cell table:style-name="ce22" office:value-type="string">
            <text:p>27684</text:p>
          </table:table-cell>
          <table:table-cell table:style-name="ce22" office:value-type="string">
            <text:p>119 Park St SE</text:p>
          </table:table-cell>
          <table:table-cell table:style-name="ce22" office:value-type="string">
            <text:p>Abing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8-3918</text:p>
          </table:table-cell>
          <table:table-cell table:style-name="ce23" office:value-type="date" office:date-value="2012-02-08T18:25:00">
            <text:p> 02/08/2012</text:p>
          </table:table-cell>
          <table:table-cell table:style-name="ce22" office:value-type="string">
            <text:p>7 Eleven Store 2531 11134 D</text:p>
          </table:table-cell>
          <table:table-cell table:style-name="ce22" office:value-type="string">
            <text:p>28668</text:p>
          </table:table-cell>
          <table:table-cell table:style-name="ce22" office:value-type="string">
            <text:p>2700 Lafayette Blvd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8-8604</text:p>
          </table:table-cell>
          <table:table-cell table:style-name="ce23" office:value-type="date" office:date-value="2012-02-08T18:46:00">
            <text:p> 02/08/2012</text:p>
          </table:table-cell>
          <table:table-cell table:style-name="ce22" office:value-type="string">
            <text:p>My Place Latin Grill</text:p>
          </table:table-cell>
          <table:table-cell table:style-name="ce22" office:value-type="string">
            <text:p>67013</text:p>
          </table:table-cell>
          <table:table-cell table:style-name="ce22" office:value-type="string">
            <text:p>10908 Courthouse Rd Ste 103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10-8469</text:p>
          </table:table-cell>
          <table:table-cell table:style-name="ce23" office:value-type="date" office:date-value="2012-02-08T18:48:00">
            <text:p> 02/08/2012</text:p>
          </table:table-cell>
          <table:table-cell table:style-name="ce22" office:value-type="string">
            <text:p>Food Country U S A</text:p>
          </table:table-cell>
          <table:table-cell table:style-name="ce22" office:value-type="string">
            <text:p>36911</text:p>
          </table:table-cell>
          <table:table-cell table:style-name="ce22" office:value-type="string">
            <text:p>15811 Porterfield Hwy</text:p>
          </table:table-cell>
          <table:table-cell table:style-name="ce22" office:value-type="string">
            <text:p>Abing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65-0052</text:p>
          </table:table-cell>
          <table:table-cell table:style-name="ce23" office:value-type="date" office:date-value="2012-02-08T18:50:00">
            <text:p> 02/08/2012</text:p>
          </table:table-cell>
          <table:table-cell table:style-name="ce22" office:value-type="string">
            <text:p>Thornburg Citgo</text:p>
          </table:table-cell>
          <table:table-cell table:style-name="ce22" office:value-type="string">
            <text:p>6073</text:p>
          </table:table-cell>
          <table:table-cell table:style-name="ce22" office:value-type="string">
            <text:p>5124 Mudd Tavern Rd</text:p>
          </table:table-cell>
          <table:table-cell table:style-name="ce22" office:value-type="string">
            <text:p>Thor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53-1710</text:p>
          </table:table-cell>
          <table:table-cell table:style-name="ce23" office:value-type="date" office:date-value="2012-02-08T18:58:00">
            <text:p> 02/08/2012</text:p>
          </table:table-cell>
          <table:table-cell table:style-name="ce22" office:value-type="string">
            <text:p>Giant Food Store # 256</text:p>
          </table:table-cell>
          <table:table-cell table:style-name="ce22" office:value-type="string">
            <text:p>8453</text:p>
          </table:table-cell>
          <table:table-cell table:style-name="ce22" office:value-type="string">
            <text:p>10346 Courthouse Rd</text:p>
          </table:table-cell>
          <table:table-cell table:style-name="ce22" office:value-type="string">
            <text:p>Spotsylvan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70-3051</text:p>
          </table:table-cell>
          <table:table-cell table:style-name="ce23" office:value-type="date" office:date-value="2012-02-08T19:01:00">
            <text:p> 02/08/2012</text:p>
          </table:table-cell>
          <table:table-cell table:style-name="ce22" office:value-type="string">
            <text:p>Food Country USA Saltville  5</text:p>
          </table:table-cell>
          <table:table-cell table:style-name="ce22" office:value-type="string">
            <text:p>74617</text:p>
          </table:table-cell>
          <table:table-cell table:style-name="ce22" office:value-type="string">
            <text:p>402 Palmer Ave</text:p>
          </table:table-cell>
          <table:table-cell table:style-name="ce22" office:value-type="string">
            <text:p>Salt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01</text:p>
          </table:table-cell>
          <table:table-cell table:style-name="ce23" office:value-type="date" office:date-value="2012-02-08T19:03:00">
            <text:p> 02/08/2012</text:p>
          </table:table-cell>
          <table:table-cell table:style-name="ce22" office:value-type="string">
            <text:p>Scotchman 463</text:p>
          </table:table-cell>
          <table:table-cell table:style-name="ce22" office:value-type="string">
            <text:p>67538</text:p>
          </table:table-cell>
          <table:table-cell table:style-name="ce22" office:value-type="string">
            <text:p>16074 Lee Hwy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70</text:p>
          </table:table-cell>
          <table:table-cell table:style-name="ce23" office:value-type="date" office:date-value="2012-02-08T19:11:00">
            <text:p> 02/08/2012</text:p>
          </table:table-cell>
          <table:table-cell table:style-name="ce22" office:value-type="string">
            <text:p>Freds Trading Center # 2</text:p>
          </table:table-cell>
          <table:table-cell table:style-name="ce22" office:value-type="string">
            <text:p>4566</text:p>
          </table:table-cell>
          <table:table-cell table:style-name="ce22" office:value-type="string">
            <text:p>309 Palmer Ave</text:p>
          </table:table-cell>
          <table:table-cell table:style-name="ce22" office:value-type="string">
            <text:p>Salt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01</text:p>
          </table:table-cell>
          <table:table-cell table:style-name="ce23" office:value-type="date" office:date-value="2012-02-08T19:18:00">
            <text:p> 02/08/2012</text:p>
          </table:table-cell>
          <table:table-cell table:style-name="ce22" office:value-type="string">
            <text:p>FasMart # 445</text:p>
          </table:table-cell>
          <table:table-cell table:style-name="ce22" office:value-type="string">
            <text:p>49267</text:p>
          </table:table-cell>
          <table:table-cell table:style-name="ce22" office:value-type="string">
            <text:p>340 E Valley Dr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51</text:p>
          </table:table-cell>
          <table:table-cell table:style-name="ce23" office:value-type="date" office:date-value="2012-02-08T19:23:00">
            <text:p> 02/08/2012</text:p>
          </table:table-cell>
          <table:table-cell table:style-name="ce22" office:value-type="string">
            <text:p>Sportsmans One Stop</text:p>
          </table:table-cell>
          <table:table-cell table:style-name="ce22" office:value-type="string">
            <text:p>61537</text:p>
          </table:table-cell>
          <table:table-cell table:style-name="ce22" office:value-type="string">
            <text:p>5743 Courthouse Rd</text:p>
          </table:table-cell>
          <table:table-cell table:style-name="ce22" office:value-type="string">
            <text:p>Spotsylvan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51-2481</text:p>
          </table:table-cell>
          <table:table-cell table:style-name="ce23" office:value-type="date" office:date-value="2012-02-08T19:30:00">
            <text:p> 02/08/2012</text:p>
          </table:table-cell>
          <table:table-cell table:style-name="ce22" office:value-type="string">
            <text:p>Food Lion 1424</text:p>
          </table:table-cell>
          <table:table-cell table:style-name="ce22" office:value-type="string">
            <text:p>9865</text:p>
          </table:table-cell>
          <table:table-cell table:style-name="ce22" office:value-type="string">
            <text:p>6320 Jefferson Davis Hwy</text:p>
          </table:table-cell>
          <table:table-cell table:style-name="ce22" office:value-type="string">
            <text:p>Spotsylvan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1-4200</text:p>
          </table:table-cell>
          <table:table-cell table:style-name="ce23" office:value-type="date" office:date-value="2012-02-08T19:30:00">
            <text:p> 02/08/2012</text:p>
          </table:table-cell>
          <table:table-cell table:style-name="ce22" office:value-type="string">
            <text:p>619 Minute Market</text:p>
          </table:table-cell>
          <table:table-cell table:style-name="ce22" office:value-type="string">
            <text:p>8409</text:p>
          </table:table-cell>
          <table:table-cell table:style-name="ce22" office:value-type="string">
            <text:p>11498 Virgil H Goode Hwy</text:p>
          </table:table-cell>
          <table:table-cell table:style-name="ce22" office:value-type="string">
            <text:p>Rocky Moun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70</text:p>
          </table:table-cell>
          <table:table-cell table:style-name="ce23" office:value-type="date" office:date-value="2012-02-08T19:37:00">
            <text:p> 02/08/2012</text:p>
          </table:table-cell>
          <table:table-cell table:style-name="ce22" office:value-type="string">
            <text:p>Freds Trading Center # 3</text:p>
          </table:table-cell>
          <table:table-cell table:style-name="ce22" office:value-type="string">
            <text:p>8351</text:p>
          </table:table-cell>
          <table:table-cell table:style-name="ce22" office:value-type="string">
            <text:p>901 E Main St</text:p>
          </table:table-cell>
          <table:table-cell table:style-name="ce22" office:value-type="string">
            <text:p>Salt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70-3560</text:p>
          </table:table-cell>
          <table:table-cell table:style-name="ce23" office:value-type="date" office:date-value="2012-02-08T19:57:00">
            <text:p> 02/08/2012</text:p>
          </table:table-cell>
          <table:table-cell table:style-name="ce22" office:value-type="string">
            <text:p>Freds Trading Center</text:p>
          </table:table-cell>
          <table:table-cell table:style-name="ce22" office:value-type="string">
            <text:p>78061</text:p>
          </table:table-cell>
          <table:table-cell table:style-name="ce22" office:value-type="string">
            <text:p>613 Allison Gap Rd</text:p>
          </table:table-cell>
          <table:table-cell table:style-name="ce22" office:value-type="string">
            <text:p>Salt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01</text:p>
          </table:table-cell>
          <table:table-cell table:style-name="ce23" office:value-type="date" office:date-value="2012-02-08T19:59:00">
            <text:p> 02/08/2012</text:p>
          </table:table-cell>
          <table:table-cell table:style-name="ce22" office:value-type="string">
            <text:p>Bellas</text:p>
          </table:table-cell>
          <table:table-cell table:style-name="ce22" office:value-type="string">
            <text:p>53748</text:p>
          </table:table-cell>
          <table:table-cell table:style-name="ce22" office:value-type="string">
            <text:p>1351 Lee Hwy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1</text:p>
          </table:table-cell>
          <table:table-cell table:style-name="ce23" office:value-type="date" office:date-value="2012-02-08T20:07:00">
            <text:p> 02/08/2012</text:p>
          </table:table-cell>
          <table:table-cell table:style-name="ce22" office:value-type="string">
            <text:p>Lucky # 2 Market</text:p>
          </table:table-cell>
          <table:table-cell table:style-name="ce22" office:value-type="string">
            <text:p>10252</text:p>
          </table:table-cell>
          <table:table-cell table:style-name="ce22" office:value-type="string">
            <text:p>2849 Virgil H Goode Hwy</text:p>
          </table:table-cell>
          <table:table-cell table:style-name="ce22" office:value-type="string">
            <text:p>Rocky Moun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54</text:p>
          </table:table-cell>
          <table:table-cell table:style-name="ce23" office:value-type="date" office:date-value="2012-02-08T20:31:00">
            <text:p> 02/08/2012</text:p>
          </table:table-cell>
          <table:table-cell table:style-name="ce22" office:value-type="string">
            <text:p>Roadrunner Market 188</text:p>
          </table:table-cell>
          <table:table-cell table:style-name="ce22" office:value-type="string">
            <text:p>62726</text:p>
          </table:table-cell>
          <table:table-cell table:style-name="ce22" office:value-type="string">
            <text:p>1450 N Main St</text:p>
          </table:table-cell>
          <table:table-cell table:style-name="ce22" office:value-type="string">
            <text:p>Mari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02</text:p>
          </table:table-cell>
          <table:table-cell table:style-name="ce23" office:value-type="date" office:date-value="2012-02-08T20:39:00">
            <text:p> 02/08/2012</text:p>
          </table:table-cell>
          <table:table-cell table:style-name="ce22" office:value-type="string">
            <text:p>Ruby Tuesday</text:p>
          </table:table-cell>
          <table:table-cell table:style-name="ce22" office:value-type="string">
            <text:p>10363</text:p>
          </table:table-cell>
          <table:table-cell table:style-name="ce22" office:value-type="string">
            <text:p>Bristol Commons Linden Dr Lot 1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6</text:p>
          </table:table-cell>
          <table:table-cell table:style-name="ce23" office:value-type="date" office:date-value="2012-02-09T20:01:00">
            <text:p> 02/09/2012</text:p>
          </table:table-cell>
          <table:table-cell table:style-name="ce22" office:value-type="string">
            <text:p>Buchanan Quick Stop</text:p>
          </table:table-cell>
          <table:table-cell table:style-name="ce22" office:value-type="string">
            <text:p>65000</text:p>
          </table:table-cell>
          <table:table-cell table:style-name="ce22" office:value-type="string">
            <text:p>15166 Lee Hwy</text:p>
          </table:table-cell>
          <table:table-cell table:style-name="ce22" office:value-type="string">
            <text:p>Buchan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9-8534</text:p>
          </table:table-cell>
          <table:table-cell table:style-name="ce23" office:value-type="date" office:date-value="2012-02-09T20:22:00">
            <text:p> 02/09/2012</text:p>
          </table:table-cell>
          <table:table-cell table:style-name="ce22" office:value-type="string">
            <text:p>The Greenway Market</text:p>
          </table:table-cell>
          <table:table-cell table:style-name="ce22" office:value-type="string">
            <text:p>43924</text:p>
          </table:table-cell>
          <table:table-cell table:style-name="ce22" office:value-type="string">
            <text:p>1338 Lee Hwy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-4523</text:p>
          </table:table-cell>
          <table:table-cell table:style-name="ce23" office:value-type="date" office:date-value="2012-02-09T20:44:00">
            <text:p> 02/09/2012</text:p>
          </table:table-cell>
          <table:table-cell table:style-name="ce22" office:value-type="string">
            <text:p>A &amp; M Mart</text:p>
          </table:table-cell>
          <table:table-cell table:style-name="ce22" office:value-type="string">
            <text:p>30968</text:p>
          </table:table-cell>
          <table:table-cell table:style-name="ce22" office:value-type="string">
            <text:p>2521 Hollins Rd NE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3</text:p>
          </table:table-cell>
          <table:table-cell table:style-name="ce23" office:value-type="date" office:date-value="2012-02-23T16:12:00">
            <text:p> 02/23/2012</text:p>
          </table:table-cell>
          <table:table-cell table:style-name="ce22" office:value-type="string">
            <text:p>Craig Avenue Superette</text:p>
          </table:table-cell>
          <table:table-cell table:style-name="ce22" office:value-type="string">
            <text:p>19359</text:p>
          </table:table-cell>
          <table:table-cell table:style-name="ce22" office:value-type="string">
            <text:p>700 Craig Ave</text:p>
          </table:table-cell>
          <table:table-cell table:style-name="ce22" office:value-type="string">
            <text:p>Sale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</text:p>
          </table:table-cell>
          <table:table-cell table:style-name="ce23" office:value-type="date" office:date-value="2012-02-23T16:28:00">
            <text:p> 02/23/2012</text:p>
          </table:table-cell>
          <table:table-cell table:style-name="ce22" office:value-type="string">
            <text:p>Community Shop In</text:p>
          </table:table-cell>
          <table:table-cell table:style-name="ce22" office:value-type="string">
            <text:p>29052</text:p>
          </table:table-cell>
          <table:table-cell table:style-name="ce22" office:value-type="string">
            <text:p>1615 Burrell St N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-4749</text:p>
          </table:table-cell>
          <table:table-cell table:style-name="ce23" office:value-type="date" office:date-value="2012-02-23T16:33:00">
            <text:p> 02/23/2012</text:p>
          </table:table-cell>
          <table:table-cell table:style-name="ce22" office:value-type="string">
            <text:p>Foodway Market</text:p>
          </table:table-cell>
          <table:table-cell table:style-name="ce22" office:value-type="string">
            <text:p>7445</text:p>
          </table:table-cell>
          <table:table-cell table:style-name="ce22" office:value-type="string">
            <text:p>2201 Liberty Rd N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-4306</text:p>
          </table:table-cell>
          <table:table-cell table:style-name="ce23" office:value-type="date" office:date-value="2012-02-23T16:37:00">
            <text:p> 02/23/2012</text:p>
          </table:table-cell>
          <table:table-cell table:style-name="ce22" office:value-type="string">
            <text:p>Legends Sports Bar &amp; Grill</text:p>
          </table:table-cell>
          <table:table-cell table:style-name="ce22" office:value-type="string">
            <text:p>62719</text:p>
          </table:table-cell>
          <table:table-cell table:style-name="ce22" office:value-type="string">
            <text:p>2816 Williamson Rd N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-4316</text:p>
          </table:table-cell>
          <table:table-cell table:style-name="ce23" office:value-type="date" office:date-value="2012-02-23T16:42:00">
            <text:p> 02/23/2012</text:p>
          </table:table-cell>
          <table:table-cell table:style-name="ce22" office:value-type="string">
            <text:p>Cuban Island</text:p>
          </table:table-cell>
          <table:table-cell table:style-name="ce22" office:value-type="string">
            <text:p>66076</text:p>
          </table:table-cell>
          <table:table-cell table:style-name="ce22" office:value-type="string">
            <text:p>3150 Williamson Rd N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</text:p>
          </table:table-cell>
          <table:table-cell table:style-name="ce23" office:value-type="date" office:date-value="2012-02-23T16:54:00">
            <text:p> 02/23/2012</text:p>
          </table:table-cell>
          <table:table-cell table:style-name="ce22" office:value-type="string">
            <text:p>Go Mart 94</text:p>
          </table:table-cell>
          <table:table-cell table:style-name="ce22" office:value-type="string">
            <text:p>15496</text:p>
          </table:table-cell>
          <table:table-cell table:style-name="ce22" office:value-type="string">
            <text:p>3519 Williamson Rd N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7</text:p>
          </table:table-cell>
          <table:table-cell table:style-name="ce23" office:value-type="date" office:date-value="2012-02-24T17:05:00">
            <text:p> 02/24/2012</text:p>
          </table:table-cell>
          <table:table-cell table:style-name="ce22" office:value-type="string">
            <text:p>Press 626 Cafe &amp; Wine Bar</text:p>
          </table:table-cell>
          <table:table-cell table:style-name="ce22" office:value-type="string">
            <text:p>54555</text:p>
          </table:table-cell>
          <table:table-cell table:style-name="ce22" office:value-type="string">
            <text:p>626 W Olney R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7-1705</text:p>
          </table:table-cell>
          <table:table-cell table:style-name="ce23" office:value-type="date" office:date-value="2012-02-24T17:32:00">
            <text:p> 02/24/2012</text:p>
          </table:table-cell>
          <table:table-cell table:style-name="ce22" office:value-type="string">
            <text:p>Red Dog Saloon The Max Catering</text:p>
          </table:table-cell>
          <table:table-cell table:style-name="ce22" office:value-type="string">
            <text:p>3251</text:p>
          </table:table-cell>
          <table:table-cell table:style-name="ce22" office:value-type="string">
            <text:p>1421 Colley Ave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7-1706</text:p>
          </table:table-cell>
          <table:table-cell table:style-name="ce23" office:value-type="date" office:date-value="2012-02-24T17:36:00">
            <text:p> 02/24/2012</text:p>
          </table:table-cell>
          <table:table-cell table:style-name="ce22" office:value-type="string">
            <text:p>Kellys</text:p>
          </table:table-cell>
          <table:table-cell table:style-name="ce22" office:value-type="string">
            <text:p>2786</text:p>
          </table:table-cell>
          <table:table-cell table:style-name="ce22" office:value-type="string">
            <text:p>1408 Colley Ave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0-1301</text:p>
          </table:table-cell>
          <table:table-cell table:style-name="ce23" office:value-type="date" office:date-value="2012-02-24T17:48:00">
            <text:p> 02/24/2012</text:p>
          </table:table-cell>
          <table:table-cell table:style-name="ce22" office:value-type="string">
            <text:p>Omar's Carriage House</text:p>
          </table:table-cell>
          <table:table-cell table:style-name="ce22" office:value-type="string">
            <text:p>10497</text:p>
          </table:table-cell>
          <table:table-cell table:style-name="ce22" office:value-type="string">
            <text:p>313 W Bute St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7-1017</text:p>
          </table:table-cell>
          <table:table-cell table:style-name="ce23" office:value-type="date" office:date-value="2012-02-24T18:02:00">
            <text:p> 02/24/2012</text:p>
          </table:table-cell>
          <table:table-cell table:style-name="ce22" office:value-type="string">
            <text:p>7 Eleven Store 2511 33533 A</text:p>
          </table:table-cell>
          <table:table-cell table:style-name="ce22" office:value-type="string">
            <text:p>57416</text:p>
          </table:table-cell>
          <table:table-cell table:style-name="ce22" office:value-type="string">
            <text:p>1088 W 26th St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7</text:p>
          </table:table-cell>
          <table:table-cell table:style-name="ce23" office:value-type="date" office:date-value="2012-02-24T18:05:00">
            <text:p> 02/24/2012</text:p>
          </table:table-cell>
          <table:table-cell table:style-name="ce22" office:value-type="string">
            <text:p>A W Shucks</text:p>
          </table:table-cell>
          <table:table-cell table:style-name="ce22" office:value-type="string">
            <text:p>38384</text:p>
          </table:table-cell>
          <table:table-cell table:style-name="ce22" office:value-type="string">
            <text:p>2200 Colonial Ave Ste 14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8-1822</text:p>
          </table:table-cell>
          <table:table-cell table:style-name="ce23" office:value-type="date" office:date-value="2012-02-24T18:16:00">
            <text:p> 02/24/2012</text:p>
          </table:table-cell>
          <table:table-cell table:style-name="ce22" office:value-type="string">
            <text:p>7 Eleven Store 2511 19345 A</text:p>
          </table:table-cell>
          <table:table-cell table:style-name="ce22" office:value-type="string">
            <text:p>67906</text:p>
          </table:table-cell>
          <table:table-cell table:style-name="ce22" office:value-type="string">
            <text:p>4720 Hampton Blv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8</text:p>
          </table:table-cell>
          <table:table-cell table:style-name="ce23" office:value-type="date" office:date-value="2012-02-24T18:27:00">
            <text:p> 02/24/2012</text:p>
          </table:table-cell>
          <table:table-cell table:style-name="ce22" office:value-type="string">
            <text:p>Lamberts Point Golf Club</text:p>
          </table:table-cell>
          <table:table-cell table:style-name="ce22" office:value-type="string">
            <text:p>39103</text:p>
          </table:table-cell>
          <table:table-cell table:style-name="ce22" office:value-type="string">
            <text:p>4301 Powhatan Ave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8</text:p>
          </table:table-cell>
          <table:table-cell table:style-name="ce23" office:value-type="date" office:date-value="2012-02-24T18:50:00">
            <text:p> 02/24/2012</text:p>
          </table:table-cell>
          <table:table-cell table:style-name="ce22" office:value-type="string">
            <text:p>The Peppermill</text:p>
          </table:table-cell>
          <table:table-cell table:style-name="ce22" office:value-type="string">
            <text:p>68262</text:p>
          </table:table-cell>
          <table:table-cell table:style-name="ce22" office:value-type="string">
            <text:p>4110 Colley Ave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8</text:p>
          </table:table-cell>
          <table:table-cell table:style-name="ce23" office:value-type="date" office:date-value="2012-02-24T18:52:00">
            <text:p> 02/24/2012</text:p>
          </table:table-cell>
          <table:table-cell table:style-name="ce22" office:value-type="string">
            <text:p>Tanners Creek Restaurant</text:p>
          </table:table-cell>
          <table:table-cell table:style-name="ce22" office:value-type="string">
            <text:p>27239</text:p>
          </table:table-cell>
          <table:table-cell table:style-name="ce22" office:value-type="string">
            <text:p>5103 Colley Ave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8-2627</text:p>
          </table:table-cell>
          <table:table-cell table:style-name="ce23" office:value-type="date" office:date-value="2012-02-24T19:08:00">
            <text:p> 02/24/2012</text:p>
          </table:table-cell>
          <table:table-cell table:style-name="ce22" office:value-type="string">
            <text:p>Fellinis Gourmet Pizza Cafe</text:p>
          </table:table-cell>
          <table:table-cell table:style-name="ce22" office:value-type="string">
            <text:p>70665</text:p>
          </table:table-cell>
          <table:table-cell table:style-name="ce22" office:value-type="string">
            <text:p>3910 Colley Ave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7-2215</text:p>
          </table:table-cell>
          <table:table-cell table:style-name="ce23" office:value-type="date" office:date-value="2012-02-24T19:25:00">
            <text:p> 02/24/2012</text:p>
          </table:table-cell>
          <table:table-cell table:style-name="ce22" office:value-type="string">
            <text:p>Page House Inn</text:p>
          </table:table-cell>
          <table:table-cell table:style-name="ce22" office:value-type="string">
            <text:p>13887</text:p>
          </table:table-cell>
          <table:table-cell table:style-name="ce22" office:value-type="string">
            <text:p>323 Fairfax Ave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60</text:p>
          </table:table-cell>
          <table:table-cell table:style-name="ce23" office:value-type="date" office:date-value="2012-02-27T18:35:00">
            <text:p> 02/27/2012</text:p>
          </table:table-cell>
          <table:table-cell table:style-name="ce22" office:value-type="string">
            <text:p>Stones Diner</text:p>
          </table:table-cell>
          <table:table-cell table:style-name="ce22" office:value-type="string">
            <text:p>56198</text:p>
          </table:table-cell>
          <table:table-cell table:style-name="ce22" office:value-type="string">
            <text:p>220 E City Point Rd</text:p>
          </table:table-cell>
          <table:table-cell table:style-name="ce22" office:value-type="string">
            <text:p>Hopewe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1-1142</text:p>
          </table:table-cell>
          <table:table-cell table:style-name="ce23" office:value-type="date" office:date-value="2012-03-02T16:17:00">
            <text:p> 03/02/2012</text:p>
          </table:table-cell>
          <table:table-cell table:style-name="ce22" office:value-type="string">
            <text:p>Rio Hill Wine &amp; Gourmet</text:p>
          </table:table-cell>
          <table:table-cell table:style-name="ce22" office:value-type="string">
            <text:p>28552</text:p>
          </table:table-cell>
          <table:table-cell table:style-name="ce22" office:value-type="string">
            <text:p>1908 Rio Hill Ctr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11-5604</text:p>
          </table:table-cell>
          <table:table-cell table:style-name="ce23" office:value-type="date" office:date-value="2012-03-02T16:38:00">
            <text:p> 03/02/2012</text:p>
          </table:table-cell>
          <table:table-cell table:style-name="ce22" office:value-type="string">
            <text:p>Vinnys Italian Grill &amp; Pizzeria</text:p>
          </table:table-cell>
          <table:table-cell table:style-name="ce22" office:value-type="string">
            <text:p>42143</text:p>
          </table:table-cell>
          <table:table-cell table:style-name="ce22" office:value-type="string">
            <text:p>241 Connor Dr Ste 1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2</text:p>
          </table:table-cell>
          <table:table-cell table:style-name="ce23" office:value-type="date" office:date-value="2012-03-02T17:20:00">
            <text:p> 03/02/2012</text:p>
          </table:table-cell>
          <table:table-cell table:style-name="ce22" office:value-type="string">
            <text:p>Buck Island BBQ</text:p>
          </table:table-cell>
          <table:table-cell table:style-name="ce22" office:value-type="string">
            <text:p>46214</text:p>
          </table:table-cell>
          <table:table-cell table:style-name="ce22" office:value-type="string">
            <text:p>2243 Thomas Jefferson Pkwy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</text:p>
          </table:table-cell>
          <table:table-cell table:style-name="ce23" office:value-type="date" office:date-value="2012-03-02T18:40:00">
            <text:p> 03/02/2012</text:p>
          </table:table-cell>
          <table:table-cell table:style-name="ce22" office:value-type="string">
            <text:p>Trinity Irish Pub</text:p>
          </table:table-cell>
          <table:table-cell table:style-name="ce22" office:value-type="string">
            <text:p>61310</text:p>
          </table:table-cell>
          <table:table-cell table:style-name="ce22" office:value-type="string">
            <text:p>1505 University Ave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</text:p>
          </table:table-cell>
          <table:table-cell table:style-name="ce23" office:value-type="date" office:date-value="2012-03-02T18:56:00">
            <text:p> 03/02/2012</text:p>
          </table:table-cell>
          <table:table-cell table:style-name="ce22" office:value-type="string">
            <text:p>The Biltmore</text:p>
          </table:table-cell>
          <table:table-cell table:style-name="ce22" office:value-type="string">
            <text:p>62119</text:p>
          </table:table-cell>
          <table:table-cell table:style-name="ce22" office:value-type="string">
            <text:p>16 Elliewood Ave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4</text:p>
          </table:table-cell>
          <table:table-cell table:style-name="ce23" office:value-type="date" office:date-value="2012-03-06T12:44:00">
            <text:p> 03/06/2012</text:p>
          </table:table-cell>
          <table:table-cell table:style-name="ce22" office:value-type="string">
            <text:p>Walgreens # 09195</text:p>
          </table:table-cell>
          <table:table-cell table:style-name="ce22" office:value-type="string">
            <text:p>63194</text:p>
          </table:table-cell>
          <table:table-cell table:style-name="ce22" office:value-type="string">
            <text:p>856 S Military Hwy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4</text:p>
          </table:table-cell>
          <table:table-cell table:style-name="ce23" office:value-type="date" office:date-value="2012-03-06T12:50:00">
            <text:p> 03/06/2012</text:p>
          </table:table-cell>
          <table:table-cell table:style-name="ce22" office:value-type="string">
            <text:p>Wilco # 765</text:p>
          </table:table-cell>
          <table:table-cell table:style-name="ce22" office:value-type="string">
            <text:p>13086</text:p>
          </table:table-cell>
          <table:table-cell table:style-name="ce22" office:value-type="string">
            <text:p>6048 Indian River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4</text:p>
          </table:table-cell>
          <table:table-cell table:style-name="ce23" office:value-type="date" office:date-value="2012-03-06T13:08:00">
            <text:p> 03/06/2012</text:p>
          </table:table-cell>
          <table:table-cell table:style-name="ce22" office:value-type="string">
            <text:p>YNOT Pizza</text:p>
          </table:table-cell>
          <table:table-cell table:style-name="ce22" office:value-type="string">
            <text:p>6478</text:p>
          </table:table-cell>
          <table:table-cell table:style-name="ce22" office:value-type="string">
            <text:p>5257 Providence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4</text:p>
          </table:table-cell>
          <table:table-cell table:style-name="ce23" office:value-type="date" office:date-value="2012-03-06T13:14:00">
            <text:p> 03/06/2012</text:p>
          </table:table-cell>
          <table:table-cell table:style-name="ce22" office:value-type="string">
            <text:p>Kroger # 537</text:p>
          </table:table-cell>
          <table:table-cell table:style-name="ce22" office:value-type="string">
            <text:p>10808</text:p>
          </table:table-cell>
          <table:table-cell table:style-name="ce22" office:value-type="string">
            <text:p>995 Providence Sq Shopping Ctr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4-4212</text:p>
          </table:table-cell>
          <table:table-cell table:style-name="ce23" office:value-type="date" office:date-value="2012-03-06T13:18:00">
            <text:p> 03/06/2012</text:p>
          </table:table-cell>
          <table:table-cell table:style-name="ce22" office:value-type="string">
            <text:p>Moes South West Grill</text:p>
          </table:table-cell>
          <table:table-cell table:style-name="ce22" office:value-type="string">
            <text:p>40334</text:p>
          </table:table-cell>
          <table:table-cell table:style-name="ce22" office:value-type="string">
            <text:p>5222 Fairfield Shopping Ctr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-4444</text:p>
          </table:table-cell>
          <table:table-cell table:style-name="ce23" office:value-type="date" office:date-value="2012-03-06T13:28:00">
            <text:p> 03/06/2012</text:p>
          </table:table-cell>
          <table:table-cell table:style-name="ce22" office:value-type="string">
            <text:p>Fuji Japan Sushi &amp; Grill</text:p>
          </table:table-cell>
          <table:table-cell table:style-name="ce22" office:value-type="string">
            <text:p>35499</text:p>
          </table:table-cell>
          <table:table-cell table:style-name="ce22" office:value-type="string">
            <text:p>4878 Princess Anne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</text:p>
          </table:table-cell>
          <table:table-cell table:style-name="ce23" office:value-type="date" office:date-value="2012-03-06T13:32:00">
            <text:p> 03/06/2012</text:p>
          </table:table-cell>
          <table:table-cell table:style-name="ce22" office:value-type="string">
            <text:p>Kempsville Greens Golf Course</text:p>
          </table:table-cell>
          <table:table-cell table:style-name="ce22" office:value-type="string">
            <text:p>67847</text:p>
          </table:table-cell>
          <table:table-cell table:style-name="ce22" office:value-type="string">
            <text:p>4840 Princess Anne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-6456</text:p>
          </table:table-cell>
          <table:table-cell table:style-name="ce23" office:value-type="date" office:date-value="2012-03-06T13:38:00">
            <text:p> 03/06/2012</text:p>
          </table:table-cell>
          <table:table-cell table:style-name="ce22" office:value-type="string">
            <text:p>Footers Sports Pub</text:p>
          </table:table-cell>
          <table:table-cell table:style-name="ce22" office:value-type="string">
            <text:p>45129</text:p>
          </table:table-cell>
          <table:table-cell table:style-name="ce22" office:value-type="string">
            <text:p>4680 Princess Anne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</text:p>
          </table:table-cell>
          <table:table-cell table:style-name="ce23" office:value-type="date" office:date-value="2012-03-06T13:45:00">
            <text:p> 03/06/2012</text:p>
          </table:table-cell>
          <table:table-cell table:style-name="ce22" office:value-type="string">
            <text:p>7 Eleven Store 39177 A</text:p>
          </table:table-cell>
          <table:table-cell table:style-name="ce22" office:value-type="string">
            <text:p>29809</text:p>
          </table:table-cell>
          <table:table-cell table:style-name="ce22" office:value-type="string">
            <text:p>4464 Princess Anne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</text:p>
          </table:table-cell>
          <table:table-cell table:style-name="ce23" office:value-type="date" office:date-value="2012-03-06T13:50:00">
            <text:p> 03/06/2012</text:p>
          </table:table-cell>
          <table:table-cell table:style-name="ce22" office:value-type="string">
            <text:p>CVS Pharmacy 4935</text:p>
          </table:table-cell>
          <table:table-cell table:style-name="ce22" office:value-type="string">
            <text:p>66375</text:p>
          </table:table-cell>
          <table:table-cell table:style-name="ce22" office:value-type="string">
            <text:p>4500 Princess Anne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</text:p>
          </table:table-cell>
          <table:table-cell table:style-name="ce23" office:value-type="date" office:date-value="2012-03-06T13:56:00">
            <text:p> 03/06/2012</text:p>
          </table:table-cell>
          <table:table-cell table:style-name="ce22" office:value-type="string">
            <text:p>Rajput Indian Cuisine</text:p>
          </table:table-cell>
          <table:table-cell table:style-name="ce22" office:value-type="string">
            <text:p>67059</text:p>
          </table:table-cell>
          <table:table-cell table:style-name="ce22" office:value-type="string">
            <text:p>4402 Princess Anne Rd Ste 110-111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4-3459</text:p>
          </table:table-cell>
          <table:table-cell table:style-name="ce23" office:value-type="date" office:date-value="2012-03-06T15:11:00">
            <text:p> 03/06/2012</text:p>
          </table:table-cell>
          <table:table-cell table:style-name="ce22" office:value-type="string">
            <text:p>Scotts Grocery</text:p>
          </table:table-cell>
          <table:table-cell table:style-name="ce22" office:value-type="string">
            <text:p>74316</text:p>
          </table:table-cell>
          <table:table-cell table:style-name="ce22" office:value-type="string">
            <text:p>2052 Berkley Ave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4-2840</text:p>
          </table:table-cell>
          <table:table-cell table:style-name="ce23" office:value-type="date" office:date-value="2012-03-06T15:19:00">
            <text:p> 03/06/2012</text:p>
          </table:table-cell>
          <table:table-cell table:style-name="ce22" office:value-type="string">
            <text:p>Daily Needs</text:p>
          </table:table-cell>
          <table:table-cell table:style-name="ce22" office:value-type="string">
            <text:p>24875</text:p>
          </table:table-cell>
          <table:table-cell table:style-name="ce22" office:value-type="string">
            <text:p>2211 Portlock R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2-2602</text:p>
          </table:table-cell>
          <table:table-cell table:style-name="ce23" office:value-type="date" office:date-value="2012-03-06T15:35:00">
            <text:p> 03/06/2012</text:p>
          </table:table-cell>
          <table:table-cell table:style-name="ce22" office:value-type="string">
            <text:p>7 Eleven Store 2511 22900 H</text:p>
          </table:table-cell>
          <table:table-cell table:style-name="ce22" office:value-type="string">
            <text:p>30669</text:p>
          </table:table-cell>
          <table:table-cell table:style-name="ce22" office:value-type="string">
            <text:p>5000 George Washington Hwy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2-2847</text:p>
          </table:table-cell>
          <table:table-cell table:style-name="ce23" office:value-type="date" office:date-value="2012-03-06T16:02:00">
            <text:p> 03/06/2012</text:p>
          </table:table-cell>
          <table:table-cell table:style-name="ce22" office:value-type="string">
            <text:p>Cradock Restaurant</text:p>
          </table:table-cell>
          <table:table-cell table:style-name="ce22" office:value-type="string">
            <text:p>6368</text:p>
          </table:table-cell>
          <table:table-cell table:style-name="ce22" office:value-type="string">
            <text:p>60 Afton Pkwy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4</text:p>
          </table:table-cell>
          <table:table-cell table:style-name="ce23" office:value-type="date" office:date-value="2012-03-06T16:23:00">
            <text:p> 03/06/2012</text:p>
          </table:table-cell>
          <table:table-cell table:style-name="ce22" office:value-type="string">
            <text:p>Portsmouth Boating Center</text:p>
          </table:table-cell>
          <table:table-cell table:style-name="ce22" office:value-type="string">
            <text:p>10502</text:p>
          </table:table-cell>
          <table:table-cell table:style-name="ce22" office:value-type="string">
            <text:p>1244 Bay St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4</text:p>
          </table:table-cell>
          <table:table-cell table:style-name="ce23" office:value-type="date" office:date-value="2012-03-06T16:28:00">
            <text:p> 03/06/2012</text:p>
          </table:table-cell>
          <table:table-cell table:style-name="ce22" office:value-type="string">
            <text:p>Portsmouth Yacht Club</text:p>
          </table:table-cell>
          <table:table-cell table:style-name="ce22" office:value-type="string">
            <text:p>48296</text:p>
          </table:table-cell>
          <table:table-cell table:style-name="ce22" office:value-type="string">
            <text:p>16 Elm Ave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4-3917</text:p>
          </table:table-cell>
          <table:table-cell table:style-name="ce23" office:value-type="date" office:date-value="2012-03-06T16:40:00">
            <text:p> 03/06/2012</text:p>
          </table:table-cell>
          <table:table-cell table:style-name="ce22" office:value-type="string">
            <text:p>H &amp; H Grocery</text:p>
          </table:table-cell>
          <table:table-cell table:style-name="ce22" office:value-type="string">
            <text:p>50770</text:p>
          </table:table-cell>
          <table:table-cell table:style-name="ce22" office:value-type="string">
            <text:p>1622 South St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4</text:p>
          </table:table-cell>
          <table:table-cell table:style-name="ce23" office:value-type="date" office:date-value="2012-03-06T16:49:00">
            <text:p> 03/06/2012</text:p>
          </table:table-cell>
          <table:table-cell table:style-name="ce22" office:value-type="string">
            <text:p>Essex Food</text:p>
          </table:table-cell>
          <table:table-cell table:style-name="ce22" office:value-type="string">
            <text:p>11088</text:p>
          </table:table-cell>
          <table:table-cell table:style-name="ce22" office:value-type="string">
            <text:p>2406 High St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4</text:p>
          </table:table-cell>
          <table:table-cell table:style-name="ce23" office:value-type="date" office:date-value="2012-03-06T17:35:00">
            <text:p> 03/06/2012</text:p>
          </table:table-cell>
          <table:table-cell table:style-name="ce22" office:value-type="string">
            <text:p>Bruttis</text:p>
          </table:table-cell>
          <table:table-cell table:style-name="ce22" office:value-type="string">
            <text:p>10579</text:p>
          </table:table-cell>
          <table:table-cell table:style-name="ce22" office:value-type="string">
            <text:p>463-467 Court St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4-3706</text:p>
          </table:table-cell>
          <table:table-cell table:style-name="ce23" office:value-type="date" office:date-value="2012-03-06T17:35:00">
            <text:p> 03/06/2012</text:p>
          </table:table-cell>
          <table:table-cell table:style-name="ce22" office:value-type="string">
            <text:p>The Lobscouser Restaurant</text:p>
          </table:table-cell>
          <table:table-cell table:style-name="ce22" office:value-type="string">
            <text:p>58839</text:p>
          </table:table-cell>
          <table:table-cell table:style-name="ce22" office:value-type="string">
            <text:p>337 High St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45</text:p>
          </table:table-cell>
          <table:table-cell table:style-name="ce23" office:value-type="date" office:date-value="2012-03-07T15:00:00">
            <text:p> 03/07/2012</text:p>
          </table:table-cell>
          <table:table-cell table:style-name="ce22" office:value-type="string">
            <text:p>Garth Newel Music Center</text:p>
          </table:table-cell>
          <table:table-cell table:style-name="ce22" office:value-type="string">
            <text:p>52155</text:p>
          </table:table-cell>
          <table:table-cell table:style-name="ce22" office:value-type="string">
            <text:p>403 Garth Newel Ln</text:p>
          </table:table-cell>
          <table:table-cell table:style-name="ce22" office:value-type="string">
            <text:p>Hot Spring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16</text:p>
          </table:table-cell>
          <table:table-cell table:style-name="ce23" office:value-type="date" office:date-value="2012-03-07T15:15:00">
            <text:p> 03/07/2012</text:p>
          </table:table-cell>
          <table:table-cell table:style-name="ce22" office:value-type="string">
            <text:p>Franks For The Memories</text:p>
          </table:table-cell>
          <table:table-cell table:style-name="ce22" office:value-type="string">
            <text:p>58329</text:p>
          </table:table-cell>
          <table:table-cell table:style-name="ce22" office:value-type="string">
            <text:p>2117 Magnolia Ave</text:p>
          </table:table-cell>
          <table:table-cell table:style-name="ce22" office:value-type="string">
            <text:p>Buena Vist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50</text:p>
          </table:table-cell>
          <table:table-cell table:style-name="ce23" office:value-type="date" office:date-value="2012-03-07T15:21:00">
            <text:p> 03/07/2012</text:p>
          </table:table-cell>
          <table:table-cell table:style-name="ce22" office:value-type="string">
            <text:p>Kroger # 404</text:p>
          </table:table-cell>
          <table:table-cell table:style-name="ce22" office:value-type="string">
            <text:p>6593</text:p>
          </table:table-cell>
          <table:table-cell table:style-name="ce22" office:value-type="string">
            <text:p>422 E Nelson St</text:p>
          </table:table-cell>
          <table:table-cell table:style-name="ce22" office:value-type="string">
            <text:p>Lex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4-2672</text:p>
          </table:table-cell>
          <table:table-cell table:style-name="ce23" office:value-type="date" office:date-value="2012-03-07T15:25:00">
            <text:p> 03/07/2012</text:p>
          </table:table-cell>
          <table:table-cell table:style-name="ce22" office:value-type="string">
            <text:p>In and Out</text:p>
          </table:table-cell>
          <table:table-cell table:style-name="ce22" office:value-type="string">
            <text:p>67700</text:p>
          </table:table-cell>
          <table:table-cell table:style-name="ce22" office:value-type="string">
            <text:p>1501 20th St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50</text:p>
          </table:table-cell>
          <table:table-cell table:style-name="ce23" office:value-type="date" office:date-value="2012-03-07T15:33:00">
            <text:p> 03/07/2012</text:p>
          </table:table-cell>
          <table:table-cell table:style-name="ce22" office:value-type="string">
            <text:p>The East Lexington Store</text:p>
          </table:table-cell>
          <table:table-cell table:style-name="ce22" office:value-type="string">
            <text:p>19335</text:p>
          </table:table-cell>
          <table:table-cell table:style-name="ce22" office:value-type="string">
            <text:p>2 Old Buena Vista Rd</text:p>
          </table:table-cell>
          <table:table-cell table:style-name="ce22" office:value-type="string">
            <text:p>Lex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50-2121</text:p>
          </table:table-cell>
          <table:table-cell table:style-name="ce23" office:value-type="date" office:date-value="2012-03-07T15:43:00">
            <text:p> 03/07/2012</text:p>
          </table:table-cell>
          <table:table-cell table:style-name="ce22" office:value-type="string">
            <text:p>Virginia Born &amp; Bred</text:p>
          </table:table-cell>
          <table:table-cell table:style-name="ce22" office:value-type="string">
            <text:p>27860</text:p>
          </table:table-cell>
          <table:table-cell table:style-name="ce22" office:value-type="string">
            <text:p>16 W Washington St</text:p>
          </table:table-cell>
          <table:table-cell table:style-name="ce22" office:value-type="string">
            <text:p>Lex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-4733</text:p>
          </table:table-cell>
          <table:table-cell table:style-name="ce23" office:value-type="date" office:date-value="2012-03-07T15:54:00">
            <text:p> 03/07/2012</text:p>
          </table:table-cell>
          <table:table-cell table:style-name="ce22" office:value-type="string">
            <text:p>Wood Chicks BBQ</text:p>
          </table:table-cell>
          <table:table-cell table:style-name="ce22" office:value-type="string">
            <text:p>51885</text:p>
          </table:table-cell>
          <table:table-cell table:style-name="ce22" office:value-type="string">
            <text:p>1025 Battlefield Blvd N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-1707</text:p>
          </table:table-cell>
          <table:table-cell table:style-name="ce23" office:value-type="date" office:date-value="2012-03-07T16:01:00">
            <text:p> 03/07/2012</text:p>
          </table:table-cell>
          <table:table-cell table:style-name="ce22" office:value-type="string">
            <text:p>Domo Sushi Restaurant</text:p>
          </table:table-cell>
          <table:table-cell table:style-name="ce22" office:value-type="string">
            <text:p>19454</text:p>
          </table:table-cell>
          <table:table-cell table:style-name="ce22" office:value-type="string">
            <text:p>109 Gainsborough Sq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</text:p>
          </table:table-cell>
          <table:table-cell table:style-name="ce23" office:value-type="date" office:date-value="2012-03-07T16:07:00">
            <text:p> 03/07/2012</text:p>
          </table:table-cell>
          <table:table-cell table:style-name="ce22" office:value-type="string">
            <text:p>American Legn Great Bridge Post 280</text:p>
          </table:table-cell>
          <table:table-cell table:style-name="ce22" office:value-type="string">
            <text:p>48434</text:p>
          </table:table-cell>
          <table:table-cell table:style-name="ce22" office:value-type="string">
            <text:p>469 Battlefield Blvd N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</text:p>
          </table:table-cell>
          <table:table-cell table:style-name="ce23" office:value-type="date" office:date-value="2012-03-07T16:12:00">
            <text:p> 03/07/2012</text:p>
          </table:table-cell>
          <table:table-cell table:style-name="ce22" office:value-type="string">
            <text:p>7 Eleven Store 2511 32964 A</text:p>
          </table:table-cell>
          <table:table-cell table:style-name="ce22" office:value-type="string">
            <text:p>62379</text:p>
          </table:table-cell>
          <table:table-cell table:style-name="ce22" office:value-type="string">
            <text:p>907 Great Bridge Blv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2</text:p>
          </table:table-cell>
          <table:table-cell table:style-name="ce23" office:value-type="date" office:date-value="2012-03-07T16:27:00">
            <text:p> 03/07/2012</text:p>
          </table:table-cell>
          <table:table-cell table:style-name="ce22" office:value-type="string">
            <text:p>Fabbrizis Ristorante</text:p>
          </table:table-cell>
          <table:table-cell table:style-name="ce22" office:value-type="string">
            <text:p>63008</text:p>
          </table:table-cell>
          <table:table-cell table:style-name="ce22" office:value-type="string">
            <text:p>138 Battlefield Blvd S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50-2725</text:p>
          </table:table-cell>
          <table:table-cell table:style-name="ce23" office:value-type="date" office:date-value="2012-03-07T16:32:00">
            <text:p> 03/07/2012</text:p>
          </table:table-cell>
          <table:table-cell table:style-name="ce22" office:value-type="string">
            <text:p>Don Tequila</text:p>
          </table:table-cell>
          <table:table-cell table:style-name="ce22" office:value-type="string">
            <text:p>21374</text:p>
          </table:table-cell>
          <table:table-cell table:style-name="ce22" office:value-type="string">
            <text:p>455 E Nelson St</text:p>
          </table:table-cell>
          <table:table-cell table:style-name="ce22" office:value-type="string">
            <text:p>Lex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2</text:p>
          </table:table-cell>
          <table:table-cell table:style-name="ce23" office:value-type="date" office:date-value="2012-03-07T16:35:00">
            <text:p> 03/07/2012</text:p>
          </table:table-cell>
          <table:table-cell table:style-name="ce22" office:value-type="string">
            <text:p>Yu Mi Sushi Inc</text:p>
          </table:table-cell>
          <table:table-cell table:style-name="ce22" office:value-type="string">
            <text:p>47781</text:p>
          </table:table-cell>
          <table:table-cell table:style-name="ce22" office:value-type="string">
            <text:p>940 Cedar Rd Ste 111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2</text:p>
          </table:table-cell>
          <table:table-cell table:style-name="ce23" office:value-type="date" office:date-value="2012-03-07T16:39:00">
            <text:p> 03/07/2012</text:p>
          </table:table-cell>
          <table:table-cell table:style-name="ce22" office:value-type="string">
            <text:p>Cedar Road Amoco</text:p>
          </table:table-cell>
          <table:table-cell table:style-name="ce22" office:value-type="string">
            <text:p>8458</text:p>
          </table:table-cell>
          <table:table-cell table:style-name="ce22" office:value-type="string">
            <text:p>1260 Cedar R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50</text:p>
          </table:table-cell>
          <table:table-cell table:style-name="ce23" office:value-type="date" office:date-value="2012-03-07T16:40:00">
            <text:p> 03/07/2012</text:p>
          </table:table-cell>
          <table:table-cell table:style-name="ce22" office:value-type="string">
            <text:p>Good Eats Cafe &amp; Catering</text:p>
          </table:table-cell>
          <table:table-cell table:style-name="ce22" office:value-type="string">
            <text:p>68578</text:p>
          </table:table-cell>
          <table:table-cell table:style-name="ce22" office:value-type="string">
            <text:p>487 Maury River Rd</text:p>
          </table:table-cell>
          <table:table-cell table:style-name="ce22" office:value-type="string">
            <text:p>Lex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2-5314</text:p>
          </table:table-cell>
          <table:table-cell table:style-name="ce23" office:value-type="date" office:date-value="2012-03-07T16:52:00">
            <text:p> 03/07/2012</text:p>
          </table:table-cell>
          <table:table-cell table:style-name="ce22" office:value-type="string">
            <text:p>Chesapeake Pizza</text:p>
          </table:table-cell>
          <table:table-cell table:style-name="ce22" office:value-type="string">
            <text:p>26525</text:p>
          </table:table-cell>
          <table:table-cell table:style-name="ce22" office:value-type="string">
            <text:p>424 Battlefield Blvd S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72</text:p>
          </table:table-cell>
          <table:table-cell table:style-name="ce23" office:value-type="date" office:date-value="2012-03-07T16:59:00">
            <text:p> 03/07/2012</text:p>
          </table:table-cell>
          <table:table-cell table:style-name="ce22" office:value-type="string">
            <text:p>Fast Stop Sunoco</text:p>
          </table:table-cell>
          <table:table-cell table:style-name="ce22" office:value-type="string">
            <text:p>64500</text:p>
          </table:table-cell>
          <table:table-cell table:style-name="ce22" office:value-type="string">
            <text:p>2468 Raphine Rd</text:p>
          </table:table-cell>
          <table:table-cell table:style-name="ce22" office:value-type="string">
            <text:p>Raphin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2-4043</text:p>
          </table:table-cell>
          <table:table-cell table:style-name="ce23" office:value-type="date" office:date-value="2012-03-07T17:39:00">
            <text:p> 03/07/2012</text:p>
          </table:table-cell>
          <table:table-cell table:style-name="ce22" office:value-type="string">
            <text:p>Hickory Grill</text:p>
          </table:table-cell>
          <table:table-cell table:style-name="ce22" office:value-type="string">
            <text:p>43606</text:p>
          </table:table-cell>
          <table:table-cell table:style-name="ce22" office:value-type="string">
            <text:p>1464 Mount Pleasant Rd Ste 107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0</text:p>
          </table:table-cell>
          <table:table-cell table:style-name="ce23" office:value-type="date" office:date-value="2012-03-07T17:48:00">
            <text:p> 03/07/2012</text:p>
          </table:table-cell>
          <table:table-cell table:style-name="ce22" office:value-type="string">
            <text:p>Goshen Market</text:p>
          </table:table-cell>
          <table:table-cell table:style-name="ce22" office:value-type="string">
            <text:p>66664</text:p>
          </table:table-cell>
          <table:table-cell table:style-name="ce22" office:value-type="string">
            <text:p>824 W Broa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-3610</text:p>
          </table:table-cell>
          <table:table-cell table:style-name="ce23" office:value-type="date" office:date-value="2012-03-07T17:49:00">
            <text:p> 03/07/2012</text:p>
          </table:table-cell>
          <table:table-cell table:style-name="ce22" office:value-type="string">
            <text:p>Butts Station Pit Stop</text:p>
          </table:table-cell>
          <table:table-cell table:style-name="ce22" office:value-type="string">
            <text:p>62578</text:p>
          </table:table-cell>
          <table:table-cell table:style-name="ce22" office:value-type="string">
            <text:p>536 Kempsville R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-8601</text:p>
          </table:table-cell>
          <table:table-cell table:style-name="ce23" office:value-type="date" office:date-value="2012-03-07T17:58:00">
            <text:p> 03/07/2012</text:p>
          </table:table-cell>
          <table:table-cell table:style-name="ce22" office:value-type="string">
            <text:p>Passion Restaurant</text:p>
          </table:table-cell>
          <table:table-cell table:style-name="ce22" office:value-type="string">
            <text:p>50328</text:p>
          </table:table-cell>
          <table:table-cell table:style-name="ce22" office:value-type="string">
            <text:p>1036 Volvo Pkwy Ste 3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-8932</text:p>
          </table:table-cell>
          <table:table-cell table:style-name="ce23" office:value-type="date" office:date-value="2012-03-07T18:09:00">
            <text:p> 03/07/2012</text:p>
          </table:table-cell>
          <table:table-cell table:style-name="ce22" office:value-type="string">
            <text:p>Hilton Garden Inn Chesapeake Greenbrier</text:p>
          </table:table-cell>
          <table:table-cell table:style-name="ce22" office:value-type="string">
            <text:p>28408</text:p>
          </table:table-cell>
          <table:table-cell table:style-name="ce22" office:value-type="string">
            <text:p>1565 Crossways Blv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4</text:p>
          </table:table-cell>
          <table:table-cell table:style-name="ce23" office:value-type="date" office:date-value="2012-03-07T18:55:00">
            <text:p> 03/07/2012</text:p>
          </table:table-cell>
          <table:table-cell table:style-name="ce22" office:value-type="string">
            <text:p>Outback Steakhouse 4751</text:p>
          </table:table-cell>
          <table:table-cell table:style-name="ce22" office:value-type="string">
            <text:p>57056</text:p>
          </table:table-cell>
          <table:table-cell table:style-name="ce22" office:value-type="string">
            <text:p>1255 Fordham Dr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4-5240</text:p>
          </table:table-cell>
          <table:table-cell table:style-name="ce23" office:value-type="date" office:date-value="2012-03-07T19:55:00">
            <text:p> 03/07/2012</text:p>
          </table:table-cell>
          <table:table-cell table:style-name="ce22" office:value-type="string">
            <text:p>Purrsha</text:p>
          </table:table-cell>
          <table:table-cell table:style-name="ce22" office:value-type="string">
            <text:p>65118</text:p>
          </table:table-cell>
          <table:table-cell table:style-name="ce22" office:value-type="string">
            <text:p>5660 Indian River Rd Ste 106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6</text:p>
          </table:table-cell>
          <table:table-cell table:style-name="ce23" office:value-type="date" office:date-value="2012-03-07T20:20:00">
            <text:p> 03/07/2012</text:p>
          </table:table-cell>
          <table:table-cell table:style-name="ce22" office:value-type="string">
            <text:p>Wawa Market</text:p>
          </table:table-cell>
          <table:table-cell table:style-name="ce22" office:value-type="string">
            <text:p>67987</text:p>
          </table:table-cell>
          <table:table-cell table:style-name="ce22" office:value-type="string">
            <text:p>9179 Chamberlayne Rd</text:p>
          </table:table-cell>
          <table:table-cell table:style-name="ce22" office:value-type="string">
            <text:p>Mechanic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084-6003</text:p>
          </table:table-cell>
          <table:table-cell table:style-name="ce23" office:value-type="date" office:date-value="2012-03-08T16:44:00">
            <text:p> 03/08/2012</text:p>
          </table:table-cell>
          <table:table-cell table:style-name="ce22" office:value-type="string">
            <text:p>Stop In Food Stores #142</text:p>
          </table:table-cell>
          <table:table-cell table:style-name="ce22" office:value-type="string">
            <text:p>40580</text:p>
          </table:table-cell>
          <table:table-cell table:style-name="ce22" office:value-type="string">
            <text:p>5150 State Park Rd</text:p>
          </table:table-cell>
          <table:table-cell table:style-name="ce22" office:value-type="string">
            <text:p>Dubli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084</text:p>
          </table:table-cell>
          <table:table-cell table:style-name="ce23" office:value-type="date" office:date-value="2012-03-08T16:54:00">
            <text:p> 03/08/2012</text:p>
          </table:table-cell>
          <table:table-cell table:style-name="ce22" office:value-type="string">
            <text:p>Shop Eez</text:p>
          </table:table-cell>
          <table:table-cell table:style-name="ce22" office:value-type="string">
            <text:p>34036</text:p>
          </table:table-cell>
          <table:table-cell table:style-name="ce22" office:value-type="string">
            <text:p>4861 Cleburne Blvd</text:p>
          </table:table-cell>
          <table:table-cell table:style-name="ce22" office:value-type="string">
            <text:p>Dubli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084</text:p>
          </table:table-cell>
          <table:table-cell table:style-name="ce23" office:value-type="date" office:date-value="2012-03-08T17:02:00">
            <text:p> 03/08/2012</text:p>
          </table:table-cell>
          <table:table-cell table:style-name="ce22" office:value-type="string">
            <text:p>CVS Pharmacy 7658</text:p>
          </table:table-cell>
          <table:table-cell table:style-name="ce22" office:value-type="string">
            <text:p>67344</text:p>
          </table:table-cell>
          <table:table-cell table:style-name="ce22" office:value-type="string">
            <text:p>100 Giles Ave</text:p>
          </table:table-cell>
          <table:table-cell table:style-name="ce22" office:value-type="string">
            <text:p>Dubli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01-2333</text:p>
          </table:table-cell>
          <table:table-cell table:style-name="ce23" office:value-type="date" office:date-value="2012-03-08T17:14:00">
            <text:p> 03/08/2012</text:p>
          </table:table-cell>
          <table:table-cell table:style-name="ce22" office:value-type="string">
            <text:p>Thorn Springs Golf Club</text:p>
          </table:table-cell>
          <table:table-cell table:style-name="ce22" office:value-type="string">
            <text:p>9271</text:p>
          </table:table-cell>
          <table:table-cell table:style-name="ce22" office:value-type="string">
            <text:p>4360 Country Club Dr</text:p>
          </table:table-cell>
          <table:table-cell table:style-name="ce22" office:value-type="string">
            <text:p>Pulaski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01</text:p>
          </table:table-cell>
          <table:table-cell table:style-name="ce23" office:value-type="date" office:date-value="2012-03-08T17:45:00">
            <text:p> 03/08/2012</text:p>
          </table:table-cell>
          <table:table-cell table:style-name="ce22" office:value-type="string">
            <text:p>Food Lion 799</text:p>
          </table:table-cell>
          <table:table-cell table:style-name="ce22" office:value-type="string">
            <text:p>9772</text:p>
          </table:table-cell>
          <table:table-cell table:style-name="ce22" office:value-type="string">
            <text:p>1088 Memorial Dr</text:p>
          </table:table-cell>
          <table:table-cell table:style-name="ce22" office:value-type="string">
            <text:p>Pulaski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01</text:p>
          </table:table-cell>
          <table:table-cell table:style-name="ce23" office:value-type="date" office:date-value="2012-03-08T17:53:00">
            <text:p> 03/08/2012</text:p>
          </table:table-cell>
          <table:table-cell table:style-name="ce22" office:value-type="string">
            <text:p>CVS Pharmacy 3503</text:p>
          </table:table-cell>
          <table:table-cell table:style-name="ce22" office:value-type="string">
            <text:p>67335</text:p>
          </table:table-cell>
          <table:table-cell table:style-name="ce22" office:value-type="string">
            <text:p>1351 Bob White Blvd</text:p>
          </table:table-cell>
          <table:table-cell table:style-name="ce22" office:value-type="string">
            <text:p>Pulaski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01</text:p>
          </table:table-cell>
          <table:table-cell table:style-name="ce23" office:value-type="date" office:date-value="2012-03-08T18:03:00">
            <text:p> 03/08/2012</text:p>
          </table:table-cell>
          <table:table-cell table:style-name="ce22" office:value-type="string">
            <text:p>Liberty Express Stop</text:p>
          </table:table-cell>
          <table:table-cell table:style-name="ce22" office:value-type="string">
            <text:p>43251</text:p>
          </table:table-cell>
          <table:table-cell table:style-name="ce22" office:value-type="string">
            <text:p>611 E Main St</text:p>
          </table:table-cell>
          <table:table-cell table:style-name="ce22" office:value-type="string">
            <text:p>Pulaski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82-3453</text:p>
          </table:table-cell>
          <table:table-cell table:style-name="ce23" office:value-type="date" office:date-value="2012-03-08T18:36:00">
            <text:p> 03/08/2012</text:p>
          </table:table-cell>
          <table:table-cell table:style-name="ce22" office:value-type="string">
            <text:p>Kangaroo Express # 3715</text:p>
          </table:table-cell>
          <table:table-cell table:style-name="ce22" office:value-type="string">
            <text:p>39976</text:p>
          </table:table-cell>
          <table:table-cell table:style-name="ce22" office:value-type="string">
            <text:p>1995 E Main St</text:p>
          </table:table-cell>
          <table:table-cell table:style-name="ce22" office:value-type="string">
            <text:p>Wyth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82-3476</text:p>
          </table:table-cell>
          <table:table-cell table:style-name="ce23" office:value-type="date" office:date-value="2012-03-08T18:42:00">
            <text:p> 03/08/2012</text:p>
          </table:table-cell>
          <table:table-cell table:style-name="ce22" office:value-type="string">
            <text:p>Applebees Neighborhood Grill &amp; Bar</text:p>
          </table:table-cell>
          <table:table-cell table:style-name="ce22" office:value-type="string">
            <text:p>67380</text:p>
          </table:table-cell>
          <table:table-cell table:style-name="ce22" office:value-type="string">
            <text:p>1440 E Main St</text:p>
          </table:table-cell>
          <table:table-cell table:style-name="ce22" office:value-type="string">
            <text:p>Wyth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82</text:p>
          </table:table-cell>
          <table:table-cell table:style-name="ce23" office:value-type="date" office:date-value="2012-03-08T19:36:00">
            <text:p> 03/08/2012</text:p>
          </table:table-cell>
          <table:table-cell table:style-name="ce22" office:value-type="string">
            <text:p>Country Inn &amp; Suites</text:p>
          </table:table-cell>
          <table:table-cell table:style-name="ce22" office:value-type="string">
            <text:p>65399</text:p>
          </table:table-cell>
          <table:table-cell table:style-name="ce22" office:value-type="string">
            <text:p>697 Peppers Ferry Rd</text:p>
          </table:table-cell>
          <table:table-cell table:style-name="ce22" office:value-type="string">
            <text:p>Wyth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68</text:p>
          </table:table-cell>
          <table:table-cell table:style-name="ce23" office:value-type="date" office:date-value="2012-03-08T20:00:00">
            <text:p> 03/08/2012</text:p>
          </table:table-cell>
          <table:table-cell table:style-name="ce22" office:value-type="string">
            <text:p>Hilltop Carryout Inc</text:p>
          </table:table-cell>
          <table:table-cell table:style-name="ce22" office:value-type="string">
            <text:p>31873</text:p>
          </table:table-cell>
          <table:table-cell table:style-name="ce22" office:value-type="string">
            <text:p>535 N Main St</text:p>
          </table:table-cell>
          <table:table-cell table:style-name="ce22" office:value-type="string">
            <text:p>Rural Retrea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47-2132</text:p>
          </table:table-cell>
          <table:table-cell table:style-name="ce23" office:value-type="date" office:date-value="2012-03-10T13:45:00">
            <text:p> 03/10/2012</text:p>
          </table:table-cell>
          <table:table-cell table:style-name="ce22" office:value-type="string">
            <text:p>Glorias Cafe</text:p>
          </table:table-cell>
          <table:table-cell table:style-name="ce22" office:value-type="string">
            <text:p>62087</text:p>
          </table:table-cell>
          <table:table-cell table:style-name="ce22" office:value-type="string">
            <text:p>31286 Richmond Tpke</text:p>
          </table:table-cell>
          <table:table-cell table:style-name="ce22" office:value-type="string">
            <text:p>Doswe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86</text:p>
          </table:table-cell>
          <table:table-cell table:style-name="ce23" office:value-type="date" office:date-value="2012-03-10T14:00:00">
            <text:p> 03/10/2012</text:p>
          </table:table-cell>
          <table:table-cell table:style-name="ce22" office:value-type="string">
            <text:p>Fas Mart # 33</text:p>
          </table:table-cell>
          <table:table-cell table:style-name="ce22" office:value-type="string">
            <text:p>26092</text:p>
          </table:table-cell>
          <table:table-cell table:style-name="ce22" office:value-type="string">
            <text:p>Rt 30 &amp; 360 Central Garage</text:p>
          </table:table-cell>
          <table:table-cell table:style-name="ce22" office:value-type="string">
            <text:p>King Willia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09</text:p>
          </table:table-cell>
          <table:table-cell table:style-name="ce23" office:value-type="date" office:date-value="2012-03-10T14:05:00">
            <text:p> 03/10/2012</text:p>
          </table:table-cell>
          <table:table-cell table:style-name="ce22" office:value-type="string">
            <text:p>7 Eleven Store 2516 19702 A</text:p>
          </table:table-cell>
          <table:table-cell table:style-name="ce22" office:value-type="string">
            <text:p>66319</text:p>
          </table:table-cell>
          <table:table-cell table:style-name="ce22" office:value-type="string">
            <text:p>5072 Richmond Tappahannock Hwy</text:p>
          </table:table-cell>
          <table:table-cell table:style-name="ce22" office:value-type="string">
            <text:p>Aylet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5</text:p>
          </table:table-cell>
          <table:table-cell table:style-name="ce23" office:value-type="date" office:date-value="2012-03-10T15:40:00">
            <text:p> 03/10/2012</text:p>
          </table:table-cell>
          <table:table-cell table:style-name="ce22" office:value-type="string">
            <text:p>A R Watts &amp; Sons Inc</text:p>
          </table:table-cell>
          <table:table-cell table:style-name="ce22" office:value-type="string">
            <text:p>75235</text:p>
          </table:table-cell>
          <table:table-cell table:style-name="ce22" office:value-type="string">
            <text:p>6563 Richmond Hwy</text:p>
          </table:table-cell>
          <table:table-cell table:style-name="ce22" office:value-type="string">
            <text:p>Millers Taver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60</text:p>
          </table:table-cell>
          <table:table-cell table:style-name="ce23" office:value-type="date" office:date-value="2012-03-10T15:41:00">
            <text:p> 03/10/2012</text:p>
          </table:table-cell>
          <table:table-cell table:style-name="ce22" office:value-type="string">
            <text:p>Almost There</text:p>
          </table:table-cell>
          <table:table-cell table:style-name="ce22" office:value-type="string">
            <text:p>58002</text:p>
          </table:table-cell>
          <table:table-cell table:style-name="ce22" office:value-type="string">
            <text:p>6501 Richmond Hwy</text:p>
          </table:table-cell>
          <table:table-cell table:style-name="ce22" office:value-type="string">
            <text:p>Tappahann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37</text:p>
          </table:table-cell>
          <table:table-cell table:style-name="ce23" office:value-type="date" office:date-value="2012-03-10T15:55:00">
            <text:p> 03/10/2012</text:p>
          </table:table-cell>
          <table:table-cell table:style-name="ce22" office:value-type="string">
            <text:p>Center Cross Express</text:p>
          </table:table-cell>
          <table:table-cell table:style-name="ce22" office:value-type="string">
            <text:p>68881</text:p>
          </table:table-cell>
          <table:table-cell table:style-name="ce22" office:value-type="string">
            <text:p>31862 Tidewater Trl</text:p>
          </table:table-cell>
          <table:table-cell table:style-name="ce22" office:value-type="string">
            <text:p>Center Cros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60</text:p>
          </table:table-cell>
          <table:table-cell table:style-name="ce23" office:value-type="date" office:date-value="2012-03-10T16:23:00">
            <text:p> 03/10/2012</text:p>
          </table:table-cell>
          <table:table-cell table:style-name="ce22" office:value-type="string">
            <text:p>Queen Street Express</text:p>
          </table:table-cell>
          <table:table-cell table:style-name="ce22" office:value-type="string">
            <text:p>63014</text:p>
          </table:table-cell>
          <table:table-cell table:style-name="ce22" office:value-type="string">
            <text:p>115 Church Ln</text:p>
          </table:table-cell>
          <table:table-cell table:style-name="ce22" office:value-type="string">
            <text:p>Tappahann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60-5914</text:p>
          </table:table-cell>
          <table:table-cell table:style-name="ce23" office:value-type="date" office:date-value="2012-03-10T16:40:00">
            <text:p> 03/10/2012</text:p>
          </table:table-cell>
          <table:table-cell table:style-name="ce22" office:value-type="string">
            <text:p>Battery Stop &amp; Go</text:p>
          </table:table-cell>
          <table:table-cell table:style-name="ce22" office:value-type="string">
            <text:p>41030</text:p>
          </table:table-cell>
          <table:table-cell table:style-name="ce22" office:value-type="string">
            <text:p>3176 Battery Rd</text:p>
          </table:table-cell>
          <table:table-cell table:style-name="ce22" office:value-type="string">
            <text:p>Tappahann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43-6113</text:p>
          </table:table-cell>
          <table:table-cell table:style-name="ce23" office:value-type="date" office:date-value="2012-03-10T17:30:00">
            <text:p> 03/10/2012</text:p>
          </table:table-cell>
          <table:table-cell table:style-name="ce22" office:value-type="string">
            <text:p>Willeys</text:p>
          </table:table-cell>
          <table:table-cell table:style-name="ce22" office:value-type="string">
            <text:p>74943</text:p>
          </table:table-cell>
          <table:table-cell table:style-name="ce22" office:value-type="string">
            <text:p>18480 Ridge Rd</text:p>
          </table:table-cell>
          <table:table-cell table:style-name="ce22" office:value-type="string">
            <text:p>Colonial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43</text:p>
          </table:table-cell>
          <table:table-cell table:style-name="ce23" office:value-type="date" office:date-value="2012-03-10T17:45:00">
            <text:p> 03/10/2012</text:p>
          </table:table-cell>
          <table:table-cell table:style-name="ce22" office:value-type="string">
            <text:p>Colonial Beach Lodge # 1267 LOOM Inc</text:p>
          </table:table-cell>
          <table:table-cell table:style-name="ce22" office:value-type="string">
            <text:p>5126</text:p>
          </table:table-cell>
          <table:table-cell table:style-name="ce22" office:value-type="string">
            <text:p>4780 James Monroe Hwy</text:p>
          </table:table-cell>
          <table:table-cell table:style-name="ce22" office:value-type="string">
            <text:p>Colonial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43</text:p>
          </table:table-cell>
          <table:table-cell table:style-name="ce23" office:value-type="date" office:date-value="2012-03-10T18:05:00">
            <text:p> 03/10/2012</text:p>
          </table:table-cell>
          <table:table-cell table:style-name="ce22" office:value-type="string">
            <text:p>Dockside Restaurant</text:p>
          </table:table-cell>
          <table:table-cell table:style-name="ce22" office:value-type="string">
            <text:p>66213</text:p>
          </table:table-cell>
          <table:table-cell table:style-name="ce22" office:value-type="string">
            <text:p>1787 Castlewood Dr</text:p>
          </table:table-cell>
          <table:table-cell table:style-name="ce22" office:value-type="string">
            <text:p>Colonial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85-5803</text:p>
          </table:table-cell>
          <table:table-cell table:style-name="ce23" office:value-type="date" office:date-value="2012-03-10T19:12:00">
            <text:p> 03/10/2012</text:p>
          </table:table-cell>
          <table:table-cell table:style-name="ce22" office:value-type="string">
            <text:p>Steamers Seafood Grill &amp; Bar</text:p>
          </table:table-cell>
          <table:table-cell table:style-name="ce22" office:value-type="string">
            <text:p>64864</text:p>
          </table:table-cell>
          <table:table-cell table:style-name="ce22" office:value-type="string">
            <text:p>4599 James Madison Pkwy</text:p>
          </table:table-cell>
          <table:table-cell table:style-name="ce22" office:value-type="string">
            <text:p>King Geor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</text:p>
          </table:table-cell>
          <table:table-cell table:style-name="ce23" office:value-type="date" office:date-value="2012-03-10T20:10:00">
            <text:p> 03/10/2012</text:p>
          </table:table-cell>
          <table:table-cell table:style-name="ce22" office:value-type="string">
            <text:p>Aladin Restaurant &amp; Cafe</text:p>
          </table:table-cell>
          <table:table-cell table:style-name="ce22" office:value-type="string">
            <text:p>63544</text:p>
          </table:table-cell>
          <table:table-cell table:style-name="ce22" office:value-type="string">
            <text:p>2052 Plank Rd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51-3203</text:p>
          </table:table-cell>
          <table:table-cell table:style-name="ce23" office:value-type="date" office:date-value="2012-03-12T16:45:00">
            <text:p> 03/12/2012</text:p>
          </table:table-cell>
          <table:table-cell table:style-name="ce22" office:value-type="string">
            <text:p>CVS Pharmacy # 1419</text:p>
          </table:table-cell>
          <table:table-cell table:style-name="ce22" office:value-type="string">
            <text:p>62884</text:p>
          </table:table-cell>
          <table:table-cell table:style-name="ce22" office:value-type="string">
            <text:p>3919 Centreville Rd</text:p>
          </table:table-cell>
          <table:table-cell table:style-name="ce22" office:value-type="string">
            <text:p>Chantill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3-3979</text:p>
          </table:table-cell>
          <table:table-cell table:style-name="ce23" office:value-type="date" office:date-value="2012-03-12T17:10:00">
            <text:p> 03/12/2012</text:p>
          </table:table-cell>
          <table:table-cell table:style-name="ce22" office:value-type="string">
            <text:p>Romanos Macaroni Grill</text:p>
          </table:table-cell>
          <table:table-cell table:style-name="ce22" office:value-type="string">
            <text:p>55596</text:p>
          </table:table-cell>
          <table:table-cell table:style-name="ce22" office:value-type="string">
            <text:p>12169 Fair Lakes Promenade Dr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15-2204</text:p>
          </table:table-cell>
          <table:table-cell table:style-name="ce23" office:value-type="date" office:date-value="2012-03-12T17:38:00">
            <text:p> 03/12/2012</text:p>
          </table:table-cell>
          <table:table-cell table:style-name="ce22" office:value-type="string">
            <text:p>CVS Pharmacy # 1378</text:p>
          </table:table-cell>
          <table:table-cell table:style-name="ce22" office:value-type="string">
            <text:p>62851</text:p>
          </table:table-cell>
          <table:table-cell table:style-name="ce22" office:value-type="string">
            <text:p>5711 Burke Centre Pkwy</text:p>
          </table:table-cell>
          <table:table-cell table:style-name="ce22" office:value-type="string">
            <text:p>Bur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82-2229</text:p>
          </table:table-cell>
          <table:table-cell table:style-name="ce23" office:value-type="date" office:date-value="2012-03-12T17:45:00">
            <text:p> 03/12/2012</text:p>
          </table:table-cell>
          <table:table-cell table:style-name="ce22" office:value-type="string">
            <text:p>Lucky JoJo</text:p>
          </table:table-cell>
          <table:table-cell table:style-name="ce22" office:value-type="string">
            <text:p>67416</text:p>
          </table:table-cell>
          <table:table-cell table:style-name="ce22" office:value-type="string">
            <text:p>20207 McKenney Hwy</text:p>
          </table:table-cell>
          <table:table-cell table:style-name="ce22" office:value-type="string">
            <text:p>Stony Cree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15</text:p>
          </table:table-cell>
          <table:table-cell table:style-name="ce23" office:value-type="date" office:date-value="2012-03-12T17:58:00">
            <text:p> 03/12/2012</text:p>
          </table:table-cell>
          <table:table-cell table:style-name="ce22" office:value-type="string">
            <text:p>Burke Garden Restaurant</text:p>
          </table:table-cell>
          <table:table-cell table:style-name="ce22" office:value-type="string">
            <text:p>54900</text:p>
          </table:table-cell>
          <table:table-cell table:style-name="ce22" office:value-type="string">
            <text:p>9528 Burke Rd</text:p>
          </table:table-cell>
          <table:table-cell table:style-name="ce22" office:value-type="string">
            <text:p>Bur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41</text:p>
          </table:table-cell>
          <table:table-cell table:style-name="ce23" office:value-type="date" office:date-value="2012-03-12T18:15:00">
            <text:p> 03/12/2012</text:p>
          </table:table-cell>
          <table:table-cell table:style-name="ce22" office:value-type="string">
            <text:p>Food Lion 2118</text:p>
          </table:table-cell>
          <table:table-cell table:style-name="ce22" office:value-type="string">
            <text:p>41324</text:p>
          </table:table-cell>
          <table:table-cell table:style-name="ce22" office:value-type="string">
            <text:p>13103 Boydton Plank Rd</text:p>
          </table:table-cell>
          <table:table-cell table:style-name="ce22" office:value-type="string">
            <text:p>Dinwiddi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52-2326</text:p>
          </table:table-cell>
          <table:table-cell table:style-name="ce23" office:value-type="date" office:date-value="2012-03-12T18:20:00">
            <text:p> 03/12/2012</text:p>
          </table:table-cell>
          <table:table-cell table:style-name="ce22" office:value-type="string">
            <text:p>Q Ball Billiards</text:p>
          </table:table-cell>
          <table:table-cell table:style-name="ce22" office:value-type="string">
            <text:p>70688</text:p>
          </table:table-cell>
          <table:table-cell table:style-name="ce22" office:value-type="string">
            <text:p>6230 Rolling Rd Ste L</text:p>
          </table:table-cell>
          <table:table-cell table:style-name="ce22" office:value-type="string">
            <text:p>West Spring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36-2610</text:p>
          </table:table-cell>
          <table:table-cell table:style-name="ce23" office:value-type="date" office:date-value="2012-03-13T16:49:00">
            <text:p> 03/13/2012</text:p>
          </table:table-cell>
          <table:table-cell table:style-name="ce22" office:value-type="string">
            <text:p>7 Eleven Store 2511 16833 H</text:p>
          </table:table-cell>
          <table:table-cell table:style-name="ce22" office:value-type="string">
            <text:p>283</text:p>
          </table:table-cell>
          <table:table-cell table:style-name="ce22" office:value-type="string">
            <text:p>100 E Hundred Rd</text:p>
          </table:table-cell>
          <table:table-cell table:style-name="ce22" office:value-type="string">
            <text:p>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60-6512</text:p>
          </table:table-cell>
          <table:table-cell table:style-name="ce23" office:value-type="date" office:date-value="2012-03-13T17:10:00">
            <text:p> 03/13/2012</text:p>
          </table:table-cell>
          <table:table-cell table:style-name="ce22" office:value-type="string">
            <text:p>Rosas Italian Ristorante Pizzeria</text:p>
          </table:table-cell>
          <table:table-cell table:style-name="ce22" office:value-type="string">
            <text:p>29488</text:p>
          </table:table-cell>
          <table:table-cell table:style-name="ce22" office:value-type="string">
            <text:p>4098 Oaklawn Blvd</text:p>
          </table:table-cell>
          <table:table-cell table:style-name="ce22" office:value-type="string">
            <text:p>Hopewe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60-5057</text:p>
          </table:table-cell>
          <table:table-cell table:style-name="ce23" office:value-type="date" office:date-value="2012-03-13T17:29:00">
            <text:p> 03/13/2012</text:p>
          </table:table-cell>
          <table:table-cell table:style-name="ce22" office:value-type="string">
            <text:p>Quick Express</text:p>
          </table:table-cell>
          <table:table-cell table:style-name="ce22" office:value-type="string">
            <text:p>34265</text:p>
          </table:table-cell>
          <table:table-cell table:style-name="ce22" office:value-type="string">
            <text:p>805 S 15th Ave</text:p>
          </table:table-cell>
          <table:table-cell table:style-name="ce22" office:value-type="string">
            <text:p>Hopewe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60-5032</text:p>
          </table:table-cell>
          <table:table-cell table:style-name="ce23" office:value-type="date" office:date-value="2012-03-13T17:35:00">
            <text:p> 03/13/2012</text:p>
          </table:table-cell>
          <table:table-cell table:style-name="ce22" office:value-type="string">
            <text:p>Rite Aid Pharmacy 3705</text:p>
          </table:table-cell>
          <table:table-cell table:style-name="ce22" office:value-type="string">
            <text:p>76003</text:p>
          </table:table-cell>
          <table:table-cell table:style-name="ce22" office:value-type="string">
            <text:p>2305 Oaklawn Blvd</text:p>
          </table:table-cell>
          <table:table-cell table:style-name="ce22" office:value-type="string">
            <text:p>Hopewe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75-1300</text:p>
          </table:table-cell>
          <table:table-cell table:style-name="ce23" office:value-type="date" office:date-value="2012-03-13T17:45:00">
            <text:p> 03/13/2012</text:p>
          </table:table-cell>
          <table:table-cell table:style-name="ce22" office:value-type="string">
            <text:p>Comfort Inn of Hopewell</text:p>
          </table:table-cell>
          <table:table-cell table:style-name="ce22" office:value-type="string">
            <text:p>45411</text:p>
          </table:table-cell>
          <table:table-cell table:style-name="ce22" office:value-type="string">
            <text:p>5380 Oaklawn Blvd</text:p>
          </table:table-cell>
          <table:table-cell table:style-name="ce22" office:value-type="string">
            <text:p>Prince Geor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34-5379</text:p>
          </table:table-cell>
          <table:table-cell table:style-name="ce23" office:value-type="date" office:date-value="2012-03-13T18:04:00">
            <text:p> 03/13/2012</text:p>
          </table:table-cell>
          <table:table-cell table:style-name="ce22" office:value-type="string">
            <text:p>Jefferson Express</text:p>
          </table:table-cell>
          <table:table-cell table:style-name="ce22" office:value-type="string">
            <text:p>76438</text:p>
          </table:table-cell>
          <table:table-cell table:style-name="ce22" office:value-type="string">
            <text:p>16638 Jefferson Davis Hwy</text:p>
          </table:table-cell>
          <table:table-cell table:style-name="ce22" office:value-type="string">
            <text:p>Colonial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34-1348</text:p>
          </table:table-cell>
          <table:table-cell table:style-name="ce23" office:value-type="date" office:date-value="2012-03-13T18:18:00">
            <text:p> 03/13/2012</text:p>
          </table:table-cell>
          <table:table-cell table:style-name="ce22" office:value-type="string">
            <text:p>Carinis Italian Pizza &amp; Restaurant</text:p>
          </table:table-cell>
          <table:table-cell table:style-name="ce22" office:value-type="string">
            <text:p>76674</text:p>
          </table:table-cell>
          <table:table-cell table:style-name="ce22" office:value-type="string">
            <text:p>3620 Boulevard</text:p>
          </table:table-cell>
          <table:table-cell table:style-name="ce22" office:value-type="string">
            <text:p>Colonial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34-2313</text:p>
          </table:table-cell>
          <table:table-cell table:style-name="ce23" office:value-type="date" office:date-value="2012-03-13T18:26:00">
            <text:p> 03/13/2012</text:p>
          </table:table-cell>
          <table:table-cell table:style-name="ce22" office:value-type="string">
            <text:p>The Flaming Pitt II</text:p>
          </table:table-cell>
          <table:table-cell table:style-name="ce22" office:value-type="string">
            <text:p>66444</text:p>
          </table:table-cell>
          <table:table-cell table:style-name="ce22" office:value-type="string">
            <text:p>2231 Boulevard</text:p>
          </table:table-cell>
          <table:table-cell table:style-name="ce22" office:value-type="string">
            <text:p>Colonial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34</text:p>
          </table:table-cell>
          <table:table-cell table:style-name="ce23" office:value-type="date" office:date-value="2012-03-13T18:36:00">
            <text:p> 03/13/2012</text:p>
          </table:table-cell>
          <table:table-cell table:style-name="ce22" office:value-type="string">
            <text:p>Martins Food Market # 494</text:p>
          </table:table-cell>
          <table:table-cell table:style-name="ce22" office:value-type="string">
            <text:p>64717</text:p>
          </table:table-cell>
          <table:table-cell table:style-name="ce22" office:value-type="string">
            <text:p>3107-15 Boulevard</text:p>
          </table:table-cell>
          <table:table-cell table:style-name="ce22" office:value-type="string">
            <text:p>Colonial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34-1336</text:p>
          </table:table-cell>
          <table:table-cell table:style-name="ce23" office:value-type="date" office:date-value="2012-03-13T18:47:00">
            <text:p> 03/13/2012</text:p>
          </table:table-cell>
          <table:table-cell table:style-name="ce22" office:value-type="string">
            <text:p>Wagstaffs Steak House</text:p>
          </table:table-cell>
          <table:table-cell table:style-name="ce22" office:value-type="string">
            <text:p>15353</text:p>
          </table:table-cell>
          <table:table-cell table:style-name="ce22" office:value-type="string">
            <text:p>3737 Boulevard</text:p>
          </table:table-cell>
          <table:table-cell table:style-name="ce22" office:value-type="string">
            <text:p>Colonial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32</text:p>
          </table:table-cell>
          <table:table-cell table:style-name="ce23" office:value-type="date" office:date-value="2012-03-13T19:53:00">
            <text:p> 03/13/2012</text:p>
          </table:table-cell>
          <table:table-cell table:style-name="ce22" office:value-type="string">
            <text:p>Ledo Pizza</text:p>
          </table:table-cell>
          <table:table-cell table:style-name="ce22" office:value-type="string">
            <text:p>8698</text:p>
          </table:table-cell>
          <table:table-cell table:style-name="ce22" office:value-type="string">
            <text:p>7052 Commons Plz</text:p>
          </table:table-cell>
          <table:table-cell table:style-name="ce22" office:value-type="string">
            <text:p>Chester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2</text:p>
          </table:table-cell>
          <table:table-cell table:style-name="ce23" office:value-type="date" office:date-value="2012-03-13T20:19:00">
            <text:p> 03/13/2012</text:p>
          </table:table-cell>
          <table:table-cell table:style-name="ce22" office:value-type="string">
            <text:p>Smokehouse Taverns</text:p>
          </table:table-cell>
          <table:table-cell table:style-name="ce22" office:value-type="string">
            <text:p>64074</text:p>
          </table:table-cell>
          <table:table-cell table:style-name="ce22" office:value-type="string">
            <text:p>10135 Hull Street Rd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-5670</text:p>
          </table:table-cell>
          <table:table-cell table:style-name="ce23" office:value-type="date" office:date-value="2012-03-14T14:32:00">
            <text:p> 03/14/2012</text:p>
          </table:table-cell>
          <table:table-cell table:style-name="ce22" office:value-type="string">
            <text:p>Food Lion 469</text:p>
          </table:table-cell>
          <table:table-cell table:style-name="ce22" office:value-type="string">
            <text:p>9702</text:p>
          </table:table-cell>
          <table:table-cell table:style-name="ce22" office:value-type="string">
            <text:p>1077 Virginia Beach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-4637</text:p>
          </table:table-cell>
          <table:table-cell table:style-name="ce23" office:value-type="date" office:date-value="2012-03-14T14:57:00">
            <text:p> 03/14/2012</text:p>
          </table:table-cell>
          <table:table-cell table:style-name="ce22" office:value-type="string">
            <text:p>7 Eleven Store 2514 25838 H</text:p>
          </table:table-cell>
          <table:table-cell table:style-name="ce22" office:value-type="string">
            <text:p>38011</text:p>
          </table:table-cell>
          <table:table-cell table:style-name="ce22" office:value-type="string">
            <text:p>1672 Virginia Beach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-4845</text:p>
          </table:table-cell>
          <table:table-cell table:style-name="ce23" office:value-type="date" office:date-value="2012-03-14T15:03:00">
            <text:p> 03/14/2012</text:p>
          </table:table-cell>
          <table:table-cell table:style-name="ce22" office:value-type="string">
            <text:p>VA529 Texaco Corner Mart</text:p>
          </table:table-cell>
          <table:table-cell table:style-name="ce22" office:value-type="string">
            <text:p>33446</text:p>
          </table:table-cell>
          <table:table-cell table:style-name="ce22" office:value-type="string">
            <text:p>1425 Virginia Beach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7-4052</text:p>
          </table:table-cell>
          <table:table-cell table:style-name="ce23" office:value-type="date" office:date-value="2012-03-14T17:05:00">
            <text:p> 03/14/2012</text:p>
          </table:table-cell>
          <table:table-cell table:style-name="ce22" office:value-type="string">
            <text:p>Spencers Express</text:p>
          </table:table-cell>
          <table:table-cell table:style-name="ce22" office:value-type="string">
            <text:p>8982</text:p>
          </table:table-cell>
          <table:table-cell table:style-name="ce22" office:value-type="string">
            <text:p>5144 Centralia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2</text:p>
          </table:table-cell>
          <table:table-cell table:style-name="ce23" office:value-type="date" office:date-value="2012-03-14T17:40:00">
            <text:p> 03/14/2012</text:p>
          </table:table-cell>
          <table:table-cell table:style-name="ce22" office:value-type="string">
            <text:p>Murphys Law II</text:p>
          </table:table-cell>
          <table:table-cell table:style-name="ce22" office:value-type="string">
            <text:p>41250</text:p>
          </table:table-cell>
          <table:table-cell table:style-name="ce22" office:value-type="string">
            <text:p>13995 Raised Antler Cir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4-4802</text:p>
          </table:table-cell>
          <table:table-cell table:style-name="ce23" office:value-type="date" office:date-value="2012-03-14T18:56:00">
            <text:p> 03/14/2012</text:p>
          </table:table-cell>
          <table:table-cell table:style-name="ce22" office:value-type="string">
            <text:p>James Food Store</text:p>
          </table:table-cell>
          <table:table-cell table:style-name="ce22" office:value-type="string">
            <text:p>67721</text:p>
          </table:table-cell>
          <table:table-cell table:style-name="ce22" office:value-type="string">
            <text:p>1808 Broad Rock Blv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4-4815</text:p>
          </table:table-cell>
          <table:table-cell table:style-name="ce23" office:value-type="date" office:date-value="2012-03-14T19:08:00">
            <text:p> 03/14/2012</text:p>
          </table:table-cell>
          <table:table-cell table:style-name="ce22" office:value-type="string">
            <text:p>7 Eleven Store 2515 23933 H</text:p>
          </table:table-cell>
          <table:table-cell table:style-name="ce22" office:value-type="string">
            <text:p>33225</text:p>
          </table:table-cell>
          <table:table-cell table:style-name="ce22" office:value-type="string">
            <text:p>2525 Broad Rock Blv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4</text:p>
          </table:table-cell>
          <table:table-cell table:style-name="ce23" office:value-type="date" office:date-value="2012-03-14T19:43:00">
            <text:p> 03/14/2012</text:p>
          </table:table-cell>
          <table:table-cell table:style-name="ce22" office:value-type="string">
            <text:p>Shreeji Food Market</text:p>
          </table:table-cell>
          <table:table-cell table:style-name="ce22" office:value-type="string">
            <text:p>57356</text:p>
          </table:table-cell>
          <table:table-cell table:style-name="ce22" office:value-type="string">
            <text:p>429 E Belt Blv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4-1703</text:p>
          </table:table-cell>
          <table:table-cell table:style-name="ce23" office:value-type="date" office:date-value="2012-03-14T19:48:00">
            <text:p> 03/14/2012</text:p>
          </table:table-cell>
          <table:table-cell table:style-name="ce22" office:value-type="string">
            <text:p>Richmond Oriental Market</text:p>
          </table:table-cell>
          <table:table-cell table:style-name="ce22" office:value-type="string">
            <text:p>41939</text:p>
          </table:table-cell>
          <table:table-cell table:style-name="ce22" office:value-type="string">
            <text:p>431 E Belt Blv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4-7906</text:p>
          </table:table-cell>
          <table:table-cell table:style-name="ce23" office:value-type="date" office:date-value="2012-03-14T20:10:00">
            <text:p> 03/14/2012</text:p>
          </table:table-cell>
          <table:table-cell table:style-name="ce22" office:value-type="string">
            <text:p>Genes Supermarket</text:p>
          </table:table-cell>
          <table:table-cell table:style-name="ce22" office:value-type="string">
            <text:p>49092</text:p>
          </table:table-cell>
          <table:table-cell table:style-name="ce22" office:value-type="string">
            <text:p>2500 Afton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6-3941</text:p>
          </table:table-cell>
          <table:table-cell table:style-name="ce23" office:value-type="date" office:date-value="2012-03-15T14:30:00">
            <text:p> 03/15/2012</text:p>
          </table:table-cell>
          <table:table-cell table:style-name="ce22" office:value-type="string">
            <text:p>The Original Basket Boutique</text:p>
          </table:table-cell>
          <table:table-cell table:style-name="ce22" office:value-type="string">
            <text:p>55521</text:p>
          </table:table-cell>
          <table:table-cell table:style-name="ce22" office:value-type="string">
            <text:p>11301 International Dr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76</text:p>
          </table:table-cell>
          <table:table-cell table:style-name="ce23" office:value-type="date" office:date-value="2012-03-15T15:00:00">
            <text:p> 03/15/2012</text:p>
          </table:table-cell>
          <table:table-cell table:style-name="ce22" office:value-type="string">
            <text:p>Vino Curioso Wine Factory</text:p>
          </table:table-cell>
          <table:table-cell table:style-name="ce22" office:value-type="string">
            <text:p>48275</text:p>
          </table:table-cell>
          <table:table-cell table:style-name="ce22" office:value-type="string">
            <text:p>0 Gaines Ln</text:p>
          </table:table-cell>
          <table:table-cell table:style-name="ce22" office:value-type="string">
            <text:p>Hust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88-2411</text:p>
          </table:table-cell>
          <table:table-cell table:style-name="ce23" office:value-type="date" office:date-value="2012-03-15T15:33:00">
            <text:p> 03/15/2012</text:p>
          </table:table-cell>
          <table:table-cell table:style-name="ce22" office:value-type="string">
            <text:p>Vault Field Vineyards</text:p>
          </table:table-cell>
          <table:table-cell table:style-name="ce22" office:value-type="string">
            <text:p>43775</text:p>
          </table:table-cell>
          <table:table-cell table:style-name="ce22" office:value-type="string">
            <text:p>2953 Kings Mill Rd</text:p>
          </table:table-cell>
          <table:table-cell table:style-name="ce22" office:value-type="string">
            <text:p>Kinsa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69-2418</text:p>
          </table:table-cell>
          <table:table-cell table:style-name="ce23" office:value-type="date" office:date-value="2012-03-15T15:43:00">
            <text:p> 03/15/2012</text:p>
          </table:table-cell>
          <table:table-cell table:style-name="ce22" office:value-type="string">
            <text:p>Generals Ridge Vineyard</text:p>
          </table:table-cell>
          <table:table-cell table:style-name="ce22" office:value-type="string">
            <text:p>65639</text:p>
          </table:table-cell>
          <table:table-cell table:style-name="ce22" office:value-type="string">
            <text:p>1618 Weldons Dr</text:p>
          </table:table-cell>
          <table:table-cell table:style-name="ce22" office:value-type="string">
            <text:p>Hagu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59-6501</text:p>
          </table:table-cell>
          <table:table-cell table:style-name="ce23" office:value-type="date" office:date-value="2012-03-15T17:13:00">
            <text:p> 03/15/2012</text:p>
          </table:table-cell>
          <table:table-cell table:style-name="ce22" office:value-type="string">
            <text:p>Chili's Southwest Grill &amp; Bar</text:p>
          </table:table-cell>
          <table:table-cell table:style-name="ce22" office:value-type="string">
            <text:p>12398</text:p>
          </table:table-cell>
          <table:table-cell table:style-name="ce22" office:value-type="string">
            <text:p>9950 Brook Rd</text:p>
          </table:table-cell>
          <table:table-cell table:style-name="ce22" office:value-type="string">
            <text:p>Glen Al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59</text:p>
          </table:table-cell>
          <table:table-cell table:style-name="ce23" office:value-type="date" office:date-value="2012-03-15T17:23:00">
            <text:p> 03/15/2012</text:p>
          </table:table-cell>
          <table:table-cell table:style-name="ce22" office:value-type="string">
            <text:p>Red Robin Americas Gourmet Burgers &amp; Spirits</text:p>
          </table:table-cell>
          <table:table-cell table:style-name="ce22" office:value-type="string">
            <text:p>10509</text:p>
          </table:table-cell>
          <table:table-cell table:style-name="ce22" office:value-type="string">
            <text:p>10067 Brook Rd</text:p>
          </table:table-cell>
          <table:table-cell table:style-name="ce22" office:value-type="string">
            <text:p>Glen Al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0-4636</text:p>
          </table:table-cell>
          <table:table-cell table:style-name="ce23" office:value-type="date" office:date-value="2012-03-17T13:10:00">
            <text:p> 03/17/2012</text:p>
          </table:table-cell>
          <table:table-cell table:style-name="ce22" office:value-type="string">
            <text:p>So Addictive</text:p>
          </table:table-cell>
          <table:table-cell table:style-name="ce22" office:value-type="string">
            <text:p>55397</text:p>
          </table:table-cell>
          <table:table-cell table:style-name="ce22" office:value-type="string">
            <text:p>733 Elden St</text:p>
          </table:table-cell>
          <table:table-cell table:style-name="ce22" office:value-type="string">
            <text:p>Hern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50</text:p>
          </table:table-cell>
          <table:table-cell table:style-name="ce23" office:value-type="date" office:date-value="2012-03-17T13:12:00">
            <text:p> 03/17/2012</text:p>
          </table:table-cell>
          <table:table-cell table:style-name="ce22" office:value-type="string">
            <text:p>Asia Nine</text:p>
          </table:table-cell>
          <table:table-cell table:style-name="ce22" office:value-type="string">
            <text:p>68154</text:p>
          </table:table-cell>
          <table:table-cell table:style-name="ce22" office:value-type="string">
            <text:p>42010 Stone Ridge Village Center</text:p>
          </table:table-cell>
          <table:table-cell table:style-name="ce22" office:value-type="string">
            <text:p>Aldi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0-3802</text:p>
          </table:table-cell>
          <table:table-cell table:style-name="ce23" office:value-type="date" office:date-value="2012-03-17T13:19:00">
            <text:p> 03/17/2012</text:p>
          </table:table-cell>
          <table:table-cell table:style-name="ce22" office:value-type="string">
            <text:p>Pizza Hut</text:p>
          </table:table-cell>
          <table:table-cell table:style-name="ce22" office:value-type="string">
            <text:p>46013</text:p>
          </table:table-cell>
          <table:table-cell table:style-name="ce22" office:value-type="string">
            <text:p>1061 Elden St</text:p>
          </table:table-cell>
          <table:table-cell table:style-name="ce22" office:value-type="string">
            <text:p>Hern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0-4374</text:p>
          </table:table-cell>
          <table:table-cell table:style-name="ce23" office:value-type="date" office:date-value="2012-03-17T13:27:00">
            <text:p> 03/17/2012</text:p>
          </table:table-cell>
          <table:table-cell table:style-name="ce22" office:value-type="string">
            <text:p>TGI Fridays</text:p>
          </table:table-cell>
          <table:table-cell table:style-name="ce22" office:value-type="string">
            <text:p>52738</text:p>
          </table:table-cell>
          <table:table-cell table:style-name="ce22" office:value-type="string">
            <text:p>13071 Worldgate Dr</text:p>
          </table:table-cell>
          <table:table-cell table:style-name="ce22" office:value-type="string">
            <text:p>Hern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0</text:p>
          </table:table-cell>
          <table:table-cell table:style-name="ce23" office:value-type="date" office:date-value="2012-03-17T13:29:00">
            <text:p> 03/17/2012</text:p>
          </table:table-cell>
          <table:table-cell table:style-name="ce22" office:value-type="string">
            <text:p>Supperclub of India</text:p>
          </table:table-cell>
          <table:table-cell table:style-name="ce22" office:value-type="string">
            <text:p>17207</text:p>
          </table:table-cell>
          <table:table-cell table:style-name="ce22" office:value-type="string">
            <text:p>13055 Worldgate Dr</text:p>
          </table:table-cell>
          <table:table-cell table:style-name="ce22" office:value-type="string">
            <text:p>Hern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52-4157</text:p>
          </table:table-cell>
          <table:table-cell table:style-name="ce23" office:value-type="date" office:date-value="2012-03-17T14:22:00">
            <text:p> 03/17/2012</text:p>
          </table:table-cell>
          <table:table-cell table:style-name="ce22" office:value-type="string">
            <text:p>Wash Mart</text:p>
          </table:table-cell>
          <table:table-cell table:style-name="ce22" office:value-type="string">
            <text:p>56536</text:p>
          </table:table-cell>
          <table:table-cell table:style-name="ce22" office:value-type="string">
            <text:p>24651 Southpoint Dr</text:p>
          </table:table-cell>
          <table:table-cell table:style-name="ce22" office:value-type="string">
            <text:p>Chantill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52-4451</text:p>
          </table:table-cell>
          <table:table-cell table:style-name="ce23" office:value-type="date" office:date-value="2012-03-17T14:36:00">
            <text:p> 03/17/2012</text:p>
          </table:table-cell>
          <table:table-cell table:style-name="ce22" office:value-type="string">
            <text:p>South Riding Golfers Club</text:p>
          </table:table-cell>
          <table:table-cell table:style-name="ce22" office:value-type="string">
            <text:p>77107</text:p>
          </table:table-cell>
          <table:table-cell table:style-name="ce22" office:value-type="string">
            <text:p>43237 Golf View Dr</text:p>
          </table:table-cell>
          <table:table-cell table:style-name="ce22" office:value-type="string">
            <text:p>South Ridin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05-3031</text:p>
          </table:table-cell>
          <table:table-cell table:style-name="ce23" office:value-type="date" office:date-value="2012-03-17T14:48:00">
            <text:p> 03/17/2012</text:p>
          </table:table-cell>
          <table:table-cell table:style-name="ce22" office:value-type="string">
            <text:p>Harris Teeter # 238</text:p>
          </table:table-cell>
          <table:table-cell table:style-name="ce22" office:value-type="string">
            <text:p>40214</text:p>
          </table:table-cell>
          <table:table-cell table:style-name="ce22" office:value-type="string">
            <text:p>42015 Village Center Plz Ste 110</text:p>
          </table:table-cell>
          <table:table-cell table:style-name="ce22" office:value-type="string">
            <text:p>Stone 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51-3976</text:p>
          </table:table-cell>
          <table:table-cell table:style-name="ce23" office:value-type="date" office:date-value="2012-03-17T14:59:00">
            <text:p> 03/17/2012</text:p>
          </table:table-cell>
          <table:table-cell table:style-name="ce22" office:value-type="string">
            <text:p>Pho 98</text:p>
          </table:table-cell>
          <table:table-cell table:style-name="ce22" office:value-type="string">
            <text:p>45618</text:p>
          </table:table-cell>
          <table:table-cell table:style-name="ce22" office:value-type="string">
            <text:p>4090 Airline Pkwy</text:p>
          </table:table-cell>
          <table:table-cell table:style-name="ce22" office:value-type="string">
            <text:p>Chantill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51-1511</text:p>
          </table:table-cell>
          <table:table-cell table:style-name="ce23" office:value-type="date" office:date-value="2012-03-17T15:04:00">
            <text:p> 03/17/2012</text:p>
          </table:table-cell>
          <table:table-cell table:style-name="ce22" office:value-type="string">
            <text:p>Picante The Real Taco</text:p>
          </table:table-cell>
          <table:table-cell table:style-name="ce22" office:value-type="string">
            <text:p>70095</text:p>
          </table:table-cell>
          <table:table-cell table:style-name="ce22" office:value-type="string">
            <text:p>14511 Lee Jackson Memorial Hwy Ste B</text:p>
          </table:table-cell>
          <table:table-cell table:style-name="ce22" office:value-type="string">
            <text:p>Chantill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65-7243</text:p>
          </table:table-cell>
          <table:table-cell table:style-name="ce23" office:value-type="date" office:date-value="2012-03-17T16:15:00">
            <text:p> 03/17/2012</text:p>
          </table:table-cell>
          <table:table-cell table:style-name="ce22" office:value-type="string">
            <text:p>Mahalo Cove Billiards and Brew Co</text:p>
          </table:table-cell>
          <table:table-cell table:style-name="ce22" office:value-type="string">
            <text:p>53634</text:p>
          </table:table-cell>
          <table:table-cell table:style-name="ce22" office:value-type="string">
            <text:p>46300 Mcclellan Way</text:p>
          </table:table-cell>
          <table:table-cell table:style-name="ce22" office:value-type="string">
            <text:p>Sterlin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13</text:p>
          </table:table-cell>
          <table:table-cell table:style-name="ce23" office:value-type="date" office:date-value="2012-03-20T15:54:00">
            <text:p> 03/20/2012</text:p>
          </table:table-cell>
          <table:table-cell table:style-name="ce22" office:value-type="string">
            <text:p>Hilly Haven Market</text:p>
          </table:table-cell>
          <table:table-cell table:style-name="ce22" office:value-type="string">
            <text:p>34910</text:p>
          </table:table-cell>
          <table:table-cell table:style-name="ce22" office:value-type="string">
            <text:p>1496 Wysor Hwy</text:p>
          </table:table-cell>
          <table:table-cell table:style-name="ce22" office:value-type="string">
            <text:p>Barren Spring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34</text:p>
          </table:table-cell>
          <table:table-cell table:style-name="ce23" office:value-type="date" office:date-value="2012-03-20T16:00:00">
            <text:p> 03/20/2012</text:p>
          </table:table-cell>
          <table:table-cell table:style-name="ce22" office:value-type="string">
            <text:p>The Bank Food and Drink</text:p>
          </table:table-cell>
          <table:table-cell table:style-name="ce22" office:value-type="string">
            <text:p>62018</text:p>
          </table:table-cell>
          <table:table-cell table:style-name="ce22" office:value-type="string">
            <text:p>101 N Main St</text:p>
          </table:table-cell>
          <table:table-cell table:style-name="ce22" office:value-type="string">
            <text:p>Peari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134</text:p>
          </table:table-cell>
          <table:table-cell table:style-name="ce23" office:value-type="date" office:date-value="2012-03-20T16:03:00">
            <text:p> 03/20/2012</text:p>
          </table:table-cell>
          <table:table-cell table:style-name="ce22" office:value-type="string">
            <text:p>Pearisburg Moose Lodge</text:p>
          </table:table-cell>
          <table:table-cell table:style-name="ce22" office:value-type="string">
            <text:p>37490</text:p>
          </table:table-cell>
          <table:table-cell table:style-name="ce22" office:value-type="string">
            <text:p>106 Wilburn Valley Rd</text:p>
          </table:table-cell>
          <table:table-cell table:style-name="ce22" office:value-type="string">
            <text:p>Peari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084</text:p>
          </table:table-cell>
          <table:table-cell table:style-name="ce23" office:value-type="date" office:date-value="2012-03-20T16:04:00">
            <text:p> 03/20/2012</text:p>
          </table:table-cell>
          <table:table-cell table:style-name="ce22" office:value-type="string">
            <text:p>The Barrel Cave</text:p>
          </table:table-cell>
          <table:table-cell table:style-name="ce22" office:value-type="string">
            <text:p>65794</text:p>
          </table:table-cell>
          <table:table-cell table:style-name="ce22" office:value-type="string">
            <text:p>600 Newbern Rd Ste 3B</text:p>
          </table:table-cell>
          <table:table-cell table:style-name="ce22" office:value-type="string">
            <text:p>Dubli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01-6610</text:p>
          </table:table-cell>
          <table:table-cell table:style-name="ce23" office:value-type="date" office:date-value="2012-03-20T16:06:00">
            <text:p> 03/20/2012</text:p>
          </table:table-cell>
          <table:table-cell table:style-name="ce22" office:value-type="string">
            <text:p>Pulaski Baseball Inc</text:p>
          </table:table-cell>
          <table:table-cell table:style-name="ce22" office:value-type="string">
            <text:p>76746</text:p>
          </table:table-cell>
          <table:table-cell table:style-name="ce22" office:value-type="string">
            <text:p>340 5th St SE</text:p>
          </table:table-cell>
          <table:table-cell table:style-name="ce22" office:value-type="string">
            <text:p>Pulaski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11</text:p>
          </table:table-cell>
          <table:table-cell table:style-name="ce23" office:value-type="date" office:date-value="2012-03-20T17:27:00">
            <text:p> 03/20/2012</text:p>
          </table:table-cell>
          <table:table-cell table:style-name="ce22" office:value-type="string">
            <text:p>Arnolds Exxon</text:p>
          </table:table-cell>
          <table:table-cell table:style-name="ce22" office:value-type="string">
            <text:p>68261</text:p>
          </table:table-cell>
          <table:table-cell table:style-name="ce22" office:value-type="string">
            <text:p>5535 Lee Hwy</text:p>
          </table:table-cell>
          <table:table-cell table:style-name="ce22" office:value-type="string">
            <text:p>Atkin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70-3051</text:p>
          </table:table-cell>
          <table:table-cell table:style-name="ce23" office:value-type="date" office:date-value="2012-03-20T18:02:00">
            <text:p> 03/20/2012</text:p>
          </table:table-cell>
          <table:table-cell table:style-name="ce22" office:value-type="string">
            <text:p>Food Country USA Saltville  5</text:p>
          </table:table-cell>
          <table:table-cell table:style-name="ce22" office:value-type="string">
            <text:p>74617</text:p>
          </table:table-cell>
          <table:table-cell table:style-name="ce22" office:value-type="string">
            <text:p>402 Palmer Ave</text:p>
          </table:table-cell>
          <table:table-cell table:style-name="ce22" office:value-type="string">
            <text:p>Salt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70</text:p>
          </table:table-cell>
          <table:table-cell table:style-name="ce23" office:value-type="date" office:date-value="2012-03-20T18:07:00">
            <text:p> 03/20/2012</text:p>
          </table:table-cell>
          <table:table-cell table:style-name="ce22" office:value-type="string">
            <text:p>Freds Trading Center # 2</text:p>
          </table:table-cell>
          <table:table-cell table:style-name="ce22" office:value-type="string">
            <text:p>4566</text:p>
          </table:table-cell>
          <table:table-cell table:style-name="ce22" office:value-type="string">
            <text:p>309 Palmer Ave</text:p>
          </table:table-cell>
          <table:table-cell table:style-name="ce22" office:value-type="string">
            <text:p>Salt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70-3560</text:p>
          </table:table-cell>
          <table:table-cell table:style-name="ce23" office:value-type="date" office:date-value="2012-03-20T18:13:00">
            <text:p> 03/20/2012</text:p>
          </table:table-cell>
          <table:table-cell table:style-name="ce22" office:value-type="string">
            <text:p>Freds Trading Center</text:p>
          </table:table-cell>
          <table:table-cell table:style-name="ce22" office:value-type="string">
            <text:p>78061</text:p>
          </table:table-cell>
          <table:table-cell table:style-name="ce22" office:value-type="string">
            <text:p>613 Allison Gap Rd</text:p>
          </table:table-cell>
          <table:table-cell table:style-name="ce22" office:value-type="string">
            <text:p>Salt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70</text:p>
          </table:table-cell>
          <table:table-cell table:style-name="ce23" office:value-type="date" office:date-value="2012-03-20T18:23:00">
            <text:p> 03/20/2012</text:p>
          </table:table-cell>
          <table:table-cell table:style-name="ce22" office:value-type="string">
            <text:p>Freds Trading Center # 3</text:p>
          </table:table-cell>
          <table:table-cell table:style-name="ce22" office:value-type="string">
            <text:p>8351</text:p>
          </table:table-cell>
          <table:table-cell table:style-name="ce22" office:value-type="string">
            <text:p>901 E Main St</text:p>
          </table:table-cell>
          <table:table-cell table:style-name="ce22" office:value-type="string">
            <text:p>Salt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70</text:p>
          </table:table-cell>
          <table:table-cell table:style-name="ce23" office:value-type="date" office:date-value="2012-03-20T18:29:00">
            <text:p> 03/20/2012</text:p>
          </table:table-cell>
          <table:table-cell table:style-name="ce22" office:value-type="string">
            <text:p>Cargo Oil Co</text:p>
          </table:table-cell>
          <table:table-cell table:style-name="ce22" office:value-type="string">
            <text:p>39403</text:p>
          </table:table-cell>
          <table:table-cell table:style-name="ce22" office:value-type="string">
            <text:p>229 Palmer Ave</text:p>
          </table:table-cell>
          <table:table-cell table:style-name="ce22" office:value-type="string">
            <text:p>Salt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51-2951</text:p>
          </table:table-cell>
          <table:table-cell table:style-name="ce23" office:value-type="date" office:date-value="2012-03-27T15:07:00">
            <text:p> 03/27/2012</text:p>
          </table:table-cell>
          <table:table-cell table:style-name="ce22" office:value-type="string">
            <text:p>Quik E Food Store</text:p>
          </table:table-cell>
          <table:table-cell table:style-name="ce22" office:value-type="string">
            <text:p>37733</text:p>
          </table:table-cell>
          <table:table-cell table:style-name="ce22" office:value-type="string">
            <text:p>4380 Waterlick Rd</text:p>
          </table:table-cell>
          <table:table-cell table:style-name="ce22" office:value-type="string">
            <text:p>Fores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</text:p>
          </table:table-cell>
          <table:table-cell table:style-name="ce23" office:value-type="date" office:date-value="2012-03-27T15:19:00">
            <text:p> 03/27/2012</text:p>
          </table:table-cell>
          <table:table-cell table:style-name="ce22" office:value-type="string">
            <text:p>Apple Market 3210</text:p>
          </table:table-cell>
          <table:table-cell table:style-name="ce22" office:value-type="string">
            <text:p>43410</text:p>
          </table:table-cell>
          <table:table-cell table:style-name="ce22" office:value-type="string">
            <text:p>102 Paulette Cir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</text:p>
          </table:table-cell>
          <table:table-cell table:style-name="ce23" office:value-type="date" office:date-value="2012-03-27T15:27:00">
            <text:p> 03/27/2012</text:p>
          </table:table-cell>
          <table:table-cell table:style-name="ce22" office:value-type="string">
            <text:p>Wilco # 692</text:p>
          </table:table-cell>
          <table:table-cell table:style-name="ce22" office:value-type="string">
            <text:p>13084</text:p>
          </table:table-cell>
          <table:table-cell table:style-name="ce22" office:value-type="string">
            <text:p>8017 Timberlake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</text:p>
          </table:table-cell>
          <table:table-cell table:style-name="ce23" office:value-type="date" office:date-value="2012-03-27T15:41:00">
            <text:p> 03/27/2012</text:p>
          </table:table-cell>
          <table:table-cell table:style-name="ce22" office:value-type="string">
            <text:p>Walgreens # 07115</text:p>
          </table:table-cell>
          <table:table-cell table:style-name="ce22" office:value-type="string">
            <text:p>63218</text:p>
          </table:table-cell>
          <table:table-cell table:style-name="ce22" office:value-type="string">
            <text:p>2004 Wards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03-2442</text:p>
          </table:table-cell>
          <table:table-cell table:style-name="ce23" office:value-type="date" office:date-value="2012-04-01T11:55:00">
            <text:p> 04/01/2012</text:p>
          </table:table-cell>
          <table:table-cell table:style-name="ce22" office:value-type="string">
            <text:p>AMF Alexandria Lanes # 214</text:p>
          </table:table-cell>
          <table:table-cell table:style-name="ce22" office:value-type="string">
            <text:p>77112</text:p>
          </table:table-cell>
          <table:table-cell table:style-name="ce22" office:value-type="string">
            <text:p>6228A N Kings Hwy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03-2018</text:p>
          </table:table-cell>
          <table:table-cell table:style-name="ce23" office:value-type="date" office:date-value="2012-04-01T12:00:00">
            <text:p> 04/01/2012</text:p>
          </table:table-cell>
          <table:table-cell table:style-name="ce22" office:value-type="string">
            <text:p>Euro Foods Cosmopolitan LLC</text:p>
          </table:table-cell>
          <table:table-cell table:style-name="ce22" office:value-type="string">
            <text:p>42963</text:p>
          </table:table-cell>
          <table:table-cell table:style-name="ce22" office:value-type="string">
            <text:p>5900 N Kings Hwy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5-3829</text:p>
          </table:table-cell>
          <table:table-cell table:style-name="ce23" office:value-type="date" office:date-value="2012-04-01T12:20:00">
            <text:p> 04/01/2012</text:p>
          </table:table-cell>
          <table:table-cell table:style-name="ce22" office:value-type="string">
            <text:p>Giant Food Store 777</text:p>
          </table:table-cell>
          <table:table-cell table:style-name="ce22" office:value-type="string">
            <text:p>7807</text:p>
          </table:table-cell>
          <table:table-cell table:style-name="ce22" office:value-type="string">
            <text:p>7558 Telegraph Rd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5</text:p>
          </table:table-cell>
          <table:table-cell table:style-name="ce23" office:value-type="date" office:date-value="2012-04-01T12:35:00">
            <text:p> 04/01/2012</text:p>
          </table:table-cell>
          <table:table-cell table:style-name="ce22" office:value-type="string">
            <text:p>TopGolf USA Kingstowne</text:p>
          </table:table-cell>
          <table:table-cell table:style-name="ce22" office:value-type="string">
            <text:p>38220</text:p>
          </table:table-cell>
          <table:table-cell table:style-name="ce22" office:value-type="string">
            <text:p>6625 S Van Dorn St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50-2918</text:p>
          </table:table-cell>
          <table:table-cell table:style-name="ce23" office:value-type="date" office:date-value="2012-04-01T12:55:00">
            <text:p> 04/01/2012</text:p>
          </table:table-cell>
          <table:table-cell table:style-name="ce22" office:value-type="string">
            <text:p>7 Eleven Store 2581 28515 B</text:p>
          </table:table-cell>
          <table:table-cell table:style-name="ce22" office:value-type="string">
            <text:p>61478</text:p>
          </table:table-cell>
          <table:table-cell table:style-name="ce22" office:value-type="string">
            <text:p>7029 Brookfield Plz</text:p>
          </table:table-cell>
          <table:table-cell table:style-name="ce22" office:value-type="string">
            <text:p>Spring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2-4142</text:p>
          </table:table-cell>
          <table:table-cell table:style-name="ce23" office:value-type="date" office:date-value="2012-04-01T13:25:00">
            <text:p> 04/01/2012</text:p>
          </table:table-cell>
          <table:table-cell table:style-name="ce22" office:value-type="string">
            <text:p>Smokey Bones Bar &amp; Fire Grill 7637</text:p>
          </table:table-cell>
          <table:table-cell table:style-name="ce22" office:value-type="string">
            <text:p>50892</text:p>
          </table:table-cell>
          <table:table-cell table:style-name="ce22" office:value-type="string">
            <text:p>2601 Prince William Pkwy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92-2711</text:p>
          </table:table-cell>
          <table:table-cell table:style-name="ce23" office:value-type="date" office:date-value="2012-04-01T13:40:00">
            <text:p> 04/01/2012</text:p>
          </table:table-cell>
          <table:table-cell table:style-name="ce22" office:value-type="string">
            <text:p>Friendly Tyche Mart</text:p>
          </table:table-cell>
          <table:table-cell table:style-name="ce22" office:value-type="string">
            <text:p>68513</text:p>
          </table:table-cell>
          <table:table-cell table:style-name="ce22" office:value-type="string">
            <text:p>1420 Old Bridge Rd</text:p>
          </table:table-cell>
          <table:table-cell table:style-name="ce22" office:value-type="string">
            <text:p>Wood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84</text:p>
          </table:table-cell>
          <table:table-cell table:style-name="ce23" office:value-type="date" office:date-value="2012-04-03T16:35:00">
            <text:p> 04/03/2012</text:p>
          </table:table-cell>
          <table:table-cell table:style-name="ce22" office:value-type="string">
            <text:p>Dudley Mart and Restaurant</text:p>
          </table:table-cell>
          <table:table-cell table:style-name="ce22" office:value-type="string">
            <text:p>8883</text:p>
          </table:table-cell>
          <table:table-cell table:style-name="ce22" office:value-type="string">
            <text:p>6674 Burnt Chimney Rd</text:p>
          </table:table-cell>
          <table:table-cell table:style-name="ce22" office:value-type="string">
            <text:p>Wirtz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84</text:p>
          </table:table-cell>
          <table:table-cell table:style-name="ce23" office:value-type="date" office:date-value="2012-04-03T17:20:00">
            <text:p> 04/03/2012</text:p>
          </table:table-cell>
          <table:table-cell table:style-name="ce22" office:value-type="string">
            <text:p>Gills Creek Marina</text:p>
          </table:table-cell>
          <table:table-cell table:style-name="ce22" office:value-type="string">
            <text:p>68229</text:p>
          </table:table-cell>
          <table:table-cell table:style-name="ce22" office:value-type="string">
            <text:p>790 Fox Chase Rd</text:p>
          </table:table-cell>
          <table:table-cell table:style-name="ce22" office:value-type="string">
            <text:p>Wirtz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2-4002</text:p>
          </table:table-cell>
          <table:table-cell table:style-name="ce23" office:value-type="date" office:date-value="2012-04-03T18:10:00">
            <text:p> 04/03/2012</text:p>
          </table:table-cell>
          <table:table-cell table:style-name="ce22" office:value-type="string">
            <text:p>BP # 1</text:p>
          </table:table-cell>
          <table:table-cell table:style-name="ce22" office:value-type="string">
            <text:p>38965</text:p>
          </table:table-cell>
          <table:table-cell table:style-name="ce22" office:value-type="string">
            <text:p>13623 Genito Rd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84-4461</text:p>
          </table:table-cell>
          <table:table-cell table:style-name="ce23" office:value-type="date" office:date-value="2012-04-03T18:12:00">
            <text:p> 04/03/2012</text:p>
          </table:table-cell>
          <table:table-cell table:style-name="ce22" office:value-type="string">
            <text:p>Buzz In Market</text:p>
          </table:table-cell>
          <table:table-cell table:style-name="ce22" office:value-type="string">
            <text:p>77694</text:p>
          </table:table-cell>
          <table:table-cell table:style-name="ce22" office:value-type="string">
            <text:p>7120 Booker T Washington Hwy</text:p>
          </table:table-cell>
          <table:table-cell table:style-name="ce22" office:value-type="string">
            <text:p>Wirtz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2-3928</text:p>
          </table:table-cell>
          <table:table-cell table:style-name="ce23" office:value-type="date" office:date-value="2012-04-03T18:21:00">
            <text:p> 04/03/2012</text:p>
          </table:table-cell>
          <table:table-cell table:style-name="ce22" office:value-type="string">
            <text:p>Food Lion 2636</text:p>
          </table:table-cell>
          <table:table-cell table:style-name="ce22" office:value-type="string">
            <text:p>38580</text:p>
          </table:table-cell>
          <table:table-cell table:style-name="ce22" office:value-type="string">
            <text:p>13530 Waterford Pl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4-5503</text:p>
          </table:table-cell>
          <table:table-cell table:style-name="ce23" office:value-type="date" office:date-value="2012-04-03T19:03:00">
            <text:p> 04/03/2012</text:p>
          </table:table-cell>
          <table:table-cell table:style-name="ce22" office:value-type="string">
            <text:p>CVS Pharmacy # 1525</text:p>
          </table:table-cell>
          <table:table-cell table:style-name="ce22" office:value-type="string">
            <text:p>62889</text:p>
          </table:table-cell>
          <table:table-cell table:style-name="ce22" office:value-type="string">
            <text:p>4104 Meadowdale Blv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4-6614</text:p>
          </table:table-cell>
          <table:table-cell table:style-name="ce23" office:value-type="date" office:date-value="2012-04-03T20:00:00">
            <text:p> 04/03/2012</text:p>
          </table:table-cell>
          <table:table-cell table:style-name="ce22" office:value-type="string">
            <text:p>Tienda Lizeth</text:p>
          </table:table-cell>
          <table:table-cell table:style-name="ce22" office:value-type="string">
            <text:p>43290</text:p>
          </table:table-cell>
          <table:table-cell table:style-name="ce22" office:value-type="string">
            <text:p>5746 Hopkins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88</text:p>
          </table:table-cell>
          <table:table-cell table:style-name="ce23" office:value-type="date" office:date-value="2012-04-03T20:15:00">
            <text:p> 04/03/2012</text:p>
          </table:table-cell>
          <table:table-cell table:style-name="ce22" office:value-type="string">
            <text:p>Happy Pappys Grill</text:p>
          </table:table-cell>
          <table:table-cell table:style-name="ce22" office:value-type="string">
            <text:p>39162</text:p>
          </table:table-cell>
          <table:table-cell table:style-name="ce22" office:value-type="string">
            <text:p>10057 Franklin St</text:p>
          </table:table-cell>
          <table:table-cell table:style-name="ce22" office:value-type="string">
            <text:p>Ferru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2-2619</text:p>
          </table:table-cell>
          <table:table-cell table:style-name="ce23" office:value-type="date" office:date-value="2012-04-03T20:15:00">
            <text:p> 04/03/2012</text:p>
          </table:table-cell>
          <table:table-cell table:style-name="ce22" office:value-type="string">
            <text:p>Zotas 655</text:p>
          </table:table-cell>
          <table:table-cell table:style-name="ce22" office:value-type="string">
            <text:p>51101</text:p>
          </table:table-cell>
          <table:table-cell table:style-name="ce22" office:value-type="string">
            <text:p>13101 Hull Street Rd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2-6245</text:p>
          </table:table-cell>
          <table:table-cell table:style-name="ce23" office:value-type="date" office:date-value="2012-04-03T20:30:00">
            <text:p> 04/03/2012</text:p>
          </table:table-cell>
          <table:table-cell table:style-name="ce22" office:value-type="string">
            <text:p>El Paso Mexican Rest</text:p>
          </table:table-cell>
          <table:table-cell table:style-name="ce22" office:value-type="string">
            <text:p>36240</text:p>
          </table:table-cell>
          <table:table-cell table:style-name="ce22" office:value-type="string">
            <text:p>13245 Rittenhouse Dr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8-8862</text:p>
          </table:table-cell>
          <table:table-cell table:style-name="ce23" office:value-type="date" office:date-value="2012-04-04T16:40:00">
            <text:p> 04/04/2012</text:p>
          </table:table-cell>
          <table:table-cell table:style-name="ce22" office:value-type="string">
            <text:p>Fredericksburg Koa</text:p>
          </table:table-cell>
          <table:table-cell table:style-name="ce22" office:value-type="string">
            <text:p>22535</text:p>
          </table:table-cell>
          <table:table-cell table:style-name="ce22" office:value-type="string">
            <text:p>7400 Brookside Ln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7</text:p>
          </table:table-cell>
          <table:table-cell table:style-name="ce23" office:value-type="date" office:date-value="2012-04-04T16:58:00">
            <text:p> 04/04/2012</text:p>
          </table:table-cell>
          <table:table-cell table:style-name="ce22" office:value-type="string">
            <text:p>Pan Asian Resturant</text:p>
          </table:table-cell>
          <table:table-cell table:style-name="ce22" office:value-type="string">
            <text:p>49670</text:p>
          </table:table-cell>
          <table:table-cell table:style-name="ce22" office:value-type="string">
            <text:p>9819 Jefferson Davis Hwy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7-2662</text:p>
          </table:table-cell>
          <table:table-cell table:style-name="ce23" office:value-type="date" office:date-value="2012-04-04T17:08:00">
            <text:p> 04/04/2012</text:p>
          </table:table-cell>
          <table:table-cell table:style-name="ce22" office:value-type="string">
            <text:p>Golden China Restaurant</text:p>
          </table:table-cell>
          <table:table-cell table:style-name="ce22" office:value-type="string">
            <text:p>64156</text:p>
          </table:table-cell>
          <table:table-cell table:style-name="ce22" office:value-type="string">
            <text:p>5430 Southpoint Plaza Way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7</text:p>
          </table:table-cell>
          <table:table-cell table:style-name="ce23" office:value-type="date" office:date-value="2012-04-04T18:31:00">
            <text:p> 04/04/2012</text:p>
          </table:table-cell>
          <table:table-cell table:style-name="ce22" office:value-type="string">
            <text:p>Cancun Mexican Margarita Bar &amp; Grill</text:p>
          </table:table-cell>
          <table:table-cell table:style-name="ce22" office:value-type="string">
            <text:p>43563</text:p>
          </table:table-cell>
          <table:table-cell table:style-name="ce22" office:value-type="string">
            <text:p>3102 Plank Rd Ste 625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8-3900</text:p>
          </table:table-cell>
          <table:table-cell table:style-name="ce23" office:value-type="date" office:date-value="2012-04-05T10:20:00">
            <text:p> 04/05/2012</text:p>
          </table:table-cell>
          <table:table-cell table:style-name="ce22" office:value-type="string">
            <text:p>Glenside Chevron</text:p>
          </table:table-cell>
          <table:table-cell table:style-name="ce22" office:value-type="string">
            <text:p>53113</text:p>
          </table:table-cell>
          <table:table-cell table:style-name="ce22" office:value-type="string">
            <text:p>5401 Glenside Dr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8-4202</text:p>
          </table:table-cell>
          <table:table-cell table:style-name="ce23" office:value-type="date" office:date-value="2012-04-05T10:27:00">
            <text:p> 04/05/2012</text:p>
          </table:table-cell>
          <table:table-cell table:style-name="ce22" office:value-type="string">
            <text:p>Hilliard Road Texaco</text:p>
          </table:table-cell>
          <table:table-cell table:style-name="ce22" office:value-type="string">
            <text:p>5260</text:p>
          </table:table-cell>
          <table:table-cell table:style-name="ce22" office:value-type="string">
            <text:p>3000 Hilliard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8-2022</text:p>
          </table:table-cell>
          <table:table-cell table:style-name="ce23" office:value-type="date" office:date-value="2012-04-05T10:38:00">
            <text:p> 04/05/2012</text:p>
          </table:table-cell>
          <table:table-cell table:style-name="ce22" office:value-type="string">
            <text:p>Target Store T 2337</text:p>
          </table:table-cell>
          <table:table-cell table:style-name="ce22" office:value-type="string">
            <text:p>48981</text:p>
          </table:table-cell>
          <table:table-cell table:style-name="ce22" office:value-type="string">
            <text:p>9001 Staples Mill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8</text:p>
          </table:table-cell>
          <table:table-cell table:style-name="ce23" office:value-type="date" office:date-value="2012-04-05T11:10:00">
            <text:p> 04/05/2012</text:p>
          </table:table-cell>
          <table:table-cell table:style-name="ce22" office:value-type="string">
            <text:p>Pho 79</text:p>
          </table:table-cell>
          <table:table-cell table:style-name="ce22" office:value-type="string">
            <text:p>26199</text:p>
          </table:table-cell>
          <table:table-cell table:style-name="ce22" office:value-type="string">
            <text:p>6909 Staples Mill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8-2109</text:p>
          </table:table-cell>
          <table:table-cell table:style-name="ce23" office:value-type="date" office:date-value="2012-04-05T11:17:00">
            <text:p> 04/05/2012</text:p>
          </table:table-cell>
          <table:table-cell table:style-name="ce22" office:value-type="string">
            <text:p>Casa Mexicana 2 LLC</text:p>
          </table:table-cell>
          <table:table-cell table:style-name="ce22" office:value-type="string">
            <text:p>67525</text:p>
          </table:table-cell>
          <table:table-cell table:style-name="ce22" office:value-type="string">
            <text:p>8800 Landmark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9</text:p>
          </table:table-cell>
          <table:table-cell table:style-name="ce23" office:value-type="date" office:date-value="2012-04-05T11:49:00">
            <text:p> 04/05/2012</text:p>
          </table:table-cell>
          <table:table-cell table:style-name="ce22" office:value-type="string">
            <text:p>Alans Exxon</text:p>
          </table:table-cell>
          <table:table-cell table:style-name="ce22" office:value-type="string">
            <text:p>28666</text:p>
          </table:table-cell>
          <table:table-cell table:style-name="ce22" office:value-type="string">
            <text:p>8800 Quioccasin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9-5535</text:p>
          </table:table-cell>
          <table:table-cell table:style-name="ce23" office:value-type="date" office:date-value="2012-04-05T11:53:00">
            <text:p> 04/05/2012</text:p>
          </table:table-cell>
          <table:table-cell table:style-name="ce22" office:value-type="string">
            <text:p>Don Pedro West</text:p>
          </table:table-cell>
          <table:table-cell table:style-name="ce22" office:value-type="string">
            <text:p>66908</text:p>
          </table:table-cell>
          <table:table-cell table:style-name="ce22" office:value-type="string">
            <text:p>8982 Quioccasin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9</text:p>
          </table:table-cell>
          <table:table-cell table:style-name="ce23" office:value-type="date" office:date-value="2012-04-05T11:57:00">
            <text:p> 04/05/2012</text:p>
          </table:table-cell>
          <table:table-cell table:style-name="ce22" office:value-type="string">
            <text:p>Regency Mart</text:p>
          </table:table-cell>
          <table:table-cell table:style-name="ce22" office:value-type="string">
            <text:p>61260</text:p>
          </table:table-cell>
          <table:table-cell table:style-name="ce22" office:value-type="string">
            <text:p>1425 Blue Jay Ln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9-7403</text:p>
          </table:table-cell>
          <table:table-cell table:style-name="ce23" office:value-type="date" office:date-value="2012-04-05T12:00:00">
            <text:p> 04/05/2012</text:p>
          </table:table-cell>
          <table:table-cell table:style-name="ce22" office:value-type="string">
            <text:p>Private Stock Cigar &amp; Wine Company</text:p>
          </table:table-cell>
          <table:table-cell table:style-name="ce22" office:value-type="string">
            <text:p>58288</text:p>
          </table:table-cell>
          <table:table-cell table:style-name="ce22" office:value-type="string">
            <text:p>435A N Ridge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8</text:p>
          </table:table-cell>
          <table:table-cell table:style-name="ce23" office:value-type="date" office:date-value="2012-04-05T13:07:00">
            <text:p> 04/05/2012</text:p>
          </table:table-cell>
          <table:table-cell table:style-name="ce22" office:value-type="string">
            <text:p>James River Clubhouse</text:p>
          </table:table-cell>
          <table:table-cell table:style-name="ce22" office:value-type="string">
            <text:p>5000</text:p>
          </table:table-cell>
          <table:table-cell table:style-name="ce22" office:value-type="string">
            <text:p>709 S Gaskins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8</text:p>
          </table:table-cell>
          <table:table-cell table:style-name="ce23" office:value-type="date" office:date-value="2012-04-05T13:21:00">
            <text:p> 04/05/2012</text:p>
          </table:table-cell>
          <table:table-cell table:style-name="ce22" office:value-type="string">
            <text:p>CVS Pharmacy # 1991</text:p>
          </table:table-cell>
          <table:table-cell table:style-name="ce22" office:value-type="string">
            <text:p>65484</text:p>
          </table:table-cell>
          <table:table-cell table:style-name="ce22" office:value-type="string">
            <text:p>11120 Patterson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8</text:p>
          </table:table-cell>
          <table:table-cell table:style-name="ce23" office:value-type="date" office:date-value="2012-04-05T13:30:00">
            <text:p> 04/05/2012</text:p>
          </table:table-cell>
          <table:table-cell table:style-name="ce22" office:value-type="string">
            <text:p>Food Lion 2634</text:p>
          </table:table-cell>
          <table:table-cell table:style-name="ce22" office:value-type="string">
            <text:p>41097</text:p>
          </table:table-cell>
          <table:table-cell table:style-name="ce22" office:value-type="string">
            <text:p>11272 Patterson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21</text:p>
          </table:table-cell>
          <table:table-cell table:style-name="ce23" office:value-type="date" office:date-value="2012-04-11T15:31:00">
            <text:p> 04/11/2012</text:p>
          </table:table-cell>
          <table:table-cell table:style-name="ce22" office:value-type="string">
            <text:p>Manor House Cafe</text:p>
          </table:table-cell>
          <table:table-cell table:style-name="ce22" office:value-type="string">
            <text:p>67054</text:p>
          </table:table-cell>
          <table:table-cell table:style-name="ce22" office:value-type="string">
            <text:p>129 Tavern Ln</text:p>
          </table:table-cell>
          <table:table-cell table:style-name="ce22" office:value-type="string">
            <text:p>Amhers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21</text:p>
          </table:table-cell>
          <table:table-cell table:style-name="ce23" office:value-type="date" office:date-value="2012-04-11T15:48:00">
            <text:p> 04/11/2012</text:p>
          </table:table-cell>
          <table:table-cell table:style-name="ce22" office:value-type="string">
            <text:p>PJs Corner</text:p>
          </table:table-cell>
          <table:table-cell table:style-name="ce22" office:value-type="string">
            <text:p>55536</text:p>
          </table:table-cell>
          <table:table-cell table:style-name="ce22" office:value-type="string">
            <text:p>102 LexingtonTpke</text:p>
          </table:table-cell>
          <table:table-cell table:style-name="ce22" office:value-type="string">
            <text:p>Amhers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21</text:p>
          </table:table-cell>
          <table:table-cell table:style-name="ce23" office:value-type="date" office:date-value="2012-04-11T15:51:00">
            <text:p> 04/11/2012</text:p>
          </table:table-cell>
          <table:table-cell table:style-name="ce22" office:value-type="string">
            <text:p>Wayne Campbell Business Home Improvement</text:p>
          </table:table-cell>
          <table:table-cell table:style-name="ce22" office:value-type="string">
            <text:p>44222</text:p>
          </table:table-cell>
          <table:table-cell table:style-name="ce22" office:value-type="string">
            <text:p>194 N Main St</text:p>
          </table:table-cell>
          <table:table-cell table:style-name="ce22" office:value-type="string">
            <text:p>Amhers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21</text:p>
          </table:table-cell>
          <table:table-cell table:style-name="ce23" office:value-type="date" office:date-value="2012-04-11T16:00:00">
            <text:p> 04/11/2012</text:p>
          </table:table-cell>
          <table:table-cell table:style-name="ce22" office:value-type="string">
            <text:p>Apple Market 3206</text:p>
          </table:table-cell>
          <table:table-cell table:style-name="ce22" office:value-type="string">
            <text:p>11856</text:p>
          </table:table-cell>
          <table:table-cell table:style-name="ce22" office:value-type="string">
            <text:p>1425 N Amherst Hwy Ste 106</text:p>
          </table:table-cell>
          <table:table-cell table:style-name="ce22" office:value-type="string">
            <text:p>Amhers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2-2707</text:p>
          </table:table-cell>
          <table:table-cell table:style-name="ce23" office:value-type="date" office:date-value="2012-04-11T16:10:00">
            <text:p> 04/11/2012</text:p>
          </table:table-cell>
          <table:table-cell table:style-name="ce22" office:value-type="string">
            <text:p>American Legion Post 16</text:p>
          </table:table-cell>
          <table:table-cell table:style-name="ce22" office:value-type="string">
            <text:p>46673</text:p>
          </table:table-cell>
          <table:table-cell table:style-name="ce22" office:value-type="string">
            <text:p>1301 Greenview Dr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95-5001</text:p>
          </table:table-cell>
          <table:table-cell table:style-name="ce23" office:value-type="date" office:date-value="2012-04-11T16:14:00">
            <text:p> 04/11/2012</text:p>
          </table:table-cell>
          <table:table-cell table:style-name="ce22" office:value-type="string">
            <text:p>Sweet Briar Catering</text:p>
          </table:table-cell>
          <table:table-cell table:style-name="ce22" office:value-type="string">
            <text:p>16702</text:p>
          </table:table-cell>
          <table:table-cell table:style-name="ce22" office:value-type="string">
            <text:p>134 Chapel Rd</text:p>
          </table:table-cell>
          <table:table-cell table:style-name="ce22" office:value-type="string">
            <text:p>Sweet Bria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72</text:p>
          </table:table-cell>
          <table:table-cell table:style-name="ce23" office:value-type="date" office:date-value="2012-04-11T16:29:00">
            <text:p> 04/11/2012</text:p>
          </table:table-cell>
          <table:table-cell table:style-name="ce22" office:value-type="string">
            <text:p>Express Lane 5</text:p>
          </table:table-cell>
          <table:table-cell table:style-name="ce22" office:value-type="string">
            <text:p>54925</text:p>
          </table:table-cell>
          <table:table-cell table:style-name="ce22" office:value-type="string">
            <text:p>4069 S Amherst Hwy</text:p>
          </table:table-cell>
          <table:table-cell table:style-name="ce22" office:value-type="string">
            <text:p>Madison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72</text:p>
          </table:table-cell>
          <table:table-cell table:style-name="ce23" office:value-type="date" office:date-value="2012-04-11T16:35:00">
            <text:p> 04/11/2012</text:p>
          </table:table-cell>
          <table:table-cell table:style-name="ce22" office:value-type="string">
            <text:p>The Store</text:p>
          </table:table-cell>
          <table:table-cell table:style-name="ce22" office:value-type="string">
            <text:p>54657</text:p>
          </table:table-cell>
          <table:table-cell table:style-name="ce22" office:value-type="string">
            <text:p>4743 S Amherst Hwy</text:p>
          </table:table-cell>
          <table:table-cell table:style-name="ce22" office:value-type="string">
            <text:p>Madison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72-2497</text:p>
          </table:table-cell>
          <table:table-cell table:style-name="ce23" office:value-type="date" office:date-value="2012-04-11T16:41:00">
            <text:p> 04/11/2012</text:p>
          </table:table-cell>
          <table:table-cell table:style-name="ce22" office:value-type="string">
            <text:p>Stop In Food Store  92</text:p>
          </table:table-cell>
          <table:table-cell table:style-name="ce22" office:value-type="string">
            <text:p>53087</text:p>
          </table:table-cell>
          <table:table-cell table:style-name="ce22" office:value-type="string">
            <text:p>4851 S Amherst Hwy</text:p>
          </table:table-cell>
          <table:table-cell table:style-name="ce22" office:value-type="string">
            <text:p>Madison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72</text:p>
          </table:table-cell>
          <table:table-cell table:style-name="ce23" office:value-type="date" office:date-value="2012-04-11T16:47:00">
            <text:p> 04/11/2012</text:p>
          </table:table-cell>
          <table:table-cell table:style-name="ce22" office:value-type="string">
            <text:p>Fuel City</text:p>
          </table:table-cell>
          <table:table-cell table:style-name="ce22" office:value-type="string">
            <text:p>35974</text:p>
          </table:table-cell>
          <table:table-cell table:style-name="ce22" office:value-type="string">
            <text:p>609 Amherst Hwy</text:p>
          </table:table-cell>
          <table:table-cell table:style-name="ce22" office:value-type="string">
            <text:p>Madison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72</text:p>
          </table:table-cell>
          <table:table-cell table:style-name="ce23" office:value-type="date" office:date-value="2012-04-11T16:58:00">
            <text:p> 04/11/2012</text:p>
          </table:table-cell>
          <table:table-cell table:style-name="ce22" office:value-type="string">
            <text:p>Du Drop In</text:p>
          </table:table-cell>
          <table:table-cell table:style-name="ce22" office:value-type="string">
            <text:p>47151</text:p>
          </table:table-cell>
          <table:table-cell table:style-name="ce22" office:value-type="string">
            <text:p>1299 Dixie Airport Rd</text:p>
          </table:table-cell>
          <table:table-cell table:style-name="ce22" office:value-type="string">
            <text:p>Madison Height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1</text:p>
          </table:table-cell>
          <table:table-cell table:style-name="ce23" office:value-type="date" office:date-value="2012-04-11T17:15:00">
            <text:p> 04/11/2012</text:p>
          </table:table-cell>
          <table:table-cell table:style-name="ce22" office:value-type="string">
            <text:p>Dash Food Mart</text:p>
          </table:table-cell>
          <table:table-cell table:style-name="ce22" office:value-type="string">
            <text:p>60044</text:p>
          </table:table-cell>
          <table:table-cell table:style-name="ce22" office:value-type="string">
            <text:p>2009 12th St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1</text:p>
          </table:table-cell>
          <table:table-cell table:style-name="ce23" office:value-type="date" office:date-value="2012-04-11T17:21:00">
            <text:p> 04/11/2012</text:p>
          </table:table-cell>
          <table:table-cell table:style-name="ce22" office:value-type="string">
            <text:p>Super Dollar Discount Foods # 2806</text:p>
          </table:table-cell>
          <table:table-cell table:style-name="ce22" office:value-type="string">
            <text:p>57269</text:p>
          </table:table-cell>
          <table:table-cell table:style-name="ce22" office:value-type="string">
            <text:p>2323 Memorial Ave Ste 1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1-2628</text:p>
          </table:table-cell>
          <table:table-cell table:style-name="ce23" office:value-type="date" office:date-value="2012-04-11T17:27:00">
            <text:p> 04/11/2012</text:p>
          </table:table-cell>
          <table:table-cell table:style-name="ce22" office:value-type="string">
            <text:p>Five Star Mart</text:p>
          </table:table-cell>
          <table:table-cell table:style-name="ce22" office:value-type="string">
            <text:p>67424</text:p>
          </table:table-cell>
          <table:table-cell table:style-name="ce22" office:value-type="string">
            <text:p>2900 Memorial Ave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1-2627</text:p>
          </table:table-cell>
          <table:table-cell table:style-name="ce23" office:value-type="date" office:date-value="2012-04-11T17:30:00">
            <text:p> 04/11/2012</text:p>
          </table:table-cell>
          <table:table-cell table:style-name="ce22" office:value-type="string">
            <text:p>Food Lion 219</text:p>
          </table:table-cell>
          <table:table-cell table:style-name="ce22" office:value-type="string">
            <text:p>9643</text:p>
          </table:table-cell>
          <table:table-cell table:style-name="ce22" office:value-type="string">
            <text:p>2909 Memorial Ave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01</text:p>
          </table:table-cell>
          <table:table-cell table:style-name="ce23" office:value-type="date" office:date-value="2012-04-11T17:40:00">
            <text:p> 04/11/2012</text:p>
          </table:table-cell>
          <table:table-cell table:style-name="ce22" office:value-type="string">
            <text:p>La Carreta Mexican Restaurant</text:p>
          </table:table-cell>
          <table:table-cell table:style-name="ce22" office:value-type="string">
            <text:p>20835</text:p>
          </table:table-cell>
          <table:table-cell table:style-name="ce22" office:value-type="string">
            <text:p>2245 Langhorne Rd</text:p>
          </table:table-cell>
          <table:table-cell table:style-name="ce22" office:value-type="string">
            <text:p>Lynch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01-4217</text:p>
          </table:table-cell>
          <table:table-cell table:style-name="ce23" office:value-type="date" office:date-value="2012-04-14T11:14:00">
            <text:p> 04/14/2012</text:p>
          </table:table-cell>
          <table:table-cell table:style-name="ce22" office:value-type="string">
            <text:p>Mylos Grill</text:p>
          </table:table-cell>
          <table:table-cell table:style-name="ce22" office:value-type="string">
            <text:p>64476</text:p>
          </table:table-cell>
          <table:table-cell table:style-name="ce22" office:value-type="string">
            <text:p>6238 Old Dominion Dr</text:p>
          </table:table-cell>
          <table:table-cell table:style-name="ce22" office:value-type="string">
            <text:p>McLe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01-4217</text:p>
          </table:table-cell>
          <table:table-cell table:style-name="ce23" office:value-type="date" office:date-value="2012-04-14T11:17:00">
            <text:p> 04/14/2012</text:p>
          </table:table-cell>
          <table:table-cell table:style-name="ce22" office:value-type="string">
            <text:p>China Kingdom</text:p>
          </table:table-cell>
          <table:table-cell table:style-name="ce22" office:value-type="string">
            <text:p>55600</text:p>
          </table:table-cell>
          <table:table-cell table:style-name="ce22" office:value-type="string">
            <text:p>6222A Old Dominion Dr</text:p>
          </table:table-cell>
          <table:table-cell table:style-name="ce22" office:value-type="string">
            <text:p>McLe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01-3806</text:p>
          </table:table-cell>
          <table:table-cell table:style-name="ce23" office:value-type="date" office:date-value="2012-04-14T11:29:00">
            <text:p> 04/14/2012</text:p>
          </table:table-cell>
          <table:table-cell table:style-name="ce22" office:value-type="string">
            <text:p>Joes Burgers</text:p>
          </table:table-cell>
          <table:table-cell table:style-name="ce22" office:value-type="string">
            <text:p>61305</text:p>
          </table:table-cell>
          <table:table-cell table:style-name="ce22" office:value-type="string">
            <text:p>6710 Old Dominion Dr</text:p>
          </table:table-cell>
          <table:table-cell table:style-name="ce22" office:value-type="string">
            <text:p>McLe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01-3715</text:p>
          </table:table-cell>
          <table:table-cell table:style-name="ce23" office:value-type="date" office:date-value="2012-04-14T11:38:00">
            <text:p> 04/14/2012</text:p>
          </table:table-cell>
          <table:table-cell table:style-name="ce22" office:value-type="string">
            <text:p>Peking Imperial  Restaurant</text:p>
          </table:table-cell>
          <table:table-cell table:style-name="ce22" office:value-type="string">
            <text:p>33283</text:p>
          </table:table-cell>
          <table:table-cell table:style-name="ce22" office:value-type="string">
            <text:p>6827 Redmond Dr</text:p>
          </table:table-cell>
          <table:table-cell table:style-name="ce22" office:value-type="string">
            <text:p>McLe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09-2808</text:p>
          </table:table-cell>
          <table:table-cell table:style-name="ce23" office:value-type="date" office:date-value="2012-04-14T13:05:00">
            <text:p> 04/14/2012</text:p>
          </table:table-cell>
          <table:table-cell table:style-name="ce22" office:value-type="string">
            <text:p>Americas Bar &amp; Grill Restaurant</text:p>
          </table:table-cell>
          <table:table-cell table:style-name="ce22" office:value-type="string">
            <text:p>62375</text:p>
          </table:table-cell>
          <table:table-cell table:style-name="ce22" office:value-type="string">
            <text:p>10611 Lomond Dr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09-2813</text:p>
          </table:table-cell>
          <table:table-cell table:style-name="ce23" office:value-type="date" office:date-value="2012-04-14T13:16:00">
            <text:p> 04/14/2012</text:p>
          </table:table-cell>
          <table:table-cell table:style-name="ce22" office:value-type="string">
            <text:p>Hard Times Cafe &amp; Cue</text:p>
          </table:table-cell>
          <table:table-cell table:style-name="ce22" office:value-type="string">
            <text:p>53579</text:p>
          </table:table-cell>
          <table:table-cell table:style-name="ce22" office:value-type="string">
            <text:p>7753 Sudley Rd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55-2119</text:p>
          </table:table-cell>
          <table:table-cell table:style-name="ce23" office:value-type="date" office:date-value="2012-04-14T13:37:00">
            <text:p> 04/14/2012</text:p>
          </table:table-cell>
          <table:table-cell table:style-name="ce22" office:value-type="string">
            <text:p>Nora</text:p>
          </table:table-cell>
          <table:table-cell table:style-name="ce22" office:value-type="string">
            <text:p>61796</text:p>
          </table:table-cell>
          <table:table-cell table:style-name="ce22" office:value-type="string">
            <text:p>14674 Lee Hwy</text:p>
          </table:table-cell>
          <table:table-cell table:style-name="ce22" office:value-type="string">
            <text:p>Gain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09-2612</text:p>
          </table:table-cell>
          <table:table-cell table:style-name="ce23" office:value-type="date" office:date-value="2012-04-14T14:12:00">
            <text:p> 04/14/2012</text:p>
          </table:table-cell>
          <table:table-cell table:style-name="ce22" office:value-type="string">
            <text:p>Chipotle Mexican Grill</text:p>
          </table:table-cell>
          <table:table-cell table:style-name="ce22" office:value-type="string">
            <text:p>51842</text:p>
          </table:table-cell>
          <table:table-cell table:style-name="ce22" office:value-type="string">
            <text:p>7311 Sudley Rd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09-3548</text:p>
          </table:table-cell>
          <table:table-cell table:style-name="ce23" office:value-type="date" office:date-value="2012-04-14T14:40:00">
            <text:p> 04/14/2012</text:p>
          </table:table-cell>
          <table:table-cell table:style-name="ce22" office:value-type="string">
            <text:p>Global Food LLC</text:p>
          </table:table-cell>
          <table:table-cell table:style-name="ce22" office:value-type="string">
            <text:p>16720</text:p>
          </table:table-cell>
          <table:table-cell table:style-name="ce22" office:value-type="string">
            <text:p>10320 Festival Ln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09-3508</text:p>
          </table:table-cell>
          <table:table-cell table:style-name="ce23" office:value-type="date" office:date-value="2012-04-14T15:11:00">
            <text:p> 04/14/2012</text:p>
          </table:table-cell>
          <table:table-cell table:style-name="ce22" office:value-type="string">
            <text:p>Whetzels Billiards</text:p>
          </table:table-cell>
          <table:table-cell table:style-name="ce22" office:value-type="string">
            <text:p>63818</text:p>
          </table:table-cell>
          <table:table-cell table:style-name="ce22" office:value-type="string">
            <text:p>8383 Sudley Rd</text:p>
          </table:table-cell>
          <table:table-cell table:style-name="ce22" office:value-type="string">
            <text:p>Manassa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</text:p>
          </table:table-cell>
          <table:table-cell table:style-name="ce23" office:value-type="date" office:date-value="2012-04-16T14:09:00">
            <text:p> 04/16/2012</text:p>
          </table:table-cell>
          <table:table-cell table:style-name="ce22" office:value-type="string">
            <text:p>El Puerto Mexican Restaurant</text:p>
          </table:table-cell>
          <table:table-cell table:style-name="ce22" office:value-type="string">
            <text:p>52618</text:p>
          </table:table-cell>
          <table:table-cell table:style-name="ce22" office:value-type="string">
            <text:p>2045 Barracks Rd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-2869</text:p>
          </table:table-cell>
          <table:table-cell table:style-name="ce23" office:value-type="date" office:date-value="2012-04-16T14:27:00">
            <text:p> 04/16/2012</text:p>
          </table:table-cell>
          <table:table-cell table:style-name="ce22" office:value-type="string">
            <text:p>Baja Bean Co Restaurante Y Cantina</text:p>
          </table:table-cell>
          <table:table-cell table:style-name="ce22" office:value-type="string">
            <text:p>55644</text:p>
          </table:table-cell>
          <table:table-cell table:style-name="ce22" office:value-type="string">
            <text:p>1327 W Main St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</text:p>
          </table:table-cell>
          <table:table-cell table:style-name="ce23" office:value-type="date" office:date-value="2012-04-16T14:34:00">
            <text:p> 04/16/2012</text:p>
          </table:table-cell>
          <table:table-cell table:style-name="ce22" office:value-type="string">
            <text:p>Courtyard Charlottesville - UVA/Medical Center</text:p>
          </table:table-cell>
          <table:table-cell table:style-name="ce22" office:value-type="string">
            <text:p>53534</text:p>
          </table:table-cell>
          <table:table-cell table:style-name="ce22" office:value-type="string">
            <text:p>1201 W Main St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03</text:p>
          </table:table-cell>
          <table:table-cell table:style-name="ce23" office:value-type="date" office:date-value="2012-04-16T15:03:00">
            <text:p> 04/16/2012</text:p>
          </table:table-cell>
          <table:table-cell table:style-name="ce22" office:value-type="string">
            <text:p>Orzo Kitchen &amp; Wine Bar</text:p>
          </table:table-cell>
          <table:table-cell table:style-name="ce22" office:value-type="string">
            <text:p>45032</text:p>
          </table:table-cell>
          <table:table-cell table:style-name="ce22" office:value-type="string">
            <text:p>416 W Main St Ste B</text:p>
          </table:table-cell>
          <table:table-cell table:style-name="ce22" office:value-type="string">
            <text:p>Charlotte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92</text:p>
          </table:table-cell>
          <table:table-cell table:style-name="ce23" office:value-type="date" office:date-value="2012-04-16T16:58:00">
            <text:p> 04/16/2012</text:p>
          </table:table-cell>
          <table:table-cell table:style-name="ce22" office:value-type="string">
            <text:p>Portofino Ristorante Italiano</text:p>
          </table:table-cell>
          <table:table-cell table:style-name="ce22" office:value-type="string">
            <text:p>62043</text:p>
          </table:table-cell>
          <table:table-cell table:style-name="ce22" office:value-type="string">
            <text:p>16618 Mountain Rd Ste L</text:p>
          </table:table-cell>
          <table:table-cell table:style-name="ce22" office:value-type="string">
            <text:p>Montpeli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05-2230</text:p>
          </table:table-cell>
          <table:table-cell table:style-name="ce23" office:value-type="date" office:date-value="2012-04-16T17:25:00">
            <text:p> 04/16/2012</text:p>
          </table:table-cell>
          <table:table-cell table:style-name="ce22" office:value-type="string">
            <text:p>Pizza Hut # 4543</text:p>
          </table:table-cell>
          <table:table-cell table:style-name="ce22" office:value-type="string">
            <text:p>54979</text:p>
          </table:table-cell>
          <table:table-cell table:style-name="ce22" office:value-type="string">
            <text:p>709 England St</text:p>
          </table:table-cell>
          <table:table-cell table:style-name="ce22" office:value-type="string">
            <text:p>Ash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05-2232</text:p>
          </table:table-cell>
          <table:table-cell table:style-name="ce23" office:value-type="date" office:date-value="2012-04-16T17:35:00">
            <text:p> 04/16/2012</text:p>
          </table:table-cell>
          <table:table-cell table:style-name="ce22" office:value-type="string">
            <text:p>Ashland Shell</text:p>
          </table:table-cell>
          <table:table-cell table:style-name="ce22" office:value-type="string">
            <text:p>7856</text:p>
          </table:table-cell>
          <table:table-cell table:style-name="ce22" office:value-type="string">
            <text:p>817 England St</text:p>
          </table:table-cell>
          <table:table-cell table:style-name="ce22" office:value-type="string">
            <text:p>Ash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47-1817</text:p>
          </table:table-cell>
          <table:table-cell table:style-name="ce23" office:value-type="date" office:date-value="2012-04-16T17:50:00">
            <text:p> 04/16/2012</text:p>
          </table:table-cell>
          <table:table-cell table:style-name="ce22" office:value-type="string">
            <text:p>Golden Deli &amp; Mart</text:p>
          </table:table-cell>
          <table:table-cell table:style-name="ce22" office:value-type="string">
            <text:p>65500</text:p>
          </table:table-cell>
          <table:table-cell table:style-name="ce22" office:value-type="string">
            <text:p>16434 Washington Hwy</text:p>
          </table:table-cell>
          <table:table-cell table:style-name="ce22" office:value-type="string">
            <text:p>Doswe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05</text:p>
          </table:table-cell>
          <table:table-cell table:style-name="ce23" office:value-type="date" office:date-value="2012-04-16T18:05:00">
            <text:p> 04/16/2012</text:p>
          </table:table-cell>
          <table:table-cell table:style-name="ce22" office:value-type="string">
            <text:p>Islamorada Fish Company</text:p>
          </table:table-cell>
          <table:table-cell table:style-name="ce22" office:value-type="string">
            <text:p>53771</text:p>
          </table:table-cell>
          <table:table-cell table:style-name="ce22" office:value-type="string">
            <text:p>11550 N Lakeridge Pkwy</text:p>
          </table:table-cell>
          <table:table-cell table:style-name="ce22" office:value-type="string">
            <text:p>Ash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05</text:p>
          </table:table-cell>
          <table:table-cell table:style-name="ce23" office:value-type="date" office:date-value="2012-04-16T18:23:00">
            <text:p> 04/16/2012</text:p>
          </table:table-cell>
          <table:table-cell table:style-name="ce22" office:value-type="string">
            <text:p>Jade Chinese Restaurant</text:p>
          </table:table-cell>
          <table:table-cell table:style-name="ce22" office:value-type="string">
            <text:p>52497</text:p>
          </table:table-cell>
          <table:table-cell table:style-name="ce22" office:value-type="string">
            <text:p>10180 Lakeridge Pkwy</text:p>
          </table:table-cell>
          <table:table-cell table:style-name="ce22" office:value-type="string">
            <text:p>Ash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05-7939</text:p>
          </table:table-cell>
          <table:table-cell table:style-name="ce23" office:value-type="date" office:date-value="2012-04-16T18:28:00">
            <text:p> 04/16/2012</text:p>
          </table:table-cell>
          <table:table-cell table:style-name="ce22" office:value-type="string">
            <text:p>China Star Restaurant</text:p>
          </table:table-cell>
          <table:table-cell table:style-name="ce22" office:value-type="string">
            <text:p>55275</text:p>
          </table:table-cell>
          <table:table-cell table:style-name="ce22" office:value-type="string">
            <text:p>9531 Kings Charter Dr</text:p>
          </table:table-cell>
          <table:table-cell table:style-name="ce22" office:value-type="string">
            <text:p>Ash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05-3436</text:p>
          </table:table-cell>
          <table:table-cell table:style-name="ce23" office:value-type="date" office:date-value="2012-04-16T18:40:00">
            <text:p> 04/16/2012</text:p>
          </table:table-cell>
          <table:table-cell table:style-name="ce22" office:value-type="string">
            <text:p>Glory Mart</text:p>
          </table:table-cell>
          <table:table-cell table:style-name="ce22" office:value-type="string">
            <text:p>39585</text:p>
          </table:table-cell>
          <table:table-cell table:style-name="ce22" office:value-type="string">
            <text:p>11247 Air Park Rd</text:p>
          </table:table-cell>
          <table:table-cell table:style-name="ce22" office:value-type="string">
            <text:p>Ash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6</text:p>
          </table:table-cell>
          <table:table-cell table:style-name="ce23" office:value-type="date" office:date-value="2012-04-16T19:01:00">
            <text:p> 04/16/2012</text:p>
          </table:table-cell>
          <table:table-cell table:style-name="ce22" office:value-type="string">
            <text:p>Pad Thai Restaurant</text:p>
          </table:table-cell>
          <table:table-cell table:style-name="ce22" office:value-type="string">
            <text:p>40917</text:p>
          </table:table-cell>
          <table:table-cell table:style-name="ce22" office:value-type="string">
            <text:p>8460 Meadowbridge Rd</text:p>
          </table:table-cell>
          <table:table-cell table:style-name="ce22" office:value-type="string">
            <text:p>Mechanic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6-3860</text:p>
          </table:table-cell>
          <table:table-cell table:style-name="ce23" office:value-type="date" office:date-value="2012-04-16T19:12:00">
            <text:p> 04/16/2012</text:p>
          </table:table-cell>
          <table:table-cell table:style-name="ce22" office:value-type="string">
            <text:p>Pole Green Miller Mart</text:p>
          </table:table-cell>
          <table:table-cell table:style-name="ce22" office:value-type="string">
            <text:p>62266</text:p>
          </table:table-cell>
          <table:table-cell table:style-name="ce22" office:value-type="string">
            <text:p>7431 Pole Green Rd</text:p>
          </table:table-cell>
          <table:table-cell table:style-name="ce22" office:value-type="string">
            <text:p>Mechanic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1</text:p>
          </table:table-cell>
          <table:table-cell table:style-name="ce23" office:value-type="date" office:date-value="2012-04-16T19:26:00">
            <text:p> 04/16/2012</text:p>
          </table:table-cell>
          <table:table-cell table:style-name="ce22" office:value-type="string">
            <text:p>BJs Wholesale Club 139</text:p>
          </table:table-cell>
          <table:table-cell table:style-name="ce22" office:value-type="string">
            <text:p>17396</text:p>
          </table:table-cell>
          <table:table-cell table:style-name="ce22" office:value-type="string">
            <text:p>7260 Bell Creek Rd</text:p>
          </table:table-cell>
          <table:table-cell table:style-name="ce22" office:value-type="string">
            <text:p>Mechanic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1</text:p>
          </table:table-cell>
          <table:table-cell table:style-name="ce23" office:value-type="date" office:date-value="2012-04-16T20:30:00">
            <text:p> 04/16/2012</text:p>
          </table:table-cell>
          <table:table-cell table:style-name="ce22" office:value-type="string">
            <text:p>CVS Pharmacy # 1980</text:p>
          </table:table-cell>
          <table:table-cell table:style-name="ce22" office:value-type="string">
            <text:p>62941</text:p>
          </table:table-cell>
          <table:table-cell table:style-name="ce22" office:value-type="string">
            <text:p>7048 Mechanicsville Tpke</text:p>
          </table:table-cell>
          <table:table-cell table:style-name="ce22" office:value-type="string">
            <text:p>Mechanic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1-6276</text:p>
          </table:table-cell>
          <table:table-cell table:style-name="ce23" office:value-type="date" office:date-value="2012-04-17T17:40:00">
            <text:p> 04/17/2012</text:p>
          </table:table-cell>
          <table:table-cell table:style-name="ce22" office:value-type="string">
            <text:p>West Store</text:p>
          </table:table-cell>
          <table:table-cell table:style-name="ce22" office:value-type="string">
            <text:p>19275</text:p>
          </table:table-cell>
          <table:table-cell table:style-name="ce22" office:value-type="string">
            <text:p>4225 Mechanicsville Tpke</text:p>
          </table:table-cell>
          <table:table-cell table:style-name="ce22" office:value-type="string">
            <text:p>Mechanic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3-1343</text:p>
          </table:table-cell>
          <table:table-cell table:style-name="ce23" office:value-type="date" office:date-value="2012-04-17T18:02:00">
            <text:p> 04/17/2012</text:p>
          </table:table-cell>
          <table:table-cell table:style-name="ce22" office:value-type="string">
            <text:p>Tonys Market</text:p>
          </table:table-cell>
          <table:table-cell table:style-name="ce22" office:value-type="string">
            <text:p>48557</text:p>
          </table:table-cell>
          <table:table-cell table:style-name="ce22" office:value-type="string">
            <text:p>3714 Mechanicsville Tpke Ste A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5-4818</text:p>
          </table:table-cell>
          <table:table-cell table:style-name="ce23" office:value-type="date" office:date-value="2012-04-17T18:25:00">
            <text:p> 04/17/2012</text:p>
          </table:table-cell>
          <table:table-cell table:style-name="ce22" office:value-type="string">
            <text:p>Total Wine &amp; More</text:p>
          </table:table-cell>
          <table:table-cell table:style-name="ce22" office:value-type="string">
            <text:p>7674</text:p>
          </table:table-cell>
          <table:table-cell table:style-name="ce22" office:value-type="string">
            <text:p>10040 Robious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5-4814</text:p>
          </table:table-cell>
          <table:table-cell table:style-name="ce23" office:value-type="date" office:date-value="2012-04-17T18:46:00">
            <text:p> 04/17/2012</text:p>
          </table:table-cell>
          <table:table-cell table:style-name="ce22" office:value-type="string">
            <text:p>Ruchee Indian Restaurant</text:p>
          </table:table-cell>
          <table:table-cell table:style-name="ce22" office:value-type="string">
            <text:p>47150</text:p>
          </table:table-cell>
          <table:table-cell table:style-name="ce22" office:value-type="string">
            <text:p>9930 Midlothian Tpk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5-4816</text:p>
          </table:table-cell>
          <table:table-cell table:style-name="ce23" office:value-type="date" office:date-value="2012-04-17T18:52:00">
            <text:p> 04/17/2012</text:p>
          </table:table-cell>
          <table:table-cell table:style-name="ce22" office:value-type="string">
            <text:p>7 Eleven Store 16666 B</text:p>
          </table:table-cell>
          <table:table-cell table:style-name="ce22" office:value-type="string">
            <text:p>62426</text:p>
          </table:table-cell>
          <table:table-cell table:style-name="ce22" office:value-type="string">
            <text:p>10030 Midlothian Tpk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3</text:p>
          </table:table-cell>
          <table:table-cell table:style-name="ce23" office:value-type="date" office:date-value="2012-04-17T19:08:00">
            <text:p> 04/17/2012</text:p>
          </table:table-cell>
          <table:table-cell table:style-name="ce22" office:value-type="string">
            <text:p>Pescados</text:p>
          </table:table-cell>
          <table:table-cell table:style-name="ce22" office:value-type="string">
            <text:p>26581</text:p>
          </table:table-cell>
          <table:table-cell table:style-name="ce22" office:value-type="string">
            <text:p>13126 Midlothian Tpke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3</text:p>
          </table:table-cell>
          <table:table-cell table:style-name="ce23" office:value-type="date" office:date-value="2012-04-17T19:14:00">
            <text:p> 04/17/2012</text:p>
          </table:table-cell>
          <table:table-cell table:style-name="ce22" office:value-type="string">
            <text:p>Caddys Inc</text:p>
          </table:table-cell>
          <table:table-cell table:style-name="ce22" office:value-type="string">
            <text:p>9118</text:p>
          </table:table-cell>
          <table:table-cell table:style-name="ce22" office:value-type="string">
            <text:p>13312 Midlothian Tpke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3</text:p>
          </table:table-cell>
          <table:table-cell table:style-name="ce23" office:value-type="date" office:date-value="2012-04-17T19:30:00">
            <text:p> 04/17/2012</text:p>
          </table:table-cell>
          <table:table-cell table:style-name="ce22" office:value-type="string">
            <text:p>Asia Delight</text:p>
          </table:table-cell>
          <table:table-cell table:style-name="ce22" office:value-type="string">
            <text:p>63043</text:p>
          </table:table-cell>
          <table:table-cell table:style-name="ce22" office:value-type="string">
            <text:p>13555 Midlothian Tpke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3-6523</text:p>
          </table:table-cell>
          <table:table-cell table:style-name="ce23" office:value-type="date" office:date-value="2012-04-17T19:41:00">
            <text:p> 04/17/2012</text:p>
          </table:table-cell>
          <table:table-cell table:style-name="ce22" office:value-type="string">
            <text:p>Kroger # 523</text:p>
          </table:table-cell>
          <table:table-cell table:style-name="ce22" office:value-type="string">
            <text:p>44900</text:p>
          </table:table-cell>
          <table:table-cell table:style-name="ce22" office:value-type="string">
            <text:p>14101 Midlothian Tpke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4</text:p>
          </table:table-cell>
          <table:table-cell table:style-name="ce23" office:value-type="date" office:date-value="2012-04-17T19:52:00">
            <text:p> 04/17/2012</text:p>
          </table:table-cell>
          <table:table-cell table:style-name="ce22" office:value-type="string">
            <text:p>Capital Ale House</text:p>
          </table:table-cell>
          <table:table-cell table:style-name="ce22" office:value-type="string">
            <text:p>51004</text:p>
          </table:table-cell>
          <table:table-cell table:style-name="ce22" office:value-type="string">
            <text:p>13831 Village Place Dr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3-1193</text:p>
          </table:table-cell>
          <table:table-cell table:style-name="ce23" office:value-type="date" office:date-value="2012-04-17T20:42:00">
            <text:p> 04/17/2012</text:p>
          </table:table-cell>
          <table:table-cell table:style-name="ce22" office:value-type="string">
            <text:p>Seasonings Fine Catering &amp; Event Planning</text:p>
          </table:table-cell>
          <table:table-cell table:style-name="ce22" office:value-type="string">
            <text:p>32784</text:p>
          </table:table-cell>
          <table:table-cell table:style-name="ce22" office:value-type="string">
            <text:p>11400 W Huguenot Rd Ste 109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</text:p>
          </table:table-cell>
          <table:table-cell table:style-name="ce23" office:value-type="date" office:date-value="2012-04-20T15:30:00">
            <text:p> 04/20/2012</text:p>
          </table:table-cell>
          <table:table-cell table:style-name="ce22" office:value-type="string">
            <text:p>Fortune Garden</text:p>
          </table:table-cell>
          <table:table-cell table:style-name="ce22" office:value-type="string">
            <text:p>59027</text:p>
          </table:table-cell>
          <table:table-cell table:style-name="ce22" office:value-type="string">
            <text:p>2129 General Booth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</text:p>
          </table:table-cell>
          <table:table-cell table:style-name="ce23" office:value-type="date" office:date-value="2012-04-20T16:45:00">
            <text:p> 04/20/2012</text:p>
          </table:table-cell>
          <table:table-cell table:style-name="ce22" office:value-type="string">
            <text:p>Rudees On The Inlet</text:p>
          </table:table-cell>
          <table:table-cell table:style-name="ce22" office:value-type="string">
            <text:p>42548</text:p>
          </table:table-cell>
          <table:table-cell table:style-name="ce22" office:value-type="string">
            <text:p>227 Mediterranean Ave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</text:p>
          </table:table-cell>
          <table:table-cell table:style-name="ce23" office:value-type="date" office:date-value="2012-04-20T17:50:00">
            <text:p> 04/20/2012</text:p>
          </table:table-cell>
          <table:table-cell table:style-name="ce22" office:value-type="string">
            <text:p>Swell</text:p>
          </table:table-cell>
          <table:table-cell table:style-name="ce22" office:value-type="string">
            <text:p>67971</text:p>
          </table:table-cell>
          <table:table-cell table:style-name="ce22" office:value-type="string">
            <text:p>2181 Upton Dr Ste 400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4-7012</text:p>
          </table:table-cell>
          <table:table-cell table:style-name="ce23" office:value-type="date" office:date-value="2012-04-20T17:55:00">
            <text:p> 04/20/2012</text:p>
          </table:table-cell>
          <table:table-cell table:style-name="ce22" office:value-type="string">
            <text:p>Conklins Irish Rover</text:p>
          </table:table-cell>
          <table:table-cell table:style-name="ce22" office:value-type="string">
            <text:p>67244</text:p>
          </table:table-cell>
          <table:table-cell table:style-name="ce22" office:value-type="string">
            <text:p>2181 Uptons Dr Ste 420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7-6360</text:p>
          </table:table-cell>
          <table:table-cell table:style-name="ce23" office:value-type="date" office:date-value="2012-04-21T10:25:00">
            <text:p> 04/21/2012</text:p>
          </table:table-cell>
          <table:table-cell table:style-name="ce22" office:value-type="string">
            <text:p>Bowie Market</text:p>
          </table:table-cell>
          <table:table-cell table:style-name="ce22" office:value-type="string">
            <text:p>51269</text:p>
          </table:table-cell>
          <table:table-cell table:style-name="ce22" office:value-type="string">
            <text:p>663 Ivy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7</text:p>
          </table:table-cell>
          <table:table-cell table:style-name="ce23" office:value-type="date" office:date-value="2012-04-21T10:29:00">
            <text:p> 04/21/2012</text:p>
          </table:table-cell>
          <table:table-cell table:style-name="ce22" office:value-type="string">
            <text:p>Speedy Mart</text:p>
          </table:table-cell>
          <table:table-cell table:style-name="ce22" office:value-type="string">
            <text:p>29313</text:p>
          </table:table-cell>
          <table:table-cell table:style-name="ce22" office:value-type="string">
            <text:p>1904C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7-4623</text:p>
          </table:table-cell>
          <table:table-cell table:style-name="ce23" office:value-type="date" office:date-value="2012-04-21T10:30:00">
            <text:p> 04/21/2012</text:p>
          </table:table-cell>
          <table:table-cell table:style-name="ce22" office:value-type="string">
            <text:p>Night &amp; Day Super Market</text:p>
          </table:table-cell>
          <table:table-cell table:style-name="ce22" office:value-type="string">
            <text:p>72827</text:p>
          </table:table-cell>
          <table:table-cell table:style-name="ce22" office:value-type="string">
            <text:p>2209 Wickham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7-5511</text:p>
          </table:table-cell>
          <table:table-cell table:style-name="ce23" office:value-type="date" office:date-value="2012-04-21T10:43:00">
            <text:p> 04/21/2012</text:p>
          </table:table-cell>
          <table:table-cell table:style-name="ce22" office:value-type="string">
            <text:p>Green City Market</text:p>
          </table:table-cell>
          <table:table-cell table:style-name="ce22" office:value-type="string">
            <text:p>7286</text:p>
          </table:table-cell>
          <table:table-cell table:style-name="ce22" office:value-type="string">
            <text:p>2001 25th St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5-2630</text:p>
          </table:table-cell>
          <table:table-cell table:style-name="ce23" office:value-type="date" office:date-value="2012-04-21T11:05:00">
            <text:p> 04/21/2012</text:p>
          </table:table-cell>
          <table:table-cell table:style-name="ce22" office:value-type="string">
            <text:p>A &amp; S Food Mart</text:p>
          </table:table-cell>
          <table:table-cell table:style-name="ce22" office:value-type="string">
            <text:p>58977</text:p>
          </table:table-cell>
          <table:table-cell table:style-name="ce22" office:value-type="string">
            <text:p>5501 Marshall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7-2946</text:p>
          </table:table-cell>
          <table:table-cell table:style-name="ce23" office:value-type="date" office:date-value="2012-04-21T11:10:00">
            <text:p> 04/21/2012</text:p>
          </table:table-cell>
          <table:table-cell table:style-name="ce22" office:value-type="string">
            <text:p>7 Eleven Store 2516 25596 H</text:p>
          </table:table-cell>
          <table:table-cell table:style-name="ce22" office:value-type="string">
            <text:p>37397</text:p>
          </table:table-cell>
          <table:table-cell table:style-name="ce22" office:value-type="string">
            <text:p>3600 Washingt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5</text:p>
          </table:table-cell>
          <table:table-cell table:style-name="ce23" office:value-type="date" office:date-value="2012-04-21T11:25:00">
            <text:p> 04/21/2012</text:p>
          </table:table-cell>
          <table:table-cell table:style-name="ce22" office:value-type="string">
            <text:p>Chatter Box Restaurant and Lounge</text:p>
          </table:table-cell>
          <table:table-cell table:style-name="ce22" office:value-type="string">
            <text:p>68832</text:p>
          </table:table-cell>
          <table:table-cell table:style-name="ce22" office:value-type="string">
            <text:p>6128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1-1512</text:p>
          </table:table-cell>
          <table:table-cell table:style-name="ce23" office:value-type="date" office:date-value="2012-04-21T11:28:00">
            <text:p> 04/21/2012</text:p>
          </table:table-cell>
          <table:table-cell table:style-name="ce22" office:value-type="string">
            <text:p>7 Eleven Store 2516 10841 H</text:p>
          </table:table-cell>
          <table:table-cell table:style-name="ce22" office:value-type="string">
            <text:p>6415</text:p>
          </table:table-cell>
          <table:table-cell table:style-name="ce22" office:value-type="string">
            <text:p>744 J Clyde Morris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1-1833</text:p>
          </table:table-cell>
          <table:table-cell table:style-name="ce23" office:value-type="date" office:date-value="2012-04-21T11:35:00">
            <text:p> 04/21/2012</text:p>
          </table:table-cell>
          <table:table-cell table:style-name="ce22" office:value-type="string">
            <text:p>El Mariachi Mexican Restaurant</text:p>
          </table:table-cell>
          <table:table-cell table:style-name="ce22" office:value-type="string">
            <text:p>60238</text:p>
          </table:table-cell>
          <table:table-cell table:style-name="ce22" office:value-type="string">
            <text:p>660 J Clyde Morris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6</text:p>
          </table:table-cell>
          <table:table-cell table:style-name="ce23" office:value-type="date" office:date-value="2012-04-21T11:50:00">
            <text:p> 04/21/2012</text:p>
          </table:table-cell>
          <table:table-cell table:style-name="ce22" office:value-type="string">
            <text:p>Omni Newport News Hotel</text:p>
          </table:table-cell>
          <table:table-cell table:style-name="ce22" office:value-type="string">
            <text:p>11453</text:p>
          </table:table-cell>
          <table:table-cell table:style-name="ce22" office:value-type="string">
            <text:p>1000 Omni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6</text:p>
          </table:table-cell>
          <table:table-cell table:style-name="ce23" office:value-type="date" office:date-value="2012-04-21T12:01:00">
            <text:p> 04/21/2012</text:p>
          </table:table-cell>
          <table:table-cell table:style-name="ce22" office:value-type="string">
            <text:p>First Ladies Tea Parlor LLC</text:p>
          </table:table-cell>
          <table:table-cell table:style-name="ce22" office:value-type="string">
            <text:p>67451</text:p>
          </table:table-cell>
          <table:table-cell table:style-name="ce22" office:value-type="string">
            <text:p>2170 William Stynn Squar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5</text:p>
          </table:table-cell>
          <table:table-cell table:style-name="ce23" office:value-type="date" office:date-value="2012-04-21T14:25:00">
            <text:p> 04/21/2012</text:p>
          </table:table-cell>
          <table:table-cell table:style-name="ce22" office:value-type="string">
            <text:p>Sleepy Hole Golf Course</text:p>
          </table:table-cell>
          <table:table-cell table:style-name="ce22" office:value-type="string">
            <text:p>32898</text:p>
          </table:table-cell>
          <table:table-cell table:style-name="ce22" office:value-type="string">
            <text:p>4700 Sleepy Hole Rd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5</text:p>
          </table:table-cell>
          <table:table-cell table:style-name="ce23" office:value-type="date" office:date-value="2012-04-21T15:12:00">
            <text:p> 04/21/2012</text:p>
          </table:table-cell>
          <table:table-cell table:style-name="ce22" office:value-type="string">
            <text:p>Cogans Pizza</text:p>
          </table:table-cell>
          <table:table-cell table:style-name="ce22" office:value-type="string">
            <text:p>39663</text:p>
          </table:table-cell>
          <table:table-cell table:style-name="ce22" office:value-type="string">
            <text:p>5860 Harbour View Blvd Ste A8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5</text:p>
          </table:table-cell>
          <table:table-cell table:style-name="ce23" office:value-type="date" office:date-value="2012-04-21T15:14:00">
            <text:p> 04/21/2012</text:p>
          </table:table-cell>
          <table:table-cell table:style-name="ce22" office:value-type="string">
            <text:p>The Broken Egg Bistro</text:p>
          </table:table-cell>
          <table:table-cell table:style-name="ce22" office:value-type="string">
            <text:p>64357</text:p>
          </table:table-cell>
          <table:table-cell table:style-name="ce22" office:value-type="string">
            <text:p>5860 Harbour View Blvd Ste B9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5</text:p>
          </table:table-cell>
          <table:table-cell table:style-name="ce23" office:value-type="date" office:date-value="2012-04-21T15:18:00">
            <text:p> 04/21/2012</text:p>
          </table:table-cell>
          <table:table-cell table:style-name="ce22" office:value-type="string">
            <text:p>River Stone Chophouse</text:p>
          </table:table-cell>
          <table:table-cell table:style-name="ce22" office:value-type="string">
            <text:p>50091</text:p>
          </table:table-cell>
          <table:table-cell table:style-name="ce22" office:value-type="string">
            <text:p>8032 Harbour View Blvd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46-4308</text:p>
          </table:table-cell>
          <table:table-cell table:style-name="ce23" office:value-type="date" office:date-value="2012-04-21T15:27:00">
            <text:p> 04/21/2012</text:p>
          </table:table-cell>
          <table:table-cell table:style-name="ce22" office:value-type="string">
            <text:p>600 Market</text:p>
          </table:table-cell>
          <table:table-cell table:style-name="ce22" office:value-type="string">
            <text:p>50022</text:p>
          </table:table-cell>
          <table:table-cell table:style-name="ce22" office:value-type="string">
            <text:p>20236 Frog Level Rd</text:p>
          </table:table-cell>
          <table:table-cell table:style-name="ce22" office:value-type="string">
            <text:p>Ruther G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5-2660</text:p>
          </table:table-cell>
          <table:table-cell table:style-name="ce23" office:value-type="date" office:date-value="2012-04-21T15:45:00">
            <text:p> 04/21/2012</text:p>
          </table:table-cell>
          <table:table-cell table:style-name="ce22" office:value-type="string">
            <text:p>Applebees Neighborhood Grill &amp; Bar</text:p>
          </table:table-cell>
          <table:table-cell table:style-name="ce22" office:value-type="string">
            <text:p>50461</text:p>
          </table:table-cell>
          <table:table-cell table:style-name="ce22" office:value-type="string">
            <text:p>103 Lake View Pkwy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4</text:p>
          </table:table-cell>
          <table:table-cell table:style-name="ce23" office:value-type="date" office:date-value="2012-04-21T16:12:00">
            <text:p> 04/21/2012</text:p>
          </table:table-cell>
          <table:table-cell table:style-name="ce22" office:value-type="string">
            <text:p>Neighborhood Super Market</text:p>
          </table:table-cell>
          <table:table-cell table:style-name="ce22" office:value-type="string">
            <text:p>55674</text:p>
          </table:table-cell>
          <table:table-cell table:style-name="ce22" office:value-type="string">
            <text:p>131 Wellons St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4</text:p>
          </table:table-cell>
          <table:table-cell table:style-name="ce23" office:value-type="date" office:date-value="2012-04-21T16:18:00">
            <text:p> 04/21/2012</text:p>
          </table:table-cell>
          <table:table-cell table:style-name="ce22" office:value-type="string">
            <text:p>LEL Golf Management Inc</text:p>
          </table:table-cell>
          <table:table-cell table:style-name="ce22" office:value-type="string">
            <text:p>67968</text:p>
          </table:table-cell>
          <table:table-cell table:style-name="ce22" office:value-type="string">
            <text:p>1227 Holland Rd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4-4321</text:p>
          </table:table-cell>
          <table:table-cell table:style-name="ce23" office:value-type="date" office:date-value="2012-04-21T16:27:00">
            <text:p> 04/21/2012</text:p>
          </table:table-cell>
          <table:table-cell table:style-name="ce22" office:value-type="string">
            <text:p>Applebees Neighborhood Grill &amp; Bar</text:p>
          </table:table-cell>
          <table:table-cell table:style-name="ce22" office:value-type="string">
            <text:p>50402</text:p>
          </table:table-cell>
          <table:table-cell table:style-name="ce22" office:value-type="string">
            <text:p>1206 N Main St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4-8298</text:p>
          </table:table-cell>
          <table:table-cell table:style-name="ce23" office:value-type="date" office:date-value="2012-04-21T16:33:00">
            <text:p> 04/21/2012</text:p>
          </table:table-cell>
          <table:table-cell table:style-name="ce22" office:value-type="string">
            <text:p>Iron Chef</text:p>
          </table:table-cell>
          <table:table-cell table:style-name="ce22" office:value-type="string">
            <text:p>64529</text:p>
          </table:table-cell>
          <table:table-cell table:style-name="ce22" office:value-type="string">
            <text:p>1024 Centerbrooke Ln Ste B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4-8291</text:p>
          </table:table-cell>
          <table:table-cell table:style-name="ce23" office:value-type="date" office:date-value="2012-04-21T16:36:00">
            <text:p> 04/21/2012</text:p>
          </table:table-cell>
          <table:table-cell table:style-name="ce22" office:value-type="string">
            <text:p>Santa Fe Grill Authentic Mexican Cuisine</text:p>
          </table:table-cell>
          <table:table-cell table:style-name="ce22" office:value-type="string">
            <text:p>38446</text:p>
          </table:table-cell>
          <table:table-cell table:style-name="ce22" office:value-type="string">
            <text:p>1024 Centerbrooke Ln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4-8037</text:p>
          </table:table-cell>
          <table:table-cell table:style-name="ce23" office:value-type="date" office:date-value="2012-04-21T16:47:00">
            <text:p> 04/21/2012</text:p>
          </table:table-cell>
          <table:table-cell table:style-name="ce22" office:value-type="string">
            <text:p>Ruby Tuesday</text:p>
          </table:table-cell>
          <table:table-cell table:style-name="ce22" office:value-type="string">
            <text:p>41264</text:p>
          </table:table-cell>
          <table:table-cell table:style-name="ce22" office:value-type="string">
            <text:p>2757 Godwin Blvd</text:p>
          </table:table-cell>
          <table:table-cell table:style-name="ce22" office:value-type="string">
            <text:p>Suf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</text:p>
          </table:table-cell>
          <table:table-cell table:style-name="ce23" office:value-type="date" office:date-value="2012-04-21T18:00:00">
            <text:p> 04/21/2012</text:p>
          </table:table-cell>
          <table:table-cell table:style-name="ce22" office:value-type="string">
            <text:p>FW Sullivans Old Town Bar &amp; Grille</text:p>
          </table:table-cell>
          <table:table-cell table:style-name="ce22" office:value-type="string">
            <text:p>78467</text:p>
          </table:table-cell>
          <table:table-cell table:style-name="ce22" office:value-type="string">
            <text:p>407 409 William St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7-4624</text:p>
          </table:table-cell>
          <table:table-cell table:style-name="ce23" office:value-type="date" office:date-value="2012-04-24T17:00:00">
            <text:p> 04/24/2012</text:p>
          </table:table-cell>
          <table:table-cell table:style-name="ce22" office:value-type="string">
            <text:p>Chesterfield Lodge 1980 LOOM</text:p>
          </table:table-cell>
          <table:table-cell table:style-name="ce22" office:value-type="string">
            <text:p>6126</text:p>
          </table:table-cell>
          <table:table-cell table:style-name="ce22" office:value-type="string">
            <text:p>9500 Jefferson Davis Hwy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2-4928</text:p>
          </table:table-cell>
          <table:table-cell table:style-name="ce23" office:value-type="date" office:date-value="2012-04-24T19:49:00">
            <text:p> 04/24/2012</text:p>
          </table:table-cell>
          <table:table-cell table:style-name="ce22" office:value-type="string">
            <text:p>The Boathouse At Sunday Park</text:p>
          </table:table-cell>
          <table:table-cell table:style-name="ce22" office:value-type="string">
            <text:p>47223</text:p>
          </table:table-cell>
          <table:table-cell table:style-name="ce22" office:value-type="string">
            <text:p>4602 Millridge Pkwy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2-2162</text:p>
          </table:table-cell>
          <table:table-cell table:style-name="ce23" office:value-type="date" office:date-value="2012-04-24T20:13:00">
            <text:p> 04/24/2012</text:p>
          </table:table-cell>
          <table:table-cell table:style-name="ce22" office:value-type="string">
            <text:p>The Desserterie</text:p>
          </table:table-cell>
          <table:table-cell table:style-name="ce22" office:value-type="string">
            <text:p>50879</text:p>
          </table:table-cell>
          <table:table-cell table:style-name="ce22" office:value-type="string">
            <text:p>6161 Harbourside Center Loop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32</text:p>
          </table:table-cell>
          <table:table-cell table:style-name="ce23" office:value-type="date" office:date-value="2012-04-24T20:22:00">
            <text:p> 04/24/2012</text:p>
          </table:table-cell>
          <table:table-cell table:style-name="ce22" office:value-type="string">
            <text:p>LongHorn Steakhouse # 5342</text:p>
          </table:table-cell>
          <table:table-cell table:style-name="ce22" office:value-type="string">
            <text:p>56884</text:p>
          </table:table-cell>
          <table:table-cell table:style-name="ce22" office:value-type="string">
            <text:p>14500 Hancock Village St</text:p>
          </table:table-cell>
          <table:table-cell table:style-name="ce22" office:value-type="string">
            <text:p>Chester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5-2640</text:p>
          </table:table-cell>
          <table:table-cell table:style-name="ce23" office:value-type="date" office:date-value="2012-04-24T20:48:00">
            <text:p> 04/24/2012</text:p>
          </table:table-cell>
          <table:table-cell table:style-name="ce22" office:value-type="string">
            <text:p>7 Eleven Store 11058 A</text:p>
          </table:table-cell>
          <table:table-cell table:style-name="ce22" office:value-type="string">
            <text:p>67856</text:p>
          </table:table-cell>
          <table:table-cell table:style-name="ce22" office:value-type="string">
            <text:p>6209 Jahnke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30</text:p>
          </table:table-cell>
          <table:table-cell table:style-name="ce23" office:value-type="date" office:date-value="2012-04-26T12:00:00">
            <text:p> 04/26/2012</text:p>
          </table:table-cell>
          <table:table-cell table:style-name="ce22" office:value-type="string">
            <text:p>Blue Heron Restaurant The</text:p>
          </table:table-cell>
          <table:table-cell table:style-name="ce22" office:value-type="string">
            <text:p>41449</text:p>
          </table:table-cell>
          <table:table-cell table:style-name="ce22" office:value-type="string">
            <text:p>9100 Wilcox Neck Rd</text:p>
          </table:table-cell>
          <table:table-cell table:style-name="ce22" office:value-type="string">
            <text:p>Charles Cit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42-8608</text:p>
          </table:table-cell>
          <table:table-cell table:style-name="ce23" office:value-type="date" office:date-value="2012-04-26T12:45:00">
            <text:p> 04/26/2012</text:p>
          </table:table-cell>
          <table:table-cell table:style-name="ce22" office:value-type="string">
            <text:p>Newville Country Store</text:p>
          </table:table-cell>
          <table:table-cell table:style-name="ce22" office:value-type="string">
            <text:p>20966</text:p>
          </table:table-cell>
          <table:table-cell table:style-name="ce22" office:value-type="string">
            <text:p>14601 Pole Run Rd</text:p>
          </table:table-cell>
          <table:table-cell table:style-name="ce22" office:value-type="string">
            <text:p>Disputant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1-1931</text:p>
          </table:table-cell>
          <table:table-cell table:style-name="ce23" office:value-type="date" office:date-value="2012-04-26T15:06:00">
            <text:p> 04/26/2012</text:p>
          </table:table-cell>
          <table:table-cell table:style-name="ce22" office:value-type="string">
            <text:p>CVS Pharmacy # 1399</text:p>
          </table:table-cell>
          <table:table-cell table:style-name="ce22" office:value-type="string">
            <text:p>62868</text:p>
          </table:table-cell>
          <table:table-cell table:style-name="ce22" office:value-type="string">
            <text:p>3053 Nutley St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</text:p>
          </table:table-cell>
          <table:table-cell table:style-name="ce23" office:value-type="date" office:date-value="2012-04-26T15:27:00">
            <text:p> 04/26/2012</text:p>
          </table:table-cell>
          <table:table-cell table:style-name="ce22" office:value-type="string">
            <text:p>Airport Texaco</text:p>
          </table:table-cell>
          <table:table-cell table:style-name="ce22" office:value-type="string">
            <text:p>43734</text:p>
          </table:table-cell>
          <table:table-cell table:style-name="ce22" office:value-type="string">
            <text:p>1131 S Boston Rd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-3725</text:p>
          </table:table-cell>
          <table:table-cell table:style-name="ce23" office:value-type="date" office:date-value="2012-04-26T16:37:00">
            <text:p> 04/26/2012</text:p>
          </table:table-cell>
          <table:table-cell table:style-name="ce22" office:value-type="string">
            <text:p>Georges Market 2</text:p>
          </table:table-cell>
          <table:table-cell table:style-name="ce22" office:value-type="string">
            <text:p>55061</text:p>
          </table:table-cell>
          <table:table-cell table:style-name="ce22" office:value-type="string">
            <text:p>1510 N Main St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</text:p>
          </table:table-cell>
          <table:table-cell table:style-name="ce23" office:value-type="date" office:date-value="2012-04-26T16:48:00">
            <text:p> 04/26/2012</text:p>
          </table:table-cell>
          <table:table-cell table:style-name="ce22" office:value-type="string">
            <text:p>Hilltop Exxon</text:p>
          </table:table-cell>
          <table:table-cell table:style-name="ce22" office:value-type="string">
            <text:p>60937</text:p>
          </table:table-cell>
          <table:table-cell table:style-name="ce22" office:value-type="string">
            <text:p>730 Piney Forest Rd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1-1931</text:p>
          </table:table-cell>
          <table:table-cell table:style-name="ce23" office:value-type="date" office:date-value="2012-04-26T17:03:00">
            <text:p> 04/26/2012</text:p>
          </table:table-cell>
          <table:table-cell table:style-name="ce22" office:value-type="string">
            <text:p>Glory Days Grill</text:p>
          </table:table-cell>
          <table:table-cell table:style-name="ce22" office:value-type="string">
            <text:p>11947</text:p>
          </table:table-cell>
          <table:table-cell table:style-name="ce22" office:value-type="string">
            <text:p>3059 Nutley St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1-4232</text:p>
          </table:table-cell>
          <table:table-cell table:style-name="ce23" office:value-type="date" office:date-value="2012-04-26T17:03:00">
            <text:p> 04/26/2012</text:p>
          </table:table-cell>
          <table:table-cell table:style-name="ce22" office:value-type="string">
            <text:p>The Ginger Bread House</text:p>
          </table:table-cell>
          <table:table-cell table:style-name="ce22" office:value-type="string">
            <text:p>76186</text:p>
          </table:table-cell>
          <table:table-cell table:style-name="ce22" office:value-type="string">
            <text:p>1799 Memorial Dr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1</text:p>
          </table:table-cell>
          <table:table-cell table:style-name="ce23" office:value-type="date" office:date-value="2012-04-26T17:14:00">
            <text:p> 04/26/2012</text:p>
          </table:table-cell>
          <table:table-cell table:style-name="ce22" office:value-type="string">
            <text:p>Jrs Convenience Store</text:p>
          </table:table-cell>
          <table:table-cell table:style-name="ce22" office:value-type="string">
            <text:p>46672</text:p>
          </table:table-cell>
          <table:table-cell table:style-name="ce22" office:value-type="string">
            <text:p>2980 W Main St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1-6246</text:p>
          </table:table-cell>
          <table:table-cell table:style-name="ce23" office:value-type="date" office:date-value="2012-04-26T17:17:00">
            <text:p> 04/26/2012</text:p>
          </table:table-cell>
          <table:table-cell table:style-name="ce22" office:value-type="string">
            <text:p>Starrs Quick Shoppe</text:p>
          </table:table-cell>
          <table:table-cell table:style-name="ce22" office:value-type="string">
            <text:p>58184</text:p>
          </table:table-cell>
          <table:table-cell table:style-name="ce22" office:value-type="string">
            <text:p>3103 W Main St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</text:p>
          </table:table-cell>
          <table:table-cell table:style-name="ce23" office:value-type="date" office:date-value="2012-04-26T17:28:00">
            <text:p> 04/26/2012</text:p>
          </table:table-cell>
          <table:table-cell table:style-name="ce22" office:value-type="string">
            <text:p>Kwik Shop # 9</text:p>
          </table:table-cell>
          <table:table-cell table:style-name="ce22" office:value-type="string">
            <text:p>64277</text:p>
          </table:table-cell>
          <table:table-cell table:style-name="ce22" office:value-type="string">
            <text:p>4912 Riverside Dr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1</text:p>
          </table:table-cell>
          <table:table-cell table:style-name="ce23" office:value-type="date" office:date-value="2012-04-26T17:30:00">
            <text:p> 04/26/2012</text:p>
          </table:table-cell>
          <table:table-cell table:style-name="ce22" office:value-type="string">
            <text:p>Kena Temple</text:p>
          </table:table-cell>
          <table:table-cell table:style-name="ce22" office:value-type="string">
            <text:p>31050</text:p>
          </table:table-cell>
          <table:table-cell table:style-name="ce22" office:value-type="string">
            <text:p>9001 Arlington Blvd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1</text:p>
          </table:table-cell>
          <table:table-cell table:style-name="ce23" office:value-type="date" office:date-value="2012-04-26T17:35:00">
            <text:p> 04/26/2012</text:p>
          </table:table-cell>
          <table:table-cell table:style-name="ce22" office:value-type="string">
            <text:p>Food Lion 625</text:p>
          </table:table-cell>
          <table:table-cell table:style-name="ce22" office:value-type="string">
            <text:p>9745</text:p>
          </table:table-cell>
          <table:table-cell table:style-name="ce22" office:value-type="string">
            <text:p>540 Westover Dr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0-1502</text:p>
          </table:table-cell>
          <table:table-cell table:style-name="ce23" office:value-type="date" office:date-value="2012-04-26T17:41:00">
            <text:p> 04/26/2012</text:p>
          </table:table-cell>
          <table:table-cell table:style-name="ce22" office:value-type="string">
            <text:p>Lotte Plaza</text:p>
          </table:table-cell>
          <table:table-cell table:style-name="ce22" office:value-type="string">
            <text:p>1068</text:p>
          </table:table-cell>
          <table:table-cell table:style-name="ce22" office:value-type="string">
            <text:p>3250 Old Lee Hwy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1-2321</text:p>
          </table:table-cell>
          <table:table-cell table:style-name="ce23" office:value-type="date" office:date-value="2012-04-26T17:50:00">
            <text:p> 04/26/2012</text:p>
          </table:table-cell>
          <table:table-cell table:style-name="ce22" office:value-type="string">
            <text:p>Fast Eddies Billiard Cafe</text:p>
          </table:table-cell>
          <table:table-cell table:style-name="ce22" office:value-type="string">
            <text:p>13734</text:p>
          </table:table-cell>
          <table:table-cell table:style-name="ce22" office:value-type="string">
            <text:p>9687 Fairfax Blvd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54540</text:p>
          </table:table-cell>
          <table:table-cell table:style-name="ce23" office:value-type="date" office:date-value="2012-04-26T18:05:00">
            <text:p> 04/26/2012</text:p>
          </table:table-cell>
          <table:table-cell table:style-name="ce22" office:value-type="string">
            <text:p>Checkered Pig BBQ &amp; Ribs</text:p>
          </table:table-cell>
          <table:table-cell table:style-name="ce22" office:value-type="string">
            <text:p>60969</text:p>
          </table:table-cell>
          <table:table-cell table:style-name="ce22" office:value-type="string">
            <text:p>155 Crown Dr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60</text:p>
          </table:table-cell>
          <table:table-cell table:style-name="ce23" office:value-type="date" office:date-value="2012-04-26T18:10:00">
            <text:p> 04/26/2012</text:p>
          </table:table-cell>
          <table:table-cell table:style-name="ce22" office:value-type="string">
            <text:p>MGI Fuel Express</text:p>
          </table:table-cell>
          <table:table-cell table:style-name="ce22" office:value-type="string">
            <text:p>40231</text:p>
          </table:table-cell>
          <table:table-cell table:style-name="ce22" office:value-type="string">
            <text:p>5002 Oaklawn Blvd</text:p>
          </table:table-cell>
          <table:table-cell table:style-name="ce22" office:value-type="string">
            <text:p>Hopewe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1-3404</text:p>
          </table:table-cell>
          <table:table-cell table:style-name="ce23" office:value-type="date" office:date-value="2012-04-26T18:10:00">
            <text:p> 04/26/2012</text:p>
          </table:table-cell>
          <table:table-cell table:style-name="ce22" office:value-type="string">
            <text:p>7 Eleven Store 2581 10643 A</text:p>
          </table:table-cell>
          <table:table-cell table:style-name="ce22" office:value-type="string">
            <text:p>47309</text:p>
          </table:table-cell>
          <table:table-cell table:style-name="ce22" office:value-type="string">
            <text:p>10008 Main St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1-4032</text:p>
          </table:table-cell>
          <table:table-cell table:style-name="ce23" office:value-type="date" office:date-value="2012-04-26T18:21:00">
            <text:p> 04/26/2012</text:p>
          </table:table-cell>
          <table:table-cell table:style-name="ce22" office:value-type="string">
            <text:p>CVS Pharmacy # 2003</text:p>
          </table:table-cell>
          <table:table-cell table:style-name="ce22" office:value-type="string">
            <text:p>62949</text:p>
          </table:table-cell>
          <table:table-cell table:style-name="ce22" office:value-type="string">
            <text:p>9480 Main St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</text:p>
          </table:table-cell>
          <table:table-cell table:style-name="ce23" office:value-type="date" office:date-value="2012-04-26T18:25:00">
            <text:p> 04/26/2012</text:p>
          </table:table-cell>
          <table:table-cell table:style-name="ce22" office:value-type="string">
            <text:p>The Olive Garden Italian Restaurant 1876</text:p>
          </table:table-cell>
          <table:table-cell table:style-name="ce22" office:value-type="string">
            <text:p>67666</text:p>
          </table:table-cell>
          <table:table-cell table:style-name="ce22" office:value-type="string">
            <text:p>120 Collins Dr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0-4327</text:p>
          </table:table-cell>
          <table:table-cell table:style-name="ce23" office:value-type="date" office:date-value="2012-04-26T18:39:00">
            <text:p> 04/26/2012</text:p>
          </table:table-cell>
          <table:table-cell table:style-name="ce22" office:value-type="string">
            <text:p>Angelicos La Pizzeria</text:p>
          </table:table-cell>
          <table:table-cell table:style-name="ce22" office:value-type="string">
            <text:p>64914</text:p>
          </table:table-cell>
          <table:table-cell table:style-name="ce22" office:value-type="string">
            <text:p>10869 Lee Hwy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</text:p>
          </table:table-cell>
          <table:table-cell table:style-name="ce23" office:value-type="date" office:date-value="2012-04-26T18:40:00">
            <text:p> 04/26/2012</text:p>
          </table:table-cell>
          <table:table-cell table:style-name="ce22" office:value-type="string">
            <text:p>Wal Mart Supercenter # 1465</text:p>
          </table:table-cell>
          <table:table-cell table:style-name="ce22" office:value-type="string">
            <text:p>16147</text:p>
          </table:table-cell>
          <table:table-cell table:style-name="ce22" office:value-type="string">
            <text:p>515 Mount Cross Rd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36-8610</text:p>
          </table:table-cell>
          <table:table-cell table:style-name="ce23" office:value-type="date" office:date-value="2012-04-26T18:47:00">
            <text:p> 04/26/2012</text:p>
          </table:table-cell>
          <table:table-cell table:style-name="ce22" office:value-type="string">
            <text:p>Riversbend Grill &amp; Bar</text:p>
          </table:table-cell>
          <table:table-cell table:style-name="ce22" office:value-type="string">
            <text:p>77637</text:p>
          </table:table-cell>
          <table:table-cell table:style-name="ce22" office:value-type="string">
            <text:p>13283 Rivers Bend Blvd</text:p>
          </table:table-cell>
          <table:table-cell table:style-name="ce22" office:value-type="string">
            <text:p>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</text:p>
          </table:table-cell>
          <table:table-cell table:style-name="ce23" office:value-type="date" office:date-value="2012-04-26T18:51:00">
            <text:p> 04/26/2012</text:p>
          </table:table-cell>
          <table:table-cell table:style-name="ce22" office:value-type="string">
            <text:p>Target Store T 2407</text:p>
          </table:table-cell>
          <table:table-cell table:style-name="ce22" office:value-type="string">
            <text:p>53450</text:p>
          </table:table-cell>
          <table:table-cell table:style-name="ce22" office:value-type="string">
            <text:p>236 Coleman St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0-2707</text:p>
          </table:table-cell>
          <table:table-cell table:style-name="ce23" office:value-type="date" office:date-value="2012-04-26T18:52:00">
            <text:p> 04/26/2012</text:p>
          </table:table-cell>
          <table:table-cell table:style-name="ce22" office:value-type="string">
            <text:p>Bombay Bistro</text:p>
          </table:table-cell>
          <table:table-cell table:style-name="ce22" office:value-type="string">
            <text:p>50193</text:p>
          </table:table-cell>
          <table:table-cell table:style-name="ce22" office:value-type="string">
            <text:p>3570 Chain Bridge Rd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0-6804</text:p>
          </table:table-cell>
          <table:table-cell table:style-name="ce23" office:value-type="date" office:date-value="2012-04-26T19:05:00">
            <text:p> 04/26/2012</text:p>
          </table:table-cell>
          <table:table-cell table:style-name="ce22" office:value-type="string">
            <text:p>Bombay Garden Restaurant</text:p>
          </table:table-cell>
          <table:table-cell table:style-name="ce22" office:value-type="string">
            <text:p>62374</text:p>
          </table:table-cell>
          <table:table-cell table:style-name="ce22" office:value-type="string">
            <text:p>4008 University Dr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0-5522</text:p>
          </table:table-cell>
          <table:table-cell table:style-name="ce23" office:value-type="date" office:date-value="2012-04-26T19:15:00">
            <text:p> 04/26/2012</text:p>
          </table:table-cell>
          <table:table-cell table:style-name="ce22" office:value-type="string">
            <text:p>Mt Hill Mini Mart Inc</text:p>
          </table:table-cell>
          <table:table-cell table:style-name="ce22" office:value-type="string">
            <text:p>32802</text:p>
          </table:table-cell>
          <table:table-cell table:style-name="ce22" office:value-type="string">
            <text:p>1836 S Boston Rd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86-2504</text:p>
          </table:table-cell>
          <table:table-cell table:style-name="ce23" office:value-type="date" office:date-value="2012-04-26T19:18:00">
            <text:p> 04/26/2012</text:p>
          </table:table-cell>
          <table:table-cell table:style-name="ce22" office:value-type="string">
            <text:p>G &amp; M Mini Market</text:p>
          </table:table-cell>
          <table:table-cell table:style-name="ce22" office:value-type="string">
            <text:p>40885</text:p>
          </table:table-cell>
          <table:table-cell table:style-name="ce22" office:value-type="string">
            <text:p>4714 S Boston Hwy</text:p>
          </table:table-cell>
          <table:table-cell table:style-name="ce22" office:value-type="string">
            <text:p>Ringgo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1-1019</text:p>
          </table:table-cell>
          <table:table-cell table:style-name="ce23" office:value-type="date" office:date-value="2012-04-26T19:25:00">
            <text:p> 04/26/2012</text:p>
          </table:table-cell>
          <table:table-cell table:style-name="ce22" office:value-type="string">
            <text:p>Waldon France Post 29</text:p>
          </table:table-cell>
          <table:table-cell table:style-name="ce22" office:value-type="string">
            <text:p>1591</text:p>
          </table:table-cell>
          <table:table-cell table:style-name="ce22" office:value-type="string">
            <text:p>619 Monroe St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2-2539</text:p>
          </table:table-cell>
          <table:table-cell table:style-name="ce23" office:value-type="date" office:date-value="2012-04-26T19:40:00">
            <text:p> 04/26/2012</text:p>
          </table:table-cell>
          <table:table-cell table:style-name="ce22" office:value-type="string">
            <text:p>Rite Aid Pharmacy  2650</text:p>
          </table:table-cell>
          <table:table-cell table:style-name="ce22" office:value-type="string">
            <text:p>52691</text:p>
          </table:table-cell>
          <table:table-cell table:style-name="ce22" office:value-type="string">
            <text:p>9579 Braddock Rd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0-4933</text:p>
          </table:table-cell>
          <table:table-cell table:style-name="ce23" office:value-type="date" office:date-value="2012-04-26T19:59:00">
            <text:p> 04/26/2012</text:p>
          </table:table-cell>
          <table:table-cell table:style-name="ce22" office:value-type="string">
            <text:p>7 Eleven Store 2581 10658 B</text:p>
          </table:table-cell>
          <table:table-cell table:style-name="ce22" office:value-type="string">
            <text:p>52444</text:p>
          </table:table-cell>
          <table:table-cell table:style-name="ce22" office:value-type="string">
            <text:p>3965 Jermantown Rd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5-3115</text:p>
          </table:table-cell>
          <table:table-cell table:style-name="ce23" office:value-type="date" office:date-value="2012-04-27T16:00:00">
            <text:p> 04/27/2012</text:p>
          </table:table-cell>
          <table:table-cell table:style-name="ce22" office:value-type="string">
            <text:p>Wings Garden Restaurant &amp; Lounge</text:p>
          </table:table-cell>
          <table:table-cell table:style-name="ce22" office:value-type="string">
            <text:p>52423</text:p>
          </table:table-cell>
          <table:table-cell table:style-name="ce22" office:value-type="string">
            <text:p>4353 Indian River R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704-6953</text:p>
          </table:table-cell>
          <table:table-cell table:style-name="ce23" office:value-type="date" office:date-value="2012-04-27T16:25:00">
            <text:p> 04/27/2012</text:p>
          </table:table-cell>
          <table:table-cell table:style-name="ce22" office:value-type="string">
            <text:p>Blue Jacket Inn</text:p>
          </table:table-cell>
          <table:table-cell table:style-name="ce22" office:value-type="string">
            <text:p>53784</text:p>
          </table:table-cell>
          <table:table-cell table:style-name="ce22" office:value-type="string">
            <text:p>3219 George Washington Hwy</text:p>
          </table:table-cell>
          <table:table-cell table:style-name="ce22" office:value-type="string">
            <text:p>Portsmou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</text:p>
          </table:table-cell>
          <table:table-cell table:style-name="ce23" office:value-type="date" office:date-value="2012-04-27T17:05:00">
            <text:p> 04/27/2012</text:p>
          </table:table-cell>
          <table:table-cell table:style-name="ce22" office:value-type="string">
            <text:p>Blondies Bar None</text:p>
          </table:table-cell>
          <table:table-cell table:style-name="ce22" office:value-type="string">
            <text:p>77274</text:p>
          </table:table-cell>
          <table:table-cell table:style-name="ce22" office:value-type="string">
            <text:p>5000 Cleveland St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-6398</text:p>
          </table:table-cell>
          <table:table-cell table:style-name="ce23" office:value-type="date" office:date-value="2012-04-27T17:25:00">
            <text:p> 04/27/2012</text:p>
          </table:table-cell>
          <table:table-cell table:style-name="ce22" office:value-type="string">
            <text:p>JAX Place</text:p>
          </table:table-cell>
          <table:table-cell table:style-name="ce22" office:value-type="string">
            <text:p>41408</text:p>
          </table:table-cell>
          <table:table-cell table:style-name="ce22" office:value-type="string">
            <text:p>5277 Princess Anne Rd Ste 305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2</text:p>
          </table:table-cell>
          <table:table-cell table:style-name="ce23" office:value-type="date" office:date-value="2012-04-27T18:15:00">
            <text:p> 04/27/2012</text:p>
          </table:table-cell>
          <table:table-cell table:style-name="ce22" office:value-type="string">
            <text:p>Super Food Mart</text:p>
          </table:table-cell>
          <table:table-cell table:style-name="ce22" office:value-type="string">
            <text:p>35303</text:p>
          </table:table-cell>
          <table:table-cell table:style-name="ce22" office:value-type="string">
            <text:p>156 S Plaza Trl Ste 106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2</text:p>
          </table:table-cell>
          <table:table-cell table:style-name="ce23" office:value-type="date" office:date-value="2012-04-27T18:30:00">
            <text:p> 04/27/2012</text:p>
          </table:table-cell>
          <table:table-cell table:style-name="ce22" office:value-type="string">
            <text:p>Happy Shopper # 8</text:p>
          </table:table-cell>
          <table:table-cell table:style-name="ce22" office:value-type="string">
            <text:p>64862</text:p>
          </table:table-cell>
          <table:table-cell table:style-name="ce22" office:value-type="string">
            <text:p>3552 Holland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8-1425</text:p>
          </table:table-cell>
          <table:table-cell table:style-name="ce23" office:value-type="date" office:date-value="2012-04-27T19:00:00">
            <text:p> 04/27/2012</text:p>
          </table:table-cell>
          <table:table-cell table:style-name="ce22" office:value-type="string">
            <text:p>Jimmys Harborside Restaurant</text:p>
          </table:table-cell>
          <table:table-cell table:style-name="ce22" office:value-type="string">
            <text:p>31210</text:p>
          </table:table-cell>
          <table:table-cell table:style-name="ce22" office:value-type="string">
            <text:p>3501 E Ocean View Ave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8</text:p>
          </table:table-cell>
          <table:table-cell table:style-name="ce23" office:value-type="date" office:date-value="2012-04-27T19:30:00">
            <text:p> 04/27/2012</text:p>
          </table:table-cell>
          <table:table-cell table:style-name="ce22" office:value-type="string">
            <text:p>Mojo Bones</text:p>
          </table:table-cell>
          <table:table-cell table:style-name="ce22" office:value-type="string">
            <text:p>34937</text:p>
          </table:table-cell>
          <table:table-cell table:style-name="ce22" office:value-type="string">
            <text:p>4502 Monarch Way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0</text:p>
          </table:table-cell>
          <table:table-cell table:style-name="ce23" office:value-type="date" office:date-value="2012-04-27T19:45:00">
            <text:p> 04/27/2012</text:p>
          </table:table-cell>
          <table:table-cell table:style-name="ce22" office:value-type="string">
            <text:p>Cure Coffeehouse &amp; Brasserie</text:p>
          </table:table-cell>
          <table:table-cell table:style-name="ce22" office:value-type="string">
            <text:p>67686</text:p>
          </table:table-cell>
          <table:table-cell table:style-name="ce22" office:value-type="string">
            <text:p>503 Botetourt St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62</text:p>
          </table:table-cell>
          <table:table-cell table:style-name="ce23" office:value-type="date" office:date-value="2012-04-28T17:55:00">
            <text:p> 04/28/2012</text:p>
          </table:table-cell>
          <table:table-cell table:style-name="ce22" office:value-type="string">
            <text:p>Nicks Spaghetti &amp; Steak House</text:p>
          </table:table-cell>
          <table:table-cell table:style-name="ce22" office:value-type="string">
            <text:p>23955</text:p>
          </table:table-cell>
          <table:table-cell table:style-name="ce22" office:value-type="string">
            <text:p>1440 George Washington Memorial Hwy</text:p>
          </table:table-cell>
          <table:table-cell table:style-name="ce22" office:value-type="string">
            <text:p>Gloucester Poin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72-3554</text:p>
          </table:table-cell>
          <table:table-cell table:style-name="ce23" office:value-type="date" office:date-value="2012-04-28T17:59:00">
            <text:p> 04/28/2012</text:p>
          </table:table-cell>
          <table:table-cell table:style-name="ce22" office:value-type="string">
            <text:p>Juans Mexican Cafe &amp; Cantina Inc</text:p>
          </table:table-cell>
          <table:table-cell table:style-name="ce22" office:value-type="string">
            <text:p>40910</text:p>
          </table:table-cell>
          <table:table-cell table:style-name="ce22" office:value-type="string">
            <text:p>2310 George Washington Memorial Hwy</text:p>
          </table:table-cell>
          <table:table-cell table:style-name="ce22" office:value-type="string">
            <text:p>Haye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28-2030</text:p>
          </table:table-cell>
          <table:table-cell table:style-name="ce23" office:value-type="date" office:date-value="2012-04-28T18:26:00">
            <text:p> 04/28/2012</text:p>
          </table:table-cell>
          <table:table-cell table:style-name="ce22" office:value-type="string">
            <text:p>North Star Market</text:p>
          </table:table-cell>
          <table:table-cell table:style-name="ce22" office:value-type="string">
            <text:p>51553</text:p>
          </table:table-cell>
          <table:table-cell table:style-name="ce22" office:value-type="string">
            <text:p>13852 John Clayton Memorial Hwy</text:p>
          </table:table-cell>
          <table:table-cell table:style-name="ce22" office:value-type="string">
            <text:p>Nort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09</text:p>
          </table:table-cell>
          <table:table-cell table:style-name="ce23" office:value-type="date" office:date-value="2012-04-28T18:35:00">
            <text:p> 04/28/2012</text:p>
          </table:table-cell>
          <table:table-cell table:style-name="ce22" office:value-type="string">
            <text:p>Lynnes Family Restaurant</text:p>
          </table:table-cell>
          <table:table-cell table:style-name="ce22" office:value-type="string">
            <text:p>59845</text:p>
          </table:table-cell>
          <table:table-cell table:style-name="ce22" office:value-type="string">
            <text:p>9303 Buckley Hall Rd</text:p>
          </table:table-cell>
          <table:table-cell table:style-name="ce22" office:value-type="string">
            <text:p>Math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09</text:p>
          </table:table-cell>
          <table:table-cell table:style-name="ce23" office:value-type="date" office:date-value="2012-04-28T18:42:00">
            <text:p> 04/28/2012</text:p>
          </table:table-cell>
          <table:table-cell table:style-name="ce22" office:value-type="string">
            <text:p>Richardsons Cafe</text:p>
          </table:table-cell>
          <table:table-cell table:style-name="ce22" office:value-type="string">
            <text:p>68840</text:p>
          </table:table-cell>
          <table:table-cell table:style-name="ce22" office:value-type="string">
            <text:p>12 Church St</text:p>
          </table:table-cell>
          <table:table-cell table:style-name="ce22" office:value-type="string">
            <text:p>Math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68</text:p>
          </table:table-cell>
          <table:table-cell table:style-name="ce23" office:value-type="date" office:date-value="2012-04-28T18:56:00">
            <text:p> 04/28/2012</text:p>
          </table:table-cell>
          <table:table-cell table:style-name="ce22" office:value-type="string">
            <text:p>Sandpiper Reef Restaurant</text:p>
          </table:table-cell>
          <table:table-cell table:style-name="ce22" office:value-type="string">
            <text:p>49889</text:p>
          </table:table-cell>
          <table:table-cell table:style-name="ce22" office:value-type="string">
            <text:p>342 Misty Cove Rd</text:p>
          </table:table-cell>
          <table:table-cell table:style-name="ce22" office:value-type="string">
            <text:p>Hallie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43</text:p>
          </table:table-cell>
          <table:table-cell table:style-name="ce23" office:value-type="date" office:date-value="2012-04-28T19:33:00">
            <text:p> 04/28/2012</text:p>
          </table:table-cell>
          <table:table-cell table:style-name="ce22" office:value-type="string">
            <text:p>Cocomos</text:p>
          </table:table-cell>
          <table:table-cell table:style-name="ce22" office:value-type="string">
            <text:p>67669</text:p>
          </table:table-cell>
          <table:table-cell table:style-name="ce22" office:value-type="string">
            <text:p>1134 Timberneck Rd</text:p>
          </table:table-cell>
          <table:table-cell table:style-name="ce22" office:value-type="string">
            <text:p>Delta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69</text:p>
          </table:table-cell>
          <table:table-cell table:style-name="ce23" office:value-type="date" office:date-value="2012-04-28T20:02:00">
            <text:p> 04/28/2012</text:p>
          </table:table-cell>
          <table:table-cell table:style-name="ce22" office:value-type="string">
            <text:p>Eckhards Restaurant</text:p>
          </table:table-cell>
          <table:table-cell table:style-name="ce22" office:value-type="string">
            <text:p>10069</text:p>
          </table:table-cell>
          <table:table-cell table:style-name="ce22" office:value-type="string">
            <text:p>2700 Greys Point Rd</text:p>
          </table:table-cell>
          <table:table-cell table:style-name="ce22" office:value-type="string">
            <text:p>Toppin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61-4188</text:p>
          </table:table-cell>
          <table:table-cell table:style-name="ce23" office:value-type="date" office:date-value="2012-04-28T20:34:00">
            <text:p> 04/28/2012</text:p>
          </table:table-cell>
          <table:table-cell table:style-name="ce22" office:value-type="string">
            <text:p>Highway Shell 3</text:p>
          </table:table-cell>
          <table:table-cell table:style-name="ce22" office:value-type="string">
            <text:p>68265</text:p>
          </table:table-cell>
          <table:table-cell table:style-name="ce22" office:value-type="string">
            <text:p>9502 George Washington Memorial Hwy</text:p>
          </table:table-cell>
          <table:table-cell table:style-name="ce22" office:value-type="string">
            <text:p>Glouc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61-3822</text:p>
          </table:table-cell>
          <table:table-cell table:style-name="ce23" office:value-type="date" office:date-value="2012-04-28T20:48:00">
            <text:p> 04/28/2012</text:p>
          </table:table-cell>
          <table:table-cell table:style-name="ce22" office:value-type="string">
            <text:p>Belroi Marketplace</text:p>
          </table:table-cell>
          <table:table-cell table:style-name="ce22" office:value-type="string">
            <text:p>47905</text:p>
          </table:table-cell>
          <table:table-cell table:style-name="ce22" office:value-type="string">
            <text:p>4059 Hickory Fork Rd</text:p>
          </table:table-cell>
          <table:table-cell table:style-name="ce22" office:value-type="string">
            <text:p>Glouc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61</text:p>
          </table:table-cell>
          <table:table-cell table:style-name="ce23" office:value-type="date" office:date-value="2012-04-28T23:00:00">
            <text:p> 04/28/2012</text:p>
          </table:table-cell>
          <table:table-cell table:style-name="ce22" office:value-type="string">
            <text:p>Village Lanes</text:p>
          </table:table-cell>
          <table:table-cell table:style-name="ce22" office:value-type="string">
            <text:p>59072</text:p>
          </table:table-cell>
          <table:table-cell table:style-name="ce22" office:value-type="string">
            <text:p>7307 John Clayton Memorial Hwy</text:p>
          </table:table-cell>
          <table:table-cell table:style-name="ce22" office:value-type="string">
            <text:p>Glouc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5</text:p>
          </table:table-cell>
          <table:table-cell table:style-name="ce23" office:value-type="date" office:date-value="2012-04-30T16:23:00">
            <text:p> 04/30/2012</text:p>
          </table:table-cell>
          <table:table-cell table:style-name="ce22" office:value-type="string">
            <text:p>Willow Oaks Country Club</text:p>
          </table:table-cell>
          <table:table-cell table:style-name="ce22" office:value-type="string">
            <text:p>9148</text:p>
          </table:table-cell>
          <table:table-cell table:style-name="ce22" office:value-type="string">
            <text:p>6228 Forest Hill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4</text:p>
          </table:table-cell>
          <table:table-cell table:style-name="ce23" office:value-type="date" office:date-value="2012-04-30T17:01:00">
            <text:p> 04/30/2012</text:p>
          </table:table-cell>
          <table:table-cell table:style-name="ce22" office:value-type="string">
            <text:p>Mi Pais Mart LLC</text:p>
          </table:table-cell>
          <table:table-cell table:style-name="ce22" office:value-type="string">
            <text:p>49292</text:p>
          </table:table-cell>
          <table:table-cell table:style-name="ce22" office:value-type="string">
            <text:p>5347 Hull Street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4</text:p>
          </table:table-cell>
          <table:table-cell table:style-name="ce23" office:value-type="date" office:date-value="2012-04-30T17:10:00">
            <text:p> 04/30/2012</text:p>
          </table:table-cell>
          <table:table-cell table:style-name="ce22" office:value-type="string">
            <text:p>Walgreens # 03682</text:p>
          </table:table-cell>
          <table:table-cell table:style-name="ce22" office:value-type="string">
            <text:p>63208</text:p>
          </table:table-cell>
          <table:table-cell table:style-name="ce22" office:value-type="string">
            <text:p>5122 Hull St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4</text:p>
          </table:table-cell>
          <table:table-cell table:style-name="ce23" office:value-type="date" office:date-value="2012-04-30T19:15:00">
            <text:p> 04/30/2012</text:p>
          </table:table-cell>
          <table:table-cell table:style-name="ce22" office:value-type="string">
            <text:p>Croakers Spot</text:p>
          </table:table-cell>
          <table:table-cell table:style-name="ce22" office:value-type="string">
            <text:p>63454</text:p>
          </table:table-cell>
          <table:table-cell table:style-name="ce22" office:value-type="string">
            <text:p>1020 Hull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5-3147</text:p>
          </table:table-cell>
          <table:table-cell table:style-name="ce23" office:value-type="date" office:date-value="2012-04-30T19:33:00">
            <text:p> 04/30/2012</text:p>
          </table:table-cell>
          <table:table-cell table:style-name="ce22" office:value-type="string">
            <text:p>48 Hours</text:p>
          </table:table-cell>
          <table:table-cell table:style-name="ce22" office:value-type="string">
            <text:p>73670</text:p>
          </table:table-cell>
          <table:table-cell table:style-name="ce22" office:value-type="string">
            <text:p>5091 Forest Hill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2</text:p>
          </table:table-cell>
          <table:table-cell table:style-name="ce23" office:value-type="date" office:date-value="2012-05-01T16:00:00">
            <text:p> 05/01/2012</text:p>
          </table:table-cell>
          <table:table-cell table:style-name="ce22" office:value-type="string">
            <text:p>Americrown Service Corp</text:p>
          </table:table-cell>
          <table:table-cell table:style-name="ce22" office:value-type="string">
            <text:p>47157</text:p>
          </table:table-cell>
          <table:table-cell table:style-name="ce22" office:value-type="string">
            <text:p>602 E Laburnum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59-5478</text:p>
          </table:table-cell>
          <table:table-cell table:style-name="ce23" office:value-type="date" office:date-value="2012-05-01T16:15:00">
            <text:p> 05/01/2012</text:p>
          </table:table-cell>
          <table:table-cell table:style-name="ce22" office:value-type="string">
            <text:p>The Dominion Club</text:p>
          </table:table-cell>
          <table:table-cell table:style-name="ce22" office:value-type="string">
            <text:p>57309</text:p>
          </table:table-cell>
          <table:table-cell table:style-name="ce22" office:value-type="string">
            <text:p>6000 Dominion Club Dr</text:p>
          </table:table-cell>
          <table:table-cell table:style-name="ce22" office:value-type="string">
            <text:p>Glen Al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59</text:p>
          </table:table-cell>
          <table:table-cell table:style-name="ce23" office:value-type="date" office:date-value="2012-05-01T16:40:00">
            <text:p> 05/01/2012</text:p>
          </table:table-cell>
          <table:table-cell table:style-name="ce22" office:value-type="string">
            <text:p>Home Team Grill</text:p>
          </table:table-cell>
          <table:table-cell table:style-name="ce22" office:value-type="string">
            <text:p>67511</text:p>
          </table:table-cell>
          <table:table-cell table:style-name="ce22" office:value-type="string">
            <text:p>11351 Nuckols Rd</text:p>
          </table:table-cell>
          <table:table-cell table:style-name="ce22" office:value-type="string">
            <text:p>Glen Al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60-3702</text:p>
          </table:table-cell>
          <table:table-cell table:style-name="ce23" office:value-type="date" office:date-value="2012-05-01T16:52:00">
            <text:p> 05/01/2012</text:p>
          </table:table-cell>
          <table:table-cell table:style-name="ce22" office:value-type="string">
            <text:p>Mama Cucina</text:p>
          </table:table-cell>
          <table:table-cell table:style-name="ce22" office:value-type="string">
            <text:p>76843</text:p>
          </table:table-cell>
          <table:table-cell table:style-name="ce22" office:value-type="string">
            <text:p>4028 Cox Rd Ste O</text:p>
          </table:table-cell>
          <table:table-cell table:style-name="ce22" office:value-type="string">
            <text:p>Glen Al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60</text:p>
          </table:table-cell>
          <table:table-cell table:style-name="ce23" office:value-type="date" office:date-value="2012-05-01T17:01:00">
            <text:p> 05/01/2012</text:p>
          </table:table-cell>
          <table:table-cell table:style-name="ce22" office:value-type="string">
            <text:p>Applebees Neighborhood Grill &amp; Bar</text:p>
          </table:table-cell>
          <table:table-cell table:style-name="ce22" office:value-type="string">
            <text:p>50378</text:p>
          </table:table-cell>
          <table:table-cell table:style-name="ce22" office:value-type="string">
            <text:p>9601 W Broad St</text:p>
          </table:table-cell>
          <table:table-cell table:style-name="ce22" office:value-type="string">
            <text:p>Glen All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94-5804</text:p>
          </table:table-cell>
          <table:table-cell table:style-name="ce23" office:value-type="date" office:date-value="2012-05-01T17:14:00">
            <text:p> 05/01/2012</text:p>
          </table:table-cell>
          <table:table-cell table:style-name="ce22" office:value-type="string">
            <text:p>Zorbas Greek Italian Cuisine</text:p>
          </table:table-cell>
          <table:table-cell table:style-name="ce22" office:value-type="string">
            <text:p>55495</text:p>
          </table:table-cell>
          <table:table-cell table:style-name="ce22" office:value-type="string">
            <text:p>9068 W Broa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94</text:p>
          </table:table-cell>
          <table:table-cell table:style-name="ce23" office:value-type="date" office:date-value="2012-05-01T17:20:00">
            <text:p> 05/01/2012</text:p>
          </table:table-cell>
          <table:table-cell table:style-name="ce22" office:value-type="string">
            <text:p>Sakura Japanese Steakhouse</text:p>
          </table:table-cell>
          <table:table-cell table:style-name="ce22" office:value-type="string">
            <text:p>19224</text:p>
          </table:table-cell>
          <table:table-cell table:style-name="ce22" office:value-type="string">
            <text:p>9008 W Broa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94-4219</text:p>
          </table:table-cell>
          <table:table-cell table:style-name="ce23" office:value-type="date" office:date-value="2012-05-01T17:31:00">
            <text:p> 05/01/2012</text:p>
          </table:table-cell>
          <table:table-cell table:style-name="ce22" office:value-type="string">
            <text:p>Red Lobster Restaurant 251</text:p>
          </table:table-cell>
          <table:table-cell table:style-name="ce22" office:value-type="string">
            <text:p>23165</text:p>
          </table:table-cell>
          <table:table-cell table:style-name="ce22" office:value-type="string">
            <text:p>8009 W Broa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7</text:p>
          </table:table-cell>
          <table:table-cell table:style-name="ce23" office:value-type="date" office:date-value="2012-05-01T18:01:00">
            <text:p> 05/01/2012</text:p>
          </table:table-cell>
          <table:table-cell table:style-name="ce22" office:value-type="string">
            <text:p>Fas Mart # 80</text:p>
          </table:table-cell>
          <table:table-cell table:style-name="ce22" office:value-type="string">
            <text:p>26054</text:p>
          </table:table-cell>
          <table:table-cell table:style-name="ce22" office:value-type="string">
            <text:p>5101 Richmond Henrico Tpk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7-2958</text:p>
          </table:table-cell>
          <table:table-cell table:style-name="ce23" office:value-type="date" office:date-value="2012-05-01T18:17:00">
            <text:p> 05/01/2012</text:p>
          </table:table-cell>
          <table:table-cell table:style-name="ce22" office:value-type="string">
            <text:p>Family Secrets Inc</text:p>
          </table:table-cell>
          <table:table-cell table:style-name="ce22" office:value-type="string">
            <text:p>37330</text:p>
          </table:table-cell>
          <table:table-cell table:style-name="ce22" office:value-type="string">
            <text:p>5310 Chamberlayne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7-1817</text:p>
          </table:table-cell>
          <table:table-cell table:style-name="ce23" office:value-type="date" office:date-value="2012-05-01T18:24:00">
            <text:p> 05/01/2012</text:p>
          </table:table-cell>
          <table:table-cell table:style-name="ce22" office:value-type="string">
            <text:p>Lantern House Restaurant</text:p>
          </table:table-cell>
          <table:table-cell table:style-name="ce22" office:value-type="string">
            <text:p>72671</text:p>
          </table:table-cell>
          <table:table-cell table:style-name="ce22" office:value-type="string">
            <text:p>7430 Brook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50</text:p>
          </table:table-cell>
          <table:table-cell table:style-name="ce23" office:value-type="date" office:date-value="2012-05-01T18:52:00">
            <text:p> 05/01/2012</text:p>
          </table:table-cell>
          <table:table-cell table:style-name="ce22" office:value-type="string">
            <text:p>Fas Mart # 88</text:p>
          </table:table-cell>
          <table:table-cell table:style-name="ce22" office:value-type="string">
            <text:p>26082</text:p>
          </table:table-cell>
          <table:table-cell table:style-name="ce22" office:value-type="string">
            <text:p>338 E Williamsburg Rd</text:p>
          </table:table-cell>
          <table:table-cell table:style-name="ce22" office:value-type="string">
            <text:p>Sand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50</text:p>
          </table:table-cell>
          <table:table-cell table:style-name="ce23" office:value-type="date" office:date-value="2012-05-01T19:04:00">
            <text:p> 05/01/2012</text:p>
          </table:table-cell>
          <table:table-cell table:style-name="ce22" office:value-type="string">
            <text:p>Chucks Original Supermarket</text:p>
          </table:table-cell>
          <table:table-cell table:style-name="ce22" office:value-type="string">
            <text:p>65111</text:p>
          </table:table-cell>
          <table:table-cell table:style-name="ce22" office:value-type="string">
            <text:p>390 E Williamsburg Rd</text:p>
          </table:table-cell>
          <table:table-cell table:style-name="ce22" office:value-type="string">
            <text:p>Sand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75-2305</text:p>
          </table:table-cell>
          <table:table-cell table:style-name="ce23" office:value-type="date" office:date-value="2012-05-01T19:12:00">
            <text:p> 05/01/2012</text:p>
          </table:table-cell>
          <table:table-cell table:style-name="ce22" office:value-type="string">
            <text:p>CVS Pharmacy 1534</text:p>
          </table:table-cell>
          <table:table-cell table:style-name="ce22" office:value-type="string">
            <text:p>62892</text:p>
          </table:table-cell>
          <table:table-cell table:style-name="ce22" office:value-type="string">
            <text:p>1301 E Nine Mile Rd</text:p>
          </table:table-cell>
          <table:table-cell table:style-name="ce22" office:value-type="string">
            <text:p>Highland Spring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51</text:p>
          </table:table-cell>
          <table:table-cell table:style-name="ce23" office:value-type="date" office:date-value="2012-05-09T16:10:00">
            <text:p> 05/09/2012</text:p>
          </table:table-cell>
          <table:table-cell table:style-name="ce22" office:value-type="string">
            <text:p>Burkes Garden General</text:p>
          </table:table-cell>
          <table:table-cell table:style-name="ce22" office:value-type="string">
            <text:p>55343</text:p>
          </table:table-cell>
          <table:table-cell table:style-name="ce22" office:value-type="string">
            <text:p>6156 Burkes Garden Rd</text:p>
          </table:table-cell>
          <table:table-cell table:style-name="ce22" office:value-type="string">
            <text:p>Tazewe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37-4207</text:p>
          </table:table-cell>
          <table:table-cell table:style-name="ce23" office:value-type="date" office:date-value="2012-05-09T17:27:00">
            <text:p> 05/09/2012</text:p>
          </table:table-cell>
          <table:table-cell table:style-name="ce22" office:value-type="string">
            <text:p>Wal Mart Supercenter # 2761</text:p>
          </table:table-cell>
          <table:table-cell table:style-name="ce22" office:value-type="string">
            <text:p>16173</text:p>
          </table:table-cell>
          <table:table-cell table:style-name="ce22" office:value-type="string">
            <text:p>13320 Governor G C Peery Hwy</text:p>
          </table:table-cell>
          <table:table-cell table:style-name="ce22" office:value-type="string">
            <text:p>Pounding Mi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30</text:p>
          </table:table-cell>
          <table:table-cell table:style-name="ce23" office:value-type="date" office:date-value="2012-05-09T17:38:00">
            <text:p> 05/09/2012</text:p>
          </table:table-cell>
          <table:table-cell table:style-name="ce22" office:value-type="string">
            <text:p>Toneys Market</text:p>
          </table:table-cell>
          <table:table-cell table:style-name="ce22" office:value-type="string">
            <text:p>30770</text:p>
          </table:table-cell>
          <table:table-cell table:style-name="ce22" office:value-type="string">
            <text:p>Hwy 16 Rfd 4 Box 100</text:p>
          </table:table-cell>
          <table:table-cell table:style-name="ce22" office:value-type="string">
            <text:p>North Tazewe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05</text:p>
          </table:table-cell>
          <table:table-cell table:style-name="ce23" office:value-type="date" office:date-value="2012-05-09T17:59:00">
            <text:p> 05/09/2012</text:p>
          </table:table-cell>
          <table:table-cell table:style-name="ce22" office:value-type="string">
            <text:p>Stop In Food Stores #161</text:p>
          </table:table-cell>
          <table:table-cell table:style-name="ce22" office:value-type="string">
            <text:p>64167</text:p>
          </table:table-cell>
          <table:table-cell table:style-name="ce22" office:value-type="string">
            <text:p>36889 Gov G C Perry Hwy</text:p>
          </table:table-cell>
          <table:table-cell table:style-name="ce22" office:value-type="string">
            <text:p>Blue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41-2221</text:p>
          </table:table-cell>
          <table:table-cell table:style-name="ce23" office:value-type="date" office:date-value="2012-05-09T18:08:00">
            <text:p> 05/09/2012</text:p>
          </table:table-cell>
          <table:table-cell table:style-name="ce22" office:value-type="string">
            <text:p>Cargo Oil Co</text:p>
          </table:table-cell>
          <table:table-cell table:style-name="ce22" office:value-type="string">
            <text:p>35786</text:p>
          </table:table-cell>
          <table:table-cell table:style-name="ce22" office:value-type="string">
            <text:p>2513 2nd St</text:p>
          </table:table-cell>
          <table:table-cell table:style-name="ce22" office:value-type="string">
            <text:p>Richland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41-2764</text:p>
          </table:table-cell>
          <table:table-cell table:style-name="ce23" office:value-type="date" office:date-value="2012-05-09T18:14:00">
            <text:p> 05/09/2012</text:p>
          </table:table-cell>
          <table:table-cell table:style-name="ce22" office:value-type="string">
            <text:p>FasMart # 435</text:p>
          </table:table-cell>
          <table:table-cell table:style-name="ce22" office:value-type="string">
            <text:p>49252</text:p>
          </table:table-cell>
          <table:table-cell table:style-name="ce22" office:value-type="string">
            <text:p>100 Veterans Dr</text:p>
          </table:table-cell>
          <table:table-cell table:style-name="ce22" office:value-type="string">
            <text:p>Richland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07</text:p>
          </table:table-cell>
          <table:table-cell table:style-name="ce23" office:value-type="date" office:date-value="2012-05-09T19:21:00">
            <text:p> 05/09/2012</text:p>
          </table:table-cell>
          <table:table-cell table:style-name="ce22" office:value-type="string">
            <text:p>FasMart # 429</text:p>
          </table:table-cell>
          <table:table-cell table:style-name="ce22" office:value-type="string">
            <text:p>49244</text:p>
          </table:table-cell>
          <table:table-cell table:style-name="ce22" office:value-type="string">
            <text:p>12253 Gov George Perry Hwy</text:p>
          </table:table-cell>
          <table:table-cell table:style-name="ce22" office:value-type="string">
            <text:p>Richland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30-7964</text:p>
          </table:table-cell>
          <table:table-cell table:style-name="ce23" office:value-type="date" office:date-value="2012-05-09T19:53:00">
            <text:p> 05/09/2012</text:p>
          </table:table-cell>
          <table:table-cell table:style-name="ce22" office:value-type="string">
            <text:p>FasMart # 452</text:p>
          </table:table-cell>
          <table:table-cell table:style-name="ce22" office:value-type="string">
            <text:p>49274</text:p>
          </table:table-cell>
          <table:table-cell table:style-name="ce22" office:value-type="string">
            <text:p>34051 Governor G C Peery Hwy</text:p>
          </table:table-cell>
          <table:table-cell table:style-name="ce22" office:value-type="string">
            <text:p>North Tazewe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613</text:p>
          </table:table-cell>
          <table:table-cell table:style-name="ce23" office:value-type="date" office:date-value="2012-05-09T20:15:00">
            <text:p> 05/09/2012</text:p>
          </table:table-cell>
          <table:table-cell table:style-name="ce22" office:value-type="string">
            <text:p>Lee's Kar-Go</text:p>
          </table:table-cell>
          <table:table-cell table:style-name="ce22" office:value-type="string">
            <text:p>46058</text:p>
          </table:table-cell>
          <table:table-cell table:style-name="ce22" office:value-type="string">
            <text:p>State Route 102 PO Box 128</text:p>
          </table:table-cell>
          <table:table-cell table:style-name="ce22" office:value-type="string">
            <text:p>Falls Mill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5</text:p>
          </table:table-cell>
          <table:table-cell table:style-name="ce23" office:value-type="date" office:date-value="2012-05-10T19:26:00">
            <text:p> 05/10/2012</text:p>
          </table:table-cell>
          <table:table-cell table:style-name="ce22" office:value-type="string">
            <text:p>Diamond Springs Citgo # 430</text:p>
          </table:table-cell>
          <table:table-cell table:style-name="ce22" office:value-type="string">
            <text:p>32732</text:p>
          </table:table-cell>
          <table:table-cell table:style-name="ce22" office:value-type="string">
            <text:p>1560 Diamond Springs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</text:p>
          </table:table-cell>
          <table:table-cell table:style-name="ce23" office:value-type="date" office:date-value="2012-05-10T19:43:00">
            <text:p> 05/10/2012</text:p>
          </table:table-cell>
          <table:table-cell table:style-name="ce22" office:value-type="string">
            <text:p>7 Eleven Store 2514 16031 H</text:p>
          </table:table-cell>
          <table:table-cell table:style-name="ce22" office:value-type="string">
            <text:p>10769</text:p>
          </table:table-cell>
          <table:table-cell table:style-name="ce22" office:value-type="string">
            <text:p>812 Baker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4-1821</text:p>
          </table:table-cell>
          <table:table-cell table:style-name="ce23" office:value-type="date" office:date-value="2012-05-11T17:20:00">
            <text:p> 05/11/2012</text:p>
          </table:table-cell>
          <table:table-cell table:style-name="ce22" office:value-type="string">
            <text:p>Old Town Grocery &amp; Carry Out</text:p>
          </table:table-cell>
          <table:table-cell table:style-name="ce22" office:value-type="string">
            <text:p>67001</text:p>
          </table:table-cell>
          <table:table-cell table:style-name="ce22" office:value-type="string">
            <text:p>809 Pendleton St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3-1100</text:p>
          </table:table-cell>
          <table:table-cell table:style-name="ce23" office:value-type="date" office:date-value="2012-05-11T18:11:00">
            <text:p> 05/11/2012</text:p>
          </table:table-cell>
          <table:table-cell table:style-name="ce22" office:value-type="string">
            <text:p>K &amp; T Food Mart</text:p>
          </table:table-cell>
          <table:table-cell table:style-name="ce22" office:value-type="string">
            <text:p>54753</text:p>
          </table:table-cell>
          <table:table-cell table:style-name="ce22" office:value-type="string">
            <text:p>7010 Auburn Ave Ste A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4</text:p>
          </table:table-cell>
          <table:table-cell table:style-name="ce23" office:value-type="date" office:date-value="2012-05-11T18:32:00">
            <text:p> 05/11/2012</text:p>
          </table:table-cell>
          <table:table-cell table:style-name="ce22" office:value-type="string">
            <text:p>Riverview Shell</text:p>
          </table:table-cell>
          <table:table-cell table:style-name="ce22" office:value-type="string">
            <text:p>14577</text:p>
          </table:table-cell>
          <table:table-cell table:style-name="ce22" office:value-type="string">
            <text:p>4002 Granby St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4</text:p>
          </table:table-cell>
          <table:table-cell table:style-name="ce23" office:value-type="date" office:date-value="2012-05-11T18:50:00">
            <text:p> 05/11/2012</text:p>
          </table:table-cell>
          <table:table-cell table:style-name="ce22" office:value-type="string">
            <text:p>O Jardim Brazillian Cafe</text:p>
          </table:table-cell>
          <table:table-cell table:style-name="ce22" office:value-type="string">
            <text:p>67725</text:p>
          </table:table-cell>
          <table:table-cell table:style-name="ce22" office:value-type="string">
            <text:p>110 La Valette Ave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5-3703</text:p>
          </table:table-cell>
          <table:table-cell table:style-name="ce23" office:value-type="date" office:date-value="2012-05-11T19:05:00">
            <text:p> 05/11/2012</text:p>
          </table:table-cell>
          <table:table-cell table:style-name="ce22" office:value-type="string">
            <text:p>Wawa Food Market # 8609</text:p>
          </table:table-cell>
          <table:table-cell table:style-name="ce22" office:value-type="string">
            <text:p>51053</text:p>
          </table:table-cell>
          <table:table-cell table:style-name="ce22" office:value-type="string">
            <text:p>5701 Northampton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5</text:p>
          </table:table-cell>
          <table:table-cell table:style-name="ce23" office:value-type="date" office:date-value="2012-05-11T19:08:00">
            <text:p> 05/11/2012</text:p>
          </table:table-cell>
          <table:table-cell table:style-name="ce22" office:value-type="string">
            <text:p>Sai Gai Restaurant</text:p>
          </table:table-cell>
          <table:table-cell table:style-name="ce22" office:value-type="string">
            <text:p>2264</text:p>
          </table:table-cell>
          <table:table-cell table:style-name="ce22" office:value-type="string">
            <text:p>7519 21 23 Granby St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5</text:p>
          </table:table-cell>
          <table:table-cell table:style-name="ce23" office:value-type="date" office:date-value="2012-05-11T19:17:00">
            <text:p> 05/11/2012</text:p>
          </table:table-cell>
          <table:table-cell table:style-name="ce22" office:value-type="string">
            <text:p>7 Eleven Store 2514 23127 B</text:p>
          </table:table-cell>
          <table:table-cell table:style-name="ce22" office:value-type="string">
            <text:p>51164</text:p>
          </table:table-cell>
          <table:table-cell table:style-name="ce22" office:value-type="string">
            <text:p>5756 Northampton Blv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5-2508</text:p>
          </table:table-cell>
          <table:table-cell table:style-name="ce23" office:value-type="date" office:date-value="2012-05-11T19:20:00">
            <text:p> 05/11/2012</text:p>
          </table:table-cell>
          <table:table-cell table:style-name="ce22" office:value-type="string">
            <text:p>R Cs II's Showgirls</text:p>
          </table:table-cell>
          <table:table-cell table:style-name="ce22" office:value-type="string">
            <text:p>50783</text:p>
          </table:table-cell>
          <table:table-cell table:style-name="ce22" office:value-type="string">
            <text:p>7661 Granby St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9-1911</text:p>
          </table:table-cell>
          <table:table-cell table:style-name="ce23" office:value-type="date" office:date-value="2012-05-11T19:25:00">
            <text:p> 05/11/2012</text:p>
          </table:table-cell>
          <table:table-cell table:style-name="ce22" office:value-type="string">
            <text:p>Tinee Giant Food Markets</text:p>
          </table:table-cell>
          <table:table-cell table:style-name="ce22" office:value-type="string">
            <text:p>55274</text:p>
          </table:table-cell>
          <table:table-cell table:style-name="ce22" office:value-type="string">
            <text:p>2001 Lafayette Blv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3-3832</text:p>
          </table:table-cell>
          <table:table-cell table:style-name="ce23" office:value-type="date" office:date-value="2012-05-11T19:37:00">
            <text:p> 05/11/2012</text:p>
          </table:table-cell>
          <table:table-cell table:style-name="ce22" office:value-type="string">
            <text:p>Tinee Giant</text:p>
          </table:table-cell>
          <table:table-cell table:style-name="ce22" office:value-type="string">
            <text:p>55183</text:p>
          </table:table-cell>
          <table:table-cell table:style-name="ce22" office:value-type="string">
            <text:p>2863 Early St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3-3244</text:p>
          </table:table-cell>
          <table:table-cell table:style-name="ce23" office:value-type="date" office:date-value="2012-05-11T19:45:00">
            <text:p> 05/11/2012</text:p>
          </table:table-cell>
          <table:table-cell table:style-name="ce22" office:value-type="string">
            <text:p>Horse And Buggy Inn</text:p>
          </table:table-cell>
          <table:table-cell table:style-name="ce22" office:value-type="string">
            <text:p>9961</text:p>
          </table:table-cell>
          <table:table-cell table:style-name="ce22" office:value-type="string">
            <text:p>6138 Sewells Point R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5-3844</text:p>
          </table:table-cell>
          <table:table-cell table:style-name="ce23" office:value-type="date" office:date-value="2012-05-11T19:55:00">
            <text:p> 05/11/2012</text:p>
          </table:table-cell>
          <table:table-cell table:style-name="ce22" office:value-type="string">
            <text:p>Pho Hung</text:p>
          </table:table-cell>
          <table:table-cell table:style-name="ce22" office:value-type="string">
            <text:p>65278</text:p>
          </table:table-cell>
          <table:table-cell table:style-name="ce22" office:value-type="string">
            <text:p>7483 Tidewater Dr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5</text:p>
          </table:table-cell>
          <table:table-cell table:style-name="ce23" office:value-type="date" office:date-value="2012-05-11T20:05:00">
            <text:p> 05/11/2012</text:p>
          </table:table-cell>
          <table:table-cell table:style-name="ce22" office:value-type="string">
            <text:p>Wal Mart Supercenter # 5488</text:p>
          </table:table-cell>
          <table:table-cell table:style-name="ce22" office:value-type="string">
            <text:p>45369</text:p>
          </table:table-cell>
          <table:table-cell table:style-name="ce22" office:value-type="string">
            <text:p>7530 Tidewater Dr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5</text:p>
          </table:table-cell>
          <table:table-cell table:style-name="ce23" office:value-type="date" office:date-value="2012-05-11T21:45:00">
            <text:p> 05/11/2012</text:p>
          </table:table-cell>
          <table:table-cell table:style-name="ce22" office:value-type="string">
            <text:p>Wawa Food Market # 8606</text:p>
          </table:table-cell>
          <table:table-cell table:style-name="ce22" office:value-type="string">
            <text:p>44209</text:p>
          </table:table-cell>
          <table:table-cell table:style-name="ce22" office:value-type="string">
            <text:p>8105 Hampton Blv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5-1007</text:p>
          </table:table-cell>
          <table:table-cell table:style-name="ce23" office:value-type="date" office:date-value="2012-05-11T21:51:00">
            <text:p> 05/11/2012</text:p>
          </table:table-cell>
          <table:table-cell table:style-name="ce22" office:value-type="string">
            <text:p>7 Eleven Store 10799 A</text:p>
          </table:table-cell>
          <table:table-cell table:style-name="ce22" office:value-type="string">
            <text:p>68933</text:p>
          </table:table-cell>
          <table:table-cell table:style-name="ce22" office:value-type="string">
            <text:p>8312 Hampton Blv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5</text:p>
          </table:table-cell>
          <table:table-cell table:style-name="ce23" office:value-type="date" office:date-value="2012-05-11T22:00:00">
            <text:p> 05/11/2012</text:p>
          </table:table-cell>
          <table:table-cell table:style-name="ce22" office:value-type="string">
            <text:p>Bottom Dollar Food # 2922</text:p>
          </table:table-cell>
          <table:table-cell table:style-name="ce22" office:value-type="string">
            <text:p>9767</text:p>
          </table:table-cell>
          <table:table-cell table:style-name="ce22" office:value-type="string">
            <text:p>8401 Hampton Blv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8-5434</text:p>
          </table:table-cell>
          <table:table-cell table:style-name="ce23" office:value-type="date" office:date-value="2012-05-12T10:59:00">
            <text:p> 05/12/2012</text:p>
          </table:table-cell>
          <table:table-cell table:style-name="ce22" office:value-type="string">
            <text:p>Super Kmart Express # 4988</text:p>
          </table:table-cell>
          <table:table-cell table:style-name="ce22" office:value-type="string">
            <text:p>11638</text:p>
          </table:table-cell>
          <table:table-cell table:style-name="ce22" office:value-type="string">
            <text:p>6101 N Military Hwy Ste A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8</text:p>
          </table:table-cell>
          <table:table-cell table:style-name="ce23" office:value-type="date" office:date-value="2012-05-12T11:18:00">
            <text:p> 05/12/2012</text:p>
          </table:table-cell>
          <table:table-cell table:style-name="ce22" office:value-type="string">
            <text:p>Little Creek Marina</text:p>
          </table:table-cell>
          <table:table-cell table:style-name="ce22" office:value-type="string">
            <text:p>38864</text:p>
          </table:table-cell>
          <table:table-cell table:style-name="ce22" office:value-type="string">
            <text:p>4801 Pretty Lake Ave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3-2501</text:p>
          </table:table-cell>
          <table:table-cell table:style-name="ce23" office:value-type="date" office:date-value="2012-05-12T12:04:00">
            <text:p> 05/12/2012</text:p>
          </table:table-cell>
          <table:table-cell table:style-name="ce22" office:value-type="string">
            <text:p>Capeview Food Mart</text:p>
          </table:table-cell>
          <table:table-cell table:style-name="ce22" office:value-type="string">
            <text:p>62055</text:p>
          </table:table-cell>
          <table:table-cell table:style-name="ce22" office:value-type="string">
            <text:p>1881 E Ocean View Ave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3</text:p>
          </table:table-cell>
          <table:table-cell table:style-name="ce23" office:value-type="date" office:date-value="2012-05-12T12:08:00">
            <text:p> 05/12/2012</text:p>
          </table:table-cell>
          <table:table-cell table:style-name="ce22" office:value-type="string">
            <text:p>Dixie Grocery</text:p>
          </table:table-cell>
          <table:table-cell table:style-name="ce22" office:value-type="string">
            <text:p>29434</text:p>
          </table:table-cell>
          <table:table-cell table:style-name="ce22" office:value-type="string">
            <text:p>1039 W Ocean View Ave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3-3920</text:p>
          </table:table-cell>
          <table:table-cell table:style-name="ce23" office:value-type="date" office:date-value="2012-05-12T12:14:00">
            <text:p> 05/12/2012</text:p>
          </table:table-cell>
          <table:table-cell table:style-name="ce22" office:value-type="string">
            <text:p>7 Eleven Store 2511 25098 H</text:p>
          </table:table-cell>
          <table:table-cell table:style-name="ce22" office:value-type="string">
            <text:p>35539</text:p>
          </table:table-cell>
          <table:table-cell table:style-name="ce22" office:value-type="string">
            <text:p>1000 E Bayview Blv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1-2231</text:p>
          </table:table-cell>
          <table:table-cell table:style-name="ce23" office:value-type="date" office:date-value="2012-05-14T17:51:00">
            <text:p> 05/14/2012</text:p>
          </table:table-cell>
          <table:table-cell table:style-name="ce22" office:value-type="string">
            <text:p>60 Mart</text:p>
          </table:table-cell>
          <table:table-cell table:style-name="ce22" office:value-type="string">
            <text:p>49424</text:p>
          </table:table-cell>
          <table:table-cell table:style-name="ce22" office:value-type="string">
            <text:p>3109 Williamsburg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1</text:p>
          </table:table-cell>
          <table:table-cell table:style-name="ce23" office:value-type="date" office:date-value="2012-05-14T17:58:00">
            <text:p> 05/14/2012</text:p>
          </table:table-cell>
          <table:table-cell table:style-name="ce22" office:value-type="string">
            <text:p>Food Lion 863</text:p>
          </table:table-cell>
          <table:table-cell table:style-name="ce22" office:value-type="string">
            <text:p>9780</text:p>
          </table:table-cell>
          <table:table-cell table:style-name="ce22" office:value-type="string">
            <text:p>2949 Williamsburg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1</text:p>
          </table:table-cell>
          <table:table-cell table:style-name="ce23" office:value-type="date" office:date-value="2012-05-14T18:04:00">
            <text:p> 05/14/2012</text:p>
          </table:table-cell>
          <table:table-cell table:style-name="ce22" office:value-type="string">
            <text:p>Yesterdays Diner</text:p>
          </table:table-cell>
          <table:table-cell table:style-name="ce22" office:value-type="string">
            <text:p>44945</text:p>
          </table:table-cell>
          <table:table-cell table:style-name="ce22" office:value-type="string">
            <text:p>2709 Williamsburg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1-7147</text:p>
          </table:table-cell>
          <table:table-cell table:style-name="ce23" office:value-type="date" office:date-value="2012-05-14T18:21:00">
            <text:p> 05/14/2012</text:p>
          </table:table-cell>
          <table:table-cell table:style-name="ce22" office:value-type="string">
            <text:p>Quick Stop</text:p>
          </table:table-cell>
          <table:table-cell table:style-name="ce22" office:value-type="string">
            <text:p>73573</text:p>
          </table:table-cell>
          <table:table-cell table:style-name="ce22" office:value-type="string">
            <text:p>3200 Darbytown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40-3636</text:p>
          </table:table-cell>
          <table:table-cell table:style-name="ce23" office:value-type="date" office:date-value="2012-05-14T19:33:00">
            <text:p> 05/14/2012</text:p>
          </table:table-cell>
          <table:table-cell table:style-name="ce22" office:value-type="string">
            <text:p>Parth Quick Stop</text:p>
          </table:table-cell>
          <table:table-cell table:style-name="ce22" office:value-type="string">
            <text:p>67616</text:p>
          </table:table-cell>
          <table:table-cell table:style-name="ce22" office:value-type="string">
            <text:p>11720 Pocohontas Trl</text:p>
          </table:table-cell>
          <table:table-cell table:style-name="ce22" office:value-type="string">
            <text:p>Providence For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3-2325</text:p>
          </table:table-cell>
          <table:table-cell table:style-name="ce23" office:value-type="date" office:date-value="2012-05-14T20:14:00">
            <text:p> 05/14/2012</text:p>
          </table:table-cell>
          <table:table-cell table:style-name="ce22" office:value-type="string">
            <text:p>Fast Stop 1</text:p>
          </table:table-cell>
          <table:table-cell table:style-name="ce22" office:value-type="string">
            <text:p>18375</text:p>
          </table:table-cell>
          <table:table-cell table:style-name="ce22" office:value-type="string">
            <text:p>2301 Mechanicsville Tpk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3-1330</text:p>
          </table:table-cell>
          <table:table-cell table:style-name="ce23" office:value-type="date" office:date-value="2012-05-14T20:22:00">
            <text:p> 05/14/2012</text:p>
          </table:table-cell>
          <table:table-cell table:style-name="ce22" office:value-type="string">
            <text:p>7 Eleven Store 2515 22719 H</text:p>
          </table:table-cell>
          <table:table-cell table:style-name="ce22" office:value-type="string">
            <text:p>33623</text:p>
          </table:table-cell>
          <table:table-cell table:style-name="ce22" office:value-type="string">
            <text:p>3600 Mechanicsville Tpk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31</text:p>
          </table:table-cell>
          <table:table-cell table:style-name="ce23" office:value-type="date" office:date-value="2012-05-15T10:00:00">
            <text:p> 05/15/2012</text:p>
          </table:table-cell>
          <table:table-cell table:style-name="ce22" office:value-type="string">
            <text:p>Metro Cellars</text:p>
          </table:table-cell>
          <table:table-cell table:style-name="ce22" office:value-type="string">
            <text:p>66007</text:p>
          </table:table-cell>
          <table:table-cell table:style-name="ce22" office:value-type="string">
            <text:p>2724 Dorr Ave</text:p>
          </table:table-cell>
          <table:table-cell table:style-name="ce22" office:value-type="string">
            <text:p>Fair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56</text:p>
          </table:table-cell>
          <table:table-cell table:style-name="ce23" office:value-type="date" office:date-value="2012-05-15T10:00:00">
            <text:p> 05/15/2012</text:p>
          </table:table-cell>
          <table:table-cell table:style-name="ce22" office:value-type="string">
            <text:p>The Spanish Wine Importers LLC</text:p>
          </table:table-cell>
          <table:table-cell table:style-name="ce22" office:value-type="string">
            <text:p>61205</text:p>
          </table:table-cell>
          <table:table-cell table:style-name="ce22" office:value-type="string">
            <text:p>1 Kimberwick Ln</text:p>
          </table:table-cell>
          <table:table-cell table:style-name="ce22" office:value-type="string">
            <text:p>Staf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72</text:p>
          </table:table-cell>
          <table:table-cell table:style-name="ce23" office:value-type="date" office:date-value="2012-05-15T10:00:00">
            <text:p> 05/15/2012</text:p>
          </table:table-cell>
          <table:table-cell table:style-name="ce22" office:value-type="string">
            <text:p>Premium Distributors of Virginia LLC</text:p>
          </table:table-cell>
          <table:table-cell table:style-name="ce22" office:value-type="string">
            <text:p>66930</text:p>
          </table:table-cell>
          <table:table-cell table:style-name="ce22" office:value-type="string">
            <text:p>4492 W Richmond Rd</text:p>
          </table:table-cell>
          <table:table-cell table:style-name="ce22" office:value-type="string">
            <text:p>Warsaw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01</text:p>
          </table:table-cell>
          <table:table-cell table:style-name="ce23" office:value-type="date" office:date-value="2012-05-15T10:00:00">
            <text:p> 05/15/2012</text:p>
          </table:table-cell>
          <table:table-cell table:style-name="ce22" office:value-type="string">
            <text:p>Stillhouse Distillery</text:p>
          </table:table-cell>
          <table:table-cell table:style-name="ce22" office:value-type="string">
            <text:p>47630</text:p>
          </table:table-cell>
          <table:table-cell table:style-name="ce22" office:value-type="string">
            <text:p>13490 Cedar Run Rd</text:p>
          </table:table-cell>
          <table:table-cell table:style-name="ce22" office:value-type="string">
            <text:p>Culpep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10</text:p>
          </table:table-cell>
          <table:table-cell table:style-name="ce23" office:value-type="date" office:date-value="2012-05-15T10:00:00">
            <text:p> 05/15/2012</text:p>
          </table:table-cell>
          <table:table-cell table:style-name="ce22" office:value-type="string">
            <text:p>Wendell Distributing Co</text:p>
          </table:table-cell>
          <table:table-cell table:style-name="ce22" office:value-type="string">
            <text:p>1518</text:p>
          </table:table-cell>
          <table:table-cell table:style-name="ce22" office:value-type="string">
            <text:p>650 Madison Ave</text:p>
          </table:table-cell>
          <table:table-cell table:style-name="ce22" office:value-type="string">
            <text:p>Cape Charle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10</text:p>
          </table:table-cell>
          <table:table-cell table:style-name="ce23" office:value-type="date" office:date-value="2012-05-15T10:00:00">
            <text:p> 05/15/2012</text:p>
          </table:table-cell>
          <table:table-cell table:style-name="ce22" office:value-type="string">
            <text:p>Wendell Distributing Co</text:p>
          </table:table-cell>
          <table:table-cell table:style-name="ce22" office:value-type="string">
            <text:p>42250</text:p>
          </table:table-cell>
          <table:table-cell table:style-name="ce22" office:value-type="string">
            <text:p>650 Madison Ave</text:p>
          </table:table-cell>
          <table:table-cell table:style-name="ce22" office:value-type="string">
            <text:p>Cape Charle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0</text:p>
          </table:table-cell>
          <table:table-cell table:style-name="ce23" office:value-type="date" office:date-value="2012-05-15T10:00:00">
            <text:p> 05/15/2012</text:p>
          </table:table-cell>
          <table:table-cell table:style-name="ce22" office:value-type="string">
            <text:p>Associated Distributors</text:p>
          </table:table-cell>
          <table:table-cell table:style-name="ce22" office:value-type="string">
            <text:p>41717</text:p>
          </table:table-cell>
          <table:table-cell table:style-name="ce22" office:value-type="string">
            <text:p>401 Woodlake Dr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2</text:p>
          </table:table-cell>
          <table:table-cell table:style-name="ce23" office:value-type="date" office:date-value="2012-05-15T10:00:00">
            <text:p> 05/15/2012</text:p>
          </table:table-cell>
          <table:table-cell table:style-name="ce22" office:value-type="string">
            <text:p>PadenCold Inc</text:p>
          </table:table-cell>
          <table:table-cell table:style-name="ce22" office:value-type="string">
            <text:p>65253</text:p>
          </table:table-cell>
          <table:table-cell table:style-name="ce22" office:value-type="string">
            <text:p>5714 Curlew Dr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53</text:p>
          </table:table-cell>
          <table:table-cell table:style-name="ce23" office:value-type="date" office:date-value="2012-05-15T10:00:00">
            <text:p> 05/15/2012</text:p>
          </table:table-cell>
          <table:table-cell table:style-name="ce22" office:value-type="string">
            <text:p>Roanoke Valley Wine Co</text:p>
          </table:table-cell>
          <table:table-cell table:style-name="ce22" office:value-type="string">
            <text:p>51521</text:p>
          </table:table-cell>
          <table:table-cell table:style-name="ce22" office:value-type="string">
            <text:p>1250 Intervale Dr</text:p>
          </table:table-cell>
          <table:table-cell table:style-name="ce22" office:value-type="string">
            <text:p>Sale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10</text:p>
          </table:table-cell>
          <table:table-cell table:style-name="ce23" office:value-type="date" office:date-value="2012-05-15T10:00:00">
            <text:p> 05/15/2012</text:p>
          </table:table-cell>
          <table:table-cell table:style-name="ce22" office:value-type="string">
            <text:p>Virginia Winery Distribution Co</text:p>
          </table:table-cell>
          <table:table-cell table:style-name="ce22" office:value-type="string">
            <text:p>62736</text:p>
          </table:table-cell>
          <table:table-cell table:style-name="ce22" office:value-type="string">
            <text:p>19158 Stone Mountain Rd</text:p>
          </table:table-cell>
          <table:table-cell table:style-name="ce22" office:value-type="string">
            <text:p>Abing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41</text:p>
          </table:table-cell>
          <table:table-cell table:style-name="ce23" office:value-type="date" office:date-value="2012-05-15T10:00:00">
            <text:p> 05/15/2012</text:p>
          </table:table-cell>
          <table:table-cell table:style-name="ce22" office:value-type="string">
            <text:p>Lawrence Distributing Co House of Beverage</text:p>
          </table:table-cell>
          <table:table-cell table:style-name="ce22" office:value-type="string">
            <text:p>55653</text:p>
          </table:table-cell>
          <table:table-cell table:style-name="ce22" office:value-type="string">
            <text:p>600 Mayfield Rd</text:p>
          </table:table-cell>
          <table:table-cell table:style-name="ce22" office:value-type="string">
            <text:p>Dan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95441</text:p>
          </table:table-cell>
          <table:table-cell table:style-name="ce23" office:value-type="date" office:date-value="2012-05-15T10:00:00">
            <text:p> 05/15/2012</text:p>
          </table:table-cell>
          <table:table-cell table:style-name="ce22" office:value-type="string">
            <text:p>Geyser Peak Winery</text:p>
          </table:table-cell>
          <table:table-cell table:style-name="ce22" office:value-type="string">
            <text:p>55980</text:p>
          </table:table-cell>
          <table:table-cell table:style-name="ce22" office:value-type="string">
            <text:p>22281 Chianti Rd</text:p>
          </table:table-cell>
          <table:table-cell table:style-name="ce22" office:value-type="string">
            <text:p>Geyserville</text:p>
          </table:table-cell>
          <table:table-cell table:style-name="ce22" office:value-type="string">
            <text:p>C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24-3757</text:p>
          </table:table-cell>
          <table:table-cell table:style-name="ce23" office:value-type="date" office:date-value="2012-05-15T10:00:00">
            <text:p> 05/15/2012</text:p>
          </table:table-cell>
          <table:table-cell table:style-name="ce22" office:value-type="string">
            <text:p>Wolf Gap Vineyard</text:p>
          </table:table-cell>
          <table:table-cell table:style-name="ce22" office:value-type="string">
            <text:p>63722</text:p>
          </table:table-cell>
          <table:table-cell table:style-name="ce22" office:value-type="string">
            <text:p>123 Stout Rd</text:p>
          </table:table-cell>
          <table:table-cell table:style-name="ce22" office:value-type="string">
            <text:p>Edi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7-4347</text:p>
          </table:table-cell>
          <table:table-cell table:style-name="ce23" office:value-type="date" office:date-value="2012-05-15T10:00:00">
            <text:p> 05/15/2012</text:p>
          </table:table-cell>
          <table:table-cell table:style-name="ce22" office:value-type="string">
            <text:p>Civitan Workshop</text:p>
          </table:table-cell>
          <table:table-cell table:style-name="ce22" office:value-type="string">
            <text:p>1025</text:p>
          </table:table-cell>
          <table:table-cell table:style-name="ce22" office:value-type="string">
            <text:p>1901 Westwood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2-4284</text:p>
          </table:table-cell>
          <table:table-cell table:style-name="ce23" office:value-type="date" office:date-value="2012-05-15T10:00:00">
            <text:p> 05/15/2012</text:p>
          </table:table-cell>
          <table:table-cell table:style-name="ce22" office:value-type="string">
            <text:p>The Great Dismal Distillery</text:p>
          </table:table-cell>
          <table:table-cell table:style-name="ce22" office:value-type="string">
            <text:p>54331</text:p>
          </table:table-cell>
          <table:table-cell table:style-name="ce22" office:value-type="string">
            <text:p>1005 Battlefield Blvd S Ste A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54-0190</text:p>
          </table:table-cell>
          <table:table-cell table:style-name="ce23" office:value-type="date" office:date-value="2012-05-15T10:00:00">
            <text:p> 05/15/2012</text:p>
          </table:table-cell>
          <table:table-cell table:style-name="ce22" office:value-type="string">
            <text:p>Shore Wine Cellars LLC</text:p>
          </table:table-cell>
          <table:table-cell table:style-name="ce22" office:value-type="string">
            <text:p>51960</text:p>
          </table:table-cell>
          <table:table-cell table:style-name="ce22" office:value-type="string">
            <text:p>6404 Holly Bluff Dr</text:p>
          </table:table-cell>
          <table:table-cell table:style-name="ce22" office:value-type="string">
            <text:p>Frankto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8-1305</text:p>
          </table:table-cell>
          <table:table-cell table:style-name="ce23" office:value-type="date" office:date-value="2012-05-15T10:00:00">
            <text:p> 05/15/2012</text:p>
          </table:table-cell>
          <table:table-cell table:style-name="ce22" office:value-type="string">
            <text:p>Tri Cities Beverage</text:p>
          </table:table-cell>
          <table:table-cell table:style-name="ce22" office:value-type="string">
            <text:p>9969</text:p>
          </table:table-cell>
          <table:table-cell table:style-name="ce22" office:value-type="string">
            <text:p>612 Industrial Park Dr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1-1774</text:p>
          </table:table-cell>
          <table:table-cell table:style-name="ce23" office:value-type="date" office:date-value="2012-05-15T10:00:00">
            <text:p> 05/15/2012</text:p>
          </table:table-cell>
          <table:table-cell table:style-name="ce22" office:value-type="string">
            <text:p>M Price Distributing Co</text:p>
          </table:table-cell>
          <table:table-cell table:style-name="ce22" office:value-type="string">
            <text:p>49286</text:p>
          </table:table-cell>
          <table:table-cell table:style-name="ce22" office:value-type="string">
            <text:p>1 Budweiser St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67-5514</text:p>
          </table:table-cell>
          <table:table-cell table:style-name="ce23" office:value-type="date" office:date-value="2012-05-15T10:00:00">
            <text:p> 05/15/2012</text:p>
          </table:table-cell>
          <table:table-cell table:style-name="ce22" office:value-type="string">
            <text:p>Virginia Winery Distribution Co</text:p>
          </table:table-cell>
          <table:table-cell table:style-name="ce22" office:value-type="string">
            <text:p>65135</text:p>
          </table:table-cell>
          <table:table-cell table:style-name="ce22" office:value-type="string">
            <text:p>3200 Sunny Side Rd</text:p>
          </table:table-cell>
          <table:table-cell table:style-name="ce22" office:value-type="string">
            <text:p>Sax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450-2065</text:p>
          </table:table-cell>
          <table:table-cell table:style-name="ce23" office:value-type="date" office:date-value="2012-05-15T10:00:00">
            <text:p> 05/15/2012</text:p>
          </table:table-cell>
          <table:table-cell table:style-name="ce22" office:value-type="string">
            <text:p>Blue Lab Brewing Company LLC</text:p>
          </table:table-cell>
          <table:table-cell table:style-name="ce22" office:value-type="string">
            <text:p>67359</text:p>
          </table:table-cell>
          <table:table-cell table:style-name="ce22" office:value-type="string">
            <text:p>123 S Randolph St</text:p>
          </table:table-cell>
          <table:table-cell table:style-name="ce22" office:value-type="string">
            <text:p>Lexing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54</text:p>
          </table:table-cell>
          <table:table-cell table:style-name="ce23" office:value-type="date" office:date-value="2012-05-15T16:55:00">
            <text:p> 05/15/2012</text:p>
          </table:table-cell>
          <table:table-cell table:style-name="ce22" office:value-type="string">
            <text:p>The Restaurant at Hungry Mother State Park</text:p>
          </table:table-cell>
          <table:table-cell table:style-name="ce22" office:value-type="string">
            <text:p>3647</text:p>
          </table:table-cell>
          <table:table-cell table:style-name="ce22" office:value-type="string">
            <text:p>203 E Hungry Mother Dr</text:p>
          </table:table-cell>
          <table:table-cell table:style-name="ce22" office:value-type="string">
            <text:p>Mari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54</text:p>
          </table:table-cell>
          <table:table-cell table:style-name="ce23" office:value-type="date" office:date-value="2012-05-15T17:23:00">
            <text:p> 05/15/2012</text:p>
          </table:table-cell>
          <table:table-cell table:style-name="ce22" office:value-type="string">
            <text:p>RR Stations</text:p>
          </table:table-cell>
          <table:table-cell table:style-name="ce22" office:value-type="string">
            <text:p>45541</text:p>
          </table:table-cell>
          <table:table-cell table:style-name="ce22" office:value-type="string">
            <text:p>234 E Main St</text:p>
          </table:table-cell>
          <table:table-cell table:style-name="ce22" office:value-type="string">
            <text:p>Mari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54-4017</text:p>
          </table:table-cell>
          <table:table-cell table:style-name="ce23" office:value-type="date" office:date-value="2012-05-15T17:28:00">
            <text:p> 05/15/2012</text:p>
          </table:table-cell>
          <table:table-cell table:style-name="ce22" office:value-type="string">
            <text:p>FasMart # 466</text:p>
          </table:table-cell>
          <table:table-cell table:style-name="ce22" office:value-type="string">
            <text:p>49281</text:p>
          </table:table-cell>
          <table:table-cell table:style-name="ce22" office:value-type="string">
            <text:p>1083 Highway 16</text:p>
          </table:table-cell>
          <table:table-cell table:style-name="ce22" office:value-type="string">
            <text:p>Mari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6-2613</text:p>
          </table:table-cell>
          <table:table-cell table:style-name="ce23" office:value-type="date" office:date-value="2012-05-15T17:46:00">
            <text:p> 05/15/2012</text:p>
          </table:table-cell>
          <table:table-cell table:style-name="ce22" office:value-type="string">
            <text:p>7 Eleven Store 11086 B</text:p>
          </table:table-cell>
          <table:table-cell table:style-name="ce22" office:value-type="string">
            <text:p>66293</text:p>
          </table:table-cell>
          <table:table-cell table:style-name="ce22" office:value-type="string">
            <text:p>321 Libbie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6</text:p>
          </table:table-cell>
          <table:table-cell table:style-name="ce23" office:value-type="date" office:date-value="2012-05-15T17:52:00">
            <text:p> 05/15/2012</text:p>
          </table:table-cell>
          <table:table-cell table:style-name="ce22" office:value-type="string">
            <text:p>Headliners Too</text:p>
          </table:table-cell>
          <table:table-cell table:style-name="ce22" office:value-type="string">
            <text:p>62642</text:p>
          </table:table-cell>
          <table:table-cell table:style-name="ce22" office:value-type="string">
            <text:p>5607 Patterson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6</text:p>
          </table:table-cell>
          <table:table-cell table:style-name="ce23" office:value-type="date" office:date-value="2012-05-15T17:55:00">
            <text:p> 05/15/2012</text:p>
          </table:table-cell>
          <table:table-cell table:style-name="ce22" office:value-type="string">
            <text:p>Pegasus Restaurant</text:p>
          </table:table-cell>
          <table:table-cell table:style-name="ce22" office:value-type="string">
            <text:p>3605</text:p>
          </table:table-cell>
          <table:table-cell table:style-name="ce22" office:value-type="string">
            <text:p>5604 Patterson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6-2045</text:p>
          </table:table-cell>
          <table:table-cell table:style-name="ce23" office:value-type="date" office:date-value="2012-05-15T18:08:00">
            <text:p> 05/15/2012</text:p>
          </table:table-cell>
          <table:table-cell table:style-name="ce22" office:value-type="string">
            <text:p>Yellow Umbrella Fresh Seafood</text:p>
          </table:table-cell>
          <table:table-cell table:style-name="ce22" office:value-type="string">
            <text:p>62645</text:p>
          </table:table-cell>
          <table:table-cell table:style-name="ce22" office:value-type="string">
            <text:p>5600 Patterson Ave  Ste 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6-3606</text:p>
          </table:table-cell>
          <table:table-cell table:style-name="ce23" office:value-type="date" office:date-value="2012-05-15T18:22:00">
            <text:p> 05/15/2012</text:p>
          </table:table-cell>
          <table:table-cell table:style-name="ce22" office:value-type="string">
            <text:p>City Limit</text:p>
          </table:table-cell>
          <table:table-cell table:style-name="ce22" office:value-type="string">
            <text:p>40585</text:p>
          </table:table-cell>
          <table:table-cell table:style-name="ce22" office:value-type="string">
            <text:p>7007 Three Chopt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19-5458</text:p>
          </table:table-cell>
          <table:table-cell table:style-name="ce23" office:value-type="date" office:date-value="2012-05-15T18:45:00">
            <text:p> 05/15/2012</text:p>
          </table:table-cell>
          <table:table-cell table:style-name="ce22" office:value-type="string">
            <text:p>Driftwood Cafe</text:p>
          </table:table-cell>
          <table:table-cell table:style-name="ce22" office:value-type="string">
            <text:p>66254</text:p>
          </table:table-cell>
          <table:table-cell table:style-name="ce22" office:value-type="string">
            <text:p>1449 E Lee Hwy</text:p>
          </table:table-cell>
          <table:table-cell table:style-name="ce22" office:value-type="string">
            <text:p>Chilhowi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7</text:p>
          </table:table-cell>
          <table:table-cell table:style-name="ce23" office:value-type="date" office:date-value="2012-05-15T18:51:00">
            <text:p> 05/15/2012</text:p>
          </table:table-cell>
          <table:table-cell table:style-name="ce22" office:value-type="string">
            <text:p>Enoteca Sogno</text:p>
          </table:table-cell>
          <table:table-cell table:style-name="ce22" office:value-type="string">
            <text:p>67749</text:p>
          </table:table-cell>
          <table:table-cell table:style-name="ce22" office:value-type="string">
            <text:p>1223 Bellevue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1</text:p>
          </table:table-cell>
          <table:table-cell table:style-name="ce23" office:value-type="date" office:date-value="2012-05-15T19:26:00">
            <text:p> 05/15/2012</text:p>
          </table:table-cell>
          <table:table-cell table:style-name="ce22" office:value-type="string">
            <text:p>Caliente</text:p>
          </table:table-cell>
          <table:table-cell table:style-name="ce22" office:value-type="string">
            <text:p>26594</text:p>
          </table:table-cell>
          <table:table-cell table:style-name="ce22" office:value-type="string">
            <text:p>2922 Park Ave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1-1712</text:p>
          </table:table-cell>
          <table:table-cell table:style-name="ce23" office:value-type="date" office:date-value="2012-05-15T19:33:00">
            <text:p> 05/15/2012</text:p>
          </table:table-cell>
          <table:table-cell table:style-name="ce22" office:value-type="string">
            <text:p>Cafe Diem</text:p>
          </table:table-cell>
          <table:table-cell table:style-name="ce22" office:value-type="string">
            <text:p>26183</text:p>
          </table:table-cell>
          <table:table-cell table:style-name="ce22" office:value-type="string">
            <text:p>600 N Sheppar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40-5112</text:p>
          </table:table-cell>
          <table:table-cell table:style-name="ce23" office:value-type="date" office:date-value="2012-05-15T20:00:00">
            <text:p> 05/15/2012</text:p>
          </table:table-cell>
          <table:table-cell table:style-name="ce22" office:value-type="string">
            <text:p>FasMart # 468</text:p>
          </table:table-cell>
          <table:table-cell table:style-name="ce22" office:value-type="string">
            <text:p>49283</text:p>
          </table:table-cell>
          <table:table-cell table:style-name="ce22" office:value-type="string">
            <text:p>12424 Maple St</text:p>
          </table:table-cell>
          <table:table-cell table:style-name="ce22" office:value-type="string">
            <text:p>Glade Sprin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36</text:p>
          </table:table-cell>
          <table:table-cell table:style-name="ce23" office:value-type="date" office:date-value="2012-05-15T20:30:00">
            <text:p> 05/15/2012</text:p>
          </table:table-cell>
          <table:table-cell table:style-name="ce22" office:value-type="string">
            <text:p>Whistle Pig Bistro</text:p>
          </table:table-cell>
          <table:table-cell table:style-name="ce22" office:value-type="string">
            <text:p>63794</text:p>
          </table:table-cell>
          <table:table-cell table:style-name="ce22" office:value-type="string">
            <text:p>425 Douglas Dr</text:p>
          </table:table-cell>
          <table:table-cell table:style-name="ce22" office:value-type="string">
            <text:p>Damascu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837-2117</text:p>
          </table:table-cell>
          <table:table-cell table:style-name="ce23" office:value-type="date" office:date-value="2012-05-17T15:00:00">
            <text:p> 05/17/2012</text:p>
          </table:table-cell>
          <table:table-cell table:style-name="ce22" office:value-type="string">
            <text:p>The Peanut Patch</text:p>
          </table:table-cell>
          <table:table-cell table:style-name="ce22" office:value-type="string">
            <text:p>17083</text:p>
          </table:table-cell>
          <table:table-cell table:style-name="ce22" office:value-type="string">
            <text:p>27478 Southampton Pkwy</text:p>
          </table:table-cell>
          <table:table-cell table:style-name="ce22" office:value-type="string">
            <text:p>Court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851</text:p>
          </table:table-cell>
          <table:table-cell table:style-name="ce23" office:value-type="date" office:date-value="2012-05-17T15:35:00">
            <text:p> 05/17/2012</text:p>
          </table:table-cell>
          <table:table-cell table:style-name="ce22" office:value-type="string">
            <text:p>C R Younts American Legion Post 73</text:p>
          </table:table-cell>
          <table:table-cell table:style-name="ce22" office:value-type="string">
            <text:p>59122</text:p>
          </table:table-cell>
          <table:table-cell table:style-name="ce22" office:value-type="string">
            <text:p>935 Armory Dr</text:p>
          </table:table-cell>
          <table:table-cell table:style-name="ce22" office:value-type="string">
            <text:p>Frankli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851</text:p>
          </table:table-cell>
          <table:table-cell table:style-name="ce23" office:value-type="date" office:date-value="2012-05-17T15:37:00">
            <text:p> 05/17/2012</text:p>
          </table:table-cell>
          <table:table-cell table:style-name="ce22" office:value-type="string">
            <text:p>Plaza Sunoco</text:p>
          </table:table-cell>
          <table:table-cell table:style-name="ce22" office:value-type="string">
            <text:p>42521</text:p>
          </table:table-cell>
          <table:table-cell table:style-name="ce22" office:value-type="string">
            <text:p>101 N College Dr</text:p>
          </table:table-cell>
          <table:table-cell table:style-name="ce22" office:value-type="string">
            <text:p>Frankli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851-1605</text:p>
          </table:table-cell>
          <table:table-cell table:style-name="ce23" office:value-type="date" office:date-value="2012-05-17T15:40:00">
            <text:p> 05/17/2012</text:p>
          </table:table-cell>
          <table:table-cell table:style-name="ce22" office:value-type="string">
            <text:p>Freds Restaurant</text:p>
          </table:table-cell>
          <table:table-cell table:style-name="ce22" office:value-type="string">
            <text:p>30074</text:p>
          </table:table-cell>
          <table:table-cell table:style-name="ce22" office:value-type="string">
            <text:p>107 S Main St</text:p>
          </table:table-cell>
          <table:table-cell table:style-name="ce22" office:value-type="string">
            <text:p>Frankli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866</text:p>
          </table:table-cell>
          <table:table-cell table:style-name="ce23" office:value-type="date" office:date-value="2012-05-17T16:21:00">
            <text:p> 05/17/2012</text:p>
          </table:table-cell>
          <table:table-cell table:style-name="ce22" office:value-type="string">
            <text:p>Midway Restaurant</text:p>
          </table:table-cell>
          <table:table-cell table:style-name="ce22" office:value-type="string">
            <text:p>50488</text:p>
          </table:table-cell>
          <table:table-cell table:style-name="ce22" office:value-type="string">
            <text:p>35242 General Mahone Blvd</text:p>
          </table:table-cell>
          <table:table-cell table:style-name="ce22" office:value-type="string">
            <text:p>Ivo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890</text:p>
          </table:table-cell>
          <table:table-cell table:style-name="ce23" office:value-type="date" office:date-value="2012-05-17T16:26:00">
            <text:p> 05/17/2012</text:p>
          </table:table-cell>
          <table:table-cell table:style-name="ce22" office:value-type="string">
            <text:p>Young Mens Social Club Inc</text:p>
          </table:table-cell>
          <table:table-cell table:style-name="ce22" office:value-type="string">
            <text:p>66421</text:p>
          </table:table-cell>
          <table:table-cell table:style-name="ce22" office:value-type="string">
            <text:p>29695 Sussex Dr</text:p>
          </table:table-cell>
          <table:table-cell table:style-name="ce22" office:value-type="string">
            <text:p>Waverl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883</text:p>
          </table:table-cell>
          <table:table-cell table:style-name="ce23" office:value-type="date" office:date-value="2012-05-17T16:48:00">
            <text:p> 05/17/2012</text:p>
          </table:table-cell>
          <table:table-cell table:style-name="ce22" office:value-type="string">
            <text:p>Surry Market</text:p>
          </table:table-cell>
          <table:table-cell table:style-name="ce22" office:value-type="string">
            <text:p>66641</text:p>
          </table:table-cell>
          <table:table-cell table:style-name="ce22" office:value-type="string">
            <text:p>11939 Rolfe Hwy</text:p>
          </table:table-cell>
          <table:table-cell table:style-name="ce22" office:value-type="string">
            <text:p>Surr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883-2705</text:p>
          </table:table-cell>
          <table:table-cell table:style-name="ce23" office:value-type="date" office:date-value="2012-05-17T16:52:00">
            <text:p> 05/17/2012</text:p>
          </table:table-cell>
          <table:table-cell table:style-name="ce22" office:value-type="string">
            <text:p>La Hacienda</text:p>
          </table:table-cell>
          <table:table-cell table:style-name="ce22" office:value-type="string">
            <text:p>54267</text:p>
          </table:table-cell>
          <table:table-cell table:style-name="ce22" office:value-type="string">
            <text:p>601 Colonial Trl E</text:p>
          </table:table-cell>
          <table:table-cell table:style-name="ce22" office:value-type="string">
            <text:p>Surr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0-1325</text:p>
          </table:table-cell>
          <table:table-cell table:style-name="ce23" office:value-type="date" office:date-value="2012-05-17T17:18:00">
            <text:p> 05/17/2012</text:p>
          </table:table-cell>
          <table:table-cell table:style-name="ce22" office:value-type="string">
            <text:p>The Genuine Smithfield Ham Shoppe</text:p>
          </table:table-cell>
          <table:table-cell table:style-name="ce22" office:value-type="string">
            <text:p>19104</text:p>
          </table:table-cell>
          <table:table-cell table:style-name="ce22" office:value-type="string">
            <text:p>224 Main St</text:p>
          </table:table-cell>
          <table:table-cell table:style-name="ce22" office:value-type="string">
            <text:p>Smith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0-1741</text:p>
          </table:table-cell>
          <table:table-cell table:style-name="ce23" office:value-type="date" office:date-value="2012-05-17T17:35:00">
            <text:p> 05/17/2012</text:p>
          </table:table-cell>
          <table:table-cell table:style-name="ce22" office:value-type="string">
            <text:p>Nautical Decor</text:p>
          </table:table-cell>
          <table:table-cell table:style-name="ce22" office:value-type="string">
            <text:p>61400</text:p>
          </table:table-cell>
          <table:table-cell table:style-name="ce22" office:value-type="string">
            <text:p>409 S Church St Ste E</text:p>
          </table:table-cell>
          <table:table-cell table:style-name="ce22" office:value-type="string">
            <text:p>Smith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430</text:p>
          </table:table-cell>
          <table:table-cell table:style-name="ce23" office:value-type="date" office:date-value="2012-05-17T17:47:00">
            <text:p> 05/17/2012</text:p>
          </table:table-cell>
          <table:table-cell table:style-name="ce22" office:value-type="string">
            <text:p>Annas Ristorante Pasta Vino &amp; Pizza</text:p>
          </table:table-cell>
          <table:table-cell table:style-name="ce22" office:value-type="string">
            <text:p>11458</text:p>
          </table:table-cell>
          <table:table-cell table:style-name="ce22" office:value-type="string">
            <text:p>1810 S Church St</text:p>
          </table:table-cell>
          <table:table-cell table:style-name="ce22" office:value-type="string">
            <text:p>Smith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314</text:p>
          </table:table-cell>
          <table:table-cell table:style-name="ce23" office:value-type="date" office:date-value="2012-05-17T18:02:00">
            <text:p> 05/17/2012</text:p>
          </table:table-cell>
          <table:table-cell table:style-name="ce22" office:value-type="string">
            <text:p>A J Gators Sportsbar &amp; Grill</text:p>
          </table:table-cell>
          <table:table-cell table:style-name="ce22" office:value-type="string">
            <text:p>54500</text:p>
          </table:table-cell>
          <table:table-cell table:style-name="ce22" office:value-type="string">
            <text:p>13609 Carrollton Blvd</text:p>
          </table:table-cell>
          <table:table-cell table:style-name="ce22" office:value-type="string">
            <text:p>Carroll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841</text:p>
          </table:table-cell>
          <table:table-cell table:style-name="ce23" office:value-type="date" office:date-value="2012-05-17T19:42:00">
            <text:p> 05/17/2012</text:p>
          </table:table-cell>
          <table:table-cell table:style-name="ce22" office:value-type="string">
            <text:p>Franklin Bowling Center</text:p>
          </table:table-cell>
          <table:table-cell table:style-name="ce22" office:value-type="string">
            <text:p>66962</text:p>
          </table:table-cell>
          <table:table-cell table:style-name="ce22" office:value-type="string">
            <text:p>1327 Armory Dr</text:p>
          </table:table-cell>
          <table:table-cell table:style-name="ce22" office:value-type="string">
            <text:p>Frankli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38</text:p>
          </table:table-cell>
          <table:table-cell table:style-name="ce23" office:value-type="date" office:date-value="2012-05-20T14:55:00">
            <text:p> 05/20/2012</text:p>
          </table:table-cell>
          <table:table-cell table:style-name="ce22" office:value-type="string">
            <text:p>DeVault Vineyards</text:p>
          </table:table-cell>
          <table:table-cell table:style-name="ce22" office:value-type="string">
            <text:p>65070</text:p>
          </table:table-cell>
          <table:table-cell table:style-name="ce22" office:value-type="string">
            <text:p>247 Station Ln</text:p>
          </table:table-cell>
          <table:table-cell table:style-name="ce22" office:value-type="string">
            <text:p>Conc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77-3917</text:p>
          </table:table-cell>
          <table:table-cell table:style-name="ce23" office:value-type="date" office:date-value="2012-05-20T15:56:00">
            <text:p> 05/20/2012</text:p>
          </table:table-cell>
          <table:table-cell table:style-name="ce22" office:value-type="string">
            <text:p>Bright Meadows Farm</text:p>
          </table:table-cell>
          <table:table-cell table:style-name="ce22" office:value-type="string">
            <text:p>38853</text:p>
          </table:table-cell>
          <table:table-cell table:style-name="ce22" office:value-type="string">
            <text:p>1181 Nathalie Rd</text:p>
          </table:table-cell>
          <table:table-cell table:style-name="ce22" office:value-type="string">
            <text:p>Nathali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85-3710</text:p>
          </table:table-cell>
          <table:table-cell table:style-name="ce23" office:value-type="date" office:date-value="2012-05-20T17:15:00">
            <text:p> 05/20/2012</text:p>
          </table:table-cell>
          <table:table-cell table:style-name="ce22" office:value-type="string">
            <text:p>Blue Ridge Vineyard</text:p>
          </table:table-cell>
          <table:table-cell table:style-name="ce22" office:value-type="string">
            <text:p>40345</text:p>
          </table:table-cell>
          <table:table-cell table:style-name="ce22" office:value-type="string">
            <text:p>1027 Shiloh Dr</text:p>
          </table:table-cell>
          <table:table-cell table:style-name="ce22" office:value-type="string">
            <text:p>Eagle R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69</text:p>
          </table:table-cell>
          <table:table-cell table:style-name="ce23" office:value-type="date" office:date-value="2012-05-21T10:00:00">
            <text:p> 05/21/2012</text:p>
          </table:table-cell>
          <table:table-cell table:style-name="ce22" office:value-type="string">
            <text:p>Virginia Winery Distribution Co</text:p>
          </table:table-cell>
          <table:table-cell table:style-name="ce22" office:value-type="string">
            <text:p>62735</text:p>
          </table:table-cell>
          <table:table-cell table:style-name="ce22" office:value-type="string">
            <text:p>8628 Cople Hwy</text:p>
          </table:table-cell>
          <table:table-cell table:style-name="ce22" office:value-type="string">
            <text:p>Hagu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59</text:p>
          </table:table-cell>
          <table:table-cell table:style-name="ce23" office:value-type="date" office:date-value="2012-05-21T10:00:00">
            <text:p> 05/21/2012</text:p>
          </table:table-cell>
          <table:table-cell table:style-name="ce22" office:value-type="string">
            <text:p>Virginia Winery Distribution Co</text:p>
          </table:table-cell>
          <table:table-cell table:style-name="ce22" office:value-type="string">
            <text:p>62737</text:p>
          </table:table-cell>
          <table:table-cell table:style-name="ce22" office:value-type="string">
            <text:p>2545 Rural Ridge Ln</text:p>
          </table:table-cell>
          <table:table-cell table:style-name="ce22" office:value-type="string">
            <text:p>North Gard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08</text:p>
          </table:table-cell>
          <table:table-cell table:style-name="ce23" office:value-type="date" office:date-value="2012-05-21T10:00:00">
            <text:p> 05/21/2012</text:p>
          </table:table-cell>
          <table:table-cell table:style-name="ce22" office:value-type="string">
            <text:p>Carey Wholesale Inc</text:p>
          </table:table-cell>
          <table:table-cell table:style-name="ce22" office:value-type="string">
            <text:p>49746</text:p>
          </table:table-cell>
          <table:table-cell table:style-name="ce22" office:value-type="string">
            <text:p>15383 Lankford Hwy</text:p>
          </table:table-cell>
          <table:table-cell table:style-name="ce22" office:value-type="string">
            <text:p>Bloxom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4</text:p>
          </table:table-cell>
          <table:table-cell table:style-name="ce23" office:value-type="date" office:date-value="2012-05-21T10:00:00">
            <text:p> 05/21/2012</text:p>
          </table:table-cell>
          <table:table-cell table:style-name="ce22" office:value-type="string">
            <text:p>Belkov Brothers</text:p>
          </table:table-cell>
          <table:table-cell table:style-name="ce22" office:value-type="string">
            <text:p>66061</text:p>
          </table:table-cell>
          <table:table-cell table:style-name="ce22" office:value-type="string">
            <text:p>1021 E Princess Anne R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32-3336</text:p>
          </table:table-cell>
          <table:table-cell table:style-name="ce23" office:value-type="date" office:date-value="2012-05-21T10:00:00">
            <text:p> 05/21/2012</text:p>
          </table:table-cell>
          <table:table-cell table:style-name="ce22" office:value-type="string">
            <text:p>King Family Vineyards</text:p>
          </table:table-cell>
          <table:table-cell table:style-name="ce22" office:value-type="string">
            <text:p>42127</text:p>
          </table:table-cell>
          <table:table-cell table:style-name="ce22" office:value-type="string">
            <text:p>6550 Roseland Farm</text:p>
          </table:table-cell>
          <table:table-cell table:style-name="ce22" office:value-type="string">
            <text:p>Croze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943-1701</text:p>
          </table:table-cell>
          <table:table-cell table:style-name="ce23" office:value-type="date" office:date-value="2012-05-21T10:00:00">
            <text:p> 05/21/2012</text:p>
          </table:table-cell>
          <table:table-cell table:style-name="ce22" office:value-type="string">
            <text:p>Virginia Winery Distribution Co</text:p>
          </table:table-cell>
          <table:table-cell table:style-name="ce22" office:value-type="string">
            <text:p>53294</text:p>
          </table:table-cell>
          <table:table-cell table:style-name="ce22" office:value-type="string">
            <text:p>382 Newtown Rd</text:p>
          </table:table-cell>
          <table:table-cell table:style-name="ce22" office:value-type="string">
            <text:p>Greenwoo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0-1914</text:p>
          </table:table-cell>
          <table:table-cell table:style-name="ce23" office:value-type="date" office:date-value="2012-05-21T10:00:00">
            <text:p> 05/21/2012</text:p>
          </table:table-cell>
          <table:table-cell table:style-name="ce22" office:value-type="string">
            <text:p>Athinia Imports</text:p>
          </table:table-cell>
          <table:table-cell table:style-name="ce22" office:value-type="string">
            <text:p>12894</text:p>
          </table:table-cell>
          <table:table-cell table:style-name="ce22" office:value-type="string">
            <text:p>808 N Mulberry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1-1774</text:p>
          </table:table-cell>
          <table:table-cell table:style-name="ce23" office:value-type="date" office:date-value="2012-05-21T10:00:00">
            <text:p> 05/21/2012</text:p>
          </table:table-cell>
          <table:table-cell table:style-name="ce22" office:value-type="string">
            <text:p>M Price Distributing Co</text:p>
          </table:table-cell>
          <table:table-cell table:style-name="ce22" office:value-type="string">
            <text:p>58180</text:p>
          </table:table-cell>
          <table:table-cell table:style-name="ce22" office:value-type="string">
            <text:p>1 Budweiser St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01-1855</text:p>
          </table:table-cell>
          <table:table-cell table:style-name="ce23" office:value-type="date" office:date-value="2012-05-21T10:00:00">
            <text:p> 05/21/2012</text:p>
          </table:table-cell>
          <table:table-cell table:style-name="ce22" office:value-type="string">
            <text:p>Walling Distributing Company</text:p>
          </table:table-cell>
          <table:table-cell table:style-name="ce22" office:value-type="string">
            <text:p>67421</text:p>
          </table:table-cell>
          <table:table-cell table:style-name="ce22" office:value-type="string">
            <text:p>306 Walling Rd</text:p>
          </table:table-cell>
          <table:table-cell table:style-name="ce22" office:value-type="string">
            <text:p>Bristo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10-3402</text:p>
          </table:table-cell>
          <table:table-cell table:style-name="ce23" office:value-type="date" office:date-value="2012-05-21T10:00:00">
            <text:p> 05/21/2012</text:p>
          </table:table-cell>
          <table:table-cell table:style-name="ce22" office:value-type="string">
            <text:p>Holston Valley Distributing Co</text:p>
          </table:table-cell>
          <table:table-cell table:style-name="ce22" office:value-type="string">
            <text:p>3626</text:p>
          </table:table-cell>
          <table:table-cell table:style-name="ce22" office:value-type="string">
            <text:p>208 Deadmore St SE</text:p>
          </table:table-cell>
          <table:table-cell table:style-name="ce22" office:value-type="string">
            <text:p>Abing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25-4008</text:p>
          </table:table-cell>
          <table:table-cell table:style-name="ce23" office:value-type="date" office:date-value="2012-05-21T10:00:00">
            <text:p> 05/21/2012</text:p>
          </table:table-cell>
          <table:table-cell table:style-name="ce22" office:value-type="string">
            <text:p>Foggy Ridge Cider</text:p>
          </table:table-cell>
          <table:table-cell table:style-name="ce22" office:value-type="string">
            <text:p>48400</text:p>
          </table:table-cell>
          <table:table-cell table:style-name="ce22" office:value-type="string">
            <text:p>1328 Pine View Rd</text:p>
          </table:table-cell>
          <table:table-cell table:style-name="ce22" office:value-type="string">
            <text:p>Dugspu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7-4052</text:p>
          </table:table-cell>
          <table:table-cell table:style-name="ce23" office:value-type="date" office:date-value="2012-05-22T14:35:00">
            <text:p> 05/22/2012</text:p>
          </table:table-cell>
          <table:table-cell table:style-name="ce22" office:value-type="string">
            <text:p>Spencers Express</text:p>
          </table:table-cell>
          <table:table-cell table:style-name="ce22" office:value-type="string">
            <text:p>8982</text:p>
          </table:table-cell>
          <table:table-cell table:style-name="ce22" office:value-type="string">
            <text:p>5144 Centralia Rd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2</text:p>
          </table:table-cell>
          <table:table-cell table:style-name="ce23" office:value-type="date" office:date-value="2012-05-22T15:00:00">
            <text:p> 05/22/2012</text:p>
          </table:table-cell>
          <table:table-cell table:style-name="ce22" office:value-type="string">
            <text:p>Murphys Law II</text:p>
          </table:table-cell>
          <table:table-cell table:style-name="ce22" office:value-type="string">
            <text:p>41250</text:p>
          </table:table-cell>
          <table:table-cell table:style-name="ce22" office:value-type="string">
            <text:p>13995 Raised Antler Cir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51-2102</text:p>
          </table:table-cell>
          <table:table-cell table:style-name="ce23" office:value-type="date" office:date-value="2012-05-30T11:13:00">
            <text:p> 05/30/2012</text:p>
          </table:table-cell>
          <table:table-cell table:style-name="ce22" office:value-type="string">
            <text:p>The Swiss Bakery and Pastry Shop</text:p>
          </table:table-cell>
          <table:table-cell table:style-name="ce22" office:value-type="string">
            <text:p>53800</text:p>
          </table:table-cell>
          <table:table-cell table:style-name="ce22" office:value-type="string">
            <text:p>5224 Port Royal Rd</text:p>
          </table:table-cell>
          <table:table-cell table:style-name="ce22" office:value-type="string">
            <text:p>Spring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51-2101</text:p>
          </table:table-cell>
          <table:table-cell table:style-name="ce23" office:value-type="date" office:date-value="2012-05-30T11:18:00">
            <text:p> 05/30/2012</text:p>
          </table:table-cell>
          <table:table-cell table:style-name="ce22" office:value-type="string">
            <text:p>7 Eleven Store 2581 10690 B</text:p>
          </table:table-cell>
          <table:table-cell table:style-name="ce22" office:value-type="string">
            <text:p>69064</text:p>
          </table:table-cell>
          <table:table-cell table:style-name="ce22" office:value-type="string">
            <text:p>8017 Braddock Rd</text:p>
          </table:table-cell>
          <table:table-cell table:style-name="ce22" office:value-type="string">
            <text:p>Spring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151-2101</text:p>
          </table:table-cell>
          <table:table-cell table:style-name="ce23" office:value-type="date" office:date-value="2012-05-30T11:18:00">
            <text:p> 05/30/2012</text:p>
          </table:table-cell>
          <table:table-cell table:style-name="ce22" office:value-type="string">
            <text:p>7 Eleven Store 2581 10690A</text:p>
          </table:table-cell>
          <table:table-cell table:style-name="ce22" office:value-type="string">
            <text:p>65647</text:p>
          </table:table-cell>
          <table:table-cell table:style-name="ce22" office:value-type="string">
            <text:p>8017 Braddock Rd</text:p>
          </table:table-cell>
          <table:table-cell table:style-name="ce22" office:value-type="string">
            <text:p>Springfiel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2</text:p>
          </table:table-cell>
          <table:table-cell table:style-name="ce23" office:value-type="date" office:date-value="2012-05-30T11:40:00">
            <text:p> 05/30/2012</text:p>
          </table:table-cell>
          <table:table-cell table:style-name="ce22" office:value-type="string">
            <text:p>Mi Tierra Mercado Latino</text:p>
          </table:table-cell>
          <table:table-cell table:style-name="ce22" office:value-type="string">
            <text:p>13098</text:p>
          </table:table-cell>
          <table:table-cell table:style-name="ce22" office:value-type="string">
            <text:p>6531 F Little River Tpke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2-1419</text:p>
          </table:table-cell>
          <table:table-cell table:style-name="ce23" office:value-type="date" office:date-value="2012-05-30T11:45:00">
            <text:p> 05/30/2012</text:p>
          </table:table-cell>
          <table:table-cell table:style-name="ce22" office:value-type="string">
            <text:p>Flippin Pizza</text:p>
          </table:table-cell>
          <table:table-cell table:style-name="ce22" office:value-type="string">
            <text:p>71742</text:p>
          </table:table-cell>
          <table:table-cell table:style-name="ce22" office:value-type="string">
            <text:p>6544 Little River Tpke Ste A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312-1419</text:p>
          </table:table-cell>
          <table:table-cell table:style-name="ce23" office:value-type="date" office:date-value="2012-05-30T11:45:00">
            <text:p> 05/30/2012</text:p>
          </table:table-cell>
          <table:table-cell table:style-name="ce22" office:value-type="string">
            <text:p>Flippin Pizza</text:p>
          </table:table-cell>
          <table:table-cell table:style-name="ce22" office:value-type="string">
            <text:p>55956</text:p>
          </table:table-cell>
          <table:table-cell table:style-name="ce22" office:value-type="string">
            <text:p>6544 Little River Tpke Ste A</text:p>
          </table:table-cell>
          <table:table-cell table:style-name="ce22" office:value-type="string">
            <text:p>Alexand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03-3028</text:p>
          </table:table-cell>
          <table:table-cell table:style-name="ce23" office:value-type="date" office:date-value="2012-05-30T12:33:00">
            <text:p> 05/30/2012</text:p>
          </table:table-cell>
          <table:table-cell table:style-name="ce22" office:value-type="string">
            <text:p>Pado Seafood Restaurant</text:p>
          </table:table-cell>
          <table:table-cell table:style-name="ce22" office:value-type="string">
            <text:p>47099</text:p>
          </table:table-cell>
          <table:table-cell table:style-name="ce22" office:value-type="string">
            <text:p>4231 Markham St</text:p>
          </table:table-cell>
          <table:table-cell table:style-name="ce22" office:value-type="string">
            <text:p>Annanda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03-6201</text:p>
          </table:table-cell>
          <table:table-cell table:style-name="ce23" office:value-type="date" office:date-value="2012-05-30T12:43:00">
            <text:p> 05/30/2012</text:p>
          </table:table-cell>
          <table:table-cell table:style-name="ce22" office:value-type="string">
            <text:p>BonChon Chicken</text:p>
          </table:table-cell>
          <table:table-cell table:style-name="ce22" office:value-type="string">
            <text:p>42290</text:p>
          </table:table-cell>
          <table:table-cell table:style-name="ce22" office:value-type="string">
            <text:p>6653 Little River Tpke Ste H</text:p>
          </table:table-cell>
          <table:table-cell table:style-name="ce22" office:value-type="string">
            <text:p>Annanda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03-3168</text:p>
          </table:table-cell>
          <table:table-cell table:style-name="ce23" office:value-type="date" office:date-value="2012-05-30T13:04:00">
            <text:p> 05/30/2012</text:p>
          </table:table-cell>
          <table:table-cell table:style-name="ce22" office:value-type="string">
            <text:p>Seoul Gool Dae Gee</text:p>
          </table:table-cell>
          <table:table-cell table:style-name="ce22" office:value-type="string">
            <text:p>53633</text:p>
          </table:table-cell>
          <table:table-cell table:style-name="ce22" office:value-type="string">
            <text:p>7220C Columbia Pike</text:p>
          </table:table-cell>
          <table:table-cell table:style-name="ce22" office:value-type="string">
            <text:p>Annanda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03-3146</text:p>
          </table:table-cell>
          <table:table-cell table:style-name="ce23" office:value-type="date" office:date-value="2012-05-30T13:11:00">
            <text:p> 05/30/2012</text:p>
          </table:table-cell>
          <table:table-cell table:style-name="ce22" office:value-type="string">
            <text:p>Seoul Garden</text:p>
          </table:table-cell>
          <table:table-cell table:style-name="ce22" office:value-type="string">
            <text:p>53892</text:p>
          </table:table-cell>
          <table:table-cell table:style-name="ce22" office:value-type="string">
            <text:p>7133 Columbia Pike</text:p>
          </table:table-cell>
          <table:table-cell table:style-name="ce22" office:value-type="string">
            <text:p>Annanda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03-3146</text:p>
          </table:table-cell>
          <table:table-cell table:style-name="ce23" office:value-type="date" office:date-value="2012-05-30T13:13:00">
            <text:p> 05/30/2012</text:p>
          </table:table-cell>
          <table:table-cell table:style-name="ce22" office:value-type="string">
            <text:p>Gom Ba Woo Restaurant</text:p>
          </table:table-cell>
          <table:table-cell table:style-name="ce22" office:value-type="string">
            <text:p>10997</text:p>
          </table:table-cell>
          <table:table-cell table:style-name="ce22" office:value-type="string">
            <text:p>7133C Columbia Pike</text:p>
          </table:table-cell>
          <table:table-cell table:style-name="ce22" office:value-type="string">
            <text:p>Annanda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1-2007</text:p>
          </table:table-cell>
          <table:table-cell table:style-name="ce23" office:value-type="date" office:date-value="2012-05-30T13:31:00">
            <text:p> 05/30/2012</text:p>
          </table:table-cell>
          <table:table-cell table:style-name="ce22" office:value-type="string">
            <text:p>Full Kee Restaurant</text:p>
          </table:table-cell>
          <table:table-cell table:style-name="ce22" office:value-type="string">
            <text:p>13143</text:p>
          </table:table-cell>
          <table:table-cell table:style-name="ce22" office:value-type="string">
            <text:p>5830 Columbia Pike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1-3007</text:p>
          </table:table-cell>
          <table:table-cell table:style-name="ce23" office:value-type="date" office:date-value="2012-05-30T13:41:00">
            <text:p> 05/30/2012</text:p>
          </table:table-cell>
          <table:table-cell table:style-name="ce22" office:value-type="string">
            <text:p>Seminary Road Shell Food Mart</text:p>
          </table:table-cell>
          <table:table-cell table:style-name="ce22" office:value-type="string">
            <text:p>13687</text:p>
          </table:table-cell>
          <table:table-cell table:style-name="ce22" office:value-type="string">
            <text:p>5757 Seminary Rd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1-2307</text:p>
          </table:table-cell>
          <table:table-cell table:style-name="ce23" office:value-type="date" office:date-value="2012-05-30T13:55:00">
            <text:p> 05/30/2012</text:p>
          </table:table-cell>
          <table:table-cell table:style-name="ce22" office:value-type="string">
            <text:p>Safeway Store  1462</text:p>
          </table:table-cell>
          <table:table-cell table:style-name="ce22" office:value-type="string">
            <text:p>71152</text:p>
          </table:table-cell>
          <table:table-cell table:style-name="ce22" office:value-type="string">
            <text:p>5821 Crossroads Center Way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2044-2409</text:p>
          </table:table-cell>
          <table:table-cell table:style-name="ce23" office:value-type="date" office:date-value="2012-05-30T14:08:00">
            <text:p> 05/30/2012</text:p>
          </table:table-cell>
          <table:table-cell table:style-name="ce22" office:value-type="string">
            <text:p>Shoppers Club   48</text:p>
          </table:table-cell>
          <table:table-cell table:style-name="ce22" office:value-type="string">
            <text:p>76763</text:p>
          </table:table-cell>
          <table:table-cell table:style-name="ce22" office:value-type="string">
            <text:p>6360 Seven Corners Ctr</text:p>
          </table:table-cell>
          <table:table-cell table:style-name="ce22" office:value-type="string">
            <text:p>Falls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71-4096</text:p>
          </table:table-cell>
          <table:table-cell table:style-name="ce23" office:value-type="date" office:date-value="2012-05-30T14:48:00">
            <text:p> 05/30/2012</text:p>
          </table:table-cell>
          <table:table-cell table:style-name="ce22" office:value-type="string">
            <text:p>Shiang Yu Chinese Rest</text:p>
          </table:table-cell>
          <table:table-cell table:style-name="ce22" office:value-type="string">
            <text:p>42201</text:p>
          </table:table-cell>
          <table:table-cell table:style-name="ce22" office:value-type="string">
            <text:p>13300 Franklin Farm Rd Ste G</text:p>
          </table:table-cell>
          <table:table-cell table:style-name="ce22" office:value-type="string">
            <text:p>Hernd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92-2169</text:p>
          </table:table-cell>
          <table:table-cell table:style-name="ce23" office:value-type="date" office:date-value="2012-05-31T10:15:00">
            <text:p> 05/31/2012</text:p>
          </table:table-cell>
          <table:table-cell table:style-name="ce22" office:value-type="string">
            <text:p>Red Barn Food Store</text:p>
          </table:table-cell>
          <table:table-cell table:style-name="ce22" office:value-type="string">
            <text:p>54359</text:p>
          </table:table-cell>
          <table:table-cell table:style-name="ce22" office:value-type="string">
            <text:p>6527 George Washington Memorial Hwy</text:p>
          </table:table-cell>
          <table:table-cell table:style-name="ce22" office:value-type="string">
            <text:p>Yorkto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61</text:p>
          </table:table-cell>
          <table:table-cell table:style-name="ce23" office:value-type="date" office:date-value="2012-05-31T10:55:00">
            <text:p> 05/31/2012</text:p>
          </table:table-cell>
          <table:table-cell table:style-name="ce22" office:value-type="string">
            <text:p>Lyns Mini Mart</text:p>
          </table:table-cell>
          <table:table-cell table:style-name="ce22" office:value-type="string">
            <text:p>48707</text:p>
          </table:table-cell>
          <table:table-cell table:style-name="ce22" office:value-type="string">
            <text:p>5362 Hickory Fork Rd</text:p>
          </table:table-cell>
          <table:table-cell table:style-name="ce22" office:value-type="string">
            <text:p>Glouc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43</text:p>
          </table:table-cell>
          <table:table-cell table:style-name="ce23" office:value-type="date" office:date-value="2012-05-31T11:50:00">
            <text:p> 05/31/2012</text:p>
          </table:table-cell>
          <table:table-cell table:style-name="ce22" office:value-type="string">
            <text:p>Deltaville Marina</text:p>
          </table:table-cell>
          <table:table-cell table:style-name="ce22" office:value-type="string">
            <text:p>65344</text:p>
          </table:table-cell>
          <table:table-cell table:style-name="ce22" office:value-type="string">
            <text:p>274 Bucks View Ln</text:p>
          </table:table-cell>
          <table:table-cell table:style-name="ce22" office:value-type="string">
            <text:p>Delta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58-2507</text:p>
          </table:table-cell>
          <table:table-cell table:style-name="ce23" office:value-type="date" office:date-value="2012-05-31T12:00:00">
            <text:p> 05/31/2012</text:p>
          </table:table-cell>
          <table:table-cell table:style-name="ce22" office:value-type="string">
            <text:p>Molasses Grill</text:p>
          </table:table-cell>
          <table:table-cell table:style-name="ce22" office:value-type="string">
            <text:p>32401</text:p>
          </table:table-cell>
          <table:table-cell table:style-name="ce22" office:value-type="string">
            <text:p>75 S Main St</text:p>
          </table:table-cell>
          <table:table-cell table:style-name="ce22" office:value-type="string">
            <text:p>Hali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043</text:p>
          </table:table-cell>
          <table:table-cell table:style-name="ce23" office:value-type="date" office:date-value="2012-05-31T12:15:00">
            <text:p> 05/31/2012</text:p>
          </table:table-cell>
          <table:table-cell table:style-name="ce22" office:value-type="string">
            <text:p>Anna Bananas Gift Shop</text:p>
          </table:table-cell>
          <table:table-cell table:style-name="ce22" office:value-type="string">
            <text:p>64502</text:p>
          </table:table-cell>
          <table:table-cell table:style-name="ce22" office:value-type="string">
            <text:p>17371 General Puller Hwy</text:p>
          </table:table-cell>
          <table:table-cell table:style-name="ce22" office:value-type="string">
            <text:p>Delta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58-3170</text:p>
          </table:table-cell>
          <table:table-cell table:style-name="ce23" office:value-type="date" office:date-value="2012-05-31T12:25:00">
            <text:p> 05/31/2012</text:p>
          </table:table-cell>
          <table:table-cell table:style-name="ce22" office:value-type="string">
            <text:p>Spring Creek Wine Cellar</text:p>
          </table:table-cell>
          <table:table-cell table:style-name="ce22" office:value-type="string">
            <text:p>36811</text:p>
          </table:table-cell>
          <table:table-cell table:style-name="ce22" office:value-type="string">
            <text:p>3628 Bakers Mountain Rd</text:p>
          </table:table-cell>
          <table:table-cell table:style-name="ce22" office:value-type="string">
            <text:p>Pampli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20</text:p>
          </table:table-cell>
          <table:table-cell table:style-name="ce23" office:value-type="date" office:date-value="2012-05-31T12:35:00">
            <text:p> 05/31/2012</text:p>
          </table:table-cell>
          <table:table-cell table:style-name="ce22" office:value-type="string">
            <text:p>C Js Country Market</text:p>
          </table:table-cell>
          <table:table-cell table:style-name="ce22" office:value-type="string">
            <text:p>53808</text:p>
          </table:table-cell>
          <table:table-cell table:style-name="ce22" office:value-type="string">
            <text:p>7092 Huell Matthews Hwy</text:p>
          </table:table-cell>
          <table:table-cell table:style-name="ce22" office:value-type="string">
            <text:p>Al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98</text:p>
          </table:table-cell>
          <table:table-cell table:style-name="ce23" office:value-type="date" office:date-value="2012-05-31T12:56:00">
            <text:p> 05/31/2012</text:p>
          </table:table-cell>
          <table:table-cell table:style-name="ce22" office:value-type="string">
            <text:p>Country Corner</text:p>
          </table:table-cell>
          <table:table-cell table:style-name="ce22" office:value-type="string">
            <text:p>47930</text:p>
          </table:table-cell>
          <table:table-cell table:style-name="ce22" office:value-type="string">
            <text:p>1036 Hitesburg Church Rd</text:p>
          </table:table-cell>
          <table:table-cell table:style-name="ce22" office:value-type="string">
            <text:p>Virgili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8</text:p>
          </table:table-cell>
          <table:table-cell table:style-name="ce23" office:value-type="date" office:date-value="2012-05-31T13:34:00">
            <text:p> 05/31/2012</text:p>
          </table:table-cell>
          <table:table-cell table:style-name="ce22" office:value-type="string">
            <text:p>Daddyos Pizza &amp; Panini</text:p>
          </table:table-cell>
          <table:table-cell table:style-name="ce22" office:value-type="string">
            <text:p>65078</text:p>
          </table:table-cell>
          <table:table-cell table:style-name="ce22" office:value-type="string">
            <text:p>7500 Richmond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8-7212</text:p>
          </table:table-cell>
          <table:table-cell table:style-name="ce23" office:value-type="date" office:date-value="2012-05-31T13:41:00">
            <text:p> 05/31/2012</text:p>
          </table:table-cell>
          <table:table-cell table:style-name="ce22" office:value-type="string">
            <text:p>Tequila Rose Mexican Restaurant II Inc</text:p>
          </table:table-cell>
          <table:table-cell table:style-name="ce22" office:value-type="string">
            <text:p>27917</text:p>
          </table:table-cell>
          <table:table-cell table:style-name="ce22" office:value-type="string">
            <text:p>6925 Richmond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92</text:p>
          </table:table-cell>
          <table:table-cell table:style-name="ce23" office:value-type="date" office:date-value="2012-05-31T13:47:00">
            <text:p> 05/31/2012</text:p>
          </table:table-cell>
          <table:table-cell table:style-name="ce22" office:value-type="string">
            <text:p>South Boston Fairfield Inn &amp; Suites</text:p>
          </table:table-cell>
          <table:table-cell table:style-name="ce22" office:value-type="string">
            <text:p>61432</text:p>
          </table:table-cell>
          <table:table-cell table:style-name="ce22" office:value-type="string">
            <text:p>1120 Bill Tuck Hwy</text:p>
          </table:table-cell>
          <table:table-cell table:style-name="ce22" office:value-type="string">
            <text:p>South Bo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92</text:p>
          </table:table-cell>
          <table:table-cell table:style-name="ce23" office:value-type="date" office:date-value="2012-05-31T13:52:00">
            <text:p> 05/31/2012</text:p>
          </table:table-cell>
          <table:table-cell table:style-name="ce22" office:value-type="string">
            <text:p>Dinis Brothers Pizza</text:p>
          </table:table-cell>
          <table:table-cell table:style-name="ce22" office:value-type="string">
            <text:p>51920</text:p>
          </table:table-cell>
          <table:table-cell table:style-name="ce22" office:value-type="string">
            <text:p>901 Wilborn Ave</text:p>
          </table:table-cell>
          <table:table-cell table:style-name="ce22" office:value-type="string">
            <text:p>South Bo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92</text:p>
          </table:table-cell>
          <table:table-cell table:style-name="ce23" office:value-type="date" office:date-value="2012-05-31T13:58:00">
            <text:p> 05/31/2012</text:p>
          </table:table-cell>
          <table:table-cell table:style-name="ce22" office:value-type="string">
            <text:p>CVS Pharmacy 3482</text:p>
          </table:table-cell>
          <table:table-cell table:style-name="ce22" office:value-type="string">
            <text:p>67316</text:p>
          </table:table-cell>
          <table:table-cell table:style-name="ce22" office:value-type="string">
            <text:p>2221 Wilborn Ave</text:p>
          </table:table-cell>
          <table:table-cell table:style-name="ce22" office:value-type="string">
            <text:p>South Bo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8</text:p>
          </table:table-cell>
          <table:table-cell table:style-name="ce23" office:value-type="date" office:date-value="2012-05-31T14:08:00">
            <text:p> 05/31/2012</text:p>
          </table:table-cell>
          <table:table-cell table:style-name="ce22" office:value-type="string">
            <text:p>Williamsburg National Golf Club</text:p>
          </table:table-cell>
          <table:table-cell table:style-name="ce22" office:value-type="string">
            <text:p>9343</text:p>
          </table:table-cell>
          <table:table-cell table:style-name="ce22" office:value-type="string">
            <text:p>3700 Centerville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92</text:p>
          </table:table-cell>
          <table:table-cell table:style-name="ce23" office:value-type="date" office:date-value="2012-05-31T14:19:00">
            <text:p> 05/31/2012</text:p>
          </table:table-cell>
          <table:table-cell table:style-name="ce22" office:value-type="string">
            <text:p>Roma Italian Restaurant</text:p>
          </table:table-cell>
          <table:table-cell table:style-name="ce22" office:value-type="string">
            <text:p>46125</text:p>
          </table:table-cell>
          <table:table-cell table:style-name="ce22" office:value-type="string">
            <text:p>3403 Old Halifax Rd</text:p>
          </table:table-cell>
          <table:table-cell table:style-name="ce22" office:value-type="string">
            <text:p>South Bo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</text:p>
          </table:table-cell>
          <table:table-cell table:style-name="ce23" office:value-type="date" office:date-value="2012-05-31T14:20:00">
            <text:p> 05/31/2012</text:p>
          </table:table-cell>
          <table:table-cell table:style-name="ce22" office:value-type="string">
            <text:p>Kings Arms Tavern</text:p>
          </table:table-cell>
          <table:table-cell table:style-name="ce22" office:value-type="string">
            <text:p>44178</text:p>
          </table:table-cell>
          <table:table-cell table:style-name="ce22" office:value-type="string">
            <text:p>416 E Duke of Gloucester St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58</text:p>
          </table:table-cell>
          <table:table-cell table:style-name="ce23" office:value-type="date" office:date-value="2012-05-31T14:26:00">
            <text:p> 05/31/2012</text:p>
          </table:table-cell>
          <table:table-cell table:style-name="ce22" office:value-type="string">
            <text:p>Centerville Mart</text:p>
          </table:table-cell>
          <table:table-cell table:style-name="ce22" office:value-type="string">
            <text:p>45554</text:p>
          </table:table-cell>
          <table:table-cell table:style-name="ce22" office:value-type="string">
            <text:p>5005 Halifax Rd</text:p>
          </table:table-cell>
          <table:table-cell table:style-name="ce22" office:value-type="string">
            <text:p>Hali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92</text:p>
          </table:table-cell>
          <table:table-cell table:style-name="ce23" office:value-type="date" office:date-value="2012-05-31T14:34:00">
            <text:p> 05/31/2012</text:p>
          </table:table-cell>
          <table:table-cell table:style-name="ce22" office:value-type="string">
            <text:p>Sunny Quick Shop</text:p>
          </table:table-cell>
          <table:table-cell table:style-name="ce22" office:value-type="string">
            <text:p>62545</text:p>
          </table:table-cell>
          <table:table-cell table:style-name="ce22" office:value-type="string">
            <text:p>3000 Sinai Rd</text:p>
          </table:table-cell>
          <table:table-cell table:style-name="ce22" office:value-type="string">
            <text:p>South Bo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3-6409</text:p>
          </table:table-cell>
          <table:table-cell table:style-name="ce23" office:value-type="date" office:date-value="2012-05-31T14:34:00">
            <text:p> 05/31/2012</text:p>
          </table:table-cell>
          <table:table-cell table:style-name="ce22" office:value-type="string">
            <text:p>Bloomfields Market</text:p>
          </table:table-cell>
          <table:table-cell table:style-name="ce22" office:value-type="string">
            <text:p>832</text:p>
          </table:table-cell>
          <table:table-cell table:style-name="ce22" office:value-type="string">
            <text:p>823 N 24th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1</text:p>
          </table:table-cell>
          <table:table-cell table:style-name="ce23" office:value-type="date" office:date-value="2012-05-31T14:52:00">
            <text:p> 05/31/2012</text:p>
          </table:table-cell>
          <table:table-cell table:style-name="ce22" office:value-type="string">
            <text:p>Conch Republic Rocketts</text:p>
          </table:table-cell>
          <table:table-cell table:style-name="ce22" office:value-type="string">
            <text:p>67973</text:p>
          </table:table-cell>
          <table:table-cell table:style-name="ce22" office:value-type="string">
            <text:p>11 Orleans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58-2941</text:p>
          </table:table-cell>
          <table:table-cell table:style-name="ce23" office:value-type="date" office:date-value="2012-05-31T14:53:00">
            <text:p> 05/31/2012</text:p>
          </table:table-cell>
          <table:table-cell table:style-name="ce22" office:value-type="string">
            <text:p>Powells General Store</text:p>
          </table:table-cell>
          <table:table-cell table:style-name="ce22" office:value-type="string">
            <text:p>29738</text:p>
          </table:table-cell>
          <table:table-cell table:style-name="ce22" office:value-type="string">
            <text:p>5037 Chatham Rd</text:p>
          </table:table-cell>
          <table:table-cell table:style-name="ce22" office:value-type="string">
            <text:p>Halifa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3</text:p>
          </table:table-cell>
          <table:table-cell table:style-name="ce23" office:value-type="date" office:date-value="2012-05-31T15:00:00">
            <text:p> 05/31/2012</text:p>
          </table:table-cell>
          <table:table-cell table:style-name="ce22" office:value-type="string">
            <text:p>GlobeHopper Coffehouse &amp; Lounge</text:p>
          </table:table-cell>
          <table:table-cell table:style-name="ce22" office:value-type="string">
            <text:p>50223</text:p>
          </table:table-cell>
          <table:table-cell table:style-name="ce22" office:value-type="string">
            <text:p>2100 E Main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3</text:p>
          </table:table-cell>
          <table:table-cell table:style-name="ce23" office:value-type="date" office:date-value="2012-05-31T15:03:00">
            <text:p> 05/31/2012</text:p>
          </table:table-cell>
          <table:table-cell table:style-name="ce22" office:value-type="string">
            <text:p>Shockoe Market</text:p>
          </table:table-cell>
          <table:table-cell table:style-name="ce22" office:value-type="string">
            <text:p>53968</text:p>
          </table:table-cell>
          <table:table-cell table:style-name="ce22" office:value-type="string">
            <text:p>1802 E Main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77-2739</text:p>
          </table:table-cell>
          <table:table-cell table:style-name="ce23" office:value-type="date" office:date-value="2012-05-31T15:06:00">
            <text:p> 05/31/2012</text:p>
          </table:table-cell>
          <table:table-cell table:style-name="ce22" office:value-type="string">
            <text:p>Lesters Millstone Grocery</text:p>
          </table:table-cell>
          <table:table-cell table:style-name="ce22" office:value-type="string">
            <text:p>79612</text:p>
          </table:table-cell>
          <table:table-cell table:style-name="ce22" office:value-type="string">
            <text:p>10005 L P Bailey Memorial Hwy</text:p>
          </table:table-cell>
          <table:table-cell table:style-name="ce22" office:value-type="string">
            <text:p>Nathali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77-2739</text:p>
          </table:table-cell>
          <table:table-cell table:style-name="ce23" office:value-type="date" office:date-value="2012-05-31T15:06:00">
            <text:p> 05/31/2012</text:p>
          </table:table-cell>
          <table:table-cell table:style-name="ce22" office:value-type="string">
            <text:p>Lesters Millstone Market</text:p>
          </table:table-cell>
          <table:table-cell table:style-name="ce22" office:value-type="string">
            <text:p>41267</text:p>
          </table:table-cell>
          <table:table-cell table:style-name="ce22" office:value-type="string">
            <text:p>10005 L P Bailey Memorial Hwy</text:p>
          </table:table-cell>
          <table:table-cell table:style-name="ce22" office:value-type="string">
            <text:p>Nathali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19</text:p>
          </table:table-cell>
          <table:table-cell table:style-name="ce23" office:value-type="date" office:date-value="2012-05-31T15:12:00">
            <text:p> 05/31/2012</text:p>
          </table:table-cell>
          <table:table-cell table:style-name="ce22" office:value-type="string">
            <text:p>Capital Ale House</text:p>
          </table:table-cell>
          <table:table-cell table:style-name="ce22" office:value-type="string">
            <text:p>19566</text:p>
          </table:table-cell>
          <table:table-cell table:style-name="ce22" office:value-type="string">
            <text:p>623 E Main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0</text:p>
          </table:table-cell>
          <table:table-cell table:style-name="ce23" office:value-type="date" office:date-value="2012-05-31T15:20:00">
            <text:p> 05/31/2012</text:p>
          </table:table-cell>
          <table:table-cell table:style-name="ce22" office:value-type="string">
            <text:p>Home Team Grill</text:p>
          </table:table-cell>
          <table:table-cell table:style-name="ce22" office:value-type="string">
            <text:p>67632</text:p>
          </table:table-cell>
          <table:table-cell table:style-name="ce22" office:value-type="string">
            <text:p>1630 W Main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19</text:p>
          </table:table-cell>
          <table:table-cell table:style-name="ce23" office:value-type="date" office:date-value="2012-05-31T15:40:00">
            <text:p> 05/31/2012</text:p>
          </table:table-cell>
          <table:table-cell table:style-name="ce22" office:value-type="string">
            <text:p>Bull &amp; Bear Club</text:p>
          </table:table-cell>
          <table:table-cell table:style-name="ce22" office:value-type="string">
            <text:p>9449</text:p>
          </table:table-cell>
          <table:table-cell table:style-name="ce22" office:value-type="string">
            <text:p>901 E Cary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48</text:p>
          </table:table-cell>
          <table:table-cell table:style-name="ce23" office:value-type="date" office:date-value="2012-05-31T15:40:00">
            <text:p> 05/31/2012</text:p>
          </table:table-cell>
          <table:table-cell table:style-name="ce22" office:value-type="string">
            <text:p>Teds Market</text:p>
          </table:table-cell>
          <table:table-cell table:style-name="ce22" office:value-type="string">
            <text:p>69623</text:p>
          </table:table-cell>
          <table:table-cell table:style-name="ce22" office:value-type="string">
            <text:p>6853 Wilson Hwy</text:p>
          </table:table-cell>
          <table:table-cell table:style-name="ce22" office:value-type="string">
            <text:p>Independenc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57</text:p>
          </table:table-cell>
          <table:table-cell table:style-name="ce23" office:value-type="date" office:date-value="2012-05-31T16:00:00">
            <text:p> 05/31/2012</text:p>
          </table:table-cell>
          <table:table-cell table:style-name="ce22" office:value-type="string">
            <text:p>B Bs</text:p>
          </table:table-cell>
          <table:table-cell table:style-name="ce22" office:value-type="string">
            <text:p>38614</text:p>
          </table:table-cell>
          <table:table-cell table:style-name="ce22" office:value-type="string">
            <text:p>125 Markham Rd</text:p>
          </table:table-cell>
          <table:table-cell table:style-name="ce22" office:value-type="string">
            <text:p>Gretn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292</text:p>
          </table:table-cell>
          <table:table-cell table:style-name="ce23" office:value-type="date" office:date-value="2012-05-31T16:26:00">
            <text:p> 05/31/2012</text:p>
          </table:table-cell>
          <table:table-cell table:style-name="ce22" office:value-type="string">
            <text:p>Whitetop Food and Gas</text:p>
          </table:table-cell>
          <table:table-cell table:style-name="ce22" office:value-type="string">
            <text:p>38454</text:p>
          </table:table-cell>
          <table:table-cell table:style-name="ce22" office:value-type="string">
            <text:p>16164 Highlands Pkwy</text:p>
          </table:table-cell>
          <table:table-cell table:style-name="ce22" office:value-type="string">
            <text:p>Whitetop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25</text:p>
          </table:table-cell>
          <table:table-cell table:style-name="ce23" office:value-type="date" office:date-value="2012-05-31T18:20:00">
            <text:p> 05/31/2012</text:p>
          </table:table-cell>
          <table:table-cell table:style-name="ce22" office:value-type="string">
            <text:p>Dugspur Deli Mart Inc</text:p>
          </table:table-cell>
          <table:table-cell table:style-name="ce22" office:value-type="string">
            <text:p>11143</text:p>
          </table:table-cell>
          <table:table-cell table:style-name="ce22" office:value-type="string">
            <text:p>10287 Floyd Pike</text:p>
          </table:table-cell>
          <table:table-cell table:style-name="ce22" office:value-type="string">
            <text:p>Dugspu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43-5384</text:p>
          </table:table-cell>
          <table:table-cell table:style-name="ce23" office:value-type="date" office:date-value="2012-05-31T18:33:00">
            <text:p> 05/31/2012</text:p>
          </table:table-cell>
          <table:table-cell table:style-name="ce22" office:value-type="string">
            <text:p>Hillsville Deli Mart</text:p>
          </table:table-cell>
          <table:table-cell table:style-name="ce22" office:value-type="string">
            <text:p>34075</text:p>
          </table:table-cell>
          <table:table-cell table:style-name="ce22" office:value-type="string">
            <text:p>301 Sylvatus Hwy Ste 1</text:p>
          </table:table-cell>
          <table:table-cell table:style-name="ce22" office:value-type="string">
            <text:p>Hill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43</text:p>
          </table:table-cell>
          <table:table-cell table:style-name="ce23" office:value-type="date" office:date-value="2012-05-31T18:52:00">
            <text:p> 05/31/2012</text:p>
          </table:table-cell>
          <table:table-cell table:style-name="ce22" office:value-type="string">
            <text:p>CVS Pharmacy 7308</text:p>
          </table:table-cell>
          <table:table-cell table:style-name="ce22" office:value-type="string">
            <text:p>67340</text:p>
          </table:table-cell>
          <table:table-cell table:style-name="ce22" office:value-type="string">
            <text:p>915 W Stuart Dr</text:p>
          </table:table-cell>
          <table:table-cell table:style-name="ce22" office:value-type="string">
            <text:p>Hill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5 - Southwest</text:p>
          </table:table-cell>
          <table:table-cell table:style-name="ce22" office:value-type="string">
            <text:p>24343</text:p>
          </table:table-cell>
          <table:table-cell table:style-name="ce23" office:value-type="date" office:date-value="2012-05-31T21:14:00">
            <text:p> 05/31/2012</text:p>
          </table:table-cell>
          <table:table-cell table:style-name="ce22" office:value-type="string">
            <text:p>Cabo Mexican Grill &amp; Cantina</text:p>
          </table:table-cell>
          <table:table-cell table:style-name="ce22" office:value-type="string">
            <text:p>69107</text:p>
          </table:table-cell>
          <table:table-cell table:style-name="ce22" office:value-type="string">
            <text:p>508 N Main St</text:p>
          </table:table-cell>
          <table:table-cell table:style-name="ce22" office:value-type="string">
            <text:p>Hill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2920-2661</text:p>
          </table:table-cell>
          <table:table-cell table:style-name="ce23" office:value-type="date" office:date-value="2012-06-01T10:00:00">
            <text:p> 06/01/2012</text:p>
          </table:table-cell>
          <table:table-cell table:style-name="ce22" office:value-type="string">
            <text:p>Cardinal Point Vineyard</text:p>
          </table:table-cell>
          <table:table-cell table:style-name="ce22" office:value-type="string">
            <text:p>27612</text:p>
          </table:table-cell>
          <table:table-cell table:style-name="ce22" office:value-type="string">
            <text:p>9429 Batesville Rd</text:p>
          </table:table-cell>
          <table:table-cell table:style-name="ce22" office:value-type="string">
            <text:p>Af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2949-2226</text:p>
          </table:table-cell>
          <table:table-cell table:style-name="ce23" office:value-type="date" office:date-value="2012-06-01T10:02:00">
            <text:p> 06/01/2012</text:p>
          </table:table-cell>
          <table:table-cell table:style-name="ce22" office:value-type="string">
            <text:p>Mountain Cove Vineyards</text:p>
          </table:table-cell>
          <table:table-cell table:style-name="ce22" office:value-type="string">
            <text:p>29333</text:p>
          </table:table-cell>
          <table:table-cell table:style-name="ce22" office:value-type="string">
            <text:p>1362 Fortunes Cove Ln</text:p>
          </table:table-cell>
          <table:table-cell table:style-name="ce22" office:value-type="string">
            <text:p>Loving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93-4301</text:p>
          </table:table-cell>
          <table:table-cell table:style-name="ce23" office:value-type="date" office:date-value="2012-06-01T10:10:00">
            <text:p> 06/01/2012</text:p>
          </table:table-cell>
          <table:table-cell table:style-name="ce22" office:value-type="string">
            <text:p>Rips Food Store 1</text:p>
          </table:table-cell>
          <table:table-cell table:style-name="ce22" office:value-type="string">
            <text:p>23215</text:p>
          </table:table-cell>
          <table:table-cell table:style-name="ce22" office:value-type="string">
            <text:p>1210 George Washington Mem Hwy</text:p>
          </table:table-cell>
          <table:table-cell table:style-name="ce22" office:value-type="string">
            <text:p>Yorkto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93</text:p>
          </table:table-cell>
          <table:table-cell table:style-name="ce23" office:value-type="date" office:date-value="2012-06-01T10:15:00">
            <text:p> 06/01/2012</text:p>
          </table:table-cell>
          <table:table-cell table:style-name="ce22" office:value-type="string">
            <text:p>Royal Farms #124</text:p>
          </table:table-cell>
          <table:table-cell table:style-name="ce22" office:value-type="string">
            <text:p>40283</text:p>
          </table:table-cell>
          <table:table-cell table:style-name="ce22" office:value-type="string">
            <text:p>1500 George Washington Memorial Hwy</text:p>
          </table:table-cell>
          <table:table-cell table:style-name="ce22" office:value-type="string">
            <text:p>Yorkto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92-4057</text:p>
          </table:table-cell>
          <table:table-cell table:style-name="ce23" office:value-type="date" office:date-value="2012-06-01T10:34:00">
            <text:p> 06/01/2012</text:p>
          </table:table-cell>
          <table:table-cell table:style-name="ce22" office:value-type="string">
            <text:p>Beachcomber Restaurant</text:p>
          </table:table-cell>
          <table:table-cell table:style-name="ce22" office:value-type="string">
            <text:p>46568</text:p>
          </table:table-cell>
          <table:table-cell table:style-name="ce22" office:value-type="string">
            <text:p>8811 George Washington Mem Hwy</text:p>
          </table:table-cell>
          <table:table-cell table:style-name="ce22" office:value-type="string">
            <text:p>Yorkto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90</text:p>
          </table:table-cell>
          <table:table-cell table:style-name="ce23" office:value-type="date" office:date-value="2012-06-01T10:45:00">
            <text:p> 06/01/2012</text:p>
          </table:table-cell>
          <table:table-cell table:style-name="ce22" office:value-type="string">
            <text:p>River Fruit Tropical Wine</text:p>
          </table:table-cell>
          <table:table-cell table:style-name="ce22" office:value-type="string">
            <text:p>65103</text:p>
          </table:table-cell>
          <table:table-cell table:style-name="ce22" office:value-type="string">
            <text:p>327 Water St</text:p>
          </table:table-cell>
          <table:table-cell table:style-name="ce22" office:value-type="string">
            <text:p>Yorkto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54-3345</text:p>
          </table:table-cell>
          <table:table-cell table:style-name="ce23" office:value-type="date" office:date-value="2012-06-01T11:00:00">
            <text:p> 06/01/2012</text:p>
          </table:table-cell>
          <table:table-cell table:style-name="ce22" office:value-type="string">
            <text:p>Cedar Creek Winery LLC</text:p>
          </table:table-cell>
          <table:table-cell table:style-name="ce22" office:value-type="string">
            <text:p>54583</text:p>
          </table:table-cell>
          <table:table-cell table:style-name="ce22" office:value-type="string">
            <text:p>7384 Zepp Rd</text:p>
          </table:table-cell>
          <table:table-cell table:style-name="ce22" office:value-type="string">
            <text:p>Star Tanner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43-9998</text:p>
          </table:table-cell>
          <table:table-cell table:style-name="ce23" office:value-type="date" office:date-value="2012-06-01T11:10:00">
            <text:p> 06/01/2012</text:p>
          </table:table-cell>
          <table:table-cell table:style-name="ce22" office:value-type="string">
            <text:p>The Winery at Rose River Farm</text:p>
          </table:table-cell>
          <table:table-cell table:style-name="ce22" office:value-type="string">
            <text:p>67003</text:p>
          </table:table-cell>
          <table:table-cell table:style-name="ce22" office:value-type="string">
            <text:p>3099 Old Blue Tpke</text:p>
          </table:table-cell>
          <table:table-cell table:style-name="ce22" office:value-type="string">
            <text:p>Sy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93-5640</text:p>
          </table:table-cell>
          <table:table-cell table:style-name="ce23" office:value-type="date" office:date-value="2012-06-01T11:20:00">
            <text:p> 06/01/2012</text:p>
          </table:table-cell>
          <table:table-cell table:style-name="ce22" office:value-type="string">
            <text:p>Ruby Tuesday</text:p>
          </table:table-cell>
          <table:table-cell table:style-name="ce22" office:value-type="string">
            <text:p>13736</text:p>
          </table:table-cell>
          <table:table-cell table:style-name="ce22" office:value-type="string">
            <text:p>3150 Kiln Creek Pkwy</text:p>
          </table:table-cell>
          <table:table-cell table:style-name="ce22" office:value-type="string">
            <text:p>Yorkto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93</text:p>
          </table:table-cell>
          <table:table-cell table:style-name="ce23" office:value-type="date" office:date-value="2012-06-01T11:30:00">
            <text:p> 06/01/2012</text:p>
          </table:table-cell>
          <table:table-cell table:style-name="ce22" office:value-type="string">
            <text:p>Texas Roadhouse</text:p>
          </table:table-cell>
          <table:table-cell table:style-name="ce22" office:value-type="string">
            <text:p>29206</text:p>
          </table:table-cell>
          <table:table-cell table:style-name="ce22" office:value-type="string">
            <text:p>109 Cybernetics Way</text:p>
          </table:table-cell>
          <table:table-cell table:style-name="ce22" office:value-type="string">
            <text:p>Yorkto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93-5606</text:p>
          </table:table-cell>
          <table:table-cell table:style-name="ce23" office:value-type="date" office:date-value="2012-06-01T11:35:00">
            <text:p> 06/01/2012</text:p>
          </table:table-cell>
          <table:table-cell table:style-name="ce22" office:value-type="string">
            <text:p>Uno Chicago Grill</text:p>
          </table:table-cell>
          <table:table-cell table:style-name="ce22" office:value-type="string">
            <text:p>72055</text:p>
          </table:table-cell>
          <table:table-cell table:style-name="ce22" office:value-type="string">
            <text:p>5007 Victory Blvd Unit 120</text:p>
          </table:table-cell>
          <table:table-cell table:style-name="ce22" office:value-type="string">
            <text:p>Yorktow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2-1958</text:p>
          </table:table-cell>
          <table:table-cell table:style-name="ce23" office:value-type="date" office:date-value="2012-06-01T12:35:00">
            <text:p> 06/01/2012</text:p>
          </table:table-cell>
          <table:table-cell table:style-name="ce22" office:value-type="string">
            <text:p>Briar Patch Tea Room</text:p>
          </table:table-cell>
          <table:table-cell table:style-name="ce22" office:value-type="string">
            <text:p>15218</text:p>
          </table:table-cell>
          <table:table-cell table:style-name="ce22" office:value-type="string">
            <text:p>475 Wythe Creek Rd Ste I</text:p>
          </table:table-cell>
          <table:table-cell table:style-name="ce22" office:value-type="string">
            <text:p>Poquos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2-1915</text:p>
          </table:table-cell>
          <table:table-cell table:style-name="ce23" office:value-type="date" office:date-value="2012-06-01T12:36:00">
            <text:p> 06/01/2012</text:p>
          </table:table-cell>
          <table:table-cell table:style-name="ce22" office:value-type="string">
            <text:p>Food Lion 1671</text:p>
          </table:table-cell>
          <table:table-cell table:style-name="ce22" office:value-type="string">
            <text:p>11322</text:p>
          </table:table-cell>
          <table:table-cell table:style-name="ce22" office:value-type="string">
            <text:p>425A Wythe Creek Rd</text:p>
          </table:table-cell>
          <table:table-cell table:style-name="ce22" office:value-type="string">
            <text:p>Poquos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2-1936</text:p>
          </table:table-cell>
          <table:table-cell table:style-name="ce23" office:value-type="date" office:date-value="2012-06-01T12:50:00">
            <text:p> 06/01/2012</text:p>
          </table:table-cell>
          <table:table-cell table:style-name="ce22" office:value-type="string">
            <text:p>7 Eleven Store 2516 15058 H</text:p>
          </table:table-cell>
          <table:table-cell table:style-name="ce22" office:value-type="string">
            <text:p>20614</text:p>
          </table:table-cell>
          <table:table-cell table:style-name="ce22" office:value-type="string">
            <text:p>486 Wythe Creek Rd</text:p>
          </table:table-cell>
          <table:table-cell table:style-name="ce22" office:value-type="string">
            <text:p>Poquos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-2414</text:p>
          </table:table-cell>
          <table:table-cell table:style-name="ce23" office:value-type="date" office:date-value="2012-06-01T13:23:00">
            <text:p> 06/01/2012</text:p>
          </table:table-cell>
          <table:table-cell table:style-name="ce22" office:value-type="string">
            <text:p>Hardy Cash Pit Stop</text:p>
          </table:table-cell>
          <table:table-cell table:style-name="ce22" office:value-type="string">
            <text:p>62584</text:p>
          </table:table-cell>
          <table:table-cell table:style-name="ce22" office:value-type="string">
            <text:p>1619 Hardy Cash Dr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-1979</text:p>
          </table:table-cell>
          <table:table-cell table:style-name="ce23" office:value-type="date" office:date-value="2012-06-01T13:45:00">
            <text:p> 06/01/2012</text:p>
          </table:table-cell>
          <table:table-cell table:style-name="ce22" office:value-type="string">
            <text:p>Prince USA Corporation</text:p>
          </table:table-cell>
          <table:table-cell table:style-name="ce22" office:value-type="string">
            <text:p>67463</text:p>
          </table:table-cell>
          <table:table-cell table:style-name="ce22" office:value-type="string">
            <text:p>1229 Todds Ln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</text:p>
          </table:table-cell>
          <table:table-cell table:style-name="ce23" office:value-type="date" office:date-value="2012-06-01T14:00:00">
            <text:p> 06/01/2012</text:p>
          </table:table-cell>
          <table:table-cell table:style-name="ce22" office:value-type="string">
            <text:p>Town Center Cafe</text:p>
          </table:table-cell>
          <table:table-cell table:style-name="ce22" office:value-type="string">
            <text:p>68913</text:p>
          </table:table-cell>
          <table:table-cell table:style-name="ce22" office:value-type="string">
            <text:p>2234 Cunningham Dr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-2401</text:p>
          </table:table-cell>
          <table:table-cell table:style-name="ce23" office:value-type="date" office:date-value="2012-06-01T14:14:00">
            <text:p> 06/01/2012</text:p>
          </table:table-cell>
          <table:table-cell table:style-name="ce22" office:value-type="string">
            <text:p>7 Eleven Store 2516 27837 T</text:p>
          </table:table-cell>
          <table:table-cell table:style-name="ce22" office:value-type="string">
            <text:p>43745</text:p>
          </table:table-cell>
          <table:table-cell table:style-name="ce22" office:value-type="string">
            <text:p>2195 Executive Dr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</text:p>
          </table:table-cell>
          <table:table-cell table:style-name="ce23" office:value-type="date" office:date-value="2012-06-01T14:30:00">
            <text:p> 06/01/2012</text:p>
          </table:table-cell>
          <table:table-cell table:style-name="ce22" office:value-type="string">
            <text:p>Farm Fresh 219</text:p>
          </table:table-cell>
          <table:table-cell table:style-name="ce22" office:value-type="string">
            <text:p>9506</text:p>
          </table:table-cell>
          <table:table-cell table:style-name="ce22" office:value-type="string">
            <text:p>2190 Coliseum Dr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-5811</text:p>
          </table:table-cell>
          <table:table-cell table:style-name="ce23" office:value-type="date" office:date-value="2012-06-01T15:21:00">
            <text:p> 06/01/2012</text:p>
          </table:table-cell>
          <table:table-cell table:style-name="ce22" office:value-type="string">
            <text:p>Kings Creek Management LLC</text:p>
          </table:table-cell>
          <table:table-cell table:style-name="ce22" office:value-type="string">
            <text:p>68515</text:p>
          </table:table-cell>
          <table:table-cell table:style-name="ce22" office:value-type="string">
            <text:p>205 Cottage Cove Ln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-8063</text:p>
          </table:table-cell>
          <table:table-cell table:style-name="ce23" office:value-type="date" office:date-value="2012-06-01T15:44:00">
            <text:p> 06/01/2012</text:p>
          </table:table-cell>
          <table:table-cell table:style-name="ce22" office:value-type="string">
            <text:p>The Williamsburg Winery</text:p>
          </table:table-cell>
          <table:table-cell table:style-name="ce22" office:value-type="string">
            <text:p>76904</text:p>
          </table:table-cell>
          <table:table-cell table:style-name="ce22" office:value-type="string">
            <text:p>5810 Wessex Hundre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8-1500</text:p>
          </table:table-cell>
          <table:table-cell table:style-name="ce23" office:value-type="date" office:date-value="2012-06-01T16:04:00">
            <text:p> 06/01/2012</text:p>
          </table:table-cell>
          <table:table-cell table:style-name="ce22" office:value-type="string">
            <text:p>Golden China 1</text:p>
          </table:table-cell>
          <table:table-cell table:style-name="ce22" office:value-type="string">
            <text:p>64847</text:p>
          </table:table-cell>
          <table:table-cell table:style-name="ce22" office:value-type="string">
            <text:p>4854 Long Hill Rd Ste 1B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8-1500</text:p>
          </table:table-cell>
          <table:table-cell table:style-name="ce23" office:value-type="date" office:date-value="2012-06-01T16:06:00">
            <text:p> 06/01/2012</text:p>
          </table:table-cell>
          <table:table-cell table:style-name="ce22" office:value-type="string">
            <text:p>Williamsburg Gas &amp; Food Mart</text:p>
          </table:table-cell>
          <table:table-cell table:style-name="ce22" office:value-type="string">
            <text:p>54499</text:p>
          </table:table-cell>
          <table:table-cell table:style-name="ce22" office:value-type="string">
            <text:p>4854 Longhill Rd Ste 19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-2724</text:p>
          </table:table-cell>
          <table:table-cell table:style-name="ce23" office:value-type="date" office:date-value="2012-06-01T16:24:00">
            <text:p> 06/01/2012</text:p>
          </table:table-cell>
          <table:table-cell table:style-name="ce22" office:value-type="string">
            <text:p>Applebees Neighborhood Grill &amp; Bar</text:p>
          </table:table-cell>
          <table:table-cell table:style-name="ce22" office:value-type="string">
            <text:p>50411</text:p>
          </table:table-cell>
          <table:table-cell table:style-name="ce22" office:value-type="string">
            <text:p>1640 Richmond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8-7203</text:p>
          </table:table-cell>
          <table:table-cell table:style-name="ce23" office:value-type="date" office:date-value="2012-06-01T16:40:00">
            <text:p> 06/01/2012</text:p>
          </table:table-cell>
          <table:table-cell table:style-name="ce22" office:value-type="string">
            <text:p>Francescos Ristorante Italiano</text:p>
          </table:table-cell>
          <table:table-cell table:style-name="ce22" office:value-type="string">
            <text:p>50359</text:p>
          </table:table-cell>
          <table:table-cell table:style-name="ce22" office:value-type="string">
            <text:p>6524 Richmond Rd Unit 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8</text:p>
          </table:table-cell>
          <table:table-cell table:style-name="ce23" office:value-type="date" office:date-value="2012-06-01T17:08:00">
            <text:p> 06/01/2012</text:p>
          </table:table-cell>
          <table:table-cell table:style-name="ce22" office:value-type="string">
            <text:p>Thaijindesu Thai and Sushi Bar</text:p>
          </table:table-cell>
          <table:table-cell table:style-name="ce22" office:value-type="string">
            <text:p>68349</text:p>
          </table:table-cell>
          <table:table-cell table:style-name="ce22" office:value-type="string">
            <text:p>5203 Center St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8-1907</text:p>
          </table:table-cell>
          <table:table-cell table:style-name="ce23" office:value-type="date" office:date-value="2012-06-01T17:27:00">
            <text:p> 06/01/2012</text:p>
          </table:table-cell>
          <table:table-cell table:style-name="ce22" office:value-type="string">
            <text:p>Giuseppes Italian</text:p>
          </table:table-cell>
          <table:table-cell table:style-name="ce22" office:value-type="string">
            <text:p>58145</text:p>
          </table:table-cell>
          <table:table-cell table:style-name="ce22" office:value-type="string">
            <text:p>5525 Olde Towne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-2920</text:p>
          </table:table-cell>
          <table:table-cell table:style-name="ce23" office:value-type="date" office:date-value="2012-06-01T17:45:00">
            <text:p> 06/01/2012</text:p>
          </table:table-cell>
          <table:table-cell table:style-name="ce22" office:value-type="string">
            <text:p>Pizzeria Uno Chicago Bar &amp; Grill</text:p>
          </table:table-cell>
          <table:table-cell table:style-name="ce22" office:value-type="string">
            <text:p>32096</text:p>
          </table:table-cell>
          <table:table-cell table:style-name="ce22" office:value-type="string">
            <text:p>205 Bypass Rd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32</text:p>
          </table:table-cell>
          <table:table-cell table:style-name="ce23" office:value-type="date" office:date-value="2012-06-03T13:57:00">
            <text:p> 06/03/2012</text:p>
          </table:table-cell>
          <table:table-cell table:style-name="ce22" office:value-type="string">
            <text:p>Sunset Hills Vineyard</text:p>
          </table:table-cell>
          <table:table-cell table:style-name="ce22" office:value-type="string">
            <text:p>47411</text:p>
          </table:table-cell>
          <table:table-cell table:style-name="ce22" office:value-type="string">
            <text:p>38295 Fremont Overlook Ln</text:p>
          </table:table-cell>
          <table:table-cell table:style-name="ce22" office:value-type="string">
            <text:p>Purcell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32</text:p>
          </table:table-cell>
          <table:table-cell table:style-name="ce23" office:value-type="date" office:date-value="2012-06-03T15:30:00">
            <text:p> 06/03/2012</text:p>
          </table:table-cell>
          <table:table-cell table:style-name="ce22" office:value-type="string">
            <text:p>Hillsborough Vineyards</text:p>
          </table:table-cell>
          <table:table-cell table:style-name="ce22" office:value-type="string">
            <text:p>26702</text:p>
          </table:table-cell>
          <table:table-cell table:style-name="ce22" office:value-type="string">
            <text:p>36716 Charles Town Pike</text:p>
          </table:table-cell>
          <table:table-cell table:style-name="ce22" office:value-type="string">
            <text:p>Purcell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42-0096</text:p>
          </table:table-cell>
          <table:table-cell table:style-name="ce23" office:value-type="date" office:date-value="2012-06-03T15:40:00">
            <text:p> 06/03/2012</text:p>
          </table:table-cell>
          <table:table-cell table:style-name="ce22" office:value-type="string">
            <text:p>Linden Vineyards</text:p>
          </table:table-cell>
          <table:table-cell table:style-name="ce22" office:value-type="string">
            <text:p>45447</text:p>
          </table:table-cell>
          <table:table-cell table:style-name="ce22" office:value-type="string">
            <text:p>3708 Harrels Corner Rd</text:p>
          </table:table-cell>
          <table:table-cell table:style-name="ce22" office:value-type="string">
            <text:p>Linde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4 - Alexandria</text:p>
          </table:table-cell>
          <table:table-cell table:style-name="ce22" office:value-type="string">
            <text:p>20136-1148</text:p>
          </table:table-cell>
          <table:table-cell table:style-name="ce23" office:value-type="date" office:date-value="2012-06-03T17:45:00">
            <text:p> 06/03/2012</text:p>
          </table:table-cell>
          <table:table-cell table:style-name="ce22" office:value-type="string">
            <text:p>Jiffy Lube Live</text:p>
          </table:table-cell>
          <table:table-cell table:style-name="ce22" office:value-type="string">
            <text:p>71606</text:p>
          </table:table-cell>
          <table:table-cell table:style-name="ce22" office:value-type="string">
            <text:p>7800 Cellar Door Dr</text:p>
          </table:table-cell>
          <table:table-cell table:style-name="ce22" office:value-type="string">
            <text:p>Bristow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55-5451</text:p>
          </table:table-cell>
          <table:table-cell table:style-name="ce23" office:value-type="date" office:date-value="2012-06-05T09:00:00">
            <text:p> 06/05/2012</text:p>
          </table:table-cell>
          <table:table-cell table:style-name="ce22" office:value-type="string">
            <text:p>The Inn At Vaucluse Spring</text:p>
          </table:table-cell>
          <table:table-cell table:style-name="ce22" office:value-type="string">
            <text:p>72978</text:p>
          </table:table-cell>
          <table:table-cell table:style-name="ce22" office:value-type="string">
            <text:p>140 Vaucluse Spring Ln</text:p>
          </table:table-cell>
          <table:table-cell table:style-name="ce22" office:value-type="string">
            <text:p>Stephens Cit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-5941</text:p>
          </table:table-cell>
          <table:table-cell table:style-name="ce23" office:value-type="date" office:date-value="2012-06-05T09:12:00">
            <text:p> 06/05/2012</text:p>
          </table:table-cell>
          <table:table-cell table:style-name="ce22" office:value-type="string">
            <text:p>Bos Belly Barn</text:p>
          </table:table-cell>
          <table:table-cell table:style-name="ce22" office:value-type="string">
            <text:p>70553</text:p>
          </table:table-cell>
          <table:table-cell table:style-name="ce22" office:value-type="string">
            <text:p>1217 Berryville Ave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-4052</text:p>
          </table:table-cell>
          <table:table-cell table:style-name="ce23" office:value-type="date" office:date-value="2012-06-05T09:15:00">
            <text:p> 06/05/2012</text:p>
          </table:table-cell>
          <table:table-cell table:style-name="ce22" office:value-type="string">
            <text:p>7 Eleven Store 2531 16813 T</text:p>
          </table:table-cell>
          <table:table-cell table:style-name="ce22" office:value-type="string">
            <text:p>3125</text:p>
          </table:table-cell>
          <table:table-cell table:style-name="ce22" office:value-type="string">
            <text:p>715 S Braddock St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</text:p>
          </table:table-cell>
          <table:table-cell table:style-name="ce23" office:value-type="date" office:date-value="2012-06-05T09:16:00">
            <text:p> 06/05/2012</text:p>
          </table:table-cell>
          <table:table-cell table:style-name="ce22" office:value-type="string">
            <text:p>China City Buffet Sushi &amp; Grill</text:p>
          </table:table-cell>
          <table:table-cell table:style-name="ce22" office:value-type="string">
            <text:p>61301</text:p>
          </table:table-cell>
          <table:table-cell table:style-name="ce22" office:value-type="string">
            <text:p>1850 Apple Blossom Dr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2</text:p>
          </table:table-cell>
          <table:table-cell table:style-name="ce23" office:value-type="date" office:date-value="2012-06-05T09:17:00">
            <text:p> 06/05/2012</text:p>
          </table:table-cell>
          <table:table-cell table:style-name="ce22" office:value-type="string">
            <text:p>East Side Raw Bar &amp; Grill</text:p>
          </table:table-cell>
          <table:table-cell table:style-name="ce22" office:value-type="string">
            <text:p>51149</text:p>
          </table:table-cell>
          <table:table-cell table:style-name="ce22" office:value-type="string">
            <text:p>1815 Millwood Pike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3</text:p>
          </table:table-cell>
          <table:table-cell table:style-name="ce23" office:value-type="date" office:date-value="2012-06-05T09:18:00">
            <text:p> 06/05/2012</text:p>
          </table:table-cell>
          <table:table-cell table:style-name="ce22" office:value-type="string">
            <text:p>Fosters Grille</text:p>
          </table:table-cell>
          <table:table-cell table:style-name="ce22" office:value-type="string">
            <text:p>56416</text:p>
          </table:table-cell>
          <table:table-cell table:style-name="ce22" office:value-type="string">
            <text:p>419 Gateway Dr Ste 1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25-2159</text:p>
          </table:table-cell>
          <table:table-cell table:style-name="ce23" office:value-type="date" office:date-value="2012-06-05T09:40:00">
            <text:p> 06/05/2012</text:p>
          </table:table-cell>
          <table:table-cell table:style-name="ce22" office:value-type="string">
            <text:p>Xpress Stop</text:p>
          </table:table-cell>
          <table:table-cell table:style-name="ce22" office:value-type="string">
            <text:p>75088</text:p>
          </table:table-cell>
          <table:table-cell table:style-name="ce22" office:value-type="string">
            <text:p>9181 N Frederick Pike</text:p>
          </table:table-cell>
          <table:table-cell table:style-name="ce22" office:value-type="string">
            <text:p>Cross Juncti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3</text:p>
          </table:table-cell>
          <table:table-cell table:style-name="ce23" office:value-type="date" office:date-value="2012-06-05T10:00:00">
            <text:p> 06/05/2012</text:p>
          </table:table-cell>
          <table:table-cell table:style-name="ce22" office:value-type="string">
            <text:p>Wal Mart Supercenter # 3344</text:p>
          </table:table-cell>
          <table:table-cell table:style-name="ce22" office:value-type="string">
            <text:p>40628</text:p>
          </table:table-cell>
          <table:table-cell table:style-name="ce22" office:value-type="string">
            <text:p>501 Wal Mart Dr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3-3551</text:p>
          </table:table-cell>
          <table:table-cell table:style-name="ce23" office:value-type="date" office:date-value="2012-06-05T10:10:00">
            <text:p> 06/05/2012</text:p>
          </table:table-cell>
          <table:table-cell table:style-name="ce22" office:value-type="string">
            <text:p>One Stop Food Stores 5</text:p>
          </table:table-cell>
          <table:table-cell table:style-name="ce22" office:value-type="string">
            <text:p>10211</text:p>
          </table:table-cell>
          <table:table-cell table:style-name="ce22" office:value-type="string">
            <text:p>4780 Northwestern Pike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2</text:p>
          </table:table-cell>
          <table:table-cell table:style-name="ce23" office:value-type="date" office:date-value="2012-06-05T10:25:00">
            <text:p> 06/05/2012</text:p>
          </table:table-cell>
          <table:table-cell table:style-name="ce22" office:value-type="string">
            <text:p>7 Eleven Store 34369 H</text:p>
          </table:table-cell>
          <table:table-cell table:style-name="ce22" office:value-type="string">
            <text:p>65887</text:p>
          </table:table-cell>
          <table:table-cell table:style-name="ce22" office:value-type="string">
            <text:p>131 Kernstown Commons Blvd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2</text:p>
          </table:table-cell>
          <table:table-cell table:style-name="ce23" office:value-type="date" office:date-value="2012-06-05T10:33:00">
            <text:p> 06/05/2012</text:p>
          </table:table-cell>
          <table:table-cell table:style-name="ce22" office:value-type="string">
            <text:p>Bos Belly Barn # 112 Kernstown Shell</text:p>
          </table:table-cell>
          <table:table-cell table:style-name="ce22" office:value-type="string">
            <text:p>8851</text:p>
          </table:table-cell>
          <table:table-cell table:style-name="ce22" office:value-type="string">
            <text:p>3612 Valley Pike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2-5349</text:p>
          </table:table-cell>
          <table:table-cell table:style-name="ce23" office:value-type="date" office:date-value="2012-06-05T10:40:00">
            <text:p> 06/05/2012</text:p>
          </table:table-cell>
          <table:table-cell table:style-name="ce22" office:value-type="string">
            <text:p>7 Eleven Store 18775 A</text:p>
          </table:table-cell>
          <table:table-cell table:style-name="ce22" office:value-type="string">
            <text:p>65617</text:p>
          </table:table-cell>
          <table:table-cell table:style-name="ce22" office:value-type="string">
            <text:p>3158 Valley Pike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</text:p>
          </table:table-cell>
          <table:table-cell table:style-name="ce23" office:value-type="date" office:date-value="2012-06-05T10:55:00">
            <text:p> 06/05/2012</text:p>
          </table:table-cell>
          <table:table-cell table:style-name="ce22" office:value-type="string">
            <text:p>Target Store T 1234</text:p>
          </table:table-cell>
          <table:table-cell table:style-name="ce22" office:value-type="string">
            <text:p>45146</text:p>
          </table:table-cell>
          <table:table-cell table:style-name="ce22" office:value-type="string">
            <text:p>2340 Legge Blvd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-4711</text:p>
          </table:table-cell>
          <table:table-cell table:style-name="ce23" office:value-type="date" office:date-value="2012-06-05T11:13:00">
            <text:p> 06/05/2012</text:p>
          </table:table-cell>
          <table:table-cell table:style-name="ce22" office:value-type="string">
            <text:p>One Block West</text:p>
          </table:table-cell>
          <table:table-cell table:style-name="ce22" office:value-type="string">
            <text:p>25314</text:p>
          </table:table-cell>
          <table:table-cell table:style-name="ce22" office:value-type="string">
            <text:p>25 S Indian Aly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</text:p>
          </table:table-cell>
          <table:table-cell table:style-name="ce23" office:value-type="date" office:date-value="2012-06-05T11:26:00">
            <text:p> 06/05/2012</text:p>
          </table:table-cell>
          <table:table-cell table:style-name="ce22" office:value-type="string">
            <text:p>Village Market &amp; Bistro</text:p>
          </table:table-cell>
          <table:table-cell table:style-name="ce22" office:value-type="string">
            <text:p>67413</text:p>
          </table:table-cell>
          <table:table-cell table:style-name="ce22" office:value-type="string">
            <text:p>2 S Loudoun St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2-8916</text:p>
          </table:table-cell>
          <table:table-cell table:style-name="ce23" office:value-type="date" office:date-value="2012-06-05T12:20:00">
            <text:p> 06/05/2012</text:p>
          </table:table-cell>
          <table:table-cell table:style-name="ce22" office:value-type="string">
            <text:p>Greenwood Grocery And Deli</text:p>
          </table:table-cell>
          <table:table-cell table:style-name="ce22" office:value-type="string">
            <text:p>34809</text:p>
          </table:table-cell>
          <table:table-cell table:style-name="ce22" office:value-type="string">
            <text:p>1893 Senseny Rd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-6451</text:p>
          </table:table-cell>
          <table:table-cell table:style-name="ce23" office:value-type="date" office:date-value="2012-06-05T13:00:00">
            <text:p> 06/05/2012</text:p>
          </table:table-cell>
          <table:table-cell table:style-name="ce22" office:value-type="string">
            <text:p>Bravos</text:p>
          </table:table-cell>
          <table:table-cell table:style-name="ce22" office:value-type="string">
            <text:p>69037</text:p>
          </table:table-cell>
          <table:table-cell table:style-name="ce22" office:value-type="string">
            <text:p>3424 Orange Ave NE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3-1726</text:p>
          </table:table-cell>
          <table:table-cell table:style-name="ce23" office:value-type="date" office:date-value="2012-06-05T13:08:00">
            <text:p> 06/05/2012</text:p>
          </table:table-cell>
          <table:table-cell table:style-name="ce22" office:value-type="string">
            <text:p>P n N Market</text:p>
          </table:table-cell>
          <table:table-cell table:style-name="ce22" office:value-type="string">
            <text:p>22455</text:p>
          </table:table-cell>
          <table:table-cell table:style-name="ce22" office:value-type="string">
            <text:p>404 Elm Ave SE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20</text:p>
          </table:table-cell>
          <table:table-cell table:style-name="ce23" office:value-type="date" office:date-value="2012-06-05T13:10:00">
            <text:p> 06/05/2012</text:p>
          </table:table-cell>
          <table:table-cell table:style-name="ce22" office:value-type="string">
            <text:p>Sheetz Convenience Store 192</text:p>
          </table:table-cell>
          <table:table-cell table:style-name="ce22" office:value-type="string">
            <text:p>57203</text:p>
          </table:table-cell>
          <table:table-cell table:style-name="ce22" office:value-type="string">
            <text:p>12582 Lord Fairfax Hwy</text:p>
          </table:table-cell>
          <table:table-cell table:style-name="ce22" office:value-type="string">
            <text:p>Boyc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3-1725</text:p>
          </table:table-cell>
          <table:table-cell table:style-name="ce23" office:value-type="date" office:date-value="2012-06-05T13:12:00">
            <text:p> 06/05/2012</text:p>
          </table:table-cell>
          <table:table-cell table:style-name="ce22" office:value-type="string">
            <text:p>One Stop Market 6</text:p>
          </table:table-cell>
          <table:table-cell table:style-name="ce22" office:value-type="string">
            <text:p>69183</text:p>
          </table:table-cell>
          <table:table-cell table:style-name="ce22" office:value-type="string">
            <text:p>401 Elm Ave SE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11</text:p>
          </table:table-cell>
          <table:table-cell table:style-name="ce23" office:value-type="date" office:date-value="2012-06-05T13:15:00">
            <text:p> 06/05/2012</text:p>
          </table:table-cell>
          <table:table-cell table:style-name="ce22" office:value-type="string">
            <text:p>Lloyd Williams Post 41 The Amer Leg</text:p>
          </table:table-cell>
          <table:table-cell table:style-name="ce22" office:value-type="string">
            <text:p>37051</text:p>
          </table:table-cell>
          <table:table-cell table:style-name="ce22" office:value-type="string">
            <text:p>25 Church St</text:p>
          </table:table-cell>
          <table:table-cell table:style-name="ce22" office:value-type="string">
            <text:p>Berry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11</text:p>
          </table:table-cell>
          <table:table-cell table:style-name="ce23" office:value-type="date" office:date-value="2012-06-05T13:17:00">
            <text:p> 06/05/2012</text:p>
          </table:table-cell>
          <table:table-cell table:style-name="ce22" office:value-type="string">
            <text:p>Berryville Lodge 2139 LOOM</text:p>
          </table:table-cell>
          <table:table-cell table:style-name="ce22" office:value-type="string">
            <text:p>2036</text:p>
          </table:table-cell>
          <table:table-cell table:style-name="ce22" office:value-type="string">
            <text:p>1239 Moose Rd</text:p>
          </table:table-cell>
          <table:table-cell table:style-name="ce22" office:value-type="string">
            <text:p>Berry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11</text:p>
          </table:table-cell>
          <table:table-cell table:style-name="ce23" office:value-type="date" office:date-value="2012-06-05T13:25:00">
            <text:p> 06/05/2012</text:p>
          </table:table-cell>
          <table:table-cell table:style-name="ce22" office:value-type="string">
            <text:p>Veramar Vineyard</text:p>
          </table:table-cell>
          <table:table-cell table:style-name="ce22" office:value-type="string">
            <text:p>13963</text:p>
          </table:table-cell>
          <table:table-cell table:style-name="ce22" office:value-type="string">
            <text:p>901 Quarry Rd</text:p>
          </table:table-cell>
          <table:table-cell table:style-name="ce22" office:value-type="string">
            <text:p>Berry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79-3643</text:p>
          </table:table-cell>
          <table:table-cell table:style-name="ce23" office:value-type="date" office:date-value="2012-06-05T13:48:00">
            <text:p> 06/05/2012</text:p>
          </table:table-cell>
          <table:table-cell table:style-name="ce22" office:value-type="string">
            <text:p>Kroger # 322</text:p>
          </table:table-cell>
          <table:table-cell table:style-name="ce22" office:value-type="string">
            <text:p>77999</text:p>
          </table:table-cell>
          <table:table-cell table:style-name="ce22" office:value-type="string">
            <text:p>915 Hardy Rd</text:p>
          </table:table-cell>
          <table:table-cell table:style-name="ce22" office:value-type="string">
            <text:p>Vi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79</text:p>
          </table:table-cell>
          <table:table-cell table:style-name="ce23" office:value-type="date" office:date-value="2012-06-05T13:57:00">
            <text:p> 06/05/2012</text:p>
          </table:table-cell>
          <table:table-cell table:style-name="ce22" office:value-type="string">
            <text:p>Stop In Food Stores #147</text:p>
          </table:table-cell>
          <table:table-cell table:style-name="ce22" office:value-type="string">
            <text:p>40569</text:p>
          </table:table-cell>
          <table:table-cell table:style-name="ce22" office:value-type="string">
            <text:p>2116 Hardy Rd</text:p>
          </table:table-cell>
          <table:table-cell table:style-name="ce22" office:value-type="string">
            <text:p>Vi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30-7007</text:p>
          </table:table-cell>
          <table:table-cell table:style-name="ce23" office:value-type="date" office:date-value="2012-06-05T14:03:00">
            <text:p> 06/05/2012</text:p>
          </table:table-cell>
          <table:table-cell table:style-name="ce22" office:value-type="string">
            <text:p>TGI Fridays</text:p>
          </table:table-cell>
          <table:table-cell table:style-name="ce22" office:value-type="string">
            <text:p>46494</text:p>
          </table:table-cell>
          <table:table-cell table:style-name="ce22" office:value-type="string">
            <text:p>180 Crooked Run Plz</text:p>
          </table:table-cell>
          <table:table-cell table:style-name="ce22" office:value-type="string">
            <text:p>Front Roya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79-2260</text:p>
          </table:table-cell>
          <table:table-cell table:style-name="ce23" office:value-type="date" office:date-value="2012-06-05T14:03:00">
            <text:p> 06/05/2012</text:p>
          </table:table-cell>
          <table:table-cell table:style-name="ce22" office:value-type="string">
            <text:p>Foodette</text:p>
          </table:table-cell>
          <table:table-cell table:style-name="ce22" office:value-type="string">
            <text:p>35</text:p>
          </table:table-cell>
          <table:table-cell table:style-name="ce22" office:value-type="string">
            <text:p>1551 E Washington Ave</text:p>
          </table:table-cell>
          <table:table-cell table:style-name="ce22" office:value-type="string">
            <text:p>Vi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30-7013</text:p>
          </table:table-cell>
          <table:table-cell table:style-name="ce23" office:value-type="date" office:date-value="2012-06-05T14:06:00">
            <text:p> 06/05/2012</text:p>
          </table:table-cell>
          <table:table-cell table:style-name="ce22" office:value-type="string">
            <text:p>Ledo Pizza</text:p>
          </table:table-cell>
          <table:table-cell table:style-name="ce22" office:value-type="string">
            <text:p>51392</text:p>
          </table:table-cell>
          <table:table-cell table:style-name="ce22" office:value-type="string">
            <text:p>135 Crooked Run Plz</text:p>
          </table:table-cell>
          <table:table-cell table:style-name="ce22" office:value-type="string">
            <text:p>Front Roya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79-1505</text:p>
          </table:table-cell>
          <table:table-cell table:style-name="ce23" office:value-type="date" office:date-value="2012-06-05T14:10:00">
            <text:p> 06/05/2012</text:p>
          </table:table-cell>
          <table:table-cell table:style-name="ce22" office:value-type="string">
            <text:p>Sky Mart 3</text:p>
          </table:table-cell>
          <table:table-cell table:style-name="ce22" office:value-type="string">
            <text:p>42298</text:p>
          </table:table-cell>
          <table:table-cell table:style-name="ce22" office:value-type="string">
            <text:p>2499 E Washington Ave</text:p>
          </table:table-cell>
          <table:table-cell table:style-name="ce22" office:value-type="string">
            <text:p>Vi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79-3526</text:p>
          </table:table-cell>
          <table:table-cell table:style-name="ce23" office:value-type="date" office:date-value="2012-06-05T14:20:00">
            <text:p> 06/05/2012</text:p>
          </table:table-cell>
          <table:table-cell table:style-name="ce22" office:value-type="string">
            <text:p>William Byrd Quick Stop</text:p>
          </table:table-cell>
          <table:table-cell table:style-name="ce22" office:value-type="string">
            <text:p>68470</text:p>
          </table:table-cell>
          <table:table-cell table:style-name="ce22" office:value-type="string">
            <text:p>535 Hardy Rd</text:p>
          </table:table-cell>
          <table:table-cell table:style-name="ce22" office:value-type="string">
            <text:p>Vi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79</text:p>
          </table:table-cell>
          <table:table-cell table:style-name="ce23" office:value-type="date" office:date-value="2012-06-05T14:27:00">
            <text:p> 06/05/2012</text:p>
          </table:table-cell>
          <table:table-cell table:style-name="ce22" office:value-type="string">
            <text:p>Red Jasmine Thai Cuisine</text:p>
          </table:table-cell>
          <table:table-cell table:style-name="ce22" office:value-type="string">
            <text:p>47904</text:p>
          </table:table-cell>
          <table:table-cell table:style-name="ce22" office:value-type="string">
            <text:p>210 S Pollard St</text:p>
          </table:table-cell>
          <table:table-cell table:style-name="ce22" office:value-type="string">
            <text:p>Vi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30</text:p>
          </table:table-cell>
          <table:table-cell table:style-name="ce23" office:value-type="date" office:date-value="2012-06-05T14:34:00">
            <text:p> 06/05/2012</text:p>
          </table:table-cell>
          <table:table-cell table:style-name="ce22" office:value-type="string">
            <text:p>Riverton Shell</text:p>
          </table:table-cell>
          <table:table-cell table:style-name="ce22" office:value-type="string">
            <text:p>67096</text:p>
          </table:table-cell>
          <table:table-cell table:style-name="ce22" office:value-type="string">
            <text:p>10178 Winchester Rd</text:p>
          </table:table-cell>
          <table:table-cell table:style-name="ce22" office:value-type="string">
            <text:p>Front Roya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79-3033</text:p>
          </table:table-cell>
          <table:table-cell table:style-name="ce23" office:value-type="date" office:date-value="2012-06-05T14:34:00">
            <text:p> 06/05/2012</text:p>
          </table:table-cell>
          <table:table-cell table:style-name="ce22" office:value-type="string">
            <text:p>Alvaros Market</text:p>
          </table:table-cell>
          <table:table-cell table:style-name="ce22" office:value-type="string">
            <text:p>53010</text:p>
          </table:table-cell>
          <table:table-cell table:style-name="ce22" office:value-type="string">
            <text:p>1002 Walnut Ave</text:p>
          </table:table-cell>
          <table:table-cell table:style-name="ce22" office:value-type="string">
            <text:p>Vi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79</text:p>
          </table:table-cell>
          <table:table-cell table:style-name="ce23" office:value-type="date" office:date-value="2012-06-05T14:40:00">
            <text:p> 06/05/2012</text:p>
          </table:table-cell>
          <table:table-cell table:style-name="ce22" office:value-type="string">
            <text:p>Food Mart</text:p>
          </table:table-cell>
          <table:table-cell table:style-name="ce22" office:value-type="string">
            <text:p>69058</text:p>
          </table:table-cell>
          <table:table-cell table:style-name="ce22" office:value-type="string">
            <text:p>210 W Virginia Ave</text:p>
          </table:table-cell>
          <table:table-cell table:style-name="ce22" office:value-type="string">
            <text:p>Vi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3-1908</text:p>
          </table:table-cell>
          <table:table-cell table:style-name="ce23" office:value-type="date" office:date-value="2012-06-05T14:45:00">
            <text:p> 06/05/2012</text:p>
          </table:table-cell>
          <table:table-cell table:style-name="ce22" office:value-type="string">
            <text:p>D &amp; G Mart</text:p>
          </table:table-cell>
          <table:table-cell table:style-name="ce22" office:value-type="string">
            <text:p>41175</text:p>
          </table:table-cell>
          <table:table-cell table:style-name="ce22" office:value-type="string">
            <text:p>1219 Jamison Ave SE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30-6551</text:p>
          </table:table-cell>
          <table:table-cell table:style-name="ce23" office:value-type="date" office:date-value="2012-06-05T14:53:00">
            <text:p> 06/05/2012</text:p>
          </table:table-cell>
          <table:table-cell table:style-name="ce22" office:value-type="string">
            <text:p>Shores Stop</text:p>
          </table:table-cell>
          <table:table-cell table:style-name="ce22" office:value-type="string">
            <text:p>26847</text:p>
          </table:table-cell>
          <table:table-cell table:style-name="ce22" office:value-type="string">
            <text:p>2508 Shenandoah Shores Rd</text:p>
          </table:table-cell>
          <table:table-cell table:style-name="ce22" office:value-type="string">
            <text:p>Front Roya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-2046</text:p>
          </table:table-cell>
          <table:table-cell table:style-name="ce23" office:value-type="date" office:date-value="2012-06-05T14:58:00">
            <text:p> 06/05/2012</text:p>
          </table:table-cell>
          <table:table-cell table:style-name="ce22" office:value-type="string">
            <text:p>Natural Market by Natures Outlet</text:p>
          </table:table-cell>
          <table:table-cell table:style-name="ce22" office:value-type="string">
            <text:p>53816</text:p>
          </table:table-cell>
          <table:table-cell table:style-name="ce22" office:value-type="string">
            <text:p>4822 Valley View Blvd NW Ste B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</text:p>
          </table:table-cell>
          <table:table-cell table:style-name="ce23" office:value-type="date" office:date-value="2012-06-05T15:22:00">
            <text:p> 06/05/2012</text:p>
          </table:table-cell>
          <table:table-cell table:style-name="ce22" office:value-type="string">
            <text:p>Hyatt Place</text:p>
          </table:table-cell>
          <table:table-cell table:style-name="ce22" office:value-type="string">
            <text:p>50629</text:p>
          </table:table-cell>
          <table:table-cell table:style-name="ce22" office:value-type="string">
            <text:p>5040 Valley View Blvd N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2</text:p>
          </table:table-cell>
          <table:table-cell table:style-name="ce23" office:value-type="date" office:date-value="2012-06-05T15:30:00">
            <text:p> 06/05/2012</text:p>
          </table:table-cell>
          <table:table-cell table:style-name="ce22" office:value-type="string">
            <text:p>Scholtzskys Sandwich Shop</text:p>
          </table:table-cell>
          <table:table-cell table:style-name="ce22" office:value-type="string">
            <text:p>50278</text:p>
          </table:table-cell>
          <table:table-cell table:style-name="ce22" office:value-type="string">
            <text:p>700 N Military Hwy Ste H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30</text:p>
          </table:table-cell>
          <table:table-cell table:style-name="ce23" office:value-type="date" office:date-value="2012-06-05T15:40:00">
            <text:p> 06/05/2012</text:p>
          </table:table-cell>
          <table:table-cell table:style-name="ce22" office:value-type="string">
            <text:p>Rite Aid Pharmacy # 3695</text:p>
          </table:table-cell>
          <table:table-cell table:style-name="ce22" office:value-type="string">
            <text:p>10843</text:p>
          </table:table-cell>
          <table:table-cell table:style-name="ce22" office:value-type="string">
            <text:p>800 John Marshall Hwy</text:p>
          </table:table-cell>
          <table:table-cell table:style-name="ce22" office:value-type="string">
            <text:p>Front Roya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2</text:p>
          </table:table-cell>
          <table:table-cell table:style-name="ce23" office:value-type="date" office:date-value="2012-06-05T15:40:00">
            <text:p> 06/05/2012</text:p>
          </table:table-cell>
          <table:table-cell table:style-name="ce22" office:value-type="string">
            <text:p>Marriott Residence Inn</text:p>
          </table:table-cell>
          <table:table-cell table:style-name="ce22" office:value-type="string">
            <text:p>32085</text:p>
          </table:table-cell>
          <table:table-cell table:style-name="ce22" office:value-type="string">
            <text:p>1590 N Military Hwy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8-5607</text:p>
          </table:table-cell>
          <table:table-cell table:style-name="ce23" office:value-type="date" office:date-value="2012-06-05T15:45:00">
            <text:p> 06/05/2012</text:p>
          </table:table-cell>
          <table:table-cell table:style-name="ce22" office:value-type="string">
            <text:p>Airport Shell</text:p>
          </table:table-cell>
          <table:table-cell table:style-name="ce22" office:value-type="string">
            <text:p>56494</text:p>
          </table:table-cell>
          <table:table-cell table:style-name="ce22" office:value-type="string">
            <text:p>2750 N Military Hwy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8-5543</text:p>
          </table:table-cell>
          <table:table-cell table:style-name="ce23" office:value-type="date" office:date-value="2012-06-05T15:55:00">
            <text:p> 06/05/2012</text:p>
          </table:table-cell>
          <table:table-cell table:style-name="ce22" office:value-type="string">
            <text:p>PrimeTime Sports Bar &amp; Grill</text:p>
          </table:table-cell>
          <table:table-cell table:style-name="ce22" office:value-type="string">
            <text:p>44106</text:p>
          </table:table-cell>
          <table:table-cell table:style-name="ce22" office:value-type="string">
            <text:p>3574 N Military Hwy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2</text:p>
          </table:table-cell>
          <table:table-cell table:style-name="ce23" office:value-type="date" office:date-value="2012-06-05T16:15:00">
            <text:p> 06/05/2012</text:p>
          </table:table-cell>
          <table:table-cell table:style-name="ce22" office:value-type="string">
            <text:p>Norfolk Moose Lodge 39</text:p>
          </table:table-cell>
          <table:table-cell table:style-name="ce22" office:value-type="string">
            <text:p>65196</text:p>
          </table:table-cell>
          <table:table-cell table:style-name="ce22" office:value-type="string">
            <text:p>923 Glenrock R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2-3702</text:p>
          </table:table-cell>
          <table:table-cell table:style-name="ce23" office:value-type="date" office:date-value="2012-06-05T16:25:00">
            <text:p> 06/05/2012</text:p>
          </table:table-cell>
          <table:table-cell table:style-name="ce22" office:value-type="string">
            <text:p>Costco Wholesale 202</text:p>
          </table:table-cell>
          <table:table-cell table:style-name="ce22" office:value-type="string">
            <text:p>13748</text:p>
          </table:table-cell>
          <table:table-cell table:style-name="ce22" office:value-type="string">
            <text:p>850 Glenrock R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2</text:p>
          </table:table-cell>
          <table:table-cell table:style-name="ce23" office:value-type="date" office:date-value="2012-06-05T16:30:00">
            <text:p> 06/05/2012</text:p>
          </table:table-cell>
          <table:table-cell table:style-name="ce22" office:value-type="string">
            <text:p>7 Eleven Store 2511 33653 A</text:p>
          </table:table-cell>
          <table:table-cell table:style-name="ce22" office:value-type="string">
            <text:p>64821</text:p>
          </table:table-cell>
          <table:table-cell table:style-name="ce22" office:value-type="string">
            <text:p>5827 E Virginia Beach Blv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7-6516</text:p>
          </table:table-cell>
          <table:table-cell table:style-name="ce23" office:value-type="date" office:date-value="2012-06-05T16:39:00">
            <text:p> 06/05/2012</text:p>
          </table:table-cell>
          <table:table-cell table:style-name="ce22" office:value-type="string">
            <text:p>Getty Mart</text:p>
          </table:table-cell>
          <table:table-cell table:style-name="ce22" office:value-type="string">
            <text:p>78269</text:p>
          </table:table-cell>
          <table:table-cell table:style-name="ce22" office:value-type="string">
            <text:p>3842 Shenandoah Ave N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3-2663</text:p>
          </table:table-cell>
          <table:table-cell table:style-name="ce23" office:value-type="date" office:date-value="2012-06-05T16:46:00">
            <text:p> 06/05/2012</text:p>
          </table:table-cell>
          <table:table-cell table:style-name="ce22" office:value-type="string">
            <text:p>T J'S Cantina</text:p>
          </table:table-cell>
          <table:table-cell table:style-name="ce22" office:value-type="string">
            <text:p>47023</text:p>
          </table:table-cell>
          <table:table-cell table:style-name="ce22" office:value-type="string">
            <text:p>2727 Azalea Garden R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4-3115</text:p>
          </table:table-cell>
          <table:table-cell table:style-name="ce23" office:value-type="date" office:date-value="2012-06-05T17:00:00">
            <text:p> 06/05/2012</text:p>
          </table:table-cell>
          <table:table-cell table:style-name="ce22" office:value-type="string">
            <text:p>Spartan Market</text:p>
          </table:table-cell>
          <table:table-cell table:style-name="ce22" office:value-type="string">
            <text:p>36453</text:p>
          </table:table-cell>
          <table:table-cell table:style-name="ce22" office:value-type="string">
            <text:p>3020 E Princess Anne Rd Ste 3026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2</text:p>
          </table:table-cell>
          <table:table-cell table:style-name="ce23" office:value-type="date" office:date-value="2012-06-05T17:15:00">
            <text:p> 06/05/2012</text:p>
          </table:table-cell>
          <table:table-cell table:style-name="ce22" office:value-type="string">
            <text:p>Happy Shopper</text:p>
          </table:table-cell>
          <table:table-cell table:style-name="ce22" office:value-type="string">
            <text:p>66321</text:p>
          </table:table-cell>
          <table:table-cell table:style-name="ce22" office:value-type="string">
            <text:p>415 Campostella R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1</text:p>
          </table:table-cell>
          <table:table-cell table:style-name="ce23" office:value-type="date" office:date-value="2012-06-05T19:20:00">
            <text:p> 06/05/2012</text:p>
          </table:table-cell>
          <table:table-cell table:style-name="ce22" office:value-type="string">
            <text:p>Happy Shopper</text:p>
          </table:table-cell>
          <table:table-cell table:style-name="ce22" office:value-type="string">
            <text:p>65824</text:p>
          </table:table-cell>
          <table:table-cell table:style-name="ce22" office:value-type="string">
            <text:p>4400 Taylor R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21</text:p>
          </table:table-cell>
          <table:table-cell table:style-name="ce23" office:value-type="date" office:date-value="2012-06-05T19:48:00">
            <text:p> 06/05/2012</text:p>
          </table:table-cell>
          <table:table-cell table:style-name="ce22" office:value-type="string">
            <text:p>Moni Food Mart</text:p>
          </table:table-cell>
          <table:table-cell table:style-name="ce22" office:value-type="string">
            <text:p>40007</text:p>
          </table:table-cell>
          <table:table-cell table:style-name="ce22" office:value-type="string">
            <text:p>3300 Taylor Rd</text:p>
          </table:table-cell>
          <table:table-cell table:style-name="ce22" office:value-type="string">
            <text:p>Chesapea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556</text:p>
          </table:table-cell>
          <table:table-cell table:style-name="ce23" office:value-type="date" office:date-value="2012-06-06T09:41:00">
            <text:p> 06/06/2012</text:p>
          </table:table-cell>
          <table:table-cell table:style-name="ce22" office:value-type="string">
            <text:p>Owens Market</text:p>
          </table:table-cell>
          <table:table-cell table:style-name="ce22" office:value-type="string">
            <text:p>29177</text:p>
          </table:table-cell>
          <table:table-cell table:style-name="ce22" office:value-type="string">
            <text:p>9741 E Lynchburg Salem Tpke</text:p>
          </table:table-cell>
          <table:table-cell table:style-name="ce22" office:value-type="string">
            <text:p>Good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551</text:p>
          </table:table-cell>
          <table:table-cell table:style-name="ce23" office:value-type="date" office:date-value="2012-06-06T09:54:00">
            <text:p> 06/06/2012</text:p>
          </table:table-cell>
          <table:table-cell table:style-name="ce22" office:value-type="string">
            <text:p>Sheetz # 261</text:p>
          </table:table-cell>
          <table:table-cell table:style-name="ce22" office:value-type="string">
            <text:p>5274</text:p>
          </table:table-cell>
          <table:table-cell table:style-name="ce22" office:value-type="string">
            <text:p>12259 E Salem Tpke</text:p>
          </table:table-cell>
          <table:table-cell table:style-name="ce22" office:value-type="string">
            <text:p>Fores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0115-3227</text:p>
          </table:table-cell>
          <table:table-cell table:style-name="ce23" office:value-type="date" office:date-value="2012-06-06T10:03:00">
            <text:p> 06/06/2012</text:p>
          </table:table-cell>
          <table:table-cell table:style-name="ce22" office:value-type="string">
            <text:p>Glascock Grocery Store</text:p>
          </table:table-cell>
          <table:table-cell table:style-name="ce22" office:value-type="string">
            <text:p>38263</text:p>
          </table:table-cell>
          <table:table-cell table:style-name="ce22" office:value-type="string">
            <text:p>8294 E Main St</text:p>
          </table:table-cell>
          <table:table-cell table:style-name="ce22" office:value-type="string">
            <text:p>Marsha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0115</text:p>
          </table:table-cell>
          <table:table-cell table:style-name="ce23" office:value-type="date" office:date-value="2012-06-06T10:10:00">
            <text:p> 06/06/2012</text:p>
          </table:table-cell>
          <table:table-cell table:style-name="ce22" office:value-type="string">
            <text:p>MD General Store</text:p>
          </table:table-cell>
          <table:table-cell table:style-name="ce22" office:value-type="string">
            <text:p>61762</text:p>
          </table:table-cell>
          <table:table-cell table:style-name="ce22" office:value-type="string">
            <text:p>8343 W Main St</text:p>
          </table:table-cell>
          <table:table-cell table:style-name="ce22" office:value-type="string">
            <text:p>Marshal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551-0419</text:p>
          </table:table-cell>
          <table:table-cell table:style-name="ce23" office:value-type="date" office:date-value="2012-06-06T10:16:00">
            <text:p> 06/06/2012</text:p>
          </table:table-cell>
          <table:table-cell table:style-name="ce22" office:value-type="string">
            <text:p>Thomas Jeffersons Poplar Forest</text:p>
          </table:table-cell>
          <table:table-cell table:style-name="ce22" office:value-type="string">
            <text:p>8272</text:p>
          </table:table-cell>
          <table:table-cell table:style-name="ce22" office:value-type="string">
            <text:p>Cor of Poplar Forest Dr and Fox Hall</text:p>
          </table:table-cell>
          <table:table-cell table:style-name="ce22" office:value-type="string">
            <text:p>Fores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0186</text:p>
          </table:table-cell>
          <table:table-cell table:style-name="ce23" office:value-type="date" office:date-value="2012-06-06T10:33:00">
            <text:p> 06/06/2012</text:p>
          </table:table-cell>
          <table:table-cell table:style-name="ce22" office:value-type="string">
            <text:p>211 Mini Mart El Mercadito</text:p>
          </table:table-cell>
          <table:table-cell table:style-name="ce22" office:value-type="string">
            <text:p>28165</text:p>
          </table:table-cell>
          <table:table-cell table:style-name="ce22" office:value-type="string">
            <text:p>9224 Lee Hwy</text:p>
          </table:table-cell>
          <table:table-cell table:style-name="ce22" office:value-type="string">
            <text:p>Warre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0186</text:p>
          </table:table-cell>
          <table:table-cell table:style-name="ce23" office:value-type="date" office:date-value="2012-06-06T10:41:00">
            <text:p> 06/06/2012</text:p>
          </table:table-cell>
          <table:table-cell table:style-name="ce22" office:value-type="string">
            <text:p>CVS Pharmacy # 1381</text:p>
          </table:table-cell>
          <table:table-cell table:style-name="ce22" office:value-type="string">
            <text:p>62853</text:p>
          </table:table-cell>
          <table:table-cell table:style-name="ce22" office:value-type="string">
            <text:p>510 Blackwell Rd</text:p>
          </table:table-cell>
          <table:table-cell table:style-name="ce22" office:value-type="string">
            <text:p>Warre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523</text:p>
          </table:table-cell>
          <table:table-cell table:style-name="ce23" office:value-type="date" office:date-value="2012-06-06T10:56:00">
            <text:p> 06/06/2012</text:p>
          </table:table-cell>
          <table:table-cell table:style-name="ce22" office:value-type="string">
            <text:p>Stop In Food Stores 268</text:p>
          </table:table-cell>
          <table:table-cell table:style-name="ce22" office:value-type="string">
            <text:p>63474</text:p>
          </table:table-cell>
          <table:table-cell table:style-name="ce22" office:value-type="string">
            <text:p>1602 Forest Rd</text:p>
          </table:table-cell>
          <table:table-cell table:style-name="ce22" office:value-type="string">
            <text:p>Be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523-2910</text:p>
          </table:table-cell>
          <table:table-cell table:style-name="ce23" office:value-type="date" office:date-value="2012-06-06T11:06:00">
            <text:p> 06/06/2012</text:p>
          </table:table-cell>
          <table:table-cell table:style-name="ce22" office:value-type="string">
            <text:p>297 Minute Market</text:p>
          </table:table-cell>
          <table:table-cell table:style-name="ce22" office:value-type="string">
            <text:p>36580</text:p>
          </table:table-cell>
          <table:table-cell table:style-name="ce22" office:value-type="string">
            <text:p>1110 E Main St</text:p>
          </table:table-cell>
          <table:table-cell table:style-name="ce22" office:value-type="string">
            <text:p>Be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523-2637</text:p>
          </table:table-cell>
          <table:table-cell table:style-name="ce23" office:value-type="date" office:date-value="2012-06-06T11:15:00">
            <text:p> 06/06/2012</text:p>
          </table:table-cell>
          <table:table-cell table:style-name="ce22" office:value-type="string">
            <text:p>Speedy Mart</text:p>
          </table:table-cell>
          <table:table-cell table:style-name="ce22" office:value-type="string">
            <text:p>74743</text:p>
          </table:table-cell>
          <table:table-cell table:style-name="ce22" office:value-type="string">
            <text:p>510 Blue Ridge Ave</text:p>
          </table:table-cell>
          <table:table-cell table:style-name="ce22" office:value-type="string">
            <text:p>Bedfor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0186-3111</text:p>
          </table:table-cell>
          <table:table-cell table:style-name="ce23" office:value-type="date" office:date-value="2012-06-06T11:35:00">
            <text:p> 06/06/2012</text:p>
          </table:table-cell>
          <table:table-cell table:style-name="ce22" office:value-type="string">
            <text:p>Tippys Taco House</text:p>
          </table:table-cell>
          <table:table-cell table:style-name="ce22" office:value-type="string">
            <text:p>50148</text:p>
          </table:table-cell>
          <table:table-cell table:style-name="ce22" office:value-type="string">
            <text:p>147 W Shirley Ave</text:p>
          </table:table-cell>
          <table:table-cell table:style-name="ce22" office:value-type="string">
            <text:p>Warre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0186</text:p>
          </table:table-cell>
          <table:table-cell table:style-name="ce23" office:value-type="date" office:date-value="2012-06-06T11:50:00">
            <text:p> 06/06/2012</text:p>
          </table:table-cell>
          <table:table-cell table:style-name="ce22" office:value-type="string">
            <text:p>NIcks Market &amp; Deli</text:p>
          </table:table-cell>
          <table:table-cell table:style-name="ce22" office:value-type="string">
            <text:p>42885</text:p>
          </table:table-cell>
          <table:table-cell table:style-name="ce22" office:value-type="string">
            <text:p>133 W Shirley Ave</text:p>
          </table:table-cell>
          <table:table-cell table:style-name="ce22" office:value-type="string">
            <text:p>Warre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0186-3113</text:p>
          </table:table-cell>
          <table:table-cell table:style-name="ce23" office:value-type="date" office:date-value="2012-06-06T11:55:00">
            <text:p> 06/06/2012</text:p>
          </table:table-cell>
          <table:table-cell table:style-name="ce22" office:value-type="string">
            <text:p>Joes Pizza And Subs</text:p>
          </table:table-cell>
          <table:table-cell table:style-name="ce22" office:value-type="string">
            <text:p>75524</text:p>
          </table:table-cell>
          <table:table-cell table:style-name="ce22" office:value-type="string">
            <text:p>385 W Shirley Ave</text:p>
          </table:table-cell>
          <table:table-cell table:style-name="ce22" office:value-type="string">
            <text:p>Warre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12</text:p>
          </table:table-cell>
          <table:table-cell table:style-name="ce23" office:value-type="date" office:date-value="2012-06-06T12:24:00">
            <text:p> 06/06/2012</text:p>
          </table:table-cell>
          <table:table-cell table:style-name="ce22" office:value-type="string">
            <text:p>E E Wine Inc</text:p>
          </table:table-cell>
          <table:table-cell table:style-name="ce22" office:value-type="string">
            <text:p>16762</text:p>
          </table:table-cell>
          <table:table-cell table:style-name="ce22" office:value-type="string">
            <text:p>10076 James Madison Hwy</text:p>
          </table:table-cell>
          <table:table-cell table:style-name="ce22" office:value-type="string">
            <text:p>Beale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0187</text:p>
          </table:table-cell>
          <table:table-cell table:style-name="ce23" office:value-type="date" office:date-value="2012-06-06T12:45:00">
            <text:p> 06/06/2012</text:p>
          </table:table-cell>
          <table:table-cell table:style-name="ce22" office:value-type="string">
            <text:p>Vint Hill Craft Winery</text:p>
          </table:table-cell>
          <table:table-cell table:style-name="ce22" office:value-type="string">
            <text:p>61375</text:p>
          </table:table-cell>
          <table:table-cell table:style-name="ce22" office:value-type="string">
            <text:p>7150 Lineweaver Rd</text:p>
          </table:table-cell>
          <table:table-cell table:style-name="ce22" office:value-type="string">
            <text:p>Warren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6-4110</text:p>
          </table:table-cell>
          <table:table-cell table:style-name="ce23" office:value-type="date" office:date-value="2012-06-06T13:04:00">
            <text:p> 06/06/2012</text:p>
          </table:table-cell>
          <table:table-cell table:style-name="ce22" office:value-type="string">
            <text:p>Arcadia Shell Inc</text:p>
          </table:table-cell>
          <table:table-cell table:style-name="ce22" office:value-type="string">
            <text:p>6733</text:p>
          </table:table-cell>
          <table:table-cell table:style-name="ce22" office:value-type="string">
            <text:p>137 Arcadia Rd</text:p>
          </table:table-cell>
          <table:table-cell table:style-name="ce22" office:value-type="string">
            <text:p>Buchan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6</text:p>
          </table:table-cell>
          <table:table-cell table:style-name="ce23" office:value-type="date" office:date-value="2012-06-06T13:10:00">
            <text:p> 06/06/2012</text:p>
          </table:table-cell>
          <table:table-cell table:style-name="ce22" office:value-type="string">
            <text:p>Stop In Food Stores 71</text:p>
          </table:table-cell>
          <table:table-cell table:style-name="ce22" office:value-type="string">
            <text:p>32628</text:p>
          </table:table-cell>
          <table:table-cell table:style-name="ce22" office:value-type="string">
            <text:p>19872 Main St</text:p>
          </table:table-cell>
          <table:table-cell table:style-name="ce22" office:value-type="string">
            <text:p>Buchan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66</text:p>
          </table:table-cell>
          <table:table-cell table:style-name="ce23" office:value-type="date" office:date-value="2012-06-06T13:17:00">
            <text:p> 06/06/2012</text:p>
          </table:table-cell>
          <table:table-cell table:style-name="ce22" office:value-type="string">
            <text:p>Good Times Cafe'</text:p>
          </table:table-cell>
          <table:table-cell table:style-name="ce22" office:value-type="string">
            <text:p>51963</text:p>
          </table:table-cell>
          <table:table-cell table:style-name="ce22" office:value-type="string">
            <text:p>18768 Main St</text:p>
          </table:table-cell>
          <table:table-cell table:style-name="ce22" office:value-type="string">
            <text:p>Buchan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90-4106</text:p>
          </table:table-cell>
          <table:table-cell table:style-name="ce23" office:value-type="date" office:date-value="2012-06-06T13:41:00">
            <text:p> 06/06/2012</text:p>
          </table:table-cell>
          <table:table-cell table:style-name="ce22" office:value-type="string">
            <text:p>Leonardos Pizza &amp; Subs Inc</text:p>
          </table:table-cell>
          <table:table-cell table:style-name="ce22" office:value-type="string">
            <text:p>57880</text:p>
          </table:table-cell>
          <table:table-cell table:style-name="ce22" office:value-type="string">
            <text:p>151 Botetourt Rd</text:p>
          </table:table-cell>
          <table:table-cell table:style-name="ce22" office:value-type="string">
            <text:p>Fincast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12</text:p>
          </table:table-cell>
          <table:table-cell table:style-name="ce23" office:value-type="date" office:date-value="2012-06-06T14:00:00">
            <text:p> 06/06/2012</text:p>
          </table:table-cell>
          <table:table-cell table:style-name="ce22" office:value-type="string">
            <text:p>Bloom 2720</text:p>
          </table:table-cell>
          <table:table-cell table:style-name="ce22" office:value-type="string">
            <text:p>9764</text:p>
          </table:table-cell>
          <table:table-cell table:style-name="ce22" office:value-type="string">
            <text:p>6358 Village Creek Dr</text:p>
          </table:table-cell>
          <table:table-cell table:style-name="ce22" office:value-type="string">
            <text:p>Beale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83</text:p>
          </table:table-cell>
          <table:table-cell table:style-name="ce23" office:value-type="date" office:date-value="2012-06-06T14:02:00">
            <text:p> 06/06/2012</text:p>
          </table:table-cell>
          <table:table-cell table:style-name="ce22" office:value-type="string">
            <text:p>Apple Market 406</text:p>
          </table:table-cell>
          <table:table-cell table:style-name="ce22" office:value-type="string">
            <text:p>4675</text:p>
          </table:table-cell>
          <table:table-cell table:style-name="ce22" office:value-type="string">
            <text:p>475 Roanoke Rd</text:p>
          </table:table-cell>
          <table:table-cell table:style-name="ce22" office:value-type="string">
            <text:p>Dale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175</text:p>
          </table:table-cell>
          <table:table-cell table:style-name="ce23" office:value-type="date" office:date-value="2012-06-06T14:12:00">
            <text:p> 06/06/2012</text:p>
          </table:table-cell>
          <table:table-cell table:style-name="ce22" office:value-type="string">
            <text:p>Italian Bella Pizza &amp; Restaurant</text:p>
          </table:table-cell>
          <table:table-cell table:style-name="ce22" office:value-type="string">
            <text:p>75736</text:p>
          </table:table-cell>
          <table:table-cell table:style-name="ce22" office:value-type="string">
            <text:p>2716 Lee Hwy</text:p>
          </table:table-cell>
          <table:table-cell table:style-name="ce22" office:value-type="string">
            <text:p>Trout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01</text:p>
          </table:table-cell>
          <table:table-cell table:style-name="ce23" office:value-type="date" office:date-value="2012-06-06T14:23:00">
            <text:p> 06/06/2012</text:p>
          </table:table-cell>
          <table:table-cell table:style-name="ce22" office:value-type="string">
            <text:p>Croftburn Market</text:p>
          </table:table-cell>
          <table:table-cell table:style-name="ce22" office:value-type="string">
            <text:p>68324</text:p>
          </table:table-cell>
          <table:table-cell table:style-name="ce22" office:value-type="string">
            <text:p>16178 Rogers Rd</text:p>
          </table:table-cell>
          <table:table-cell table:style-name="ce22" office:value-type="string">
            <text:p>Culpep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01</text:p>
          </table:table-cell>
          <table:table-cell table:style-name="ce23" office:value-type="date" office:date-value="2012-06-06T14:39:00">
            <text:p> 06/06/2012</text:p>
          </table:table-cell>
          <table:table-cell table:style-name="ce22" office:value-type="string">
            <text:p>Winston Deli and Grocery</text:p>
          </table:table-cell>
          <table:table-cell table:style-name="ce22" office:value-type="string">
            <text:p>34591</text:p>
          </table:table-cell>
          <table:table-cell table:style-name="ce22" office:value-type="string">
            <text:p>13099 Winston Rd</text:p>
          </table:table-cell>
          <table:table-cell table:style-name="ce22" office:value-type="string">
            <text:p>Culpep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9-4260</text:p>
          </table:table-cell>
          <table:table-cell table:style-name="ce23" office:value-type="date" office:date-value="2012-06-06T15:00:00">
            <text:p> 06/06/2012</text:p>
          </table:table-cell>
          <table:table-cell table:style-name="ce22" office:value-type="string">
            <text:p>Plantation Market</text:p>
          </table:table-cell>
          <table:table-cell table:style-name="ce22" office:value-type="string">
            <text:p>68890</text:p>
          </table:table-cell>
          <table:table-cell table:style-name="ce22" office:value-type="string">
            <text:p>7372 Plantation Rd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9-4232</text:p>
          </table:table-cell>
          <table:table-cell table:style-name="ce23" office:value-type="date" office:date-value="2012-06-06T15:12:00">
            <text:p> 06/06/2012</text:p>
          </table:table-cell>
          <table:table-cell table:style-name="ce22" office:value-type="string">
            <text:p>Kangaroo Express # 3718</text:p>
          </table:table-cell>
          <table:table-cell table:style-name="ce22" office:value-type="string">
            <text:p>39979</text:p>
          </table:table-cell>
          <table:table-cell table:style-name="ce22" office:value-type="string">
            <text:p>7107 Williamson Rd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9</text:p>
          </table:table-cell>
          <table:table-cell table:style-name="ce23" office:value-type="date" office:date-value="2012-06-06T15:18:00">
            <text:p> 06/06/2012</text:p>
          </table:table-cell>
          <table:table-cell table:style-name="ce22" office:value-type="string">
            <text:p>Food Lion 1382</text:p>
          </table:table-cell>
          <table:table-cell table:style-name="ce22" office:value-type="string">
            <text:p>9857</text:p>
          </table:table-cell>
          <table:table-cell table:style-name="ce22" office:value-type="string">
            <text:p>6619 Williamson Rd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2</text:p>
          </table:table-cell>
          <table:table-cell table:style-name="ce23" office:value-type="date" office:date-value="2012-06-06T15:28:00">
            <text:p> 06/06/2012</text:p>
          </table:table-cell>
          <table:table-cell table:style-name="ce22" office:value-type="string">
            <text:p>Big Kmart 3598</text:p>
          </table:table-cell>
          <table:table-cell table:style-name="ce22" office:value-type="string">
            <text:p>3084</text:p>
          </table:table-cell>
          <table:table-cell table:style-name="ce22" office:value-type="string">
            <text:p>1419 Hershberger Rd N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7-3013</text:p>
          </table:table-cell>
          <table:table-cell table:style-name="ce23" office:value-type="date" office:date-value="2012-06-06T15:44:00">
            <text:p> 06/06/2012</text:p>
          </table:table-cell>
          <table:table-cell table:style-name="ce22" office:value-type="string">
            <text:p>Jordan Mart</text:p>
          </table:table-cell>
          <table:table-cell table:style-name="ce22" office:value-type="string">
            <text:p>1520</text:p>
          </table:table-cell>
          <table:table-cell table:style-name="ce22" office:value-type="string">
            <text:p>2607 Cove Rd N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1 - Roanoke</text:p>
          </table:table-cell>
          <table:table-cell table:style-name="ce22" office:value-type="string">
            <text:p>24017-3203</text:p>
          </table:table-cell>
          <table:table-cell table:style-name="ce23" office:value-type="date" office:date-value="2012-06-06T15:49:00">
            <text:p> 06/06/2012</text:p>
          </table:table-cell>
          <table:table-cell table:style-name="ce22" office:value-type="string">
            <text:p>MJs Super Store LLC</text:p>
          </table:table-cell>
          <table:table-cell table:style-name="ce22" office:value-type="string">
            <text:p>62728</text:p>
          </table:table-cell>
          <table:table-cell table:style-name="ce22" office:value-type="string">
            <text:p>2711 Melrose Ave Nw</text:p>
          </table:table-cell>
          <table:table-cell table:style-name="ce22" office:value-type="string">
            <text:p>Roanok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713</text:p>
          </table:table-cell>
          <table:table-cell table:style-name="ce23" office:value-type="date" office:date-value="2012-06-06T16:00:00">
            <text:p> 06/06/2012</text:p>
          </table:table-cell>
          <table:table-cell table:style-name="ce22" office:value-type="string">
            <text:p>Boston General Store</text:p>
          </table:table-cell>
          <table:table-cell table:style-name="ce22" office:value-type="string">
            <text:p>39793</text:p>
          </table:table-cell>
          <table:table-cell table:style-name="ce22" office:value-type="string">
            <text:p>6276 Sperryville Pike</text:p>
          </table:table-cell>
          <table:table-cell table:style-name="ce22" office:value-type="string">
            <text:p>Bos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39</text:p>
          </table:table-cell>
          <table:table-cell table:style-name="ce23" office:value-type="date" office:date-value="2012-06-06T17:04:00">
            <text:p> 06/06/2012</text:p>
          </table:table-cell>
          <table:table-cell table:style-name="ce22" office:value-type="string">
            <text:p>Moss House</text:p>
          </table:table-cell>
          <table:table-cell table:style-name="ce22" office:value-type="string">
            <text:p>65149</text:p>
          </table:table-cell>
          <table:table-cell table:style-name="ce22" office:value-type="string">
            <text:p>3347 Anderson Hwy</text:p>
          </table:table-cell>
          <table:table-cell table:style-name="ce22" office:value-type="string">
            <text:p>Powhat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39-7020</text:p>
          </table:table-cell>
          <table:table-cell table:style-name="ce23" office:value-type="date" office:date-value="2012-06-06T17:14:00">
            <text:p> 06/06/2012</text:p>
          </table:table-cell>
          <table:table-cell table:style-name="ce22" office:value-type="string">
            <text:p>County Seat</text:p>
          </table:table-cell>
          <table:table-cell table:style-name="ce22" office:value-type="string">
            <text:p>22754</text:p>
          </table:table-cell>
          <table:table-cell table:style-name="ce22" office:value-type="string">
            <text:p>3883 Old Buckingham Rd</text:p>
          </table:table-cell>
          <table:table-cell table:style-name="ce22" office:value-type="string">
            <text:p>Powhat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31-1441</text:p>
          </table:table-cell>
          <table:table-cell table:style-name="ce23" office:value-type="date" office:date-value="2012-06-06T18:23:00">
            <text:p> 06/06/2012</text:p>
          </table:table-cell>
          <table:table-cell table:style-name="ce22" office:value-type="string">
            <text:p>Antonios Resturant</text:p>
          </table:table-cell>
          <table:table-cell table:style-name="ce22" office:value-type="string">
            <text:p>55367</text:p>
          </table:table-cell>
          <table:table-cell table:style-name="ce22" office:value-type="string">
            <text:p>11956 Iron Bridge Plz</text:p>
          </table:table-cell>
          <table:table-cell table:style-name="ce22" office:value-type="string">
            <text:p>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03-2407</text:p>
          </table:table-cell>
          <table:table-cell table:style-name="ce23" office:value-type="date" office:date-value="2012-06-06T19:52:00">
            <text:p> 06/06/2012</text:p>
          </table:table-cell>
          <table:table-cell table:style-name="ce22" office:value-type="string">
            <text:p>Ettrick Market</text:p>
          </table:table-cell>
          <table:table-cell table:style-name="ce22" office:value-type="string">
            <text:p>44199</text:p>
          </table:table-cell>
          <table:table-cell table:style-name="ce22" office:value-type="string">
            <text:p>21413 Chesterfield Ave</text:p>
          </table:table-cell>
          <table:table-cell table:style-name="ce22" office:value-type="string">
            <text:p>Ettri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03-1241</text:p>
          </table:table-cell>
          <table:table-cell table:style-name="ce23" office:value-type="date" office:date-value="2012-06-06T20:09:00">
            <text:p> 06/06/2012</text:p>
          </table:table-cell>
          <table:table-cell table:style-name="ce22" office:value-type="string">
            <text:p>Archers Grocery</text:p>
          </table:table-cell>
          <table:table-cell table:style-name="ce22" office:value-type="string">
            <text:p>35157</text:p>
          </table:table-cell>
          <table:table-cell table:style-name="ce22" office:value-type="string">
            <text:p>8724 Hickory Rd</text:p>
          </table:table-cell>
          <table:table-cell table:style-name="ce22" office:value-type="string">
            <text:p>Peter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803</text:p>
          </table:table-cell>
          <table:table-cell table:style-name="ce23" office:value-type="date" office:date-value="2012-06-06T21:00:00">
            <text:p> 06/06/2012</text:p>
          </table:table-cell>
          <table:table-cell table:style-name="ce22" office:value-type="string">
            <text:p>Olde Towne Catering Co LLC</text:p>
          </table:table-cell>
          <table:table-cell table:style-name="ce22" office:value-type="string">
            <text:p>31761</text:p>
          </table:table-cell>
          <table:table-cell table:style-name="ce22" office:value-type="string">
            <text:p>9 W Old St</text:p>
          </table:table-cell>
          <table:table-cell table:style-name="ce22" office:value-type="string">
            <text:p>Peter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35</text:p>
          </table:table-cell>
          <table:table-cell table:style-name="ce23" office:value-type="date" office:date-value="2012-06-07T10:04:00">
            <text:p> 06/07/2012</text:p>
          </table:table-cell>
          <table:table-cell table:style-name="ce22" office:value-type="string">
            <text:p>Court House Antiques &amp; Reproductions</text:p>
          </table:table-cell>
          <table:table-cell table:style-name="ce22" office:value-type="string">
            <text:p>55173</text:p>
          </table:table-cell>
          <table:table-cell table:style-name="ce22" office:value-type="string">
            <text:p>14 E Main St</text:p>
          </table:table-cell>
          <table:table-cell table:style-name="ce22" office:value-type="string">
            <text:p>Lura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35-1615</text:p>
          </table:table-cell>
          <table:table-cell table:style-name="ce23" office:value-type="date" office:date-value="2012-06-07T10:29:00">
            <text:p> 06/07/2012</text:p>
          </table:table-cell>
          <table:table-cell table:style-name="ce22" office:value-type="string">
            <text:p>High Up Of Luray LLC</text:p>
          </table:table-cell>
          <table:table-cell table:style-name="ce22" office:value-type="string">
            <text:p>61417</text:p>
          </table:table-cell>
          <table:table-cell table:style-name="ce22" office:value-type="string">
            <text:p>725 E Main St</text:p>
          </table:table-cell>
          <table:table-cell table:style-name="ce22" office:value-type="string">
            <text:p>Lura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35-4767</text:p>
          </table:table-cell>
          <table:table-cell table:style-name="ce23" office:value-type="date" office:date-value="2012-06-07T11:00:00">
            <text:p> 06/07/2012</text:p>
          </table:table-cell>
          <table:table-cell table:style-name="ce22" office:value-type="string">
            <text:p>Brookside</text:p>
          </table:table-cell>
          <table:table-cell table:style-name="ce22" office:value-type="string">
            <text:p>51277</text:p>
          </table:table-cell>
          <table:table-cell table:style-name="ce22" office:value-type="string">
            <text:p>2978 US Highway 211 E</text:p>
          </table:table-cell>
          <table:table-cell table:style-name="ce22" office:value-type="string">
            <text:p>Lura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35-5245</text:p>
          </table:table-cell>
          <table:table-cell table:style-name="ce23" office:value-type="date" office:date-value="2012-06-07T11:00:00">
            <text:p> 06/07/2012</text:p>
          </table:table-cell>
          <table:table-cell table:style-name="ce22" office:value-type="string">
            <text:p>Quick Stop</text:p>
          </table:table-cell>
          <table:table-cell table:style-name="ce22" office:value-type="string">
            <text:p>16735</text:p>
          </table:table-cell>
          <table:table-cell table:style-name="ce22" office:value-type="string">
            <text:p>1041 Us Highway 211 W</text:p>
          </table:table-cell>
          <table:table-cell table:style-name="ce22" office:value-type="string">
            <text:p>Lura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35-4601</text:p>
          </table:table-cell>
          <table:table-cell table:style-name="ce23" office:value-type="date" office:date-value="2012-06-07T11:10:00">
            <text:p> 06/07/2012</text:p>
          </table:table-cell>
          <table:table-cell table:style-name="ce22" office:value-type="string">
            <text:p>V F W of U S</text:p>
          </table:table-cell>
          <table:table-cell table:style-name="ce22" office:value-type="string">
            <text:p>9352</text:p>
          </table:table-cell>
          <table:table-cell table:style-name="ce22" office:value-type="string">
            <text:p>218 Veterans Ln</text:p>
          </table:table-cell>
          <table:table-cell table:style-name="ce22" office:value-type="string">
            <text:p>Lura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44</text:p>
          </table:table-cell>
          <table:table-cell table:style-name="ce23" office:value-type="date" office:date-value="2012-06-07T11:30:00">
            <text:p> 06/07/2012</text:p>
          </table:table-cell>
          <table:table-cell table:style-name="ce22" office:value-type="string">
            <text:p>New Market Convenience</text:p>
          </table:table-cell>
          <table:table-cell table:style-name="ce22" office:value-type="string">
            <text:p>58720</text:p>
          </table:table-cell>
          <table:table-cell table:style-name="ce22" office:value-type="string">
            <text:p>186 Old Cross Rd</text:p>
          </table:table-cell>
          <table:table-cell table:style-name="ce22" office:value-type="string">
            <text:p>New Marke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824</text:p>
          </table:table-cell>
          <table:table-cell table:style-name="ce23" office:value-type="date" office:date-value="2012-06-07T11:55:00">
            <text:p> 06/07/2012</text:p>
          </table:table-cell>
          <table:table-cell table:style-name="ce22" office:value-type="string">
            <text:p>Family Convenience Store</text:p>
          </table:table-cell>
          <table:table-cell table:style-name="ce22" office:value-type="string">
            <text:p>63485</text:p>
          </table:table-cell>
          <table:table-cell table:style-name="ce22" office:value-type="string">
            <text:p>401 Stoney Creek Blvd</text:p>
          </table:table-cell>
          <table:table-cell table:style-name="ce22" office:value-type="string">
            <text:p>Edin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41-1803</text:p>
          </table:table-cell>
          <table:table-cell table:style-name="ce23" office:value-type="date" office:date-value="2012-06-07T14:00:00">
            <text:p> 06/07/2012</text:p>
          </table:table-cell>
          <table:table-cell table:style-name="ce22" office:value-type="string">
            <text:p>Graden Supermarket</text:p>
          </table:table-cell>
          <table:table-cell table:style-name="ce22" office:value-type="string">
            <text:p>43396</text:p>
          </table:table-cell>
          <table:table-cell table:style-name="ce22" office:value-type="string">
            <text:p>6836 John Marshall Hwy</text:p>
          </table:table-cell>
          <table:table-cell table:style-name="ce22" office:value-type="string">
            <text:p>Lebanon Chur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-4712</text:p>
          </table:table-cell>
          <table:table-cell table:style-name="ce23" office:value-type="date" office:date-value="2012-06-08T11:37:00">
            <text:p> 06/08/2012</text:p>
          </table:table-cell>
          <table:table-cell table:style-name="ce22" office:value-type="string">
            <text:p>Express Food Mart</text:p>
          </table:table-cell>
          <table:table-cell table:style-name="ce22" office:value-type="string">
            <text:p>43642</text:p>
          </table:table-cell>
          <table:table-cell table:style-name="ce22" office:value-type="string">
            <text:p>811 William St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01-4400</text:p>
          </table:table-cell>
          <table:table-cell table:style-name="ce23" office:value-type="date" office:date-value="2012-06-08T11:48:00">
            <text:p> 06/08/2012</text:p>
          </table:table-cell>
          <table:table-cell table:style-name="ce22" office:value-type="string">
            <text:p>7 Eleven Store 2515 11133 G</text:p>
          </table:table-cell>
          <table:table-cell table:style-name="ce22" office:value-type="string">
            <text:p>44868</text:p>
          </table:table-cell>
          <table:table-cell table:style-name="ce22" office:value-type="string">
            <text:p>1240 Jefferson Davis Hwy</text:p>
          </table:table-cell>
          <table:table-cell table:style-name="ce22" office:value-type="string">
            <text:p>Frederick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2-6986</text:p>
          </table:table-cell>
          <table:table-cell table:style-name="ce23" office:value-type="date" office:date-value="2012-06-12T12:49:00">
            <text:p> 06/12/2012</text:p>
          </table:table-cell>
          <table:table-cell table:style-name="ce22" office:value-type="string">
            <text:p>Japan Samurai</text:p>
          </table:table-cell>
          <table:table-cell table:style-name="ce22" office:value-type="string">
            <text:p>74102</text:p>
          </table:table-cell>
          <table:table-cell table:style-name="ce22" office:value-type="string">
            <text:p>12233 Jefferson Ave Ste 1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2</text:p>
          </table:table-cell>
          <table:table-cell table:style-name="ce23" office:value-type="date" office:date-value="2012-06-12T12:56:00">
            <text:p> 06/12/2012</text:p>
          </table:table-cell>
          <table:table-cell table:style-name="ce22" office:value-type="string">
            <text:p>TGI Fridays</text:p>
          </table:table-cell>
          <table:table-cell table:style-name="ce22" office:value-type="string">
            <text:p>4871</text:p>
          </table:table-cell>
          <table:table-cell table:style-name="ce22" office:value-type="string">
            <text:p>12122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2</text:p>
          </table:table-cell>
          <table:table-cell table:style-name="ce23" office:value-type="date" office:date-value="2012-06-12T13:10:00">
            <text:p> 06/12/2012</text:p>
          </table:table-cell>
          <table:table-cell table:style-name="ce22" office:value-type="string">
            <text:p>Cheeseburger in Paradise</text:p>
          </table:table-cell>
          <table:table-cell table:style-name="ce22" office:value-type="string">
            <text:p>62603</text:p>
          </table:table-cell>
          <table:table-cell table:style-name="ce22" office:value-type="string">
            <text:p>12361 Hornsby Ln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2-4314</text:p>
          </table:table-cell>
          <table:table-cell table:style-name="ce23" office:value-type="date" office:date-value="2012-06-12T13:20:00">
            <text:p> 06/12/2012</text:p>
          </table:table-cell>
          <table:table-cell table:style-name="ce22" office:value-type="string">
            <text:p>The Olive Garden Italian Restaurant #1601</text:p>
          </table:table-cell>
          <table:table-cell table:style-name="ce22" office:value-type="string">
            <text:p>25817</text:p>
          </table:table-cell>
          <table:table-cell table:style-name="ce22" office:value-type="string">
            <text:p>12560 Jefferson Ave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8</text:p>
          </table:table-cell>
          <table:table-cell table:style-name="ce23" office:value-type="date" office:date-value="2012-06-12T14:07:00">
            <text:p> 06/12/2012</text:p>
          </table:table-cell>
          <table:table-cell table:style-name="ce22" office:value-type="string">
            <text:p>Legends Grille at Deer Run</text:p>
          </table:table-cell>
          <table:table-cell table:style-name="ce22" office:value-type="string">
            <text:p>63554</text:p>
          </table:table-cell>
          <table:table-cell table:style-name="ce22" office:value-type="string">
            <text:p>901 Clubhouse Way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8-2117</text:p>
          </table:table-cell>
          <table:table-cell table:style-name="ce23" office:value-type="date" office:date-value="2012-06-12T14:19:00">
            <text:p> 06/12/2012</text:p>
          </table:table-cell>
          <table:table-cell table:style-name="ce22" office:value-type="string">
            <text:p>Warwick Raceway</text:p>
          </table:table-cell>
          <table:table-cell table:style-name="ce22" office:value-type="string">
            <text:p>41921</text:p>
          </table:table-cell>
          <table:table-cell table:style-name="ce22" office:value-type="string">
            <text:p>15684 Warwick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8-3645</text:p>
          </table:table-cell>
          <table:table-cell table:style-name="ce23" office:value-type="date" office:date-value="2012-06-12T14:50:00">
            <text:p> 06/12/2012</text:p>
          </table:table-cell>
          <table:table-cell table:style-name="ce22" office:value-type="string">
            <text:p>Far Eastern Foods</text:p>
          </table:table-cell>
          <table:table-cell table:style-name="ce22" office:value-type="string">
            <text:p>73904</text:p>
          </table:table-cell>
          <table:table-cell table:style-name="ce22" office:value-type="string">
            <text:p>340 Oriana R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8-0064</text:p>
          </table:table-cell>
          <table:table-cell table:style-name="ce23" office:value-type="date" office:date-value="2012-06-12T15:00:00">
            <text:p> 06/12/2012</text:p>
          </table:table-cell>
          <table:table-cell table:style-name="ce22" office:value-type="string">
            <text:p>Red Rock Lounge</text:p>
          </table:table-cell>
          <table:table-cell table:style-name="ce22" office:value-type="string">
            <text:p>62341</text:p>
          </table:table-cell>
          <table:table-cell table:style-name="ce22" office:value-type="string">
            <text:p>621 Stoney Creek Ln Ste 14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2</text:p>
          </table:table-cell>
          <table:table-cell table:style-name="ce23" office:value-type="date" office:date-value="2012-06-12T15:05:00">
            <text:p> 06/12/2012</text:p>
          </table:table-cell>
          <table:table-cell table:style-name="ce22" office:value-type="string">
            <text:p>Pinnacle Airlines Inc</text:p>
          </table:table-cell>
          <table:table-cell table:style-name="ce22" office:value-type="string">
            <text:p>50113</text:p>
          </table:table-cell>
          <table:table-cell table:style-name="ce22" office:value-type="string">
            <text:p>900 Bland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6-4046</text:p>
          </table:table-cell>
          <table:table-cell table:style-name="ce23" office:value-type="date" office:date-value="2012-06-12T15:10:00">
            <text:p> 06/12/2012</text:p>
          </table:table-cell>
          <table:table-cell table:style-name="ce22" office:value-type="string">
            <text:p>The Hidenwood</text:p>
          </table:table-cell>
          <table:table-cell table:style-name="ce22" office:value-type="string">
            <text:p>5251</text:p>
          </table:table-cell>
          <table:table-cell table:style-name="ce22" office:value-type="string">
            <text:p>50 Wellesley Dr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6-3007</text:p>
          </table:table-cell>
          <table:table-cell table:style-name="ce23" office:value-type="date" office:date-value="2012-06-12T15:11:00">
            <text:p> 06/12/2012</text:p>
          </table:table-cell>
          <table:table-cell table:style-name="ce22" office:value-type="string">
            <text:p>Harris Teeter # 6</text:p>
          </table:table-cell>
          <table:table-cell table:style-name="ce22" office:value-type="string">
            <text:p>77510</text:p>
          </table:table-cell>
          <table:table-cell table:style-name="ce22" office:value-type="string">
            <text:p>12404 Warwick Blvd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3</text:p>
          </table:table-cell>
          <table:table-cell table:style-name="ce23" office:value-type="date" office:date-value="2012-06-12T15:15:00">
            <text:p> 06/12/2012</text:p>
          </table:table-cell>
          <table:table-cell table:style-name="ce22" office:value-type="string">
            <text:p>The Boxwood Inn</text:p>
          </table:table-cell>
          <table:table-cell table:style-name="ce22" office:value-type="string">
            <text:p>56137</text:p>
          </table:table-cell>
          <table:table-cell table:style-name="ce22" office:value-type="string">
            <text:p>10 Elmhurst St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02-6958</text:p>
          </table:table-cell>
          <table:table-cell table:style-name="ce23" office:value-type="date" office:date-value="2012-06-12T16:04:00">
            <text:p> 06/12/2012</text:p>
          </table:table-cell>
          <table:table-cell table:style-name="ce22" office:value-type="string">
            <text:p>Carrabbas Italian Grill 9707</text:p>
          </table:table-cell>
          <table:table-cell table:style-name="ce22" office:value-type="string">
            <text:p>57125</text:p>
          </table:table-cell>
          <table:table-cell table:style-name="ce22" office:value-type="string">
            <text:p>12363 Hornsby Ln</text:p>
          </table:table-cell>
          <table:table-cell table:style-name="ce22" office:value-type="string">
            <text:p>Newport New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62-1393</text:p>
          </table:table-cell>
          <table:table-cell table:style-name="ce23" office:value-type="date" office:date-value="2012-06-12T16:23:00">
            <text:p> 06/12/2012</text:p>
          </table:table-cell>
          <table:table-cell table:style-name="ce22" office:value-type="string">
            <text:p>Virginia Beach Aerie 3204 F O E</text:p>
          </table:table-cell>
          <table:table-cell table:style-name="ce22" office:value-type="string">
            <text:p>14424</text:p>
          </table:table-cell>
          <table:table-cell table:style-name="ce22" office:value-type="string">
            <text:p>1061 Newtown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5</text:p>
          </table:table-cell>
          <table:table-cell table:style-name="ce23" office:value-type="date" office:date-value="2012-06-12T16:40:00">
            <text:p> 06/12/2012</text:p>
          </table:table-cell>
          <table:table-cell table:style-name="ce22" office:value-type="string">
            <text:p>Bay Lake Retirement &amp; Assisted Living Community</text:p>
          </table:table-cell>
          <table:table-cell table:style-name="ce22" office:value-type="string">
            <text:p>6628</text:p>
          </table:table-cell>
          <table:table-cell table:style-name="ce22" office:value-type="string">
            <text:p>4225 Shore Dr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5</text:p>
          </table:table-cell>
          <table:table-cell table:style-name="ce23" office:value-type="date" office:date-value="2012-06-12T16:51:00">
            <text:p> 06/12/2012</text:p>
          </table:table-cell>
          <table:table-cell table:style-name="ce22" office:value-type="string">
            <text:p>Church Point Manor The Cellars Rest</text:p>
          </table:table-cell>
          <table:table-cell table:style-name="ce22" office:value-type="string">
            <text:p>51172</text:p>
          </table:table-cell>
          <table:table-cell table:style-name="ce22" office:value-type="string">
            <text:p>4001 Church Point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6</text:p>
          </table:table-cell>
          <table:table-cell table:style-name="ce23" office:value-type="date" office:date-value="2012-06-12T17:19:00">
            <text:p> 06/12/2012</text:p>
          </table:table-cell>
          <table:table-cell table:style-name="ce22" office:value-type="string">
            <text:p>Killer Beach Cuts &amp; Styles</text:p>
          </table:table-cell>
          <table:table-cell table:style-name="ce22" office:value-type="string">
            <text:p>64038</text:p>
          </table:table-cell>
          <table:table-cell table:style-name="ce22" office:value-type="string">
            <text:p>4465 Shore Dr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5-2848</text:p>
          </table:table-cell>
          <table:table-cell table:style-name="ce23" office:value-type="date" office:date-value="2012-06-12T17:20:00">
            <text:p> 06/12/2012</text:p>
          </table:table-cell>
          <table:table-cell table:style-name="ce22" office:value-type="string">
            <text:p>Bayville Golf Club</text:p>
          </table:table-cell>
          <table:table-cell table:style-name="ce22" office:value-type="string">
            <text:p>72843</text:p>
          </table:table-cell>
          <table:table-cell table:style-name="ce22" office:value-type="string">
            <text:p>4137 First Court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5-1540</text:p>
          </table:table-cell>
          <table:table-cell table:style-name="ce23" office:value-type="date" office:date-value="2012-06-12T18:02:00">
            <text:p> 06/12/2012</text:p>
          </table:table-cell>
          <table:table-cell table:style-name="ce22" office:value-type="string">
            <text:p>Zia Marie</text:p>
          </table:table-cell>
          <table:table-cell table:style-name="ce22" office:value-type="string">
            <text:p>74324</text:p>
          </table:table-cell>
          <table:table-cell table:style-name="ce22" office:value-type="string">
            <text:p>4497 Lookout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5-1548</text:p>
          </table:table-cell>
          <table:table-cell table:style-name="ce23" office:value-type="date" office:date-value="2012-06-12T18:07:00">
            <text:p> 06/12/2012</text:p>
          </table:table-cell>
          <table:table-cell table:style-name="ce22" office:value-type="string">
            <text:p>Green Parrot Grille</text:p>
          </table:table-cell>
          <table:table-cell table:style-name="ce22" office:value-type="string">
            <text:p>41371</text:p>
          </table:table-cell>
          <table:table-cell table:style-name="ce22" office:value-type="string">
            <text:p>4494 Lookout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3-1406</text:p>
          </table:table-cell>
          <table:table-cell table:style-name="ce23" office:value-type="date" office:date-value="2012-06-12T18:30:00">
            <text:p> 06/12/2012</text:p>
          </table:table-cell>
          <table:table-cell table:style-name="ce22" office:value-type="string">
            <text:p>The Thirsty Camel Restaurant</text:p>
          </table:table-cell>
          <table:table-cell table:style-name="ce22" office:value-type="string">
            <text:p>932</text:p>
          </table:table-cell>
          <table:table-cell table:style-name="ce22" office:value-type="string">
            <text:p>394 W Ocean View Ave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3-1503</text:p>
          </table:table-cell>
          <table:table-cell table:style-name="ce23" office:value-type="date" office:date-value="2012-06-12T18:45:00">
            <text:p> 06/12/2012</text:p>
          </table:table-cell>
          <table:table-cell table:style-name="ce22" office:value-type="string">
            <text:p>Greenies Restaurant</text:p>
          </table:table-cell>
          <table:table-cell table:style-name="ce22" office:value-type="string">
            <text:p>43757</text:p>
          </table:table-cell>
          <table:table-cell table:style-name="ce22" office:value-type="string">
            <text:p>196 W Ocean View Ave Ste 198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3-2012</text:p>
          </table:table-cell>
          <table:table-cell table:style-name="ce23" office:value-type="date" office:date-value="2012-06-12T18:52:00">
            <text:p> 06/12/2012</text:p>
          </table:table-cell>
          <table:table-cell table:style-name="ce22" office:value-type="string">
            <text:p>Beach Pub</text:p>
          </table:table-cell>
          <table:table-cell table:style-name="ce22" office:value-type="string">
            <text:p>20391</text:p>
          </table:table-cell>
          <table:table-cell table:style-name="ce22" office:value-type="string">
            <text:p>1010 E Ocean View Ave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3-3251</text:p>
          </table:table-cell>
          <table:table-cell table:style-name="ce23" office:value-type="date" office:date-value="2012-06-12T18:59:00">
            <text:p> 06/12/2012</text:p>
          </table:table-cell>
          <table:table-cell table:style-name="ce22" office:value-type="string">
            <text:p>East Beach Catering LLC</text:p>
          </table:table-cell>
          <table:table-cell table:style-name="ce22" office:value-type="string">
            <text:p>58683</text:p>
          </table:table-cell>
          <table:table-cell table:style-name="ce22" office:value-type="string">
            <text:p>1512 E Bayview Blvd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8-3800</text:p>
          </table:table-cell>
          <table:table-cell table:style-name="ce23" office:value-type="date" office:date-value="2012-06-12T19:06:00">
            <text:p> 06/12/2012</text:p>
          </table:table-cell>
          <table:table-cell table:style-name="ce22" office:value-type="string">
            <text:p>El Gavilan Inc</text:p>
          </table:table-cell>
          <table:table-cell table:style-name="ce22" office:value-type="string">
            <text:p>47974</text:p>
          </table:table-cell>
          <table:table-cell table:style-name="ce22" office:value-type="string">
            <text:p>7920 Chesapeake Blvd Ste A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</text:p>
          </table:table-cell>
          <table:table-cell table:style-name="ce23" office:value-type="date" office:date-value="2012-06-14T11:33:00">
            <text:p> 06/14/2012</text:p>
          </table:table-cell>
          <table:table-cell table:style-name="ce22" office:value-type="string">
            <text:p>Sweet Carolines of Winchester LLC</text:p>
          </table:table-cell>
          <table:table-cell table:style-name="ce22" office:value-type="string">
            <text:p>61474</text:p>
          </table:table-cell>
          <table:table-cell table:style-name="ce22" office:value-type="string">
            <text:p>29 W Cork St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3 - Charlottesville/Staunton</text:p>
          </table:table-cell>
          <table:table-cell table:style-name="ce22" office:value-type="string">
            <text:p>22601</text:p>
          </table:table-cell>
          <table:table-cell table:style-name="ce23" office:value-type="date" office:date-value="2012-06-14T11:53:00">
            <text:p> 06/14/2012</text:p>
          </table:table-cell>
          <table:table-cell table:style-name="ce22" office:value-type="string">
            <text:p>Giovannis</text:p>
          </table:table-cell>
          <table:table-cell table:style-name="ce22" office:value-type="string">
            <text:p>67115</text:p>
          </table:table-cell>
          <table:table-cell table:style-name="ce22" office:value-type="string">
            <text:p>21 N Loudoun St</text:p>
          </table:table-cell>
          <table:table-cell table:style-name="ce22" office:value-type="string">
            <text:p>Winchester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20-4905</text:p>
          </table:table-cell>
          <table:table-cell table:style-name="ce23" office:value-type="date" office:date-value="2012-06-14T16:39:00">
            <text:p> 06/14/2012</text:p>
          </table:table-cell>
          <table:table-cell table:style-name="ce22" office:value-type="string">
            <text:p>The Commonwealth Club</text:p>
          </table:table-cell>
          <table:table-cell table:style-name="ce22" office:value-type="string">
            <text:p>70179</text:p>
          </table:table-cell>
          <table:table-cell table:style-name="ce22" office:value-type="string">
            <text:p>401 W Franklin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10</text:p>
          </table:table-cell>
          <table:table-cell table:style-name="ce23" office:value-type="date" office:date-value="2012-06-15T11:15:00">
            <text:p> 06/15/2012</text:p>
          </table:table-cell>
          <table:table-cell table:style-name="ce22" office:value-type="string">
            <text:p>Rock N Robins Family Restaurant &amp; Pub</text:p>
          </table:table-cell>
          <table:table-cell table:style-name="ce22" office:value-type="string">
            <text:p>39293</text:p>
          </table:table-cell>
          <table:table-cell table:style-name="ce22" office:value-type="string">
            <text:p>22512 Lankford Hwy</text:p>
          </table:table-cell>
          <table:table-cell table:style-name="ce22" office:value-type="string">
            <text:p>Cape Charle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10-2782</text:p>
          </table:table-cell>
          <table:table-cell table:style-name="ce23" office:value-type="date" office:date-value="2012-06-15T11:22:00">
            <text:p> 06/15/2012</text:p>
          </table:table-cell>
          <table:table-cell table:style-name="ce22" office:value-type="string">
            <text:p>Village Cabana</text:p>
          </table:table-cell>
          <table:table-cell table:style-name="ce22" office:value-type="string">
            <text:p>33820</text:p>
          </table:table-cell>
          <table:table-cell table:style-name="ce22" office:value-type="string">
            <text:p>5 Marina Villages Cir</text:p>
          </table:table-cell>
          <table:table-cell table:style-name="ce22" office:value-type="string">
            <text:p>Cape Charle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47</text:p>
          </table:table-cell>
          <table:table-cell table:style-name="ce23" office:value-type="date" office:date-value="2012-06-15T11:52:00">
            <text:p> 06/15/2012</text:p>
          </table:table-cell>
          <table:table-cell table:style-name="ce22" office:value-type="string">
            <text:p>Fas Mart # 218</text:p>
          </table:table-cell>
          <table:table-cell table:style-name="ce22" office:value-type="string">
            <text:p>26104</text:p>
          </table:table-cell>
          <table:table-cell table:style-name="ce22" office:value-type="string">
            <text:p>16476 Lankford Hwy</text:p>
          </table:table-cell>
          <table:table-cell table:style-name="ce22" office:value-type="string">
            <text:p>East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18</text:p>
          </table:table-cell>
          <table:table-cell table:style-name="ce23" office:value-type="date" office:date-value="2012-06-15T12:35:00">
            <text:p> 06/15/2012</text:p>
          </table:table-cell>
          <table:table-cell table:style-name="ce22" office:value-type="string">
            <text:p>Wal Mart Supercenter # 4378</text:p>
          </table:table-cell>
          <table:table-cell table:style-name="ce22" office:value-type="string">
            <text:p>65643</text:p>
          </table:table-cell>
          <table:table-cell table:style-name="ce22" office:value-type="string">
            <text:p>26036 Lankford Hwy</text:p>
          </table:table-cell>
          <table:table-cell table:style-name="ce22" office:value-type="string">
            <text:p>Onle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18-2811</text:p>
          </table:table-cell>
          <table:table-cell table:style-name="ce23" office:value-type="date" office:date-value="2012-06-15T12:51:00">
            <text:p> 06/15/2012</text:p>
          </table:table-cell>
          <table:table-cell table:style-name="ce22" office:value-type="string">
            <text:p>Food Lion 490</text:p>
          </table:table-cell>
          <table:table-cell table:style-name="ce22" office:value-type="string">
            <text:p>9711</text:p>
          </table:table-cell>
          <table:table-cell table:style-name="ce22" office:value-type="string">
            <text:p>25102 Lankford Hwy</text:p>
          </table:table-cell>
          <table:table-cell table:style-name="ce22" office:value-type="string">
            <text:p>Onle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21</text:p>
          </table:table-cell>
          <table:table-cell table:style-name="ce23" office:value-type="date" office:date-value="2012-06-15T14:16:00">
            <text:p> 06/15/2012</text:p>
          </table:table-cell>
          <table:table-cell table:style-name="ce22" office:value-type="string">
            <text:p>Club Car Cafe</text:p>
          </table:table-cell>
          <table:table-cell table:style-name="ce22" office:value-type="string">
            <text:p>68991</text:p>
          </table:table-cell>
          <table:table-cell table:style-name="ce22" office:value-type="string">
            <text:p>18497 Dunne Ave</text:p>
          </table:table-cell>
          <table:table-cell table:style-name="ce22" office:value-type="string">
            <text:p>Parksle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09-3050</text:p>
          </table:table-cell>
          <table:table-cell table:style-name="ce23" office:value-type="date" office:date-value="2012-06-15T14:27:00">
            <text:p> 06/15/2012</text:p>
          </table:table-cell>
          <table:table-cell table:style-name="ce22" office:value-type="string">
            <text:p>Aylett Market</text:p>
          </table:table-cell>
          <table:table-cell table:style-name="ce22" office:value-type="string">
            <text:p>67747</text:p>
          </table:table-cell>
          <table:table-cell table:style-name="ce22" office:value-type="string">
            <text:p>5033 Richmond Tappahannock Hwy</text:p>
          </table:table-cell>
          <table:table-cell table:style-name="ce22" office:value-type="string">
            <text:p>Aylet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21-3815</text:p>
          </table:table-cell>
          <table:table-cell table:style-name="ce23" office:value-type="date" office:date-value="2012-06-15T14:27:00">
            <text:p> 06/15/2012</text:p>
          </table:table-cell>
          <table:table-cell table:style-name="ce22" office:value-type="string">
            <text:p>Plaza Garibaldi</text:p>
          </table:table-cell>
          <table:table-cell table:style-name="ce22" office:value-type="string">
            <text:p>34149</text:p>
          </table:table-cell>
          <table:table-cell table:style-name="ce22" office:value-type="string">
            <text:p>19083 Lankford Hwy</text:p>
          </table:table-cell>
          <table:table-cell table:style-name="ce22" office:value-type="string">
            <text:p>Parksley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36</text:p>
          </table:table-cell>
          <table:table-cell table:style-name="ce23" office:value-type="date" office:date-value="2012-06-15T15:06:00">
            <text:p> 06/15/2012</text:p>
          </table:table-cell>
          <table:table-cell table:style-name="ce22" office:value-type="string">
            <text:p>Fresh Pride # 239</text:p>
          </table:table-cell>
          <table:table-cell table:style-name="ce22" office:value-type="string">
            <text:p>2526</text:p>
          </table:table-cell>
          <table:table-cell table:style-name="ce22" office:value-type="string">
            <text:p>6277 Cleveland St</text:p>
          </table:table-cell>
          <table:table-cell table:style-name="ce22" office:value-type="string">
            <text:p>Chincoteagu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560</text:p>
          </table:table-cell>
          <table:table-cell table:style-name="ce23" office:value-type="date" office:date-value="2012-06-15T15:07:00">
            <text:p> 06/15/2012</text:p>
          </table:table-cell>
          <table:table-cell table:style-name="ce22" office:value-type="string">
            <text:p>Queen Street Express</text:p>
          </table:table-cell>
          <table:table-cell table:style-name="ce22" office:value-type="string">
            <text:p>63014</text:p>
          </table:table-cell>
          <table:table-cell table:style-name="ce22" office:value-type="string">
            <text:p>115 N Church Ln</text:p>
          </table:table-cell>
          <table:table-cell table:style-name="ce22" office:value-type="string">
            <text:p>Tappahannoc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36-2404</text:p>
          </table:table-cell>
          <table:table-cell table:style-name="ce23" office:value-type="date" office:date-value="2012-06-15T15:10:00">
            <text:p> 06/15/2012</text:p>
          </table:table-cell>
          <table:table-cell table:style-name="ce22" office:value-type="string">
            <text:p>Bills Seafood Restaurant</text:p>
          </table:table-cell>
          <table:table-cell table:style-name="ce22" office:value-type="string">
            <text:p>76504</text:p>
          </table:table-cell>
          <table:table-cell table:style-name="ce22" office:value-type="string">
            <text:p>4040 Main St</text:p>
          </table:table-cell>
          <table:table-cell table:style-name="ce22" office:value-type="string">
            <text:p>Chincoteagu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36</text:p>
          </table:table-cell>
          <table:table-cell table:style-name="ce23" office:value-type="date" office:date-value="2012-06-15T15:15:00">
            <text:p> 06/15/2012</text:p>
          </table:table-cell>
          <table:table-cell table:style-name="ce22" office:value-type="string">
            <text:p>Steves Mini Market</text:p>
          </table:table-cell>
          <table:table-cell table:style-name="ce22" office:value-type="string">
            <text:p>50981</text:p>
          </table:table-cell>
          <table:table-cell table:style-name="ce22" office:value-type="string">
            <text:p>6691 Maddox Blvd</text:p>
          </table:table-cell>
          <table:table-cell table:style-name="ce22" office:value-type="string">
            <text:p>Chincoteagu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88-0189</text:p>
          </table:table-cell>
          <table:table-cell table:style-name="ce23" office:value-type="date" office:date-value="2012-06-15T16:11:00">
            <text:p> 06/15/2012</text:p>
          </table:table-cell>
          <table:table-cell table:style-name="ce22" office:value-type="string">
            <text:p>Kinsale Harbour Restaurant</text:p>
          </table:table-cell>
          <table:table-cell table:style-name="ce22" office:value-type="string">
            <text:p>68443</text:p>
          </table:table-cell>
          <table:table-cell table:style-name="ce22" office:value-type="string">
            <text:p>285 Kinsale Rd</text:p>
          </table:table-cell>
          <table:table-cell table:style-name="ce22" office:value-type="string">
            <text:p>Kinsa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2488</text:p>
          </table:table-cell>
          <table:table-cell table:style-name="ce23" office:value-type="date" office:date-value="2012-06-15T16:23:00">
            <text:p> 06/15/2012</text:p>
          </table:table-cell>
          <table:table-cell table:style-name="ce22" office:value-type="string">
            <text:p>The Mooring Restaurant</text:p>
          </table:table-cell>
          <table:table-cell table:style-name="ce22" office:value-type="string">
            <text:p>38513</text:p>
          </table:table-cell>
          <table:table-cell table:style-name="ce22" office:value-type="string">
            <text:p>363 Allen Point Ln</text:p>
          </table:table-cell>
          <table:table-cell table:style-name="ce22" office:value-type="string">
            <text:p>Kinsa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356</text:p>
          </table:table-cell>
          <table:table-cell table:style-name="ce23" office:value-type="date" office:date-value="2012-06-15T16:23:00">
            <text:p> 06/15/2012</text:p>
          </table:table-cell>
          <table:table-cell table:style-name="ce22" office:value-type="string">
            <text:p>Captains Cove Golf &amp; Yacht Club</text:p>
          </table:table-cell>
          <table:table-cell table:style-name="ce22" office:value-type="string">
            <text:p>53575</text:p>
          </table:table-cell>
          <table:table-cell table:style-name="ce22" office:value-type="string">
            <text:p>3332 Captains Corridor</text:p>
          </table:table-cell>
          <table:table-cell table:style-name="ce22" office:value-type="string">
            <text:p>Greenback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81</text:p>
          </table:table-cell>
          <table:table-cell table:style-name="ce23" office:value-type="date" office:date-value="2012-06-15T18:41:00">
            <text:p> 06/15/2012</text:p>
          </table:table-cell>
          <table:table-cell table:style-name="ce22" office:value-type="string">
            <text:p>Hoolios Bar &amp; Grill LLC</text:p>
          </table:table-cell>
          <table:table-cell table:style-name="ce22" office:value-type="string">
            <text:p>68573</text:p>
          </table:table-cell>
          <table:table-cell table:style-name="ce22" office:value-type="string">
            <text:p>3184 King William Ave</text:p>
          </table:table-cell>
          <table:table-cell table:style-name="ce22" office:value-type="string">
            <text:p>West Point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2</text:p>
          </table:table-cell>
          <table:table-cell table:style-name="ce23" office:value-type="date" office:date-value="2012-06-15T19:52:00">
            <text:p> 06/15/2012</text:p>
          </table:table-cell>
          <table:table-cell table:style-name="ce22" office:value-type="string">
            <text:p>Southside Speedways Inc</text:p>
          </table:table-cell>
          <table:table-cell table:style-name="ce22" office:value-type="string">
            <text:p>32023</text:p>
          </table:table-cell>
          <table:table-cell table:style-name="ce22" office:value-type="string">
            <text:p>12800 Genito Rd</text:p>
          </table:table-cell>
          <table:table-cell table:style-name="ce22" office:value-type="string">
            <text:p>Midlothia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18-5543</text:p>
          </table:table-cell>
          <table:table-cell table:style-name="ce23" office:value-type="date" office:date-value="2012-06-18T11:19:00">
            <text:p> 06/18/2012</text:p>
          </table:table-cell>
          <table:table-cell table:style-name="ce22" office:value-type="string">
            <text:p>Andys Pizza House</text:p>
          </table:table-cell>
          <table:table-cell table:style-name="ce22" office:value-type="string">
            <text:p>59029</text:p>
          </table:table-cell>
          <table:table-cell table:style-name="ce22" office:value-type="string">
            <text:p>3574 N Military Hwy Ste C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503</text:p>
          </table:table-cell>
          <table:table-cell table:style-name="ce23" office:value-type="date" office:date-value="2012-06-18T11:39:00">
            <text:p> 06/18/2012</text:p>
          </table:table-cell>
          <table:table-cell table:style-name="ce22" office:value-type="string">
            <text:p>Ocean View Golf Course</text:p>
          </table:table-cell>
          <table:table-cell table:style-name="ce22" office:value-type="string">
            <text:p>37991</text:p>
          </table:table-cell>
          <table:table-cell table:style-name="ce22" office:value-type="string">
            <text:p>9610 Norfolk Ave</text:p>
          </table:table-cell>
          <table:table-cell table:style-name="ce22" office:value-type="string">
            <text:p>Norfolk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9-1462</text:p>
          </table:table-cell>
          <table:table-cell table:style-name="ce23" office:value-type="date" office:date-value="2012-06-20T14:40:00">
            <text:p> 06/20/2012</text:p>
          </table:table-cell>
          <table:table-cell table:style-name="ce22" office:value-type="string">
            <text:p>7 Eleven Store 2516 15104 H</text:p>
          </table:table-cell>
          <table:table-cell table:style-name="ce22" office:value-type="string">
            <text:p>5882</text:p>
          </table:table-cell>
          <table:table-cell table:style-name="ce22" office:value-type="string">
            <text:p>831 E Little Back River Rd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3</text:p>
          </table:table-cell>
          <table:table-cell table:style-name="ce23" office:value-type="date" office:date-value="2012-06-20T14:45:00">
            <text:p> 06/20/2012</text:p>
          </table:table-cell>
          <table:table-cell table:style-name="ce22" office:value-type="string">
            <text:p>The American Theatre</text:p>
          </table:table-cell>
          <table:table-cell table:style-name="ce22" office:value-type="string">
            <text:p>10717</text:p>
          </table:table-cell>
          <table:table-cell table:style-name="ce22" office:value-type="string">
            <text:p>125 E Mellen St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9-2874</text:p>
          </table:table-cell>
          <table:table-cell table:style-name="ce23" office:value-type="date" office:date-value="2012-06-20T14:50:00">
            <text:p> 06/20/2012</text:p>
          </table:table-cell>
          <table:table-cell table:style-name="ce22" office:value-type="string">
            <text:p>Louis E Randall American Legion Post 1997</text:p>
          </table:table-cell>
          <table:table-cell table:style-name="ce22" office:value-type="string">
            <text:p>27118</text:p>
          </table:table-cell>
          <table:table-cell table:style-name="ce22" office:value-type="string">
            <text:p>915 N King St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4</text:p>
          </table:table-cell>
          <table:table-cell table:style-name="ce23" office:value-type="date" office:date-value="2012-06-20T14:55:00">
            <text:p> 06/20/2012</text:p>
          </table:table-cell>
          <table:table-cell table:style-name="ce22" office:value-type="string">
            <text:p>Back River Outfitters</text:p>
          </table:table-cell>
          <table:table-cell table:style-name="ce22" office:value-type="string">
            <text:p>64741</text:p>
          </table:table-cell>
          <table:table-cell table:style-name="ce22" office:value-type="string">
            <text:p>28 Dandy Point Rd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</text:p>
          </table:table-cell>
          <table:table-cell table:style-name="ce23" office:value-type="date" office:date-value="2012-06-20T15:00:00">
            <text:p> 06/20/2012</text:p>
          </table:table-cell>
          <table:table-cell table:style-name="ce22" office:value-type="string">
            <text:p>Best Western Hotel</text:p>
          </table:table-cell>
          <table:table-cell table:style-name="ce22" office:value-type="string">
            <text:p>50217</text:p>
          </table:table-cell>
          <table:table-cell table:style-name="ce22" office:value-type="string">
            <text:p>1809 W Mercury Blvd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-3156</text:p>
          </table:table-cell>
          <table:table-cell table:style-name="ce23" office:value-type="date" office:date-value="2012-06-20T15:05:00">
            <text:p> 06/20/2012</text:p>
          </table:table-cell>
          <table:table-cell table:style-name="ce22" office:value-type="string">
            <text:p>Burritos &amp; Beer</text:p>
          </table:table-cell>
          <table:table-cell table:style-name="ce22" office:value-type="string">
            <text:p>68039</text:p>
          </table:table-cell>
          <table:table-cell table:style-name="ce22" office:value-type="string">
            <text:p>1930 Power Plant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</text:p>
          </table:table-cell>
          <table:table-cell table:style-name="ce23" office:value-type="date" office:date-value="2012-06-20T15:10:00">
            <text:p> 06/20/2012</text:p>
          </table:table-cell>
          <table:table-cell table:style-name="ce22" office:value-type="string">
            <text:p>DWs Grill Mongolian Barbque</text:p>
          </table:table-cell>
          <table:table-cell table:style-name="ce22" office:value-type="string">
            <text:p>64419</text:p>
          </table:table-cell>
          <table:table-cell table:style-name="ce22" office:value-type="string">
            <text:p>2040 Coliseum Dr Ste 29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</text:p>
          </table:table-cell>
          <table:table-cell table:style-name="ce23" office:value-type="date" office:date-value="2012-06-20T15:20:00">
            <text:p> 06/20/2012</text:p>
          </table:table-cell>
          <table:table-cell table:style-name="ce22" office:value-type="string">
            <text:p>7 Eleven Store 2516 10829 A</text:p>
          </table:table-cell>
          <table:table-cell table:style-name="ce22" office:value-type="string">
            <text:p>65772</text:p>
          </table:table-cell>
          <table:table-cell table:style-name="ce22" office:value-type="string">
            <text:p>1305 Todds Ln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6</text:p>
          </table:table-cell>
          <table:table-cell table:style-name="ce23" office:value-type="date" office:date-value="2012-06-20T15:30:00">
            <text:p> 06/20/2012</text:p>
          </table:table-cell>
          <table:table-cell table:style-name="ce22" office:value-type="string">
            <text:p>Raceway 6799</text:p>
          </table:table-cell>
          <table:table-cell table:style-name="ce22" office:value-type="string">
            <text:p>54314</text:p>
          </table:table-cell>
          <table:table-cell table:style-name="ce22" office:value-type="string">
            <text:p>1503 N Armistead Ave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3-2038</text:p>
          </table:table-cell>
          <table:table-cell table:style-name="ce23" office:value-type="date" office:date-value="2012-06-20T15:35:00">
            <text:p> 06/20/2012</text:p>
          </table:table-cell>
          <table:table-cell table:style-name="ce22" office:value-type="string">
            <text:p>Century Lanes</text:p>
          </table:table-cell>
          <table:table-cell table:style-name="ce22" office:value-type="string">
            <text:p>3149</text:p>
          </table:table-cell>
          <table:table-cell table:style-name="ce22" office:value-type="string">
            <text:p>1519 E Pembroke Ave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1-1704</text:p>
          </table:table-cell>
          <table:table-cell table:style-name="ce23" office:value-type="date" office:date-value="2012-06-20T15:55:00">
            <text:p> 06/20/2012</text:p>
          </table:table-cell>
          <table:table-cell table:style-name="ce22" office:value-type="string">
            <text:p>Quick And Serve</text:p>
          </table:table-cell>
          <table:table-cell table:style-name="ce22" office:value-type="string">
            <text:p>77465</text:p>
          </table:table-cell>
          <table:table-cell table:style-name="ce22" office:value-type="string">
            <text:p>2131 W Pembroke Ave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1</text:p>
          </table:table-cell>
          <table:table-cell table:style-name="ce23" office:value-type="date" office:date-value="2012-06-20T16:04:00">
            <text:p> 06/20/2012</text:p>
          </table:table-cell>
          <table:table-cell table:style-name="ce22" office:value-type="string">
            <text:p>Come &amp; Go</text:p>
          </table:table-cell>
          <table:table-cell table:style-name="ce22" office:value-type="string">
            <text:p>67472</text:p>
          </table:table-cell>
          <table:table-cell table:style-name="ce22" office:value-type="string">
            <text:p>2212 Kecoughtan Rd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9</text:p>
          </table:table-cell>
          <table:table-cell table:style-name="ce23" office:value-type="date" office:date-value="2012-06-20T16:15:00">
            <text:p> 06/20/2012</text:p>
          </table:table-cell>
          <table:table-cell table:style-name="ce22" office:value-type="string">
            <text:p>Taphouse At Queens Way</text:p>
          </table:table-cell>
          <table:table-cell table:style-name="ce22" office:value-type="string">
            <text:p>44190</text:p>
          </table:table-cell>
          <table:table-cell table:style-name="ce22" office:value-type="string">
            <text:p>17 E Queens Way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9</text:p>
          </table:table-cell>
          <table:table-cell table:style-name="ce23" office:value-type="date" office:date-value="2012-06-20T16:27:00">
            <text:p> 06/20/2012</text:p>
          </table:table-cell>
          <table:table-cell table:style-name="ce22" office:value-type="string">
            <text:p>West End Market</text:p>
          </table:table-cell>
          <table:table-cell table:style-name="ce22" office:value-type="string">
            <text:p>12706</text:p>
          </table:table-cell>
          <table:table-cell table:style-name="ce22" office:value-type="string">
            <text:p>910 LaSalle Ave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9-3819</text:p>
          </table:table-cell>
          <table:table-cell table:style-name="ce23" office:value-type="date" office:date-value="2012-06-20T16:28:00">
            <text:p> 06/20/2012</text:p>
          </table:table-cell>
          <table:table-cell table:style-name="ce22" office:value-type="string">
            <text:p>Tinee Giant Food Markets 71</text:p>
          </table:table-cell>
          <table:table-cell table:style-name="ce22" office:value-type="string">
            <text:p>55273</text:p>
          </table:table-cell>
          <table:table-cell table:style-name="ce22" office:value-type="string">
            <text:p>930 Lasalle Ave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3-2038</text:p>
          </table:table-cell>
          <table:table-cell table:style-name="ce23" office:value-type="date" office:date-value="2012-06-20T16:41:00">
            <text:p> 06/20/2012</text:p>
          </table:table-cell>
          <table:table-cell table:style-name="ce22" office:value-type="string">
            <text:p>Rite Aid Pharmacy  1889</text:p>
          </table:table-cell>
          <table:table-cell table:style-name="ce22" office:value-type="string">
            <text:p>75390</text:p>
          </table:table-cell>
          <table:table-cell table:style-name="ce22" office:value-type="string">
            <text:p>1533 E Pembroke Ave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3-1326</text:p>
          </table:table-cell>
          <table:table-cell table:style-name="ce23" office:value-type="date" office:date-value="2012-06-20T16:53:00">
            <text:p> 06/20/2012</text:p>
          </table:table-cell>
          <table:table-cell table:style-name="ce22" office:value-type="string">
            <text:p>Joshs Bar &amp; Grill</text:p>
          </table:table-cell>
          <table:table-cell table:style-name="ce22" office:value-type="string">
            <text:p>43367</text:p>
          </table:table-cell>
          <table:table-cell table:style-name="ce22" office:value-type="string">
            <text:p>1938 E Pembroke Ave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9-1671</text:p>
          </table:table-cell>
          <table:table-cell table:style-name="ce23" office:value-type="date" office:date-value="2012-06-20T17:00:00">
            <text:p> 06/20/2012</text:p>
          </table:table-cell>
          <table:table-cell table:style-name="ce22" office:value-type="string">
            <text:p>7 Eleven Store 2516 10832 H</text:p>
          </table:table-cell>
          <table:table-cell table:style-name="ce22" office:value-type="string">
            <text:p>7950</text:p>
          </table:table-cell>
          <table:table-cell table:style-name="ce22" office:value-type="string">
            <text:p>436 Fox Hill Rd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3</text:p>
          </table:table-cell>
          <table:table-cell table:style-name="ce23" office:value-type="date" office:date-value="2012-06-20T17:13:00">
            <text:p> 06/20/2012</text:p>
          </table:table-cell>
          <table:table-cell table:style-name="ce22" office:value-type="string">
            <text:p>Legends At The Woodlands</text:p>
          </table:table-cell>
          <table:table-cell table:style-name="ce22" office:value-type="string">
            <text:p>51923</text:p>
          </table:table-cell>
          <table:table-cell table:style-name="ce22" office:value-type="string">
            <text:p>9 Woodland Rd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1</text:p>
          </table:table-cell>
          <table:table-cell table:style-name="ce23" office:value-type="date" office:date-value="2012-06-20T19:35:00">
            <text:p> 06/20/2012</text:p>
          </table:table-cell>
          <table:table-cell table:style-name="ce22" office:value-type="string">
            <text:p>Buffalo Wild Wings Grill &amp; Bar</text:p>
          </table:table-cell>
          <table:table-cell table:style-name="ce22" office:value-type="string">
            <text:p>48263</text:p>
          </table:table-cell>
          <table:table-cell table:style-name="ce22" office:value-type="string">
            <text:p>7230 Bell Creek Rd</text:p>
          </table:table-cell>
          <table:table-cell table:style-name="ce22" office:value-type="string">
            <text:p>Mechanic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1-3545</text:p>
          </table:table-cell>
          <table:table-cell table:style-name="ce23" office:value-type="date" office:date-value="2012-06-20T19:50:00">
            <text:p> 06/20/2012</text:p>
          </table:table-cell>
          <table:table-cell table:style-name="ce22" office:value-type="string">
            <text:p>Gus Italian Cafe</text:p>
          </table:table-cell>
          <table:table-cell table:style-name="ce22" office:value-type="string">
            <text:p>54169</text:p>
          </table:table-cell>
          <table:table-cell table:style-name="ce22" office:value-type="string">
            <text:p>7358 Bell Creek Rd</text:p>
          </table:table-cell>
          <table:table-cell table:style-name="ce22" office:value-type="string">
            <text:p>Mechanic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111-4718</text:p>
          </table:table-cell>
          <table:table-cell table:style-name="ce23" office:value-type="date" office:date-value="2012-06-20T20:10:00">
            <text:p> 06/20/2012</text:p>
          </table:table-cell>
          <table:table-cell table:style-name="ce22" office:value-type="string">
            <text:p>TGI Fridays</text:p>
          </table:table-cell>
          <table:table-cell table:style-name="ce22" office:value-type="string">
            <text:p>50174</text:p>
          </table:table-cell>
          <table:table-cell table:style-name="ce22" office:value-type="string">
            <text:p>8100 Creighton Pkwy</text:p>
          </table:table-cell>
          <table:table-cell table:style-name="ce22" office:value-type="string">
            <text:p>Mechanicsvill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669</text:p>
          </table:table-cell>
          <table:table-cell table:style-name="ce23" office:value-type="date" office:date-value="2012-06-21T13:25:00">
            <text:p> 06/21/2012</text:p>
          </table:table-cell>
          <table:table-cell table:style-name="ce22" office:value-type="string">
            <text:p>Mary Helens</text:p>
          </table:table-cell>
          <table:table-cell table:style-name="ce22" office:value-type="string">
            <text:p>28586</text:p>
          </table:table-cell>
          <table:table-cell table:style-name="ce22" office:value-type="string">
            <text:p>87 Lincoln St</text:p>
          </table:table-cell>
          <table:table-cell table:style-name="ce22" office:value-type="string">
            <text:p>Hampton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-4528</text:p>
          </table:table-cell>
          <table:table-cell table:style-name="ce23" office:value-type="date" office:date-value="2012-06-21T15:10:00">
            <text:p> 06/21/2012</text:p>
          </table:table-cell>
          <table:table-cell table:style-name="ce22" office:value-type="string">
            <text:p>South of the Border</text:p>
          </table:table-cell>
          <table:table-cell table:style-name="ce22" office:value-type="string">
            <text:p>32002</text:p>
          </table:table-cell>
          <table:table-cell table:style-name="ce22" office:value-type="string">
            <text:p>322 Second St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7-1776</text:p>
          </table:table-cell>
          <table:table-cell table:style-name="ce23" office:value-type="date" office:date-value="2012-06-21T16:07:00">
            <text:p> 06/21/2012</text:p>
          </table:table-cell>
          <table:table-cell table:style-name="ce22" office:value-type="string">
            <text:p>Greenhow Store</text:p>
          </table:table-cell>
          <table:table-cell table:style-name="ce22" office:value-type="string">
            <text:p>42666</text:p>
          </table:table-cell>
          <table:table-cell table:style-name="ce22" office:value-type="string">
            <text:p>Duke Of Gloucester St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7 - Hampton</text:p>
          </table:table-cell>
          <table:table-cell table:style-name="ce22" office:value-type="string">
            <text:p>23185</text:p>
          </table:table-cell>
          <table:table-cell table:style-name="ce23" office:value-type="date" office:date-value="2012-06-21T16:38:00">
            <text:p> 06/21/2012</text:p>
          </table:table-cell>
          <table:table-cell table:style-name="ce22" office:value-type="string">
            <text:p>Plaza Azteca Mexican Restaurant</text:p>
          </table:table-cell>
          <table:table-cell table:style-name="ce22" office:value-type="string">
            <text:p>63126</text:p>
          </table:table-cell>
          <table:table-cell table:style-name="ce22" office:value-type="string">
            <text:p>1430 HIgh St</text:p>
          </table:table-cell>
          <table:table-cell table:style-name="ce22" office:value-type="string">
            <text:p>Williamsburg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44</text:p>
          </table:table-cell>
          <table:table-cell table:style-name="ce23" office:value-type="date" office:date-value="2012-06-25T11:15:00">
            <text:p> 06/25/2012</text:p>
          </table:table-cell>
          <table:table-cell table:style-name="ce22" office:value-type="string">
            <text:p>Kenbridge Slip In</text:p>
          </table:table-cell>
          <table:table-cell table:style-name="ce22" office:value-type="string">
            <text:p>63989</text:p>
          </table:table-cell>
          <table:table-cell table:style-name="ce22" office:value-type="string">
            <text:p>221 S Broad St</text:p>
          </table:table-cell>
          <table:table-cell table:style-name="ce22" office:value-type="string">
            <text:p>Kenbridg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74</text:p>
          </table:table-cell>
          <table:table-cell table:style-name="ce23" office:value-type="date" office:date-value="2012-06-25T11:35:00">
            <text:p> 06/25/2012</text:p>
          </table:table-cell>
          <table:table-cell table:style-name="ce22" office:value-type="string">
            <text:p>Victoria Golf Club Inc</text:p>
          </table:table-cell>
          <table:table-cell table:style-name="ce22" office:value-type="string">
            <text:p>16980</text:p>
          </table:table-cell>
          <table:table-cell table:style-name="ce22" office:value-type="string">
            <text:p>4086 Poorhouse Rd</text:p>
          </table:table-cell>
          <table:table-cell table:style-name="ce22" office:value-type="string">
            <text:p>Victo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23-4133</text:p>
          </table:table-cell>
          <table:table-cell table:style-name="ce23" office:value-type="date" office:date-value="2012-06-25T12:08:00">
            <text:p> 06/25/2012</text:p>
          </table:table-cell>
          <table:table-cell table:style-name="ce22" office:value-type="string">
            <text:p>Abilene Junction General Store</text:p>
          </table:table-cell>
          <table:table-cell table:style-name="ce22" office:value-type="string">
            <text:p>60665</text:p>
          </table:table-cell>
          <table:table-cell table:style-name="ce22" office:value-type="string">
            <text:p>11188 County Line Rd</text:p>
          </table:table-cell>
          <table:table-cell table:style-name="ce22" office:value-type="string">
            <text:p>Charlotte Court Hous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63</text:p>
          </table:table-cell>
          <table:table-cell table:style-name="ce23" office:value-type="date" office:date-value="2012-06-25T12:48:00">
            <text:p> 06/25/2012</text:p>
          </table:table-cell>
          <table:table-cell table:style-name="ce22" office:value-type="string">
            <text:p>Red House Market</text:p>
          </table:table-cell>
          <table:table-cell table:style-name="ce22" office:value-type="string">
            <text:p>42141</text:p>
          </table:table-cell>
          <table:table-cell table:style-name="ce22" office:value-type="string">
            <text:p>6999 Rolling Hill Rd</text:p>
          </table:table-cell>
          <table:table-cell table:style-name="ce22" office:value-type="string">
            <text:p>Red House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59</text:p>
          </table:table-cell>
          <table:table-cell table:style-name="ce23" office:value-type="date" office:date-value="2012-06-25T13:01:00">
            <text:p> 06/25/2012</text:p>
          </table:table-cell>
          <table:table-cell table:style-name="ce22" office:value-type="string">
            <text:p>Old Well Grocery</text:p>
          </table:table-cell>
          <table:table-cell table:style-name="ce22" office:value-type="string">
            <text:p>4502</text:p>
          </table:table-cell>
          <table:table-cell table:style-name="ce22" office:value-type="string">
            <text:p>4617 Pillow Rd</text:p>
          </table:table-cell>
          <table:table-cell table:style-name="ce22" office:value-type="string">
            <text:p>Phenix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4528</text:p>
          </table:table-cell>
          <table:table-cell table:style-name="ce23" office:value-type="date" office:date-value="2012-06-25T13:21:00">
            <text:p> 06/25/2012</text:p>
          </table:table-cell>
          <table:table-cell table:style-name="ce22" office:value-type="string">
            <text:p>Dosss Store</text:p>
          </table:table-cell>
          <table:table-cell table:style-name="ce22" office:value-type="string">
            <text:p>53616</text:p>
          </table:table-cell>
          <table:table-cell table:style-name="ce22" office:value-type="string">
            <text:p>200 Ridgeway Rd</text:p>
          </table:table-cell>
          <table:table-cell table:style-name="ce22" office:value-type="string">
            <text:p>Brookneal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937</text:p>
          </table:table-cell>
          <table:table-cell table:style-name="ce23" office:value-type="date" office:date-value="2012-06-25T13:50:00">
            <text:p> 06/25/2012</text:p>
          </table:table-cell>
          <table:table-cell table:style-name="ce22" office:value-type="string">
            <text:p>Fast Fuel # 2</text:p>
          </table:table-cell>
          <table:table-cell table:style-name="ce22" office:value-type="string">
            <text:p>61759</text:p>
          </table:table-cell>
          <table:table-cell table:style-name="ce22" office:value-type="string">
            <text:p>4959 Main St</text:p>
          </table:table-cell>
          <table:table-cell table:style-name="ce22" office:value-type="string">
            <text:p>Drakes Bran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847-1807</text:p>
          </table:table-cell>
          <table:table-cell table:style-name="ce23" office:value-type="date" office:date-value="2012-06-25T16:25:00">
            <text:p> 06/25/2012</text:p>
          </table:table-cell>
          <table:table-cell table:style-name="ce22" office:value-type="string">
            <text:p>Fas Pic Mart</text:p>
          </table:table-cell>
          <table:table-cell table:style-name="ce22" office:value-type="string">
            <text:p>61466</text:p>
          </table:table-cell>
          <table:table-cell table:style-name="ce22" office:value-type="string">
            <text:p>511C E Atlantic St</text:p>
          </table:table-cell>
          <table:table-cell table:style-name="ce22" office:value-type="string">
            <text:p>Empori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2 - Lynchburg</text:p>
          </table:table-cell>
          <table:table-cell table:style-name="ce22" office:value-type="string">
            <text:p>23879-2149</text:p>
          </table:table-cell>
          <table:table-cell table:style-name="ce23" office:value-type="date" office:date-value="2012-06-25T17:00:00">
            <text:p> 06/25/2012</text:p>
          </table:table-cell>
          <table:table-cell table:style-name="ce22" office:value-type="string">
            <text:p>Cafe Soul</text:p>
          </table:table-cell>
          <table:table-cell table:style-name="ce22" office:value-type="string">
            <text:p>68195</text:p>
          </table:table-cell>
          <table:table-cell table:style-name="ce22" office:value-type="string">
            <text:p>1200 Moores Ferry Rd</text:p>
          </table:table-cell>
          <table:table-cell table:style-name="ce22" office:value-type="string">
            <text:p>Skippers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233</text:p>
          </table:table-cell>
          <table:table-cell table:style-name="ce23" office:value-type="date" office:date-value="2012-06-26T11:30:00">
            <text:p> 06/26/2012</text:p>
          </table:table-cell>
          <table:table-cell table:style-name="ce22" office:value-type="string">
            <text:p>Chilis Grill &amp; Bar</text:p>
          </table:table-cell>
          <table:table-cell table:style-name="ce22" office:value-type="string">
            <text:p>28925</text:p>
          </table:table-cell>
          <table:table-cell table:style-name="ce22" office:value-type="string">
            <text:p>11720 W Broad St</text:p>
          </table:table-cell>
          <table:table-cell table:style-name="ce22" office:value-type="string">
            <text:p>Richmo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</text:p>
          </table:table-cell>
          <table:table-cell table:style-name="ce23" office:value-type="date" office:date-value="2012-06-26T11:30:00">
            <text:p> 06/26/2012</text:p>
          </table:table-cell>
          <table:table-cell table:style-name="ce22" office:value-type="string">
            <text:p>Citrus</text:p>
          </table:table-cell>
          <table:table-cell table:style-name="ce22" office:value-type="string">
            <text:p>43045</text:p>
          </table:table-cell>
          <table:table-cell table:style-name="ce22" office:value-type="string">
            <text:p>2265 W Great Neck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93</text:p>
          </table:table-cell>
          <table:table-cell table:style-name="ce23" office:value-type="date" office:date-value="2012-06-26T13:08:00">
            <text:p> 06/26/2012</text:p>
          </table:table-cell>
          <table:table-cell table:style-name="ce22" office:value-type="string">
            <text:p>Hadensville BP</text:p>
          </table:table-cell>
          <table:table-cell table:style-name="ce22" office:value-type="string">
            <text:p>45542</text:p>
          </table:table-cell>
          <table:table-cell table:style-name="ce22" office:value-type="string">
            <text:p>4834 Broad Street Rd</text:p>
          </table:table-cell>
          <table:table-cell table:style-name="ce22" office:value-type="string">
            <text:p>Louis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93-2835</text:p>
          </table:table-cell>
          <table:table-cell table:style-name="ce23" office:value-type="date" office:date-value="2012-06-26T13:22:00">
            <text:p> 06/26/2012</text:p>
          </table:table-cell>
          <table:table-cell table:style-name="ce22" office:value-type="string">
            <text:p>L Js Market</text:p>
          </table:table-cell>
          <table:table-cell table:style-name="ce22" office:value-type="string">
            <text:p>44420</text:p>
          </table:table-cell>
          <table:table-cell table:style-name="ce22" office:value-type="string">
            <text:p>5815 Three Notch Rd</text:p>
          </table:table-cell>
          <table:table-cell table:style-name="ce22" office:value-type="string">
            <text:p>Louisa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</text:p>
          </table:table-cell>
          <table:table-cell table:style-name="ce23" office:value-type="date" office:date-value="2012-06-26T15:00:00">
            <text:p> 06/26/2012</text:p>
          </table:table-cell>
          <table:table-cell table:style-name="ce22" office:value-type="string">
            <text:p>Surfrider Grill &amp; Bar</text:p>
          </table:table-cell>
          <table:table-cell table:style-name="ce22" office:value-type="string">
            <text:p>5830</text:p>
          </table:table-cell>
          <table:table-cell table:style-name="ce22" office:value-type="string">
            <text:p>2100 Marina Shores Dr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6 - Richmond/FBurg</text:p>
          </table:table-cell>
          <table:table-cell table:style-name="ce22" office:value-type="string">
            <text:p>23063</text:p>
          </table:table-cell>
          <table:table-cell table:style-name="ce23" office:value-type="date" office:date-value="2012-06-26T15:20:00">
            <text:p> 06/26/2012</text:p>
          </table:table-cell>
          <table:table-cell table:style-name="ce22" office:value-type="string">
            <text:p>Klass Act</text:p>
          </table:table-cell>
          <table:table-cell table:style-name="ce22" office:value-type="string">
            <text:p>26729</text:p>
          </table:table-cell>
          <table:table-cell table:style-name="ce22" office:value-type="string">
            <text:p>1561 Cartersville Rd</text:p>
          </table:table-cell>
          <table:table-cell table:style-name="ce22" office:value-type="string">
            <text:p>Goochland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6-3533</text:p>
          </table:table-cell>
          <table:table-cell table:style-name="ce23" office:value-type="date" office:date-value="2012-06-26T15:45:00">
            <text:p> 06/26/2012</text:p>
          </table:table-cell>
          <table:table-cell table:style-name="ce22" office:value-type="string">
            <text:p>7 Eleven Store 26067 A</text:p>
          </table:table-cell>
          <table:table-cell table:style-name="ce22" office:value-type="string">
            <text:p>68692</text:p>
          </table:table-cell>
          <table:table-cell table:style-name="ce22" office:value-type="string">
            <text:p>2205 Princess Anne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6-4541</text:p>
          </table:table-cell>
          <table:table-cell table:style-name="ce23" office:value-type="date" office:date-value="2012-06-26T16:25:00">
            <text:p> 06/26/2012</text:p>
          </table:table-cell>
          <table:table-cell table:style-name="ce22" office:value-type="string">
            <text:p>Indian Cove Campground</text:p>
          </table:table-cell>
          <table:table-cell table:style-name="ce22" office:value-type="string">
            <text:p>5350</text:p>
          </table:table-cell>
          <table:table-cell table:style-name="ce22" office:value-type="string">
            <text:p>1053 Sandbridge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1</text:p>
          </table:table-cell>
          <table:table-cell table:style-name="ce23" office:value-type="date" office:date-value="2012-06-26T16:28:00">
            <text:p> 06/26/2012</text:p>
          </table:table-cell>
          <table:table-cell table:style-name="ce22" office:value-type="string">
            <text:p>Rudee Whaler</text:p>
          </table:table-cell>
          <table:table-cell table:style-name="ce22" office:value-type="string">
            <text:p>39124</text:p>
          </table:table-cell>
          <table:table-cell table:style-name="ce22" office:value-type="string">
            <text:p>200 Winston Salem Ave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style-name="ce22" office:value-type="string">
            <text:p>8 - Chesapeake</text:p>
          </table:table-cell>
          <table:table-cell table:style-name="ce22" office:value-type="string">
            <text:p>23456</text:p>
          </table:table-cell>
          <table:table-cell table:style-name="ce23" office:value-type="date" office:date-value="2012-06-26T16:40:00">
            <text:p> 06/26/2012</text:p>
          </table:table-cell>
          <table:table-cell table:style-name="ce22" office:value-type="string">
            <text:p>Cabanna Bar</text:p>
          </table:table-cell>
          <table:table-cell table:style-name="ce22" office:value-type="string">
            <text:p>69388</text:p>
          </table:table-cell>
          <table:table-cell table:style-name="ce22" office:value-type="string">
            <text:p>3700 Sandpiper Rd</text:p>
          </table:table-cell>
          <table:table-cell table:style-name="ce22" office:value-type="string">
            <text:p>Virginia Beach</text:p>
          </table:table-cell>
          <table:table-cell table:style-name="ce22" office:value-type="string">
            <text:p>VA</text:p>
          </table:table-cell>
        </table:table-row>
        <table:table-row table:style-name="ro2">
          <table:table-cell table:number-columns-repeated="6" table:style-name="ce22"/>
          <table:table-cell table:style-name="ce24" office:value-type="float" office:value="1">
            <text:p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number:date-style style:name="N164">
      <number:text> </number:text>
      <number:month number:style="long"/>
      <number:text>/</number:text>
      <number:day number:style="long"/>
      <number:text>/</number:text>
      <number:year number:style="long"/>
    </number:date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